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WWNum1">
      <style:paragraph-properties fo:text-align="center" style:justify-single-word="false"/>
    </style:style>
    <style:style style:name="P2" style:family="paragraph" style:parent-style-name="Heading_20_2" style:list-style-name="WWNum1">
      <style:paragraph-properties fo:text-align="center" style:justify-single-word="false"/>
    </style:style>
    <style:style style:name="P3" style:family="paragraph" style:parent-style-name="Heading_20_2" style:list-style-name="WWNum2">
      <style:paragraph-properties fo:text-align="start" style:justify-single-word="false" style:writing-mode="lr-tb"/>
    </style:style>
    <style:style style:name="P4" style:family="paragraph" style:parent-style-name="Heading_20_2" style:list-style-name="WWNum3">
      <style:paragraph-properties fo:text-align="start" style:justify-single-word="false" style:writing-mode="lr-tb"/>
    </style:style>
    <style:style style:name="P5" style:family="paragraph" style:parent-style-name="Heading_20_2" style:list-style-name="WWNum2" style:master-page-name="Converted1">
      <style:paragraph-properties fo:margin-top="0.353cm" fo:margin-bottom="0.212cm" loext:contextual-spacing="false" fo:text-align="start" style:justify-single-word="false" style:page-number="auto" style:writing-mode="lr-tb"/>
    </style:style>
    <style:style style:name="P6" style:family="paragraph" style:parent-style-name="Heading_20_3" style:list-style-name="WWNum1">
      <style:paragraph-properties fo:text-align="center" style:justify-single-word="false"/>
    </style:style>
    <style:style style:name="P7" style:family="paragraph" style:parent-style-name="List_20_Paragraph">
      <style:paragraph-properties fo:text-align="justify" style:justify-single-word="false" style:writing-mode="lr-tb"/>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list-style-name="WWNum38"/>
    <style:style style:name="P11" style:family="paragraph" style:parent-style-name="Standard" style:list-style-name="WWNum39"/>
    <style:style style:name="P12" style:family="paragraph" style:parent-style-name="Standard" style:list-style-name="WWNum40"/>
    <style:style style:name="P13" style:family="paragraph" style:parent-style-name="Standard" style:list-style-name="WWNum41"/>
    <style:style style:name="P14" style:family="paragraph" style:parent-style-name="Standard" style:list-style-name="WWNum42"/>
    <style:style style:name="P15" style:family="paragraph" style:parent-style-name="Standard" style:list-style-name="WWNum58"/>
    <style:style style:name="P16" style:family="paragraph" style:parent-style-name="Standard" style:list-style-name="WWNum59"/>
    <style:style style:name="P17" style:family="paragraph" style:parent-style-name="Standard">
      <style:paragraph-properties fo:text-align="start" style:justify-single-word="false" style:writing-mode="lr-tb"/>
    </style:style>
    <style:style style:name="P18" style:family="paragraph" style:parent-style-name="Standard" style:list-style-name="WWNum4">
      <style:paragraph-properties fo:text-align="start" style:justify-single-word="false" style:writing-mode="lr-tb"/>
    </style:style>
    <style:style style:name="P19" style:family="paragraph" style:parent-style-name="Standard" style:list-style-name="WWNum5">
      <style:paragraph-properties fo:text-align="start" style:justify-single-word="false" style:writing-mode="lr-tb"/>
    </style:style>
    <style:style style:name="P20" style:family="paragraph" style:parent-style-name="Standard" style:list-style-name="WWNum6">
      <style:paragraph-properties fo:text-align="start" style:justify-single-word="false" style:writing-mode="lr-tb"/>
    </style:style>
    <style:style style:name="P21" style:family="paragraph" style:parent-style-name="Standard" style:list-style-name="WWNum7">
      <style:paragraph-properties fo:text-align="start" style:justify-single-word="false" style:writing-mode="lr-tb"/>
    </style:style>
    <style:style style:name="P22" style:family="paragraph" style:parent-style-name="Standard" style:list-style-name="WWNum8">
      <style:paragraph-properties fo:text-align="start" style:justify-single-word="false" style:writing-mode="lr-tb"/>
    </style:style>
    <style:style style:name="P23" style:family="paragraph" style:parent-style-name="Standard" style:list-style-name="WWNum9">
      <style:paragraph-properties fo:text-align="start" style:justify-single-word="false" style:writing-mode="lr-tb"/>
    </style:style>
    <style:style style:name="P24" style:family="paragraph" style:parent-style-name="Standard" style:list-style-name="WWNum10">
      <style:paragraph-properties fo:text-align="start" style:justify-single-word="false" style:writing-mode="lr-tb"/>
    </style:style>
    <style:style style:name="P25" style:family="paragraph" style:parent-style-name="Standard" style:list-style-name="WWNum11">
      <style:paragraph-properties fo:text-align="start" style:justify-single-word="false" style:writing-mode="lr-tb"/>
    </style:style>
    <style:style style:name="P26" style:family="paragraph" style:parent-style-name="Standard" style:list-style-name="WWNum12">
      <style:paragraph-properties fo:text-align="start" style:justify-single-word="false" style:writing-mode="lr-tb"/>
    </style:style>
    <style:style style:name="P27" style:family="paragraph" style:parent-style-name="Standard" style:list-style-name="WWNum13">
      <style:paragraph-properties fo:text-align="start" style:justify-single-word="false" style:writing-mode="lr-tb"/>
    </style:style>
    <style:style style:name="P28" style:family="paragraph" style:parent-style-name="Standard" style:list-style-name="WWNum14">
      <style:paragraph-properties fo:text-align="start" style:justify-single-word="false" style:writing-mode="lr-tb"/>
    </style:style>
    <style:style style:name="P29" style:family="paragraph" style:parent-style-name="Standard" style:list-style-name="WWNum15">
      <style:paragraph-properties fo:text-align="start" style:justify-single-word="false" style:writing-mode="lr-tb"/>
    </style:style>
    <style:style style:name="P30" style:family="paragraph" style:parent-style-name="Standard" style:list-style-name="WWNum16">
      <style:paragraph-properties fo:text-align="start" style:justify-single-word="false" style:writing-mode="lr-tb"/>
    </style:style>
    <style:style style:name="P31" style:family="paragraph" style:parent-style-name="Standard" style:list-style-name="WWNum17">
      <style:paragraph-properties fo:text-align="start" style:justify-single-word="false" style:writing-mode="lr-tb"/>
    </style:style>
    <style:style style:name="P32" style:family="paragraph" style:parent-style-name="Standard" style:list-style-name="WWNum18">
      <style:paragraph-properties fo:text-align="start" style:justify-single-word="false" style:writing-mode="lr-tb"/>
    </style:style>
    <style:style style:name="P33" style:family="paragraph" style:parent-style-name="Standard" style:list-style-name="WWNum19">
      <style:paragraph-properties fo:text-align="start" style:justify-single-word="false" style:writing-mode="lr-tb"/>
    </style:style>
    <style:style style:name="P34" style:family="paragraph" style:parent-style-name="Standard" style:list-style-name="WWNum20">
      <style:paragraph-properties fo:text-align="start" style:justify-single-word="false" style:writing-mode="lr-tb"/>
    </style:style>
    <style:style style:name="P35" style:family="paragraph" style:parent-style-name="Standard" style:list-style-name="WWNum21">
      <style:paragraph-properties fo:text-align="start" style:justify-single-word="false" style:writing-mode="lr-tb"/>
    </style:style>
    <style:style style:name="P36" style:family="paragraph" style:parent-style-name="Standard" style:list-style-name="WWNum22">
      <style:paragraph-properties fo:text-align="start" style:justify-single-word="false" style:writing-mode="lr-tb"/>
    </style:style>
    <style:style style:name="P37" style:family="paragraph" style:parent-style-name="Standard" style:list-style-name="WWNum23">
      <style:paragraph-properties fo:text-align="start" style:justify-single-word="false" style:writing-mode="lr-tb"/>
    </style:style>
    <style:style style:name="P38" style:family="paragraph" style:parent-style-name="Standard" style:list-style-name="WWNum24">
      <style:paragraph-properties fo:text-align="start" style:justify-single-word="false" style:writing-mode="lr-tb"/>
    </style:style>
    <style:style style:name="P39" style:family="paragraph" style:parent-style-name="Standard" style:list-style-name="WWNum25">
      <style:paragraph-properties fo:text-align="start" style:justify-single-word="false" style:writing-mode="lr-tb"/>
    </style:style>
    <style:style style:name="P40" style:family="paragraph" style:parent-style-name="Standard" style:list-style-name="WWNum26">
      <style:paragraph-properties fo:text-align="start" style:justify-single-word="false" style:writing-mode="lr-tb"/>
    </style:style>
    <style:style style:name="P41" style:family="paragraph" style:parent-style-name="Standard" style:list-style-name="WWNum27">
      <style:paragraph-properties fo:text-align="start" style:justify-single-word="false" style:writing-mode="lr-tb"/>
    </style:style>
    <style:style style:name="P42" style:family="paragraph" style:parent-style-name="Standard" style:list-style-name="WWNum28">
      <style:paragraph-properties fo:text-align="start" style:justify-single-word="false" style:writing-mode="lr-tb"/>
    </style:style>
    <style:style style:name="P43" style:family="paragraph" style:parent-style-name="Standard" style:list-style-name="WWNum29">
      <style:paragraph-properties fo:text-align="start" style:justify-single-word="false" style:writing-mode="lr-tb"/>
    </style:style>
    <style:style style:name="P44" style:family="paragraph" style:parent-style-name="Standard" style:list-style-name="WWNum30">
      <style:paragraph-properties fo:text-align="start" style:justify-single-word="false" style:writing-mode="lr-tb"/>
    </style:style>
    <style:style style:name="P45" style:family="paragraph" style:parent-style-name="Standard" style:list-style-name="WWNum31">
      <style:paragraph-properties fo:text-align="start" style:justify-single-word="false" style:writing-mode="lr-tb"/>
    </style:style>
    <style:style style:name="P46" style:family="paragraph" style:parent-style-name="Standard" style:list-style-name="WWNum32">
      <style:paragraph-properties fo:text-align="start" style:justify-single-word="false" style:writing-mode="lr-tb"/>
    </style:style>
    <style:style style:name="P47" style:family="paragraph" style:parent-style-name="Standard" style:list-style-name="WWNum33">
      <style:paragraph-properties fo:text-align="start" style:justify-single-word="false" style:writing-mode="lr-tb"/>
    </style:style>
    <style:style style:name="P48" style:family="paragraph" style:parent-style-name="Standard" style:list-style-name="WWNum34">
      <style:paragraph-properties fo:text-align="start" style:justify-single-word="false" style:writing-mode="lr-tb"/>
    </style:style>
    <style:style style:name="P49" style:family="paragraph" style:parent-style-name="Standard" style:list-style-name="WWNum35">
      <style:paragraph-properties fo:text-align="start" style:justify-single-word="false" style:writing-mode="lr-tb"/>
    </style:style>
    <style:style style:name="P50" style:family="paragraph" style:parent-style-name="Standard" style:list-style-name="WWNum36">
      <style:paragraph-properties fo:text-align="start" style:justify-single-word="false" style:writing-mode="lr-tb"/>
    </style:style>
    <style:style style:name="P51" style:family="paragraph" style:parent-style-name="Standard" style:list-style-name="WWNum37">
      <style:paragraph-properties fo:text-align="start" style:justify-single-word="false" style:writing-mode="lr-tb"/>
    </style:style>
    <style:style style:name="P52" style:family="paragraph" style:parent-style-name="Standard" style:list-style-name="WWNum43">
      <style:paragraph-properties fo:text-align="start" style:justify-single-word="false" style:writing-mode="lr-tb"/>
    </style:style>
    <style:style style:name="P53" style:family="paragraph" style:parent-style-name="Standard" style:list-style-name="WWNum44">
      <style:paragraph-properties fo:text-align="start" style:justify-single-word="false" style:writing-mode="lr-tb"/>
    </style:style>
    <style:style style:name="P54" style:family="paragraph" style:parent-style-name="Standard" style:list-style-name="WWNum45">
      <style:paragraph-properties fo:text-align="start" style:justify-single-word="false" style:writing-mode="lr-tb"/>
    </style:style>
    <style:style style:name="P55" style:family="paragraph" style:parent-style-name="Standard" style:list-style-name="WWNum46">
      <style:paragraph-properties fo:text-align="start" style:justify-single-word="false" style:writing-mode="lr-tb"/>
    </style:style>
    <style:style style:name="P56" style:family="paragraph" style:parent-style-name="Standard" style:list-style-name="WWNum47">
      <style:paragraph-properties fo:text-align="start" style:justify-single-word="false" style:writing-mode="lr-tb"/>
    </style:style>
    <style:style style:name="P57" style:family="paragraph" style:parent-style-name="Standard" style:list-style-name="WWNum48">
      <style:paragraph-properties fo:text-align="start" style:justify-single-word="false" style:writing-mode="lr-tb"/>
    </style:style>
    <style:style style:name="P58" style:family="paragraph" style:parent-style-name="Standard" style:list-style-name="WWNum49">
      <style:paragraph-properties fo:text-align="start" style:justify-single-word="false" style:writing-mode="lr-tb"/>
    </style:style>
    <style:style style:name="P59" style:family="paragraph" style:parent-style-name="Standard" style:list-style-name="WWNum50">
      <style:paragraph-properties fo:text-align="start" style:justify-single-word="false" style:writing-mode="lr-tb"/>
    </style:style>
    <style:style style:name="P60" style:family="paragraph" style:parent-style-name="Standard" style:list-style-name="WWNum51">
      <style:paragraph-properties fo:text-align="start" style:justify-single-word="false" style:writing-mode="lr-tb"/>
    </style:style>
    <style:style style:name="P61" style:family="paragraph" style:parent-style-name="Standard" style:list-style-name="WWNum52">
      <style:paragraph-properties fo:text-align="start" style:justify-single-word="false" style:writing-mode="lr-tb"/>
    </style:style>
    <style:style style:name="P62" style:family="paragraph" style:parent-style-name="Standard" style:list-style-name="WWNum53">
      <style:paragraph-properties fo:text-align="start" style:justify-single-word="false" style:writing-mode="lr-tb"/>
    </style:style>
    <style:style style:name="P63" style:family="paragraph" style:parent-style-name="Standard" style:list-style-name="WWNum54">
      <style:paragraph-properties fo:text-align="start" style:justify-single-word="false" style:writing-mode="lr-tb"/>
    </style:style>
    <style:style style:name="P64" style:family="paragraph" style:parent-style-name="Standard" style:list-style-name="WWNum55">
      <style:paragraph-properties fo:text-align="start" style:justify-single-word="false" style:writing-mode="lr-tb"/>
    </style:style>
    <style:style style:name="P65" style:family="paragraph" style:parent-style-name="Standard" style:list-style-name="WWNum56">
      <style:paragraph-properties fo:text-align="start" style:justify-single-word="false" style:writing-mode="lr-tb"/>
    </style:style>
    <style:style style:name="P66" style:family="paragraph" style:parent-style-name="Standard" style:list-style-name="WWNum57">
      <style:paragraph-properties fo:text-align="start" style:justify-single-word="false" style:writing-mode="lr-tb"/>
    </style:style>
    <style:style style:name="P67" style:family="paragraph" style:parent-style-name="Standard" style:list-style-name="WWNum60">
      <style:paragraph-properties fo:text-align="start" style:justify-single-word="false" style:writing-mode="lr-tb"/>
    </style:style>
    <style:style style:name="P68" style:family="paragraph" style:parent-style-name="Standard" style:list-style-name="WWNum61">
      <style:paragraph-properties fo:text-align="start" style:justify-single-word="false" style:writing-mode="lr-tb"/>
    </style:style>
    <style:style style:name="P69" style:family="paragraph" style:parent-style-name="Standard" style:list-style-name="WWNum62">
      <style:paragraph-properties fo:text-align="start" style:justify-single-word="false" style:writing-mode="lr-tb"/>
    </style:style>
    <style:style style:name="P70" style:family="paragraph" style:parent-style-name="Standard" style:list-style-name="WWNum63">
      <style:paragraph-properties fo:text-align="start" style:justify-single-word="false" style:writing-mode="lr-tb"/>
    </style:style>
    <style:style style:name="P71" style:family="paragraph" style:parent-style-name="Standard" style:list-style-name="WWNum64">
      <style:paragraph-properties fo:text-align="start" style:justify-single-word="false" style:writing-mode="lr-tb"/>
    </style:style>
    <style:style style:name="P72" style:family="paragraph" style:parent-style-name="Standard" style:list-style-name="WWNum65">
      <style:paragraph-properties fo:text-align="start" style:justify-single-word="false" style:writing-mode="lr-tb"/>
    </style:style>
    <style:style style:name="P73" style:family="paragraph" style:parent-style-name="Standard" style:list-style-name="WWNum66">
      <style:paragraph-properties fo:text-align="start" style:justify-single-word="false" style:writing-mode="lr-tb"/>
    </style:style>
    <style:style style:name="P74" style:family="paragraph" style:parent-style-name="Standard" style:list-style-name="WWNum67">
      <style:paragraph-properties fo:text-align="start" style:justify-single-word="false" style:writing-mode="lr-tb"/>
    </style:style>
    <style:style style:name="P75" style:family="paragraph" style:parent-style-name="Standard" style:list-style-name="WWNum68">
      <style:paragraph-properties fo:text-align="start" style:justify-single-word="false" style:writing-mode="lr-tb"/>
    </style:style>
    <style:style style:name="P76" style:family="paragraph" style:parent-style-name="Standard" style:list-style-name="WWNum69">
      <style:paragraph-properties fo:text-align="start" style:justify-single-word="false" style:writing-mode="lr-tb"/>
    </style:style>
    <style:style style:name="P77" style:family="paragraph" style:parent-style-name="Standard" style:list-style-name="WWNum70">
      <style:paragraph-properties fo:text-align="start" style:justify-single-word="false" style:writing-mode="lr-tb"/>
    </style:style>
    <style:style style:name="P78" style:family="paragraph" style:parent-style-name="Standard" style:list-style-name="WWNum71">
      <style:paragraph-properties fo:text-align="start" style:justify-single-word="false" style:writing-mode="lr-tb"/>
    </style:style>
    <style:style style:name="P79" style:family="paragraph" style:parent-style-name="Standard" style:list-style-name="WWNum72">
      <style:paragraph-properties fo:text-align="start" style:justify-single-word="false" style:writing-mode="lr-tb"/>
    </style:style>
    <style:style style:name="P80" style:family="paragraph" style:parent-style-name="Standard">
      <style:paragraph-properties fo:text-align="start" style:justify-single-word="false" style:writing-mode="lr-tb"/>
      <style:text-properties fo:font-weight="bold" style:font-weight-asian="bold" style:font-weight-complex="bold"/>
    </style:style>
    <style:style style:name="P81" style:family="paragraph" style:parent-style-name="Standard">
      <style:paragraph-properties fo:text-align="start" style:justify-single-word="false" style:writing-mode="lr-tb"/>
      <style:text-properties fo:font-weight="normal" style:font-weight-asian="normal" style:font-weight-complex="normal"/>
    </style:style>
    <style:style style:name="P82" style:family="paragraph" style:parent-style-name="Standard">
      <style:paragraph-properties fo:text-align="start" style:justify-single-word="false" style:writing-mode="lr-tb"/>
      <style:text-properties fo:font-size="11pt" style:font-size-asian="11pt" style:font-size-complex="11pt"/>
    </style:style>
    <style:style style:name="P83" style:family="paragraph" style:parent-style-name="Standard">
      <style:paragraph-properties fo:text-align="start" style:justify-single-word="false" style:writing-mode="lr-tb"/>
      <style:text-properties fo:font-size="11pt" fo:font-weight="normal" style:font-size-asian="11pt" style:font-weight-asian="normal" style:font-size-complex="11pt" style:font-weight-complex="normal"/>
    </style:style>
    <style:style style:name="P84" style:family="paragraph" style:parent-style-name="Standard">
      <style:paragraph-properties fo:text-align="start" style:justify-single-word="false" style:writing-mode="lr-tb"/>
      <style:text-properties fo:font-size="10.5pt" style:font-size-asian="10.5pt" style:font-size-complex="10.5pt"/>
    </style:style>
    <style:style style:name="P85" style:family="paragraph" style:parent-style-name="Standard">
      <style:paragraph-properties fo:text-align="start" style:justify-single-word="false" style:writing-mode="lr-tb"/>
      <style:text-properties fo:font-size="11.5pt" style:font-size-asian="11.5pt" style:font-size-complex="11.5pt"/>
    </style:style>
    <style:style style:name="P86" style:family="paragraph" style:parent-style-name="Standard" style:list-style-name="">
      <style:paragraph-properties fo:margin-left="1.905cm" fo:margin-right="0cm" fo:text-align="start" style:justify-single-word="false" fo:text-indent="0cm" style:auto-text-indent="false" style:writing-mode="lr-tb"/>
    </style:style>
    <style:style style:name="P87" style:family="paragraph" style:parent-style-name="Standard" style:list-style-name="">
      <style:paragraph-properties fo:margin-left="3.81cm" fo:margin-right="0cm" fo:text-align="start" style:justify-single-word="false" fo:text-indent="0cm" style:auto-text-indent="false" style:writing-mode="lr-tb"/>
    </style:style>
    <style:style style:name="P88" style:family="paragraph" style:parent-style-name="Standard" style:list-style-name="">
      <style:paragraph-properties fo:margin-left="2.54cm" fo:margin-right="0cm" fo:text-align="start" style:justify-single-word="false" fo:text-indent="0cm" style:auto-text-indent="false" style:writing-mode="lr-tb"/>
    </style:style>
    <style:style style:name="P89" style:family="paragraph" style:parent-style-name="Subtitle">
      <style:paragraph-properties fo:margin-top="0.106cm" fo:margin-bottom="0.212cm" loext:contextual-spacing="false" fo:text-align="center" style:justify-single-word="false" style:writing-mode="lr-tb"/>
    </style:style>
    <style:style style:name="P90" style:family="paragraph" style:parent-style-name="Subtitle" style:master-page-name="Converted2">
      <style:paragraph-properties fo:margin-top="0.106cm" fo:margin-bottom="0.212cm" loext:contextual-spacing="false" fo:text-align="center" style:justify-single-word="false" style:page-number="auto" style:writing-mode="lr-tb"/>
    </style:style>
    <style:style style:name="P91" style:family="paragraph" style:parent-style-name="Subtitle" style:master-page-name="Converted3">
      <style:paragraph-properties fo:margin-top="0.106cm" fo:margin-bottom="0.212cm" loext:contextual-spacing="false" style:page-number="auto" style:writing-mode="lr-tb"/>
    </style:style>
    <style:style style:name="P92" style:family="paragraph" style:parent-style-name="Subtitle" style:master-page-name="Converted4">
      <style:paragraph-properties fo:margin-top="0.106cm" fo:margin-bottom="0.212cm" loext:contextual-spacing="false" style:page-number="auto" style:writing-mode="lr-tb"/>
    </style:style>
    <style:style style:name="P93" style:family="paragraph" style:parent-style-name="Subtitle" style:master-page-name="Converted5">
      <style:paragraph-properties fo:margin-top="0.106cm" fo:margin-bottom="0.212cm" loext:contextual-spacing="false" style:page-number="auto" style:writing-mode="lr-tb"/>
    </style:style>
    <style:style style:name="P94" style:family="paragraph" style:parent-style-name="Subtitle" style:master-page-name="Converted6">
      <style:paragraph-properties fo:margin-top="0.106cm" fo:margin-bottom="0.212cm" loext:contextual-spacing="false" style:page-number="auto" style:writing-mode="lr-tb"/>
    </style:style>
    <style:style style:name="P95" style:family="paragraph" style:parent-style-name="Subtitle" style:master-page-name="Converted7">
      <style:paragraph-properties fo:margin-top="0.106cm" fo:margin-bottom="0.212cm" loext:contextual-spacing="false" style:page-number="auto" style:writing-mode="lr-tb"/>
    </style:style>
    <style:style style:name="P96" style:family="paragraph" style:parent-style-name="Subtitle" style:master-page-name="Converted8">
      <style:paragraph-properties fo:margin-top="0.106cm" fo:margin-bottom="0.212cm" loext:contextual-spacing="false" style:page-number="auto" style:writing-mode="lr-tb"/>
    </style:style>
    <style:style style:name="P97" style:family="paragraph" style:parent-style-name="Subtitle" style:master-page-name="Converted9">
      <style:paragraph-properties fo:margin-top="0.106cm" fo:margin-bottom="0.212cm" loext:contextual-spacing="false" style:page-number="auto" style:writing-mode="lr-tb"/>
    </style:style>
    <style:style style:name="P98" style:family="paragraph" style:parent-style-name="Subtitle" style:master-page-name="Converted10">
      <style:paragraph-properties fo:margin-top="0.106cm" fo:margin-bottom="0.212cm" loext:contextual-spacing="false" style:page-number="auto" style:writing-mode="lr-tb"/>
    </style:style>
    <style:style style:name="P99" style:family="paragraph" style:parent-style-name="Subtitle" style:master-page-name="Converted11">
      <style:paragraph-properties fo:margin-top="0.106cm" fo:margin-bottom="0.212cm" loext:contextual-spacing="false" style:page-number="auto" style:writing-mode="lr-tb"/>
    </style:style>
    <style:style style:name="P100" style:family="paragraph" style:parent-style-name="Subtitle" style:master-page-name="Converted12">
      <style:paragraph-properties fo:margin-top="0.106cm" fo:margin-bottom="0.212cm" loext:contextual-spacing="false" style:page-number="auto" style:writing-mode="lr-tb"/>
    </style:style>
    <style:style style:name="P101" style:family="paragraph" style:parent-style-name="Subtitle" style:master-page-name="Converted13">
      <style:paragraph-properties fo:margin-top="0.106cm" fo:margin-bottom="0.212cm" loext:contextual-spacing="false" style:page-number="auto" style:writing-mode="lr-tb"/>
    </style:style>
    <style:style style:name="P102" style:family="paragraph" style:parent-style-name="Subtitle" style:master-page-name="Converted14">
      <style:paragraph-properties fo:margin-top="0.106cm" fo:margin-bottom="0.212cm" loext:contextual-spacing="false" style:page-number="auto" style:writing-mode="lr-tb"/>
    </style:style>
    <style:style style:name="P103" style:family="paragraph" style:parent-style-name="Subtitle" style:master-page-name="Converted15">
      <style:paragraph-properties fo:margin-top="0.106cm" fo:margin-bottom="0.212cm" loext:contextual-spacing="false" style:page-number="auto" style:writing-mode="lr-tb"/>
    </style:style>
    <style:style style:name="P104" style:family="paragraph" style:parent-style-name="Subtitle" style:master-page-name="Converted16">
      <style:paragraph-properties fo:margin-top="0.106cm" fo:margin-bottom="0.212cm" loext:contextual-spacing="false" style:page-number="auto" style:writing-mode="lr-tb"/>
    </style:style>
    <style:style style:name="P105" style:family="paragraph" style:parent-style-name="Subtitle" style:master-page-name="Converted17">
      <style:paragraph-properties fo:margin-top="0.106cm" fo:margin-bottom="0.212cm" loext:contextual-spacing="false" style:page-number="auto" style:writing-mode="lr-tb"/>
    </style:style>
    <style:style style:name="P106" style:family="paragraph" style:parent-style-name="Subtitle" style:master-page-name="Converted18">
      <style:paragraph-properties fo:margin-top="0.106cm" fo:margin-bottom="0.212cm" loext:contextual-spacing="false" style:page-number="auto" style:writing-mode="lr-tb"/>
    </style:style>
    <style:style style:name="P107" style:family="paragraph" style:parent-style-name="Subtitle" style:master-page-name="Converted19">
      <style:paragraph-properties fo:margin-top="0.106cm" fo:margin-bottom="0.212cm" loext:contextual-spacing="false" style:page-number="auto" style:writing-mode="lr-tb"/>
    </style:style>
    <style:style style:name="P108" style:family="paragraph" style:parent-style-name="Text_20_body">
      <style:paragraph-properties fo:text-align="center" style:justify-single-word="false"/>
    </style:style>
    <style:style style:name="P109" style:family="paragraph" style:parent-style-name="Text_20_body">
      <style:text-properties fo:font-size="11pt" style:font-size-asian="11pt" style:font-size-complex="11pt"/>
    </style:style>
    <style:style style:name="P110" style:family="paragraph" style:parent-style-name="Text_20_body" style:list-style-name="WWNum16"/>
    <style:style style:name="P111" style:family="paragraph" style:parent-style-name="Text_20_body">
      <style:text-properties fo:font-weight="normal" style:font-weight-asian="normal" style:font-weight-complex="normal"/>
    </style:style>
    <style:style style:name="P112" style:family="paragraph" style:parent-style-name="Text_20_body">
      <style:paragraph-properties fo:text-align="start" style:justify-single-word="false" style:writing-mode="lr-tb"/>
    </style:style>
    <style:style style:name="P113" style:family="paragraph" style:parent-style-name="Text_20_body">
      <style:paragraph-properties fo:text-align="start" style:justify-single-word="false" style:writing-mode="lr-tb"/>
      <style:text-properties fo:font-weight="normal" style:font-weight-asian="normal" style:font-weight-complex="normal"/>
    </style:style>
    <style:style style:name="P114" style:family="paragraph" style:parent-style-name="Text_20_body">
      <style:paragraph-properties fo:text-align="start" style:justify-single-word="false" style:writing-mode="lr-tb"/>
      <style:text-properties fo:font-size="11pt" fo:font-weight="normal" style:font-size-asian="11pt" style:font-weight-asian="normal" style:font-size-complex="11pt" style:font-weight-complex="normal"/>
    </style:style>
    <style:style style:name="P115" style:family="paragraph" style:parent-style-name="Text_20_body">
      <style:paragraph-properties fo:text-align="start" style:justify-single-word="false" style:writing-mode="lr-tb"/>
      <style:text-properties fo:font-weight="bold" style:font-weight-asian="bold" style:font-weight-complex="bold"/>
    </style:style>
    <style:style style:name="P116" style:family="paragraph" style:parent-style-name="Text_20_body">
      <style:paragraph-properties fo:margin-top="0cm" fo:margin-bottom="0.247cm" loext:contextual-spacing="false" fo:line-height="115%" fo:text-align="start" style:justify-single-word="false" style:writing-mode="lr-tb"/>
    </style:style>
    <style:style style:name="P117" style:family="paragraph" style:parent-style-name="Text_20_body">
      <style:paragraph-properties fo:margin-top="0cm" fo:margin-bottom="0.247cm" loext:contextual-spacing="false" fo:text-align="start" style:justify-single-word="false" style:writing-mode="lr-tb"/>
    </style:style>
    <style:style style:name="P118" style:family="paragraph" style:parent-style-name="Text_20_body">
      <style:paragraph-properties fo:margin-top="0cm" fo:margin-bottom="0.247cm" loext:contextual-spacing="false" fo:line-height="115%" fo:text-align="start" style:justify-single-word="false" style:writing-mode="lr-tb"/>
      <style:text-properties fo:font-weight="normal" style:font-weight-asian="normal" style:font-weight-complex="normal"/>
    </style:style>
    <style:style style:name="P119" style:family="paragraph" style:parent-style-name="Text_20_body">
      <style:paragraph-properties fo:margin-left="1.251cm" fo:margin-right="0cm" fo:text-align="start" style:justify-single-word="false" fo:text-indent="0cm" style:auto-text-indent="false" style:writing-mode="lr-tb"/>
    </style:style>
    <style:style style:name="P120" style:family="paragraph" style:parent-style-name="Title" style:master-page-name="Standard">
      <style:paragraph-properties fo:margin-top="0.423cm" fo:margin-bottom="0.212cm" loext:contextual-spacing="false" style:page-number="auto"/>
      <style:text-properties fo:font-size="36pt" style:font-size-asian="36pt" style:font-size-complex="36pt"/>
    </style:style>
    <style:style style:name="T1" style:family="text">
      <style:text-properties fo:font-size="36pt" style:font-size-asian="36pt" style:font-size-complex="36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style:text-position="0% 100%" fo:font-size="12pt" style:font-size-asian="12pt"/>
    </style:style>
    <style:style style:name="T6" style:family="text">
      <style:text-properties style:text-position="0% 100%" fo:font-size="12pt" fo:font-weight="normal" style:font-size-asian="12pt"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position="sub 58%" fo:font-weight="normal" style:font-weight-asian="normal" style:font-weight-complex="normal"/>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0.5pt" style:font-size-asian="10.5pt" style:font-size-complex="10.5pt"/>
    </style:style>
    <style:style style:name="T12" style:family="text">
      <style:text-properties fo:font-size="10.5pt" fo:font-weight="normal" style:font-size-asian="10.5pt" style:font-weight-asian="normal" style:font-size-complex="10.5pt" style:font-weight-complex="normal"/>
    </style:style>
    <style:style style:name="T13" style:family="text">
      <style:text-properties style:use-window-font-color="true" fo:font-size="11pt" fo:language="en" fo:country="IN" style:letter-kerning="true" style:font-name-asian="Noto Serif CJK SC" style:font-size-asian="11pt" style:language-asian="zh" style:country-asian="CN" style:font-name-complex="Lohit Devanagari" style:font-size-complex="11pt" style:language-complex="hi" style:country-complex="IN"/>
    </style:style>
    <style:style style:name="T14" style:family="text">
      <style:text-properties style:use-window-font-color="true"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fo:font-size="12pt" fo:language="en" fo:country="IN"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size="11.5pt" style:font-size-asian="11.5pt" style:font-size-complex="11.5pt"/>
    </style:style>
    <style:style style:name="T17" style:family="text">
      <style:text-properties fo:font-size="11.5pt" fo:font-weight="bold" style:font-size-asian="11.5pt" style:font-weight-asian="bold" style:font-size-complex="11.5pt" style:font-weight-complex="bold"/>
    </style:style>
    <style:style style:name="T1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Title"><text:span text:style-name="T1">DATA STRUCTURES</text:span></text:p>
      <text:p text:style-name="Title"><text:span text:style-name="T1">LAB RECORD</text:span></text:p>
      <text:p text:style-name="Text_20_body"/>
      <text:p text:style-name="Text_20_body"/>
      <text:p text:style-name="Text_20_body"/>
      <text:p text:style-name="Text_20_body"/>
      <text:p text:style-name="Subtitle">TOTAL NO. OF EXPERIMENTS – 1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28644435" text:style-name="WWNum1">
        <text:list-item>
          <text:h text:style-name="P1" text:outline-level="1">AMAL NATH M</text:h>
          <text:list>
            <text:list-item>
              <text:h text:style-name="P2" text:outline-level="2">R3 11</text:h>
              <text:list>
                <text:list-item>
                  <text:h text:style-name="P6" text:outline-level="3">TKM19CS011</text:h>
                </text:list-item>
              </text:list>
            </text:list-item>
          </text:list>
        </text:list-item>
      </text:list>
      <text:p text:style-name="P108"/>
      <text:p text:style-name="P108"/>
      <text:p text:style-name="P89"><text:soft-page-break/>EXPERIMENT 1</text:p>
      <text:list xml:id="list1664315326" text:style-name="WWNum2">
        <text:list-item>
          <text:list>
            <text:list-item>
              <text:h text:style-name="P3" text:outline-level="2">a.) BUBBLE SORT</text:h>
            </text:list-item>
          </text:list>
        </text:list-item>
      </text:list>
      <text:p text:style-name="P17"/>
      <text:p text:style-name="P112"><text:span text:style-name="T2">AIM</text:span> :- To perform BUBBLE SORT in an array and to arrange the elements of the array in ascending order.</text:p>
      <text:p text:style-name="P17"/>
      <text:p text:style-name="P112"><text:span text:style-name="T2">DATA STRUCTURE USED</text:span> :- ARRAY is the data structure used in bubble sort.</text:p>
      <text:p text:style-name="P17"/>
      <text:p text:style-name="P112"><text:span text:style-name="T2">ALGORITHM</text:span> :- </text:p>
      <text:p text:style-name="P112">START</text:p>
      <text:p text:style-name="P112">1. Declare n, arr[SIZE], temp, i, j, count</text:p>
      <text:p text:style-name="P112">2. Read n</text:p>
      <text:p text:style-name="P112">3. i=0 till n, read arr[i]</text:p>
      <text:p text:style-name="P112">4. i=0, count=0, flag=0</text:p>
      <text:p text:style-name="P112">5. If i&lt;n-1, goto 6. Else, goto 10.</text:p>
      <text:p text:style-name="P112">6. j=0 </text:p>
      <text:p text:style-name="P112">7. If j&lt;n-i-1, increment flag and goto 8. Else, goto 9.</text:p>
      <text:p text:style-name="P112">8. If arr[j]&gt;arr[j+1], swap these elements using temp, increment count and j and goto 7. Else, increment j and goto 7.</text:p>
      <text:p text:style-name="P112">9. If flag is equal to 0, goto 10. Else, increment i and goto 5.</text:p>
      <text:p text:style-name="P112">10. i=0 till n, print arr[i]</text:p>
      <text:p text:style-name="P112">11. Print count and flag</text:p>
      <text:p text:style-name="P112">STOP</text:p>
      <text:p text:style-name="P17"/>
      <text:p text:style-name="P112"><text:span text:style-name="T2">PROGRAM CODE</text:span> :- </text:p>
      <text:p text:style-name="P17">#include&lt;stdio.h&gt;</text:p>
      <text:p text:style-name="P17">void main()</text:p>
      <text:p text:style-name="P17">{</text:p>
      <text:p text:style-name="P17"><text:tab/>int i,n,a[100],temp,count=0,flag=0;</text:p>
      <text:p text:style-name="P17"><text:tab/></text:p>
      <text:p text:style-name="P17"><text:tab/>printf("Enter the no. of integers\n");</text:p>
      <text:p text:style-name="P17"><text:tab/>scanf("%d",&amp;n);</text:p>
      <text:p text:style-name="P17"><text:tab/></text:p>
      <text:p text:style-name="P17"><text:tab/>printf("Enter the array elements\n");</text:p>
      <text:p text:style-name="P17"><text:tab/>for(i=0;i&lt;n;i++)</text:p>
      <text:p text:style-name="P17"><text:tab/><text:tab/>scanf("%d",&amp;a[i]);</text:p>
      <text:p text:style-name="P17"><text:tab/><text:tab/></text:p>
      <text:p text:style-name="P17"><text:tab/>for(int i=0;i&lt;n-1;i++)</text:p>
      <text:p text:style-name="P17"><text:tab/>{</text:p>
      <text:p text:style-name="P17"><text:soft-page-break/><text:tab/><text:tab/>for(int j=0;j&lt;n-i-1;j++)</text:p>
      <text:p text:style-name="P17"><text:tab/><text:tab/>{</text:p>
      <text:p text:style-name="P17"><text:tab/><text:tab/><text:tab/>if(a[j]&gt;a[j+1])</text:p>
      <text:p text:style-name="P17"><text:tab/><text:tab/><text:tab/>{</text:p>
      <text:p text:style-name="P17"><text:tab/><text:tab/><text:tab/><text:tab/>temp=a[j];</text:p>
      <text:p text:style-name="P17"><text:tab/><text:tab/><text:tab/><text:tab/>a[j]=a[j+1];</text:p>
      <text:p text:style-name="P17"><text:tab/><text:tab/><text:tab/><text:tab/>a[j+1]=temp;</text:p>
      <text:p text:style-name="P17"><text:tab/><text:tab/><text:tab/><text:tab/>count++;</text:p>
      <text:p text:style-name="P17"><text:tab/><text:tab/><text:tab/>}</text:p>
      <text:p text:style-name="P17"><text:tab/><text:tab/><text:tab/>flag++;</text:p>
      <text:p text:style-name="P17"><text:tab/><text:tab/>}</text:p>
      <text:p text:style-name="P17"><text:tab/><text:tab/></text:p>
      <text:p text:style-name="P17"><text:tab/><text:tab/>if(count==0)</text:p>
      <text:p text:style-name="P17"><text:tab/><text:tab/><text:tab/>break;</text:p>
      <text:p text:style-name="P17"><text:tab/>}</text:p>
      <text:p text:style-name="P17"><text:tab/></text:p>
      <text:p text:style-name="P17"><text:tab/>printf("The elements in ascending order are\n");</text:p>
      <text:p text:style-name="P17"><text:tab/>for(i=0;i&lt;n;i++)</text:p>
      <text:p text:style-name="P17"><text:tab/><text:tab/>printf("%d\n",a[i]);</text:p>
      <text:p text:style-name="P17"><text:tab/>printf("\nNo. of swaps = %d\nNo. of iterations = %d\n", count,flag);</text:p>
      <text:p text:style-name="P17">}</text:p>
      <text:p text:style-name="P116"/>
      <text:p text:style-name="P17"><text:span text:style-name="T2">SAMPLE OUTPUTS</text:span> :-</text:p>
      <text:p text:style-name="P17"/>
      <text:p text:style-name="P17">Enter the no. of integers</text:p>
      <text:p text:style-name="P17">5</text:p>
      <text:p text:style-name="P17">Enter the array elements</text:p>
      <text:p text:style-name="P17">1</text:p>
      <text:p text:style-name="P17">2</text:p>
      <text:p text:style-name="P17">3</text:p>
      <text:p text:style-name="P17">4</text:p>
      <text:p text:style-name="P17">5</text:p>
      <text:p text:style-name="P17">The elements in ascending order are</text:p>
      <text:p text:style-name="P17">1</text:p>
      <text:p text:style-name="P17">2</text:p>
      <text:p text:style-name="P17">3</text:p>
      <text:p text:style-name="P17">4</text:p>
      <text:p text:style-name="P17">5</text:p>
      <text:p text:style-name="P17"/>
      <text:p text:style-name="P17">No. of swaps = 0</text:p>
      <text:p text:style-name="P17">No. of iterations = 4</text:p>
      <text:p text:style-name="P17"/>
      <text:p text:style-name="P17">Enter the no. of integers</text:p>
      <text:p text:style-name="P17">5</text:p>
      <text:p text:style-name="P17">Enter the array elements</text:p>
      <text:p text:style-name="P17">5</text:p>
      <text:p text:style-name="P17">4</text:p>
      <text:p text:style-name="P17">3</text:p>
      <text:p text:style-name="P17">2</text:p>
      <text:p text:style-name="P17">1</text:p>
      <text:p text:style-name="P17">The elements in ascending order are</text:p>
      <text:p text:style-name="P17">1</text:p>
      <text:p text:style-name="P17"><text:soft-page-break/>2</text:p>
      <text:p text:style-name="P17">3</text:p>
      <text:p text:style-name="P17">4</text:p>
      <text:p text:style-name="P17">5</text:p>
      <text:p text:style-name="P17"/>
      <text:p text:style-name="P17">No. of swaps = 10</text:p>
      <text:p text:style-name="P17">No. of iterations = 10</text:p>
      <text:p text:style-name="P17"/>
      <text:p text:style-name="P17">Enter the no. of integers</text:p>
      <text:p text:style-name="P17">5</text:p>
      <text:p text:style-name="P17">Enter the array elements</text:p>
      <text:p text:style-name="P17">1</text:p>
      <text:p text:style-name="P17">4</text:p>
      <text:p text:style-name="P17">2</text:p>
      <text:p text:style-name="P17">5</text:p>
      <text:p text:style-name="P17">3</text:p>
      <text:p text:style-name="P17">The elements in ascending order are</text:p>
      <text:p text:style-name="P17">1</text:p>
      <text:p text:style-name="P17">2</text:p>
      <text:p text:style-name="P17">3</text:p>
      <text:p text:style-name="P17">4</text:p>
      <text:p text:style-name="P17">5</text:p>
      <text:p text:style-name="P17"/>
      <text:p text:style-name="P17">No. of swaps = 3</text:p>
      <text:p text:style-name="P17">No. of iterations = 10</text:p>
      <text:p text:style-name="P17"/>
      <text:p text:style-name="P17">Enter the no. of integers</text:p>
      <text:p text:style-name="P17">4</text:p>
      <text:p text:style-name="P17">Enter the array elements</text:p>
      <text:p text:style-name="P17">-1</text:p>
      <text:p text:style-name="P17">23</text:p>
      <text:p text:style-name="P17">-45</text:p>
      <text:p text:style-name="P17">100</text:p>
      <text:p text:style-name="P17">The elements in ascending order are</text:p>
      <text:p text:style-name="P17">-45</text:p>
      <text:p text:style-name="P17">-1</text:p>
      <text:p text:style-name="P17">23</text:p>
      <text:p text:style-name="P17">100</text:p>
      <text:p text:style-name="P17"/>
      <text:p text:style-name="P17">No. of swaps = 2</text:p>
      <text:p text:style-name="P17">No. of iterations = 6</text:p>
      <text:p text:style-name="P116"/>
      <text:p text:style-name="P17"><text:span text:style-name="T2">RESULT</text:span> :- Bubble sort was performed in the array and the array elements were arranged in ascending order. Also, the number of comparisons and swaps performed were found out. Number of comparisons performed was found to be n(n-1)/2 where n is the number of array elements (Except for best case). </text:p>
      <text:p text:style-name="P17">Time complexity :</text:p>
      <text:p text:style-name="P17"><text:tab/>Best case – O(n)</text:p>
      <text:p text:style-name="P17"><text:tab/>Average case – O(n<text:span text:style-name="T3">2</text:span><text:span text:style-name="T5">)</text:span></text:p>
      <text:p text:style-name="P17"><text:span text:style-name="T5"><text:tab/>Worst case – O(n</text:span><text:span text:style-name="T3">2</text:span><text:span text:style-name="T5">)</text:span></text:p>
      <text:list xml:id="list3719980865430" text:continue-numbering="true" text:style-name="WWNum2">
        <text:list-item>
          <text:list>
            <text:list-item>
              <text:h text:style-name="P3" text:outline-level="2"><text:soft-page-break/>b.) SELECTION SORT</text:h>
            </text:list-item>
          </text:list>
        </text:list-item>
      </text:list>
      <text:p text:style-name="P17"/>
      <text:p text:style-name="P112"><text:span text:style-name="T2">AIM</text:span> :- To perform SELECTION SORT in an array and to arrange the elements of the array in ascending order.</text:p>
      <text:p text:style-name="P17"/>
      <text:p text:style-name="P112"><text:span text:style-name="T2">DATA STRUCTURE USED</text:span> :- ARRAY is the data structure used in selection sort.</text:p>
      <text:p text:style-name="P17"/>
      <text:p text:style-name="P112"><text:span text:style-name="T2">ALGORITHM</text:span> :- </text:p>
      <text:p text:style-name="P112">START</text:p>
      <text:p text:style-name="P112">1. Declare n, arr[SIZE], temp, i, j, count, flag, min</text:p>
      <text:p text:style-name="P112">2. Read n</text:p>
      <text:p text:style-name="P112">3. i=0 till n, read arr[i]</text:p>
      <text:p text:style-name="P112">4. i=0, count=0, flag=0</text:p>
      <text:p text:style-name="P112">5. If i&lt;n-1, goto 6. Else, goto 10</text:p>
      <text:p text:style-name="P112">6. min=i, j=i+1</text:p>
      <text:p text:style-name="P112">7. If j&lt;n, increment flag and goto 8. Else, goto 9</text:p>
      <text:p text:style-name="P112">8. If arr[j]&gt;arr[j+1], assign min=j, increment j and goto 7. Else, increment j and goto 7.</text:p>
      <text:p text:style-name="P112">9. if min!=1, swap arr[min] and arr[i], increment count and i and goto 5.</text:p>
      <text:p text:style-name="P112">10. i=0 till n, print arr[i]</text:p>
      <text:p text:style-name="P112">11. Print count and flag</text:p>
      <text:p text:style-name="P112">STOP</text:p>
      <text:p text:style-name="P17"/>
      <text:p text:style-name="P112"><text:span text:style-name="T2">PROGRAM CODE</text:span> :- </text:p>
      <text:p text:style-name="P17">#include&lt;stdio.h&gt;</text:p>
      <text:p text:style-name="P17"/>
      <text:p text:style-name="P17">void main()</text:p>
      <text:p text:style-name="P17">{</text:p>
      <text:p text:style-name="P17"><text:tab/>int n,arr[100],min,temp,count=0,flag=0;</text:p>
      <text:p text:style-name="P17"/>
      <text:p text:style-name="P17"><text:tab/>printf("Enter the no. of elements\n");</text:p>
      <text:p text:style-name="P17"><text:tab/>scanf("%d",&amp;n);</text:p>
      <text:p text:style-name="P17"/>
      <text:p text:style-name="P17"><text:tab/>printf("Enter array elements\n");</text:p>
      <text:p text:style-name="P17"><text:tab/>for(int i=0;i&lt;n;i++)</text:p>
      <text:p text:style-name="P17"><text:tab/><text:tab/>scanf("%d",&amp;arr[i]);</text:p>
      <text:p text:style-name="P17"><text:tab/></text:p>
      <text:p text:style-name="P17"><text:tab/>for(int i=0;i&lt;n-1;i++)</text:p>
      <text:p text:style-name="P17"><text:tab/>{</text:p>
      <text:p text:style-name="P17"><text:tab/><text:tab/>min=i;</text:p>
      <text:p text:style-name="P17"/>
      <text:p text:style-name="P17"><text:soft-page-break/><text:tab/><text:tab/>for(int j=i+1;j&lt;n;j++)</text:p>
      <text:p text:style-name="P17"><text:tab/><text:tab/>{</text:p>
      <text:p text:style-name="P17"><text:tab/><text:tab/><text:tab/>flag++;</text:p>
      <text:p text:style-name="P17"><text:tab/><text:tab/><text:tab/>if(arr[j]&lt;arr[min])</text:p>
      <text:p text:style-name="P17"><text:tab/><text:tab/><text:tab/>{</text:p>
      <text:p text:style-name="P17"><text:tab/><text:tab/><text:tab/><text:tab/>min=j;</text:p>
      <text:p text:style-name="P17"><text:tab/><text:tab/><text:tab/>}</text:p>
      <text:p text:style-name="P17"><text:tab/><text:tab/>}</text:p>
      <text:p text:style-name="P17"><text:tab/><text:tab/></text:p>
      <text:p text:style-name="P17"><text:tab/><text:tab/>if(min!=i)</text:p>
      <text:p text:style-name="P17"><text:tab/><text:tab/>{</text:p>
      <text:p text:style-name="P17"><text:tab/><text:tab/><text:tab/>temp=arr[min];</text:p>
      <text:p text:style-name="P17"><text:tab/><text:tab/><text:tab/>arr[min]=arr[i];</text:p>
      <text:p text:style-name="P17"><text:tab/><text:tab/><text:tab/>arr[i]=temp;</text:p>
      <text:p text:style-name="P17"><text:tab/><text:tab/><text:tab/>count++;</text:p>
      <text:p text:style-name="P17"><text:tab/><text:tab/>}</text:p>
      <text:p text:style-name="P17"><text:tab/>}</text:p>
      <text:p text:style-name="P17"/>
      <text:p text:style-name="P17"><text:tab/>printf("The sorted elements are\n");</text:p>
      <text:p text:style-name="P17"><text:tab/>for(int i=0;i&lt;n;i++)</text:p>
      <text:p text:style-name="P17"><text:tab/><text:tab/>printf("%d\n",arr[i]);</text:p>
      <text:p text:style-name="P17"><text:tab/>printf("\nNo. of swaps = %d\nNo. of iterations = %d\n", count,flag);</text:p>
      <text:p text:style-name="P17">}</text:p>
      <text:p text:style-name="P116"/>
      <text:p text:style-name="P17"><text:span text:style-name="T2">SAMPLE OUTPUTS</text:span> :-</text:p>
      <text:p text:style-name="P80"/>
      <text:p text:style-name="P17">Enter the no. of elements</text:p>
      <text:p text:style-name="P17">5</text:p>
      <text:p text:style-name="P17">Enter array elements</text:p>
      <text:p text:style-name="P17">1</text:p>
      <text:p text:style-name="P17">2</text:p>
      <text:p text:style-name="P17">3</text:p>
      <text:p text:style-name="P17">4</text:p>
      <text:p text:style-name="P17">5</text:p>
      <text:p text:style-name="P17">The sorted elements are</text:p>
      <text:p text:style-name="P17">1</text:p>
      <text:p text:style-name="P17">2</text:p>
      <text:p text:style-name="P17">3</text:p>
      <text:p text:style-name="P17">4</text:p>
      <text:p text:style-name="P17">5</text:p>
      <text:p text:style-name="P80"/>
      <text:p text:style-name="P17">No. of swaps = 0</text:p>
      <text:p text:style-name="P17">No. of iterations = 10</text:p>
      <text:p text:style-name="P17"/>
      <text:p text:style-name="P17">Enter the no. of elements</text:p>
      <text:p text:style-name="P17">5</text:p>
      <text:p text:style-name="P17">Enter array elements</text:p>
      <text:p text:style-name="P17">5</text:p>
      <text:p text:style-name="P17">4</text:p>
      <text:p text:style-name="P17">3</text:p>
      <text:p text:style-name="P17">2</text:p>
      <text:p text:style-name="P17">1</text:p>
      <text:p text:style-name="P17"><text:soft-page-break/>The sorted elements are</text:p>
      <text:p text:style-name="P17">1</text:p>
      <text:p text:style-name="P17">2</text:p>
      <text:p text:style-name="P17">3</text:p>
      <text:p text:style-name="P17">4</text:p>
      <text:p text:style-name="P17">5</text:p>
      <text:p text:style-name="P17"/>
      <text:p text:style-name="P17">No. of swaps = 2</text:p>
      <text:p text:style-name="P17">No. of iterations = 10</text:p>
      <text:p text:style-name="P17"/>
      <text:p text:style-name="P17">Enter the no. of elements</text:p>
      <text:p text:style-name="P17">5</text:p>
      <text:p text:style-name="P17">Enter array elements</text:p>
      <text:p text:style-name="P17">3</text:p>
      <text:p text:style-name="P17">1</text:p>
      <text:p text:style-name="P17">5</text:p>
      <text:p text:style-name="P17">2</text:p>
      <text:p text:style-name="P17">4</text:p>
      <text:p text:style-name="P17">The sorted elements are</text:p>
      <text:p text:style-name="P17">1</text:p>
      <text:p text:style-name="P17">2</text:p>
      <text:p text:style-name="P17">3</text:p>
      <text:p text:style-name="P17">4</text:p>
      <text:p text:style-name="P17">5</text:p>
      <text:p text:style-name="P17"/>
      <text:p text:style-name="P17">No. of swaps = 4</text:p>
      <text:p text:style-name="P17">No. of iterations = 10</text:p>
      <text:p text:style-name="P17"/>
      <text:p text:style-name="P17">Enter the no. of elements</text:p>
      <text:p text:style-name="P17">3 </text:p>
      <text:p text:style-name="P17">Enter array elements</text:p>
      <text:p text:style-name="P17">100 </text:p>
      <text:p text:style-name="P17">0</text:p>
      <text:p text:style-name="P17">-100</text:p>
      <text:p text:style-name="P17">The sorted elements are</text:p>
      <text:p text:style-name="P17">-100</text:p>
      <text:p text:style-name="P17">0</text:p>
      <text:p text:style-name="P17">100</text:p>
      <text:p text:style-name="P17"/>
      <text:p text:style-name="P17">No. of swaps = 1</text:p>
      <text:p text:style-name="P17">No. of iterations = 3</text:p>
      <text:p text:style-name="P116"/>
      <text:p text:style-name="P17"><text:span text:style-name="T2">RESULT</text:span> :- Selection sort was performed in the array and the array elements were arranged in ascending order. Also, the number of comparisons and swaps performed were found out. Number of comparisons performed was found to be n(n-1)/2 where n is the number of array elements.</text:p>
      <text:p text:style-name="P17">Time complexity :</text:p>
      <text:p text:style-name="P17"><text:tab/>Best case – O(n<text:span text:style-name="T3">2</text:span>)</text:p>
      <text:p text:style-name="P17"><text:tab/>Average case – O(n<text:span text:style-name="T3">2</text:span><text:span text:style-name="T5">)</text:span></text:p>
      <text:p text:style-name="P17"><text:span text:style-name="T5"><text:tab/>Worst case – O(n</text:span><text:span text:style-name="T3">2</text:span><text:span text:style-name="T5">)</text:span></text:p>
      <text:list xml:id="list3719483065463" text:continue-numbering="true" text:style-name="WWNum2">
        <text:list-item>
          <text:list>
            <text:list-item>
              <text:h text:style-name="P5" text:outline-level="2">c.) INSERTION SORT</text:h>
            </text:list-item>
          </text:list>
        </text:list-item>
      </text:list>
      <text:p text:style-name="P17"/>
      <text:p text:style-name="P112"><text:span text:style-name="T2">AIM</text:span> :- To perform INSERTION SORT in an array and to arrange the elements of the array in ascending order.</text:p>
      <text:p text:style-name="P17"/>
      <text:p text:style-name="P112"><text:span text:style-name="T2">DATA STRUCTURE USED</text:span> :- ARRAY is the data structure used in selection sort.</text:p>
      <text:p text:style-name="P17"/>
      <text:p text:style-name="P112"><text:span text:style-name="T2">ALGORITHM</text:span> :- </text:p>
      <text:p text:style-name="P112">START</text:p>
      <text:p text:style-name="P112">1. Declare n, temp, flag, count, arr[SIZE]</text:p>
      <text:p text:style-name="P112">2. Read n</text:p>
      <text:p text:style-name="P112">3. i=0 till n, read arr[i]</text:p>
      <text:p text:style-name="P112">4. flag=0, count=0, i=1</text:p>
      <text:p text:style-name="P112">5. If i&lt;=n-1, goto 6. Else, goto 10.</text:p>
      <text:p text:style-name="P112">6. Assign j=i</text:p>
      <text:p text:style-name="P112">7. If j&gt;0 and arr[j-1]&gt;arr[j](increment count during each comparison), goto 8. Else, increment i and go to 5.</text:p>
      <text:p text:style-name="P112">8. Swap arr[j-1] and arr[j] using temp. </text:p>
      <text:p text:style-name="P112">9. Increment flag, decrement j and goto 7.</text:p>
      <text:p text:style-name="P112">10 .i=0 till n, print arr[i]</text:p>
      <text:p text:style-name="P112">11 .Print count and flag</text:p>
      <text:p text:style-name="P112">STOP</text:p>
      <text:p text:style-name="P17"/>
      <text:p text:style-name="P112"><text:span text:style-name="T2">PROGRAM CODE</text:span> :- </text:p>
      <text:p text:style-name="P17">#include &lt;stdio.h&gt;</text:p>
      <text:p text:style-name="P17"/>
      <text:p text:style-name="P17">void main()</text:p>
      <text:p text:style-name="P17">{</text:p>
      <text:p text:style-name="P17"><text:s text:c="4"/>int n, i, j, temp, flag = 0, count=0;</text:p>
      <text:p text:style-name="P17"><text:s text:c="4"/>int arr[50];</text:p>
      <text:p text:style-name="P17"/>
      <text:p text:style-name="P17"><text:s text:c="4"/>printf("Enter number of elements\n");</text:p>
      <text:p text:style-name="P17"><text:s text:c="4"/>scanf("%d", &amp;n);</text:p>
      <text:p text:style-name="P17"/>
      <text:p text:style-name="P17"><text:s text:c="4"/>printf("Enter %d integers\n", n);</text:p>
      <text:p text:style-name="P17"><text:s text:c="4"/>for (i = 0; i &lt; n; i++)</text:p>
      <text:p text:style-name="P17"><text:s text:c="8"/>scanf("%d", &amp;arr[i]);</text:p>
      <text:p text:style-name="P17"/>
      <text:p text:style-name="P17"><text:s text:c="4"/>for (i = 1 ; i &lt;= n - 1; i++)</text:p>
      <text:p text:style-name="P17"><text:soft-page-break/><text:s text:c="4"/>{</text:p>
      <text:p text:style-name="P17"><text:tab/> <text:s text:c="3"/>j = i;</text:p>
      <text:p text:style-name="P17"><text:tab/> <text:s text:c="3"/></text:p>
      <text:p text:style-name="P17"><text:s text:c="12"/>while ( j &gt; 0 &amp;&amp; count++ &gt;= 0 &amp;&amp; arr[j-1] &gt; arr[j] )</text:p>
      <text:p text:style-name="P17"><text:s text:c="12"/>{<text:tab/> <text:s text:c="7"/></text:p>
      <text:p text:style-name="P17"><text:s text:c="16"/>temp <text:s text:c="4"/>= arr[j];</text:p>
      <text:p text:style-name="P17"><text:s text:c="16"/>arr[j] <text:s text:c="2"/>= arr[j-1];</text:p>
      <text:p text:style-name="P17"><text:s text:c="16"/>arr[j-1] = temp;</text:p>
      <text:p text:style-name="P17"><text:s text:c="16"/>j--;</text:p>
      <text:p text:style-name="P17"><text:s text:c="16"/>flag++;</text:p>
      <text:p text:style-name="P17"><text:s text:c="12"/>}</text:p>
      <text:p text:style-name="P17"><text:s text:c="12"/></text:p>
      <text:p text:style-name="P17"><text:s text:c="4"/>}</text:p>
      <text:p text:style-name="P17"/>
      <text:p text:style-name="P17"><text:s text:c="4"/>printf("Sorted list in ascending order:\n");</text:p>
      <text:p text:style-name="P17"/>
      <text:p text:style-name="P17"><text:s text:c="4"/>for (i = 0; i &lt; n ; i++)</text:p>
      <text:p text:style-name="P17"><text:s text:c="8"/>printf("%d\n", arr[i]);</text:p>
      <text:p text:style-name="P17"><text:s text:c="4"/></text:p>
      <text:p text:style-name="P17"><text:s text:c="4"/>printf("Number of comparisons = %d\nNo. of swaps = %d\n", count, flag); <text:s text:c="3"/></text:p>
      <text:p text:style-name="P17">}</text:p>
      <text:p text:style-name="P116"/>
      <text:p text:style-name="P17"><text:span text:style-name="T2">SAMPLE OUTPUTS</text:span> :-</text:p>
      <text:p text:style-name="P17"/>
      <text:p text:style-name="P17">Enter number of elements</text:p>
      <text:p text:style-name="P17">5</text:p>
      <text:p text:style-name="P17">Enter 5 integers</text:p>
      <text:p text:style-name="P17">1</text:p>
      <text:p text:style-name="P17">2</text:p>
      <text:p text:style-name="P17">3</text:p>
      <text:p text:style-name="P17">4</text:p>
      <text:p text:style-name="P17">5</text:p>
      <text:p text:style-name="P17">Sorted list in ascending order:</text:p>
      <text:p text:style-name="P17">1</text:p>
      <text:p text:style-name="P17">2</text:p>
      <text:p text:style-name="P17">3</text:p>
      <text:p text:style-name="P17">4</text:p>
      <text:p text:style-name="P17">5</text:p>
      <text:p text:style-name="P17">Number of comparisons = 4</text:p>
      <text:p text:style-name="P17">No. of swaps = 0</text:p>
      <text:p text:style-name="P17"/>
      <text:p text:style-name="P17">Enter number of elements</text:p>
      <text:p text:style-name="P17">5</text:p>
      <text:p text:style-name="P17">Enter 5 integers</text:p>
      <text:p text:style-name="P17">5</text:p>
      <text:p text:style-name="P17">4</text:p>
      <text:p text:style-name="P17">3</text:p>
      <text:p text:style-name="P17">2</text:p>
      <text:p text:style-name="P17">1</text:p>
      <text:p text:style-name="P17">Sorted list in ascending order:</text:p>
      <text:p text:style-name="P17">1</text:p>
      <text:p text:style-name="P17">2</text:p>
      <text:p text:style-name="P17"><text:soft-page-break/>3</text:p>
      <text:p text:style-name="P17">4</text:p>
      <text:p text:style-name="P17">5</text:p>
      <text:p text:style-name="P17">Number of comparisons = 10</text:p>
      <text:p text:style-name="P17">No. of swaps = 10</text:p>
      <text:p text:style-name="P17"/>
      <text:p text:style-name="P17">Enter number of elements</text:p>
      <text:p text:style-name="P17">5</text:p>
      <text:p text:style-name="P17">Enter 5 integers</text:p>
      <text:p text:style-name="P17">3</text:p>
      <text:p text:style-name="P17">4</text:p>
      <text:p text:style-name="P17">1</text:p>
      <text:p text:style-name="P17">5</text:p>
      <text:p text:style-name="P17">2</text:p>
      <text:p text:style-name="P17">Sorted list in ascending order:</text:p>
      <text:p text:style-name="P17">1</text:p>
      <text:p text:style-name="P17">2</text:p>
      <text:p text:style-name="P17">3</text:p>
      <text:p text:style-name="P17">4</text:p>
      <text:p text:style-name="P17">5</text:p>
      <text:p text:style-name="P17">Number of comparisons = 8</text:p>
      <text:p text:style-name="P17">No. of swaps = 5</text:p>
      <text:p text:style-name="P17"/>
      <text:p text:style-name="P17">Enter number of elements</text:p>
      <text:p text:style-name="P17">4</text:p>
      <text:p text:style-name="P17">Enter 4 integers</text:p>
      <text:p text:style-name="P17">-11</text:p>
      <text:p text:style-name="P17">23</text:p>
      <text:p text:style-name="P17">-1</text:p>
      <text:p text:style-name="P17">0</text:p>
      <text:p text:style-name="P17">Sorted list in ascending order:</text:p>
      <text:p text:style-name="P17">-11</text:p>
      <text:p text:style-name="P17">-1</text:p>
      <text:p text:style-name="P17">0</text:p>
      <text:p text:style-name="P17">23</text:p>
      <text:p text:style-name="P17">Number of comparisons = 5</text:p>
      <text:p text:style-name="P17">No. of swaps = 2</text:p>
      <text:p text:style-name="P116"/>
      <text:p text:style-name="P17"><text:span text:style-name="T2">RESULT</text:span> :- Insertion sort was performed in the array and the array elements were arranged in ascending order. Also, the number of comparisons and swaps performed were found out. Number of comparisons performed was found to be (n-1) for best case and n(n-1)/2 for worst case where n is the number of array elements.</text:p>
      <text:p text:style-name="P17">Time complexity :</text:p>
      <text:p text:style-name="P17"><text:tab/>Best case – O(n)</text:p>
      <text:p text:style-name="P17"><text:tab/>Average case – O(n<text:span text:style-name="T3">2</text:span><text:span text:style-name="T5">)</text:span></text:p>
      <text:p text:style-name="P17"><text:span text:style-name="T5"><text:tab/>Worst case – O(n</text:span><text:span text:style-name="T3">2</text:span><text:span text:style-name="T5">)</text:span></text:p>
      <text:p text:style-name="P90">EXPERIMENT 2</text:p>
      <text:list xml:id="list3106646467" text:style-name="WWNum3">
        <text:list-item>
          <text:list>
            <text:list-item>
              <text:h text:style-name="P4" text:outline-level="2">a.) LINEAR SEARCH</text:h>
            </text:list-item>
          </text:list>
        </text:list-item>
      </text:list>
      <text:p text:style-name="P17"/>
      <text:p text:style-name="P112"><text:span text:style-name="T2">AIM</text:span> :- To perform LINEAR SEARCH in an array to find a specific element.</text:p>
      <text:p text:style-name="P17"/>
      <text:p text:style-name="P112"><text:span text:style-name="T2">DATA STRUCTURE USED</text:span> :- ARRAY is the data structure used in linear search.</text:p>
      <text:p text:style-name="P17"/>
      <text:p text:style-name="P112"><text:span text:style-name="T2">ALGORITHM</text:span> :- </text:p>
      <text:p text:style-name="P112">START</text:p>
      <text:p text:style-name="P112">1. Declare n, arr[SIZE], num, count=0, flag=0</text:p>
      <text:p text:style-name="P112">2. Read n</text:p>
      <text:p text:style-name="P112">3. From i=0 till n, read arr[i]</text:p>
      <text:p text:style-name="P112">4. Read the search element num</text:p>
      <text:p text:style-name="P112">5. From i=0 till n, in each iteration, increment count and check if arr[i] is equal to num. </text:p>
      <text:p text:style-name="P112">6. If true, increment flag and break from the loop. Else, continue the next iteration.</text:p>
      <text:p text:style-name="P112">7. If flag is not equal to 0, print num found. Else, print num not found.</text:p>
      <text:p text:style-name="P112">8. Print count</text:p>
      <text:p text:style-name="P112">STOP</text:p>
      <text:p text:style-name="P17"/>
      <text:p text:style-name="P112"><text:span text:style-name="T2">PROGRAM CODE</text:span> :- </text:p>
      <text:p text:style-name="P17">#include&lt;stdio.h&gt;</text:p>
      <text:p text:style-name="P17"/>
      <text:p text:style-name="P17">void main()</text:p>
      <text:p text:style-name="P17">{</text:p>
      <text:p text:style-name="P17"><text:tab/>int n, arr[100], num, count=0, flag=0;</text:p>
      <text:p text:style-name="P17"/>
      <text:p text:style-name="P17"><text:tab/>printf("Enter the array size\n");</text:p>
      <text:p text:style-name="P17"><text:tab/>scanf("%d", &amp;n);</text:p>
      <text:p text:style-name="P17"/>
      <text:p text:style-name="P17"><text:tab/>printf("Enter the array elements\n");</text:p>
      <text:p text:style-name="P17"><text:tab/>for(int i=0;i&lt;n;i++)</text:p>
      <text:p text:style-name="P17"><text:tab/><text:tab/>scanf("%d", &amp;arr[i]);</text:p>
      <text:p text:style-name="P17"/>
      <text:p text:style-name="P17"><text:tab/>printf("Enter the number to be searched\n");</text:p>
      <text:p text:style-name="P17"><text:tab/>scanf("%d", &amp;num);</text:p>
      <text:p text:style-name="P17"/>
      <text:p text:style-name="P17"><text:tab/>for(int i=0;i&lt;n;i++)</text:p>
      <text:p text:style-name="P17"><text:tab/>{</text:p>
      <text:p text:style-name="P17"><text:tab/><text:tab/>count++;</text:p>
      <text:p text:style-name="P17"><text:tab/><text:tab/>if(arr[i]==num)</text:p>
      <text:p text:style-name="P17"><text:tab/><text:tab/>{</text:p>
      <text:p text:style-name="P17"><text:soft-page-break/><text:tab/><text:tab/><text:tab/>flag++;</text:p>
      <text:p text:style-name="P17"><text:tab/><text:tab/><text:tab/>break;</text:p>
      <text:p text:style-name="P17"><text:tab/><text:tab/>}</text:p>
      <text:p text:style-name="P17"><text:tab/>}</text:p>
      <text:p text:style-name="P17"><text:tab/>if(flag==0)</text:p>
      <text:p text:style-name="P17"><text:tab/><text:tab/>printf("%d Not Found !\n", num);</text:p>
      <text:p text:style-name="P17"><text:tab/>else</text:p>
      <text:p text:style-name="P17"><text:tab/><text:tab/>printf("%d Found !\n", num);</text:p>
      <text:p text:style-name="P17"><text:tab/>printf("\nNo. of comparisons = %d\n", count);</text:p>
      <text:p text:style-name="P17">}</text:p>
      <text:p text:style-name="P116"/>
      <text:p text:style-name="P17"><text:span text:style-name="T2">SAMPLE OUTPUTS</text:span> :-</text:p>
      <text:p text:style-name="P17"/>
      <text:p text:style-name="P17">Enter the array size</text:p>
      <text:p text:style-name="P17">5</text:p>
      <text:p text:style-name="P17">Enter the array elements</text:p>
      <text:p text:style-name="P17">1</text:p>
      <text:p text:style-name="P17">6</text:p>
      <text:p text:style-name="P17">2</text:p>
      <text:p text:style-name="P17">8</text:p>
      <text:p text:style-name="P17">3</text:p>
      <text:p text:style-name="P17">Enter the number to be searched</text:p>
      <text:p text:style-name="P17">1</text:p>
      <text:p text:style-name="P17">1 Found !</text:p>
      <text:p text:style-name="P17"/>
      <text:p text:style-name="P17">No. of comparisons = 1</text:p>
      <text:p text:style-name="P17"/>
      <text:p text:style-name="P17">Enter the array size</text:p>
      <text:p text:style-name="P17">4</text:p>
      <text:p text:style-name="P17">Enter the array elements</text:p>
      <text:p text:style-name="P17">1</text:p>
      <text:p text:style-name="P17">2</text:p>
      <text:p text:style-name="P17">3</text:p>
      <text:p text:style-name="P17">4</text:p>
      <text:p text:style-name="P17">Enter the number to be searched</text:p>
      <text:p text:style-name="P17">4</text:p>
      <text:p text:style-name="P17">4 Found !</text:p>
      <text:p text:style-name="P17"/>
      <text:p text:style-name="P17">No. of comparisons = 4</text:p>
      <text:p text:style-name="P17"/>
      <text:p text:style-name="P17">Enter the array size</text:p>
      <text:p text:style-name="P17">3</text:p>
      <text:p text:style-name="P17">Enter the array elements</text:p>
      <text:p text:style-name="P17">1</text:p>
      <text:p text:style-name="P17">2</text:p>
      <text:p text:style-name="P17">3</text:p>
      <text:p text:style-name="P17">Enter the number to be searched</text:p>
      <text:p text:style-name="P17">4</text:p>
      <text:p text:style-name="P17">4 Not Found !</text:p>
      <text:p text:style-name="P17"/>
      <text:p text:style-name="P17">No. of comparisons = 3</text:p>
      <text:p text:style-name="P17"/>
      <text:p text:style-name="P17"><text:soft-page-break/>Enter the array size</text:p>
      <text:p text:style-name="P17">6</text:p>
      <text:p text:style-name="P17">Enter the array elements</text:p>
      <text:p text:style-name="P17">-2</text:p>
      <text:p text:style-name="P17">0</text:p>
      <text:p text:style-name="P17">2</text:p>
      <text:p text:style-name="P17">1</text:p>
      <text:p text:style-name="P17">6</text:p>
      <text:p text:style-name="P17">123</text:p>
      <text:p text:style-name="P17">Enter the number to be searched</text:p>
      <text:p text:style-name="P17">1</text:p>
      <text:p text:style-name="P17">1 Found !</text:p>
      <text:p text:style-name="P17"/>
      <text:p text:style-name="P17">No. of comparisons = 4</text:p>
      <text:p text:style-name="P116"/>
      <text:p text:style-name="P17"><text:span text:style-name="T2">RESULT :- <text:s/></text:span><text:span text:style-name="T7">Linear search was performed in an array and the required element, if present, was found out. Also, the number of comparisons performed was found out to be 1 for best case and n for worst case where n is the number of array elements.</text:span></text:p>
      <text:p text:style-name="P17"><text:span text:style-name="T7">Time complexity:</text:span></text:p>
      <text:p text:style-name="P17"><text:span text:style-name="T7"><text:tab/>Best case – O(1)</text:span></text:p>
      <text:p text:style-name="P17"><text:span text:style-name="T7"><text:tab/>Average case – O(n/2)</text:span></text:p>
      <text:p text:style-name="P17"><text:span text:style-name="T7"><text:tab/>Worst case – O(n)</text:span></text:p>
      <text:p text:style-name="P81"/>
      <text:p text:style-name="P8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7"/>
      <text:p text:style-name="P17"/>
      <text:p text:style-name="P17"/>
      <text:p text:style-name="P17"/>
      <text:p text:style-name="P17"/>
      <text:p text:style-name="P17"/>
      <text:p text:style-name="P17"/>
      <text:p text:style-name="P17"/>
      <text:p text:style-name="P17"/>
      <text:list xml:id="list3719376541693" text:continue-numbering="true" text:style-name="WWNum3">
        <text:list-item>
          <text:list>
            <text:list-item>
              <text:h text:style-name="P4" text:outline-level="2"><text:soft-page-break/>b.) BINARY SEARCH </text:h>
            </text:list-item>
          </text:list>
        </text:list-item>
      </text:list>
      <text:p text:style-name="P17"/>
      <text:p text:style-name="P112"><text:span text:style-name="T2">AIM</text:span> :- To perform BINARY SEARCH in a sorted array to find a specific element.</text:p>
      <text:p text:style-name="P17"/>
      <text:p text:style-name="P112"><text:span text:style-name="T2">DATA STRUCTURE USED</text:span> :- ARRAY is the data structure used in binary search.</text:p>
      <text:p text:style-name="P17"/>
      <text:p text:style-name="P112"><text:span text:style-name="T2">ALGORITHM</text:span> :- </text:p>
      <text:p text:style-name="P112">START</text:p>
      <text:p text:style-name="P112">1. Declare n, arr[SIZE], num, r=0, flag=0, count=0</text:p>
      <text:p text:style-name="P112">2. Read n</text:p>
      <text:p text:style-name="P112">3. From i=0 till n, read arr[i]</text:p>
      <text:p text:style-name="P112">4. Read search element num</text:p>
      <text:p text:style-name="P112">5. If n greater than or equal to r(index of first element), goto 6. Else, goto 10.</text:p>
      <text:p text:style-name="P112">6. Assign mid=(n+r)/2</text:p>
      <text:p text:style-name="P112">7. If arr[mid] equal to num, increment count and flag, then break and goto 10. Else, goto 8.</text:p>
      <text:p text:style-name="P112">8. If arr[mid] less than num, assign r=mid+1, increment count and continue the next iteration by jumping to 5. Else, goto 9.</text:p>
      <text:p text:style-name="P112">9. If arr[mid] greater than num, assign n=mid-1, increment count and continue the next iteration by jumping to 5.</text:p>
      <text:p text:style-name="P112">10. If flag equal to zero, print num not found. Else, print num found.</text:p>
      <text:p text:style-name="P112">11. Print count</text:p>
      <text:p text:style-name="P112">STOP</text:p>
      <text:p text:style-name="P17"/>
      <text:p text:style-name="P112"><text:span text:style-name="T2">PROGRAM CODE</text:span> :- </text:p>
      <text:p text:style-name="P17">#include &lt;stdio.h&gt;</text:p>
      <text:p text:style-name="P17"/>
      <text:p text:style-name="P17">void main()</text:p>
      <text:p text:style-name="P17">{</text:p>
      <text:p text:style-name="P17"><text:tab/>int n, mid, r=0, arr[100], num, flag=0, count=0;</text:p>
      <text:p text:style-name="P17"/>
      <text:p text:style-name="P17"><text:tab/>printf("Enter the array size\n");</text:p>
      <text:p text:style-name="P17"><text:tab/>scanf("%d", &amp;n);</text:p>
      <text:p text:style-name="P17"/>
      <text:p text:style-name="P17"><text:tab/>printf("Enter the array elements in ascending order\n");</text:p>
      <text:p text:style-name="P17"><text:tab/>for(int i=0;i&lt;n;i++)</text:p>
      <text:p text:style-name="P17"><text:tab/><text:tab/>scanf("%d", &amp;arr[i]);</text:p>
      <text:p text:style-name="P17"/>
      <text:p text:style-name="P17"><text:tab/>printf("Enter the number to be searched\n");</text:p>
      <text:p text:style-name="P17"><text:tab/>scanf("%d", &amp;num);</text:p>
      <text:p text:style-name="P17"/>
      <text:p text:style-name="P17"><text:soft-page-break/><text:tab/>while(n&gt;=r)</text:p>
      <text:p text:style-name="P17"><text:tab/>{</text:p>
      <text:p text:style-name="P17"><text:tab/><text:tab/>mid=(n+r)/2;</text:p>
      <text:p text:style-name="P17"/>
      <text:p text:style-name="P17"><text:tab/><text:tab/>if(arr[mid]==num)</text:p>
      <text:p text:style-name="P17"><text:tab/><text:tab/>{</text:p>
      <text:p text:style-name="P17"><text:tab/><text:tab/><text:tab/>count++;</text:p>
      <text:p text:style-name="P17"><text:tab/><text:tab/><text:tab/>flag++;</text:p>
      <text:p text:style-name="P17"><text:tab/><text:tab/><text:tab/>break;</text:p>
      <text:p text:style-name="P17"><text:tab/><text:tab/>}</text:p>
      <text:p text:style-name="P17"><text:tab/><text:tab/>else if(arr[mid]&lt;num)</text:p>
      <text:p text:style-name="P17"><text:tab/><text:tab/>{</text:p>
      <text:p text:style-name="P17"><text:tab/><text:tab/><text:tab/>r=mid+1;</text:p>
      <text:p text:style-name="P17"><text:tab/><text:tab/><text:tab/>count++;</text:p>
      <text:p text:style-name="P17"><text:tab/><text:tab/><text:tab/>continue;</text:p>
      <text:p text:style-name="P17"><text:tab/><text:tab/>}</text:p>
      <text:p text:style-name="P17"><text:tab/><text:tab/>else</text:p>
      <text:p text:style-name="P17"><text:tab/><text:tab/>{</text:p>
      <text:p text:style-name="P17"><text:tab/><text:tab/><text:tab/>n=mid-1;</text:p>
      <text:p text:style-name="P17"><text:tab/><text:tab/><text:tab/>count++;</text:p>
      <text:p text:style-name="P17"><text:tab/><text:tab/><text:tab/>continue;</text:p>
      <text:p text:style-name="P17"><text:tab/><text:tab/>}</text:p>
      <text:p text:style-name="P17"><text:tab/>}</text:p>
      <text:p text:style-name="P17"/>
      <text:p text:style-name="P17"/>
      <text:p text:style-name="P17"><text:tab/>if(flag==0)</text:p>
      <text:p text:style-name="P17"><text:tab/><text:tab/>printf("\n%d not found!\n", num);</text:p>
      <text:p text:style-name="P17"><text:tab/>else</text:p>
      <text:p text:style-name="P17"><text:tab/><text:tab/>printf("\n%d found!\n", num);</text:p>
      <text:p text:style-name="P17"/>
      <text:p text:style-name="P17"><text:tab/>printf("No. of comparisons = %d\n", count);</text:p>
      <text:p text:style-name="P17">}</text:p>
      <text:p text:style-name="P116"/>
      <text:p text:style-name="P17"><text:span text:style-name="T2">SAMPLE OUTPUTS :-</text:span></text:p>
      <text:p text:style-name="P80"/>
      <text:p text:style-name="P17"><text:span text:style-name="T7">Enter the array size</text:span></text:p>
      <text:p text:style-name="P17"><text:span text:style-name="T7">5</text:span></text:p>
      <text:p text:style-name="P17"><text:span text:style-name="T7">Enter the array elements in ascending order</text:span></text:p>
      <text:p text:style-name="P17"><text:span text:style-name="T7">0</text:span></text:p>
      <text:p text:style-name="P17"><text:span text:style-name="T7">12</text:span></text:p>
      <text:p text:style-name="P17"><text:span text:style-name="T7">32</text:span></text:p>
      <text:p text:style-name="P17"><text:span text:style-name="T7">45</text:span></text:p>
      <text:p text:style-name="P17"><text:span text:style-name="T7">55</text:span></text:p>
      <text:p text:style-name="P17"><text:span text:style-name="T7">Enter the number to be searched</text:span></text:p>
      <text:p text:style-name="P17"><text:span text:style-name="T7">32</text:span></text:p>
      <text:p text:style-name="P81"/>
      <text:p text:style-name="P17"><text:span text:style-name="T7">32 found!</text:span></text:p>
      <text:p text:style-name="P17"><text:span text:style-name="T7">No. of comparisons = 1</text:span></text:p>
      <text:p text:style-name="P81"/>
      <text:p text:style-name="P17"><text:span text:style-name="T7">Enter the array size</text:span></text:p>
      <text:p text:style-name="P17"><text:span text:style-name="T7">4</text:span></text:p>
      <text:p text:style-name="P17"><text:span text:style-name="T7">Enter the array elements in ascending order</text:span></text:p>
      <text:p text:style-name="P17"><text:soft-page-break/><text:span text:style-name="T7">1</text:span></text:p>
      <text:p text:style-name="P17"><text:span text:style-name="T7">2</text:span></text:p>
      <text:p text:style-name="P17"><text:span text:style-name="T7">3</text:span></text:p>
      <text:p text:style-name="P17"><text:span text:style-name="T7">4</text:span></text:p>
      <text:p text:style-name="P17"><text:span text:style-name="T7">Enter the number to be searched</text:span></text:p>
      <text:p text:style-name="P17"><text:span text:style-name="T7">1</text:span></text:p>
      <text:p text:style-name="P81"/>
      <text:p text:style-name="P17"><text:span text:style-name="T7">1 found!</text:span></text:p>
      <text:p text:style-name="P17"><text:span text:style-name="T7">No. of comparisons = 2</text:span></text:p>
      <text:p text:style-name="P81"/>
      <text:p text:style-name="P17"><text:span text:style-name="T7">Enter the array size</text:span></text:p>
      <text:p text:style-name="P17"><text:span text:style-name="T7">6</text:span></text:p>
      <text:p text:style-name="P17"><text:span text:style-name="T7">Enter the array elements in ascending order</text:span></text:p>
      <text:p text:style-name="P17"><text:span text:style-name="T7">1</text:span></text:p>
      <text:p text:style-name="P17"><text:span text:style-name="T7">2</text:span></text:p>
      <text:p text:style-name="P17"><text:span text:style-name="T7">3</text:span></text:p>
      <text:p text:style-name="P17"><text:span text:style-name="T7">4</text:span></text:p>
      <text:p text:style-name="P17"><text:span text:style-name="T7">5</text:span></text:p>
      <text:p text:style-name="P17"><text:span text:style-name="T7">6</text:span></text:p>
      <text:p text:style-name="P17"><text:span text:style-name="T7">Enter the number to be searched</text:span></text:p>
      <text:p text:style-name="P17"><text:span text:style-name="T7">6</text:span></text:p>
      <text:p text:style-name="P81"/>
      <text:p text:style-name="P17"><text:span text:style-name="T7">6 found!</text:span></text:p>
      <text:p text:style-name="P17"><text:span text:style-name="T7">No. of comparisons = 2</text:span></text:p>
      <text:p text:style-name="P81"/>
      <text:p text:style-name="P17"><text:span text:style-name="T7">Enter the array size</text:span></text:p>
      <text:p text:style-name="P17"><text:span text:style-name="T7">3</text:span></text:p>
      <text:p text:style-name="P17"><text:span text:style-name="T7">Enter the array elements in ascending order</text:span></text:p>
      <text:p text:style-name="P17"><text:span text:style-name="T7">1</text:span></text:p>
      <text:p text:style-name="P17"><text:span text:style-name="T7">2</text:span></text:p>
      <text:p text:style-name="P17"><text:span text:style-name="T7">3</text:span></text:p>
      <text:p text:style-name="P17"><text:span text:style-name="T7">Enter the number to be searched</text:span></text:p>
      <text:p text:style-name="P17"><text:span text:style-name="T7">4</text:span></text:p>
      <text:p text:style-name="P81"/>
      <text:p text:style-name="P17"><text:span text:style-name="T7">4 not found!</text:span></text:p>
      <text:p text:style-name="P17"><text:span text:style-name="T7">No. of comparisons = 3</text:span></text:p>
      <text:p text:style-name="P80"/>
      <text:p text:style-name="P17"><text:span text:style-name="T7">Enter the array size</text:span></text:p>
      <text:p text:style-name="P17"><text:span text:style-name="T7">3</text:span></text:p>
      <text:p text:style-name="P17"><text:span text:style-name="T7">Enter the array elements in ascending order</text:span></text:p>
      <text:p text:style-name="P17"><text:span text:style-name="T7">11</text:span></text:p>
      <text:p text:style-name="P17"><text:span text:style-name="T7">22</text:span></text:p>
      <text:p text:style-name="P17"><text:span text:style-name="T7">33</text:span></text:p>
      <text:p text:style-name="P17"><text:span text:style-name="T7">Enter the number to be searched</text:span></text:p>
      <text:p text:style-name="P17"><text:span text:style-name="T7">1</text:span></text:p>
      <text:p text:style-name="P81"/>
      <text:p text:style-name="P17"><text:span text:style-name="T7">1 not found!</text:span></text:p>
      <text:p text:style-name="P17"><text:span text:style-name="T7">No. of comparisons = 2</text:span></text:p>
      <text:p text:style-name="P81"/>
      <text:p text:style-name="P17"><text:span text:style-name="T7">Enter the array size</text:span></text:p>
      <text:p text:style-name="P17"><text:span text:style-name="T7">4</text:span></text:p>
      <text:p text:style-name="P17"><text:span text:style-name="T7">Enter the array elements in ascending order</text:span></text:p>
      <text:p text:style-name="P17"><text:soft-page-break/><text:span text:style-name="T7">1</text:span></text:p>
      <text:p text:style-name="P17"><text:span text:style-name="T7">2</text:span></text:p>
      <text:p text:style-name="P17"><text:span text:style-name="T7">3</text:span></text:p>
      <text:p text:style-name="P17"><text:span text:style-name="T7">4</text:span></text:p>
      <text:p text:style-name="P17"><text:span text:style-name="T7">Enter the number to be searched</text:span></text:p>
      <text:p text:style-name="P17"><text:span text:style-name="T7">5</text:span></text:p>
      <text:p text:style-name="P81"/>
      <text:p text:style-name="P17"><text:span text:style-name="T7">5 not found!</text:span></text:p>
      <text:p text:style-name="P17"><text:span text:style-name="T7">No. of comparisons = 3</text:span></text:p>
      <text:p text:style-name="P17"><text:span text:style-name="T7">Enter the array size</text:span></text:p>
      <text:p text:style-name="P17"><text:span text:style-name="T7">4</text:span></text:p>
      <text:p text:style-name="P17"><text:span text:style-name="T7">Enter the array elements in ascending order</text:span></text:p>
      <text:p text:style-name="P17"><text:span text:style-name="T7">4</text:span></text:p>
      <text:p text:style-name="P17"><text:span text:style-name="T7">5</text:span></text:p>
      <text:p text:style-name="P17"><text:span text:style-name="T7">6</text:span></text:p>
      <text:p text:style-name="P17"><text:span text:style-name="T7">7</text:span></text:p>
      <text:p text:style-name="P17"><text:span text:style-name="T7">Enter the number to be searched</text:span></text:p>
      <text:p text:style-name="P17"><text:span text:style-name="T7">1</text:span></text:p>
      <text:p text:style-name="P81"/>
      <text:p text:style-name="P17"><text:span text:style-name="T7">1 not found!</text:span></text:p>
      <text:p text:style-name="P17"><text:span text:style-name="T7">No. of comparisons = 2</text:span></text:p>
      <text:p text:style-name="P116"/>
      <text:p text:style-name="P17"><text:span text:style-name="T2">RESULT :- </text:span><text:span text:style-name="T7">Binary search was performed in an already sorted array and the required element, if present, was found out. Also, the number of comparisons performed was found out to be 1 for best case and approximately (log</text:span><text:span text:style-name="T8">2</text:span><text:span text:style-name="T6">n+1) for worst case where n is the number of array elements</text:span><text:span text:style-name="T7">. </text:span></text:p>
      <text:p text:style-name="P17"><text:span text:style-name="T7">Time complexity:</text:span></text:p>
      <text:p text:style-name="P17"><text:span text:style-name="T7"><text:tab/>Best case – O(1)</text:span></text:p>
      <text:p text:style-name="P17"><text:span text:style-name="T7"><text:tab/>Average case – O(log</text:span><text:span text:style-name="T8">2</text:span><text:span text:style-name="T6">n)</text:span></text:p>
      <text:p text:style-name="P17"><text:span text:style-name="T7"><text:tab/>Worst case – O(log</text:span><text:span text:style-name="T8">2</text:span><text:span text:style-name="T6">n)</text:span></text:p>
      <text:p text:style-name="P91">EXPERIMENT 3</text:p>
      <text:p text:style-name="P17"/>
      <text:p text:style-name="P112"><text:span text:style-name="T2">AIM</text:span> :- Write a program to read two polynomials and store them in an array. Calculate the sum of the two polynomials and display the first polynomial, second polynomial and the resultant polynomial.</text:p>
      <text:p text:style-name="P17"/>
      <text:p text:style-name="P112"><text:span text:style-name="T2">DATA STRUCTURE USED</text:span> :- ARRAY is the data structure used.</text:p>
      <text:p text:style-name="P17"/>
      <text:p text:style-name="P112"><text:span text:style-name="T2">ALGORITHM</text:span> :-</text:p>
      <text:p text:style-name="P17">START</text:p>
      <text:list xml:id="list1520079175" text:style-name="WWNum4">
        <text:list-item>
          <text:p text:style-name="P18">Initialise the exponent and coeffcient arrays and t1 (no of terms in p1), t2 (no of terms in p2) </text:p>
        </text:list-item>
        <text:list-item>
          <text:p text:style-name="P18">Read the first polynomial and store it in the p1 coeff and exp arrays</text:p>
        </text:list-item>
        <text:list-item>
          <text:p text:style-name="P18">Read the second polynomial to the p2 coeff and exp arrays</text:p>
        </text:list-item>
        <text:list-item>
          <text:p text:style-name="P18">while i&lt;=t1 || j&lt;=t2 </text:p>
        </text:list-item>
      </text:list>
      <text:p text:style-name="P86">if i &gt;= t1</text:p>
      <text:p text:style-name="P87">p3.exp[k] = p2.exp[j]</text:p>
      <text:p text:style-name="P88"><text:tab/>p3.coeff[k] = p2.coeff[j]</text:p>
      <text:p text:style-name="P88"><text:tab/>j++, k++</text:p>
      <text:p text:style-name="P86">else if j &gt;= t2 </text:p>
      <text:p text:style-name="P88"><text:s text:c="6"/><text:tab/>p3.exp[k] = p1.exp[i]</text:p>
      <text:p text:style-name="P17"><text:tab/><text:tab/> <text:s text:c="5"/><text:tab/>p3.coeff[k] = p1.coeff[i]</text:p>
      <text:p text:style-name="P17"><text:tab/><text:tab/><text:tab/>i++, k++</text:p>
      <text:p text:style-name="P17"><text:tab/> <text:s text:c="5"/>else if <text:s/>p1.exp[i] == p2.exp[j]</text:p>
      <text:p text:style-name="P17"><text:tab/><text:tab/><text:tab/>p3.coeff[k] = p1.coeff[i] + p2.coeff[j]</text:p>
      <text:p text:style-name="P17"><text:tab/><text:tab/><text:tab/>p3.exp[k] = p1.exp[i]</text:p>
      <text:p text:style-name="P17"><text:tab/><text:tab/><text:tab/>i++, j++, k++</text:p>
      <text:p text:style-name="P17"><text:tab/> <text:s text:c="6"/>else if p1.exp[i] &gt; p2.exp[j]</text:p>
      <text:p text:style-name="P17"><text:s/><text:tab/><text:tab/><text:tab/>p3.exp[k] = p1.exp[i]</text:p>
      <text:p text:style-name="P17"><text:tab/><text:tab/><text:tab/>p3.coeff[k] = p1.coeff[i]</text:p>
      <text:p text:style-name="P17"><text:tab/><text:tab/><text:tab/>i++, k++</text:p>
      <text:p text:style-name="P17"><text:tab/> <text:s text:c="6"/>else</text:p>
      <text:p text:style-name="P17"><text:tab/><text:tab/><text:tab/>p3.exp[k] = p2.exp[j]</text:p>
      <text:p text:style-name="P17"><text:tab/><text:tab/><text:tab/>p3.coeff[k] = p2.coeff[j]</text:p>
      <text:p text:style-name="P17"><text:tab/><text:tab/><text:tab/>j++, k++</text:p>
      <text:p text:style-name="P17"><text:s text:c="6"/>5. <text:s text:c="2"/>Print p1, p2 and p3</text:p>
      <text:p text:style-name="P17">STOP</text:p>
      <text:p text:style-name="P116"/>
      <text:p text:style-name="P17"><text:span text:style-name="T2">PROGRAM CODE</text:span> :- </text:p>
      <text:p text:style-name="P17"/>
      <text:p text:style-name="P17">#include&lt;stdio.h&gt;</text:p>
      <text:p text:style-name="P17">#include&lt;stdlib.h&gt;</text:p>
      <text:p text:style-name="P17"/>
      <text:p text:style-name="P17">struct poly</text:p>
      <text:p text:style-name="P17">{</text:p>
      <text:p text:style-name="P17"><text:tab/>int coeff[20];</text:p>
      <text:p text:style-name="P17"><text:tab/>int exp[20];</text:p>
      <text:p text:style-name="P17">};</text:p>
      <text:p text:style-name="P17"/>
      <text:p text:style-name="P17"><text:soft-page-break/>void main()</text:p>
      <text:p text:style-name="P17">{</text:p>
      <text:p text:style-name="P17"><text:tab/>struct poly p1, p2, p3;<text:tab/></text:p>
      <text:p text:style-name="P17"><text:tab/>int t1, t2, i=0, j=0, k=0;</text:p>
      <text:p text:style-name="P17"/>
      <text:p text:style-name="P17"><text:tab/>printf("Enter the no. of terms in first polynomial\n");</text:p>
      <text:p text:style-name="P17"><text:tab/>scanf("%d", &amp;t1);</text:p>
      <text:p text:style-name="P17"/>
      <text:p text:style-name="P17"><text:tab/>printf("Enter the no. of terms in second polynomial\n");</text:p>
      <text:p text:style-name="P17"><text:tab/>scanf("%d", &amp;t2);</text:p>
      <text:p text:style-name="P17"/>
      <text:p text:style-name="P17"><text:tab/>printf("Enter the first polynomial (Eg:- ax^2 + b^x + c) in the decreasing order of the powers of the terms \nand in such a way that the coefficient of the first term (Here,a) is entered first \nand then the power of the variable in the same term (Here,2)\n");</text:p>
      <text:p text:style-name="P17"/>
      <text:p text:style-name="P17"><text:tab/>for(i=0;i&lt;t1;i++)</text:p>
      <text:p text:style-name="P17"><text:tab/>{</text:p>
      <text:p text:style-name="P17"><text:tab/><text:tab/>scanf("%d", &amp;p1.coeff[i]);</text:p>
      <text:p text:style-name="P17"><text:tab/><text:tab/>scanf("%d", &amp;p1.exp[i]);</text:p>
      <text:p text:style-name="P17"><text:tab/>}</text:p>
      <text:p text:style-name="P17"><text:tab/></text:p>
      <text:p text:style-name="P17"><text:tab/>printf("Enter the second polynomial as mentioned above\n");</text:p>
      <text:p text:style-name="P17"/>
      <text:p text:style-name="P17"><text:tab/>for(j=0;j&lt;t2;j++)</text:p>
      <text:p text:style-name="P17"><text:tab/>{</text:p>
      <text:p text:style-name="P17"><text:tab/><text:tab/>scanf("%d", &amp;p2.coeff[j]);</text:p>
      <text:p text:style-name="P17"><text:tab/><text:tab/>scanf("%d", &amp;p2.exp[j]);</text:p>
      <text:p text:style-name="P17"><text:tab/>}</text:p>
      <text:p text:style-name="P17"><text:tab/></text:p>
      <text:p text:style-name="P17"><text:tab/>i=0, j=0;</text:p>
      <text:p text:style-name="P17"><text:tab/></text:p>
      <text:p text:style-name="P17"><text:tab/>while (i&lt;t1 || j&lt;t2)</text:p>
      <text:p text:style-name="P17"><text:tab/>{</text:p>
      <text:p text:style-name="P17"><text:tab/><text:tab/>if (i&gt;=t1)</text:p>
      <text:p text:style-name="P17"><text:tab/><text:tab/>{</text:p>
      <text:p text:style-name="P17"><text:tab/><text:tab/><text:tab/>p3.exp[k] = p2.exp[j];</text:p>
      <text:p text:style-name="P17"><text:tab/><text:tab/><text:tab/>p3.coeff[k] = p2.coeff[j];</text:p>
      <text:p text:style-name="P17"><text:tab/><text:tab/><text:tab/>j++, k++;</text:p>
      <text:p text:style-name="P17"><text:tab/><text:tab/>}</text:p>
      <text:p text:style-name="P17"><text:tab/><text:tab/></text:p>
      <text:p text:style-name="P17"><text:tab/><text:tab/>else if (j&gt;=t2)</text:p>
      <text:p text:style-name="P17"><text:tab/><text:tab/>{</text:p>
      <text:p text:style-name="P17"><text:tab/><text:tab/><text:tab/>p3.exp[k] = p1.exp[i];</text:p>
      <text:p text:style-name="P17"><text:tab/><text:tab/><text:tab/>p3.coeff[k] = p1.coeff[i];</text:p>
      <text:p text:style-name="P17"><text:tab/><text:tab/><text:tab/>i++, k++;</text:p>
      <text:p text:style-name="P17"><text:tab/><text:tab/>}<text:tab/></text:p>
      <text:p text:style-name="P17"><text:tab/><text:tab/>else if (p1.exp[i] == p2.exp[j])</text:p>
      <text:p text:style-name="P17"><text:tab/><text:tab/>{</text:p>
      <text:p text:style-name="P17"><text:tab/><text:tab/><text:tab/>p3.coeff[k] = p1.coeff[i] + p2.coeff[j];</text:p>
      <text:p text:style-name="P17"><text:tab/><text:tab/><text:tab/>p3.exp[k] = p1.exp[i];</text:p>
      <text:p text:style-name="P17"><text:tab/><text:tab/><text:tab/>i++, j++, k++;</text:p>
      <text:p text:style-name="P17"><text:tab/><text:tab/>}</text:p>
      <text:p text:style-name="P17"><text:soft-page-break/><text:tab/><text:tab/></text:p>
      <text:p text:style-name="P17"><text:tab/><text:tab/>else if (p1.exp[i] &gt; p2.exp[j])</text:p>
      <text:p text:style-name="P17"><text:s/><text:tab/><text:tab/>{</text:p>
      <text:p text:style-name="P17"><text:tab/><text:tab/><text:tab/>p3.exp[k] = p1.exp[i];</text:p>
      <text:p text:style-name="P17"><text:tab/><text:tab/><text:tab/>p3.coeff[k] = p1.coeff[i];</text:p>
      <text:p text:style-name="P17"><text:tab/><text:tab/><text:tab/>i++, k++;</text:p>
      <text:p text:style-name="P17"><text:tab/><text:tab/>}</text:p>
      <text:p text:style-name="P17"><text:tab/><text:tab/></text:p>
      <text:p text:style-name="P17"><text:tab/><text:tab/>else</text:p>
      <text:p text:style-name="P17"><text:tab/><text:tab/>{</text:p>
      <text:p text:style-name="P17"><text:tab/><text:tab/><text:tab/>p3.exp[k] = p2.exp[j];</text:p>
      <text:p text:style-name="P17"><text:tab/><text:tab/><text:tab/>p3.coeff[k] = p2.coeff[j];</text:p>
      <text:p text:style-name="P17"><text:tab/><text:tab/><text:tab/>j++, k++;</text:p>
      <text:p text:style-name="P17"><text:tab/><text:tab/>}</text:p>
      <text:p text:style-name="P17"><text:tab/>}</text:p>
      <text:p text:style-name="P17"><text:tab/></text:p>
      <text:p text:style-name="P17"><text:tab/>printf("The sum of\n");</text:p>
      <text:p text:style-name="P17"><text:tab/></text:p>
      <text:p text:style-name="P17"><text:tab/>for(i=0;i&lt;t1;i++)</text:p>
      <text:p text:style-name="P17"><text:tab/>{</text:p>
      <text:p text:style-name="P17"><text:tab/><text:tab/>printf("(%dx^%d) ", p1.coeff[i], p1.exp[i]);</text:p>
      <text:p text:style-name="P17"><text:tab/>}</text:p>
      <text:p text:style-name="P17"><text:tab/></text:p>
      <text:p text:style-name="P17"><text:tab/>printf("and\n");</text:p>
      <text:p text:style-name="P17"><text:tab/></text:p>
      <text:p text:style-name="P17"><text:tab/>for(j=0;j&lt;t2;j++)</text:p>
      <text:p text:style-name="P17"><text:tab/>{</text:p>
      <text:p text:style-name="P17"><text:tab/><text:tab/>printf("(%dx^%d) ", p2.coeff[j], p2.exp[j]);</text:p>
      <text:p text:style-name="P17"><text:tab/>}</text:p>
      <text:p text:style-name="P17"><text:tab/></text:p>
      <text:p text:style-name="P17"><text:tab/>printf("is\n");</text:p>
      <text:p text:style-name="P17"><text:tab/></text:p>
      <text:p text:style-name="P17"><text:tab/>for(i=0;i&lt;k;i++)</text:p>
      <text:p text:style-name="P17"><text:tab/>{</text:p>
      <text:p text:style-name="P17"><text:tab/><text:tab/>printf("(%dx^%d) ", p3.coeff[i], p3.exp[i]);</text:p>
      <text:p text:style-name="P17"><text:tab/>}</text:p>
      <text:p text:style-name="P17"><text:tab/></text:p>
      <text:p text:style-name="P17"><text:tab/>printf("\n");</text:p>
      <text:p text:style-name="P17">}</text:p>
      <text:p text:style-name="P116"/>
      <text:p text:style-name="P17"><text:span text:style-name="T2">SAMPLE OUTPUTS</text:span> :- </text:p>
      <text:p text:style-name="P17"/>
      <text:p text:style-name="P17">Enter the no. of terms in first polynomial</text:p>
      <text:p text:style-name="P17">3</text:p>
      <text:p text:style-name="P17">Enter the no. of terms in second polynomial</text:p>
      <text:p text:style-name="P17">5</text:p>
      <text:p text:style-name="P17">Enter the first polynomial (Eg:- ax^2 + b^x + c) in the decreasing order of the powers of the terms </text:p>
      <text:p text:style-name="P17">and in such a way that the coefficient of the first term (Here,a) is entered first </text:p>
      <text:p text:style-name="P17">and then the power of the variable in the same term (Here,2)</text:p>
      <text:p text:style-name="P17">3</text:p>
      <text:p text:style-name="P17">2</text:p>
      <text:p text:style-name="P17">4</text:p>
      <text:p text:style-name="P17"><text:soft-page-break/>1</text:p>
      <text:p text:style-name="P17">5</text:p>
      <text:p text:style-name="P17">0</text:p>
      <text:p text:style-name="P17">Enter the second polynomial as mentioned above</text:p>
      <text:p text:style-name="P17">4</text:p>
      <text:p text:style-name="P17">10</text:p>
      <text:p text:style-name="P17">5</text:p>
      <text:p text:style-name="P17">5</text:p>
      <text:p text:style-name="P17">3</text:p>
      <text:p text:style-name="P17">2</text:p>
      <text:p text:style-name="P17">2</text:p>
      <text:p text:style-name="P17">1</text:p>
      <text:p text:style-name="P17">4</text:p>
      <text:p text:style-name="P17">0</text:p>
      <text:p text:style-name="P17">The sum of</text:p>
      <text:p text:style-name="P17">(3x^2) (4x^1) (5x^0) and</text:p>
      <text:p text:style-name="P17">(4x^10) (5x^5) (3x^2) (2x^1) (4x^0) is</text:p>
      <text:p text:style-name="P17">(4x^10) (5x^5) (6x^2) (6x^1) (9x^0) </text:p>
      <text:p text:style-name="P17"/>
      <text:p text:style-name="P17">Enter the no. of terms in first polynomial</text:p>
      <text:p text:style-name="P17">1</text:p>
      <text:p text:style-name="P17">Enter the no. of terms in second polynomial</text:p>
      <text:p text:style-name="P17">1</text:p>
      <text:p text:style-name="P17">Enter the first polynomial (Eg:- ax^2 + b^x + c) in the decreasing order of the powers of the terms </text:p>
      <text:p text:style-name="P17">and in such a way that the coefficient of the first term (Here,a) is entered first </text:p>
      <text:p text:style-name="P17">and then the power of the variable in the same term (Here,2)</text:p>
      <text:p text:style-name="P17">4</text:p>
      <text:p text:style-name="P17">4</text:p>
      <text:p text:style-name="P17">Enter the second polynomial as mentioned above</text:p>
      <text:p text:style-name="P17">3</text:p>
      <text:p text:style-name="P17">4</text:p>
      <text:p text:style-name="P17">The sum of</text:p>
      <text:p text:style-name="P17">(4x^4) and</text:p>
      <text:p text:style-name="P17">(3x^4) is</text:p>
      <text:p text:style-name="P17">(7x^4) </text:p>
      <text:p text:style-name="P17"/>
      <text:p text:style-name="P17">Enter the no. of terms in first polynomial</text:p>
      <text:p text:style-name="P17">3</text:p>
      <text:p text:style-name="P17">Enter the no. of terms in second polynomial</text:p>
      <text:p text:style-name="P17">2</text:p>
      <text:p text:style-name="P17">Enter the first polynomial (Eg:- ax^2 + b^x + c) in the decreasing order of the powers of the terms </text:p>
      <text:p text:style-name="P17">and in such a way that the coefficient of the first term (Here,a) is entered first </text:p>
      <text:p text:style-name="P17">and then the power of the variable in the same term (Here,2)</text:p>
      <text:p text:style-name="P17">5</text:p>
      <text:p text:style-name="P17">5</text:p>
      <text:p text:style-name="P17">4</text:p>
      <text:p text:style-name="P17">4</text:p>
      <text:p text:style-name="P17">3</text:p>
      <text:p text:style-name="P17">3</text:p>
      <text:p text:style-name="P17">Enter the second polynomial as mentioned above</text:p>
      <text:p text:style-name="P17">2</text:p>
      <text:p text:style-name="P17">2</text:p>
      <text:p text:style-name="P17"><text:soft-page-break/>1</text:p>
      <text:p text:style-name="P17">1</text:p>
      <text:p text:style-name="P17">The sum of</text:p>
      <text:p text:style-name="P17">(5x^5) (4x^4) (3x^3) and</text:p>
      <text:p text:style-name="P17">(2x^2) (1x^1) is</text:p>
      <text:p text:style-name="P17">(5x^5) (4x^4) (3x^3) (2x^2) (1x^1) </text:p>
      <text:p text:style-name="P17"/>
      <text:p text:style-name="P17">Enter the no. of terms in first polynomial</text:p>
      <text:p text:style-name="P17">3</text:p>
      <text:p text:style-name="P17">Enter the no. of terms in second polynomial</text:p>
      <text:p text:style-name="P17">3</text:p>
      <text:p text:style-name="P17">Enter the first polynomial (Eg:- ax^2 + b^x + c) in the decreasing order of the powers of the terms </text:p>
      <text:p text:style-name="P17">and in such a way that the coefficient of the first term (Here,a) is entered first </text:p>
      <text:p text:style-name="P17">and then the power of the variable in the same term (Here,2)</text:p>
      <text:p text:style-name="P17">6</text:p>
      <text:p text:style-name="P17">6</text:p>
      <text:p text:style-name="P17">5</text:p>
      <text:p text:style-name="P17">5</text:p>
      <text:p text:style-name="P17">4</text:p>
      <text:p text:style-name="P17">0</text:p>
      <text:p text:style-name="P17">Enter the second polynomial as mentioned above</text:p>
      <text:p text:style-name="P17">4</text:p>
      <text:p text:style-name="P17">3</text:p>
      <text:p text:style-name="P17">2</text:p>
      <text:p text:style-name="P17">1</text:p>
      <text:p text:style-name="P17">5</text:p>
      <text:p text:style-name="P17">0</text:p>
      <text:p text:style-name="P17">The sum of</text:p>
      <text:p text:style-name="P17">(6x^6) (5x^5) (4x^0) and</text:p>
      <text:p text:style-name="P17">(4x^3) (2x^1) (5x^0) is</text:p>
      <text:p text:style-name="P17">(6x^6) (5x^5) (4x^3) (2x^1) (9x^0) </text:p>
      <text:p text:style-name="P116"/>
      <text:p text:style-name="P17"><text:span text:style-name="T2">RESULT</text:span> :- Two polynomials are stored in an array and are added to obtain a resultant polynomial. All three polynomials are displayed.</text:p>
      <text:p text:style-name="P92">EXPERIMENT 4</text:p>
      <text:p text:style-name="P17"/>
      <text:p text:style-name="P112"><text:span text:style-name="T2">AIM</text:span> :- Write a program to enter two matrices in normal form. Write a function to convert two matrices to tuple form and display it. Also find the transpose of the two matrices represented in tuple form and display it. Find the sum of the two matrices in tuple form and display the sum in tuple form.</text:p>
      <text:p text:style-name="P17"/>
      <text:p text:style-name="P112"><text:span text:style-name="T2">DATA STRUCTURE USED</text:span> :- ARRAY is the data structure used.</text:p>
      <text:p text:style-name="P17"/>
      <text:p text:style-name="P112"><text:span text:style-name="T2">ALGORITHM</text:span><text:span text:style-name="T7"> :- </text:span></text:p>
      <text:p text:style-name="P112"><text:span text:style-name="T7">START</text:span></text:p>
      <text:p text:style-name="P112"><text:span text:style-name="T7"><text:s/>1. Accept the two matrix in normal form and R is the Resultant Matrix</text:span></text:p>
      <text:p text:style-name="P112"><text:span text:style-name="T7"><text:s/>2. Traverse throught the matrix such that k starts from 1</text:span></text:p>
      <text:p text:style-name="P112"><text:span text:style-name="T7"><text:s/>3. Find non zero values</text:span></text:p>
      <text:p text:style-name="P112"><text:span text:style-name="T7"><text:s/>4. Store its row in R[i][0] and column in R[i][1] and value in R[i][2]</text:span></text:p>
      <text:p text:style-name="P112"><text:span text:style-name="T7"><text:s/>5. Store R[0][0] = num of rows</text:span></text:p>
      <text:p text:style-name="P112"><text:span text:style-name="T7"><text:s/>6. Store R[0][1] = num of columns</text:span></text:p>
      <text:p text:style-name="P112"><text:span text:style-name="T7"><text:s/>7. Store R[0][0] = k-1 (Number of non-zero values)</text:span></text:p>
      <text:p text:style-name="P112"><text:span text:style-name="T7"><text:s/>8. Print the resultant Tuple Representation</text:span></text:p>
      <text:p text:style-name="P113"/>
      <text:p text:style-name="P112"><text:span text:style-name="T7"><text:s/>9. Function Transpose(int sp[][3])</text:span></text:p>
      <text:p text:style-name="P112"><text:span text:style-name="T7"><text:s/>10. Check whether sp[0][2] is 0: then return "No elements"</text:span></text:p>
      <text:p text:style-name="P112"><text:span text:style-name="T7"><text:s/>11. Copy sp[0][0] into spt[0][0]</text:span></text:p>
      <text:p text:style-name="P112"><text:span text:style-name="T7"><text:s/>12. Copy sp[0][1] into spt[0][1]</text:span></text:p>
      <text:p text:style-name="P112"><text:span text:style-name="T7"><text:s/>13. Copy sp[0][2] into spt[0][2]</text:span></text:p>
      <text:p text:style-name="P112"><text:span text:style-name="T7"><text:s/>14. k = 1</text:span></text:p>
      <text:p text:style-name="P112"><text:span text:style-name="T7"><text:s/>15. for i=0 till number of columns</text:span></text:p>
      <text:p text:style-name="P112"><text:span text:style-name="T7"><text:s/>16. for j=1 till the number of non zero values</text:span></text:p>
      <text:p text:style-name="P112"><text:span text:style-name="T7"><text:s/>17. if i == a[j][1], insert the entire row into Resultant Array</text:span></text:p>
      <text:p text:style-name="P112"><text:span text:style-name="T7"><text:s/>18. k++</text:span></text:p>
      <text:p text:style-name="P112"><text:span text:style-name="T7"><text:s/>19. End if</text:span></text:p>
      <text:p text:style-name="P112"><text:span text:style-name="T7"><text:s/>20. End for</text:span></text:p>
      <text:p text:style-name="P112"><text:span text:style-name="T7"><text:s/>21. End for</text:span></text:p>
      <text:p text:style-name="P112"><text:span text:style-name="T7"><text:s/>22. Print Resultant Array</text:span></text:p>
      <text:p text:style-name="P113"><text:soft-page-break/></text:p>
      <text:p text:style-name="P112"><text:span text:style-name="T7"><text:s/>23. Function Addition(int sp1[][3],int sp2[][3])</text:span></text:p>
      <text:p text:style-name="P112"><text:span text:style-name="T7"><text:s/>24. If matrices doesn't match in size (i.e, rows and columns are not equal), print "Invalid operation"</text:span></text:p>
      <text:p text:style-name="P112"><text:span text:style-name="T7"><text:s/>25. Else</text:span></text:p>
      <text:p text:style-name="P112"><text:span text:style-name="T7"><text:s/>26. while i &lt;= sp1[0][2] or j &lt;= sp2[0][2] do</text:span></text:p>
      <text:p text:style-name="P112"><text:span text:style-name="T7"><text:s/>27. If sp1[i][0] &lt; sp2[j][0]</text:span></text:p>
      <text:p text:style-name="P112"><text:span text:style-name="T7"><text:s/>28. Copy the data of i</text:span><text:span text:style-name="T4">th</text:span><text:span text:style-name="T6"> row of sp1 </text:span><text:span text:style-name="T7">to Resultant, i++, k++</text:span></text:p>
      <text:p text:style-name="P112"><text:span text:style-name="T7"><text:s/>29. Else if sp1[i][0] &gt; sp2[j][0]</text:span></text:p>
      <text:p text:style-name="P112"><text:span text:style-name="T7"><text:s/>30. Copy the data of j</text:span><text:span text:style-name="T4">th</text:span><text:span text:style-name="T6"> row of sp2 </text:span><text:span text:style-name="T7">to Resultant, j++, k++</text:span></text:p>
      <text:p text:style-name="P112"><text:span text:style-name="T7"><text:s/>31. Else</text:span></text:p>
      <text:p text:style-name="P112"><text:span text:style-name="T7"><text:s/>32. If sp1[i][1] &lt; sp2[j][1]</text:span></text:p>
      <text:p text:style-name="P112"><text:span text:style-name="T7"><text:s/>33. Copy the data of i</text:span><text:span text:style-name="T4">th</text:span><text:span text:style-name="T6"> row of sp1 </text:span><text:span text:style-name="T7">to Resultant, i++, k++</text:span></text:p>
      <text:p text:style-name="P112"><text:span text:style-name="T7"><text:s/>34. Else if sp1[i][1] &gt; sp2[j][1]</text:span></text:p>
      <text:p text:style-name="P112"><text:span text:style-name="T7"><text:s/>35. Copy the data of j</text:span><text:span text:style-name="T4">th</text:span><text:span text:style-name="T6"> row of sp2 </text:span><text:span text:style-name="T7">to Resultant, j++, k++</text:span></text:p>
      <text:p text:style-name="P112"><text:span text:style-name="T7"><text:s/>36. Else</text:span></text:p>
      <text:p text:style-name="P112"><text:span text:style-name="T7"><text:s/>37. Add the values and insert to Resultant along with the row and column data, i++, j++, k++</text:span></text:p>
      <text:p text:style-name="P112"><text:span text:style-name="T7"><text:s/>38. End if</text:span></text:p>
      <text:p text:style-name="P112"><text:span text:style-name="T7"><text:s/>39. End if</text:span></text:p>
      <text:p text:style-name="P112"><text:span text:style-name="T7"><text:s/>40. End while</text:span></text:p>
      <text:p text:style-name="P112"><text:span text:style-name="T7"><text:s/>41. End if</text:span></text:p>
      <text:p text:style-name="P112"><text:span text:style-name="T7"><text:s/>42. Print the Resultant Tuple Representation</text:span></text:p>
      <text:p text:style-name="P112"><text:span text:style-name="T7">STOP</text:span></text:p>
      <text:p text:style-name="P17"/>
      <text:p text:style-name="P112"><text:span text:style-name="T2">PROGRAM CODE </text:span><text:span text:style-name="T7">:-</text:span></text:p>
      <text:p text:style-name="P17"><text:span text:style-name="T7">#include &lt;stdio.h&gt;</text:span></text:p>
      <text:p text:style-name="P17"><text:span text:style-name="T7">#include &lt;stdlib.h&gt;</text:span></text:p>
      <text:p text:style-name="P81"/>
      <text:p text:style-name="P17"><text:span text:style-name="T7">struct sparse </text:span></text:p>
      <text:p text:style-name="P17"><text:span text:style-name="T7">{</text:span></text:p>
      <text:p text:style-name="P17"><text:span text:style-name="T7"><text:tab/>int row, col;</text:span></text:p>
      <text:p text:style-name="P17"><text:span text:style-name="T7"><text:tab/>int arr[10][10];</text:span></text:p>
      <text:p text:style-name="P17"><text:span text:style-name="T7"><text:tab/>int tuple[100][3];</text:span></text:p>
      <text:p text:style-name="P17"><text:span text:style-name="T7">};</text:span></text:p>
      <text:p text:style-name="P81"/>
      <text:p text:style-name="P81"/>
      <text:p text:style-name="P17"><text:span text:style-name="T7">void readArray(struct sparse *sp, int i)</text:span></text:p>
      <text:p text:style-name="P17"><text:span text:style-name="T7">{</text:span></text:p>
      <text:p text:style-name="P17"><text:soft-page-break/><text:span text:style-name="T7"><text:tab/>printf("Enter no. of rows and columns of matrix %d\n", i);</text:span></text:p>
      <text:p text:style-name="P17"><text:span text:style-name="T7"><text:tab/>scanf("%d%d", &amp;sp-&gt;row, &amp;sp-&gt;col);<text:tab/></text:span></text:p>
      <text:p text:style-name="P17"><text:span text:style-name="T7"><text:tab/></text:span></text:p>
      <text:p text:style-name="P17"><text:span text:style-name="T7"><text:tab/>printf("Enter the matrix %d elements\n", i);</text:span></text:p>
      <text:p text:style-name="P17"><text:span text:style-name="T7"><text:tab/>for(int i=0;i&lt;sp-&gt;row;i++)</text:span></text:p>
      <text:p text:style-name="P17"><text:span text:style-name="T7"><text:tab/><text:tab/>for(int j=0;j&lt;sp-&gt;col;j++)</text:span></text:p>
      <text:p text:style-name="P17"><text:span text:style-name="T7"><text:tab/><text:tab/><text:tab/>scanf("%d", &amp;sp-&gt;arr[i][j]);</text:span></text:p>
      <text:p text:style-name="P17"><text:span text:style-name="T7">}</text:span></text:p>
      <text:p text:style-name="P81"/>
      <text:p text:style-name="P17"><text:span text:style-name="T7">void dispArray(struct sparse *sp, int i)</text:span></text:p>
      <text:p text:style-name="P17"><text:span text:style-name="T7">{</text:span></text:p>
      <text:p text:style-name="P17"><text:span text:style-name="T7"><text:tab/>printf("Matrix %d:\n", i);</text:span></text:p>
      <text:p text:style-name="P17"><text:span text:style-name="T7"><text:tab/></text:span></text:p>
      <text:p text:style-name="P17"><text:span text:style-name="T7"><text:tab/>for(int i=0;i&lt;sp-&gt;row;i++)</text:span></text:p>
      <text:p text:style-name="P17"><text:span text:style-name="T7"><text:tab/>{</text:span></text:p>
      <text:p text:style-name="P17"><text:span text:style-name="T7"><text:tab/><text:tab/>for(int j=0;j&lt;sp-&gt;col;j++)</text:span></text:p>
      <text:p text:style-name="P17"><text:span text:style-name="T7"><text:tab/><text:tab/><text:tab/>printf("%d ", sp-&gt;arr[i][j]);</text:span></text:p>
      <text:p text:style-name="P17"><text:span text:style-name="T7"><text:tab/><text:tab/>printf("\n");</text:span></text:p>
      <text:p text:style-name="P17"><text:span text:style-name="T7"><text:tab/>}</text:span></text:p>
      <text:p text:style-name="P17"><text:span text:style-name="T7">}</text:span></text:p>
      <text:p text:style-name="P81"/>
      <text:p text:style-name="P17"><text:span text:style-name="T7"><text:tab/></text:span></text:p>
      <text:p text:style-name="P17"><text:span text:style-name="T7">void dispTuple(struct sparse *sp, int i)</text:span></text:p>
      <text:p text:style-name="P17"><text:span text:style-name="T7">{</text:span></text:p>
      <text:p text:style-name="P17"><text:span text:style-name="T7"><text:tab/>printf("Tuple representation of Sparse Matrix %d:\n",i);</text:span></text:p>
      <text:p text:style-name="P17"><text:span text:style-name="T7"><text:tab/>for(int i=0;i&lt;=sp-&gt;tuple[0][2];i++)</text:span></text:p>
      <text:p text:style-name="P17"><text:span text:style-name="T7"><text:tab/>{</text:span></text:p>
      <text:p text:style-name="P17"><text:span text:style-name="T7"><text:tab/><text:tab/>for(int j=0;j&lt;3;j++)</text:span></text:p>
      <text:p text:style-name="P17"><text:span text:style-name="T7"><text:tab/><text:tab/><text:tab/>printf("%d ", sp-&gt;tuple[i][j]);</text:span></text:p>
      <text:p text:style-name="P17"><text:span text:style-name="T7"><text:tab/><text:tab/>printf("\n");</text:span></text:p>
      <text:p text:style-name="P17"><text:span text:style-name="T7"><text:tab/>}</text:span></text:p>
      <text:p text:style-name="P17"><text:span text:style-name="T7">}</text:span></text:p>
      <text:p text:style-name="P81"/>
      <text:p text:style-name="P81"/>
      <text:p text:style-name="P17"><text:span text:style-name="T7">void makeTuple(struct sparse *sp)</text:span></text:p>
      <text:p text:style-name="P17"><text:span text:style-name="T7">{</text:span></text:p>
      <text:p text:style-name="P17"><text:span text:style-name="T7"><text:tab/>int k=0;</text:span></text:p>
      <text:p text:style-name="P17"><text:span text:style-name="T7"><text:tab/>sp-&gt;tuple[0][0] = sp-&gt;row;</text:span></text:p>
      <text:p text:style-name="P17"><text:span text:style-name="T7"><text:tab/>sp-&gt;tuple[0][1] = sp-&gt;col;</text:span></text:p>
      <text:p text:style-name="P17"><text:span text:style-name="T7"><text:tab/></text:span></text:p>
      <text:p text:style-name="P17"><text:span text:style-name="T7"><text:tab/>for(int i=0;i&lt;sp-&gt;row;i++)</text:span></text:p>
      <text:p text:style-name="P17"><text:span text:style-name="T7"><text:tab/><text:tab/>for(int j=0;j&lt;sp-&gt;col;j++)</text:span></text:p>
      <text:p text:style-name="P17"><text:span text:style-name="T7"><text:tab/><text:tab/><text:tab/>if(sp-&gt;arr[i][j] != 0)</text:span></text:p>
      <text:p text:style-name="P17"><text:span text:style-name="T7"><text:tab/><text:tab/><text:tab/>{</text:span></text:p>
      <text:p text:style-name="P17"><text:span text:style-name="T7"><text:tab/><text:tab/><text:tab/><text:tab/>k++;</text:span></text:p>
      <text:p text:style-name="P17"><text:span text:style-name="T7"><text:tab/><text:tab/><text:tab/><text:tab/>sp-&gt;tuple[k][0] = i;</text:span></text:p>
      <text:p text:style-name="P17"><text:span text:style-name="T7"><text:tab/><text:tab/><text:tab/><text:tab/>sp-&gt;tuple[k][1] = j;</text:span></text:p>
      <text:p text:style-name="P17"><text:span text:style-name="T7"><text:tab/><text:tab/><text:tab/><text:tab/>sp-&gt;tuple[k][2] = sp-&gt;arr[i][j];</text:span></text:p>
      <text:p text:style-name="P17"><text:span text:style-name="T7"><text:tab/><text:tab/><text:tab/>}</text:span></text:p>
      <text:p text:style-name="P17"><text:span text:style-name="T7"><text:tab/>sp-&gt;tuple[0][2] = k;</text:span></text:p>
      <text:p text:style-name="P17"><text:span text:style-name="T7">}</text:span></text:p>
      <text:p text:style-name="P81"/>
      <text:p text:style-name="P81"><text:soft-page-break/></text:p>
      <text:p text:style-name="P17"><text:span text:style-name="T7">void makeArray(struct sparse *sp)</text:span></text:p>
      <text:p text:style-name="P17"><text:span text:style-name="T7">{</text:span></text:p>
      <text:p text:style-name="P17"><text:span text:style-name="T7"><text:tab/>sp-&gt;row = sp-&gt;tuple[0][0];</text:span></text:p>
      <text:p text:style-name="P17"><text:span text:style-name="T7"><text:tab/>sp-&gt;col = sp-&gt;tuple[0][1];</text:span></text:p>
      <text:p text:style-name="P17"><text:span text:style-name="T7"><text:tab/></text:span></text:p>
      <text:p text:style-name="P17"><text:span text:style-name="T7"><text:tab/>for(int i=0; i&lt;sp-&gt;row;i++)</text:span></text:p>
      <text:p text:style-name="P17"><text:span text:style-name="T7"><text:tab/><text:tab/>for(int j=0;j&lt;sp-&gt;col;j++)</text:span></text:p>
      <text:p text:style-name="P17"><text:span text:style-name="T7"><text:tab/><text:tab/><text:tab/>sp-&gt;arr[i][j] = 0;</text:span></text:p>
      <text:p text:style-name="P17"><text:span text:style-name="T7"><text:tab/></text:span></text:p>
      <text:p text:style-name="P17"><text:span text:style-name="T7"><text:tab/>for(int i=1;i&lt;=sp-&gt;tuple[0][2];i++)</text:span></text:p>
      <text:p text:style-name="P17"><text:span text:style-name="T7"><text:tab/><text:tab/><text:tab/>sp-&gt;arr[sp-&gt;tuple[i][0]][sp-&gt;tuple[i][1]] = sp-&gt;tuple[i][2];</text:span></text:p>
      <text:p text:style-name="P17"><text:span text:style-name="T7">}<text:tab/></text:span></text:p>
      <text:p text:style-name="P81"/>
      <text:p text:style-name="P81"/>
      <text:p text:style-name="P17"><text:span text:style-name="T7">void transTuple(struct sparse *sp1, struct sparse *sp2, int a)</text:span></text:p>
      <text:p text:style-name="P17"><text:span text:style-name="T7">{</text:span></text:p>
      <text:p text:style-name="P17"><text:span text:style-name="T7"><text:tab/></text:span></text:p>
      <text:p text:style-name="P17"><text:span text:style-name="T7"><text:tab/>if(sp1-&gt;tuple[0][2] == 0)</text:span></text:p>
      <text:p text:style-name="P17"><text:span text:style-name="T7"><text:tab/><text:tab/>printf("Matrix %d cannot be transposed!\n", a);</text:span></text:p>
      <text:p text:style-name="P17"><text:span text:style-name="T7"><text:tab/>else</text:span></text:p>
      <text:p text:style-name="P17"><text:span text:style-name="T7"><text:tab/>{</text:span></text:p>
      <text:p text:style-name="P17"><text:span text:style-name="T7"><text:tab/><text:tab/>sp2-&gt;tuple[0][0] = sp1-&gt;tuple[0][1];</text:span></text:p>
      <text:p text:style-name="P17"><text:span text:style-name="T7"><text:tab/><text:tab/>sp2-&gt;tuple[0][1] = sp1-&gt;tuple[0][0];</text:span></text:p>
      <text:p text:style-name="P17"><text:span text:style-name="T7"><text:tab/><text:tab/>sp2-&gt;tuple[0][2] = sp1-&gt;tuple[0][2];</text:span></text:p>
      <text:p text:style-name="P17"><text:span text:style-name="T7"><text:tab/><text:tab/></text:span></text:p>
      <text:p text:style-name="P17"><text:span text:style-name="T7"><text:tab/><text:tab/></text:span></text:p>
      <text:p text:style-name="P17"><text:span text:style-name="T7"><text:tab/><text:tab/>int k=1;</text:span></text:p>
      <text:p text:style-name="P17"><text:span text:style-name="T7"><text:tab/><text:tab/></text:span></text:p>
      <text:p text:style-name="P17"><text:span text:style-name="T7"><text:tab/><text:tab/>for(int i=0;i&lt;sp1-&gt;tuple[0][1];i++)</text:span></text:p>
      <text:p text:style-name="P17"><text:span text:style-name="T7"><text:tab/><text:tab/><text:tab/>for(int j=1;j&lt;=sp1-&gt;tuple[0][2];j++)</text:span></text:p>
      <text:p text:style-name="P17"><text:span text:style-name="T7"><text:tab/><text:tab/><text:tab/><text:tab/>if(i == sp1-&gt;tuple[j][1])</text:span></text:p>
      <text:p text:style-name="P17"><text:span text:style-name="T7"><text:tab/><text:tab/><text:tab/><text:tab/>{</text:span></text:p>
      <text:p text:style-name="P17"><text:span text:style-name="T7"><text:tab/><text:tab/><text:tab/><text:tab/><text:tab/>sp2-&gt;tuple[k][0] = sp1-&gt;tuple[j][1];</text:span></text:p>
      <text:p text:style-name="P17"><text:span text:style-name="T7"><text:tab/><text:tab/><text:tab/><text:tab/><text:tab/>sp2-&gt;tuple[k][1] = sp1-&gt;tuple[j][0];</text:span></text:p>
      <text:p text:style-name="P17"><text:span text:style-name="T7"><text:tab/><text:tab/><text:tab/><text:tab/><text:tab/>sp2-&gt;tuple[k][2] = sp1-&gt;tuple[j][2];</text:span></text:p>
      <text:p text:style-name="P17"><text:span text:style-name="T7"><text:tab/><text:tab/><text:tab/><text:tab/><text:tab/>k++;</text:span></text:p>
      <text:p text:style-name="P17"><text:span text:style-name="T7"><text:tab/><text:tab/><text:tab/><text:tab/>}</text:span></text:p>
      <text:p text:style-name="P17"><text:span text:style-name="T7"><text:tab/><text:tab/>printf("Transpose of\n"); </text:span></text:p>
      <text:p text:style-name="P17"><text:span text:style-name="T7"><text:tab/><text:tab/>dispTuple(sp2, a);</text:span></text:p>
      <text:p text:style-name="P17"><text:span text:style-name="T7"><text:tab/>}</text:span></text:p>
      <text:p text:style-name="P17"><text:span text:style-name="T7">}</text:span></text:p>
      <text:p text:style-name="P81"/>
      <text:p text:style-name="P17"><text:span text:style-name="T7">void addTuple(struct sparse *sp1, struct sparse *sp2, struct sparse *sp3, int a, int b)</text:span></text:p>
      <text:p text:style-name="P17"><text:span text:style-name="T7">{</text:span></text:p>
      <text:p text:style-name="P17"><text:span text:style-name="T7"><text:tab/>int i=1, j=1, k=1; </text:span></text:p>
      <text:p text:style-name="P17"><text:span text:style-name="T7"><text:tab/></text:span></text:p>
      <text:p text:style-name="P17"><text:span text:style-name="T7"><text:tab/>if(sp1-&gt;tuple[0][0] != sp2-&gt;tuple[0][0] || sp1-&gt;tuple[0][1] != sp2-&gt;tuple[0][1])</text:span></text:p>
      <text:p text:style-name="P17"><text:span text:style-name="T7"><text:tab/><text:tab/>printf("Matrix %d and Matrix %d cannot be added!\n", a, b);</text:span></text:p>
      <text:p text:style-name="P17"><text:span text:style-name="T7"><text:tab/><text:tab/></text:span></text:p>
      <text:p text:style-name="P17"><text:span text:style-name="T7"><text:tab/>else</text:span></text:p>
      <text:p text:style-name="P17"><text:span text:style-name="T7"><text:tab/>{</text:span></text:p>
      <text:p text:style-name="P17"><text:soft-page-break/><text:span text:style-name="T7"><text:tab/><text:tab/>while(i&lt;=sp1-&gt;tuple[0][2] || j&lt;=sp2-&gt;tuple[0][2])</text:span></text:p>
      <text:p text:style-name="P17"><text:span text:style-name="T7"><text:tab/><text:tab/>{</text:span></text:p>
      <text:p text:style-name="P17"><text:span text:style-name="T7"><text:tab/><text:tab/><text:tab/>if(i&gt;sp1-&gt;tuple[0][2])</text:span></text:p>
      <text:p text:style-name="P17"><text:span text:style-name="T7"><text:tab/><text:tab/><text:tab/>{<text:tab/></text:span></text:p>
      <text:p text:style-name="P17"><text:span text:style-name="T7"><text:tab/><text:tab/><text:tab/><text:tab/>sp3-&gt;tuple[k][0] = sp2-&gt;tuple[j][0];</text:span></text:p>
      <text:p text:style-name="P17"><text:span text:style-name="T7"><text:tab/><text:tab/><text:tab/><text:tab/>sp3-&gt;tuple[k][1] = sp2-&gt;tuple[j][1];</text:span></text:p>
      <text:p text:style-name="P17"><text:span text:style-name="T7"><text:tab/><text:tab/><text:tab/><text:tab/>sp3-&gt;tuple[k][2] = sp2-&gt;tuple[j][2];</text:span></text:p>
      <text:p text:style-name="P17"><text:span text:style-name="T7"><text:tab/><text:tab/><text:tab/><text:tab/>k++, j++;</text:span></text:p>
      <text:p text:style-name="P17"><text:span text:style-name="T7"><text:tab/><text:tab/><text:tab/>}</text:span></text:p>
      <text:p text:style-name="P17"><text:span text:style-name="T7"><text:tab/><text:tab/><text:tab/>else if(j&gt;sp2-&gt;tuple[0][2])</text:span></text:p>
      <text:p text:style-name="P17"><text:span text:style-name="T7"><text:tab/><text:tab/><text:tab/>{</text:span></text:p>
      <text:p text:style-name="P17"><text:span text:style-name="T7"><text:tab/><text:tab/><text:tab/><text:tab/>sp3-&gt;tuple[k][0] = sp1-&gt;tuple[i][0];</text:span></text:p>
      <text:p text:style-name="P17"><text:span text:style-name="T7"><text:tab/><text:tab/><text:tab/><text:tab/>sp3-&gt;tuple[k][1] = sp1-&gt;tuple[i][1];</text:span></text:p>
      <text:p text:style-name="P17"><text:span text:style-name="T7"><text:tab/><text:tab/><text:tab/><text:tab/>sp3-&gt;tuple[k][2] = sp1-&gt;tuple[i][2];</text:span></text:p>
      <text:p text:style-name="P17"><text:span text:style-name="T7"><text:tab/><text:tab/><text:tab/><text:tab/>k++, i++;</text:span></text:p>
      <text:p text:style-name="P17"><text:span text:style-name="T7"><text:tab/><text:tab/><text:tab/>}</text:span></text:p>
      <text:p text:style-name="P17"><text:span text:style-name="T7"><text:tab/><text:tab/><text:tab/>else if(sp1-&gt;tuple[i][0] == sp2-&gt;tuple[j][0])</text:span></text:p>
      <text:p text:style-name="P17"><text:span text:style-name="T7"><text:tab/><text:tab/><text:tab/>{</text:span></text:p>
      <text:p text:style-name="P17"><text:span text:style-name="T7"><text:tab/><text:tab/><text:tab/><text:tab/>if(sp1-&gt;tuple[i][1] == sp2-&gt;tuple[j][1])</text:span></text:p>
      <text:p text:style-name="P17"><text:span text:style-name="T7"><text:tab/><text:tab/><text:tab/><text:tab/>{</text:span></text:p>
      <text:p text:style-name="P17"><text:span text:style-name="T7"><text:tab/><text:tab/><text:tab/><text:tab/><text:tab/>sp3-&gt;tuple[k][2] = sp1-&gt;tuple[i][2] + sp2-&gt;tuple[j][2];</text:span></text:p>
      <text:p text:style-name="P17"><text:span text:style-name="T7"><text:tab/><text:tab/><text:tab/><text:tab/><text:tab/>sp3-&gt;tuple[k][1] = sp1-&gt;tuple[i][1];</text:span></text:p>
      <text:p text:style-name="P17"><text:span text:style-name="T7"><text:tab/><text:tab/><text:tab/><text:tab/><text:tab/>sp3-&gt;tuple[k][0] = sp1-&gt;tuple[i][0];</text:span></text:p>
      <text:p text:style-name="P17"><text:span text:style-name="T7"><text:tab/><text:tab/><text:tab/><text:tab/><text:tab/>k++, i++, j++;</text:span></text:p>
      <text:p text:style-name="P17"><text:span text:style-name="T7"><text:tab/><text:tab/><text:tab/><text:tab/>}</text:span></text:p>
      <text:p text:style-name="P17"><text:span text:style-name="T7"><text:tab/><text:tab/><text:tab/><text:tab/>else if(sp1-&gt;tuple[i][1] &lt; sp2-&gt;tuple[j][1])</text:span></text:p>
      <text:p text:style-name="P17"><text:span text:style-name="T7"><text:tab/><text:tab/><text:tab/><text:tab/>{</text:span></text:p>
      <text:p text:style-name="P17"><text:span text:style-name="T7"><text:tab/><text:tab/><text:tab/><text:tab/><text:tab/>sp3-&gt;tuple[k][0] = sp1-&gt;tuple[i][0];</text:span></text:p>
      <text:p text:style-name="P17"><text:span text:style-name="T7"><text:tab/><text:tab/><text:tab/><text:tab/><text:tab/>sp3-&gt;tuple[k][1] = sp1-&gt;tuple[i][1];</text:span></text:p>
      <text:p text:style-name="P17"><text:span text:style-name="T7"><text:tab/><text:tab/><text:tab/><text:tab/><text:tab/>sp3-&gt;tuple[k][2] = sp1-&gt;tuple[i][2];</text:span></text:p>
      <text:p text:style-name="P17"><text:span text:style-name="T7"><text:tab/><text:tab/><text:tab/><text:tab/><text:tab/>k++, i++;</text:span></text:p>
      <text:p text:style-name="P17"><text:span text:style-name="T7"><text:tab/><text:tab/><text:tab/><text:tab/>}</text:span></text:p>
      <text:p text:style-name="P17"><text:span text:style-name="T7"><text:tab/><text:tab/><text:tab/><text:tab/>else</text:span></text:p>
      <text:p text:style-name="P17"><text:span text:style-name="T7"><text:tab/><text:tab/><text:tab/><text:tab/>{</text:span></text:p>
      <text:p text:style-name="P17"><text:span text:style-name="T7"><text:tab/><text:tab/><text:tab/><text:tab/><text:tab/>sp3-&gt;tuple[k][0] = sp2-&gt;tuple[j][0];</text:span></text:p>
      <text:p text:style-name="P17"><text:span text:style-name="T7"><text:tab/><text:tab/><text:tab/><text:tab/><text:tab/>sp3-&gt;tuple[k][1] = sp2-&gt;tuple[j][1];</text:span></text:p>
      <text:p text:style-name="P17"><text:span text:style-name="T7"><text:tab/><text:tab/><text:tab/><text:tab/><text:tab/>sp3-&gt;tuple[k][2] = sp2-&gt;tuple[j][2];</text:span></text:p>
      <text:p text:style-name="P17"><text:span text:style-name="T7"><text:tab/><text:tab/><text:tab/><text:tab/><text:tab/>k++, j++;</text:span></text:p>
      <text:p text:style-name="P17"><text:span text:style-name="T7"><text:tab/><text:tab/><text:tab/><text:tab/>}</text:span></text:p>
      <text:p text:style-name="P17"><text:span text:style-name="T7"><text:tab/><text:tab/><text:tab/>}</text:span></text:p>
      <text:p text:style-name="P17"><text:span text:style-name="T7"><text:tab/><text:tab/><text:tab/></text:span></text:p>
      <text:p text:style-name="P17"><text:span text:style-name="T7"><text:tab/><text:tab/><text:tab/>else if(sp1-&gt;tuple[i][0] &lt; sp2-&gt;tuple[j][0])</text:span></text:p>
      <text:p text:style-name="P17"><text:span text:style-name="T7"><text:tab/><text:tab/><text:tab/>{</text:span></text:p>
      <text:p text:style-name="P17"><text:span text:style-name="T7"><text:tab/><text:tab/><text:tab/><text:tab/>sp3-&gt;tuple[k][0] = sp1-&gt;tuple[i][0];</text:span></text:p>
      <text:p text:style-name="P17"><text:span text:style-name="T7"><text:tab/><text:tab/><text:tab/><text:tab/>sp3-&gt;tuple[k][1] = sp1-&gt;tuple[i][1];</text:span></text:p>
      <text:p text:style-name="P17"><text:span text:style-name="T7"><text:tab/><text:tab/><text:tab/><text:tab/>sp3-&gt;tuple[k][2] = sp1-&gt;tuple[i][2];</text:span></text:p>
      <text:p text:style-name="P17"><text:span text:style-name="T7"><text:tab/><text:tab/><text:tab/><text:tab/>k++, i++;</text:span></text:p>
      <text:p text:style-name="P17"><text:span text:style-name="T7"><text:tab/><text:tab/><text:tab/>}</text:span></text:p>
      <text:p text:style-name="P17"><text:span text:style-name="T7"><text:tab/><text:tab/><text:tab/>else</text:span></text:p>
      <text:p text:style-name="P17"><text:span text:style-name="T7"><text:tab/><text:tab/><text:tab/>{</text:span></text:p>
      <text:p text:style-name="P17"><text:span text:style-name="T7"><text:tab/><text:tab/><text:tab/><text:tab/>sp3-&gt;tuple[k][0] = sp2-&gt;tuple[j][0];</text:span></text:p>
      <text:p text:style-name="P17"><text:span text:style-name="T7"><text:tab/><text:tab/><text:tab/><text:tab/>sp3-&gt;tuple[k][1] = sp2-&gt;tuple[j][1];</text:span></text:p>
      <text:p text:style-name="P17"><text:soft-page-break/><text:span text:style-name="T7"><text:tab/><text:tab/><text:tab/><text:tab/>sp3-&gt;tuple[k][2] = sp2-&gt;tuple[j][2];</text:span></text:p>
      <text:p text:style-name="P17"><text:span text:style-name="T7"><text:tab/><text:tab/><text:tab/><text:tab/>k++, j++;</text:span></text:p>
      <text:p text:style-name="P17"><text:span text:style-name="T7"><text:tab/><text:tab/><text:tab/>} <text:s/><text:tab/></text:span></text:p>
      <text:p text:style-name="P17"><text:span text:style-name="T7"><text:tab/><text:tab/>}</text:span></text:p>
      <text:p text:style-name="P17"><text:span text:style-name="T7"><text:tab/><text:tab/>sp3-&gt;tuple[0][0] = sp1-&gt;tuple[0][0];</text:span></text:p>
      <text:p text:style-name="P17"><text:span text:style-name="T7"><text:tab/><text:tab/>sp3-&gt;tuple[0][1] = sp1-&gt;tuple[0][1];</text:span></text:p>
      <text:p text:style-name="P17"><text:span text:style-name="T7"><text:tab/><text:tab/>sp3-&gt;tuple[0][2] = k-1;</text:span></text:p>
      <text:p text:style-name="P17"><text:span text:style-name="T7"><text:tab/><text:tab/></text:span></text:p>
      <text:p text:style-name="P17"><text:span text:style-name="T7"><text:tab/><text:tab/>printf("Sum of Matrix %d and %d:\n", a, b);</text:span></text:p>
      <text:p text:style-name="P17"><text:span text:style-name="T7"><text:tab/><text:tab/>dispTuple(sp3, 3);</text:span></text:p>
      <text:p text:style-name="P17"><text:span text:style-name="T7"><text:tab/>}<text:tab/><text:tab/></text:span></text:p>
      <text:p text:style-name="P17"><text:span text:style-name="T7">}</text:span></text:p>
      <text:p text:style-name="P81"/>
      <text:p text:style-name="P81"/>
      <text:p text:style-name="P17"><text:span text:style-name="T7">void main()</text:span></text:p>
      <text:p text:style-name="P17"><text:span text:style-name="T7">{</text:span></text:p>
      <text:p text:style-name="P17"><text:span text:style-name="T7"><text:tab/>struct sparse sp1, sp2, transp1, transp2, sumsp3;<text:tab/></text:span></text:p>
      <text:p text:style-name="P17"><text:span text:style-name="T7"><text:tab/></text:span></text:p>
      <text:p text:style-name="P17"><text:span text:style-name="T7"><text:tab/>readArray(&amp;sp1, 1);</text:span></text:p>
      <text:p text:style-name="P17"><text:span text:style-name="T7"><text:tab/>readArray(&amp;sp2, 2);</text:span></text:p>
      <text:p text:style-name="P17"><text:span text:style-name="T7"><text:tab/></text:span></text:p>
      <text:p text:style-name="P17"><text:span text:style-name="T7"><text:tab/>makeTuple(&amp;sp1);</text:span></text:p>
      <text:p text:style-name="P17"><text:span text:style-name="T7"><text:tab/>makeTuple(&amp;sp2);</text:span></text:p>
      <text:p text:style-name="P17"><text:span text:style-name="T7"><text:tab/></text:span></text:p>
      <text:p text:style-name="P17"><text:span text:style-name="T7"><text:tab/>dispTuple(&amp;sp1, 1);</text:span></text:p>
      <text:p text:style-name="P17"><text:span text:style-name="T7"><text:tab/>dispTuple(&amp;sp2, 2);</text:span></text:p>
      <text:p text:style-name="P17"><text:span text:style-name="T7"><text:tab/></text:span></text:p>
      <text:p text:style-name="P17"><text:span text:style-name="T7"><text:tab/>transTuple(&amp;sp1, &amp;transp1, 1);</text:span></text:p>
      <text:p text:style-name="P17"><text:span text:style-name="T7"><text:tab/>transTuple(&amp;sp2, &amp;transp2, 2);</text:span></text:p>
      <text:p text:style-name="P17"><text:span text:style-name="T7"><text:tab/></text:span></text:p>
      <text:p text:style-name="P17"><text:span text:style-name="T7"><text:tab/>addTuple(&amp;sp1, &amp;sp2, &amp;sumsp3, 1, 2);</text:span></text:p>
      <text:p text:style-name="P17"><text:span text:style-name="T7">}</text:span></text:p>
      <text:p text:style-name="P116"/>
      <text:p text:style-name="P112"><text:span text:style-name="T2">SAMPLE OUTPUTS </text:span><text:span text:style-name="T7">:-</text:span></text:p>
      <text:p text:style-name="P17">Enter no. of rows and columns of matrix 1</text:p>
      <text:p text:style-name="P17">3</text:p>
      <text:p text:style-name="P17">3</text:p>
      <text:p text:style-name="P17">Enter the matrix 1 elements</text:p>
      <text:p text:style-name="P17">3</text:p>
      <text:p text:style-name="P17">3</text:p>
      <text:p text:style-name="P17">0</text:p>
      <text:p text:style-name="P17">1</text:p>
      <text:p text:style-name="P17">3</text:p>
      <text:p text:style-name="P17">0</text:p>
      <text:p text:style-name="P17">2</text:p>
      <text:p text:style-name="P17">0</text:p>
      <text:p text:style-name="P17">4</text:p>
      <text:p text:style-name="P17">Enter no. of rows and columns of matrix 2</text:p>
      <text:p text:style-name="P17">3</text:p>
      <text:p text:style-name="P17">3</text:p>
      <text:p text:style-name="P17">Enter the matrix 2 elements</text:p>
      <text:p text:style-name="P17"><text:soft-page-break/>0</text:p>
      <text:p text:style-name="P17">0</text:p>
      <text:p text:style-name="P17">1</text:p>
      <text:p text:style-name="P17">1</text:p>
      <text:p text:style-name="P17">2</text:p>
      <text:p text:style-name="P17">3</text:p>
      <text:p text:style-name="P17">0</text:p>
      <text:p text:style-name="P17">4</text:p>
      <text:p text:style-name="P17">5</text:p>
      <text:p text:style-name="P17">Tuple representation of Sparse Matrix 1:</text:p>
      <text:p text:style-name="P17">3 3 6 </text:p>
      <text:p text:style-name="P17">0 0 3 </text:p>
      <text:p text:style-name="P17">0 1 3 </text:p>
      <text:p text:style-name="P17">1 0 1 </text:p>
      <text:p text:style-name="P17">1 1 3 </text:p>
      <text:p text:style-name="P17">2 0 2 </text:p>
      <text:p text:style-name="P17">2 2 4 </text:p>
      <text:p text:style-name="P17">Tuple representation of Sparse Matrix 2:</text:p>
      <text:p text:style-name="P17">3 3 6 </text:p>
      <text:p text:style-name="P17">0 2 1 </text:p>
      <text:p text:style-name="P17">1 0 1 </text:p>
      <text:p text:style-name="P17">1 1 2 </text:p>
      <text:p text:style-name="P17">1 2 3 </text:p>
      <text:p text:style-name="P17">2 1 4 </text:p>
      <text:p text:style-name="P17">2 2 5 </text:p>
      <text:p text:style-name="P17">Transpose of</text:p>
      <text:p text:style-name="P17">Tuple representation of Sparse Matrix 1:</text:p>
      <text:p text:style-name="P17">3 3 6 </text:p>
      <text:p text:style-name="P17">0 0 3 </text:p>
      <text:p text:style-name="P17">0 1 1 </text:p>
      <text:p text:style-name="P17">0 2 2 </text:p>
      <text:p text:style-name="P17">1 0 3 </text:p>
      <text:p text:style-name="P17">1 1 3 </text:p>
      <text:p text:style-name="P17">2 2 4 </text:p>
      <text:p text:style-name="P17">Transpose of</text:p>
      <text:p text:style-name="P17">Tuple representation of Sparse Matrix 2:</text:p>
      <text:p text:style-name="P17">3 3 6 </text:p>
      <text:p text:style-name="P17">0 1 1 </text:p>
      <text:p text:style-name="P17">1 1 2 </text:p>
      <text:p text:style-name="P17">1 2 4 </text:p>
      <text:p text:style-name="P17">2 0 1 </text:p>
      <text:p text:style-name="P17">2 1 3 </text:p>
      <text:p text:style-name="P17">2 2 5 </text:p>
      <text:p text:style-name="P17">Sum of Matrix 1 and 2:</text:p>
      <text:p text:style-name="P17">Tuple representation of Sparse Matrix 3:</text:p>
      <text:p text:style-name="P17">3 3 9 </text:p>
      <text:p text:style-name="P17">0 0 3 </text:p>
      <text:p text:style-name="P17">0 1 3 </text:p>
      <text:p text:style-name="P17">0 2 1 </text:p>
      <text:p text:style-name="P17">1 0 2 </text:p>
      <text:p text:style-name="P17">1 1 5 </text:p>
      <text:p text:style-name="P17">1 2 3 </text:p>
      <text:p text:style-name="P17"><text:soft-page-break/>2 0 2 </text:p>
      <text:p text:style-name="P17">2 1 4 </text:p>
      <text:p text:style-name="P17">2 2 9 </text:p>
      <text:p text:style-name="P113"/>
      <text:p text:style-name="P113"/>
      <text:p text:style-name="P17">Enter no. of rows and columns of matrix 1</text:p>
      <text:p text:style-name="P17">1</text:p>
      <text:p text:style-name="P17">1</text:p>
      <text:p text:style-name="P17">Enter the matrix 1 elements</text:p>
      <text:p text:style-name="P17">1</text:p>
      <text:p text:style-name="P17">Enter no. of rows and columns of matrix 2</text:p>
      <text:p text:style-name="P17">1</text:p>
      <text:p text:style-name="P17">1</text:p>
      <text:p text:style-name="P17">Enter the matrix 2 elements</text:p>
      <text:p text:style-name="P17">0</text:p>
      <text:p text:style-name="P17">Tuple representation of Sparse Matrix 1:</text:p>
      <text:p text:style-name="P17">1 1 1 </text:p>
      <text:p text:style-name="P17">0 0 1 </text:p>
      <text:p text:style-name="P17">Tuple representation of Sparse Matrix 2:</text:p>
      <text:p text:style-name="P17">1 1 0 </text:p>
      <text:p text:style-name="P17">Transpose of</text:p>
      <text:p text:style-name="P17">Tuple representation of Sparse Matrix 1:</text:p>
      <text:p text:style-name="P17">1 1 1 </text:p>
      <text:p text:style-name="P17">0 0 1 </text:p>
      <text:p text:style-name="P17">Matrix 2 cannot be transposed!</text:p>
      <text:p text:style-name="P17">Sum of Matrix 1 and 2:</text:p>
      <text:p text:style-name="P17">Tuple representation of Sparse Matrix 3:</text:p>
      <text:p text:style-name="P17">1 1 1 </text:p>
      <text:p text:style-name="P17">0 0 1 </text:p>
      <text:p text:style-name="P17"/>
      <text:p text:style-name="P17"/>
      <text:p text:style-name="P17"/>
      <text:p text:style-name="P17">Enter no. of rows and columns of matrix 1</text:p>
      <text:p text:style-name="P17">2</text:p>
      <text:p text:style-name="P17">2</text:p>
      <text:p text:style-name="P17">Enter the matrix 1 elements</text:p>
      <text:p text:style-name="P17">1</text:p>
      <text:p text:style-name="P17">0</text:p>
      <text:p text:style-name="P17">0</text:p>
      <text:p text:style-name="P17">0</text:p>
      <text:p text:style-name="P17">Enter no. of rows and columns of matrix 2</text:p>
      <text:p text:style-name="P17">3</text:p>
      <text:p text:style-name="P17">3</text:p>
      <text:p text:style-name="P17">Enter the matrix 2 elements</text:p>
      <text:p text:style-name="P17">1</text:p>
      <text:p text:style-name="P17">0</text:p>
      <text:p text:style-name="P17">0</text:p>
      <text:p text:style-name="P17">0</text:p>
      <text:p text:style-name="P17">1</text:p>
      <text:p text:style-name="P17">0</text:p>
      <text:p text:style-name="P17">0</text:p>
      <text:p text:style-name="P17"><text:soft-page-break/>0</text:p>
      <text:p text:style-name="P17">1</text:p>
      <text:p text:style-name="P17">Tuple representation of Sparse Matrix 1:</text:p>
      <text:p text:style-name="P17">2 2 1 </text:p>
      <text:p text:style-name="P17">0 0 1 </text:p>
      <text:p text:style-name="P17">Tuple representation of Sparse Matrix 2:</text:p>
      <text:p text:style-name="P17">3 3 3 </text:p>
      <text:p text:style-name="P17">0 0 1 </text:p>
      <text:p text:style-name="P17">1 1 1 </text:p>
      <text:p text:style-name="P17">2 2 1 </text:p>
      <text:p text:style-name="P17">Transpose of</text:p>
      <text:p text:style-name="P17">Tuple representation of Sparse Matrix 1:</text:p>
      <text:p text:style-name="P17">2 2 1 </text:p>
      <text:p text:style-name="P17">0 0 1 </text:p>
      <text:p text:style-name="P17">Transpose of</text:p>
      <text:p text:style-name="P17">Tuple representation of Sparse Matrix 2:</text:p>
      <text:p text:style-name="P17">3 3 3 </text:p>
      <text:p text:style-name="P17">0 0 1 </text:p>
      <text:p text:style-name="P17">1 1 1 </text:p>
      <text:p text:style-name="P17">2 2 1 </text:p>
      <text:p text:style-name="P17">Matrix 1 and Matrix 2 cannot be added!</text:p>
      <text:p text:style-name="P17"/>
      <text:p text:style-name="P17"/>
      <text:p text:style-name="P17"/>
      <text:p text:style-name="P17">Enter no. of rows and columns of matrix 1</text:p>
      <text:p text:style-name="P17">1</text:p>
      <text:p text:style-name="P17">3</text:p>
      <text:p text:style-name="P17">Enter the matrix 1 elements</text:p>
      <text:p text:style-name="P17">1</text:p>
      <text:p text:style-name="P17">2</text:p>
      <text:p text:style-name="P17">3</text:p>
      <text:p text:style-name="P17">Enter no. of rows and columns of matrix 2</text:p>
      <text:p text:style-name="P17">3</text:p>
      <text:p text:style-name="P17">1</text:p>
      <text:p text:style-name="P17">Enter the matrix 2 elements</text:p>
      <text:p text:style-name="P17">0</text:p>
      <text:p text:style-name="P17">0</text:p>
      <text:p text:style-name="P17">1</text:p>
      <text:p text:style-name="P17">Tuple representation of Sparse Matrix 1:</text:p>
      <text:p text:style-name="P17">1 3 3 </text:p>
      <text:p text:style-name="P17">0 0 1 </text:p>
      <text:p text:style-name="P17">0 1 2 </text:p>
      <text:p text:style-name="P17">0 2 3 </text:p>
      <text:p text:style-name="P17">Tuple representation of Sparse Matrix 2:</text:p>
      <text:p text:style-name="P17">3 1 1 </text:p>
      <text:p text:style-name="P17">2 0 1 </text:p>
      <text:p text:style-name="P17">Transpose of</text:p>
      <text:p text:style-name="P17">Tuple representation of Sparse Matrix 1:</text:p>
      <text:p text:style-name="P17">3 1 3 </text:p>
      <text:p text:style-name="P17">0 0 1 </text:p>
      <text:p text:style-name="P17">1 0 2 </text:p>
      <text:p text:style-name="P17">2 0 3 </text:p>
      <text:p text:style-name="P17"><text:soft-page-break/>Transpose of</text:p>
      <text:p text:style-name="P17">Tuple representation of Sparse Matrix 2:</text:p>
      <text:p text:style-name="P17">1 3 1 </text:p>
      <text:p text:style-name="P17">0 2 1 </text:p>
      <text:p text:style-name="P17">Matrix 1 and Matrix 2 cannot be added!</text:p>
      <text:p text:style-name="P17"/>
      <text:p text:style-name="P17"/>
      <text:p text:style-name="P17"/>
      <text:p text:style-name="P17">Enter no. of rows and columns of matrix 1</text:p>
      <text:p text:style-name="P17">3</text:p>
      <text:p text:style-name="P17">3</text:p>
      <text:p text:style-name="P17">Enter the matrix 1 elements</text:p>
      <text:p text:style-name="P17">0</text:p>
      <text:p text:style-name="P17">0</text:p>
      <text:p text:style-name="P17">0</text:p>
      <text:p text:style-name="P17">0</text:p>
      <text:p text:style-name="P17">0</text:p>
      <text:p text:style-name="P17">0</text:p>
      <text:p text:style-name="P17">0</text:p>
      <text:p text:style-name="P17">2</text:p>
      <text:p text:style-name="P17">0</text:p>
      <text:p text:style-name="P17">Enter no. of rows and columns of matrix 2</text:p>
      <text:p text:style-name="P17">3</text:p>
      <text:p text:style-name="P17">3</text:p>
      <text:p text:style-name="P17">Enter the matrix 2 elements</text:p>
      <text:p text:style-name="P17">1</text:p>
      <text:p text:style-name="P17">1</text:p>
      <text:p text:style-name="P17">1</text:p>
      <text:p text:style-name="P17">2</text:p>
      <text:p text:style-name="P17">3</text:p>
      <text:p text:style-name="P17">4</text:p>
      <text:p text:style-name="P17">0</text:p>
      <text:p text:style-name="P17">0</text:p>
      <text:p text:style-name="P17">5</text:p>
      <text:p text:style-name="P17">Tuple representation of Sparse Matrix 1:</text:p>
      <text:p text:style-name="P17">3 3 1 </text:p>
      <text:p text:style-name="P17">2 1 2 </text:p>
      <text:p text:style-name="P17">Tuple representation of Sparse Matrix 2:</text:p>
      <text:p text:style-name="P17">3 3 7 </text:p>
      <text:p text:style-name="P17">0 0 1 </text:p>
      <text:p text:style-name="P17">0 1 1 </text:p>
      <text:p text:style-name="P17">0 2 1 </text:p>
      <text:p text:style-name="P17">1 0 2 </text:p>
      <text:p text:style-name="P17">1 1 3 </text:p>
      <text:p text:style-name="P17">1 2 4 </text:p>
      <text:p text:style-name="P17">2 2 5 </text:p>
      <text:p text:style-name="P17">Transpose of</text:p>
      <text:p text:style-name="P17">Tuple representation of Sparse Matrix 1:</text:p>
      <text:p text:style-name="P17">3 3 1 </text:p>
      <text:p text:style-name="P17">1 2 2 </text:p>
      <text:p text:style-name="P17">Transpose of</text:p>
      <text:p text:style-name="P17">Tuple representation of Sparse Matrix 2:</text:p>
      <text:p text:style-name="P17"><text:soft-page-break/>3 3 7 </text:p>
      <text:p text:style-name="P17">0 0 1 </text:p>
      <text:p text:style-name="P17">0 1 2 </text:p>
      <text:p text:style-name="P17">1 0 1 </text:p>
      <text:p text:style-name="P17">1 1 3 </text:p>
      <text:p text:style-name="P17">2 0 1 </text:p>
      <text:p text:style-name="P17">2 1 4 </text:p>
      <text:p text:style-name="P17">2 2 5 </text:p>
      <text:p text:style-name="P17">Sum of Matrix 1 and 2:</text:p>
      <text:p text:style-name="P17">Tuple representation of Sparse Matrix 3:</text:p>
      <text:p text:style-name="P17">3 3 8 </text:p>
      <text:p text:style-name="P17">0 0 1 </text:p>
      <text:p text:style-name="P17">0 1 1 </text:p>
      <text:p text:style-name="P17">0 2 1 </text:p>
      <text:p text:style-name="P17">1 0 2 </text:p>
      <text:p text:style-name="P17">1 1 3 </text:p>
      <text:p text:style-name="P17">1 2 4 </text:p>
      <text:p text:style-name="P17">2 1 2 </text:p>
      <text:p text:style-name="P17">2 2 5 </text:p>
      <text:p text:style-name="P116"/>
      <text:p text:style-name="P117"><text:span text:style-name="T2">RESULT </text:span><text:span text:style-name="T7">:- Two sparse matrices entered in normal form are converted to their tuple forms. The tuple representations of their sum and each of their transposes are also found out.</text:span></text:p>
      <text:p text:style-name="P93">EXPERIMENT 5</text:p>
      <text:p text:style-name="P17"/>
      <text:p text:style-name="P112"><text:span text:style-name="T2">AIM </text:span><text:span text:style-name="T7">:- Implement a Stack using arrays with the operations:</text:span></text:p>
      <text:p text:style-name="P7">5.1. Pushing elements to the Stack.</text:p>
      <text:p text:style-name="P7">5.2. Popping elements from the Stack.</text:p>
      <text:p text:style-name="P7"><text:span text:style-name="T7">5.3. Display the contents of the Stack after each operation.</text:span></text:p>
      <text:p text:style-name="P17"/>
      <text:p text:style-name="P112"><text:span text:style-name="T2">DATA STRUCTURE USED </text:span><text:span text:style-name="T7">:- STACK is the data structure used.</text:span></text:p>
      <text:p text:style-name="P17"/>
      <text:p text:style-name="P112"><text:span text:style-name="T2">ALGORITHM</text:span><text:span text:style-name="T7"> :- </text:span></text:p>
      <text:p text:style-name="P17"><text:span text:style-name="T7">START</text:span></text:p>
      <text:p text:style-name="P81"/>
      <text:p text:style-name="P17"><text:span text:style-name="T7">1. Initilize an array (STACK[]) and set STACK_TOP = -1</text:span></text:p>
      <text:p text:style-name="P17">2. Choose functions according to the menu</text:p>
      <text:p text:style-name="P17"/>
      <text:p text:style-name="P17"><text:span text:style-name="T7">Function PUSH(X)</text:span></text:p>
      <text:p text:style-name="P17"><text:span text:style-name="T7">1. If STACK is full (STACK_TOP &gt;= STACK_SIZE-1), print “Stack Overflow”</text:span></text:p>
      <text:p text:style-name="P17"><text:span text:style-name="T7">2. Else, increase the value of STACK_TOP and assign STACK[STACK_TOP] = X</text:span></text:p>
      <text:p text:style-name="P17"><text:span text:style-name="T7">3. End if</text:span></text:p>
      <text:p text:style-name="P81"/>
      <text:p text:style-name="P17"><text:span text:style-name="T7">Function POP()</text:span></text:p>
      <text:p text:style-name="P17"><text:span text:style-name="T7">1.If STACK is empty (STACK_TOP == -1), print “Stack Underflow”</text:span></text:p>
      <text:p text:style-name="P17"><text:span text:style-name="T7">2. Else, assign X = STACK[STACK_TOP], decrement STACK_TOP and return X</text:span></text:p>
      <text:p text:style-name="P17">3. End if</text:p>
      <text:p text:style-name="P17"/>
      <text:p text:style-name="P17"><text:span text:style-name="T7">Function DISPLAY()</text:span></text:p>
      <text:p text:style-name="P17"><text:span text:style-name="T7">1. for i=STACK_TOP till i=0, print STACK[i]</text:span></text:p>
      <text:p text:style-name="P81"/>
      <text:p text:style-name="P17"><text:span text:style-name="T7">STOP</text:span></text:p>
      <text:p text:style-name="P116"/>
      <text:p text:style-name="P112"><text:span text:style-name="T2">PROGRAM CODE</text:span><text:span text:style-name="T7"> :- </text:span></text:p>
      <text:p text:style-name="P17"><text:span text:style-name="T9">#include &lt;stdio.h&gt;</text:span></text:p>
      <text:p text:style-name="P17"><text:span text:style-name="T9">#include &lt;stdlib.h&gt;</text:span></text:p>
      <text:p text:style-name="P82"/>
      <text:p text:style-name="P17"><text:span text:style-name="T9">struct stack</text:span></text:p>
      <text:p text:style-name="P17"><text:span text:style-name="T9">{</text:span></text:p>
      <text:p text:style-name="P17"><text:span text:style-name="T9"><text:tab/>int size;</text:span></text:p>
      <text:p text:style-name="P17"><text:span text:style-name="T9"><text:tab/>int TOP;</text:span></text:p>
      <text:p text:style-name="P17"><text:span text:style-name="T9"><text:tab/>int *arr;</text:span></text:p>
      <text:p text:style-name="P17"><text:span text:style-name="T9">};</text:span></text:p>
      <text:p text:style-name="P82"/>
      <text:p text:style-name="P82"/>
      <text:p text:style-name="P17"><text:span text:style-name="T9">int isFull(struct stack *st)</text:span></text:p>
      <text:p text:style-name="P17"><text:span text:style-name="T9">{</text:span></text:p>
      <text:p text:style-name="P17"><text:span text:style-name="T9"><text:tab/>if(st-&gt;TOP &gt;= st-&gt;size-1)</text:span></text:p>
      <text:p text:style-name="P17"><text:span text:style-name="T9"><text:tab/><text:tab/>return 1;</text:span></text:p>
      <text:p text:style-name="P17"><text:span text:style-name="T9"><text:tab/>return 0;</text:span></text:p>
      <text:p text:style-name="P17"><text:span text:style-name="T9">}</text:span></text:p>
      <text:p text:style-name="P82"/>
      <text:p text:style-name="P17"><text:soft-page-break/><text:span text:style-name="T9">int isEmpty(struct stack *st)</text:span></text:p>
      <text:p text:style-name="P17"><text:span text:style-name="T9">{</text:span></text:p>
      <text:p text:style-name="P17"><text:span text:style-name="T9"><text:tab/>if(st-&gt;TOP == -1)</text:span></text:p>
      <text:p text:style-name="P17"><text:span text:style-name="T9"><text:tab/><text:tab/>return 1;</text:span></text:p>
      <text:p text:style-name="P17"><text:span text:style-name="T9"><text:tab/>return 0;</text:span></text:p>
      <text:p text:style-name="P17"><text:span text:style-name="T9">}</text:span></text:p>
      <text:p text:style-name="P82"/>
      <text:p text:style-name="P17"><text:span text:style-name="T9">void push(struct stack *st)</text:span></text:p>
      <text:p text:style-name="P17"><text:span text:style-name="T9">{</text:span></text:p>
      <text:p text:style-name="P17"><text:span text:style-name="T9"><text:tab/>int x;</text:span></text:p>
      <text:p text:style-name="P82"/>
      <text:p text:style-name="P17"><text:span text:style-name="T9"><text:tab/>if(isFull(st))</text:span></text:p>
      <text:p text:style-name="P17"><text:span text:style-name="T9"><text:tab/>{</text:span></text:p>
      <text:p text:style-name="P17"><text:span text:style-name="T9"><text:tab/><text:tab/>printf("\nStack Overflow\n\n");</text:span></text:p>
      <text:p text:style-name="P17"><text:span text:style-name="T9"><text:tab/>}</text:span></text:p>
      <text:p text:style-name="P17"><text:span text:style-name="T9"><text:tab/></text:span></text:p>
      <text:p text:style-name="P17"><text:span text:style-name="T9"><text:tab/>else</text:span></text:p>
      <text:p text:style-name="P17"><text:span text:style-name="T9"><text:tab/>{</text:span></text:p>
      <text:p text:style-name="P17"><text:span text:style-name="T9"><text:tab/><text:tab/>printf("Enter element to push\n");</text:span></text:p>
      <text:p text:style-name="P17"><text:span text:style-name="T9"><text:tab/><text:tab/>scanf("%d", &amp;x);</text:span></text:p>
      <text:p text:style-name="P82"/>
      <text:p text:style-name="P17"><text:span text:style-name="T9"><text:tab/><text:tab/>st-&gt;arr[++st-&gt;TOP] = x;</text:span></text:p>
      <text:p text:style-name="P17"><text:span text:style-name="T9"><text:tab/>}</text:span></text:p>
      <text:p text:style-name="P17"><text:span text:style-name="T9">}</text:span></text:p>
      <text:p text:style-name="P17"><text:span text:style-name="T9">int pop(struct stack *st)</text:span></text:p>
      <text:p text:style-name="P17"><text:span text:style-name="T9">{</text:span></text:p>
      <text:p text:style-name="P17"><text:span text:style-name="T9"><text:tab/>if(isEmpty(st))</text:span></text:p>
      <text:p text:style-name="P17"><text:span text:style-name="T9"><text:tab/><text:tab/>printf("\nStack Underflow\n\n");</text:span></text:p>
      <text:p text:style-name="P82"/>
      <text:p text:style-name="P17"><text:span text:style-name="T9"><text:tab/>else</text:span></text:p>
      <text:p text:style-name="P17"><text:span text:style-name="T9"><text:tab/>{</text:span></text:p>
      <text:p text:style-name="P17"><text:span text:style-name="T9"><text:tab/><text:tab/>int x = st-&gt;arr[st-&gt;TOP];</text:span></text:p>
      <text:p text:style-name="P17"><text:span text:style-name="T9"><text:tab/><text:tab/>st-&gt;TOP--;</text:span></text:p>
      <text:p text:style-name="P17"><text:span text:style-name="T9"><text:tab/><text:tab/>return x;</text:span></text:p>
      <text:p text:style-name="P17"><text:span text:style-name="T9"><text:tab/>}</text:span></text:p>
      <text:p text:style-name="P17"><text:span text:style-name="T9">}</text:span></text:p>
      <text:p text:style-name="P82"/>
      <text:p text:style-name="P17"><text:span text:style-name="T9">void create(struct stack *st)</text:span></text:p>
      <text:p text:style-name="P17"><text:span text:style-name="T9">{</text:span></text:p>
      <text:p text:style-name="P17"><text:span text:style-name="T9"><text:tab/>printf("Enter stack size\n");</text:span></text:p>
      <text:p text:style-name="P17"><text:span text:style-name="T9"><text:tab/>scanf("%d", &amp;st-&gt;size);</text:span></text:p>
      <text:p text:style-name="P17"><text:span text:style-name="T9"><text:tab/></text:span></text:p>
      <text:p text:style-name="P17"><text:span text:style-name="T9"><text:tab/>st-&gt;arr = (int*) malloc (st-&gt;size * sizeof(int));</text:span></text:p>
      <text:p text:style-name="P17"><text:span text:style-name="T9"><text:tab/></text:span></text:p>
      <text:p text:style-name="P17"><text:span text:style-name="T9"><text:tab/>st-&gt;TOP = -1;</text:span></text:p>
      <text:p text:style-name="P17"><text:span text:style-name="T9">}</text:span></text:p>
      <text:p text:style-name="P82"/>
      <text:p text:style-name="P17"><text:span text:style-name="T9">void display(struct stack *st)</text:span></text:p>
      <text:p text:style-name="P17"><text:span text:style-name="T9">{</text:span></text:p>
      <text:p text:style-name="P17"><text:span text:style-name="T9"><text:tab/>printf("\nCURRENT STACK:\n");</text:span></text:p>
      <text:p text:style-name="P17"><text:span text:style-name="T9"><text:tab/></text:span></text:p>
      <text:p text:style-name="P17"><text:span text:style-name="T9"><text:tab/>for(int i=st-&gt;TOP; i&gt;=0; i--)</text:span></text:p>
      <text:p text:style-name="P17"><text:span text:style-name="T9"><text:tab/><text:tab/>printf("%d\n", st-&gt;arr[i]);</text:span></text:p>
      <text:p text:style-name="P17"><text:span text:style-name="T9"><text:tab/>printf("\n");</text:span></text:p>
      <text:p text:style-name="P17"><text:span text:style-name="T9">}</text:span></text:p>
      <text:p text:style-name="P82"/>
      <text:p text:style-name="P17"><text:span text:style-name="T9">void main()</text:span></text:p>
      <text:p text:style-name="P17"><text:soft-page-break/><text:span text:style-name="T9">{</text:span></text:p>
      <text:p text:style-name="P17"><text:span text:style-name="T9"><text:tab/>struct stack st;</text:span></text:p>
      <text:p text:style-name="P17"><text:span text:style-name="T9"><text:tab/>int n;</text:span></text:p>
      <text:p text:style-name="P17"><text:span text:style-name="T9"><text:tab/></text:span></text:p>
      <text:p text:style-name="P17"><text:span text:style-name="T9"><text:tab/>create(&amp;st);</text:span></text:p>
      <text:p text:style-name="P17"><text:span text:style-name="T9">L1:<text:tab/></text:span></text:p>
      <text:p text:style-name="P17"><text:span text:style-name="T9"><text:tab/>printf("Enter 1 to push, 2 to pop, 3 to display the stack and 4 to exit\n");</text:span></text:p>
      <text:p text:style-name="P17"><text:span text:style-name="T9"><text:tab/>scanf("%d", &amp;n);</text:span></text:p>
      <text:p text:style-name="P17"><text:span text:style-name="T9"><text:tab/></text:span></text:p>
      <text:p text:style-name="P17"><text:span text:style-name="T9"><text:tab/>switch(n)</text:span></text:p>
      <text:p text:style-name="P17"><text:span text:style-name="T9"><text:tab/>{</text:span></text:p>
      <text:p text:style-name="P17"><text:span text:style-name="T9"><text:tab/><text:tab/>case 1: </text:span></text:p>
      <text:p text:style-name="P17"><text:span text:style-name="T9"><text:tab/><text:tab/><text:tab/>push(&amp;st);</text:span></text:p>
      <text:p text:style-name="P17"><text:span text:style-name="T9"><text:tab/><text:tab/><text:tab/>goto L1;</text:span></text:p>
      <text:p text:style-name="P17"><text:span text:style-name="T9"><text:tab/><text:tab/>case 2:</text:span></text:p>
      <text:p text:style-name="P17"><text:span text:style-name="T9"><text:tab/><text:tab/><text:tab/>pop(&amp;st);</text:span></text:p>
      <text:p text:style-name="P17"><text:span text:style-name="T9"><text:tab/><text:tab/><text:tab/>goto L1;</text:span></text:p>
      <text:p text:style-name="P17"><text:span text:style-name="T9"><text:tab/><text:tab/>case 3:</text:span></text:p>
      <text:p text:style-name="P17"><text:span text:style-name="T9"><text:tab/><text:tab/><text:tab/>display(&amp;st);</text:span></text:p>
      <text:p text:style-name="P17"><text:span text:style-name="T9"><text:tab/><text:tab/><text:tab/>goto L1;</text:span></text:p>
      <text:p text:style-name="P17"><text:span text:style-name="T9"><text:tab/><text:tab/>case 4:</text:span></text:p>
      <text:p text:style-name="P17"><text:span text:style-name="T9"><text:tab/><text:tab/><text:tab/>exit(-1);</text:span></text:p>
      <text:p text:style-name="P17"><text:span text:style-name="T9"><text:tab/><text:tab/>default:</text:span></text:p>
      <text:p text:style-name="P17"><text:span text:style-name="T9"><text:tab/><text:tab/><text:tab/>printf("Enter valid input\n");</text:span></text:p>
      <text:p text:style-name="P17"><text:span text:style-name="T9"><text:tab/><text:tab/><text:tab/>goto L1;</text:span></text:p>
      <text:p text:style-name="P17"><text:span text:style-name="T9"><text:tab/>}</text:span></text:p>
      <text:p text:style-name="P116"><text:span text:style-name="T9">}</text:span><text:line-break/></text:p>
      <text:p text:style-name="P112"><text:span text:style-name="T2">SAMPLE OUTPUTS </text:span><text:span text:style-name="T7">:-</text:span></text:p>
      <text:p text:style-name="P17">Enter stack size</text:p>
      <text:p text:style-name="P17">5</text:p>
      <text:p text:style-name="P17">Enter 1 to push, 2 to pop, 3 to display the stack and 4 to exit</text:p>
      <text:p text:style-name="P17">1</text:p>
      <text:p text:style-name="P17">Enter element to push</text:p>
      <text:p text:style-name="P17">10</text:p>
      <text:p text:style-name="P17">Enter 1 to push, 2 to pop, 3 to display the stack and 4 to exit</text:p>
      <text:p text:style-name="P17">1</text:p>
      <text:p text:style-name="P17">Enter element to push</text:p>
      <text:p text:style-name="P17">8</text:p>
      <text:p text:style-name="P17">Enter 1 to push, 2 to pop, 3 to display the stack and 4 to exit</text:p>
      <text:p text:style-name="P17">1</text:p>
      <text:p text:style-name="P17">Enter element to push</text:p>
      <text:p text:style-name="P17">6</text:p>
      <text:p text:style-name="P17">Enter 1 to push, 2 to pop, 3 to display the stack and 4 to exit</text:p>
      <text:p text:style-name="P17">1</text:p>
      <text:p text:style-name="P17">Enter element to push</text:p>
      <text:p text:style-name="P17">5</text:p>
      <text:p text:style-name="P17">Enter 1 to push, 2 to pop, 3 to display the stack and 4 to exit</text:p>
      <text:p text:style-name="P17">3</text:p>
      <text:p text:style-name="P17"/>
      <text:p text:style-name="P17">CURRENT STACK:</text:p>
      <text:p text:style-name="P17">5</text:p>
      <text:p text:style-name="P17">6</text:p>
      <text:p text:style-name="P17"><text:soft-page-break/>8</text:p>
      <text:p text:style-name="P17">10</text:p>
      <text:p text:style-name="P17"/>
      <text:p text:style-name="P17">Enter 1 to push, 2 to pop, 3 to display the stack and 4 to exit</text:p>
      <text:p text:style-name="P17">2</text:p>
      <text:p text:style-name="P17">Enter 1 to push, 2 to pop, 3 to display the stack and 4 to exit</text:p>
      <text:p text:style-name="P17">3</text:p>
      <text:p text:style-name="P17"/>
      <text:p text:style-name="P17">CURRENT STACK:</text:p>
      <text:p text:style-name="P17">6</text:p>
      <text:p text:style-name="P17">8</text:p>
      <text:p text:style-name="P17">10</text:p>
      <text:p text:style-name="P17"/>
      <text:p text:style-name="P17">Enter 1 to push, 2 to pop, 3 to display the stack and 4 to exit</text:p>
      <text:p text:style-name="P17">1</text:p>
      <text:p text:style-name="P17">Enter element to push</text:p>
      <text:p text:style-name="P17">4</text:p>
      <text:p text:style-name="P17">Enter 1 to push, 2 to pop, 3 to display the stack and 4 to exit</text:p>
      <text:p text:style-name="P17">1</text:p>
      <text:p text:style-name="P17">Enter element to push</text:p>
      <text:p text:style-name="P17">2</text:p>
      <text:p text:style-name="P17">Enter 1 to push, 2 to pop, 3 to display the stack and 4 to exit</text:p>
      <text:p text:style-name="P17">3</text:p>
      <text:p text:style-name="P17"/>
      <text:p text:style-name="P17">CURRENT STACK:</text:p>
      <text:p text:style-name="P17">2</text:p>
      <text:p text:style-name="P17">4</text:p>
      <text:p text:style-name="P17">6</text:p>
      <text:p text:style-name="P17">8</text:p>
      <text:p text:style-name="P17">10</text:p>
      <text:p text:style-name="P17"/>
      <text:p text:style-name="P17">Enter 1 to push, 2 to pop, 3 to display the stack and 4 to exit</text:p>
      <text:p text:style-name="P17">1</text:p>
      <text:p text:style-name="P17"/>
      <text:p text:style-name="P17">Stack Overflow</text:p>
      <text:p text:style-name="P17"/>
      <text:p text:style-name="P17">Enter 1 to push, 2 to pop, 3 to display the stack and 4 to exit</text:p>
      <text:p text:style-name="P17">2</text:p>
      <text:p text:style-name="P17">Enter 1 to push, 2 to pop, 3 to display the stack and 4 to exit</text:p>
      <text:p text:style-name="P17">3</text:p>
      <text:p text:style-name="P17"/>
      <text:p text:style-name="P17">CURRENT STACK:</text:p>
      <text:p text:style-name="P17">4</text:p>
      <text:p text:style-name="P17">6</text:p>
      <text:p text:style-name="P17">8</text:p>
      <text:p text:style-name="P17">10</text:p>
      <text:p text:style-name="P17"/>
      <text:p text:style-name="P17">Enter 1 to push, 2 to pop, 3 to display the stack and 4 to exit</text:p>
      <text:p text:style-name="P17">2</text:p>
      <text:p text:style-name="P17">Enter 1 to push, 2 to pop, 3 to display the stack and 4 to exit</text:p>
      <text:p text:style-name="P17">2</text:p>
      <text:p text:style-name="P17">Enter 1 to push, 2 to pop, 3 to display the stack and 4 to exit</text:p>
      <text:p text:style-name="P17"><text:soft-page-break/>2</text:p>
      <text:p text:style-name="P17">Enter 1 to push, 2 to pop, 3 to display the stack and 4 to exit</text:p>
      <text:p text:style-name="P17">2</text:p>
      <text:p text:style-name="P17">Enter 1 to push, 2 to pop, 3 to display the stack and 4 to exit</text:p>
      <text:p text:style-name="P17">2</text:p>
      <text:p text:style-name="P17"/>
      <text:p text:style-name="P17">Stack Underflow</text:p>
      <text:p text:style-name="P17"/>
      <text:p text:style-name="P17">Enter 1 to push, 2 to pop, 3 to display the stack and 4 to exit</text:p>
      <text:p text:style-name="P17">3</text:p>
      <text:p text:style-name="P17"/>
      <text:p text:style-name="P17">CURRENT STACK:</text:p>
      <text:p text:style-name="P17"/>
      <text:p text:style-name="P17">Enter 1 to push, 2 to pop, 3 to display the stack and 4 to exit</text:p>
      <text:p text:style-name="P17">4</text:p>
      <text:p text:style-name="P17"/>
      <text:p text:style-name="P17"/>
      <text:p text:style-name="P17"/>
      <text:p text:style-name="P17"/>
      <text:p text:style-name="P17">Enter stack size</text:p>
      <text:p text:style-name="P17">3</text:p>
      <text:p text:style-name="P17">Enter 1 to push, 2 to pop, 3 to display the stack and 4 to exit</text:p>
      <text:p text:style-name="P17">1</text:p>
      <text:p text:style-name="P17">Enter element to push</text:p>
      <text:p text:style-name="P17">1</text:p>
      <text:p text:style-name="P17">Enter 1 to push, 2 to pop, 3 to display the stack and 4 to exit</text:p>
      <text:p text:style-name="P17">3</text:p>
      <text:p text:style-name="P17"/>
      <text:p text:style-name="P17">CURRENT STACK:</text:p>
      <text:p text:style-name="P17">1</text:p>
      <text:p text:style-name="P17"/>
      <text:p text:style-name="P17">Enter 1 to push, 2 to pop, 3 to display the stack and 4 to exit</text:p>
      <text:p text:style-name="P17">1</text:p>
      <text:p text:style-name="P17">Enter element to push</text:p>
      <text:p text:style-name="P17">2</text:p>
      <text:p text:style-name="P17">Enter 1 to push, 2 to pop, 3 to display the stack and 4 to exit</text:p>
      <text:p text:style-name="P17">3</text:p>
      <text:p text:style-name="P17"/>
      <text:p text:style-name="P17">CURRENT STACK:</text:p>
      <text:p text:style-name="P17">2</text:p>
      <text:p text:style-name="P17">1</text:p>
      <text:p text:style-name="P17"/>
      <text:p text:style-name="P17">Enter 1 to push, 2 to pop, 3 to display the stack and 4 to exit</text:p>
      <text:p text:style-name="P17">1</text:p>
      <text:p text:style-name="P17">Enter element to push</text:p>
      <text:p text:style-name="P17">3</text:p>
      <text:p text:style-name="P17">Enter 1 to push, 2 to pop, 3 to display the stack and 4 to exit</text:p>
      <text:p text:style-name="P17">3</text:p>
      <text:p text:style-name="P17"/>
      <text:p text:style-name="P17">CURRENT STACK:</text:p>
      <text:p text:style-name="P17">3</text:p>
      <text:p text:style-name="P17">2</text:p>
      <text:p text:style-name="P17"><text:soft-page-break/>1</text:p>
      <text:p text:style-name="P17"/>
      <text:p text:style-name="P17">Enter 1 to push, 2 to pop, 3 to display the stack and 4 to exit</text:p>
      <text:p text:style-name="P17">1</text:p>
      <text:p text:style-name="P17"/>
      <text:p text:style-name="P17">Stack Overflow</text:p>
      <text:p text:style-name="P17"/>
      <text:p text:style-name="P17">Enter 1 to push, 2 to pop, 3 to display the stack and 4 to exit</text:p>
      <text:p text:style-name="P17">3</text:p>
      <text:p text:style-name="P17"/>
      <text:p text:style-name="P17">CURRENT STACK:</text:p>
      <text:p text:style-name="P17">3</text:p>
      <text:p text:style-name="P17">2</text:p>
      <text:p text:style-name="P17">1</text:p>
      <text:p text:style-name="P17"/>
      <text:p text:style-name="P17">Enter 1 to push, 2 to pop, 3 to display the stack and 4 to exit</text:p>
      <text:p text:style-name="P17">2</text:p>
      <text:p text:style-name="P17">Enter 1 to push, 2 to pop, 3 to display the stack and 4 to exit</text:p>
      <text:p text:style-name="P17">3</text:p>
      <text:p text:style-name="P17"/>
      <text:p text:style-name="P17">CURRENT STACK:</text:p>
      <text:p text:style-name="P17">2</text:p>
      <text:p text:style-name="P17">1</text:p>
      <text:p text:style-name="P17"/>
      <text:p text:style-name="P17">Enter 1 to push, 2 to pop, 3 to display the stack and 4 to exit</text:p>
      <text:p text:style-name="P17">2</text:p>
      <text:p text:style-name="P17">Enter 1 to push, 2 to pop, 3 to display the stack and 4 to exit</text:p>
      <text:p text:style-name="P17">3</text:p>
      <text:p text:style-name="P17"/>
      <text:p text:style-name="P17">CURRENT STACK:</text:p>
      <text:p text:style-name="P17">1</text:p>
      <text:p text:style-name="P17"/>
      <text:p text:style-name="P17">Enter 1 to push, 2 to pop, 3 to display the stack and 4 to exit</text:p>
      <text:p text:style-name="P17">2</text:p>
      <text:p text:style-name="P17">Enter 1 to push, 2 to pop, 3 to display the stack and 4 to exit</text:p>
      <text:p text:style-name="P17">3</text:p>
      <text:p text:style-name="P17"/>
      <text:p text:style-name="P17">CURRENT STACK:</text:p>
      <text:p text:style-name="P17"/>
      <text:p text:style-name="P17">Enter 1 to push, 2 to pop, 3 to display the stack and 4 to exit</text:p>
      <text:p text:style-name="P17">2</text:p>
      <text:p text:style-name="P17"/>
      <text:p text:style-name="P17">Stack Underflow</text:p>
      <text:p text:style-name="P17"/>
      <text:p text:style-name="P17">Enter 1 to push, 2 to pop, 3 to display the stack and 4 to exit</text:p>
      <text:p text:style-name="P116"><text:span text:style-name="T7">4</text:span><text:line-break/><text:span text:style-name="T2"><text:line-break/>RESULT </text:span><text:span text:style-name="T7">:- </text:span></text:p>
      <text:p text:style-name="P117"><text:span text:style-name="T7">A Stack data structure is implemented using an array. PUSH(), POP() and DISPLAY() operations are performed on it.</text:span></text:p>
      <text:p text:style-name="P94">EXPERIMENT 6</text:p>
      <text:p text:style-name="P17"/>
      <text:p text:style-name="P112"><text:span text:style-name="T2">AIM</text:span> :- Write a program to convert a given infix expression to its postfix expression and evaluate it.</text:p>
      <text:p text:style-name="P112"><text:span text:style-name="T2">DATA STRUCTURE USED</text:span> :- STACK is the data structure used.</text:p>
      <text:p text:style-name="P112"><text:span text:style-name="T2">ALGORITHM</text:span><text:span text:style-name="T7"> :- </text:span></text:p>
      <text:p text:style-name="P17"><text:span text:style-name="T11">Algorithm infix_to_postfix</text:span></text:p>
      <text:p text:style-name="P17"><text:span text:style-name="T11">START</text:span></text:p>
      <text:list xml:id="list842079944" text:style-name="WWNum5">
        <text:list-item>
          <text:p text:style-name="P19"><text:span text:style-name="T11">TOP = -1, push(‘(‘)</text:span></text:p>
        </text:list-item>
        <text:list-item>
          <text:p text:style-name="P19"><text:span text:style-name="T11">While TOP &gt; -1 do</text:span></text:p>
        </text:list-item>
        <text:list-item>
          <text:p text:style-name="P19"><text:span text:style-name="T11"><text:s/><text:tab/>ITEM = infix.Readsymbol()</text:span></text:p>
        </text:list-item>
        <text:list-item>
          <text:p text:style-name="P19"><text:span text:style-name="T11"><text:s/><text:tab/>X = pop()</text:span></text:p>
        </text:list-item>
        <text:list-item>
          <text:p text:style-name="P19"><text:span text:style-name="T11"><text:s/><text:tab/>Case : ITEM = Operand</text:span></text:p>
        </text:list-item>
        <text:list-item>
          <text:p text:style-name="P19"><text:span text:style-name="T11"><text:s/><text:tab/><text:tab/>push(X)</text:span></text:p>
        </text:list-item>
        <text:list-item>
          <text:p text:style-name="P19"><text:span text:style-name="T12"><text:s/><text:tab/><text:tab/>postfix(ITEM)</text:span></text:p>
        </text:list-item>
        <text:list-item>
          <text:p text:style-name="P19"><text:span text:style-name="T11"><text:s/><text:tab/>Case : ITEM = ‘)’</text:span></text:p>
        </text:list-item>
        <text:list-item>
          <text:p text:style-name="P19"><text:span text:style-name="T11"><text:s/><text:tab/><text:tab/>While X != ‘(’</text:span></text:p>
        </text:list-item>
        <text:list-item>
          <text:p text:style-name="P19"><text:span text:style-name="T12"><text:s/><text:tab/><text:tab/><text:tab/>postfix(X)</text:span></text:p>
        </text:list-item>
        <text:list-item>
          <text:p text:style-name="P19"><text:span text:style-name="T11"><text:s/><text:tab/><text:tab/><text:tab/>X = pop()</text:span></text:p>
        </text:list-item>
        <text:list-item>
          <text:p text:style-name="P19"><text:span text:style-name="T11"><text:s/><text:tab/><text:tab/>EndWhile</text:span></text:p>
        </text:list-item>
        <text:list-item>
          <text:p text:style-name="P19"><text:span text:style-name="T12"><text:s/><text:tab/>Case : ISP(X) &gt;= ICP(ITEM)</text:span></text:p>
        </text:list-item>
        <text:list-item>
          <text:p text:style-name="P19"><text:span text:style-name="T11"><text:s/><text:tab/><text:tab/>While ISP(X) &gt;= ICP(ITEM) do</text:span></text:p>
        </text:list-item>
        <text:list-item>
          <text:p text:style-name="P19"><text:span text:style-name="T11"><text:s/><text:tab/><text:tab/><text:tab/>postfix(X)</text:span></text:p>
        </text:list-item>
        <text:list-item>
          <text:p text:style-name="P19"><text:span text:style-name="T11"><text:s/><text:tab/><text:tab/><text:tab/>X = pop()</text:span></text:p>
        </text:list-item>
        <text:list-item>
          <text:p text:style-name="P19"><text:span text:style-name="T11"><text:s/><text:tab/><text:tab/>EndWhile</text:span></text:p>
        </text:list-item>
        <text:list-item>
          <text:p text:style-name="P19"><text:span text:style-name="T11"><text:s/><text:tab/><text:tab/>push(X)</text:span></text:p>
        </text:list-item>
        <text:list-item>
          <text:p text:style-name="P19"><text:span text:style-name="T11"><text:s/><text:tab/><text:tab/>push(ITEM)</text:span></text:p>
        </text:list-item>
        <text:list-item>
          <text:p text:style-name="P19"><text:span text:style-name="T12"><text:s/><text:tab/>Case : ISP(X) &lt; ICP(ITEM)</text:span></text:p>
        </text:list-item>
        <text:list-item>
          <text:p text:style-name="P19"><text:span text:style-name="T12"><text:s/><text:tab/><text:tab/>push(X)</text:span></text:p>
        </text:list-item>
        <text:list-item>
          <text:p text:style-name="P19"><text:span text:style-name="T11"><text:s/><text:tab/><text:tab/>push(ITEM)</text:span></text:p>
        </text:list-item>
        <text:list-item>
          <text:p text:style-name="P19"><text:span text:style-name="T11"><text:s/><text:tab/>Otherwise : </text:span></text:p>
        </text:list-item>
        <text:list-item>
          <text:p text:style-name="P19"><text:span text:style-name="T11"><text:s/><text:tab/><text:tab/>Print “Invalid Expression”</text:span></text:p>
        </text:list-item>
        <text:list-item>
          <text:p text:style-name="P19"><text:span text:style-name="T11"><text:s/>EndWhile</text:span></text:p>
        </text:list-item>
        <text:list-item>
          <text:p text:style-name="P19"><text:span text:style-name="T12"><text:s/>Return postfix</text:span></text:p>
        </text:list-item>
      </text:list>
      <text:p text:style-name="P17"><text:span text:style-name="T11">STOP</text:span></text:p>
      <text:p text:style-name="P84"/>
      <text:p text:style-name="P17"><text:span text:style-name="T11">Algorithm postfix_evaluation</text:span></text:p>
      <text:p text:style-name="P17"><text:span text:style-name="T11">START</text:span></text:p>
      <text:list xml:id="list847273011" text:style-name="WWNum6">
        <text:list-item>
          <text:p text:style-name="P20"><text:span text:style-name="T11">While (TOP &gt;= -1) do</text:span></text:p>
        </text:list-item>
        <text:list-item>
          <text:p text:style-name="P20"><text:span text:style-name="T11"><text:s/><text:tab/>ITEM = postfix.Readsymbol()</text:span></text:p>
        </text:list-item>
        <text:list-item>
          <text:p text:style-name="P20"><text:span text:style-name="T11"><text:s/><text:tab/>Case : ITEM = Operand</text:span></text:p>
        </text:list-item>
        <text:list-item>
          <text:p text:style-name="P20"><text:span text:style-name="T11"><text:s/><text:tab/><text:tab/>push(ITEM)</text:span></text:p>
        </text:list-item>
        <text:list-item>
          <text:p text:style-name="P20"><text:span text:style-name="T11"><text:s/><text:tab/>Case : ITEM = Operator</text:span></text:p>
        </text:list-item>
        <text:list-item>
          <text:p text:style-name="P20"><text:span text:style-name="T11"><text:s/><text:tab/><text:tab/>x2 = pop()</text:span></text:p>
        </text:list-item>
        <text:list-item>
          <text:p text:style-name="P20"><text:span text:style-name="T11"><text:s/><text:tab/><text:tab/>x1 = pop()</text:span></text:p>
        </text:list-item>
        <text:list-item>
          <text:p text:style-name="P20"><text:span text:style-name="T11"><text:s/><text:tab/><text:tab/>x = Operation(x1, x2, ITEM)</text:span></text:p>
        </text:list-item>
        <text:list-item>
          <text:p text:style-name="P20"><text:span text:style-name="T11"><text:s/><text:tab/><text:tab/>push(x)</text:span></text:p>
        </text:list-item>
        <text:list-item>
          <text:p text:style-name="P20"><text:span text:style-name="T12"><text:s/><text:tab/>Case : ITEM = ‘!’</text:span></text:p>
        </text:list-item>
        <text:list-item>
          <text:p text:style-name="P20"><text:span text:style-name="T11"><text:s/><text:tab/><text:tab/>x = pop()</text:span></text:p>
        </text:list-item>
        <text:list-item>
          <text:p text:style-name="P20"><text:span text:style-name="T11"><text:s/><text:tab/><text:tab/>push(-x);</text:span></text:p>
        </text:list-item>
        <text:list-item>
          <text:p text:style-name="P20"><text:span text:style-name="T11"><text:s/><text:tab/>Case : ITEM = ‘#’</text:span></text:p>
        </text:list-item>
        <text:list-item>
          <text:p text:style-name="P20"><text:span text:style-name="T11"><text:s/><text:tab/><text:tab/>x = pop()</text:span></text:p>
        </text:list-item>
        <text:list-item>
          <text:p text:style-name="P20"><text:span text:style-name="T11"><text:s/><text:tab/><text:tab/>Return x</text:span></text:p>
        </text:list-item>
        <text:list-item>
          <text:p text:style-name="P20"><text:span text:style-name="T12"><text:s/><text:tab/>Otherwise : </text:span></text:p>
        </text:list-item>
        <text:list-item>
          <text:p text:style-name="P20"><text:span text:style-name="T11"><text:s/><text:tab/><text:tab/>Print “Invalid Expression”</text:span></text:p>
        </text:list-item>
        <text:list-item>
          <text:p text:style-name="P20"><text:span text:style-name="T11"><text:s/>EndWhile </text:span></text:p>
        </text:list-item>
      </text:list>
      <text:p text:style-name="P17"><text:soft-page-break/><text:span text:style-name="T11">STOP</text:span></text:p>
      <text:p text:style-name="P17"/>
      <text:p text:style-name="P112"><text:span text:style-name="T2">PROGRAM CODE </text:span><text:span text:style-name="T7">:-</text:span></text:p>
      <text:p text:style-name="P17"><text:span text:style-name="T11">#include&lt;stdio.h&gt;</text:span></text:p>
      <text:p text:style-name="P17"><text:span text:style-name="T11">#include&lt;stdlib.h&gt;</text:span></text:p>
      <text:p text:style-name="P17"><text:span text:style-name="T11">#include&lt;string.h&gt;</text:span></text:p>
      <text:p text:style-name="P17"><text:span text:style-name="T11">#include&lt;math.h&gt;</text:span></text:p>
      <text:p text:style-name="P84"/>
      <text:p text:style-name="P17"><text:span text:style-name="T11">struct stack</text:span></text:p>
      <text:p text:style-name="P17"><text:span text:style-name="T11">{</text:span></text:p>
      <text:p text:style-name="P17"><text:span text:style-name="T11"><text:tab/>int TOP;</text:span></text:p>
      <text:p text:style-name="P17"><text:span text:style-name="T11"><text:tab/>int SIZE;</text:span></text:p>
      <text:p text:style-name="P17"><text:span text:style-name="T11"><text:tab/>char *arr;</text:span></text:p>
      <text:p text:style-name="P17"><text:span text:style-name="T11"><text:tab/>int *arr1;</text:span></text:p>
      <text:p text:style-name="P17"><text:span text:style-name="T11">};</text:span></text:p>
      <text:p text:style-name="P84"/>
      <text:p text:style-name="P17"><text:span text:style-name="T11">struct expression</text:span></text:p>
      <text:p text:style-name="P17"><text:span text:style-name="T11">{</text:span></text:p>
      <text:p text:style-name="P17"><text:span text:style-name="T11"><text:tab/>char *infix;</text:span></text:p>
      <text:p text:style-name="P17"><text:span text:style-name="T11"><text:tab/>char *postfix;</text:span></text:p>
      <text:p text:style-name="P17"><text:span text:style-name="T11">};</text:span></text:p>
      <text:p text:style-name="P84"/>
      <text:p text:style-name="P17"><text:span text:style-name="T11">void push(struct stack *s, char x)</text:span></text:p>
      <text:p text:style-name="P17"><text:span text:style-name="T11">{</text:span></text:p>
      <text:p text:style-name="P17"><text:span text:style-name="T11"><text:tab/>if(s-&gt;TOP &gt;= s-&gt;SIZE-1)</text:span></text:p>
      <text:p text:style-name="P17"><text:span text:style-name="T11"><text:tab/>{</text:span></text:p>
      <text:p text:style-name="P17"><text:span text:style-name="T11"><text:tab/><text:tab/>printf("Cannot evaluate\n");</text:span></text:p>
      <text:p text:style-name="P17"><text:span text:style-name="T11"><text:tab/><text:tab/>exit(0);</text:span></text:p>
      <text:p text:style-name="P17"><text:span text:style-name="T11"><text:tab/>}</text:span></text:p>
      <text:p text:style-name="P17"><text:span text:style-name="T11"><text:tab/></text:span></text:p>
      <text:p text:style-name="P17"><text:span text:style-name="T11"><text:tab/>else</text:span></text:p>
      <text:p text:style-name="P17"><text:span text:style-name="T11"><text:tab/>{</text:span></text:p>
      <text:p text:style-name="P17"><text:span text:style-name="T11"><text:tab/><text:tab/>s-&gt;arr[++s-&gt;TOP] = x;</text:span></text:p>
      <text:p text:style-name="P17"><text:span text:style-name="T11"><text:tab/>}</text:span></text:p>
      <text:p text:style-name="P17"><text:span text:style-name="T11">}</text:span></text:p>
      <text:p text:style-name="P84"/>
      <text:p text:style-name="P17"><text:span text:style-name="T11">char pop(struct stack *s)</text:span></text:p>
      <text:p text:style-name="P17"><text:span text:style-name="T11">{</text:span></text:p>
      <text:p text:style-name="P17"><text:span text:style-name="T11"><text:tab/>if(s-&gt;TOP == -1)</text:span></text:p>
      <text:p text:style-name="P17"><text:span text:style-name="T11"><text:tab/>{</text:span></text:p>
      <text:p text:style-name="P17"><text:span text:style-name="T11"><text:tab/><text:tab/>printf("Cannot evaluate\n");</text:span></text:p>
      <text:p text:style-name="P17"><text:span text:style-name="T11"><text:tab/><text:tab/>exit(0);</text:span></text:p>
      <text:p text:style-name="P17"><text:span text:style-name="T11"><text:tab/>}</text:span></text:p>
      <text:p text:style-name="P84"/>
      <text:p text:style-name="P17"><text:span text:style-name="T11"><text:tab/>else</text:span></text:p>
      <text:p text:style-name="P17"><text:span text:style-name="T11"><text:tab/>{</text:span></text:p>
      <text:p text:style-name="P17"><text:span text:style-name="T11"><text:tab/><text:tab/>char x = s-&gt;arr[s-&gt;TOP];</text:span></text:p>
      <text:p text:style-name="P17"><text:span text:style-name="T11"><text:tab/><text:tab/>s-&gt;TOP--;</text:span></text:p>
      <text:p text:style-name="P17"><text:span text:style-name="T11"><text:tab/><text:tab/>return x;</text:span></text:p>
      <text:p text:style-name="P17"><text:span text:style-name="T11"><text:tab/>}</text:span></text:p>
      <text:p text:style-name="P17"><text:span text:style-name="T11">}</text:span></text:p>
      <text:p text:style-name="P84"/>
      <text:p text:style-name="P17"><text:span text:style-name="T11">void push1(struct stack *s, int x)</text:span></text:p>
      <text:p text:style-name="P17"><text:span text:style-name="T11">{</text:span></text:p>
      <text:p text:style-name="P17"><text:span text:style-name="T11"><text:tab/>if(s-&gt;TOP &gt;= s-&gt;SIZE-1)</text:span></text:p>
      <text:p text:style-name="P17"><text:span text:style-name="T11"><text:tab/>{</text:span></text:p>
      <text:p text:style-name="P17"><text:span text:style-name="T11"><text:tab/><text:tab/>printf("Cannot evaluate\n");</text:span></text:p>
      <text:p text:style-name="P17"><text:span text:style-name="T11"><text:tab/><text:tab/>exit(0);</text:span></text:p>
      <text:p text:style-name="P17"><text:span text:style-name="T11"><text:tab/>}</text:span></text:p>
      <text:p text:style-name="P17"><text:soft-page-break/><text:span text:style-name="T11"><text:tab/></text:span></text:p>
      <text:p text:style-name="P17"><text:span text:style-name="T11"><text:tab/>else</text:span></text:p>
      <text:p text:style-name="P17"><text:span text:style-name="T11"><text:tab/>{</text:span></text:p>
      <text:p text:style-name="P17"><text:span text:style-name="T11"><text:tab/><text:tab/>s-&gt;arr1[++s-&gt;TOP] = x;</text:span></text:p>
      <text:p text:style-name="P17"><text:span text:style-name="T11"><text:tab/>}</text:span></text:p>
      <text:p text:style-name="P17"><text:span text:style-name="T11">}</text:span></text:p>
      <text:p text:style-name="P84"/>
      <text:p text:style-name="P17"><text:span text:style-name="T11">int pop1(struct stack *s)</text:span></text:p>
      <text:p text:style-name="P17"><text:span text:style-name="T11">{</text:span></text:p>
      <text:p text:style-name="P17"><text:span text:style-name="T11"><text:tab/>if(s-&gt;TOP == -1)</text:span></text:p>
      <text:p text:style-name="P17"><text:span text:style-name="T11"><text:tab/>{</text:span></text:p>
      <text:p text:style-name="P17"><text:span text:style-name="T11"><text:tab/><text:tab/>printf("Cannot evaluate\n");</text:span></text:p>
      <text:p text:style-name="P17"><text:span text:style-name="T11"><text:tab/><text:tab/>exit(0);</text:span></text:p>
      <text:p text:style-name="P17"><text:span text:style-name="T11"><text:tab/>}</text:span></text:p>
      <text:p text:style-name="P84"/>
      <text:p text:style-name="P17"><text:span text:style-name="T11"><text:tab/>else</text:span></text:p>
      <text:p text:style-name="P17"><text:span text:style-name="T11"><text:tab/>{</text:span></text:p>
      <text:p text:style-name="P17"><text:span text:style-name="T11"><text:tab/><text:tab/>int x = s-&gt;arr1[s-&gt;TOP];</text:span></text:p>
      <text:p text:style-name="P17"><text:span text:style-name="T11"><text:tab/><text:tab/>s-&gt;TOP--;</text:span></text:p>
      <text:p text:style-name="P17"><text:span text:style-name="T11"><text:tab/><text:tab/>return x;</text:span></text:p>
      <text:p text:style-name="P17"><text:span text:style-name="T11"><text:tab/>}</text:span></text:p>
      <text:p text:style-name="P17"><text:span text:style-name="T11">}</text:span></text:p>
      <text:p text:style-name="P84"/>
      <text:p text:style-name="P17"><text:span text:style-name="T11">int ISP(char X)</text:span></text:p>
      <text:p text:style-name="P17"><text:span text:style-name="T11">{</text:span></text:p>
      <text:p text:style-name="P17"><text:span text:style-name="T11"><text:tab/>if(X == '+' || X == '-')</text:span></text:p>
      <text:p text:style-name="P17"><text:span text:style-name="T11"><text:tab/><text:tab/>return 2;</text:span></text:p>
      <text:p text:style-name="P17"><text:span text:style-name="T11"><text:tab/>else if(X == '*' || X == '/')</text:span></text:p>
      <text:p text:style-name="P17"><text:span text:style-name="T11"><text:tab/><text:tab/>return 4;</text:span></text:p>
      <text:p text:style-name="P17"><text:span text:style-name="T11"><text:tab/>else if(X == '^')</text:span></text:p>
      <text:p text:style-name="P17"><text:span text:style-name="T11"><text:tab/><text:tab/>return 5;</text:span></text:p>
      <text:p text:style-name="P17"><text:span text:style-name="T11"><text:tab/>else if(X &gt;= '0' &amp;&amp; X &lt;= '9' || X &gt;= 'a' &amp;&amp; X&lt;= 'z' || X &gt;= 'A' &amp;&amp; X&lt;= 'Z')</text:span></text:p>
      <text:p text:style-name="P17"><text:span text:style-name="T11"><text:tab/><text:tab/>return 8;</text:span></text:p>
      <text:p text:style-name="P17"><text:span text:style-name="T11"><text:tab/>else if(X == '(')</text:span></text:p>
      <text:p text:style-name="P17"><text:span text:style-name="T11"><text:tab/><text:tab/>return 0;</text:span></text:p>
      <text:p text:style-name="P17"><text:span text:style-name="T11">}</text:span></text:p>
      <text:p text:style-name="P84"/>
      <text:p text:style-name="P17"><text:span text:style-name="T11">int ICP(char X)</text:span></text:p>
      <text:p text:style-name="P17"><text:span text:style-name="T11">{</text:span></text:p>
      <text:p text:style-name="P17"><text:span text:style-name="T11"><text:tab/>if(X == '+' || X == '-')</text:span></text:p>
      <text:p text:style-name="P17"><text:span text:style-name="T11"><text:tab/><text:tab/>return 1;</text:span></text:p>
      <text:p text:style-name="P17"><text:span text:style-name="T11"><text:tab/>else if(X == '*' || X == '/')</text:span></text:p>
      <text:p text:style-name="P17"><text:span text:style-name="T11"><text:tab/><text:tab/>return 3;</text:span></text:p>
      <text:p text:style-name="P17"><text:span text:style-name="T11"><text:tab/>else if(X == '^')</text:span></text:p>
      <text:p text:style-name="P17"><text:span text:style-name="T11"><text:tab/><text:tab/>return 6;</text:span></text:p>
      <text:p text:style-name="P17"><text:span text:style-name="T11"><text:tab/>else if(X &gt;= '0' &amp;&amp; X &lt;= '9' || X &gt;= 'a' &amp;&amp; X&lt;= 'z' || X &gt;= 'A' &amp;&amp; X&lt;= 'Z')</text:span></text:p>
      <text:p text:style-name="P17"><text:span text:style-name="T11"><text:tab/><text:tab/>return 7;</text:span></text:p>
      <text:p text:style-name="P17"><text:span text:style-name="T11"><text:tab/>else if(X == '(')</text:span></text:p>
      <text:p text:style-name="P17"><text:span text:style-name="T11"><text:tab/><text:tab/>return 9;</text:span></text:p>
      <text:p text:style-name="P17"><text:span text:style-name="T11"><text:tab/>else if(X == ')')</text:span></text:p>
      <text:p text:style-name="P17"><text:span text:style-name="T11"><text:tab/><text:tab/>return 0;</text:span></text:p>
      <text:p text:style-name="P17"><text:span text:style-name="T11">}</text:span></text:p>
      <text:p text:style-name="P84"/>
      <text:p text:style-name="P17"><text:span text:style-name="T11">void infix_to_postfix(struct expression *exp)</text:span></text:p>
      <text:p text:style-name="P17"><text:span text:style-name="T11">{</text:span></text:p>
      <text:p text:style-name="P17"><text:span text:style-name="T11"><text:tab/>int i=0, j=0;</text:span></text:p>
      <text:p text:style-name="P17"><text:span text:style-name="T11"><text:tab/>struct stack s;</text:span></text:p>
      <text:p text:style-name="P84"/>
      <text:p text:style-name="P17"><text:span text:style-name="T11"><text:tab/>s.TOP = -1;</text:span></text:p>
      <text:p text:style-name="P17"><text:span text:style-name="T11"><text:tab/>s.SIZE = strlen(exp-&gt;infix);</text:span></text:p>
      <text:p text:style-name="P17"><text:soft-page-break/><text:span text:style-name="T11"><text:tab/>s.arr = (char*) malloc(s.SIZE * sizeof(char));</text:span></text:p>
      <text:p text:style-name="P84"/>
      <text:p text:style-name="P17"><text:span text:style-name="T11"><text:tab/>push(&amp;s, '(');</text:span></text:p>
      <text:p text:style-name="P84"/>
      <text:p text:style-name="P17"><text:span text:style-name="T11"><text:tab/>while(s.TOP &gt; -1)</text:span></text:p>
      <text:p text:style-name="P17"><text:span text:style-name="T11"><text:tab/>{<text:tab/></text:span></text:p>
      <text:p text:style-name="P17"><text:span text:style-name="T11"><text:tab/><text:tab/>char X = pop(&amp;s);</text:span></text:p>
      <text:p text:style-name="P17"><text:span text:style-name="T11"><text:tab/><text:tab/></text:span></text:p>
      <text:p text:style-name="P17"><text:span text:style-name="T11"><text:tab/><text:tab/>if(exp-&gt;infix[i] == '(')</text:span></text:p>
      <text:p text:style-name="P17"><text:span text:style-name="T11"><text:tab/><text:tab/>{</text:span></text:p>
      <text:p text:style-name="P17"><text:span text:style-name="T11"><text:tab/><text:tab/><text:tab/>push(&amp;s, X);</text:span></text:p>
      <text:p text:style-name="P17"><text:span text:style-name="T11"><text:tab/><text:tab/><text:tab/>push(&amp;s, exp-&gt;infix[i]);</text:span></text:p>
      <text:p text:style-name="P17"><text:span text:style-name="T11"><text:tab/><text:tab/>}</text:span></text:p>
      <text:p text:style-name="P17"><text:span text:style-name="T11"><text:tab/><text:tab/>else if(exp-&gt;infix[i] == ')')</text:span></text:p>
      <text:p text:style-name="P17"><text:span text:style-name="T11"><text:tab/><text:tab/>{</text:span></text:p>
      <text:p text:style-name="P17"><text:span text:style-name="T11"><text:tab/><text:tab/><text:tab/>while(X != '(')</text:span></text:p>
      <text:p text:style-name="P17"><text:span text:style-name="T11"><text:tab/><text:tab/><text:tab/>{</text:span></text:p>
      <text:p text:style-name="P17"><text:span text:style-name="T11"><text:tab/><text:tab/><text:tab/><text:tab/>exp-&gt;postfix[j] = X;</text:span></text:p>
      <text:p text:style-name="P17"><text:span text:style-name="T11"><text:tab/><text:tab/><text:tab/><text:tab/>X = pop(&amp;s);</text:span></text:p>
      <text:p text:style-name="P17"><text:span text:style-name="T11"><text:tab/><text:tab/><text:tab/><text:tab/>j++;</text:span></text:p>
      <text:p text:style-name="P17"><text:span text:style-name="T11"><text:tab/><text:tab/><text:tab/>}</text:span></text:p>
      <text:p text:style-name="P17"><text:span text:style-name="T11"><text:tab/><text:tab/>}</text:span></text:p>
      <text:p text:style-name="P17"><text:span text:style-name="T11"><text:tab/><text:tab/>else if(exp-&gt;infix[i] &gt;= 'a' &amp;&amp; exp-&gt;infix[i] &lt;= 'z' || exp-&gt;infix[i] &gt;= 'A' &amp;&amp; exp-&gt;infix[i] &lt;= 'Z' || exp-&gt;infix[i] &gt;= '0' &amp;&amp; exp-&gt;infix[i] &lt;= '9')</text:span></text:p>
      <text:p text:style-name="P17"><text:span text:style-name="T11"><text:tab/><text:tab/>{</text:span></text:p>
      <text:p text:style-name="P17"><text:span text:style-name="T11"><text:tab/><text:tab/><text:tab/>push(&amp;s, X);</text:span></text:p>
      <text:p text:style-name="P17"><text:span text:style-name="T11"><text:tab/><text:tab/><text:tab/>exp-&gt;postfix[j] = exp-&gt;infix[i];</text:span></text:p>
      <text:p text:style-name="P17"><text:span text:style-name="T11"><text:tab/><text:tab/><text:tab/>j++;</text:span></text:p>
      <text:p text:style-name="P17"><text:span text:style-name="T11"><text:tab/><text:tab/>}</text:span></text:p>
      <text:p text:style-name="P17"><text:span text:style-name="T11"><text:tab/><text:tab/>else if(ISP(X) &gt;= ICP(exp-&gt;infix[i]))</text:span></text:p>
      <text:p text:style-name="P17"><text:span text:style-name="T11"><text:tab/><text:tab/>{</text:span></text:p>
      <text:p text:style-name="P17"><text:span text:style-name="T11"><text:tab/><text:tab/><text:tab/>while(ISP(X) &gt;= <text:s/>ICP(exp-&gt;infix[i]))</text:span></text:p>
      <text:p text:style-name="P17"><text:span text:style-name="T11"><text:tab/><text:tab/><text:tab/>{</text:span></text:p>
      <text:p text:style-name="P17"><text:span text:style-name="T11"><text:tab/><text:tab/><text:tab/><text:tab/>exp-&gt;postfix[j] = X;</text:span></text:p>
      <text:p text:style-name="P17"><text:span text:style-name="T11"><text:tab/><text:tab/><text:tab/><text:tab/>X = pop(&amp;s);</text:span></text:p>
      <text:p text:style-name="P17"><text:span text:style-name="T11"><text:tab/><text:tab/><text:tab/><text:tab/>j++;</text:span></text:p>
      <text:p text:style-name="P17"><text:span text:style-name="T11"><text:tab/><text:tab/><text:tab/>}</text:span></text:p>
      <text:p text:style-name="P17"><text:span text:style-name="T11"><text:tab/><text:tab/><text:tab/>push(&amp;s, X);</text:span></text:p>
      <text:p text:style-name="P17"><text:span text:style-name="T11"><text:tab/><text:tab/><text:tab/>push(&amp;s, exp-&gt;infix[i]);</text:span></text:p>
      <text:p text:style-name="P17"><text:span text:style-name="T11"><text:tab/><text:tab/>}</text:span></text:p>
      <text:p text:style-name="P17"><text:span text:style-name="T11"><text:tab/><text:tab/>else if(ISP(X) &lt; ICP(exp-&gt;infix[i]))</text:span></text:p>
      <text:p text:style-name="P17"><text:span text:style-name="T11"><text:tab/><text:tab/>{</text:span></text:p>
      <text:p text:style-name="P17"><text:span text:style-name="T11"><text:tab/><text:tab/><text:tab/>push(&amp;s, X);</text:span></text:p>
      <text:p text:style-name="P17"><text:span text:style-name="T11"><text:tab/><text:tab/><text:tab/>push(&amp;s, exp-&gt;infix[i]);</text:span></text:p>
      <text:p text:style-name="P17"><text:span text:style-name="T11"><text:tab/><text:tab/>}</text:span></text:p>
      <text:p text:style-name="P17"><text:span text:style-name="T11"><text:tab/><text:tab/>else if(exp-&gt;infix[i] == ' ')</text:span></text:p>
      <text:p text:style-name="P17"><text:span text:style-name="T11"><text:tab/><text:tab/>{</text:span></text:p>
      <text:p text:style-name="P17"><text:span text:style-name="T11"><text:tab/><text:tab/><text:tab/>//skip</text:span></text:p>
      <text:p text:style-name="P17"><text:span text:style-name="T11"><text:tab/><text:tab/>}</text:span></text:p>
      <text:p text:style-name="P17"><text:span text:style-name="T11"><text:tab/><text:tab/>else</text:span></text:p>
      <text:p text:style-name="P17"><text:span text:style-name="T11"><text:tab/><text:tab/>{</text:span></text:p>
      <text:p text:style-name="P17"><text:span text:style-name="T11"><text:tab/><text:tab/><text:tab/>printf("INVALID EXPRESSION!\n");</text:span></text:p>
      <text:p text:style-name="P17"><text:span text:style-name="T11"><text:tab/><text:tab/><text:tab/>exit(0);</text:span></text:p>
      <text:p text:style-name="P17"><text:span text:style-name="T11"><text:tab/><text:tab/>}</text:span></text:p>
      <text:p text:style-name="P17"><text:span text:style-name="T11"><text:tab/><text:tab/><text:tab/></text:span></text:p>
      <text:p text:style-name="P17"><text:span text:style-name="T11"><text:tab/><text:tab/>i++;</text:span></text:p>
      <text:p text:style-name="P17"><text:span text:style-name="T11"><text:tab/>}</text:span></text:p>
      <text:p text:style-name="P17"><text:span text:style-name="T11">}</text:span></text:p>
      <text:p text:style-name="P84"/>
      <text:p text:style-name="P17"><text:soft-page-break/><text:span text:style-name="T11">int evaluate_postfix(char* postfix)</text:span></text:p>
      <text:p text:style-name="P17"><text:span text:style-name="T11">{</text:span></text:p>
      <text:p text:style-name="P17"><text:span text:style-name="T11"><text:tab/>postfix[strlen(postfix)] = '#';</text:span></text:p>
      <text:p text:style-name="P84"/>
      <text:p text:style-name="P17"><text:span text:style-name="T11"><text:tab/>int i=0;</text:span></text:p>
      <text:p text:style-name="P17"><text:span text:style-name="T11"><text:tab/>int exp[strlen(postfix)];</text:span></text:p>
      <text:p text:style-name="P17"><text:span text:style-name="T11"><text:tab/></text:span></text:p>
      <text:p text:style-name="P17"><text:span text:style-name="T11"><text:tab/>while(i&lt;strlen(postfix))</text:span></text:p>
      <text:p text:style-name="P17"><text:span text:style-name="T11"><text:tab/>{</text:span></text:p>
      <text:p text:style-name="P17"><text:span text:style-name="T11"><text:tab/><text:tab/>if(postfix[i] &gt;= 'a' &amp;&amp; postfix[i] &lt;= 'z' || postfix[i] &gt;= 'A' &amp;&amp; postfix[i] &lt;= 'Z')</text:span></text:p>
      <text:p text:style-name="P17"><text:span text:style-name="T11"><text:tab/><text:tab/>{</text:span></text:p>
      <text:p text:style-name="P17"><text:span text:style-name="T11"><text:tab/><text:tab/><text:tab/>printf("Enter value for %c\n", postfix[i]);</text:span></text:p>
      <text:p text:style-name="P17"><text:span text:style-name="T11"><text:tab/><text:tab/><text:tab/>scanf("%d", &amp;exp[i]);</text:span></text:p>
      <text:p text:style-name="P17"><text:span text:style-name="T11"><text:tab/><text:tab/>}</text:span></text:p>
      <text:p text:style-name="P17"><text:span text:style-name="T11"><text:tab/><text:tab/>else if(postfix[i] &gt;= '0' &amp;&amp; postfix[i] &lt;= '9')</text:span></text:p>
      <text:p text:style-name="P17"><text:span text:style-name="T11"><text:tab/><text:tab/>{</text:span></text:p>
      <text:p text:style-name="P17"><text:span text:style-name="T11"><text:tab/><text:tab/><text:tab/>exp[i] = postfix[i] - 48;</text:span></text:p>
      <text:p text:style-name="P17"><text:span text:style-name="T11"><text:tab/><text:tab/>}</text:span></text:p>
      <text:p text:style-name="P17"><text:span text:style-name="T11"><text:tab/><text:tab/>i++;</text:span></text:p>
      <text:p text:style-name="P17"><text:span text:style-name="T11"><text:tab/>}</text:span></text:p>
      <text:p text:style-name="P17"><text:span text:style-name="T11"><text:tab/></text:span></text:p>
      <text:p text:style-name="P17"><text:span text:style-name="T11"><text:tab/>int x1, x2;</text:span></text:p>
      <text:p text:style-name="P17"><text:span text:style-name="T11"><text:tab/>struct stack s;</text:span></text:p>
      <text:p text:style-name="P17"><text:span text:style-name="T11"><text:tab/>i = 0;</text:span></text:p>
      <text:p text:style-name="P84"/>
      <text:p text:style-name="P17"><text:span text:style-name="T11"><text:tab/>s.TOP = -1;</text:span></text:p>
      <text:p text:style-name="P17"><text:span text:style-name="T11"><text:tab/>s.SIZE = strlen(postfix);</text:span></text:p>
      <text:p text:style-name="P17"><text:span text:style-name="T11"><text:tab/>s.arr1 = (int*) malloc(s.SIZE * sizeof(int));</text:span></text:p>
      <text:p text:style-name="P17"><text:span text:style-name="T11"><text:tab/></text:span></text:p>
      <text:p text:style-name="P17"><text:span text:style-name="T11"><text:tab/>while(1)</text:span></text:p>
      <text:p text:style-name="P17"><text:span text:style-name="T11"><text:tab/>{</text:span></text:p>
      <text:p text:style-name="P17"><text:span text:style-name="T11"><text:tab/><text:tab/>switch(postfix[i])</text:span></text:p>
      <text:p text:style-name="P17"><text:span text:style-name="T11"><text:tab/><text:tab/>{</text:span></text:p>
      <text:p text:style-name="P17"><text:span text:style-name="T11"><text:tab/><text:tab/><text:tab/>case '+' : </text:span></text:p>
      <text:p text:style-name="P17"><text:span text:style-name="T11"><text:tab/><text:tab/><text:tab/><text:tab/>x2 = pop1(&amp;s);</text:span></text:p>
      <text:p text:style-name="P17"><text:span text:style-name="T11"><text:tab/><text:tab/><text:tab/><text:tab/>x1 = pop1(&amp;s);</text:span></text:p>
      <text:p text:style-name="P17"><text:span text:style-name="T11"><text:tab/><text:tab/><text:tab/><text:tab/>push1(&amp;s, x1+x2);</text:span></text:p>
      <text:p text:style-name="P17"><text:span text:style-name="T11"><text:tab/><text:tab/><text:tab/><text:tab/>break;</text:span></text:p>
      <text:p text:style-name="P17"><text:span text:style-name="T11"><text:tab/><text:tab/><text:tab/>case '-' : </text:span></text:p>
      <text:p text:style-name="P17"><text:span text:style-name="T11"><text:tab/><text:tab/><text:tab/><text:tab/>x2 = pop1(&amp;s);</text:span></text:p>
      <text:p text:style-name="P17"><text:span text:style-name="T11"><text:tab/><text:tab/><text:tab/><text:tab/>x1 = pop1(&amp;s);</text:span></text:p>
      <text:p text:style-name="P17"><text:span text:style-name="T11"><text:tab/><text:tab/><text:tab/><text:tab/>push1(&amp;s, x1-x2);</text:span></text:p>
      <text:p text:style-name="P17"><text:span text:style-name="T11"><text:tab/><text:tab/><text:tab/><text:tab/>break;</text:span></text:p>
      <text:p text:style-name="P17"><text:span text:style-name="T11"><text:tab/><text:tab/><text:tab/>case '*' : </text:span></text:p>
      <text:p text:style-name="P17"><text:span text:style-name="T11"><text:tab/><text:tab/><text:tab/><text:tab/>x2 = pop1(&amp;s);</text:span></text:p>
      <text:p text:style-name="P17"><text:span text:style-name="T11"><text:tab/><text:tab/><text:tab/><text:tab/>x1 = pop1(&amp;s);</text:span></text:p>
      <text:p text:style-name="P17"><text:span text:style-name="T11"><text:tab/><text:tab/><text:tab/><text:tab/>push1(&amp;s, x1*x2);</text:span></text:p>
      <text:p text:style-name="P17"><text:span text:style-name="T11"><text:tab/><text:tab/><text:tab/><text:tab/>break;</text:span></text:p>
      <text:p text:style-name="P17"><text:span text:style-name="T11"><text:tab/><text:tab/><text:tab/>case '/' : </text:span></text:p>
      <text:p text:style-name="P17"><text:span text:style-name="T11"><text:tab/><text:tab/><text:tab/><text:tab/>x2 = pop1(&amp;s);</text:span></text:p>
      <text:p text:style-name="P17"><text:span text:style-name="T11"><text:tab/><text:tab/><text:tab/><text:tab/>x1 = pop1(&amp;s);</text:span></text:p>
      <text:p text:style-name="P17"><text:span text:style-name="T11"><text:tab/><text:tab/><text:tab/><text:tab/>push1(&amp;s, x1/x2);</text:span></text:p>
      <text:p text:style-name="P17"><text:span text:style-name="T11"><text:tab/><text:tab/><text:tab/><text:tab/>break;</text:span></text:p>
      <text:p text:style-name="P17"><text:span text:style-name="T11"><text:tab/><text:tab/><text:tab/>case '^' : </text:span></text:p>
      <text:p text:style-name="P17"><text:span text:style-name="T11"><text:tab/><text:tab/><text:tab/><text:tab/>x2 = pop1(&amp;s);</text:span></text:p>
      <text:p text:style-name="P17"><text:span text:style-name="T11"><text:tab/><text:tab/><text:tab/><text:tab/>x1 = pop1(&amp;s);</text:span></text:p>
      <text:p text:style-name="P17"><text:span text:style-name="T11"><text:tab/><text:tab/><text:tab/><text:tab/>push1(&amp;s, pow(x1, x2));</text:span></text:p>
      <text:p text:style-name="P17"><text:span text:style-name="T11"><text:tab/><text:tab/><text:tab/><text:tab/>break;</text:span></text:p>
      <text:p text:style-name="P17"><text:span text:style-name="T11"><text:tab/><text:tab/><text:tab/>case '!' :</text:span></text:p>
      <text:p text:style-name="P17"><text:soft-page-break/><text:span text:style-name="T11"><text:tab/><text:tab/><text:tab/><text:tab/>x1 = pop1(&amp;s);</text:span></text:p>
      <text:p text:style-name="P17"><text:span text:style-name="T11"><text:tab/><text:tab/><text:tab/><text:tab/>push1(&amp;s, -x1);</text:span></text:p>
      <text:p text:style-name="P17"><text:span text:style-name="T11"><text:tab/><text:tab/><text:tab/><text:tab/>break;</text:span></text:p>
      <text:p text:style-name="P17"><text:span text:style-name="T11"><text:tab/><text:tab/><text:tab/>case '#' :</text:span></text:p>
      <text:p text:style-name="P17"><text:span text:style-name="T11"><text:tab/><text:tab/><text:tab/><text:tab/>x1 = pop1(&amp;s);</text:span></text:p>
      <text:p text:style-name="P17"><text:span text:style-name="T11"><text:tab/><text:tab/><text:tab/><text:tab/>return x1;<text:tab/></text:span></text:p>
      <text:p text:style-name="P17"><text:span text:style-name="T11"><text:tab/><text:tab/><text:tab/>default :<text:tab/></text:span></text:p>
      <text:p text:style-name="P17"><text:span text:style-name="T11"><text:tab/><text:tab/><text:tab/><text:tab/>push1(&amp;s, exp[i]);</text:span></text:p>
      <text:p text:style-name="P17"><text:span text:style-name="T11"><text:tab/><text:tab/>}</text:span></text:p>
      <text:p text:style-name="P17"><text:span text:style-name="T11"><text:tab/><text:tab/>i++;</text:span></text:p>
      <text:p text:style-name="P17"><text:span text:style-name="T11"><text:tab/>}</text:span></text:p>
      <text:p text:style-name="P17"><text:span text:style-name="T11">}</text:span></text:p>
      <text:p text:style-name="P84"/>
      <text:p text:style-name="P17"><text:span text:style-name="T11">void main()</text:span></text:p>
      <text:p text:style-name="P17"><text:span text:style-name="T11">{</text:span></text:p>
      <text:p text:style-name="P17"><text:span text:style-name="T11"><text:tab/>struct expression exp;</text:span></text:p>
      <text:p text:style-name="P17"><text:span text:style-name="T11"><text:tab/></text:span></text:p>
      <text:p text:style-name="P17"><text:span text:style-name="T11"><text:tab/>exp.infix = (char*) malloc(100 * sizeof(char));</text:span></text:p>
      <text:p text:style-name="P17"><text:span text:style-name="T11"><text:tab/>exp.postfix = (char*) malloc(strlen(exp.infix) * sizeof(char));</text:span></text:p>
      <text:p text:style-name="P84"/>
      <text:p text:style-name="P17"><text:span text:style-name="T11"><text:tab/>printf("Enter expression to be evaluated:\n");</text:span></text:p>
      <text:p text:style-name="P17"><text:span text:style-name="T11"><text:tab/>printf("NB:- For numbers with more than 1 digit, enter a variable (eg:- A, x, y, etc...) and for negative numbers add '!' after it.\n");</text:span></text:p>
      <text:p text:style-name="P17"><text:span text:style-name="T11"><text:tab/>fgets(exp.infix, 100, stdin);</text:span></text:p>
      <text:p text:style-name="P17"><text:span text:style-name="T11"><text:tab/></text:span></text:p>
      <text:p text:style-name="P17"><text:span text:style-name="T11"><text:tab/>exp.infix[strlen(exp.infix)-1] = ')';</text:span></text:p>
      <text:p text:style-name="P17"><text:span text:style-name="T11"><text:tab/></text:span></text:p>
      <text:p text:style-name="P17"><text:span text:style-name="T11"><text:tab/>infix_to_postfix(&amp;exp);</text:span></text:p>
      <text:p text:style-name="P17"><text:span text:style-name="T11"><text:tab/></text:span></text:p>
      <text:p text:style-name="P17"><text:span text:style-name="T11"><text:tab/>puts(exp.postfix);</text:span></text:p>
      <text:p text:style-name="P17"><text:span text:style-name="T11"><text:tab/></text:span></text:p>
      <text:p text:style-name="P17"><text:span text:style-name="T11"><text:tab/>printf("Result = %d\n", evaluate_postfix(exp.postfix));</text:span></text:p>
      <text:p text:style-name="P17"><text:span text:style-name="T11">}</text:span></text:p>
      <text:p text:style-name="P116"/>
      <text:p text:style-name="P112"><text:span text:style-name="T2">SAMPLE OUTPUTS </text:span><text:span text:style-name="T7">:-</text:span></text:p>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b^3*5</text:span></text:p>
      <text:p text:style-name="P17"><text:span text:style-name="T9">ab3^5*+</text:span></text:p>
      <text:p text:style-name="P17"><text:span text:style-name="T9">Enter value for a</text:span></text:p>
      <text:p text:style-name="P17"><text:span text:style-name="T9">10</text:span></text:p>
      <text:p text:style-name="P17"><text:span text:style-name="T9">Enter value for b</text:span></text:p>
      <text:p text:style-name="P17"><text:span text:style-name="T9">5</text:span></text:p>
      <text:p text:style-name="P17"><text:span text:style-name="T9">Result = 635</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5+6/3*6^2</text:span></text:p>
      <text:p text:style-name="P17"><text:span text:style-name="T9">563/62^*+</text:span></text:p>
      <text:p text:style-name="P17"><text:span text:style-name="T9">Result = 77</text:span></text:p>
      <text:p text:style-name="P82"/>
      <text:p text:style-name="P82"/>
      <text:p text:style-name="P17"><text:span text:style-name="T9">Enter expression to be evaluated:</text:span></text:p>
      <text:p text:style-name="P17"><text:soft-page-break/><text:span text:style-name="T9">NB:- For numbers with more than 1 digit, enter a variable (eg:- A, x, y, etc...) and for negative numbers add '!' after it.</text:span></text:p>
      <text:p text:style-name="P17"><text:span text:style-name="T9">a/b+c*d-e</text:span></text:p>
      <text:p text:style-name="P17"><text:span text:style-name="T9">ab/cd*+e-</text:span></text:p>
      <text:p text:style-name="P17"><text:span text:style-name="T9">Enter value for a</text:span></text:p>
      <text:p text:style-name="P17"><text:span text:style-name="T9">5</text:span></text:p>
      <text:p text:style-name="P17"><text:span text:style-name="T9">Enter value for b</text:span></text:p>
      <text:p text:style-name="P17"><text:span text:style-name="T9">4</text:span></text:p>
      <text:p text:style-name="P17"><text:span text:style-name="T9">Enter value for c</text:span></text:p>
      <text:p text:style-name="P17"><text:span text:style-name="T9">3</text:span></text:p>
      <text:p text:style-name="P17"><text:span text:style-name="T9">Enter value for d</text:span></text:p>
      <text:p text:style-name="P17"><text:span text:style-name="T9">2</text:span></text:p>
      <text:p text:style-name="P17"><text:span text:style-name="T9">Enter value for e</text:span></text:p>
      <text:p text:style-name="P17"><text:span text:style-name="T9">1</text:span></text:p>
      <text:p text:style-name="P17"><text:span text:style-name="T9">Result = 6</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0</text:span></text:p>
      <text:p text:style-name="P17"><text:span text:style-name="T9">a0/</text:span></text:p>
      <text:p text:style-name="P17"><text:span text:style-name="T9">Enter value for a</text:span></text:p>
      <text:p text:style-name="P17"><text:span text:style-name="T9">5</text:span></text:p>
      <text:p text:style-name="P17"><text:span text:style-name="T9">Floating point exception (core dumped)</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b/(3*5-5)</text:span></text:p>
      <text:p text:style-name="P17"><text:span text:style-name="T9">ab^35*5-/</text:span></text:p>
      <text:p text:style-name="P17"><text:span text:style-name="T9">Enter value for a</text:span></text:p>
      <text:p text:style-name="P17"><text:span text:style-name="T9">10</text:span></text:p>
      <text:p text:style-name="P17"><text:span text:style-name="T9">Enter value for b</text:span></text:p>
      <text:p text:style-name="P17"><text:span text:style-name="T9">2</text:span></text:p>
      <text:p text:style-name="P17"><text:span text:style-name="T9">Result = 10</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b/3*5-5</text:span></text:p>
      <text:p text:style-name="P17"><text:span text:style-name="T9">ab^3/5*5-</text:span></text:p>
      <text:p text:style-name="P17"><text:span text:style-name="T9">Enter value for a</text:span></text:p>
      <text:p text:style-name="P17"><text:span text:style-name="T9">10</text:span></text:p>
      <text:p text:style-name="P17"><text:span text:style-name="T9">Enter value for b</text:span></text:p>
      <text:p text:style-name="P17"><text:span text:style-name="T9">2</text:span></text:p>
      <text:p text:style-name="P17"><text:span text:style-name="T9">Result = 160</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b)</text:span></text:p>
      <text:p text:style-name="P17"><text:span text:style-name="T9">ab+</text:span></text:p>
      <text:p text:style-name="P17"><text:span text:style-name="T9">Enter value for a</text:span></text:p>
      <text:p text:style-name="P17"><text:soft-page-break/><text:span text:style-name="T9">123</text:span></text:p>
      <text:p text:style-name="P17"><text:span text:style-name="T9">Enter value for b</text:span></text:p>
      <text:p text:style-name="P17"><text:span text:style-name="T9">456</text:span></text:p>
      <text:p text:style-name="P17"><text:span text:style-name="T9">Result = 579</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b</text:span></text:p>
      <text:p text:style-name="P17"><text:span text:style-name="T9">Cannot evaluate</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text:span></text:p>
      <text:p text:style-name="P17"><text:span text:style-name="T9">a++</text:span></text:p>
      <text:p text:style-name="P17"><text:span text:style-name="T9">Enter value for a</text:span></text:p>
      <text:p text:style-name="P17"><text:span text:style-name="T9">3</text:span></text:p>
      <text:p text:style-name="P17"><text:span text:style-name="T9">Cannot evaluate</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text:span></text:p>
      <text:p text:style-name="P17"><text:span text:style-name="T9">a!</text:span></text:p>
      <text:p text:style-name="P17"><text:span text:style-name="T9">Enter value for a</text:span></text:p>
      <text:p text:style-name="P17"><text:span text:style-name="T9">435</text:span></text:p>
      <text:p text:style-name="P17"><text:span text:style-name="T9">Result = -435</text:span></text:p>
      <text:p text:style-name="P82"/>
      <text:p text:style-name="P82"/>
      <text:p text:style-name="P17"><text:span text:style-name="T9">Enter expression to be evaluated:</text:span></text:p>
      <text:p text:style-name="P17"><text:span text:style-name="T9">NB:- For numbers with more than 1 digit, enter a variable (eg:- A, x, y, etc...) and for negative numbers add '!' after it.</text:span></text:p>
      <text:p text:style-name="P17"><text:span text:style-name="T9">a+!b</text:span></text:p>
      <text:p text:style-name="P17"><text:span text:style-name="T9">ab!+</text:span></text:p>
      <text:p text:style-name="P17"><text:span text:style-name="T9">Enter value for a</text:span></text:p>
      <text:p text:style-name="P17"><text:span text:style-name="T9">3</text:span></text:p>
      <text:p text:style-name="P17"><text:span text:style-name="T9">Enter value for b</text:span></text:p>
      <text:p text:style-name="P17"><text:span text:style-name="T9">2</text:span></text:p>
      <text:p text:style-name="P17"><text:span text:style-name="T9">Result = 1</text:span></text:p>
      <text:p text:style-name="P116"/>
      <text:p text:style-name="P112"><text:span text:style-name="T2">RESULT </text:span><text:span text:style-name="T7">:- Given infix expression is converted to postfix form and then the result of the expression is displayed.</text:span></text:p>
      <text:p text:style-name="P119"><text:span text:style-name="T7">Time complexity for infix to postfix conversion – O(n)</text:span></text:p>
      <text:p text:style-name="P119"><text:span text:style-name="T7">Time complexity for postfix evaluation – O(n)</text:span></text:p>
      <text:p text:style-name="P95">EXPERIMENT 7</text:p>
      <text:p text:style-name="P8"/>
      <text:p text:style-name="P112"><text:span text:style-name="T2">AIM</text:span> :- Perform the following operations on various Queue data structures implemented using arrays :</text:p>
      <text:p text:style-name="P112">1. Insertion</text:p>
      <text:p text:style-name="P112">2. Deletion</text:p>
      <text:p text:style-name="P112">3. Display</text:p>
      <text:p text:style-name="P8"/>
      <text:p text:style-name="P112"><text:span text:style-name="T2">DATA STRUCTURE USED</text:span> :- QUEUE is the data structure used.</text:p>
      <text:p text:style-name="P81"/>
      <text:p text:style-name="P112"><text:span text:style-name="T2">ALGORITHM</text:span><text:span text:style-name="T7"> :- </text:span></text:p>
      <text:p text:style-name="P112"><text:span text:style-name="T10">Algorithm Insert_Front_DQ</text:span></text:p>
      <text:p text:style-name="P112"><text:span text:style-name="T10">START</text:span></text:p>
      <text:list xml:id="list228955590" text:style-name="WWNum7">
        <text:list-item>
          <text:p text:style-name="P21"><text:span text:style-name="T9">If FRONT = 0</text:span></text:p>
        </text:list-item>
        <text:list-item>
          <text:p text:style-name="P21"><text:span text:style-name="T9"><text:s/><text:tab/>print "Cannot perform insertion at FRONT”</text:span></text:p>
        </text:list-item>
        <text:list-item>
          <text:p text:style-name="P21"><text:span text:style-name="T9">Else if FRONT = -1</text:span></text:p>
        </text:list-item>
        <text:list-item>
          <text:p text:style-name="P21"><text:span text:style-name="T9"><text:tab/>FRONT = 0</text:span></text:p>
        </text:list-item>
        <text:list-item>
          <text:p text:style-name="P21"><text:span text:style-name="T9"><text:tab/>REAR = 0</text:span></text:p>
        </text:list-item>
        <text:list-item>
          <text:p text:style-name="P21"><text:span text:style-name="T9"><text:tab/>DQ[FRONT] = X</text:span></text:p>
        </text:list-item>
        <text:list-item>
          <text:p text:style-name="P21"><text:span text:style-name="T9">Else</text:span></text:p>
        </text:list-item>
        <text:list-item>
          <text:p text:style-name="P21"><text:span text:style-name="T9"><text:tab/>FRONT -= 1</text:span></text:p>
        </text:list-item>
        <text:list-item>
          <text:p text:style-name="P21"><text:span text:style-name="T9"><text:tab/>DQ[FRONT] = X</text:span></text:p>
        </text:list-item>
        <text:list-item>
          <text:p text:style-name="P21"><text:span text:style-name="T9">End If</text:span></text:p>
        </text:list-item>
      </text:list>
      <text:p text:style-name="P112"><text:span text:style-name="T10">STOP</text:span></text:p>
      <text:p text:style-name="P114"/>
      <text:p text:style-name="P112"><text:span text:style-name="T10">Algorithm Insert_Rear_DQ</text:span></text:p>
      <text:p text:style-name="P112"><text:span text:style-name="T10">START</text:span></text:p>
      <text:list xml:id="list424834289" text:style-name="WWNum8">
        <text:list-item>
          <text:p text:style-name="P22"><text:span text:style-name="T9">If REAR = SIZE-1</text:span></text:p>
        </text:list-item>
        <text:list-item>
          <text:p text:style-name="P22"><text:span text:style-name="T9"><text:tab/>print Queue is full!”</text:span></text:p>
        </text:list-item>
        <text:list-item>
          <text:p text:style-name="P22"><text:span text:style-name="T9">Else</text:span></text:p>
        </text:list-item>
        <text:list-item>
          <text:p text:style-name="P22"><text:span text:style-name="T9"><text:tab/>If FRONT = -1</text:span></text:p>
        </text:list-item>
        <text:list-item>
          <text:p text:style-name="P22"><text:span text:style-name="T9"><text:tab/><text:tab/>FRONT = 0</text:span></text:p>
        </text:list-item>
        <text:list-item>
          <text:p text:style-name="P22"><text:span text:style-name="T9"><text:s/><text:tab/></text:span><text:span text:style-name="T10">End If</text:span></text:p>
        </text:list-item>
        <text:list-item>
          <text:p text:style-name="P22"><text:span text:style-name="T9"><text:tab/>REAR += 1</text:span></text:p>
        </text:list-item>
        <text:list-item>
          <text:p text:style-name="P22"><text:span text:style-name="T10"><text:tab/>DQ[REAR] = X</text:span></text:p>
        </text:list-item>
        <text:list-item>
          <text:p text:style-name="P22"><text:span text:style-name="T10"><text:s/>End if</text:span></text:p>
        </text:list-item>
        <text:list-item>
          <text:p text:style-name="P22"><text:span text:style-name="T10"><text:s/>End</text:span></text:p>
        </text:list-item>
      </text:list>
      <text:p text:style-name="P112"><text:span text:style-name="T10">STOP</text:span></text:p>
      <text:p text:style-name="P114"/>
      <text:p text:style-name="P112"><text:span text:style-name="T10">Algorithm Delete_Front_DQ</text:span></text:p>
      <text:p text:style-name="P112"><text:span text:style-name="T10">START</text:span></text:p>
      <text:list xml:id="list992584579" text:style-name="WWNum9">
        <text:list-item>
          <text:p text:style-name="P23"><text:span text:style-name="T9">If FRONT = -1</text:span></text:p>
        </text:list-item>
        <text:list-item>
          <text:p text:style-name="P23"><text:span text:style-name="T9"><text:tab/>print "Queue is empty!"</text:span></text:p>
        </text:list-item>
        <text:list-item>
          <text:p text:style-name="P23"><text:soft-page-break/><text:span text:style-name="T9">Else</text:span></text:p>
        </text:list-item>
        <text:list-item>
          <text:p text:style-name="P23"><text:span text:style-name="T9"><text:tab/>X = DQ[FRONT]</text:span></text:p>
        </text:list-item>
        <text:list-item>
          <text:p text:style-name="P23"><text:span text:style-name="T9"><text:tab/>If FRONT = REAR</text:span></text:p>
        </text:list-item>
        <text:list-item>
          <text:p text:style-name="P23"><text:span text:style-name="T9"><text:tab/><text:tab/>FRONT = -1</text:span></text:p>
        </text:list-item>
        <text:list-item>
          <text:p text:style-name="P23"><text:span text:style-name="T9"><text:tab/><text:tab/>REAR = -1</text:span></text:p>
        </text:list-item>
        <text:list-item>
          <text:p text:style-name="P23"><text:span text:style-name="T9"><text:tab/>Else</text:span></text:p>
        </text:list-item>
        <text:list-item>
          <text:p text:style-name="P23"><text:span text:style-name="T9"><text:tab/><text:tab/>FRONT += 1</text:span></text:p>
        </text:list-item>
        <text:list-item>
          <text:p text:style-name="P23"><text:span text:style-name="T9"><text:s/><text:tab/>End if</text:span></text:p>
        </text:list-item>
        <text:list-item>
          <text:p text:style-name="P23"><text:span text:style-name="T10"><text:tab/>Return X</text:span></text:p>
        </text:list-item>
        <text:list-item>
          <text:p text:style-name="P23"><text:span text:style-name="T10">End if</text:span></text:p>
        </text:list-item>
      </text:list>
      <text:p text:style-name="P112"><text:span text:style-name="T10">STOP</text:span></text:p>
      <text:p text:style-name="P114"/>
      <text:p text:style-name="P112"><text:span text:style-name="T10">Algorithm Delete_Rear_DQ</text:span></text:p>
      <text:p text:style-name="P112"><text:span text:style-name="T10">START</text:span></text:p>
      <text:list xml:id="list522396472" text:style-name="WWNum10">
        <text:list-item>
          <text:p text:style-name="P24"><text:span text:style-name="T9">If REAR = -1</text:span></text:p>
        </text:list-item>
        <text:list-item>
          <text:p text:style-name="P24"><text:span text:style-name="T9"><text:tab/>print “Queue is empty!"</text:span></text:p>
        </text:list-item>
        <text:list-item>
          <text:p text:style-name="P24"><text:span text:style-name="T9">Else </text:span></text:p>
        </text:list-item>
        <text:list-item>
          <text:p text:style-name="P24"><text:span text:style-name="T9"><text:tab/>X = DQ[REAR]</text:span></text:p>
        </text:list-item>
        <text:list-item>
          <text:p text:style-name="P24"><text:span text:style-name="T9"><text:tab/>If FRONT = REAR</text:span></text:p>
        </text:list-item>
        <text:list-item>
          <text:p text:style-name="P24"><text:span text:style-name="T9"><text:tab/><text:tab/>FRONT = -1</text:span></text:p>
        </text:list-item>
        <text:list-item>
          <text:p text:style-name="P24"><text:span text:style-name="T9"><text:tab/><text:tab/>REAR = -1</text:span></text:p>
        </text:list-item>
        <text:list-item>
          <text:p text:style-name="P24"><text:span text:style-name="T9"><text:tab/>Else</text:span></text:p>
        </text:list-item>
        <text:list-item>
          <text:p text:style-name="P24"><text:span text:style-name="T9"><text:tab/><text:tab/>REAR -= 1</text:span></text:p>
        </text:list-item>
        <text:list-item>
          <text:p text:style-name="P24"><text:span text:style-name="T9"><text:s/><text:tab/>End if</text:span></text:p>
        </text:list-item>
        <text:list-item>
          <text:p text:style-name="P24"><text:span text:style-name="T9"><text:s/>End if</text:span></text:p>
        </text:list-item>
        <text:list-item>
          <text:p text:style-name="P24"><text:span text:style-name="T10"><text:tab/>Return X</text:span></text:p>
        </text:list-item>
      </text:list>
      <text:p text:style-name="P112"><text:span text:style-name="T10">STOP</text:span></text:p>
      <text:p text:style-name="P114"/>
      <text:p text:style-name="P112"><text:span text:style-name="T10">Algorithm Insert_Front_CDQ</text:span></text:p>
      <text:p text:style-name="P112"><text:span text:style-name="T10">START</text:span></text:p>
      <text:list xml:id="list3030829767" text:style-name="WWNum11">
        <text:list-item>
          <text:p text:style-name="P25"><text:span text:style-name="T9">If FRONT = (REAR + 1) % SIZE</text:span></text:p>
        </text:list-item>
        <text:list-item>
          <text:p text:style-name="P25"><text:span text:style-name="T9"><text:tab/>print "Queue is full!"</text:span></text:p>
        </text:list-item>
        <text:list-item>
          <text:p text:style-name="P25"><text:span text:style-name="T9">Else if FRONT = -1<text:tab/><text:tab/></text:span></text:p>
        </text:list-item>
        <text:list-item>
          <text:p text:style-name="P25"><text:span text:style-name="T9"><text:tab/>FRONT = 0</text:span></text:p>
        </text:list-item>
        <text:list-item>
          <text:p text:style-name="P25"><text:span text:style-name="T9"><text:tab/>REAR = 0</text:span></text:p>
        </text:list-item>
        <text:list-item>
          <text:p text:style-name="P25"><text:span text:style-name="T9"><text:tab/>CDQ[FRONT] = X</text:span></text:p>
        </text:list-item>
        <text:list-item>
          <text:p text:style-name="P25"><text:span text:style-name="T9">Else<text:tab/></text:span></text:p>
        </text:list-item>
        <text:list-item>
          <text:p text:style-name="P25"><text:span text:style-name="T9"><text:tab/>FRONT = (FRONT + SIZE-1) % SIZE</text:span></text:p>
        </text:list-item>
        <text:list-item>
          <text:p text:style-name="P25"><text:span text:style-name="T10"><text:s/><text:tab/>CDQ[FRONT] = X</text:span></text:p>
        </text:list-item>
        <text:list-item>
          <text:p text:style-name="P25"><text:span text:style-name="T10">End if</text:span></text:p>
        </text:list-item>
      </text:list>
      <text:p text:style-name="P112"><text:span text:style-name="T10">STOP</text:span></text:p>
      <text:p text:style-name="P114"/>
      <text:p text:style-name="P112"><text:span text:style-name="T10">Algorithm Insert_Rear_CDQ</text:span></text:p>
      <text:p text:style-name="P112"><text:span text:style-name="T10">START</text:span></text:p>
      <text:list xml:id="list2363940309" text:style-name="WWNum12">
        <text:list-item>
          <text:p text:style-name="P26"><text:span text:style-name="T9">If FRONT = (REAR + 1) % SIZE</text:span></text:p>
        </text:list-item>
        <text:list-item>
          <text:p text:style-name="P26"><text:span text:style-name="T9"><text:tab/>print "Queue is full!"</text:span></text:p>
        </text:list-item>
        <text:list-item>
          <text:p text:style-name="P26"><text:span text:style-name="T9">Else if FRONT = -1</text:span></text:p>
        </text:list-item>
        <text:list-item>
          <text:p text:style-name="P26"><text:span text:style-name="T9"><text:tab/>FRONT = 0</text:span></text:p>
        </text:list-item>
        <text:list-item>
          <text:p text:style-name="P26"><text:span text:style-name="T9"><text:tab/>REAR = 0</text:span></text:p>
        </text:list-item>
        <text:list-item>
          <text:p text:style-name="P26"><text:soft-page-break/><text:span text:style-name="T9"><text:tab/>CDQ[REAR] = X</text:span></text:p>
        </text:list-item>
        <text:list-item>
          <text:p text:style-name="P26"><text:span text:style-name="T9">Else</text:span></text:p>
        </text:list-item>
        <text:list-item>
          <text:p text:style-name="P26"><text:span text:style-name="T9"><text:tab/>REAR = (REAR+1) % SIZE</text:span></text:p>
        </text:list-item>
        <text:list-item>
          <text:p text:style-name="P26"><text:span text:style-name="T10"><text:tab/>CDQ[REAR] = X</text:span></text:p>
        </text:list-item>
        <text:list-item>
          <text:p text:style-name="P26"><text:span text:style-name="T10">End if</text:span></text:p>
        </text:list-item>
      </text:list>
      <text:p text:style-name="P112"><text:span text:style-name="T10">STOP</text:span></text:p>
      <text:p text:style-name="P114"/>
      <text:p text:style-name="P112"><text:span text:style-name="T10">Algorithm Delete_Front_CDQ (Same for Delete_Front_PQ)</text:span></text:p>
      <text:p text:style-name="P112"><text:span text:style-name="T10">START</text:span></text:p>
      <text:list xml:id="list3034648628" text:style-name="WWNum13">
        <text:list-item>
          <text:p text:style-name="P27"><text:span text:style-name="T9">If FRONT = -1</text:span></text:p>
        </text:list-item>
        <text:list-item>
          <text:p text:style-name="P27"><text:span text:style-name="T9"><text:s/><text:tab/>print "Queue is empty!"</text:span></text:p>
        </text:list-item>
        <text:list-item>
          <text:p text:style-name="P27"><text:span text:style-name="T9">Else</text:span></text:p>
        </text:list-item>
        <text:list-item>
          <text:p text:style-name="P27"><text:span text:style-name="T9"><text:tab/>X = CDQ[FRONT]</text:span></text:p>
        </text:list-item>
        <text:list-item>
          <text:p text:style-name="P27"><text:span text:style-name="T9"><text:tab/>If FRONT = REAR</text:span></text:p>
        </text:list-item>
        <text:list-item>
          <text:p text:style-name="P27"><text:span text:style-name="T9"><text:tab/><text:tab/>FRONT = -1</text:span></text:p>
        </text:list-item>
        <text:list-item>
          <text:p text:style-name="P27"><text:span text:style-name="T9"><text:tab/><text:tab/>REAR = -1</text:span></text:p>
        </text:list-item>
        <text:list-item>
          <text:p text:style-name="P27"><text:span text:style-name="T9"><text:tab/>Else</text:span></text:p>
        </text:list-item>
        <text:list-item>
          <text:p text:style-name="P27"><text:span text:style-name="T9"><text:tab/><text:tab/>FRONT = (FRONT+1) % SIZE</text:span></text:p>
        </text:list-item>
        <text:list-item>
          <text:p text:style-name="P27"><text:span text:style-name="T9"><text:s/><text:tab/>End if</text:span></text:p>
        </text:list-item>
        <text:list-item>
          <text:p text:style-name="P27"><text:span text:style-name="T10"><text:tab/>Return X</text:span></text:p>
        </text:list-item>
        <text:list-item>
          <text:p text:style-name="P27"><text:span text:style-name="T10">End if</text:span></text:p>
        </text:list-item>
      </text:list>
      <text:p text:style-name="P116"><text:span text:style-name="T9">STOP</text:span></text:p>
      <text:p text:style-name="P114"/>
      <text:p text:style-name="P112"><text:span text:style-name="T10">Algorithm Delete_Rear_CDQ</text:span></text:p>
      <text:p text:style-name="P112"><text:span text:style-name="T10">START</text:span></text:p>
      <text:list xml:id="list3132845880" text:style-name="WWNum14">
        <text:list-item>
          <text:p text:style-name="P28"><text:span text:style-name="T9">If REAR = -1</text:span></text:p>
        </text:list-item>
        <text:list-item>
          <text:p text:style-name="P28"><text:span text:style-name="T9"><text:tab/>print "Queue is empty!"</text:span></text:p>
        </text:list-item>
        <text:list-item>
          <text:p text:style-name="P28"><text:span text:style-name="T9">Else</text:span></text:p>
        </text:list-item>
        <text:list-item>
          <text:p text:style-name="P28"><text:span text:style-name="T9"><text:tab/>X = CDQ[REAR]<text:tab/></text:span></text:p>
        </text:list-item>
        <text:list-item>
          <text:p text:style-name="P28"><text:span text:style-name="T9"><text:tab/>If FRONT = REAR</text:span></text:p>
        </text:list-item>
        <text:list-item>
          <text:p text:style-name="P28"><text:span text:style-name="T9"><text:s/><text:tab/><text:tab/>FRONT = -1</text:span></text:p>
        </text:list-item>
        <text:list-item>
          <text:p text:style-name="P28"><text:span text:style-name="T9"><text:tab/><text:tab/>REAR = -1</text:span></text:p>
        </text:list-item>
        <text:list-item>
          <text:p text:style-name="P28"><text:span text:style-name="T9"><text:tab/>Else</text:span></text:p>
        </text:list-item>
        <text:list-item>
          <text:p text:style-name="P28"><text:span text:style-name="T9"><text:tab/><text:tab/>REAR = (REAR + SIZE-1) % SIZE</text:span></text:p>
        </text:list-item>
        <text:list-item>
          <text:p text:style-name="P28"><text:span text:style-name="T10"><text:s/><text:tab/>End if</text:span></text:p>
        </text:list-item>
        <text:list-item>
          <text:p text:style-name="P28"><text:span text:style-name="T10"><text:s/><text:tab/>Return X</text:span></text:p>
        </text:list-item>
        <text:list-item>
          <text:p text:style-name="P28"><text:span text:style-name="T10">End if</text:span></text:p>
        </text:list-item>
      </text:list>
      <text:p text:style-name="P112"><text:span text:style-name="T10">STOP</text:span></text:p>
      <text:p text:style-name="P114"/>
      <text:p text:style-name="P112"><text:span text:style-name="T10">Algorithm Insert_Rear_PQ</text:span></text:p>
      <text:p text:style-name="P112"><text:span text:style-name="T10">START</text:span></text:p>
      <text:list xml:id="list2971108169" text:style-name="WWNum15">
        <text:list-item>
          <text:p text:style-name="P29"><text:span text:style-name="T9">If (FRONT = (REAR + 1) % SIZE)</text:span></text:p>
        </text:list-item>
        <text:list-item>
          <text:p text:style-name="P29"><text:span text:style-name="T9"><text:tab/>print "Queue is full!”</text:span></text:p>
        </text:list-item>
        <text:list-item>
          <text:p text:style-name="P29"><text:span text:style-name="T9">Else if (FRONT == -1)</text:span></text:p>
        </text:list-item>
        <text:list-item>
          <text:p text:style-name="P29"><text:span text:style-name="T9"><text:tab/>FRONT = 0</text:span></text:p>
        </text:list-item>
        <text:list-item>
          <text:p text:style-name="P29"><text:span text:style-name="T9"><text:tab/>REAR = 0</text:span></text:p>
        </text:list-item>
        <text:list-item>
          <text:p text:style-name="P29"><text:span text:style-name="T9"><text:tab/>PQ[REAR] = X</text:span></text:p>
        </text:list-item>
        <text:list-item>
          <text:p text:style-name="P29"><text:span text:style-name="T9"><text:tab/>PRIOARR[REAR] = priority //Priority index of element</text:span></text:p>
        </text:list-item>
        <text:list-item>
          <text:p text:style-name="P29"><text:span text:style-name="T9">Else<text:tab/></text:span></text:p>
        </text:list-item>
        <text:list-item>
          <text:p text:style-name="P29"><text:soft-page-break/><text:span text:style-name="T9"><text:tab/>REAR = (REAR+1) % SIZE</text:span></text:p>
        </text:list-item>
        <text:list-item>
          <text:p text:style-name="P29"><text:span text:style-name="T9"><text:tab/>PQ[REAR] = X;</text:span></text:p>
        </text:list-item>
        <text:list-item>
          <text:p text:style-name="P29"><text:span text:style-name="T9"><text:tab/>PRIOARR[REAR] = priority</text:span></text:p>
        </text:list-item>
        <text:list-item>
          <text:p text:style-name="P29"><text:span text:style-name="T9">End if</text:span></text:p>
        </text:list-item>
      </text:list>
      <text:p text:style-name="Text_20_body"><text:span text:style-name="T9">STOP</text:span></text:p>
      <text:p text:style-name="P109"/>
      <text:p text:style-name="Text_20_body"><text:span text:style-name="T9">Algorithm Sort_PQ</text:span></text:p>
      <text:p text:style-name="Text_20_body"><text:span text:style-name="T9">START</text:span></text:p>
      <text:list xml:id="list1675557529" text:style-name="WWNum16">
        <text:list-item>
          <text:p text:style-name="P30"><text:span text:style-name="T9">IF (FRONT == REAR)</text:span></text:p>
        </text:list-item>
        <text:list-item>
          <text:p text:style-name="P30"><text:span text:style-name="T9"><text:tab/>//do nothing</text:span></text:p>
        </text:list-item>
        <text:list-item>
          <text:p text:style-name="P30"><text:span text:style-name="T9">Else if (FRONT &lt; REAR)</text:span></text:p>
        </text:list-item>
        <text:list-item>
          <text:p text:style-name="P30"><text:span text:style-name="T9"><text:tab/>For i = (FRONT+1) % SIZE till i &lt;= REAR do</text:span></text:p>
        </text:list-item>
        <text:list-item>
          <text:p text:style-name="P30"><text:span text:style-name="T9"><text:tab/><text:tab/>j = i</text:span></text:p>
        </text:list-item>
        <text:list-item>
          <text:p text:style-name="P30"><text:span text:style-name="T9"><text:tab/><text:tab/>While (j &gt; FRONT &amp;&amp; PRIOARR[j] &lt; </text:span><text:span text:style-name="T13">PRIOARR</text:span><text:span text:style-name="T9">[j-1])</text:span></text:p>
        </text:list-item>
        <text:list-item>
          <text:p text:style-name="P30"><text:span text:style-name="T9"><text:tab/><text:tab/><text:tab/>S</text:span><text:span text:style-name="T13">wap (PRIOARR[j], PRIOARR[j-1])</text:span></text:p>
        </text:list-item>
        <text:list-item>
          <text:p text:style-name="P30"><text:span text:style-name="T9"><text:tab/><text:tab/><text:tab/>Swap (<text:tab/>PQ[j], PQ[j-1])</text:span></text:p>
        </text:list-item>
        <text:list-item>
          <text:p text:style-name="P30"><text:span text:style-name="T9"><text:tab/><text:tab/><text:tab/>j--</text:span></text:p>
        </text:list-item>
        <text:list-item>
          <text:p text:style-name="P30"><text:span text:style-name="T9"><text:s/><text:tab/><text:tab/>End while</text:span></text:p>
        </text:list-item>
        <text:list-item>
          <text:p text:style-name="P30"><text:span text:style-name="T9"><text:s/><text:tab/>End for</text:span></text:p>
        </text:list-item>
        <text:list-item>
          <text:p text:style-name="P30"><text:span text:style-name="T9">Else</text:span></text:p>
        </text:list-item>
        <text:list-item>
          <text:p text:style-name="P30"><text:span text:style-name="T9"><text:tab/>For i = (FRONT+1) % SIZE do </text:span></text:p>
        </text:list-item>
        <text:list-item>
          <text:p text:style-name="P30"><text:span text:style-name="T9"><text:tab/><text:tab/>j = i</text:span></text:p>
        </text:list-item>
        <text:list-item>
          <text:p text:style-name="P30"><text:span text:style-name="T9"><text:tab/><text:tab/>While PRIOARR[j] &lt; </text:span><text:span text:style-name="T13">PRIOARR</text:span><text:span text:style-name="T9">[(j+SIZE-1) % SIZE])</text:span></text:p>
        </text:list-item>
        <text:list-item>
          <text:p text:style-name="P30"><text:span text:style-name="T9"><text:tab/><text:tab/><text:tab/>S</text:span><text:span text:style-name="T13">wap (PRIOARR[j], PRIOARR[(j+q-&gt;SIZE-1) % q-&gt;SIZE])</text:span></text:p>
        </text:list-item>
        <text:list-item>
          <text:p text:style-name="P30"><text:span text:style-name="T9"><text:tab/><text:tab/><text:tab/>Swap (<text:tab/>PQ[j], PQ[(j+q-&gt;SIZE-1) % q-&gt;SIZE])</text:span></text:p>
        </text:list-item>
        <text:list-item>
          <text:p text:style-name="P30"><text:span text:style-name="T9"><text:tab/><text:tab/><text:tab/>j = (j+q-&gt;SIZE-1)%q-&gt;SIZE; //Increment condition<text:tab/><text:tab/></text:span></text:p>
        </text:list-item>
        <text:list-item>
          <text:p text:style-name="P30"><text:span text:style-name="T9"><text:tab/><text:tab/><text:tab/>If(j = q-&gt;FRONT)</text:span></text:p>
        </text:list-item>
        <text:list-item>
          <text:p text:style-name="P30"><text:span text:style-name="T9"><text:s/><text:tab/><text:tab/><text:tab/><text:tab/>Exit while</text:span></text:p>
        </text:list-item>
        <text:list-item>
          <text:p text:style-name="P30"><text:span text:style-name="T9"><text:s/><text:tab/><text:tab/><text:tab/>End if</text:span></text:p>
        </text:list-item>
        <text:list-item>
          <text:p text:style-name="P30"><text:span text:style-name="T9"><text:tab/><text:tab/>End while</text:span></text:p>
        </text:list-item>
        <text:list-item>
          <text:p text:style-name="P30"><text:span text:style-name="T9"><text:tab/><text:tab/>If (i = q-&gt;REAR)</text:span></text:p>
        </text:list-item>
        <text:list-item>
          <text:p text:style-name="P30"><text:span text:style-name="T9"><text:tab/><text:tab/><text:tab/>Exit for</text:span></text:p>
        </text:list-item>
        <text:list-item>
          <text:p text:style-name="P30"><text:span text:style-name="T9"><text:s/><text:tab/><text:tab/>i = (i+1) % SIZE //Increment condition</text:span></text:p>
        </text:list-item>
        <text:list-item>
          <text:p text:style-name="P30"><text:span text:style-name="T9"><text:s/><text:tab/>End for</text:span></text:p>
        </text:list-item>
        <text:list-item>
          <text:p text:style-name="P110"><text:span text:style-name="T9">End if</text:span></text:p>
        </text:list-item>
      </text:list>
      <text:p text:style-name="P8"/>
      <text:p text:style-name="P112"><text:span text:style-name="T2">PROGRAM CODE </text:span><text:span text:style-name="T7">:-</text:span></text:p>
      <text:p text:style-name="P17"><text:span text:style-name="T9">#include&lt;stdio.h&gt;</text:span></text:p>
      <text:p text:style-name="P17"><text:span text:style-name="T9">#include&lt;stdlib.h&gt;</text:span></text:p>
      <text:p text:style-name="P82"/>
      <text:p text:style-name="P17"><text:span text:style-name="T9">struct queue</text:span></text:p>
      <text:p text:style-name="P17"><text:span text:style-name="T9">{</text:span></text:p>
      <text:p text:style-name="P17"><text:span text:style-name="T9"><text:tab/>int FRONT;</text:span></text:p>
      <text:p text:style-name="P17"><text:span text:style-name="T9"><text:tab/>int REAR;</text:span></text:p>
      <text:p text:style-name="P17"><text:span text:style-name="T9"><text:tab/>int *arr;</text:span></text:p>
      <text:p text:style-name="P17"><text:span text:style-name="T9"><text:tab/>int SIZE;</text:span></text:p>
      <text:p text:style-name="P17"><text:span text:style-name="T9"><text:tab/>int count;</text:span></text:p>
      <text:p text:style-name="P17"><text:span text:style-name="T9"><text:tab/>int *prioarr;</text:span></text:p>
      <text:p text:style-name="P17"><text:span text:style-name="T9">};</text:span></text:p>
      <text:p text:style-name="P82"/>
      <text:p text:style-name="P17"><text:span text:style-name="T9">void insert_rear_dq(struct queue *q)</text:span></text:p>
      <text:p text:style-name="P17"><text:span text:style-name="T9">{</text:span></text:p>
      <text:p text:style-name="P17"><text:span text:style-name="T9"><text:tab/>int X;</text:span></text:p>
      <text:p text:style-name="P17"><text:soft-page-break/><text:span text:style-name="T9"><text:tab/></text:span></text:p>
      <text:p text:style-name="P17"><text:span text:style-name="T9"><text:tab/>if(q-&gt;REAR == q-&gt;SIZE-1)</text:span></text:p>
      <text:p text:style-name="P17"><text:span text:style-name="T9"><text:tab/><text:tab/>printf("Queue is full!\n");</text:span></text:p>
      <text:p text:style-name="P17"><text:span text:style-name="T9"><text:tab/>else</text:span></text:p>
      <text:p text:style-name="P17"><text:span text:style-name="T9"><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if(q-&gt;FRONT == -1)</text:span></text:p>
      <text:p text:style-name="P17"><text:span text:style-name="T9"><text:tab/><text:tab/><text:tab/>q-&gt;FRONT = 0;</text:span></text:p>
      <text:p text:style-name="P17"><text:span text:style-name="T9"><text:tab/><text:tab/>q-&gt;REAR += 1;</text:span></text:p>
      <text:p text:style-name="P17"><text:span text:style-name="T9"><text:tab/><text:tab/>q-&gt;arr[q-&gt;REAR] = X;</text:span></text:p>
      <text:p text:style-name="P17"><text:span text:style-name="T9"><text:tab/>}</text:span></text:p>
      <text:p text:style-name="P17"><text:span text:style-name="T9">}</text:span></text:p>
      <text:p text:style-name="P82"/>
      <text:p text:style-name="P17"><text:span text:style-name="T9">void insert_front_dq(struct queue *q)</text:span></text:p>
      <text:p text:style-name="P17"><text:span text:style-name="T9">{</text:span></text:p>
      <text:p text:style-name="P17"><text:span text:style-name="T9"><text:tab/>int X;</text:span></text:p>
      <text:p text:style-name="P17"><text:span text:style-name="T9"><text:tab/></text:span></text:p>
      <text:p text:style-name="P17"><text:span text:style-name="T9"><text:tab/>if(q-&gt;FRONT == 0)</text:span></text:p>
      <text:p text:style-name="P17"><text:span text:style-name="T9"><text:tab/><text:tab/>printf("Cannot perform insertion at FRONT!\n");</text:span></text:p>
      <text:p text:style-name="P17"><text:span text:style-name="T9"><text:tab/><text:tab/></text:span></text:p>
      <text:p text:style-name="P17"><text:span text:style-name="T9"><text:tab/>else if(q-&gt;FRONT == -1)</text:span></text:p>
      <text:p text:style-name="P17"><text:span text:style-name="T9"><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q-&gt;FRONT = 0;</text:span></text:p>
      <text:p text:style-name="P17"><text:span text:style-name="T9"><text:tab/><text:tab/>q-&gt;REAR = 0;</text:span></text:p>
      <text:p text:style-name="P17"><text:span text:style-name="T9"><text:tab/><text:tab/>q-&gt;arr[q-&gt;FRONT] = X;</text:span></text:p>
      <text:p text:style-name="P17"><text:span text:style-name="T9"><text:tab/>}</text:span></text:p>
      <text:p text:style-name="P17"><text:span text:style-name="T9"><text:tab/>else</text:span></text:p>
      <text:p text:style-name="P17"><text:span text:style-name="T9"><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q-&gt;FRONT -= 1;</text:span></text:p>
      <text:p text:style-name="P17"><text:span text:style-name="T9"><text:tab/><text:tab/>q-&gt;arr[q-&gt;FRONT] = X;</text:span></text:p>
      <text:p text:style-name="P17"><text:span text:style-name="T9"><text:tab/>}</text:span></text:p>
      <text:p text:style-name="P17"><text:span text:style-name="T9">}</text:span></text:p>
      <text:p text:style-name="P82"/>
      <text:p text:style-name="P17"><text:span text:style-name="T9">int delete_rear_dq(struct queue *q)</text:span></text:p>
      <text:p text:style-name="P17"><text:span text:style-name="T9">{</text:span></text:p>
      <text:p text:style-name="P17"><text:span text:style-name="T9"><text:tab/>if(q-&gt;REAR == -1)</text:span></text:p>
      <text:p text:style-name="P17"><text:span text:style-name="T9"><text:tab/><text:tab/>printf("Queue is empty!\n");</text:span></text:p>
      <text:p text:style-name="P17"><text:span text:style-name="T9"><text:tab/>else </text:span></text:p>
      <text:p text:style-name="P17"><text:span text:style-name="T9"><text:tab/>{</text:span></text:p>
      <text:p text:style-name="P17"><text:span text:style-name="T9"><text:tab/><text:tab/>int X = q-&gt;arr[q-&gt;REAR];</text:span></text:p>
      <text:p text:style-name="P17"><text:span text:style-name="T9"><text:tab/><text:tab/></text:span></text:p>
      <text:p text:style-name="P17"><text:span text:style-name="T9"><text:tab/><text:tab/>if(q-&gt;FRONT == q-&gt;REAR)</text:span></text:p>
      <text:p text:style-name="P17"><text:span text:style-name="T9"><text:tab/><text:tab/>{</text:span></text:p>
      <text:p text:style-name="P17"><text:span text:style-name="T9"><text:tab/><text:tab/><text:tab/>q-&gt;FRONT = -1;</text:span></text:p>
      <text:p text:style-name="P17"><text:span text:style-name="T9"><text:tab/><text:tab/><text:tab/>q-&gt;REAR = -1;</text:span></text:p>
      <text:p text:style-name="P17"><text:span text:style-name="T9"><text:tab/><text:tab/>}</text:span></text:p>
      <text:p text:style-name="P17"><text:span text:style-name="T9"><text:tab/><text:tab/>else</text:span></text:p>
      <text:p text:style-name="P17"><text:span text:style-name="T9"><text:tab/><text:tab/><text:tab/>q-&gt;REAR -= 1;</text:span></text:p>
      <text:p text:style-name="P17"><text:soft-page-break/><text:span text:style-name="T9"><text:tab/><text:tab/>return X;<text:tab/></text:span></text:p>
      <text:p text:style-name="P17"><text:span text:style-name="T9"><text:tab/>}</text:span></text:p>
      <text:p text:style-name="P17"><text:span text:style-name="T9">}</text:span></text:p>
      <text:p text:style-name="P82"/>
      <text:p text:style-name="P17"><text:span text:style-name="T9">int delete_front_dq(struct queue *q)</text:span></text:p>
      <text:p text:style-name="P17"><text:span text:style-name="T9">{</text:span></text:p>
      <text:p text:style-name="P17"><text:span text:style-name="T9"><text:tab/>if(q-&gt;FRONT == -1)</text:span></text:p>
      <text:p text:style-name="P17"><text:span text:style-name="T9"><text:tab/><text:tab/>printf("Queue is empty!\n");</text:span></text:p>
      <text:p text:style-name="P17"><text:span text:style-name="T9"><text:tab/>else</text:span></text:p>
      <text:p text:style-name="P17"><text:span text:style-name="T9"><text:tab/>{</text:span></text:p>
      <text:p text:style-name="P17"><text:span text:style-name="T9"><text:tab/><text:tab/>int X = q-&gt;arr[q-&gt;FRONT];</text:span></text:p>
      <text:p text:style-name="P17"><text:span text:style-name="T9"><text:tab/><text:tab/></text:span></text:p>
      <text:p text:style-name="P17"><text:span text:style-name="T9"><text:tab/><text:tab/>if(q-&gt;FRONT == q-&gt;REAR)</text:span></text:p>
      <text:p text:style-name="P17"><text:span text:style-name="T9"><text:tab/><text:tab/>{</text:span></text:p>
      <text:p text:style-name="P17"><text:span text:style-name="T9"><text:tab/><text:tab/><text:tab/>q-&gt;FRONT = -1;</text:span></text:p>
      <text:p text:style-name="P17"><text:span text:style-name="T9"><text:tab/><text:tab/><text:tab/>q-&gt;REAR = -1;</text:span></text:p>
      <text:p text:style-name="P17"><text:span text:style-name="T9"><text:tab/><text:tab/>}</text:span></text:p>
      <text:p text:style-name="P17"><text:span text:style-name="T9"><text:tab/><text:tab/>else</text:span></text:p>
      <text:p text:style-name="P17"><text:span text:style-name="T9"><text:tab/><text:tab/><text:tab/>q-&gt;FRONT += 1;</text:span></text:p>
      <text:p text:style-name="P17"><text:span text:style-name="T9"><text:tab/><text:tab/>return X;</text:span></text:p>
      <text:p text:style-name="P17"><text:span text:style-name="T9"><text:tab/>}</text:span></text:p>
      <text:p text:style-name="P17"><text:span text:style-name="T9">}</text:span></text:p>
      <text:p text:style-name="P82"/>
      <text:p text:style-name="P17"><text:span text:style-name="T9">void insert_rear_cdq(struct queue *q)</text:span></text:p>
      <text:p text:style-name="P17"><text:span text:style-name="T9">{</text:span></text:p>
      <text:p text:style-name="P17"><text:span text:style-name="T9"><text:tab/>int X;</text:span></text:p>
      <text:p text:style-name="P17"><text:span text:style-name="T9"><text:tab/></text:span></text:p>
      <text:p text:style-name="P17"><text:span text:style-name="T9"><text:tab/>if(q-&gt;FRONT == (q-&gt;REAR + 1) % q-&gt;SIZE)</text:span></text:p>
      <text:p text:style-name="P17"><text:span text:style-name="T9"><text:tab/><text:tab/>printf("Queue is full!\n");</text:span></text:p>
      <text:p text:style-name="P17"><text:span text:style-name="T9"><text:tab/><text:tab/></text:span></text:p>
      <text:p text:style-name="P17"><text:span text:style-name="T9"><text:tab/>else if(q-&gt;FRONT == -1)</text:span></text:p>
      <text:p text:style-name="P17"><text:span text:style-name="T9"><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q-&gt;FRONT = 0;</text:span></text:p>
      <text:p text:style-name="P17"><text:span text:style-name="T9"><text:tab/><text:tab/>q-&gt;REAR = 0;</text:span></text:p>
      <text:p text:style-name="P17"><text:span text:style-name="T9"><text:tab/><text:tab/>q-&gt;arr[q-&gt;REAR] = X;</text:span></text:p>
      <text:p text:style-name="P17"><text:span text:style-name="T9"><text:tab/>}</text:span></text:p>
      <text:p text:style-name="P17"><text:span text:style-name="T9"><text:tab/>else</text:span></text:p>
      <text:p text:style-name="P17"><text:span text:style-name="T9"><text:tab/>{<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q-&gt;REAR = (q-&gt;REAR+1) % q-&gt;SIZE;</text:span></text:p>
      <text:p text:style-name="P17"><text:span text:style-name="T9"><text:tab/><text:tab/>q-&gt;arr[q-&gt;REAR] = X;</text:span></text:p>
      <text:p text:style-name="P17"><text:span text:style-name="T9"><text:tab/>}</text:span></text:p>
      <text:p text:style-name="P17"><text:span text:style-name="T9">}</text:span></text:p>
      <text:p text:style-name="P82"/>
      <text:p text:style-name="P17"><text:span text:style-name="T9">void insert_front_cdq(struct queue *q)</text:span></text:p>
      <text:p text:style-name="P17"><text:span text:style-name="T9">{</text:span></text:p>
      <text:p text:style-name="P17"><text:span text:style-name="T9"><text:tab/>int X;</text:span></text:p>
      <text:p text:style-name="P17"><text:span text:style-name="T9"><text:tab/></text:span></text:p>
      <text:p text:style-name="P17"><text:span text:style-name="T9"><text:tab/>if(q-&gt;FRONT == (q-&gt;REAR + 1) % q-&gt;SIZE)</text:span></text:p>
      <text:p text:style-name="P17"><text:span text:style-name="T9"><text:tab/><text:tab/>printf("Queue is full!\n");</text:span></text:p>
      <text:p text:style-name="P17"><text:span text:style-name="T9"><text:tab/><text:tab/></text:span></text:p>
      <text:p text:style-name="P17"><text:soft-page-break/><text:span text:style-name="T9"><text:tab/>else if(q-&gt;FRONT == -1)</text:span></text:p>
      <text:p text:style-name="P17"><text:span text:style-name="T9"><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q-&gt;FRONT = 0;</text:span></text:p>
      <text:p text:style-name="P17"><text:span text:style-name="T9"><text:tab/><text:tab/>q-&gt;REAR = 0;</text:span></text:p>
      <text:p text:style-name="P17"><text:span text:style-name="T9"><text:tab/><text:tab/>q-&gt;arr[q-&gt;FRONT] = X;</text:span></text:p>
      <text:p text:style-name="P17"><text:span text:style-name="T9"><text:tab/>}</text:span></text:p>
      <text:p text:style-name="P17"><text:span text:style-name="T9"><text:tab/>else</text:span></text:p>
      <text:p text:style-name="P17"><text:span text:style-name="T9"><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q-&gt;FRONT = (q-&gt;FRONT + q-&gt;SIZE-1) % q-&gt;SIZE;</text:span></text:p>
      <text:p text:style-name="P17"><text:span text:style-name="T9"><text:tab/><text:tab/>q-&gt;arr[q-&gt;FRONT] = X;</text:span></text:p>
      <text:p text:style-name="P17"><text:span text:style-name="T9"><text:tab/>}</text:span></text:p>
      <text:p text:style-name="P17"><text:span text:style-name="T9">}</text:span></text:p>
      <text:p text:style-name="P82"/>
      <text:p text:style-name="P17"><text:span text:style-name="T9">void insert_rear_pq(struct queue *q)</text:span></text:p>
      <text:p text:style-name="P17"><text:span text:style-name="T9">{</text:span></text:p>
      <text:p text:style-name="P17"><text:span text:style-name="T9"><text:tab/>int X;</text:span></text:p>
      <text:p text:style-name="P17"><text:span text:style-name="T9"><text:tab/>int priority;</text:span></text:p>
      <text:p text:style-name="P17"><text:span text:style-name="T9"><text:tab/></text:span></text:p>
      <text:p text:style-name="P17"><text:span text:style-name="T9"><text:tab/>if(q-&gt;FRONT == (q-&gt;REAR + 1) % q-&gt;SIZE)</text:span></text:p>
      <text:p text:style-name="P17"><text:span text:style-name="T9"><text:tab/><text:tab/>printf("Queue is full!\n");</text:span></text:p>
      <text:p text:style-name="P17"><text:span text:style-name="T9"><text:tab/><text:tab/></text:span></text:p>
      <text:p text:style-name="P17"><text:span text:style-name="T9"><text:tab/>else if(q-&gt;FRONT == -1)</text:span></text:p>
      <text:p text:style-name="P17"><text:span text:style-name="T9"><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printf("Enter the index priority of the element (Most priority = 0)\n");<text:tab/><text:tab/><text:tab/></text:span></text:p>
      <text:p text:style-name="P17"><text:span text:style-name="T9"><text:tab/><text:tab/>scanf("%d", &amp;priority);</text:span></text:p>
      <text:p text:style-name="P17"><text:span text:style-name="T9"><text:tab/><text:tab/></text:span></text:p>
      <text:p text:style-name="P17"><text:span text:style-name="T9"><text:tab/><text:tab/>q-&gt;FRONT = 0;</text:span></text:p>
      <text:p text:style-name="P17"><text:span text:style-name="T9"><text:tab/><text:tab/>q-&gt;REAR = 0;</text:span></text:p>
      <text:p text:style-name="P17"><text:span text:style-name="T9"><text:tab/><text:tab/></text:span></text:p>
      <text:p text:style-name="P17"><text:span text:style-name="T9"><text:tab/><text:tab/>q-&gt;arr[q-&gt;REAR] = X;</text:span></text:p>
      <text:p text:style-name="P17"><text:span text:style-name="T9"><text:tab/><text:tab/>q-&gt;prioarr[q-&gt;REAR] = priority;</text:span></text:p>
      <text:p text:style-name="P17"><text:span text:style-name="T9"><text:tab/>}</text:span></text:p>
      <text:p text:style-name="P17"><text:span text:style-name="T9"><text:tab/>else</text:span></text:p>
      <text:p text:style-name="P17"><text:span text:style-name="T9"><text:tab/>{<text:tab/></text:span></text:p>
      <text:p text:style-name="P17"><text:span text:style-name="T9"><text:tab/><text:tab/>printf("Enter the number to be inserted\n"); </text:span></text:p>
      <text:p text:style-name="P17"><text:span text:style-name="T9"><text:tab/><text:tab/>scanf("%d", &amp;X);</text:span></text:p>
      <text:p text:style-name="P17"><text:span text:style-name="T9"><text:tab/><text:tab/></text:span></text:p>
      <text:p text:style-name="P17"><text:span text:style-name="T9"><text:tab/><text:tab/>printf("Enter the index priority of the element (Most priority = 0)\n");<text:tab/><text:tab/><text:tab/></text:span></text:p>
      <text:p text:style-name="P17"><text:span text:style-name="T9"><text:tab/><text:tab/>scanf("%d", &amp;priority);</text:span></text:p>
      <text:p text:style-name="P17"><text:span text:style-name="T9"><text:tab/><text:tab/></text:span></text:p>
      <text:p text:style-name="P17"><text:span text:style-name="T9"><text:tab/><text:tab/>q-&gt;REAR = (q-&gt;REAR+1) % q-&gt;SIZE;</text:span></text:p>
      <text:p text:style-name="P17"><text:span text:style-name="T9"><text:tab/><text:tab/></text:span></text:p>
      <text:p text:style-name="P17"><text:span text:style-name="T9"><text:tab/><text:tab/>q-&gt;arr[q-&gt;REAR] = X;</text:span></text:p>
      <text:p text:style-name="P17"><text:span text:style-name="T9"><text:tab/><text:tab/>q-&gt;prioarr[q-&gt;REAR] = priority;</text:span></text:p>
      <text:p text:style-name="P17"><text:span text:style-name="T9"><text:tab/>}</text:span></text:p>
      <text:p text:style-name="P17"><text:span text:style-name="T9">}<text:tab/></text:span></text:p>
      <text:p text:style-name="P82"/>
      <text:p text:style-name="P17"><text:soft-page-break/><text:span text:style-name="T9">void pq_sort(struct queue *q)</text:span></text:p>
      <text:p text:style-name="P17"><text:span text:style-name="T9">{</text:span></text:p>
      <text:p text:style-name="P17"><text:span text:style-name="T9"><text:tab/>if(q-&gt;FRONT == q-&gt;REAR)</text:span></text:p>
      <text:p text:style-name="P17"><text:span text:style-name="T9"><text:tab/>{</text:span></text:p>
      <text:p text:style-name="P17"><text:span text:style-name="T9"><text:tab/><text:tab/>//do nothing</text:span></text:p>
      <text:p text:style-name="P17"><text:span text:style-name="T9"><text:tab/>}<text:tab/></text:span></text:p>
      <text:p text:style-name="P17"><text:span text:style-name="T9"><text:tab/>else if(q-&gt;FRONT &lt; q-&gt;REAR)</text:span></text:p>
      <text:p text:style-name="P17"><text:span text:style-name="T9"><text:tab/><text:tab/>for(int i = (q-&gt;FRONT+1)%q-&gt;SIZE; i &lt;= q-&gt;REAR; i++)</text:span></text:p>
      <text:p text:style-name="P17"><text:span text:style-name="T9"><text:tab/><text:tab/>{</text:span></text:p>
      <text:p text:style-name="P17"><text:span text:style-name="T9"><text:tab/><text:tab/><text:tab/>int j = i;</text:span></text:p>
      <text:p text:style-name="P17"><text:span text:style-name="T9"><text:tab/><text:tab/><text:tab/></text:span></text:p>
      <text:p text:style-name="P17"><text:span text:style-name="T9"><text:tab/><text:tab/><text:tab/>while(j &gt; q-&gt;FRONT &amp;&amp; q-&gt;prioarr[j] &lt; q-&gt;prioarr[j-1])</text:span></text:p>
      <text:p text:style-name="P17"><text:span text:style-name="T9"><text:tab/><text:tab/><text:tab/>{</text:span></text:p>
      <text:p text:style-name="P17"><text:span text:style-name="T9"><text:tab/><text:tab/><text:tab/><text:tab/>//swap prioarr</text:span></text:p>
      <text:p text:style-name="P17"><text:span text:style-name="T9"><text:tab/><text:tab/><text:tab/><text:tab/>q-&gt;prioarr[j] += q-&gt;prioarr[j-1];</text:span></text:p>
      <text:p text:style-name="P17"><text:span text:style-name="T9"><text:tab/><text:tab/><text:tab/><text:tab/>q-&gt;prioarr[j-1] = q-&gt;prioarr[j] - q-&gt;prioarr[j-1];</text:span></text:p>
      <text:p text:style-name="P17"><text:span text:style-name="T9"><text:tab/><text:tab/><text:tab/><text:tab/>q-&gt;prioarr[j] -= q-&gt;prioarr[j-1];</text:span></text:p>
      <text:p text:style-name="P17"><text:span text:style-name="T9"><text:tab/><text:tab/><text:tab/><text:tab/></text:span></text:p>
      <text:p text:style-name="P17"><text:span text:style-name="T9"><text:tab/><text:tab/><text:tab/><text:tab/>//swap queue</text:span></text:p>
      <text:p text:style-name="P17"><text:span text:style-name="T9"><text:tab/><text:tab/><text:tab/><text:tab/>q-&gt;arr[j] += q-&gt;arr[j-1];</text:span></text:p>
      <text:p text:style-name="P17"><text:span text:style-name="T9"><text:tab/><text:tab/><text:tab/><text:tab/>q-&gt;arr[j-1] = q-&gt;arr[j] - q-&gt;arr[j-1];</text:span></text:p>
      <text:p text:style-name="P17"><text:span text:style-name="T9"><text:tab/><text:tab/><text:tab/><text:tab/>q-&gt;arr[j] -= q-&gt;arr[j-1];</text:span></text:p>
      <text:p text:style-name="P17"><text:span text:style-name="T9"><text:tab/><text:tab/><text:tab/><text:tab/></text:span></text:p>
      <text:p text:style-name="P17"><text:span text:style-name="T9"><text:tab/><text:tab/><text:tab/><text:tab/>j--;</text:span></text:p>
      <text:p text:style-name="P17"><text:span text:style-name="T9"><text:tab/><text:tab/><text:tab/>}</text:span></text:p>
      <text:p text:style-name="P17"><text:span text:style-name="T9"><text:tab/><text:tab/>}</text:span></text:p>
      <text:p text:style-name="P17"><text:span text:style-name="T9"><text:tab/>else</text:span></text:p>
      <text:p text:style-name="P17"><text:span text:style-name="T9"><text:tab/><text:tab/>for(int i = (q-&gt;FRONT+1)%q-&gt;SIZE; ; i = ((i+1) % q-&gt;SIZE))</text:span></text:p>
      <text:p text:style-name="P17"><text:span text:style-name="T9"><text:tab/><text:tab/>{</text:span></text:p>
      <text:p text:style-name="P17"><text:span text:style-name="T9"><text:tab/><text:tab/><text:tab/>int j = i;</text:span></text:p>
      <text:p text:style-name="P17"><text:span text:style-name="T9"><text:tab/><text:tab/><text:tab/></text:span></text:p>
      <text:p text:style-name="P17"><text:span text:style-name="T9"><text:tab/><text:tab/><text:tab/>while(q-&gt;prioarr[j] &lt; q-&gt;prioarr[(j+q-&gt;SIZE-1) % q-&gt;SIZE])</text:span></text:p>
      <text:p text:style-name="P17"><text:span text:style-name="T9"><text:tab/><text:tab/><text:tab/>{</text:span></text:p>
      <text:p text:style-name="P17"><text:span text:style-name="T9"><text:tab/><text:tab/><text:tab/><text:tab/>//swap prioarr</text:span></text:p>
      <text:p text:style-name="P17"><text:span text:style-name="T9"><text:tab/><text:tab/><text:tab/><text:tab/>q-&gt;prioarr[j] += q-&gt;prioarr[(j+q-&gt;SIZE-1) % q-&gt;SIZE];</text:span></text:p>
      <text:p text:style-name="P17"><text:span text:style-name="T9"><text:tab/><text:tab/><text:tab/><text:tab/>q-&gt;prioarr[(j+q-&gt;SIZE-1) % q-&gt;SIZE] = q-&gt;prioarr[j] - q-&gt;prioarr[(j+q-&gt;SIZE-1) % q-&gt;SIZE];</text:span></text:p>
      <text:p text:style-name="P17"><text:span text:style-name="T9"><text:tab/><text:tab/><text:tab/><text:tab/>q-&gt;prioarr[j] -= q-&gt;prioarr[(j+q-&gt;SIZE-1) % q-&gt;SIZE];</text:span></text:p>
      <text:p text:style-name="P17"><text:span text:style-name="T9"><text:tab/><text:tab/><text:tab/><text:tab/></text:span></text:p>
      <text:p text:style-name="P17"><text:span text:style-name="T9"><text:tab/><text:tab/><text:tab/><text:tab/>//swap queue</text:span></text:p>
      <text:p text:style-name="P17"><text:span text:style-name="T9"><text:tab/><text:tab/><text:tab/><text:tab/>q-&gt;arr[j] += q-&gt;arr[(j+q-&gt;SIZE-1) % q-&gt;SIZE];</text:span></text:p>
      <text:p text:style-name="P17"><text:span text:style-name="T9"><text:tab/><text:tab/><text:tab/><text:tab/>q-&gt;arr[(j+q-&gt;SIZE-1) % q-&gt;SIZE] = q-&gt;arr[j] - q-&gt;arr[(j+q-&gt;SIZE-1) % q-&gt;SIZE];</text:span></text:p>
      <text:p text:style-name="P17"><text:span text:style-name="T9"><text:tab/><text:tab/><text:tab/><text:tab/>q-&gt;arr[j] -= q-&gt;arr[(j+q-&gt;SIZE-1) % q-&gt;SIZE];</text:span></text:p>
      <text:p text:style-name="P17"><text:span text:style-name="T9"><text:tab/><text:tab/><text:tab/><text:tab/></text:span></text:p>
      <text:p text:style-name="P17"><text:span text:style-name="T9"><text:tab/><text:tab/><text:tab/><text:tab/>j = (j+q-&gt;SIZE-1)%q-&gt;SIZE;</text:span></text:p>
      <text:p text:style-name="P17"><text:span text:style-name="T9"><text:tab/><text:tab/><text:tab/><text:tab/></text:span></text:p>
      <text:p text:style-name="P17"><text:span text:style-name="T9"><text:tab/><text:tab/><text:tab/><text:tab/>if(j == q-&gt;FRONT)</text:span></text:p>
      <text:p text:style-name="P17"><text:span text:style-name="T9"><text:tab/><text:tab/><text:tab/><text:tab/><text:tab/>break;</text:span></text:p>
      <text:p text:style-name="P17"><text:span text:style-name="T9"><text:tab/><text:tab/><text:tab/>}</text:span></text:p>
      <text:p text:style-name="P17"><text:span text:style-name="T9"><text:tab/><text:tab/><text:tab/></text:span></text:p>
      <text:p text:style-name="P17"><text:span text:style-name="T9"><text:tab/><text:tab/><text:tab/>if(i == q-&gt;REAR)</text:span></text:p>
      <text:p text:style-name="P17"><text:span text:style-name="T9"><text:tab/><text:tab/><text:tab/><text:tab/>break;</text:span></text:p>
      <text:p text:style-name="P17"><text:span text:style-name="T9"><text:tab/><text:tab/>}</text:span></text:p>
      <text:p text:style-name="P17"><text:span text:style-name="T9">}</text:span></text:p>
      <text:p text:style-name="P82"/>
      <text:p text:style-name="P17"><text:soft-page-break/><text:span text:style-name="T9">int delete_rear_cdq(struct queue *q)</text:span></text:p>
      <text:p text:style-name="P17"><text:span text:style-name="T9">{</text:span></text:p>
      <text:p text:style-name="P17"><text:span text:style-name="T9"><text:tab/>if(q-&gt;REAR == -1)</text:span></text:p>
      <text:p text:style-name="P17"><text:span text:style-name="T9"><text:tab/><text:tab/>printf("Queue is empty!\n");</text:span></text:p>
      <text:p text:style-name="P17"><text:span text:style-name="T9"><text:tab/>else </text:span></text:p>
      <text:p text:style-name="P17"><text:span text:style-name="T9"><text:tab/>{</text:span></text:p>
      <text:p text:style-name="P17"><text:span text:style-name="T9"><text:tab/><text:tab/>int X = q-&gt;arr[q-&gt;REAR];</text:span></text:p>
      <text:p text:style-name="P17"><text:span text:style-name="T9"><text:tab/><text:tab/></text:span></text:p>
      <text:p text:style-name="P17"><text:span text:style-name="T9"><text:tab/><text:tab/>if(q-&gt;FRONT == q-&gt;REAR)</text:span></text:p>
      <text:p text:style-name="P17"><text:span text:style-name="T9"><text:tab/><text:tab/>{</text:span></text:p>
      <text:p text:style-name="P17"><text:span text:style-name="T9"><text:tab/><text:tab/><text:tab/>q-&gt;FRONT = -1;</text:span></text:p>
      <text:p text:style-name="P17"><text:span text:style-name="T9"><text:tab/><text:tab/><text:tab/>q-&gt;REAR = -1;</text:span></text:p>
      <text:p text:style-name="P17"><text:span text:style-name="T9"><text:tab/><text:tab/>}</text:span></text:p>
      <text:p text:style-name="P17"><text:span text:style-name="T9"><text:tab/><text:tab/>else</text:span></text:p>
      <text:p text:style-name="P17"><text:span text:style-name="T9"><text:tab/><text:tab/><text:tab/>q-&gt;REAR = (q-&gt;REAR + q-&gt;SIZE-1) % q-&gt;SIZE;</text:span></text:p>
      <text:p text:style-name="P17"><text:span text:style-name="T9"><text:tab/><text:tab/>return X;<text:tab/></text:span></text:p>
      <text:p text:style-name="P17"><text:span text:style-name="T9"><text:tab/>}</text:span></text:p>
      <text:p text:style-name="P17"><text:span text:style-name="T9">}</text:span></text:p>
      <text:p text:style-name="P82"/>
      <text:p text:style-name="P17"><text:span text:style-name="T9">int delete_front_cdq(struct queue *q)</text:span></text:p>
      <text:p text:style-name="P17"><text:span text:style-name="T9">{</text:span></text:p>
      <text:p text:style-name="P17"><text:span text:style-name="T9"><text:tab/>if(q-&gt;FRONT == -1)</text:span></text:p>
      <text:p text:style-name="P17"><text:span text:style-name="T9"><text:tab/><text:tab/>printf("Queue is empty!\n");</text:span></text:p>
      <text:p text:style-name="P17"><text:span text:style-name="T9"><text:tab/>else</text:span></text:p>
      <text:p text:style-name="P17"><text:span text:style-name="T9"><text:tab/>{</text:span></text:p>
      <text:p text:style-name="P17"><text:span text:style-name="T9"><text:tab/><text:tab/>int X = q-&gt;arr[q-&gt;FRONT];</text:span></text:p>
      <text:p text:style-name="P17"><text:span text:style-name="T9"><text:tab/><text:tab/></text:span></text:p>
      <text:p text:style-name="P17"><text:span text:style-name="T9"><text:tab/><text:tab/>if(q-&gt;FRONT == q-&gt;REAR)</text:span></text:p>
      <text:p text:style-name="P17"><text:span text:style-name="T9"><text:tab/><text:tab/>{</text:span></text:p>
      <text:p text:style-name="P17"><text:span text:style-name="T9"><text:tab/><text:tab/><text:tab/>q-&gt;FRONT = -1;</text:span></text:p>
      <text:p text:style-name="P17"><text:span text:style-name="T9"><text:tab/><text:tab/><text:tab/>q-&gt;REAR = -1;</text:span></text:p>
      <text:p text:style-name="P17"><text:span text:style-name="T9"><text:tab/><text:tab/>}</text:span></text:p>
      <text:p text:style-name="P17"><text:span text:style-name="T9"><text:tab/><text:tab/>else</text:span></text:p>
      <text:p text:style-name="P17"><text:span text:style-name="T9"><text:tab/><text:tab/><text:tab/>q-&gt;FRONT = (q-&gt;FRONT+1) % q-&gt;SIZE;</text:span></text:p>
      <text:p text:style-name="P17"><text:span text:style-name="T9"><text:tab/><text:tab/>return X;</text:span></text:p>
      <text:p text:style-name="P17"><text:span text:style-name="T9"><text:tab/>}</text:span></text:p>
      <text:p text:style-name="P17"><text:span text:style-name="T9">}</text:span></text:p>
      <text:p text:style-name="P82"/>
      <text:p text:style-name="P17"><text:span text:style-name="T9">void create(struct queue *q, int flag)</text:span></text:p>
      <text:p text:style-name="P17"><text:span text:style-name="T9">{</text:span></text:p>
      <text:p text:style-name="P17"><text:span text:style-name="T9"><text:tab/>printf("\nEnter size of queue\n");</text:span></text:p>
      <text:p text:style-name="P17"><text:span text:style-name="T9"><text:tab/>scanf("%d", &amp;q-&gt;SIZE);</text:span></text:p>
      <text:p text:style-name="P17"><text:span text:style-name="T9"><text:tab/></text:span></text:p>
      <text:p text:style-name="P17"><text:span text:style-name="T9"><text:tab/>if(flag == 7)</text:span></text:p>
      <text:p text:style-name="P17"><text:span text:style-name="T9"><text:tab/><text:tab/>q-&gt;prioarr = malloc(q-&gt;SIZE * sizeof(int));</text:span></text:p>
      <text:p text:style-name="P17"><text:span text:style-name="T9"><text:tab/><text:tab/></text:span></text:p>
      <text:p text:style-name="P17"><text:span text:style-name="T9"><text:tab/>q-&gt;arr = malloc(q-&gt;SIZE * sizeof(int));</text:span></text:p>
      <text:p text:style-name="P17"><text:span text:style-name="T9"><text:tab/></text:span></text:p>
      <text:p text:style-name="P17"><text:span text:style-name="T9"><text:tab/>q-&gt;FRONT = -1;</text:span></text:p>
      <text:p text:style-name="P17"><text:span text:style-name="T9"><text:tab/>q-&gt;REAR = -1;</text:span></text:p>
      <text:p text:style-name="P17"><text:span text:style-name="T9">}</text:span></text:p>
      <text:p text:style-name="P82"/>
      <text:p text:style-name="P17"><text:span text:style-name="T9">void display(struct queue *q)</text:span></text:p>
      <text:p text:style-name="P17"><text:span text:style-name="T9">{</text:span></text:p>
      <text:p text:style-name="P17"><text:span text:style-name="T9"><text:tab/>printf("\nCurrent queue:\n");</text:span></text:p>
      <text:p text:style-name="P17"><text:span text:style-name="T9"><text:tab/></text:span></text:p>
      <text:p text:style-name="P17"><text:span text:style-name="T9"><text:tab/>if(q-&gt;FRONT == -1)</text:span></text:p>
      <text:p text:style-name="P17"><text:soft-page-break/><text:span text:style-name="T9"><text:tab/><text:tab/>printf("\n");</text:span></text:p>
      <text:p text:style-name="P17"><text:span text:style-name="T9"><text:tab/>else</text:span></text:p>
      <text:p text:style-name="P17"><text:span text:style-name="T9"><text:tab/>{</text:span></text:p>
      <text:p text:style-name="P17"><text:span text:style-name="T9"><text:tab/><text:tab/>if(q-&gt;FRONT &lt;= q-&gt;REAR)</text:span></text:p>
      <text:p text:style-name="P17"><text:span text:style-name="T9"><text:tab/><text:tab/><text:tab/>for(int i=q-&gt;FRONT; i &lt;= q-&gt;REAR; i++)</text:span></text:p>
      <text:p text:style-name="P17"><text:span text:style-name="T9"><text:tab/><text:tab/><text:tab/><text:tab/>printf("%d\n", q-&gt;arr[i]);</text:span></text:p>
      <text:p text:style-name="P17"><text:span text:style-name="T9"><text:tab/><text:tab/>else</text:span></text:p>
      <text:p text:style-name="P17"><text:span text:style-name="T9"><text:tab/><text:tab/>{</text:span></text:p>
      <text:p text:style-name="P17"><text:span text:style-name="T9"><text:tab/><text:tab/><text:tab/>for(int i=q-&gt;FRONT; i &lt; q-&gt;SIZE; i++)</text:span></text:p>
      <text:p text:style-name="P17"><text:span text:style-name="T9"><text:tab/><text:tab/><text:tab/><text:tab/>printf("%d\n", q-&gt;arr[i]);</text:span></text:p>
      <text:p text:style-name="P17"><text:span text:style-name="T9"><text:tab/><text:tab/><text:tab/>for(int i=0; i &lt;= q-&gt;REAR; i++)</text:span></text:p>
      <text:p text:style-name="P17"><text:span text:style-name="T9"><text:tab/><text:tab/><text:tab/><text:tab/>printf("%d\n", q-&gt;arr[i]);</text:span></text:p>
      <text:p text:style-name="P17"><text:span text:style-name="T9"><text:tab/><text:tab/>}</text:span></text:p>
      <text:p text:style-name="P17"><text:span text:style-name="T9"><text:tab/>}</text:span></text:p>
      <text:p text:style-name="P17"><text:span text:style-name="T9">}</text:span></text:p>
      <text:p text:style-name="P82"/>
      <text:p text:style-name="P17"><text:span text:style-name="T9">void main()</text:span></text:p>
      <text:p text:style-name="P17"><text:span text:style-name="T9">{</text:span></text:p>
      <text:p text:style-name="P17"><text:span text:style-name="T9"><text:tab/>int flag;</text:span></text:p>
      <text:p text:style-name="P17"><text:span text:style-name="T9"><text:tab/>struct queue q;</text:span></text:p>
      <text:p text:style-name="P17"><text:span text:style-name="T9"><text:tab/></text:span></text:p>
      <text:p text:style-name="P17"><text:span text:style-name="T9">L:<text:tab/></text:span></text:p>
      <text:p text:style-name="P17"><text:span text:style-name="T9"><text:tab/>printf("Which type of queue do you want to use ? \n(Enter the corresponding number)\n");</text:span></text:p>
      <text:p text:style-name="P17"><text:span text:style-name="T9"><text:tab/></text:span></text:p>
      <text:p text:style-name="P17"><text:span text:style-name="T9"><text:tab/>printf("1.Simple Queue\n2.Circular Queue\n3.Double-ended Queue (Deque)\n4.Circular Deque\n5.Input-restricted Queue\n6.Output-restricted Queue\n7.Priority Queue\n");</text:span></text:p>
      <text:p text:style-name="P17"><text:span text:style-name="T9"><text:tab/></text:span></text:p>
      <text:p text:style-name="P17"><text:span text:style-name="T9"><text:tab/>scanf("%d", &amp;flag);</text:span></text:p>
      <text:p text:style-name="P17"><text:span text:style-name="T9"><text:tab/></text:span></text:p>
      <text:p text:style-name="P17"><text:span text:style-name="T9"><text:tab/>create(&amp;q, flag);</text:span></text:p>
      <text:p text:style-name="P17"><text:span text:style-name="T9"><text:tab/></text:span></text:p>
      <text:p text:style-name="P17"><text:span text:style-name="T9"><text:tab/>switch(flag)</text:span></text:p>
      <text:p text:style-name="P17"><text:span text:style-name="T9"><text:tab/>{</text:span></text:p>
      <text:p text:style-name="P17"><text:span text:style-name="T9"><text:tab/><text:tab/>case 1 :</text:span></text:p>
      <text:p text:style-name="P17"><text:span text:style-name="T9">L1:</text:span></text:p>
      <text:p text:style-name="P17"><text:span text:style-name="T9"><text:tab/><text:tab/><text:tab/>printf("\nEnter the corresponding number for the given operations:\n");</text:span></text:p>
      <text:p text:style-name="P17"><text:span text:style-name="T9"><text:tab/><text:tab/><text:tab/></text:span></text:p>
      <text:p text:style-name="P17"><text:span text:style-name="T9"><text:tab/><text:tab/><text:tab/>printf("\t1.ENQUEUE\n\t2.DEQUEUE\n\t3.DISPLAY Queue\n\t4.EXIT Program\n");</text:span></text:p>
      <text:p text:style-name="P17"><text:span text:style-name="T9"><text:tab/><text:tab/><text:tab/></text:span></text:p>
      <text:p text:style-name="P17"><text:span text:style-name="T9"><text:tab/><text:tab/><text:tab/>scanf("%d", &amp;flag);</text:span></text:p>
      <text:p text:style-name="P17"><text:span text:style-name="T9"><text:tab/><text:tab/><text:tab/></text:span></text:p>
      <text:p text:style-name="P17"><text:span text:style-name="T9"><text:tab/><text:tab/><text:tab/>switch(flag)</text:span></text:p>
      <text:p text:style-name="P17"><text:span text:style-name="T9"><text:tab/><text:tab/><text:tab/>{</text:span></text:p>
      <text:p text:style-name="P17"><text:span text:style-name="T9"><text:tab/><text:tab/><text:tab/><text:tab/>case 1 :</text:span></text:p>
      <text:p text:style-name="P17"><text:span text:style-name="T9"><text:tab/><text:tab/><text:tab/><text:tab/><text:tab/>insert_rear_dq(&amp;q);</text:span></text:p>
      <text:p text:style-name="P17"><text:span text:style-name="T9"><text:tab/><text:tab/><text:tab/><text:tab/><text:tab/>goto L1;</text:span></text:p>
      <text:p text:style-name="P17"><text:span text:style-name="T9"><text:tab/><text:tab/><text:tab/><text:tab/>case 2 :</text:span></text:p>
      <text:p text:style-name="P17"><text:span text:style-name="T9"><text:tab/><text:tab/><text:tab/><text:tab/><text:tab/>delete_front_dq(&amp;q);</text:span></text:p>
      <text:p text:style-name="P17"><text:span text:style-name="T9"><text:tab/><text:tab/><text:tab/><text:tab/><text:tab/>goto L1;</text:span></text:p>
      <text:p text:style-name="P17"><text:span text:style-name="T9"><text:tab/><text:tab/><text:tab/><text:tab/>case 3 :</text:span></text:p>
      <text:p text:style-name="P17"><text:span text:style-name="T9"><text:tab/><text:tab/><text:tab/><text:tab/><text:tab/>display(&amp;q);</text:span></text:p>
      <text:p text:style-name="P17"><text:span text:style-name="T9"><text:tab/><text:tab/><text:tab/><text:tab/><text:tab/>goto L1;</text:span></text:p>
      <text:p text:style-name="P17"><text:span text:style-name="T9"><text:tab/><text:tab/><text:tab/><text:tab/>case 4 :<text:tab/></text:span></text:p>
      <text:p text:style-name="P17"><text:span text:style-name="T9"><text:tab/><text:tab/><text:tab/><text:tab/><text:tab/>exit(0);</text:span></text:p>
      <text:p text:style-name="P17"><text:span text:style-name="T9"><text:tab/><text:tab/><text:tab/><text:tab/>default :</text:span></text:p>
      <text:p text:style-name="P17"><text:soft-page-break/><text:span text:style-name="T9"><text:tab/><text:tab/><text:tab/><text:tab/><text:tab/>printf("Enter valid number!\n");</text:span></text:p>
      <text:p text:style-name="P17"><text:span text:style-name="T9"><text:tab/><text:tab/><text:tab/><text:tab/><text:tab/>goto L1;</text:span></text:p>
      <text:p text:style-name="P17"><text:span text:style-name="T9"><text:tab/><text:tab/><text:tab/>}</text:span></text:p>
      <text:p text:style-name="P17"><text:span text:style-name="T9"><text:tab/><text:tab/><text:tab/></text:span></text:p>
      <text:p text:style-name="P17"><text:span text:style-name="T9"><text:tab/><text:tab/>case 2 :</text:span></text:p>
      <text:p text:style-name="P17"><text:span text:style-name="T9">L2:</text:span></text:p>
      <text:p text:style-name="P17"><text:span text:style-name="T9"><text:tab/><text:tab/><text:tab/>printf("\nEnter the corresponding number for the given operations:\n");</text:span></text:p>
      <text:p text:style-name="P17"><text:span text:style-name="T9"><text:tab/><text:tab/><text:tab/></text:span></text:p>
      <text:p text:style-name="P17"><text:span text:style-name="T9"><text:tab/><text:tab/><text:tab/>printf("\t1.ENQUEUE\n\t2.DEQUEUE\n\t3.DISPLAY Queue\n\t4.EXIT Program\n");</text:span></text:p>
      <text:p text:style-name="P17"><text:span text:style-name="T9"><text:tab/><text:tab/><text:tab/></text:span></text:p>
      <text:p text:style-name="P17"><text:span text:style-name="T9"><text:tab/><text:tab/><text:tab/>scanf("%d", &amp;flag);</text:span></text:p>
      <text:p text:style-name="P17"><text:span text:style-name="T9"><text:tab/><text:tab/><text:tab/></text:span></text:p>
      <text:p text:style-name="P17"><text:span text:style-name="T9"><text:tab/><text:tab/><text:tab/>switch(flag)</text:span></text:p>
      <text:p text:style-name="P17"><text:span text:style-name="T9"><text:tab/><text:tab/><text:tab/>{</text:span></text:p>
      <text:p text:style-name="P17"><text:span text:style-name="T9"><text:tab/><text:tab/><text:tab/><text:tab/>case 1 :</text:span></text:p>
      <text:p text:style-name="P17"><text:span text:style-name="T9"><text:tab/><text:tab/><text:tab/><text:tab/><text:tab/>insert_rear_cdq(&amp;q);</text:span></text:p>
      <text:p text:style-name="P17"><text:span text:style-name="T9"><text:tab/><text:tab/><text:tab/><text:tab/><text:tab/>goto L2;</text:span></text:p>
      <text:p text:style-name="P17"><text:span text:style-name="T9"><text:tab/><text:tab/><text:tab/><text:tab/>case 2 :</text:span></text:p>
      <text:p text:style-name="P17"><text:span text:style-name="T9"><text:tab/><text:tab/><text:tab/><text:tab/><text:tab/>delete_front_cdq(&amp;q);</text:span></text:p>
      <text:p text:style-name="P17"><text:span text:style-name="T9"><text:tab/><text:tab/><text:tab/><text:tab/><text:tab/>goto L2;</text:span></text:p>
      <text:p text:style-name="P17"><text:span text:style-name="T9"><text:tab/><text:tab/><text:tab/><text:tab/>case 3 :</text:span></text:p>
      <text:p text:style-name="P17"><text:span text:style-name="T9"><text:tab/><text:tab/><text:tab/><text:tab/><text:tab/>display(&amp;q);</text:span></text:p>
      <text:p text:style-name="P17"><text:span text:style-name="T9"><text:tab/><text:tab/><text:tab/><text:tab/><text:tab/>goto L2;</text:span></text:p>
      <text:p text:style-name="P17"><text:span text:style-name="T9"><text:tab/><text:tab/><text:tab/><text:tab/>case 4 :<text:tab/></text:span></text:p>
      <text:p text:style-name="P17"><text:span text:style-name="T9"><text:tab/><text:tab/><text:tab/><text:tab/><text:tab/>exit(0);</text:span></text:p>
      <text:p text:style-name="P17"><text:span text:style-name="T9"><text:tab/><text:tab/><text:tab/><text:tab/>default :</text:span></text:p>
      <text:p text:style-name="P17"><text:span text:style-name="T9"><text:tab/><text:tab/><text:tab/><text:tab/><text:tab/>printf("Enter valid number!\n");</text:span></text:p>
      <text:p text:style-name="P17"><text:span text:style-name="T9"><text:tab/><text:tab/><text:tab/><text:tab/><text:tab/>goto L2;</text:span></text:p>
      <text:p text:style-name="P17"><text:span text:style-name="T9"><text:tab/><text:tab/><text:tab/>}</text:span></text:p>
      <text:p text:style-name="P17"><text:span text:style-name="T9"><text:tab/><text:tab/><text:tab/></text:span></text:p>
      <text:p text:style-name="P17"><text:span text:style-name="T9"><text:tab/><text:tab/>case 3 :</text:span></text:p>
      <text:p text:style-name="P17"><text:span text:style-name="T9">L3:</text:span></text:p>
      <text:p text:style-name="P17"><text:span text:style-name="T9"><text:tab/><text:tab/><text:tab/>printf("\nEnter the corresponding number for the given operations:\n");</text:span></text:p>
      <text:p text:style-name="P17"><text:span text:style-name="T9"><text:tab/><text:tab/><text:tab/></text:span></text:p>
      <text:p text:style-name="P17"><text:span text:style-name="T9"><text:tab/><text:tab/><text:tab/>printf("\t1.INSERT at FRONT\n\t2.INSERT at REAR\n\t3.DELETE from FRONT\n\t4.DELETE from REAR\n\t5.DISPLAY Queue\n\t6.EXIT Program\n");</text:span></text:p>
      <text:p text:style-name="P17"><text:span text:style-name="T9"><text:tab/><text:tab/><text:tab/></text:span></text:p>
      <text:p text:style-name="P17"><text:span text:style-name="T9"><text:tab/><text:tab/><text:tab/>scanf("%d", &amp;flag);</text:span></text:p>
      <text:p text:style-name="P17"><text:span text:style-name="T9"><text:tab/></text:span></text:p>
      <text:p text:style-name="P17"><text:span text:style-name="T9"><text:tab/><text:tab/><text:tab/>switch(flag)</text:span></text:p>
      <text:p text:style-name="P17"><text:span text:style-name="T9"><text:tab/><text:tab/><text:tab/>{</text:span></text:p>
      <text:p text:style-name="P17"><text:span text:style-name="T9"><text:tab/><text:tab/><text:tab/><text:tab/>case 1 :</text:span></text:p>
      <text:p text:style-name="P17"><text:span text:style-name="T9"><text:tab/><text:tab/><text:tab/><text:tab/><text:tab/>insert_front_dq(&amp;q);</text:span></text:p>
      <text:p text:style-name="P17"><text:span text:style-name="T9"><text:tab/><text:tab/><text:tab/><text:tab/><text:tab/>goto L3;</text:span></text:p>
      <text:p text:style-name="P17"><text:span text:style-name="T9"><text:tab/><text:tab/><text:tab/><text:tab/>case 2 :</text:span></text:p>
      <text:p text:style-name="P17"><text:span text:style-name="T9"><text:tab/><text:tab/><text:tab/><text:tab/><text:tab/>insert_rear_dq(&amp;q);</text:span></text:p>
      <text:p text:style-name="P17"><text:span text:style-name="T9"><text:tab/><text:tab/><text:tab/><text:tab/><text:tab/>goto L3;</text:span></text:p>
      <text:p text:style-name="P17"><text:span text:style-name="T9"><text:tab/><text:tab/><text:tab/><text:tab/>case 3 :</text:span></text:p>
      <text:p text:style-name="P17"><text:span text:style-name="T9"><text:tab/><text:tab/><text:tab/><text:tab/><text:tab/>delete_front_dq(&amp;q);</text:span></text:p>
      <text:p text:style-name="P17"><text:span text:style-name="T9"><text:tab/><text:tab/><text:tab/><text:tab/><text:tab/>goto L3;</text:span></text:p>
      <text:p text:style-name="P17"><text:span text:style-name="T9"><text:tab/><text:tab/><text:tab/><text:tab/>case 4 :</text:span></text:p>
      <text:p text:style-name="P17"><text:span text:style-name="T9"><text:tab/><text:tab/><text:tab/><text:tab/><text:tab/>delete_rear_dq(&amp;q);</text:span></text:p>
      <text:p text:style-name="P17"><text:span text:style-name="T9"><text:tab/><text:tab/><text:tab/><text:tab/><text:tab/>goto L3;</text:span></text:p>
      <text:p text:style-name="P17"><text:span text:style-name="T9"><text:tab/><text:tab/><text:tab/><text:tab/>case 5 : </text:span></text:p>
      <text:p text:style-name="P17"><text:span text:style-name="T9"><text:tab/><text:tab/><text:tab/><text:tab/><text:tab/>display(&amp;q);</text:span></text:p>
      <text:p text:style-name="P17"><text:soft-page-break/><text:span text:style-name="T9"><text:tab/><text:tab/><text:tab/><text:tab/><text:tab/>goto L3;</text:span></text:p>
      <text:p text:style-name="P17"><text:span text:style-name="T9"><text:tab/><text:tab/><text:tab/><text:tab/>case 6 :<text:tab/></text:span></text:p>
      <text:p text:style-name="P17"><text:span text:style-name="T9"><text:tab/><text:tab/><text:tab/><text:tab/><text:tab/>exit(0);</text:span></text:p>
      <text:p text:style-name="P17"><text:span text:style-name="T9"><text:tab/><text:tab/><text:tab/><text:tab/>default :</text:span></text:p>
      <text:p text:style-name="P17"><text:span text:style-name="T9"><text:tab/><text:tab/><text:tab/><text:tab/><text:tab/>printf("Enter valid number!\n");</text:span></text:p>
      <text:p text:style-name="P17"><text:span text:style-name="T9"><text:tab/><text:tab/><text:tab/><text:tab/><text:tab/>goto L3;</text:span></text:p>
      <text:p text:style-name="P17"><text:span text:style-name="T9"><text:tab/><text:tab/><text:tab/>}</text:span></text:p>
      <text:p text:style-name="P17"><text:span text:style-name="T9"><text:tab/><text:tab/></text:span></text:p>
      <text:p text:style-name="P17"><text:span text:style-name="T9"><text:tab/><text:tab/>case 4 :</text:span></text:p>
      <text:p text:style-name="P17"><text:span text:style-name="T9">L4:</text:span></text:p>
      <text:p text:style-name="P17"><text:span text:style-name="T9"><text:tab/><text:tab/><text:tab/>printf("\nEnter the corresponding number for the given operations:\n");</text:span></text:p>
      <text:p text:style-name="P17"><text:span text:style-name="T9"><text:tab/><text:tab/><text:tab/></text:span></text:p>
      <text:p text:style-name="P17"><text:span text:style-name="T9"><text:tab/><text:tab/><text:tab/>printf("\t1.INSERT at FRONT\n\t2.INSERT at REAR\n\t3.DELETE from FRONT\n\t4.DELETE from REAR\n\t5.DISPLAY Queue\n\t6.EXIT Program\n");</text:span></text:p>
      <text:p text:style-name="P17"><text:span text:style-name="T9"><text:tab/><text:tab/><text:tab/></text:span></text:p>
      <text:p text:style-name="P17"><text:span text:style-name="T9"><text:tab/><text:tab/><text:tab/>scanf("%d", &amp;flag);</text:span></text:p>
      <text:p text:style-name="P17"><text:span text:style-name="T9"><text:tab/></text:span></text:p>
      <text:p text:style-name="P17"><text:span text:style-name="T9"><text:tab/><text:tab/><text:tab/>switch(flag)</text:span></text:p>
      <text:p text:style-name="P17"><text:span text:style-name="T9"><text:tab/><text:tab/><text:tab/>{</text:span></text:p>
      <text:p text:style-name="P17"><text:span text:style-name="T9"><text:tab/><text:tab/><text:tab/><text:tab/>case 1 :</text:span></text:p>
      <text:p text:style-name="P17"><text:span text:style-name="T9"><text:tab/><text:tab/><text:tab/><text:tab/><text:tab/>insert_front_cdq(&amp;q);</text:span></text:p>
      <text:p text:style-name="P17"><text:span text:style-name="T9"><text:tab/><text:tab/><text:tab/><text:tab/><text:tab/>goto L4;</text:span></text:p>
      <text:p text:style-name="P17"><text:span text:style-name="T9"><text:tab/><text:tab/><text:tab/><text:tab/>case 2 :</text:span></text:p>
      <text:p text:style-name="P17"><text:span text:style-name="T9"><text:tab/><text:tab/><text:tab/><text:tab/><text:tab/>insert_rear_cdq(&amp;q);</text:span></text:p>
      <text:p text:style-name="P17"><text:span text:style-name="T9"><text:tab/><text:tab/><text:tab/><text:tab/><text:tab/>goto L4;</text:span></text:p>
      <text:p text:style-name="P17"><text:span text:style-name="T9"><text:tab/><text:tab/><text:tab/><text:tab/>case 3 :</text:span></text:p>
      <text:p text:style-name="P17"><text:span text:style-name="T9"><text:tab/><text:tab/><text:tab/><text:tab/><text:tab/>delete_front_cdq(&amp;q);</text:span></text:p>
      <text:p text:style-name="P17"><text:span text:style-name="T9"><text:tab/><text:tab/><text:tab/><text:tab/><text:tab/>goto L4;</text:span></text:p>
      <text:p text:style-name="P17"><text:span text:style-name="T9"><text:tab/><text:tab/><text:tab/><text:tab/>case 4 :</text:span></text:p>
      <text:p text:style-name="P17"><text:span text:style-name="T9"><text:tab/><text:tab/><text:tab/><text:tab/><text:tab/>delete_rear_cdq(&amp;q);</text:span></text:p>
      <text:p text:style-name="P17"><text:span text:style-name="T9"><text:tab/><text:tab/><text:tab/><text:tab/><text:tab/>goto L4;</text:span></text:p>
      <text:p text:style-name="P17"><text:span text:style-name="T9"><text:tab/><text:tab/><text:tab/><text:tab/>case 5 : </text:span></text:p>
      <text:p text:style-name="P17"><text:span text:style-name="T9"><text:tab/><text:tab/><text:tab/><text:tab/><text:tab/>display(&amp;q);</text:span></text:p>
      <text:p text:style-name="P17"><text:span text:style-name="T9"><text:tab/><text:tab/><text:tab/><text:tab/><text:tab/>goto L4;</text:span></text:p>
      <text:p text:style-name="P17"><text:span text:style-name="T9"><text:tab/><text:tab/><text:tab/><text:tab/>case 6 :<text:tab/></text:span></text:p>
      <text:p text:style-name="P17"><text:span text:style-name="T9"><text:tab/><text:tab/><text:tab/><text:tab/><text:tab/>exit(0);</text:span></text:p>
      <text:p text:style-name="P17"><text:span text:style-name="T9"><text:tab/><text:tab/><text:tab/><text:tab/>default :</text:span></text:p>
      <text:p text:style-name="P17"><text:span text:style-name="T9"><text:tab/><text:tab/><text:tab/><text:tab/><text:tab/>printf("Enter valid number!\n");</text:span></text:p>
      <text:p text:style-name="P17"><text:span text:style-name="T9"><text:tab/><text:tab/><text:tab/><text:tab/><text:tab/>goto L4;</text:span></text:p>
      <text:p text:style-name="P17"><text:span text:style-name="T9"><text:tab/><text:tab/><text:tab/>}</text:span></text:p>
      <text:p text:style-name="P17"><text:span text:style-name="T9"><text:tab/><text:tab/><text:tab/></text:span></text:p>
      <text:p text:style-name="P17"><text:span text:style-name="T9"><text:tab/><text:tab/>case 5 : </text:span></text:p>
      <text:p text:style-name="P17"><text:span text:style-name="T9">L5:</text:span></text:p>
      <text:p text:style-name="P17"><text:span text:style-name="T9"><text:tab/><text:tab/><text:tab/>printf("\nEnter the corresponding number for the given operations:\n");</text:span></text:p>
      <text:p text:style-name="P17"><text:span text:style-name="T9"><text:tab/><text:tab/><text:tab/></text:span></text:p>
      <text:p text:style-name="P17"><text:span text:style-name="T9"><text:tab/><text:tab/><text:tab/>printf("\t1.INSERT at REAR\n\t2.DELETE from FRONT\n\t3.DELETE from REAR\n\t4.DISPLAY Queue\n\t5.EXIT Program\n");</text:span></text:p>
      <text:p text:style-name="P17"><text:span text:style-name="T9"><text:tab/><text:tab/><text:tab/></text:span></text:p>
      <text:p text:style-name="P17"><text:span text:style-name="T9"><text:tab/><text:tab/><text:tab/>scanf("%d", &amp;flag);</text:span></text:p>
      <text:p text:style-name="P17"><text:span text:style-name="T9"><text:tab/></text:span></text:p>
      <text:p text:style-name="P17"><text:span text:style-name="T9"><text:tab/><text:tab/><text:tab/>switch(flag)</text:span></text:p>
      <text:p text:style-name="P17"><text:span text:style-name="T9"><text:tab/><text:tab/><text:tab/>{</text:span></text:p>
      <text:p text:style-name="P17"><text:span text:style-name="T9"><text:tab/><text:tab/><text:tab/><text:tab/>case 1 :</text:span></text:p>
      <text:p text:style-name="P17"><text:span text:style-name="T9"><text:tab/><text:tab/><text:tab/><text:tab/><text:tab/>insert_rear_cdq(&amp;q);</text:span></text:p>
      <text:p text:style-name="P17"><text:span text:style-name="T9"><text:tab/><text:tab/><text:tab/><text:tab/><text:tab/>goto L5;</text:span></text:p>
      <text:p text:style-name="P17"><text:span text:style-name="T9"><text:tab/><text:tab/><text:tab/><text:tab/>case 2 :</text:span></text:p>
      <text:p text:style-name="P17"><text:soft-page-break/><text:span text:style-name="T9"><text:tab/><text:tab/><text:tab/><text:tab/><text:tab/>delete_front_cdq(&amp;q);</text:span></text:p>
      <text:p text:style-name="P17"><text:span text:style-name="T9"><text:tab/><text:tab/><text:tab/><text:tab/><text:tab/>goto L5;</text:span></text:p>
      <text:p text:style-name="P17"><text:span text:style-name="T9"><text:tab/><text:tab/><text:tab/><text:tab/>case 3 :</text:span></text:p>
      <text:p text:style-name="P17"><text:span text:style-name="T9"><text:tab/><text:tab/><text:tab/><text:tab/><text:tab/>delete_rear_cdq(&amp;q);</text:span></text:p>
      <text:p text:style-name="P17"><text:span text:style-name="T9"><text:tab/><text:tab/><text:tab/><text:tab/><text:tab/>goto L5;</text:span></text:p>
      <text:p text:style-name="P17"><text:span text:style-name="T9"><text:tab/><text:tab/><text:tab/><text:tab/>case 4 : </text:span></text:p>
      <text:p text:style-name="P17"><text:span text:style-name="T9"><text:tab/><text:tab/><text:tab/><text:tab/><text:tab/>display(&amp;q);</text:span></text:p>
      <text:p text:style-name="P17"><text:span text:style-name="T9"><text:tab/><text:tab/><text:tab/><text:tab/><text:tab/>goto L5;</text:span></text:p>
      <text:p text:style-name="P17"><text:span text:style-name="T9"><text:tab/><text:tab/><text:tab/><text:tab/>case 5 :<text:tab/></text:span></text:p>
      <text:p text:style-name="P17"><text:span text:style-name="T9"><text:tab/><text:tab/><text:tab/><text:tab/><text:tab/>exit(0);</text:span></text:p>
      <text:p text:style-name="P17"><text:span text:style-name="T9"><text:tab/><text:tab/><text:tab/><text:tab/>default :</text:span></text:p>
      <text:p text:style-name="P17"><text:span text:style-name="T9"><text:tab/><text:tab/><text:tab/><text:tab/><text:tab/>printf("Enter valid number!\n");</text:span></text:p>
      <text:p text:style-name="P17"><text:span text:style-name="T9"><text:tab/><text:tab/><text:tab/><text:tab/><text:tab/>goto L5;</text:span></text:p>
      <text:p text:style-name="P17"><text:span text:style-name="T9"><text:tab/><text:tab/><text:tab/>}<text:tab/></text:span></text:p>
      <text:p text:style-name="P17"><text:span text:style-name="T9"><text:tab/><text:tab/><text:tab/></text:span></text:p>
      <text:p text:style-name="P17"><text:span text:style-name="T9"><text:tab/><text:tab/>case 6 : </text:span></text:p>
      <text:p text:style-name="P17"><text:span text:style-name="T9">L6:</text:span></text:p>
      <text:p text:style-name="P17"><text:span text:style-name="T9"><text:tab/><text:tab/><text:tab/>printf("\nEnter the corresponding number for the given operations:\n");</text:span></text:p>
      <text:p text:style-name="P17"><text:span text:style-name="T9"><text:tab/><text:tab/><text:tab/></text:span></text:p>
      <text:p text:style-name="P17"><text:span text:style-name="T9"><text:tab/><text:tab/><text:tab/>printf("\t1.INSERT at FRONT\n\t2.INSERT at REAR\n\t3.DELETE from FRONT\n\t4.DISPLAY Queue\n\t5.EXIT Program\n");</text:span></text:p>
      <text:p text:style-name="P17"><text:span text:style-name="T9"><text:tab/><text:tab/><text:tab/></text:span></text:p>
      <text:p text:style-name="P17"><text:span text:style-name="T9"><text:tab/><text:tab/><text:tab/>scanf("%d", &amp;flag);</text:span></text:p>
      <text:p text:style-name="P17"><text:span text:style-name="T9"><text:tab/></text:span></text:p>
      <text:p text:style-name="P17"><text:span text:style-name="T9"><text:tab/><text:tab/><text:tab/>switch(flag)</text:span></text:p>
      <text:p text:style-name="P17"><text:span text:style-name="T9"><text:tab/><text:tab/><text:tab/>{</text:span></text:p>
      <text:p text:style-name="P17"><text:span text:style-name="T9"><text:tab/><text:tab/><text:tab/><text:tab/>case 1 :</text:span></text:p>
      <text:p text:style-name="P17"><text:span text:style-name="T9"><text:tab/><text:tab/><text:tab/><text:tab/><text:tab/>insert_front_cdq(&amp;q);</text:span></text:p>
      <text:p text:style-name="P17"><text:span text:style-name="T9"><text:tab/><text:tab/><text:tab/><text:tab/><text:tab/>goto L6;</text:span></text:p>
      <text:p text:style-name="P17"><text:span text:style-name="T9"><text:tab/><text:tab/><text:tab/><text:tab/>case 2 :</text:span></text:p>
      <text:p text:style-name="P17"><text:span text:style-name="T9"><text:tab/><text:tab/><text:tab/><text:tab/><text:tab/>insert_rear_cdq(&amp;q);</text:span></text:p>
      <text:p text:style-name="P17"><text:span text:style-name="T9"><text:tab/><text:tab/><text:tab/><text:tab/><text:tab/>goto L6;</text:span></text:p>
      <text:p text:style-name="P17"><text:span text:style-name="T9"><text:tab/><text:tab/><text:tab/><text:tab/>case 3 :</text:span></text:p>
      <text:p text:style-name="P17"><text:span text:style-name="T9"><text:tab/><text:tab/><text:tab/><text:tab/><text:tab/>delete_front_cdq(&amp;q);</text:span></text:p>
      <text:p text:style-name="P17"><text:span text:style-name="T9"><text:tab/><text:tab/><text:tab/><text:tab/><text:tab/>goto L6;</text:span></text:p>
      <text:p text:style-name="P17"><text:span text:style-name="T9"><text:tab/><text:tab/><text:tab/><text:tab/>case 4 : </text:span></text:p>
      <text:p text:style-name="P17"><text:span text:style-name="T9"><text:tab/><text:tab/><text:tab/><text:tab/><text:tab/>display(&amp;q);</text:span></text:p>
      <text:p text:style-name="P17"><text:span text:style-name="T9"><text:tab/><text:tab/><text:tab/><text:tab/><text:tab/>goto L6;</text:span></text:p>
      <text:p text:style-name="P17"><text:span text:style-name="T9"><text:tab/><text:tab/><text:tab/><text:tab/>case 5 :<text:tab/></text:span></text:p>
      <text:p text:style-name="P17"><text:span text:style-name="T9"><text:tab/><text:tab/><text:tab/><text:tab/><text:tab/>exit(0);</text:span></text:p>
      <text:p text:style-name="P17"><text:span text:style-name="T9"><text:tab/><text:tab/><text:tab/><text:tab/>default :</text:span></text:p>
      <text:p text:style-name="P17"><text:span text:style-name="T9"><text:tab/><text:tab/><text:tab/><text:tab/><text:tab/>printf("Enter valid number!\n");</text:span></text:p>
      <text:p text:style-name="P17"><text:span text:style-name="T9"><text:tab/><text:tab/><text:tab/><text:tab/><text:tab/>goto L6;</text:span></text:p>
      <text:p text:style-name="P17"><text:span text:style-name="T9"><text:tab/><text:tab/><text:tab/>}</text:span></text:p>
      <text:p text:style-name="P17"><text:span text:style-name="T9"><text:tab/><text:tab/>case 7 :</text:span></text:p>
      <text:p text:style-name="P17"><text:span text:style-name="T9">L7:</text:span></text:p>
      <text:p text:style-name="P17"><text:span text:style-name="T9"><text:tab/><text:tab/><text:tab/>printf("\nEnter the corresponding number for the given operations:\n");</text:span></text:p>
      <text:p text:style-name="P17"><text:span text:style-name="T9"><text:tab/><text:tab/><text:tab/></text:span></text:p>
      <text:p text:style-name="P17"><text:span text:style-name="T9"><text:tab/><text:tab/><text:tab/>printf("\t1.ENQUEUE\n\t2.DEQUEUE\n\t3.DISPLAY Queue\n\t4.EXIT Program\n");</text:span></text:p>
      <text:p text:style-name="P17"><text:span text:style-name="T9"><text:tab/><text:tab/><text:tab/></text:span></text:p>
      <text:p text:style-name="P17"><text:span text:style-name="T9"><text:tab/><text:tab/><text:tab/>scanf("%d", &amp;flag);</text:span></text:p>
      <text:p text:style-name="P17"><text:span text:style-name="T9"><text:tab/><text:tab/><text:tab/></text:span></text:p>
      <text:p text:style-name="P17"><text:span text:style-name="T9"><text:tab/><text:tab/><text:tab/>switch(flag)</text:span></text:p>
      <text:p text:style-name="P17"><text:span text:style-name="T9"><text:tab/><text:tab/><text:tab/>{</text:span></text:p>
      <text:p text:style-name="P17"><text:span text:style-name="T9"><text:tab/><text:tab/><text:tab/><text:tab/>case 1 :</text:span></text:p>
      <text:p text:style-name="P17"><text:soft-page-break/><text:span text:style-name="T9"><text:tab/><text:tab/><text:tab/><text:tab/><text:tab/>insert_rear_pq(&amp;q);</text:span></text:p>
      <text:p text:style-name="P17"><text:span text:style-name="T9"><text:tab/><text:tab/><text:tab/><text:tab/><text:tab/>pq_sort(&amp;q);<text:tab/></text:span></text:p>
      <text:p text:style-name="P17"><text:span text:style-name="T9"><text:tab/><text:tab/><text:tab/><text:tab/><text:tab/>goto L7;</text:span></text:p>
      <text:p text:style-name="P17"><text:span text:style-name="T9"><text:tab/><text:tab/><text:tab/><text:tab/>case 2 :</text:span></text:p>
      <text:p text:style-name="P17"><text:span text:style-name="T9"><text:tab/><text:tab/><text:tab/><text:tab/><text:tab/>delete_front_cdq(&amp;q);</text:span></text:p>
      <text:p text:style-name="P17"><text:span text:style-name="T9"><text:tab/><text:tab/><text:tab/><text:tab/><text:tab/>goto L7;</text:span></text:p>
      <text:p text:style-name="P17"><text:span text:style-name="T9"><text:tab/><text:tab/><text:tab/><text:tab/>case 3 :</text:span></text:p>
      <text:p text:style-name="P17"><text:span text:style-name="T9"><text:tab/><text:tab/><text:tab/><text:tab/><text:tab/>display(&amp;q);</text:span></text:p>
      <text:p text:style-name="P17"><text:span text:style-name="T9"><text:tab/><text:tab/><text:tab/><text:tab/><text:tab/>goto L7;</text:span></text:p>
      <text:p text:style-name="P17"><text:span text:style-name="T9"><text:tab/><text:tab/><text:tab/><text:tab/>case 4 :<text:tab/></text:span></text:p>
      <text:p text:style-name="P17"><text:span text:style-name="T9"><text:tab/><text:tab/><text:tab/><text:tab/><text:tab/>exit(0);</text:span></text:p>
      <text:p text:style-name="P17"><text:span text:style-name="T9"><text:tab/><text:tab/><text:tab/><text:tab/>default :</text:span></text:p>
      <text:p text:style-name="P17"><text:span text:style-name="T9"><text:tab/><text:tab/><text:tab/><text:tab/><text:tab/>printf("Enter valid number!\n");</text:span></text:p>
      <text:p text:style-name="P17"><text:span text:style-name="T9"><text:tab/><text:tab/><text:tab/><text:tab/><text:tab/>goto L7;</text:span></text:p>
      <text:p text:style-name="P17"><text:span text:style-name="T9"><text:tab/><text:tab/><text:tab/>}</text:span></text:p>
      <text:p text:style-name="P17"><text:span text:style-name="T9"><text:tab/><text:tab/><text:tab/></text:span></text:p>
      <text:p text:style-name="P17"><text:span text:style-name="T9"><text:tab/><text:tab/>default :</text:span></text:p>
      <text:p text:style-name="P17"><text:span text:style-name="T9"><text:tab/><text:tab/><text:tab/>printf("Enter valid number!");</text:span></text:p>
      <text:p text:style-name="P17"><text:span text:style-name="T9"><text:tab/><text:tab/><text:tab/>goto L;<text:tab/></text:span></text:p>
      <text:p text:style-name="P17"><text:span text:style-name="T9"><text:tab/>}</text:span></text:p>
      <text:p text:style-name="Text_20_body"><text:span text:style-name="T9">}</text:span></text:p>
      <text:p text:style-name="P109"/>
      <text:p text:style-name="Standard"><text:span text:style-name="T2">SAMPLE OUTPUT :- </text:span></text:p>
      <text:p text:style-name="P9"/>
      <text:p text:style-name="Standard">Which type of queue do you want to use ? </text:p>
      <text:p text:style-name="Standard">(Enter the corresponding number)</text:p>
      <text:p text:style-name="Standard">1.Simple Queue</text:p>
      <text:p text:style-name="Standard">2.Circular Queue</text:p>
      <text:p text:style-name="Standard">3.Double-ended Queue (Deque)</text:p>
      <text:p text:style-name="Standard">4.Circular Deque</text:p>
      <text:p text:style-name="Standard">5.Input-restricted Queue</text:p>
      <text:p text:style-name="Standard">6.Output-restricted Queue</text:p>
      <text:p text:style-name="Standard">7.Priority Queue</text:p>
      <text:p text:style-name="Standard">1</text:p>
      <text:p text:style-name="P8"/>
      <text:p text:style-name="Standard">Enter size of queue</text:p>
      <text:p text:style-name="Standard">3</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1</text:p>
      <text:p text:style-name="Standard">Enter the number to be inserted</text:p>
      <text:p text:style-name="Standard">1</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1</text:p>
      <text:p text:style-name="Standard"><text:soft-page-break/>Enter the number to be inserted</text:p>
      <text:p text:style-name="Standard">2</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1</text:p>
      <text:p text:style-name="Standard">Enter the number to be inserted</text:p>
      <text:p text:style-name="Standard">3</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3</text:p>
      <text:p text:style-name="P8"/>
      <text:p text:style-name="Standard">Current queue:</text:p>
      <text:p text:style-name="Standard">1</text:p>
      <text:p text:style-name="Standard">2</text:p>
      <text:p text:style-name="Standard">3</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2</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3</text:p>
      <text:p text:style-name="P8"/>
      <text:p text:style-name="Standard">Current queue:</text:p>
      <text:p text:style-name="Standard">2</text:p>
      <text:p text:style-name="Standard">3</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1</text:p>
      <text:p text:style-name="Standard">Queue is full!</text:p>
      <text:p text:style-name="P8"/>
      <text:p text:style-name="Standard">Enter the corresponding number for the given operations:</text:p>
      <text:p text:style-name="Standard"><text:tab/>1.ENQUEUE</text:p>
      <text:p text:style-name="Standard"><text:soft-page-break/><text:tab/>2.DEQUEUE</text:p>
      <text:p text:style-name="Standard"><text:tab/>3.DISPLAY Queue</text:p>
      <text:p text:style-name="Standard"><text:tab/>4.EXIT Program</text:p>
      <text:p text:style-name="Standard">2</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3</text:p>
      <text:p text:style-name="P8"/>
      <text:p text:style-name="Standard">Current queue:</text:p>
      <text:p text:style-name="Standard">3</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2</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3</text:p>
      <text:p text:style-name="P8"/>
      <text:p text:style-name="Standard">Current queue:</text:p>
      <text:p text:style-name="P8"/>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2</text:p>
      <text:p text:style-name="Standard">Queue is empty!</text:p>
      <text:p text:style-name="P8"/>
      <text:p text:style-name="Standard">Enter the corresponding number for the given operations:</text:p>
      <text:p text:style-name="Standard"><text:tab/>1.ENQUEUE</text:p>
      <text:p text:style-name="Standard"><text:tab/>2.DEQUEUE</text:p>
      <text:p text:style-name="Standard"><text:tab/>3.DISPLAY Queue</text:p>
      <text:p text:style-name="Standard"><text:tab/>4.EXIT Program</text:p>
      <text:p text:style-name="Standard">4</text:p>
      <text:p text:style-name="P111"/>
      <text:p text:style-name="P117"><text:span text:style-name="T2">RESULT </text:span><text:span text:style-name="T7">:- Seven different types of Queues are implemented using arrays. Insertion, Deletion and Display operations are performed on them.</text:span></text:p>
      <text:p text:style-name="P96">EXPERIMENT 8a</text:p>
      <text:p text:style-name="P81"/>
      <text:p text:style-name="P112"><text:span text:style-name="T2">AIM </text:span><text:span text:style-name="T7">:- Write a menu driven program for performing the following operations on a Linked List:</text:span></text:p>
      <text:p text:style-name="P112"><text:span text:style-name="T7">1. Display</text:span></text:p>
      <text:p text:style-name="P112"><text:span text:style-name="T7">2. Insert at Beginning</text:span></text:p>
      <text:p text:style-name="P112"><text:span text:style-name="T7">3. Insert at End</text:span></text:p>
      <text:p text:style-name="P112"><text:span text:style-name="T7">4. Insert at a specified Position</text:span></text:p>
      <text:p text:style-name="P112"><text:span text:style-name="T7">5. Delete from Beginning</text:span></text:p>
      <text:p text:style-name="P112"><text:span text:style-name="T7">6. Delete from End</text:span></text:p>
      <text:p text:style-name="P112"><text:span text:style-name="T7">7. Delete from a specified Position</text:span></text:p>
      <text:p text:style-name="P81"/>
      <text:p text:style-name="P112"><text:span text:style-name="T2">DATA STRUCTURE USED </text:span><text:span text:style-name="T7">:- LINKED LIST is the data structure used.</text:span></text:p>
      <text:p text:style-name="P81"/>
      <text:p text:style-name="P112"><text:span text:style-name="T2">ALGORITHM</text:span><text:span text:style-name="T7"> :- </text:span></text:p>
      <text:p text:style-name="P17">Algorithm Display</text:p>
      <text:p text:style-name="P17">START</text:p>
      <text:list xml:id="list154989042" text:style-name="WWNum17">
        <text:list-item>
          <text:p text:style-name="P31">ptr = HEADER-&gt;LINK</text:p>
        </text:list-item>
        <text:list-item>
          <text:p text:style-name="P31">While ptr != NULL</text:p>
        </text:list-item>
        <text:list-item>
          <text:p text:style-name="P31"><text:s/><text:tab/>Print ptr-&gt;DATA</text:p>
        </text:list-item>
        <text:list-item>
          <text:p text:style-name="P31"><text:s/><text:tab/>ptr = ptr-&gt;LINK</text:p>
        </text:list-item>
        <text:list-item>
          <text:p text:style-name="P31">EndWhile</text:p>
        </text:list-item>
      </text:list>
      <text:p text:style-name="P17">STOP</text:p>
      <text:p text:style-name="P81"/>
      <text:p text:style-name="P17">Algorithm InsertFront</text:p>
      <text:p text:style-name="P17">START</text:p>
      <text:list xml:id="list126364891" text:style-name="WWNum18">
        <text:list-item>
          <text:p text:style-name="P32">ptr = GetNode(NODE)</text:p>
        </text:list-item>
        <text:list-item>
          <text:p text:style-name="P32">ptr-&gt;DATA = X</text:p>
        </text:list-item>
        <text:list-item>
          <text:p text:style-name="P32">ptr-&gt;LINK = HEADER-&gt;LINK</text:p>
        </text:list-item>
        <text:list-item>
          <text:p text:style-name="P32">HEADER-&gt;LINK = ptr</text:p>
        </text:list-item>
      </text:list>
      <text:p text:style-name="P17">STOP</text:p>
      <text:p text:style-name="P81"/>
      <text:p text:style-name="P17">Algorithm InsertEnd</text:p>
      <text:p text:style-name="P17">START</text:p>
      <text:list xml:id="list3828014123" text:style-name="WWNum19">
        <text:list-item>
          <text:p text:style-name="P33">ptr = HEADER</text:p>
        </text:list-item>
        <text:list-item>
          <text:p text:style-name="P33">While ptr-&gt;LINK != NULL</text:p>
        </text:list-item>
        <text:list-item>
          <text:p text:style-name="P33"><text:tab/>ptr = ptr-&gt;LINK</text:p>
        </text:list-item>
        <text:list-item>
          <text:p text:style-name="P33">EndWhile</text:p>
        </text:list-item>
        <text:list-item>
          <text:p text:style-name="P33">ptr-&gt;LINK = GetNode(NODE)</text:p>
        </text:list-item>
        <text:list-item>
          <text:p text:style-name="P33">ptr-&gt;LINK-&gt;DATA = X</text:p>
        </text:list-item>
        <text:list-item>
          <text:p text:style-name="P33">ptr-&gt;LINK-&gt;LINK = NULL</text:p>
        </text:list-item>
      </text:list>
      <text:p text:style-name="P17">STOP</text:p>
      <text:p text:style-name="P81"/>
      <text:p text:style-name="P17">Algorithm InsertAny</text:p>
      <text:p text:style-name="P17">START</text:p>
      <text:list xml:id="list1224420682" text:style-name="WWNum20">
        <text:list-item>
          <text:p text:style-name="P34">ptr = HEADER-&gt;LINK</text:p>
        </text:list-item>
        <text:list-item>
          <text:p text:style-name="P34"><text:soft-page-break/>If ptr == NULL)</text:p>
        </text:list-item>
        <text:list-item>
          <text:p text:style-name="P34"><text:s/><text:tab/>Print "List is empty!"</text:p>
        </text:list-item>
        <text:list-item>
          <text:p text:style-name="P34"><text:s/><text:tab/>Exit</text:p>
        </text:list-item>
        <text:list-item>
          <text:p text:style-name="P34">Else</text:p>
        </text:list-item>
        <text:list-item>
          <text:p text:style-name="P34"><text:tab/>While ptr-&gt;DATA != KEY</text:p>
        </text:list-item>
        <text:list-item>
          <text:p text:style-name="P34"><text:tab/><text:tab/>If ptr-&gt;LINK = NULL</text:p>
        </text:list-item>
        <text:list-item>
          <text:p text:style-name="P34"><text:tab/><text:tab/><text:tab/>Print "Key not found!"</text:p>
        </text:list-item>
        <text:list-item>
          <text:p text:style-name="P34"><text:tab/><text:tab/><text:tab/>Exit</text:p>
        </text:list-item>
        <text:list-item>
          <text:p text:style-name="P34"><text:tab/><text:tab/>Else</text:p>
        </text:list-item>
        <text:list-item>
          <text:p text:style-name="P34"><text:s/><text:tab/><text:tab/><text:tab/>ptr = ptr-&gt;LINK</text:p>
        </text:list-item>
        <text:list-item>
          <text:p text:style-name="P34"><text:s/><text:tab/><text:tab/>EndIf</text:p>
        </text:list-item>
        <text:list-item>
          <text:p text:style-name="P34"><text:s/><text:tab/>EndWhile</text:p>
        </text:list-item>
        <text:list-item>
          <text:p text:style-name="P34"><text:tab/>If ptr-&gt;DATA = KEY</text:p>
        </text:list-item>
        <text:list-item>
          <text:p text:style-name="P34"><text:tab/><text:tab/>ptr1 = GetNode(NODE)</text:p>
        </text:list-item>
        <text:list-item>
          <text:p text:style-name="P34"><text:tab/><text:tab/>ptr1-&gt;DATA = X</text:p>
        </text:list-item>
        <text:list-item>
          <text:p text:style-name="P34"><text:tab/><text:tab/>ptr1-&gt;LINK = ptr-&gt;LINK</text:p>
        </text:list-item>
        <text:list-item>
          <text:p text:style-name="P34"><text:tab/><text:tab/>ptr-&gt;LINK = ptr1</text:p>
        </text:list-item>
        <text:list-item>
          <text:p text:style-name="P34"><text:s/><text:tab/>EndIf</text:p>
        </text:list-item>
        <text:list-item>
          <text:p text:style-name="P34">EndIf</text:p>
        </text:list-item>
      </text:list>
      <text:p text:style-name="P17">STOP</text:p>
      <text:p text:style-name="P81"/>
      <text:p text:style-name="P17">Algorithm DeleteFront</text:p>
      <text:p text:style-name="P17">START</text:p>
      <text:list xml:id="list1700569065" text:style-name="WWNum21">
        <text:list-item>
          <text:p text:style-name="P35">If HEADER-&gt;LINK = NULL</text:p>
        </text:list-item>
        <text:list-item>
          <text:p text:style-name="P35"><text:tab/>Print "List is empty"</text:p>
        </text:list-item>
        <text:list-item>
          <text:p text:style-name="P35"><text:s/><text:tab/>Exit</text:p>
        </text:list-item>
        <text:list-item>
          <text:p text:style-name="P35">Else</text:p>
        </text:list-item>
        <text:list-item>
          <text:p text:style-name="P35"><text:tab/>ptr = HEADER-&gt;LINK</text:p>
        </text:list-item>
        <text:list-item>
          <text:p text:style-name="P35"><text:tab/>X = ptr-&gt;DATA</text:p>
        </text:list-item>
        <text:list-item>
          <text:p text:style-name="P35"><text:tab/>HEADER-&gt;LINK = ptr-&gt;LINK</text:p>
        </text:list-item>
        <text:list-item>
          <text:p text:style-name="P35"><text:tab/>ReturnNode(ptr)</text:p>
        </text:list-item>
        <text:list-item>
          <text:p text:style-name="P35"><text:tab/>Return X</text:p>
        </text:list-item>
        <text:list-item>
          <text:p text:style-name="P35">EndIf</text:p>
        </text:list-item>
      </text:list>
      <text:p text:style-name="P17">STOP</text:p>
      <text:p text:style-name="P81"/>
      <text:p text:style-name="P17">Algorithm DeleteEnd</text:p>
      <text:p text:style-name="P17">START</text:p>
      <text:list xml:id="list4120979667" text:style-name="WWNum22">
        <text:list-item>
          <text:p text:style-name="P36">ptr = HEADER</text:p>
        </text:list-item>
        <text:list-item>
          <text:p text:style-name="P36">If ptr-&gt;LINK = NULL</text:p>
        </text:list-item>
        <text:list-item>
          <text:p text:style-name="P36"><text:tab/>Print "List is empty"</text:p>
        </text:list-item>
        <text:list-item>
          <text:p text:style-name="P36"><text:s/><text:tab/>Exit</text:p>
        </text:list-item>
        <text:list-item>
          <text:p text:style-name="P36">Else</text:p>
        </text:list-item>
        <text:list-item>
          <text:p text:style-name="P36"><text:tab/>While ptr-&gt;LINK-&gt;LINK != NULL</text:p>
        </text:list-item>
        <text:list-item>
          <text:p text:style-name="P36"><text:tab/><text:tab/>ptr = ptr-&gt;LINK</text:p>
        </text:list-item>
        <text:list-item>
          <text:p text:style-name="P36"><text:s/><text:tab/>EndWhile</text:p>
        </text:list-item>
        <text:list-item>
          <text:p text:style-name="P36"><text:tab/>X = ptr-&gt;LINK-&gt;DATA</text:p>
        </text:list-item>
        <text:list-item>
          <text:p text:style-name="P36"><text:tab/>ReturnNode(ptr-&gt;LINK)</text:p>
        </text:list-item>
        <text:list-item>
          <text:p text:style-name="P36"><text:tab/>ptr-&gt;LINK = NULL</text:p>
        </text:list-item>
        <text:list-item>
          <text:p text:style-name="P36"><text:tab/>Return X</text:p>
        </text:list-item>
        <text:list-item>
          <text:p text:style-name="P36">EndIf</text:p>
        </text:list-item>
      </text:list>
      <text:p text:style-name="P17">STOP</text:p>
      <text:p text:style-name="P81"/>
      <text:p text:style-name="P17"><text:soft-page-break/>Algorithm DeleteAny</text:p>
      <text:p text:style-name="P17">START</text:p>
      <text:list xml:id="list794014612" text:style-name="WWNum23">
        <text:list-item>
          <text:p text:style-name="P37">ptr1 = HEADER</text:p>
        </text:list-item>
        <text:list-item>
          <text:p text:style-name="P37">ptr = ptr1-&gt;LINK</text:p>
        </text:list-item>
        <text:list-item>
          <text:p text:style-name="P37">If ptr = NULL</text:p>
        </text:list-item>
        <text:list-item>
          <text:p text:style-name="P37"><text:s/><text:tab/>Print "List is empty"</text:p>
        </text:list-item>
        <text:list-item>
          <text:p text:style-name="P37"><text:s/><text:tab/>Exit</text:p>
        </text:list-item>
        <text:list-item>
          <text:p text:style-name="P37">Else</text:p>
        </text:list-item>
        <text:list-item>
          <text:p text:style-name="P37"><text:tab/>While ptr-&gt;DATA != KEY and ptr-&gt;LINK != NULL</text:p>
        </text:list-item>
        <text:list-item>
          <text:p text:style-name="P37"><text:tab/><text:tab/>ptr1 = ptr</text:p>
        </text:list-item>
        <text:list-item>
          <text:p text:style-name="P37"><text:tab/><text:tab/>ptr = ptr-&gt;LINK</text:p>
        </text:list-item>
        <text:list-item>
          <text:p text:style-name="P37"><text:s/><text:tab/>EndWhile</text:p>
        </text:list-item>
        <text:list-item>
          <text:p text:style-name="P37"><text:tab/>If ptr-&gt;DATA = KEY</text:p>
        </text:list-item>
        <text:list-item>
          <text:p text:style-name="P37"><text:tab/><text:tab/>ptr1-&gt;LINK = ptr-&gt;LINK</text:p>
        </text:list-item>
        <text:list-item>
          <text:p text:style-name="P37"><text:tab/><text:tab/>ReturnNode(ptr)</text:p>
        </text:list-item>
        <text:list-item>
          <text:p text:style-name="P37"><text:tab/>Else</text:p>
        </text:list-item>
        <text:list-item>
          <text:p text:style-name="P37"><text:s/><text:tab/><text:tab/>Print "Key not found"</text:p>
        </text:list-item>
        <text:list-item>
          <text:p text:style-name="P37"><text:s/><text:tab/>EndIf</text:p>
        </text:list-item>
        <text:list-item>
          <text:p text:style-name="P37">EndIf</text:p>
        </text:list-item>
      </text:list>
      <text:p text:style-name="P17">STOP</text:p>
      <text:p text:style-name="P118"/>
      <text:p text:style-name="P112"><text:span text:style-name="T2">PROGRAM CODE</text:span><text:span text:style-name="T7"> :- </text:span></text:p>
      <text:p text:style-name="P17"><text:span text:style-name="T9">#include&lt;stdio.h&gt;</text:span></text:p>
      <text:p text:style-name="P17"><text:span text:style-name="T9">#include&lt;stdlib.h&gt;</text:span></text:p>
      <text:p text:style-name="P82"/>
      <text:p text:style-name="P17"><text:span text:style-name="T9">struct node</text:span></text:p>
      <text:p text:style-name="P17"><text:span text:style-name="T9">{</text:span></text:p>
      <text:p text:style-name="P17"><text:span text:style-name="T9"><text:tab/>int DATA;</text:span></text:p>
      <text:p text:style-name="P17"><text:span text:style-name="T9"><text:tab/>struct node* LINK;</text:span></text:p>
      <text:p text:style-name="P17"><text:span text:style-name="T9">};</text:span></text:p>
      <text:p text:style-name="P82"/>
      <text:p text:style-name="P17"><text:span text:style-name="T9">void display(struct node* ptr)</text:span></text:p>
      <text:p text:style-name="P17"><text:span text:style-name="T9">{</text:span></text:p>
      <text:p text:style-name="P17"><text:span text:style-name="T9"><text:tab/>printf("The list:\n");</text:span></text:p>
      <text:p text:style-name="P17"><text:span text:style-name="T9"><text:tab/>while(ptr!=NULL)</text:span></text:p>
      <text:p text:style-name="P17"><text:span text:style-name="T9"><text:tab/>{</text:span></text:p>
      <text:p text:style-name="P17"><text:span text:style-name="T9"><text:tab/><text:tab/>printf("%d\n", ptr-&gt;DATA);</text:span></text:p>
      <text:p text:style-name="P17"><text:span text:style-name="T9"><text:tab/><text:tab/>ptr = ptr-&gt;LINK;</text:span></text:p>
      <text:p text:style-name="P17"><text:span text:style-name="T9"><text:tab/>}</text:span></text:p>
      <text:p text:style-name="P17"><text:span text:style-name="T9">}</text:span></text:p>
      <text:p text:style-name="P82"/>
      <text:p text:style-name="P17"><text:span text:style-name="T9">void insertFront(struct node* HEADER)</text:span></text:p>
      <text:p text:style-name="P17"><text:span text:style-name="T9">{</text:span></text:p>
      <text:p text:style-name="P17"><text:span text:style-name="T9"><text:tab/>struct node* ptr = (struct node*) malloc(1* sizeof(struct node*));</text:span></text:p>
      <text:p text:style-name="P17"><text:span text:style-name="T9"><text:tab/></text:span></text:p>
      <text:p text:style-name="P17"><text:span text:style-name="T9"><text:tab/>int X;</text:span></text:p>
      <text:p text:style-name="P17"><text:span text:style-name="T9"><text:tab/>printf("Enter element\n");</text:span></text:p>
      <text:p text:style-name="P17"><text:span text:style-name="T9"><text:tab/>scanf("%d", &amp;X);</text:span></text:p>
      <text:p text:style-name="P82"/>
      <text:p text:style-name="P17"><text:span text:style-name="T9"><text:tab/>ptr-&gt;DATA = X;</text:span></text:p>
      <text:p text:style-name="P17"><text:span text:style-name="T9"><text:tab/>ptr-&gt;LINK = HEADER-&gt;LINK;</text:span></text:p>
      <text:p text:style-name="P17"><text:span text:style-name="T9"><text:tab/>HEADER-&gt;LINK = ptr;</text:span></text:p>
      <text:p text:style-name="P17"><text:span text:style-name="T9">}</text:span></text:p>
      <text:p text:style-name="P82"/>
      <text:p text:style-name="P17"><text:soft-page-break/><text:span text:style-name="T9">void insertEnd(struct node* ptr)</text:span></text:p>
      <text:p text:style-name="P17"><text:span text:style-name="T9">{<text:tab/></text:span></text:p>
      <text:p text:style-name="P17"><text:span text:style-name="T9"><text:tab/>int X;</text:span></text:p>
      <text:p text:style-name="P17"><text:span text:style-name="T9"><text:tab/>printf("Enter element\n");</text:span></text:p>
      <text:p text:style-name="P17"><text:span text:style-name="T9"><text:tab/>scanf("%d", &amp;X);</text:span></text:p>
      <text:p text:style-name="P17"><text:span text:style-name="T9"><text:tab/></text:span></text:p>
      <text:p text:style-name="P17"><text:span text:style-name="T9"><text:tab/>while(ptr-&gt;LINK != NULL)</text:span></text:p>
      <text:p text:style-name="P17"><text:span text:style-name="T9"><text:tab/>{</text:span></text:p>
      <text:p text:style-name="P17"><text:span text:style-name="T9"><text:tab/><text:tab/>ptr = ptr-&gt;LINK;</text:span></text:p>
      <text:p text:style-name="P17"><text:span text:style-name="T9"><text:tab/>}</text:span></text:p>
      <text:p text:style-name="P17"><text:span text:style-name="T9"><text:tab/></text:span></text:p>
      <text:p text:style-name="P17"><text:span text:style-name="T9"><text:tab/>ptr-&gt;LINK = (struct node*) malloc(1* sizeof(struct node*));</text:span></text:p>
      <text:p text:style-name="P17"><text:span text:style-name="T9"><text:tab/>ptr-&gt;LINK-&gt;DATA = X;</text:span></text:p>
      <text:p text:style-name="P17"><text:span text:style-name="T9"><text:tab/>ptr-&gt;LINK-&gt;LINK = NULL;</text:span></text:p>
      <text:p text:style-name="P17"><text:span text:style-name="T9">}</text:span></text:p>
      <text:p text:style-name="P82"/>
      <text:p text:style-name="P17"><text:span text:style-name="T9">void insertAny(struct node* ptr)</text:span></text:p>
      <text:p text:style-name="P17"><text:span text:style-name="T9">{</text:span></text:p>
      <text:p text:style-name="P82"/>
      <text:p text:style-name="P17"><text:span text:style-name="T9"><text:tab/>if(ptr == NULL)</text:span></text:p>
      <text:p text:style-name="P17"><text:span text:style-name="T9"><text:tab/>{</text:span></text:p>
      <text:p text:style-name="P17"><text:span text:style-name="T9"><text:tab/><text:tab/>printf("Cannot be inserted! (List is empty)\n");</text:span></text:p>
      <text:p text:style-name="P17"><text:span text:style-name="T9"><text:tab/>}</text:span></text:p>
      <text:p text:style-name="P17"><text:span text:style-name="T9"><text:tab/>else</text:span></text:p>
      <text:p text:style-name="P17"><text:span text:style-name="T9"><text:tab/>{</text:span></text:p>
      <text:p text:style-name="P17"><text:span text:style-name="T9"><text:tab/><text:tab/>int X, KEY;</text:span></text:p>
      <text:p text:style-name="P17"><text:span text:style-name="T9"><text:tab/><text:tab/>printf("Enter element\n");</text:span></text:p>
      <text:p text:style-name="P17"><text:span text:style-name="T9"><text:tab/><text:tab/>scanf("%d", &amp;X);</text:span></text:p>
      <text:p text:style-name="P17"><text:span text:style-name="T9"><text:tab/><text:tab/>printf("Enter the KEY element\n");</text:span></text:p>
      <text:p text:style-name="P17"><text:span text:style-name="T9"><text:tab/><text:tab/>scanf("%d", &amp;KEY);</text:span></text:p>
      <text:p text:style-name="P17"><text:span text:style-name="T9"><text:tab/></text:span></text:p>
      <text:p text:style-name="P17"><text:span text:style-name="T9"><text:tab/><text:tab/>while(ptr-&gt;DATA != KEY)</text:span></text:p>
      <text:p text:style-name="P17"><text:span text:style-name="T9"><text:tab/><text:tab/>{</text:span></text:p>
      <text:p text:style-name="P17"><text:span text:style-name="T9"><text:tab/><text:tab/><text:tab/>if(ptr-&gt;LINK == NULL)</text:span></text:p>
      <text:p text:style-name="P17"><text:span text:style-name="T9"><text:tab/><text:tab/><text:tab/>{</text:span></text:p>
      <text:p text:style-name="P17"><text:span text:style-name="T9"><text:tab/><text:tab/><text:tab/><text:tab/>printf("Cannot be inserted at specified position! (KEY not found)\n");</text:span></text:p>
      <text:p text:style-name="P17"><text:span text:style-name="T9"><text:tab/><text:tab/><text:tab/><text:tab/>break;</text:span></text:p>
      <text:p text:style-name="P17"><text:span text:style-name="T9"><text:tab/><text:tab/><text:tab/>}</text:span></text:p>
      <text:p text:style-name="P17"><text:span text:style-name="T9"><text:tab/><text:tab/><text:tab/>else</text:span></text:p>
      <text:p text:style-name="P17"><text:span text:style-name="T9"><text:tab/><text:tab/><text:tab/><text:tab/>ptr = ptr-&gt;LINK;</text:span></text:p>
      <text:p text:style-name="P17"><text:span text:style-name="T9"><text:tab/><text:tab/>}</text:span></text:p>
      <text:p text:style-name="P17"><text:span text:style-name="T9"><text:tab/><text:tab/></text:span></text:p>
      <text:p text:style-name="P17"><text:span text:style-name="T9"><text:tab/><text:tab/>if(ptr-&gt;DATA == KEY)</text:span></text:p>
      <text:p text:style-name="P17"><text:span text:style-name="T9"><text:tab/><text:tab/>{</text:span></text:p>
      <text:p text:style-name="P17"><text:span text:style-name="T9"><text:tab/><text:tab/><text:tab/>struct node* ptr1 = (struct node*) malloc(1*sizeof(struct node*));</text:span></text:p>
      <text:p text:style-name="P17"><text:span text:style-name="T9"><text:tab/><text:tab/><text:tab/>ptr1-&gt;DATA = X;</text:span></text:p>
      <text:p text:style-name="P17"><text:span text:style-name="T9"><text:tab/><text:tab/><text:tab/>ptr1-&gt;LINK = ptr-&gt;LINK;</text:span></text:p>
      <text:p text:style-name="P17"><text:span text:style-name="T9"><text:tab/><text:tab/><text:tab/>ptr-&gt;LINK = ptr1;</text:span></text:p>
      <text:p text:style-name="P17"><text:span text:style-name="T9"><text:tab/><text:tab/>}</text:span></text:p>
      <text:p text:style-name="P17"><text:span text:style-name="T9"><text:tab/>}<text:tab/></text:span></text:p>
      <text:p text:style-name="P17"><text:span text:style-name="T9">}</text:span></text:p>
      <text:p text:style-name="P82"/>
      <text:p text:style-name="P17"><text:span text:style-name="T9">int deleteFront(struct node* HEADER)</text:span></text:p>
      <text:p text:style-name="P17"><text:span text:style-name="T9">{</text:span></text:p>
      <text:p text:style-name="P17"><text:span text:style-name="T9"><text:tab/>if(HEADER-&gt;LINK == NULL)</text:span></text:p>
      <text:p text:style-name="P17"><text:span text:style-name="T9"><text:tab/>{</text:span></text:p>
      <text:p text:style-name="P17"><text:span text:style-name="T9"><text:tab/><text:tab/>printf("Cannot be deleted! (List is empty)\n");</text:span></text:p>
      <text:p text:style-name="P17"><text:soft-page-break/><text:span text:style-name="T9"><text:tab/>}</text:span></text:p>
      <text:p text:style-name="P17"><text:span text:style-name="T9"><text:tab/>else</text:span></text:p>
      <text:p text:style-name="P17"><text:span text:style-name="T9"><text:tab/>{</text:span></text:p>
      <text:p text:style-name="P17"><text:span text:style-name="T9"><text:tab/><text:tab/>struct node* ptr = HEADER-&gt;LINK;</text:span></text:p>
      <text:p text:style-name="P17"><text:span text:style-name="T9"><text:tab/><text:tab/></text:span></text:p>
      <text:p text:style-name="P17"><text:span text:style-name="T9"><text:tab/><text:tab/>int X = ptr-&gt;DATA;</text:span></text:p>
      <text:p text:style-name="P17"><text:span text:style-name="T9"><text:tab/><text:tab/>HEADER-&gt;LINK = ptr-&gt;LINK;</text:span></text:p>
      <text:p text:style-name="P17"><text:span text:style-name="T9"><text:tab/><text:tab/>free(ptr);</text:span></text:p>
      <text:p text:style-name="P17"><text:span text:style-name="T9"><text:tab/><text:tab/></text:span></text:p>
      <text:p text:style-name="P17"><text:span text:style-name="T9"><text:tab/><text:tab/>return X;</text:span></text:p>
      <text:p text:style-name="P17"><text:span text:style-name="T9"><text:tab/>}</text:span></text:p>
      <text:p text:style-name="P17"><text:span text:style-name="T9">}</text:span></text:p>
      <text:p text:style-name="P82"/>
      <text:p text:style-name="P17"><text:span text:style-name="T9">int deleteEnd(struct node* ptr)</text:span></text:p>
      <text:p text:style-name="P17"><text:span text:style-name="T9">{<text:tab/></text:span></text:p>
      <text:p text:style-name="P17"><text:span text:style-name="T9"><text:tab/>if(ptr-&gt;LINK == NULL)</text:span></text:p>
      <text:p text:style-name="P17"><text:span text:style-name="T9"><text:tab/>{</text:span></text:p>
      <text:p text:style-name="P17"><text:span text:style-name="T9"><text:tab/><text:tab/>printf("Cannot be deleted! (List is empty)\n");</text:span></text:p>
      <text:p text:style-name="P17"><text:span text:style-name="T9"><text:tab/>}</text:span></text:p>
      <text:p text:style-name="P17"><text:span text:style-name="T9"><text:tab/>else</text:span></text:p>
      <text:p text:style-name="P17"><text:span text:style-name="T9"><text:tab/>{</text:span></text:p>
      <text:p text:style-name="P17"><text:span text:style-name="T9"><text:tab/><text:tab/>while(ptr-&gt;LINK-&gt;LINK != NULL)</text:span></text:p>
      <text:p text:style-name="P17"><text:span text:style-name="T9"><text:tab/><text:tab/>{</text:span></text:p>
      <text:p text:style-name="P17"><text:span text:style-name="T9"><text:tab/><text:tab/><text:tab/>ptr = ptr-&gt;LINK;</text:span></text:p>
      <text:p text:style-name="P17"><text:span text:style-name="T9"><text:tab/><text:tab/>}</text:span></text:p>
      <text:p text:style-name="P17"><text:span text:style-name="T9"><text:tab/><text:tab/></text:span></text:p>
      <text:p text:style-name="P17"><text:span text:style-name="T9"><text:tab/><text:tab/>int X = ptr-&gt;LINK-&gt;DATA;</text:span></text:p>
      <text:p text:style-name="P17"><text:span text:style-name="T9"><text:tab/><text:tab/>free(ptr-&gt;LINK);</text:span></text:p>
      <text:p text:style-name="P17"><text:span text:style-name="T9"><text:tab/><text:tab/>ptr-&gt;LINK = NULL;</text:span></text:p>
      <text:p text:style-name="P17"><text:span text:style-name="T9"><text:tab/><text:tab/></text:span></text:p>
      <text:p text:style-name="P17"><text:span text:style-name="T9"><text:tab/><text:tab/>return X;</text:span></text:p>
      <text:p text:style-name="P17"><text:span text:style-name="T9"><text:tab/>}<text:tab/></text:span></text:p>
      <text:p text:style-name="P17"><text:span text:style-name="T9">}</text:span></text:p>
      <text:p text:style-name="P82"/>
      <text:p text:style-name="P17"><text:span text:style-name="T9">void deleteAny(struct node* ptr1)</text:span></text:p>
      <text:p text:style-name="P17"><text:span text:style-name="T9">{</text:span></text:p>
      <text:p text:style-name="P17"><text:span text:style-name="T9"><text:tab/>struct node* ptr = ptr1-&gt;LINK;</text:span></text:p>
      <text:p text:style-name="P17"><text:span text:style-name="T9"><text:tab/></text:span></text:p>
      <text:p text:style-name="P17"><text:span text:style-name="T9"><text:tab/>if(ptr == NULL)</text:span></text:p>
      <text:p text:style-name="P17"><text:span text:style-name="T9"><text:tab/>{</text:span></text:p>
      <text:p text:style-name="P17"><text:span text:style-name="T9"><text:tab/><text:tab/>printf("Cannot be deleted! (List is empty)\n");</text:span></text:p>
      <text:p text:style-name="P17"><text:span text:style-name="T9"><text:tab/>}</text:span></text:p>
      <text:p text:style-name="P17"><text:span text:style-name="T9"><text:tab/>else</text:span></text:p>
      <text:p text:style-name="P17"><text:span text:style-name="T9"><text:tab/>{</text:span></text:p>
      <text:p text:style-name="P17"><text:span text:style-name="T9"><text:tab/><text:tab/>int KEY;</text:span></text:p>
      <text:p text:style-name="P17"><text:span text:style-name="T9"><text:tab/><text:tab/>printf("Enter the KEY element\n");</text:span></text:p>
      <text:p text:style-name="P17"><text:span text:style-name="T9"><text:tab/><text:tab/>scanf("%d", &amp;KEY);</text:span></text:p>
      <text:p text:style-name="P17"><text:span text:style-name="T9"><text:tab/></text:span></text:p>
      <text:p text:style-name="P17"><text:span text:style-name="T9"><text:tab/><text:tab/>while(ptr-&gt;DATA != KEY &amp;&amp; ptr-&gt;LINK != NULL)</text:span></text:p>
      <text:p text:style-name="P17"><text:span text:style-name="T9"><text:tab/><text:tab/>{</text:span></text:p>
      <text:p text:style-name="P17"><text:span text:style-name="T9"><text:tab/><text:tab/><text:tab/>ptr1 = ptr;</text:span></text:p>
      <text:p text:style-name="P17"><text:span text:style-name="T9"><text:tab/><text:tab/><text:tab/>ptr = ptr-&gt;LINK;</text:span></text:p>
      <text:p text:style-name="P17"><text:span text:style-name="T9"><text:tab/><text:tab/>}</text:span></text:p>
      <text:p text:style-name="P82"/>
      <text:p text:style-name="P17"><text:span text:style-name="T9"><text:tab/><text:tab/>if(ptr-&gt;DATA == KEY)</text:span></text:p>
      <text:p text:style-name="P17"><text:span text:style-name="T9"><text:tab/><text:tab/>{</text:span></text:p>
      <text:p text:style-name="P17"><text:span text:style-name="T9"><text:tab/><text:tab/><text:tab/>ptr1-&gt;LINK = ptr-&gt;LINK;</text:span></text:p>
      <text:p text:style-name="P17"><text:soft-page-break/><text:span text:style-name="T9"><text:tab/><text:tab/><text:tab/>free(ptr);</text:span></text:p>
      <text:p text:style-name="P17"><text:span text:style-name="T9"><text:tab/><text:tab/>}</text:span></text:p>
      <text:p text:style-name="P17"><text:span text:style-name="T9"><text:tab/><text:tab/>else</text:span></text:p>
      <text:p text:style-name="P17"><text:span text:style-name="T9"><text:tab/><text:tab/>{</text:span></text:p>
      <text:p text:style-name="P17"><text:span text:style-name="T9"><text:tab/><text:tab/><text:tab/>printf("Cannot be deleted from specified position! (KEY not found)\n");</text:span></text:p>
      <text:p text:style-name="P17"><text:span text:style-name="T9"><text:tab/><text:tab/>}</text:span></text:p>
      <text:p text:style-name="P17"><text:span text:style-name="T9"><text:tab/>}<text:tab/></text:span></text:p>
      <text:p text:style-name="P17"><text:span text:style-name="T9">}</text:span></text:p>
      <text:p text:style-name="P82"/>
      <text:p text:style-name="P17"><text:span text:style-name="T9">void main()</text:span></text:p>
      <text:p text:style-name="P17"><text:span text:style-name="T9">{</text:span></text:p>
      <text:p text:style-name="P17"><text:span text:style-name="T9"><text:tab/>struct node* HEADER = (struct node*) malloc(1*sizeof(struct node));</text:span></text:p>
      <text:p text:style-name="P17"><text:span text:style-name="T9"><text:tab/>HEADER-&gt;LINK = NULL;</text:span></text:p>
      <text:p text:style-name="P17"><text:span text:style-name="T9"><text:tab/></text:span></text:p>
      <text:p text:style-name="P17"><text:span text:style-name="T9"><text:tab/>int flag;</text:span></text:p>
      <text:p text:style-name="P17"><text:span text:style-name="T9">L:</text:span></text:p>
      <text:p text:style-name="P17"><text:span text:style-name="T9"><text:tab/>printf("\nChoose the Linked List operation\n");</text:span></text:p>
      <text:p text:style-name="P17"><text:span text:style-name="T9"><text:tab/>printf("1.Display\n2.Insert at Beginning\n3.Insert at End\n4.Insert at a Specified Position\n");</text:span></text:p>
      <text:p text:style-name="P17"><text:span text:style-name="T9"><text:tab/>printf("5.Delete from Beginning\n6.Delete from End\n7.Delete from a Specified Position\n8.Exit Program\n\n");</text:span></text:p>
      <text:p text:style-name="P17"><text:span text:style-name="T9"><text:tab/>scanf("%d", &amp;flag);</text:span></text:p>
      <text:p text:style-name="P17"><text:span text:style-name="T9"><text:tab/></text:span></text:p>
      <text:p text:style-name="P17"><text:span text:style-name="T9"><text:tab/>switch(flag)</text:span></text:p>
      <text:p text:style-name="P17"><text:span text:style-name="T9"><text:tab/>{</text:span></text:p>
      <text:p text:style-name="P17"><text:span text:style-name="T9"><text:tab/><text:tab/>case 1:</text:span></text:p>
      <text:p text:style-name="P17"><text:span text:style-name="T9"><text:tab/><text:tab/><text:tab/>display(HEADER-&gt;LINK);</text:span></text:p>
      <text:p text:style-name="P17"><text:span text:style-name="T9"><text:tab/><text:tab/><text:tab/>goto L;</text:span></text:p>
      <text:p text:style-name="P17"><text:span text:style-name="T9"><text:tab/></text:span></text:p>
      <text:p text:style-name="P17"><text:span text:style-name="T9"><text:tab/><text:tab/>case 2:</text:span></text:p>
      <text:p text:style-name="P17"><text:span text:style-name="T9"><text:tab/><text:tab/><text:tab/>insertFront(HEADER);</text:span></text:p>
      <text:p text:style-name="P17"><text:span text:style-name="T9"><text:tab/><text:tab/><text:tab/>goto L;</text:span></text:p>
      <text:p text:style-name="P17"><text:span text:style-name="T9"><text:tab/></text:span></text:p>
      <text:p text:style-name="P17"><text:span text:style-name="T9"><text:tab/><text:tab/>case 3:</text:span></text:p>
      <text:p text:style-name="P17"><text:span text:style-name="T9"><text:tab/><text:tab/><text:tab/>insertEnd(HEADER);</text:span></text:p>
      <text:p text:style-name="P17"><text:span text:style-name="T9"><text:tab/><text:tab/><text:tab/>goto L;</text:span></text:p>
      <text:p text:style-name="P17"><text:span text:style-name="T9"><text:tab/><text:tab/></text:span></text:p>
      <text:p text:style-name="P17"><text:span text:style-name="T9"><text:tab/><text:tab/>case 4:</text:span></text:p>
      <text:p text:style-name="P17"><text:span text:style-name="T9"><text:tab/><text:tab/><text:tab/>insertAny(HEADER-&gt;LINK);</text:span></text:p>
      <text:p text:style-name="P17"><text:span text:style-name="T9"><text:tab/><text:tab/><text:tab/>goto L;</text:span></text:p>
      <text:p text:style-name="P17"><text:span text:style-name="T9"><text:tab/><text:tab/></text:span></text:p>
      <text:p text:style-name="P17"><text:span text:style-name="T9"><text:tab/><text:tab/>case 5:</text:span></text:p>
      <text:p text:style-name="P17"><text:span text:style-name="T9"><text:tab/><text:tab/><text:tab/>deleteFront(HEADER);</text:span></text:p>
      <text:p text:style-name="P17"><text:span text:style-name="T9"><text:tab/><text:tab/><text:tab/>goto L;</text:span></text:p>
      <text:p text:style-name="P17"><text:span text:style-name="T9"><text:tab/><text:tab/></text:span></text:p>
      <text:p text:style-name="P17"><text:span text:style-name="T9"><text:tab/><text:tab/>case 6:</text:span></text:p>
      <text:p text:style-name="P17"><text:span text:style-name="T9"><text:tab/><text:tab/><text:tab/>deleteEnd(HEADER);</text:span></text:p>
      <text:p text:style-name="P17"><text:span text:style-name="T9"><text:tab/><text:tab/><text:tab/>goto L;</text:span></text:p>
      <text:p text:style-name="P17"><text:span text:style-name="T9"><text:tab/><text:tab/></text:span></text:p>
      <text:p text:style-name="P17"><text:span text:style-name="T9"><text:tab/><text:tab/>case 7:</text:span></text:p>
      <text:p text:style-name="P17"><text:span text:style-name="T9"><text:tab/><text:tab/><text:tab/>deleteAny(HEADER);</text:span></text:p>
      <text:p text:style-name="P17"><text:span text:style-name="T9"><text:tab/><text:tab/><text:tab/>goto L;</text:span></text:p>
      <text:p text:style-name="P17"><text:span text:style-name="T9"><text:tab/><text:tab/><text:tab/></text:span></text:p>
      <text:p text:style-name="P17"><text:span text:style-name="T9"><text:tab/><text:tab/>case 8:</text:span></text:p>
      <text:p text:style-name="P17"><text:span text:style-name="T9"><text:tab/><text:tab/><text:tab/>exit(0);</text:span></text:p>
      <text:p text:style-name="P17"><text:span text:style-name="T9"><text:tab/><text:tab/><text:tab/><text:tab/></text:span></text:p>
      <text:p text:style-name="P17"><text:span text:style-name="T9"><text:tab/><text:tab/>default:</text:span></text:p>
      <text:p text:style-name="P17"><text:soft-page-break/><text:span text:style-name="T9"><text:tab/><text:tab/><text:tab/>printf("Invalid input\n\n");</text:span></text:p>
      <text:p text:style-name="P17"><text:span text:style-name="T9"><text:tab/><text:tab/><text:tab/>goto L;</text:span></text:p>
      <text:p text:style-name="P17"><text:span text:style-name="T9"><text:tab/>}</text:span></text:p>
      <text:p text:style-name="P17"><text:span text:style-name="T9">}</text:span></text:p>
      <text:p text:style-name="P118"/>
      <text:p text:style-name="P112"><text:span text:style-name="T2">SAMPLE OUTPUT </text:span><text:span text:style-name="T7">:-</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1</text:span></text:p>
      <text:p text:style-name="P17"><text:span text:style-name="T7">The list:</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2</text:span></text:p>
      <text:p text:style-name="P17"><text:span text:style-name="T7">Enter element</text:span></text:p>
      <text:p text:style-name="P17"><text:span text:style-name="T7">1</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3</text:span></text:p>
      <text:p text:style-name="P17"><text:span text:style-name="T7">Enter element</text:span></text:p>
      <text:p text:style-name="P17"><text:span text:style-name="T7">3</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oft-page-break/><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4</text:span></text:p>
      <text:p text:style-name="P17"><text:span text:style-name="T7">Enter element</text:span></text:p>
      <text:p text:style-name="P17"><text:span text:style-name="T7">2</text:span></text:p>
      <text:p text:style-name="P17"><text:span text:style-name="T7">Enter the KEY element</text:span></text:p>
      <text:p text:style-name="P17"><text:span text:style-name="T7">1</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1</text:span></text:p>
      <text:p text:style-name="P17"><text:span text:style-name="T7">The list:</text:span></text:p>
      <text:p text:style-name="P17"><text:span text:style-name="T7">1</text:span></text:p>
      <text:p text:style-name="P17"><text:span text:style-name="T7">2</text:span></text:p>
      <text:p text:style-name="P17"><text:span text:style-name="T7">3</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6</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1</text:span></text:p>
      <text:p text:style-name="P17"><text:soft-page-break/><text:span text:style-name="T7">The list:</text:span></text:p>
      <text:p text:style-name="P17"><text:span text:style-name="T7">1</text:span></text:p>
      <text:p text:style-name="P17"><text:span text:style-name="T7">2</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5</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1</text:span></text:p>
      <text:p text:style-name="P17"><text:span text:style-name="T7">The list:</text:span></text:p>
      <text:p text:style-name="P17"><text:span text:style-name="T7">2</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7</text:span></text:p>
      <text:p text:style-name="P17"><text:span text:style-name="T7">Enter the KEY element</text:span></text:p>
      <text:p text:style-name="P17"><text:span text:style-name="T7">2</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oft-page-break/><text:span text:style-name="T7">8.Exit Program</text:span></text:p>
      <text:p text:style-name="P81"/>
      <text:p text:style-name="P17"><text:span text:style-name="T7">1</text:span></text:p>
      <text:p text:style-name="P17"><text:span text:style-name="T7">The list:</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6</text:span></text:p>
      <text:p text:style-name="P17"><text:span text:style-name="T7">Cannot be deleted! (List is empty)</text:span></text:p>
      <text:p text:style-name="P81"/>
      <text:p text:style-name="P17"><text:span text:style-name="T7">Choose the Linked List operation</text:span></text:p>
      <text:p text:style-name="P17"><text:span text:style-name="T7">1.Display</text:span></text:p>
      <text:p text:style-name="P17"><text:span text:style-name="T7">2.Insert at Beginning</text:span></text:p>
      <text:p text:style-name="P17"><text:span text:style-name="T7">3.Insert at End</text:span></text:p>
      <text:p text:style-name="P17"><text:span text:style-name="T7">4.Insert at a Specified Position</text:span></text:p>
      <text:p text:style-name="P17"><text:span text:style-name="T7">5.Delete from Beginning</text:span></text:p>
      <text:p text:style-name="P17"><text:span text:style-name="T7">6.Delete from End</text:span></text:p>
      <text:p text:style-name="P17"><text:span text:style-name="T7">7.Delete from a Specified Position</text:span></text:p>
      <text:p text:style-name="P17"><text:span text:style-name="T7">8.Exit Program</text:span></text:p>
      <text:p text:style-name="P81"/>
      <text:p text:style-name="P17"><text:span text:style-name="T7">8</text:span></text:p>
      <text:p text:style-name="P81"/>
      <text:p text:style-name="P116"><text:span text:style-name="T2"><text:line-break/>RESULT </text:span><text:span text:style-name="T7">:- The given operations are performed on a Linked List.</text:span></text:p>
      <text:p text:style-name="P97">EXPERIMENT 8b</text:p>
      <text:p text:style-name="P81"/>
      <text:p text:style-name="P112"><text:span text:style-name="T2">AIM </text:span><text:span text:style-name="T7">:- Implement a Stack using linked list with the operations: </text:span></text:p>
      <text:p text:style-name="P112"><text:span text:style-name="T7">1. Push elements to the stack</text:span></text:p>
      <text:p text:style-name="P112"><text:span text:style-name="T7">2. Pop elements from the stack</text:span></text:p>
      <text:p text:style-name="P112"><text:span text:style-name="T7">3. Display the stack after each operation</text:span></text:p>
      <text:p text:style-name="P81"/>
      <text:p text:style-name="P112"><text:span text:style-name="T2">DATA STRUCTURE USED </text:span><text:span text:style-name="T7">:- STACK is the data structure used.</text:span></text:p>
      <text:p text:style-name="P81"/>
      <text:p text:style-name="P112"><text:span text:style-name="T2">ALGORITHM</text:span><text:span text:style-name="T7"> :- </text:span></text:p>
      <text:p text:style-name="P17">Algorithm PUSH</text:p>
      <text:p text:style-name="P17">START</text:p>
      <text:list xml:id="list2751016811" text:style-name="WWNum24">
        <text:list-item>
          <text:p text:style-name="P38">ptr = GetNode(NODE)</text:p>
        </text:list-item>
        <text:list-item>
          <text:p text:style-name="P38">ptr-&gt;DATA = X</text:p>
        </text:list-item>
        <text:list-item>
          <text:p text:style-name="P38">ptr-&gt;LINK = HEADER-&gt;LINK</text:p>
        </text:list-item>
        <text:list-item>
          <text:p text:style-name="P38">HEADER-&gt;LINK = ptr</text:p>
        </text:list-item>
        <text:list-item>
          <text:p text:style-name="P38">TOP = ptr</text:p>
        </text:list-item>
      </text:list>
      <text:p text:style-name="P17">STOP</text:p>
      <text:p text:style-name="P81"/>
      <text:p text:style-name="P17">Algorithm POP</text:p>
      <text:p text:style-name="P17">START</text:p>
      <text:list xml:id="list1970557480" text:style-name="WWNum25">
        <text:list-item>
          <text:p text:style-name="P39">If TOP = NULL</text:p>
        </text:list-item>
        <text:list-item>
          <text:p text:style-name="P39"><text:tab/>Print "Stack is empty!"</text:p>
        </text:list-item>
        <text:list-item>
          <text:p text:style-name="P39"><text:s/><text:tab/>Exit</text:p>
        </text:list-item>
        <text:list-item>
          <text:p text:style-name="P39">Else</text:p>
        </text:list-item>
        <text:list-item>
          <text:p text:style-name="P39"><text:tab/>X = TOP-&gt;DATA</text:p>
        </text:list-item>
        <text:list-item>
          <text:p text:style-name="P39"><text:tab/>TOP = TOP-&gt;LINK</text:p>
        </text:list-item>
        <text:list-item>
          <text:p text:style-name="P39"><text:tab/>ReturnNode(HEADER-&gt;LINK)</text:p>
        </text:list-item>
        <text:list-item>
          <text:p text:style-name="P39"><text:s/><text:tab/>HEADER-&gt;LINK = TOP</text:p>
        </text:list-item>
        <text:list-item>
          <text:p text:style-name="P39"><text:tab/>Return X</text:p>
        </text:list-item>
        <text:list-item>
          <text:p text:style-name="P39">EndIf</text:p>
        </text:list-item>
      </text:list>
      <text:p text:style-name="P17">STOP</text:p>
      <text:p text:style-name="P81"/>
      <text:p text:style-name="P17">Algorithm DISPLAY</text:p>
      <text:p text:style-name="P17">START</text:p>
      <text:list xml:id="list754298631" text:style-name="WWNum26">
        <text:list-item>
          <text:p text:style-name="P40">ptr = HEADER-&gt;LINK</text:p>
        </text:list-item>
        <text:list-item>
          <text:p text:style-name="P40">While ptr != NULL</text:p>
        </text:list-item>
        <text:list-item>
          <text:p text:style-name="P40"><text:s/><text:tab/>Print ptr-&gt;DATA</text:p>
        </text:list-item>
        <text:list-item>
          <text:p text:style-name="P40"><text:s/><text:tab/>ptr = ptr-&gt;LINK</text:p>
        </text:list-item>
        <text:list-item>
          <text:p text:style-name="P40">EndWhile</text:p>
        </text:list-item>
      </text:list>
      <text:p text:style-name="P17">STOP</text:p>
      <text:p text:style-name="P118"/>
      <text:p text:style-name="P112"><text:span text:style-name="T2">PROGRAM CODE</text:span><text:span text:style-name="T7"> :- </text:span></text:p>
      <text:p text:style-name="P17">#include &lt;stdio.h&gt;</text:p>
      <text:p text:style-name="P17">#include &lt;stdlib.h&gt;</text:p>
      <text:p text:style-name="P81"/>
      <text:p text:style-name="P17"><text:soft-page-break/>struct node</text:p>
      <text:p text:style-name="P17">{</text:p>
      <text:p text:style-name="P17"><text:tab/>int DATA;</text:p>
      <text:p text:style-name="P17"><text:tab/>struct node* LINK;</text:p>
      <text:p text:style-name="P17">};</text:p>
      <text:p text:style-name="P81"/>
      <text:p text:style-name="P17">void display(struct node* ptr)</text:p>
      <text:p text:style-name="P17">{</text:p>
      <text:p text:style-name="P17"><text:tab/>printf("Stack:\n");</text:p>
      <text:p text:style-name="P17"><text:tab/>while(ptr != NULL)</text:p>
      <text:p text:style-name="P17"><text:tab/>{</text:p>
      <text:p text:style-name="P17"><text:tab/><text:tab/>printf("%d\n", ptr-&gt;DATA);</text:p>
      <text:p text:style-name="P17"><text:tab/><text:tab/>ptr = ptr-&gt;LINK;</text:p>
      <text:p text:style-name="P17"><text:tab/>}</text:p>
      <text:p text:style-name="P17">}</text:p>
      <text:p text:style-name="P81"/>
      <text:p text:style-name="P17">struct node* push(struct node* HEADER)</text:p>
      <text:p text:style-name="P17">{</text:p>
      <text:p text:style-name="P17"><text:tab/>struct node* ptr = (struct node*) malloc(1*sizeof(struct node));</text:p>
      <text:p text:style-name="P17"><text:tab/></text:p>
      <text:p text:style-name="P17"><text:tab/>int X;</text:p>
      <text:p text:style-name="P17"><text:tab/>printf("Enter element\n");</text:p>
      <text:p text:style-name="P17"><text:tab/>scanf("%d", &amp;X);</text:p>
      <text:p text:style-name="P17"><text:tab/></text:p>
      <text:p text:style-name="P17"><text:tab/>ptr-&gt;DATA = X;</text:p>
      <text:p text:style-name="P17"><text:tab/>ptr-&gt;LINK = HEADER-&gt;LINK;</text:p>
      <text:p text:style-name="P17"><text:tab/>HEADER-&gt;LINK = ptr;</text:p>
      <text:p text:style-name="P17"><text:tab/>return ptr;</text:p>
      <text:p text:style-name="P17">}</text:p>
      <text:p text:style-name="P81"/>
      <text:p text:style-name="P17">int pop(struct node* HEADER)</text:p>
      <text:p text:style-name="P17">{</text:p>
      <text:p text:style-name="P17"><text:tab/>if(HEADER-&gt;LINK == NULL)</text:p>
      <text:p text:style-name="P17"><text:tab/>{</text:p>
      <text:p text:style-name="P17"><text:tab/><text:tab/>printf("Stack is empty!\n");</text:p>
      <text:p text:style-name="P17"><text:tab/>}</text:p>
      <text:p text:style-name="P17"><text:tab/>else</text:p>
      <text:p text:style-name="P17"><text:tab/>{</text:p>
      <text:p text:style-name="P17"><text:tab/><text:tab/>struct node* ptr = HEADER-&gt;LINK;</text:p>
      <text:p text:style-name="P17"><text:tab/><text:tab/></text:p>
      <text:p text:style-name="P17"><text:tab/><text:tab/>int X = ptr-&gt;DATA;</text:p>
      <text:p text:style-name="P17"><text:tab/><text:tab/>HEADER-&gt;LINK = ptr-&gt;LINK;</text:p>
      <text:p text:style-name="P17"><text:tab/><text:tab/>free(ptr);</text:p>
      <text:p text:style-name="P17"><text:tab/><text:tab/></text:p>
      <text:p text:style-name="P17"><text:tab/><text:tab/>return X;</text:p>
      <text:p text:style-name="P17"><text:tab/>}</text:p>
      <text:p text:style-name="P17">}</text:p>
      <text:p text:style-name="P81"/>
      <text:p text:style-name="P17">void main()</text:p>
      <text:p text:style-name="P17">{</text:p>
      <text:p text:style-name="P17"><text:tab/>struct node* STACK_HEAD = (struct node*) malloc(1*sizeof(struct node));</text:p>
      <text:p text:style-name="P17"><text:tab/>struct node* TOP = NULL;</text:p>
      <text:p text:style-name="P17"><text:soft-page-break/><text:tab/>STACK_HEAD-&gt;LINK = TOP;</text:p>
      <text:p text:style-name="P81"/>
      <text:p text:style-name="P17"><text:tab/>int flag;</text:p>
      <text:p text:style-name="P17">L:</text:p>
      <text:p text:style-name="P17"><text:tab/>printf("\nChoose the Stack operation\n");</text:p>
      <text:p text:style-name="P17"><text:tab/>printf("1.PUSH\n2.POP\n3.DISPLAY\n4.EXIT\n\n");</text:p>
      <text:p text:style-name="P17"><text:tab/>scanf("%d", &amp;flag);</text:p>
      <text:p text:style-name="P17"><text:tab/></text:p>
      <text:p text:style-name="P17"><text:tab/>switch(flag)</text:p>
      <text:p text:style-name="P17"><text:tab/>{</text:p>
      <text:p text:style-name="P17"><text:tab/><text:tab/>case 1:</text:p>
      <text:p text:style-name="P17"><text:tab/><text:tab/><text:tab/>TOP = push(STACK_HEAD);</text:p>
      <text:p text:style-name="P17"><text:tab/><text:tab/><text:tab/>goto L;</text:p>
      <text:p text:style-name="P17"><text:tab/><text:tab/>case 2:</text:p>
      <text:p text:style-name="P17"><text:tab/><text:tab/><text:tab/>pop(STACK_HEAD);</text:p>
      <text:p text:style-name="P17"><text:tab/><text:tab/><text:tab/>TOP = STACK_HEAD-&gt;LINK;</text:p>
      <text:p text:style-name="P17"><text:tab/><text:tab/><text:tab/>goto L;</text:p>
      <text:p text:style-name="P17"><text:tab/><text:tab/>case 3:</text:p>
      <text:p text:style-name="P17"><text:tab/><text:tab/><text:tab/>display(TOP);</text:p>
      <text:p text:style-name="P17"><text:tab/><text:tab/><text:tab/>goto L;</text:p>
      <text:p text:style-name="P17"><text:tab/><text:tab/>case 4:</text:p>
      <text:p text:style-name="P17"><text:tab/><text:tab/><text:tab/>exit(0);</text:p>
      <text:p text:style-name="P17"><text:tab/><text:tab/>default:</text:p>
      <text:p text:style-name="P17"><text:tab/><text:tab/><text:tab/>printf("Invalid input!\n");</text:p>
      <text:p text:style-name="P17"><text:tab/><text:tab/><text:tab/>goto L;</text:p>
      <text:p text:style-name="P17"><text:tab/>}</text:p>
      <text:p text:style-name="P17">}</text:p>
      <text:p text:style-name="P118"/>
      <text:p text:style-name="P112"><text:span text:style-name="T2">SAMPLE OUTPUT </text:span><text:span text:style-name="T7">:-</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1</text:span></text:p>
      <text:p text:style-name="P17"><text:span text:style-name="T10">Enter element</text:span></text:p>
      <text:p text:style-name="P17"><text:span text:style-name="T10">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3</text:span></text:p>
      <text:p text:style-name="P17"><text:span text:style-name="T10">Stack:</text:span></text:p>
      <text:p text:style-name="P17"><text:span text:style-name="T10">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oft-page-break/><text:span text:style-name="T10">3.DISPLAY</text:span></text:p>
      <text:p text:style-name="P17"><text:span text:style-name="T10">4.EXIT</text:span></text:p>
      <text:p text:style-name="P83"/>
      <text:p text:style-name="P17"><text:span text:style-name="T10">1</text:span></text:p>
      <text:p text:style-name="P17"><text:span text:style-name="T10">Enter element</text:span></text:p>
      <text:p text:style-name="P17"><text:span text:style-name="T10">10</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1</text:span></text:p>
      <text:p text:style-name="P17"><text:span text:style-name="T10">Enter element</text:span></text:p>
      <text:p text:style-name="P17"><text:span text:style-name="T10">1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1</text:span></text:p>
      <text:p text:style-name="P17"><text:span text:style-name="T10">Enter element</text:span></text:p>
      <text:p text:style-name="P17"><text:span text:style-name="T10">20</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1</text:span></text:p>
      <text:p text:style-name="P17"><text:span text:style-name="T10">Enter element</text:span></text:p>
      <text:p text:style-name="P17"><text:span text:style-name="T10">2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3</text:span></text:p>
      <text:p text:style-name="P17"><text:span text:style-name="T10">Stack:</text:span></text:p>
      <text:p text:style-name="P17"><text:span text:style-name="T10">25</text:span></text:p>
      <text:p text:style-name="P17"><text:span text:style-name="T10">20</text:span></text:p>
      <text:p text:style-name="P17"><text:span text:style-name="T10">15</text:span></text:p>
      <text:p text:style-name="P17"><text:span text:style-name="T10">10</text:span></text:p>
      <text:p text:style-name="P17"><text:span text:style-name="T10">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oft-page-break/><text:span text:style-name="T10">2</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3</text:span></text:p>
      <text:p text:style-name="P17"><text:span text:style-name="T10">Stack:</text:span></text:p>
      <text:p text:style-name="P17"><text:span text:style-name="T10">20</text:span></text:p>
      <text:p text:style-name="P17"><text:span text:style-name="T10">15</text:span></text:p>
      <text:p text:style-name="P17"><text:span text:style-name="T10">10</text:span></text:p>
      <text:p text:style-name="P17"><text:span text:style-name="T10">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2</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3</text:span></text:p>
      <text:p text:style-name="P17"><text:span text:style-name="T10">Stack:</text:span></text:p>
      <text:p text:style-name="P17"><text:span text:style-name="T10">15</text:span></text:p>
      <text:p text:style-name="P17"><text:span text:style-name="T10">10</text:span></text:p>
      <text:p text:style-name="P17"><text:span text:style-name="T10">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2</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3</text:span></text:p>
      <text:p text:style-name="P17"><text:span text:style-name="T10">Stack:</text:span></text:p>
      <text:p text:style-name="P17"><text:span text:style-name="T10">10</text:span></text:p>
      <text:p text:style-name="P17"><text:span text:style-name="T10">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oft-page-break/><text:span text:style-name="T10">3.DISPLAY</text:span></text:p>
      <text:p text:style-name="P17"><text:span text:style-name="T10">4.EXIT</text:span></text:p>
      <text:p text:style-name="P83"/>
      <text:p text:style-name="P17"><text:span text:style-name="T10">2</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3</text:span></text:p>
      <text:p text:style-name="P17"><text:span text:style-name="T10">Stack:</text:span></text:p>
      <text:p text:style-name="P17"><text:span text:style-name="T10">5</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2</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3</text:span></text:p>
      <text:p text:style-name="P17"><text:span text:style-name="T10">Stack:</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2</text:span></text:p>
      <text:p text:style-name="P17"><text:span text:style-name="T10">Stack is empty!</text:span></text:p>
      <text:p text:style-name="P83"/>
      <text:p text:style-name="P17"><text:span text:style-name="T10">Choose the Stack operation</text:span></text:p>
      <text:p text:style-name="P17"><text:span text:style-name="T10">1.PUSH</text:span></text:p>
      <text:p text:style-name="P17"><text:span text:style-name="T10">2.POP</text:span></text:p>
      <text:p text:style-name="P17"><text:span text:style-name="T10">3.DISPLAY</text:span></text:p>
      <text:p text:style-name="P17"><text:span text:style-name="T10">4.EXIT</text:span></text:p>
      <text:p text:style-name="P83"/>
      <text:p text:style-name="P17"><text:span text:style-name="T10">4</text:span></text:p>
      <text:p text:style-name="P82"/>
      <text:p text:style-name="P116"><text:span text:style-name="T2"><text:line-break/>RESULT </text:span><text:span text:style-name="T7">:- The given operations are performed on a Stack implemented using linked list.</text:span></text:p>
      <text:p text:style-name="P98">EXPERIMENT 8c</text:p>
      <text:p text:style-name="P81"/>
      <text:p text:style-name="P112"><text:span text:style-name="T2">AIM </text:span><text:span text:style-name="T7">:- Implement a Queue using linked list with the operations: </text:span></text:p>
      <text:p text:style-name="P112"><text:span text:style-name="T7">1. Insert elements to the queue</text:span></text:p>
      <text:p text:style-name="P112"><text:span text:style-name="T7">2. Delete elements from the queue</text:span></text:p>
      <text:p text:style-name="P112"><text:span text:style-name="T7">3. Display the queue after each operation</text:span></text:p>
      <text:p text:style-name="P81"/>
      <text:p text:style-name="P112"><text:span text:style-name="T2">DATA STRUCTURE USED </text:span><text:span text:style-name="T7">:- QUEUE is the data structure used.</text:span></text:p>
      <text:p text:style-name="P81"/>
      <text:p text:style-name="P112"><text:span text:style-name="T2">ALGORITHM</text:span><text:span text:style-name="T7"> :- </text:span></text:p>
      <text:p text:style-name="P17">Algorithm ENQUEUE</text:p>
      <text:p text:style-name="P17">START</text:p>
      <text:list xml:id="list398599380" text:style-name="WWNum27">
        <text:list-item>
          <text:p text:style-name="P41">If REAR = NULL</text:p>
        </text:list-item>
        <text:list-item>
          <text:p text:style-name="P41"><text:s/><text:tab/>FRONT = GetNode(NODE)</text:p>
        </text:list-item>
        <text:list-item>
          <text:p text:style-name="P41"><text:tab/>QUEUE_HEAD-&gt;LINK = FRONT</text:p>
        </text:list-item>
        <text:list-item>
          <text:p text:style-name="P41"><text:tab/>REAR = FRONT</text:p>
        </text:list-item>
        <text:list-item>
          <text:p text:style-name="P41"><text:tab/>REAR-&gt;DATA = X</text:p>
        </text:list-item>
        <text:list-item>
          <text:p text:style-name="P41"><text:tab/>REAR-&gt;LINK = NULL</text:p>
        </text:list-item>
        <text:list-item>
          <text:p text:style-name="P41">Else</text:p>
        </text:list-item>
        <text:list-item>
          <text:p text:style-name="P41"><text:tab/>REAR-&gt;LINK = GetNode(NODE)</text:p>
        </text:list-item>
        <text:list-item>
          <text:p text:style-name="P41"><text:tab/>REAR-&gt;LINK-&gt;DATA = X</text:p>
        </text:list-item>
        <text:list-item>
          <text:p text:style-name="P41"><text:tab/>REAR-&gt;LINK-&gt;LINK = NULL</text:p>
        </text:list-item>
        <text:list-item>
          <text:p text:style-name="P41"><text:tab/>REAR = REAR-&gt;LINK</text:p>
        </text:list-item>
        <text:list-item>
          <text:p text:style-name="P41">EndIf</text:p>
        </text:list-item>
      </text:list>
      <text:p text:style-name="P17">STOP</text:p>
      <text:p text:style-name="P81"/>
      <text:p text:style-name="P17">Algorithm DEQUEUE</text:p>
      <text:p text:style-name="P17">START</text:p>
      <text:list xml:id="list1572096520" text:style-name="WWNum28">
        <text:list-item>
          <text:p text:style-name="P42">If FRONT = NULL</text:p>
        </text:list-item>
        <text:list-item>
          <text:p text:style-name="P42"><text:tab/>Print "Queue is empty!"</text:p>
        </text:list-item>
        <text:list-item>
          <text:p text:style-name="P42"><text:s/><text:tab/>Exit</text:p>
        </text:list-item>
        <text:list-item>
          <text:p text:style-name="P42">Else</text:p>
        </text:list-item>
        <text:list-item>
          <text:p text:style-name="P42"><text:s/><text:tab/>X = FRONT-&gt;DATA</text:p>
        </text:list-item>
        <text:list-item>
          <text:p text:style-name="P42"><text:tab/>QUEUE_HEAD-&gt;LINK = FRONT-&gt;LINK</text:p>
        </text:list-item>
        <text:list-item>
          <text:p text:style-name="P42"><text:tab/>ReturnNode(FRONT)<text:tab/></text:p>
        </text:list-item>
        <text:list-item>
          <text:p text:style-name="P42"><text:tab/>FRONT = QUEUE_HEAD-&gt;LINK</text:p>
        </text:list-item>
        <text:list-item>
          <text:p text:style-name="P42"><text:tab/>If FRONT = NULL</text:p>
        </text:list-item>
        <text:list-item>
          <text:p text:style-name="P42"><text:tab/><text:tab/>REAR = NULL</text:p>
        </text:list-item>
        <text:list-item>
          <text:p text:style-name="P42"><text:s/><text:tab/>EndIf</text:p>
        </text:list-item>
        <text:list-item>
          <text:p text:style-name="P42"><text:tab/>Return X</text:p>
        </text:list-item>
        <text:list-item>
          <text:p text:style-name="P42">EndIf</text:p>
        </text:list-item>
      </text:list>
      <text:p text:style-name="P17">STOP</text:p>
      <text:p text:style-name="P81"/>
      <text:p text:style-name="P17">Algorithm DISPLAY</text:p>
      <text:p text:style-name="P17">START</text:p>
      <text:list xml:id="list2387235606" text:style-name="WWNum29">
        <text:list-item>
          <text:p text:style-name="P43">ptr = FRONT</text:p>
        </text:list-item>
        <text:list-item>
          <text:p text:style-name="P43">While ptr != NULL</text:p>
        </text:list-item>
        <text:list-item>
          <text:p text:style-name="P43"><text:soft-page-break/><text:tab/>Print ptr-&gt;DATA</text:p>
        </text:list-item>
        <text:list-item>
          <text:p text:style-name="P43"><text:tab/>ptr = ptr-&gt;LINK</text:p>
        </text:list-item>
        <text:list-item>
          <text:p text:style-name="P43">EndWhile</text:p>
        </text:list-item>
      </text:list>
      <text:p text:style-name="P17">STOP</text:p>
      <text:p text:style-name="P118"/>
      <text:p text:style-name="P112"><text:span text:style-name="T2">PROGRAM CODE</text:span><text:span text:style-name="T7"> :- </text:span></text:p>
      <text:p text:style-name="P17">#include&lt;stdio.h&gt;</text:p>
      <text:p text:style-name="P17">#include&lt;stdlib.h&gt;</text:p>
      <text:p text:style-name="P81"/>
      <text:p text:style-name="P17">struct node</text:p>
      <text:p text:style-name="P17">{</text:p>
      <text:p text:style-name="P17"><text:tab/>int DATA;</text:p>
      <text:p text:style-name="P17"><text:tab/>struct node* LINK;</text:p>
      <text:p text:style-name="P17">};</text:p>
      <text:p text:style-name="P81"/>
      <text:p text:style-name="P17">struct queue</text:p>
      <text:p text:style-name="P17">{</text:p>
      <text:p text:style-name="P17"><text:tab/>struct node* FRONT;</text:p>
      <text:p text:style-name="P17"><text:tab/>struct node* REAR;</text:p>
      <text:p text:style-name="P17">};</text:p>
      <text:p text:style-name="P81"/>
      <text:p text:style-name="P17">void display(struct node* ptr)</text:p>
      <text:p text:style-name="P17">{</text:p>
      <text:p text:style-name="P17"><text:tab/>printf("Queue:\n");</text:p>
      <text:p text:style-name="P17"><text:tab/>while(ptr != NULL)</text:p>
      <text:p text:style-name="P17"><text:tab/>{</text:p>
      <text:p text:style-name="P17"><text:tab/><text:tab/>printf("%d\n", ptr-&gt;DATA);</text:p>
      <text:p text:style-name="P17"><text:tab/><text:tab/>ptr = ptr-&gt;LINK;</text:p>
      <text:p text:style-name="P17"><text:tab/>}</text:p>
      <text:p text:style-name="P17">}</text:p>
      <text:p text:style-name="P81"/>
      <text:p text:style-name="P17">void enqueue(struct queue *q, struct node* HEADER)</text:p>
      <text:p text:style-name="P17">{<text:tab/></text:p>
      <text:p text:style-name="P17"><text:tab/>int X;</text:p>
      <text:p text:style-name="P17"><text:tab/>printf("Enter element\n");</text:p>
      <text:p text:style-name="P17"><text:tab/>scanf("%d", &amp;X);</text:p>
      <text:p text:style-name="P17"><text:tab/></text:p>
      <text:p text:style-name="P17"><text:tab/>if(q-&gt;REAR == NULL)</text:p>
      <text:p text:style-name="P17"><text:tab/>{</text:p>
      <text:p text:style-name="P17"><text:tab/><text:tab/>q-&gt;FRONT = (struct node*) malloc(1*sizeof(struct node));</text:p>
      <text:p text:style-name="P17"><text:tab/><text:tab/>HEADER-&gt;LINK = q-&gt;FRONT;</text:p>
      <text:p text:style-name="P17"><text:tab/><text:tab/>q-&gt;REAR = q-&gt;FRONT;</text:p>
      <text:p text:style-name="P17"><text:tab/><text:tab/>q-&gt;REAR-&gt;DATA = X;</text:p>
      <text:p text:style-name="P17"><text:tab/><text:tab/>q-&gt;REAR-&gt;LINK = NULL;</text:p>
      <text:p text:style-name="P17"><text:tab/>}</text:p>
      <text:p text:style-name="P17"><text:tab/>else</text:p>
      <text:p text:style-name="P17"><text:tab/>{</text:p>
      <text:p text:style-name="P17"><text:tab/><text:tab/>q-&gt;REAR-&gt;LINK = (struct node*) malloc(1*sizeof(struct node));</text:p>
      <text:p text:style-name="P17"><text:tab/><text:tab/>q-&gt;REAR-&gt;LINK-&gt;DATA = X;</text:p>
      <text:p text:style-name="P17"><text:tab/><text:tab/>q-&gt;REAR-&gt;LINK-&gt;LINK = NULL;</text:p>
      <text:p text:style-name="P17"><text:tab/><text:tab/>q-&gt;REAR = q-&gt;REAR-&gt;LINK;</text:p>
      <text:p text:style-name="P17"><text:soft-page-break/><text:tab/>}</text:p>
      <text:p text:style-name="P17">}</text:p>
      <text:p text:style-name="P81"/>
      <text:p text:style-name="P17">int dequeue(struct queue *q, struct node* HEADER)</text:p>
      <text:p text:style-name="P17">{</text:p>
      <text:p text:style-name="P17"><text:tab/>if(q-&gt;FRONT == NULL)</text:p>
      <text:p text:style-name="P17"><text:tab/>{</text:p>
      <text:p text:style-name="P17"><text:tab/><text:tab/>printf("Queue is empty!\n");</text:p>
      <text:p text:style-name="P17"><text:tab/>}</text:p>
      <text:p text:style-name="P17"><text:tab/>else</text:p>
      <text:p text:style-name="P17"><text:tab/>{</text:p>
      <text:p text:style-name="P17"><text:tab/><text:tab/>int X = q-&gt;FRONT-&gt;DATA;</text:p>
      <text:p text:style-name="P17"><text:tab/><text:tab/>HEADER-&gt;LINK = q-&gt;FRONT-&gt;LINK;</text:p>
      <text:p text:style-name="P17"><text:tab/><text:tab/></text:p>
      <text:p text:style-name="P17"><text:tab/><text:tab/>free(q-&gt;FRONT);</text:p>
      <text:p text:style-name="P17"><text:tab/><text:tab/><text:tab/><text:tab/></text:p>
      <text:p text:style-name="P17"><text:tab/><text:tab/>q-&gt;FRONT = HEADER-&gt;LINK;</text:p>
      <text:p text:style-name="P17"><text:tab/><text:tab/></text:p>
      <text:p text:style-name="P17"><text:tab/><text:tab/>if(q-&gt;FRONT == NULL)</text:p>
      <text:p text:style-name="P17"><text:tab/><text:tab/><text:tab/>q-&gt;REAR = NULL;</text:p>
      <text:p text:style-name="P17"><text:tab/><text:tab/></text:p>
      <text:p text:style-name="P17"><text:tab/><text:tab/>return X;</text:p>
      <text:p text:style-name="P17"><text:tab/>}</text:p>
      <text:p text:style-name="P17">}</text:p>
      <text:p text:style-name="P81"/>
      <text:p text:style-name="P17">void main()</text:p>
      <text:p text:style-name="P17">{</text:p>
      <text:p text:style-name="P17"><text:tab/>struct node* QUEUE_HEAD = (struct node*) malloc(1*sizeof(struct node));</text:p>
      <text:p text:style-name="P17"><text:tab/>struct queue q;</text:p>
      <text:p text:style-name="P17"><text:tab/>q.FRONT = NULL;</text:p>
      <text:p text:style-name="P17"><text:tab/>q.REAR = NULL;</text:p>
      <text:p text:style-name="P17"><text:tab/>QUEUE_HEAD-&gt;LINK = q.FRONT;</text:p>
      <text:p text:style-name="P81"/>
      <text:p text:style-name="P17"><text:tab/>int flag;</text:p>
      <text:p text:style-name="P17">L:</text:p>
      <text:p text:style-name="P17"><text:tab/>printf("\nChoose the Queue operation\n");</text:p>
      <text:p text:style-name="P17"><text:tab/>printf("1.ENQUEUE\n2.DEQUEUE\n3.DISPLAY\n4.EXIT\n\n");</text:p>
      <text:p text:style-name="P17"><text:tab/>scanf("%d", &amp;flag);</text:p>
      <text:p text:style-name="P17"><text:tab/></text:p>
      <text:p text:style-name="P17"><text:tab/>switch(flag)</text:p>
      <text:p text:style-name="P17"><text:tab/>{</text:p>
      <text:p text:style-name="P17"><text:tab/><text:tab/>case 1:</text:p>
      <text:p text:style-name="P17"><text:tab/><text:tab/><text:tab/>enqueue(&amp;q, QUEUE_HEAD);</text:p>
      <text:p text:style-name="P17"><text:tab/><text:tab/><text:tab/>goto L;</text:p>
      <text:p text:style-name="P17"><text:tab/><text:tab/>case 2:</text:p>
      <text:p text:style-name="P17"><text:tab/><text:tab/><text:tab/>dequeue(&amp;q, QUEUE_HEAD);</text:p>
      <text:p text:style-name="P17"><text:tab/><text:tab/><text:tab/>goto L;</text:p>
      <text:p text:style-name="P17"><text:tab/><text:tab/>case 3:</text:p>
      <text:p text:style-name="P17"><text:tab/><text:tab/><text:tab/>display(q.FRONT);</text:p>
      <text:p text:style-name="P17"><text:tab/><text:tab/><text:tab/>goto L;</text:p>
      <text:p text:style-name="P17"><text:tab/><text:tab/>case 4:</text:p>
      <text:p text:style-name="P17"><text:tab/><text:tab/><text:tab/>exit(0);</text:p>
      <text:p text:style-name="P17"><text:soft-page-break/><text:tab/><text:tab/>default:</text:p>
      <text:p text:style-name="P17"><text:tab/><text:tab/><text:tab/>printf("Invalid input!\n");</text:p>
      <text:p text:style-name="P17"><text:tab/><text:tab/><text:tab/>goto L;</text:p>
      <text:p text:style-name="P17"><text:tab/>}</text:p>
      <text:p text:style-name="P17">}</text:p>
      <text:p text:style-name="P118"/>
      <text:p text:style-name="P112"><text:span text:style-name="T2">SAMPLE OUTPUT </text:span><text:span text:style-name="T7">:-</text:span></text:p>
      <text:p text:style-name="P81"/>
      <text:p text:style-name="P17">Choose the Queue operation</text:p>
      <text:p text:style-name="P17">1.ENQUEUE</text:p>
      <text:p text:style-name="P17">2.DEQUEUE</text:p>
      <text:p text:style-name="P17">3.DISPLAY</text:p>
      <text:p text:style-name="P17">4.EXIT</text:p>
      <text:p text:style-name="P81"/>
      <text:p text:style-name="P17">1</text:p>
      <text:p text:style-name="P17">Enter element</text:p>
      <text:p text:style-name="P17">1</text:p>
      <text:p text:style-name="P81"/>
      <text:p text:style-name="P17">Choose the Queue operation</text:p>
      <text:p text:style-name="P17">1.ENQUEUE</text:p>
      <text:p text:style-name="P17">2.DEQUEUE</text:p>
      <text:p text:style-name="P17">3.DISPLAY</text:p>
      <text:p text:style-name="P17">4.EXIT</text:p>
      <text:p text:style-name="P81"/>
      <text:p text:style-name="P17">1</text:p>
      <text:p text:style-name="P17">Enter element</text:p>
      <text:p text:style-name="P17">2</text:p>
      <text:p text:style-name="P81"/>
      <text:p text:style-name="P17">Choose the Queue operation</text:p>
      <text:p text:style-name="P17">1.ENQUEUE</text:p>
      <text:p text:style-name="P17">2.DEQUEUE</text:p>
      <text:p text:style-name="P17">3.DISPLAY</text:p>
      <text:p text:style-name="P17">4.EXIT</text:p>
      <text:p text:style-name="P81"/>
      <text:p text:style-name="P17">1</text:p>
      <text:p text:style-name="P17">Enter element</text:p>
      <text:p text:style-name="P17">3</text:p>
      <text:p text:style-name="P81"/>
      <text:p text:style-name="P17">Choose the Queue operation</text:p>
      <text:p text:style-name="P17">1.ENQUEUE</text:p>
      <text:p text:style-name="P17">2.DEQUEUE</text:p>
      <text:p text:style-name="P17">3.DISPLAY</text:p>
      <text:p text:style-name="P17">4.EXIT</text:p>
      <text:p text:style-name="P81"/>
      <text:p text:style-name="P17">3</text:p>
      <text:p text:style-name="P17">Queue:</text:p>
      <text:p text:style-name="P17">1</text:p>
      <text:p text:style-name="P17">2</text:p>
      <text:p text:style-name="P17">3</text:p>
      <text:p text:style-name="P81"/>
      <text:p text:style-name="P17">Choose the Queue operation</text:p>
      <text:p text:style-name="P17"><text:soft-page-break/>1.ENQUEUE</text:p>
      <text:p text:style-name="P17">2.DEQUEUE</text:p>
      <text:p text:style-name="P17">3.DISPLAY</text:p>
      <text:p text:style-name="P17">4.EXIT</text:p>
      <text:p text:style-name="P81"/>
      <text:p text:style-name="P17">2</text:p>
      <text:p text:style-name="P81"/>
      <text:p text:style-name="P17">Choose the Queue operation</text:p>
      <text:p text:style-name="P17">1.ENQUEUE</text:p>
      <text:p text:style-name="P17">2.DEQUEUE</text:p>
      <text:p text:style-name="P17">3.DISPLAY</text:p>
      <text:p text:style-name="P17">4.EXIT</text:p>
      <text:p text:style-name="P81"/>
      <text:p text:style-name="P17">2</text:p>
      <text:p text:style-name="P81"/>
      <text:p text:style-name="P17">Choose the Queue operation</text:p>
      <text:p text:style-name="P17">1.ENQUEUE</text:p>
      <text:p text:style-name="P17">2.DEQUEUE</text:p>
      <text:p text:style-name="P17">3.DISPLAY</text:p>
      <text:p text:style-name="P17">4.EXIT</text:p>
      <text:p text:style-name="P81"/>
      <text:p text:style-name="P17">2</text:p>
      <text:p text:style-name="P81"/>
      <text:p text:style-name="P17">Choose the Queue operation</text:p>
      <text:p text:style-name="P17">1.ENQUEUE</text:p>
      <text:p text:style-name="P17">2.DEQUEUE</text:p>
      <text:p text:style-name="P17">3.DISPLAY</text:p>
      <text:p text:style-name="P17">4.EXIT</text:p>
      <text:p text:style-name="P81"/>
      <text:p text:style-name="P17">3</text:p>
      <text:p text:style-name="P17">Queue:</text:p>
      <text:p text:style-name="P81"/>
      <text:p text:style-name="P17">Choose the Queue operation</text:p>
      <text:p text:style-name="P17">1.ENQUEUE</text:p>
      <text:p text:style-name="P17">2.DEQUEUE</text:p>
      <text:p text:style-name="P17">3.DISPLAY</text:p>
      <text:p text:style-name="P17">4.EXIT</text:p>
      <text:p text:style-name="P81"/>
      <text:p text:style-name="P17">2</text:p>
      <text:p text:style-name="P17">Queue is empty!</text:p>
      <text:p text:style-name="P81"/>
      <text:p text:style-name="P17">Choose the Queue operation</text:p>
      <text:p text:style-name="P17">1.ENQUEUE</text:p>
      <text:p text:style-name="P17">2.DEQUEUE</text:p>
      <text:p text:style-name="P17">3.DISPLAY</text:p>
      <text:p text:style-name="P17">4.EXIT</text:p>
      <text:p text:style-name="P81"/>
      <text:p text:style-name="P17">4</text:p>
      <text:p text:style-name="P81"/>
      <text:p text:style-name="P116"><text:span text:style-name="T2"><text:line-break/>RESULT </text:span><text:span text:style-name="T7">:- The given operations are performed on a Queue implemented using linked list.</text:span></text:p>
      <text:p text:style-name="P99">EXPERIMENT 9a</text:p>
      <text:p text:style-name="P81"/>
      <text:p text:style-name="P112"><text:span text:style-name="T2">AIM </text:span><text:span text:style-name="T7">:- Create a Doubly Linked List from a string taking each character from the string. Check if the given string is palindrome in an efficient method.</text:span></text:p>
      <text:p text:style-name="P81"/>
      <text:p text:style-name="P112"><text:span text:style-name="T2">DATA STRUCTURE USED </text:span><text:span text:style-name="T7">:- DOUBLY LINKED LIST is the data structure used.</text:span></text:p>
      <text:p text:style-name="P81"/>
      <text:p text:style-name="P112"><text:span text:style-name="T2">ALGORITHM</text:span><text:span text:style-name="T7"> :- </text:span></text:p>
      <text:p text:style-name="P17">Algorithm Display</text:p>
      <text:p text:style-name="P17">START</text:p>
      <text:list xml:id="list2456687945" text:style-name="WWNum30">
        <text:list-item>
          <text:p text:style-name="P44">ptr = HEADER-&gt;RLINK</text:p>
        </text:list-item>
        <text:list-item>
          <text:p text:style-name="P44">While ptr != NULL</text:p>
        </text:list-item>
        <text:list-item>
          <text:p text:style-name="P44"><text:s/><text:tab/>Print ptr-&gt;DATA</text:p>
        </text:list-item>
        <text:list-item>
          <text:p text:style-name="P44"><text:s/><text:tab/>ptr = ptr-&gt;RLINK</text:p>
        </text:list-item>
        <text:list-item>
          <text:p text:style-name="P44">EndWhile</text:p>
        </text:list-item>
      </text:list>
      <text:p text:style-name="P17">STOP</text:p>
      <text:p text:style-name="P81"/>
      <text:p text:style-name="P17">Algorithm InsertList</text:p>
      <text:p text:style-name="P17">START</text:p>
      <text:list xml:id="list2207622590" text:style-name="WWNum31">
        <text:list-item>
          <text:p text:style-name="P45">ptr = HEADER</text:p>
        </text:list-item>
        <text:list-item>
          <text:p text:style-name="P45">While ptr-&gt;RLINK != NULL</text:p>
        </text:list-item>
        <text:list-item>
          <text:p text:style-name="P45"><text:tab/>ptr = ptr-&gt;RLINK</text:p>
        </text:list-item>
        <text:list-item>
          <text:p text:style-name="P45">EndWhile</text:p>
        </text:list-item>
        <text:list-item>
          <text:p text:style-name="P45">ptr-&gt;RLINK = GetNode(NODE)</text:p>
        </text:list-item>
        <text:list-item>
          <text:p text:style-name="P45">ptr-&gt;RLINK-&gt;DATA = str[i]</text:p>
        </text:list-item>
        <text:list-item>
          <text:p text:style-name="P45">ptr-&gt;RLINK-&gt;RLINK = NULL</text:p>
        </text:list-item>
        <text:list-item>
          <text:p text:style-name="P45">ptr-&gt;RLINK-&gt;LLINK = ptr</text:p>
        </text:list-item>
        <text:list-item>
          <text:p text:style-name="P45">HEADER-&gt;LLINK = ptr-&gt;RLINK</text:p>
        </text:list-item>
      </text:list>
      <text:p text:style-name="P17">STOP</text:p>
      <text:p text:style-name="P81"/>
      <text:p text:style-name="P17">Algorithm <text:s/>CheckPalindrome</text:p>
      <text:p text:style-name="P17">START</text:p>
      <text:list xml:id="list1531614033" text:style-name="WWNum32">
        <text:list-item>
          <text:p text:style-name="P46">ptr1 = HEADER-&gt;LLINK;</text:p>
        </text:list-item>
        <text:list-item>
          <text:p text:style-name="P46">ptr = HEADER-&gt;RLINK;</text:p>
        </text:list-item>
        <text:list-item>
          <text:p text:style-name="P46">While ptr != ptr1</text:p>
        </text:list-item>
        <text:list-item>
          <text:p text:style-name="P46"><text:tab/>If ptr-&gt;DATA != ptr1-&gt;DATA</text:p>
        </text:list-item>
        <text:list-item>
          <text:p text:style-name="P46"><text:tab/><text:tab/>Print "Not Palindrome"</text:p>
        </text:list-item>
        <text:list-item>
          <text:p text:style-name="P46"><text:s/><text:tab/><text:tab/>Exit</text:p>
        </text:list-item>
        <text:list-item>
          <text:p text:style-name="P46"><text:tab/>Else if ptr-&gt;RLINK = ptr1</text:p>
        </text:list-item>
        <text:list-item>
          <text:p text:style-name="P46"><text:tab/><text:tab/>Print "Palindrome"</text:p>
        </text:list-item>
        <text:list-item>
          <text:p text:style-name="P46"><text:s/><text:tab/><text:tab/>Exit</text:p>
        </text:list-item>
        <text:list-item>
          <text:p text:style-name="P46"><text:s/><text:tab/>EndIf</text:p>
        </text:list-item>
        <text:list-item>
          <text:p text:style-name="P46"><text:tab/>ptr = ptr-&gt;RLINK</text:p>
        </text:list-item>
        <text:list-item>
          <text:p text:style-name="P46"><text:tab/>ptr1 = ptr1-&gt;LLINK</text:p>
        </text:list-item>
        <text:list-item>
          <text:p text:style-name="P46">EndWhile</text:p>
        </text:list-item>
        <text:list-item>
          <text:p text:style-name="P46">Print "Palindrome"</text:p>
        </text:list-item>
      </text:list>
      <text:p text:style-name="P17">STOP</text:p>
      <text:p text:style-name="P81"/>
      <text:p text:style-name="P81"/>
      <text:p text:style-name="P112"><text:soft-page-break/><text:span text:style-name="T2">PROGRAM CODE</text:span><text:span text:style-name="T7"> :- </text:span></text:p>
      <text:p text:style-name="P17"><text:span text:style-name="T9">#include&lt;stdio.h&gt;</text:span></text:p>
      <text:p text:style-name="P17"><text:span text:style-name="T9">#include&lt;stdlib.h&gt;</text:span></text:p>
      <text:p text:style-name="P17"><text:span text:style-name="T9">#include&lt;string.h&gt;</text:span></text:p>
      <text:p text:style-name="P17"><text:span text:style-name="T9">#include&lt;ctype.h&gt;</text:span></text:p>
      <text:p text:style-name="P82"/>
      <text:p text:style-name="P17"><text:span text:style-name="T9">struct node</text:span></text:p>
      <text:p text:style-name="P17"><text:span text:style-name="T9">{</text:span></text:p>
      <text:p text:style-name="P17"><text:span text:style-name="T9"><text:tab/>char DATA;</text:span></text:p>
      <text:p text:style-name="P17"><text:span text:style-name="T9"><text:tab/>struct node* LLINK;</text:span></text:p>
      <text:p text:style-name="P17"><text:span text:style-name="T9"><text:tab/>struct node* RLINK;</text:span></text:p>
      <text:p text:style-name="P17"><text:span text:style-name="T9">};</text:span></text:p>
      <text:p text:style-name="P82"/>
      <text:p text:style-name="P17"><text:span text:style-name="T9">void display(struct node* ptr)</text:span></text:p>
      <text:p text:style-name="P17"><text:span text:style-name="T9">{</text:span></text:p>
      <text:p text:style-name="P17"><text:span text:style-name="T9"><text:tab/>while(ptr!=NULL)</text:span></text:p>
      <text:p text:style-name="P17"><text:span text:style-name="T9"><text:tab/>{</text:span></text:p>
      <text:p text:style-name="P17"><text:span text:style-name="T9"><text:tab/><text:tab/>printf("%c", ptr-&gt;DATA);</text:span></text:p>
      <text:p text:style-name="P17"><text:span text:style-name="T9"><text:tab/><text:tab/>ptr = ptr-&gt;RLINK;</text:span></text:p>
      <text:p text:style-name="P17"><text:span text:style-name="T9"><text:tab/>}</text:span></text:p>
      <text:p text:style-name="P17"><text:span text:style-name="T9">}</text:span></text:p>
      <text:p text:style-name="P82"/>
      <text:p text:style-name="P17"><text:span text:style-name="T9">struct node* insertList(struct node* ptr, char X)</text:span></text:p>
      <text:p text:style-name="P17"><text:span text:style-name="T9">{</text:span></text:p>
      <text:p text:style-name="P17"><text:span text:style-name="T9"><text:tab/>while(ptr-&gt;RLINK != NULL)</text:span></text:p>
      <text:p text:style-name="P17"><text:span text:style-name="T9"><text:tab/>{</text:span></text:p>
      <text:p text:style-name="P17"><text:span text:style-name="T9"><text:tab/><text:tab/>ptr = ptr-&gt;RLINK;</text:span></text:p>
      <text:p text:style-name="P17"><text:span text:style-name="T9"><text:tab/>}</text:span></text:p>
      <text:p text:style-name="P17"><text:span text:style-name="T9"><text:tab/></text:span></text:p>
      <text:p text:style-name="P17"><text:span text:style-name="T9"><text:tab/>ptr-&gt;RLINK = (struct node*) malloc(1*sizeof(struct node));</text:span></text:p>
      <text:p text:style-name="P17"><text:span text:style-name="T9"><text:tab/></text:span></text:p>
      <text:p text:style-name="P17"><text:span text:style-name="T9"><text:tab/>ptr-&gt;RLINK-&gt;DATA = X;</text:span></text:p>
      <text:p text:style-name="P17"><text:span text:style-name="T9"><text:tab/>ptr-&gt;RLINK-&gt;RLINK = NULL;</text:span></text:p>
      <text:p text:style-name="P17"><text:span text:style-name="T9"><text:tab/>ptr-&gt;RLINK-&gt;LLINK = ptr;</text:span></text:p>
      <text:p text:style-name="P17"><text:span text:style-name="T9"><text:tab/></text:span></text:p>
      <text:p text:style-name="P17"><text:span text:style-name="T9"><text:tab/>return ptr-&gt;RLINK;</text:span></text:p>
      <text:p text:style-name="P17"><text:span text:style-name="T9">}</text:span></text:p>
      <text:p text:style-name="P82"/>
      <text:p text:style-name="P17"><text:span text:style-name="T9">int checkPalindrome(struct node* ptr)</text:span></text:p>
      <text:p text:style-name="P17"><text:span text:style-name="T9">{</text:span></text:p>
      <text:p text:style-name="P17"><text:span text:style-name="T9"><text:tab/>struct node* ptr1 = ptr-&gt;LLINK;</text:span></text:p>
      <text:p text:style-name="P17"><text:span text:style-name="T9"><text:tab/>ptr = ptr-&gt;RLINK;</text:span></text:p>
      <text:p text:style-name="P17"><text:span text:style-name="T9"><text:tab/></text:span></text:p>
      <text:p text:style-name="P17"><text:span text:style-name="T9"><text:tab/>while(ptr != ptr1)</text:span></text:p>
      <text:p text:style-name="P17"><text:span text:style-name="T9"><text:tab/>{</text:span></text:p>
      <text:p text:style-name="P17"><text:span text:style-name="T9"><text:tab/><text:tab/>if(tolower(ptr-&gt;DATA) != tolower(ptr1-&gt;DATA))</text:span></text:p>
      <text:p text:style-name="P17"><text:span text:style-name="T9"><text:tab/><text:tab/><text:tab/>return 0;</text:span></text:p>
      <text:p text:style-name="P17"><text:span text:style-name="T9"><text:tab/><text:tab/>else if(ptr-&gt;RLINK == ptr1)</text:span></text:p>
      <text:p text:style-name="P17"><text:span text:style-name="T9"><text:tab/><text:tab/><text:tab/>return 1;</text:span></text:p>
      <text:p text:style-name="P17"><text:span text:style-name="T9"><text:tab/><text:tab/>ptr = ptr-&gt;RLINK;</text:span></text:p>
      <text:p text:style-name="P17"><text:span text:style-name="T9"><text:tab/><text:tab/>ptr1 = ptr1-&gt;LLINK;</text:span></text:p>
      <text:p text:style-name="P17"><text:span text:style-name="T9"><text:tab/>}</text:span></text:p>
      <text:p text:style-name="P82"/>
      <text:p text:style-name="P17"><text:span text:style-name="T9"><text:tab/>return 1;</text:span></text:p>
      <text:p text:style-name="P17"><text:span text:style-name="T9">}</text:span></text:p>
      <text:p text:style-name="P82"/>
      <text:p text:style-name="P17"><text:soft-page-break/><text:span text:style-name="T9">void main()</text:span></text:p>
      <text:p text:style-name="P17"><text:span text:style-name="T9">{</text:span></text:p>
      <text:p text:style-name="P17"><text:span text:style-name="T9"><text:tab/>struct node* HEADER = (struct node*) malloc(1*sizeof(struct node));</text:span></text:p>
      <text:p text:style-name="P17"><text:span text:style-name="T9"><text:tab/>HEADER-&gt;RLINK = NULL;</text:span></text:p>
      <text:p text:style-name="P17"><text:span text:style-name="T9"><text:tab/>HEADER-&gt;LLINK = NULL;</text:span></text:p>
      <text:p text:style-name="P82"/>
      <text:p text:style-name="P17"><text:span text:style-name="T9"><text:tab/>char str[20];</text:span></text:p>
      <text:p text:style-name="P82"/>
      <text:p text:style-name="P17"><text:span text:style-name="T9"><text:tab/>printf("Enter a string\n");</text:span></text:p>
      <text:p text:style-name="P17"><text:span text:style-name="T9"><text:tab/>fgets(str, 20, stdin);</text:span></text:p>
      <text:p text:style-name="P82"/>
      <text:p text:style-name="P17"><text:span text:style-name="T9"><text:tab/>for(int i=0; i&lt;strlen(str)-1; i++)</text:span></text:p>
      <text:p text:style-name="P17"><text:span text:style-name="T9"><text:tab/><text:tab/>HEADER-&gt;LLINK = insertList(HEADER, str[i]);<text:tab/></text:span></text:p>
      <text:p text:style-name="P82"/>
      <text:p text:style-name="P17"><text:span text:style-name="T9"><text:tab/>display(HEADER-&gt;RLINK);</text:span></text:p>
      <text:p text:style-name="P17"><text:span text:style-name="T9"><text:tab/></text:span></text:p>
      <text:p text:style-name="P17"><text:span text:style-name="T9"><text:tab/>if(checkPalindrome(HEADER))</text:span></text:p>
      <text:p text:style-name="P17"><text:span text:style-name="T9"><text:tab/><text:tab/>printf(" is a Palindrome\n");</text:span></text:p>
      <text:p text:style-name="P17"><text:span text:style-name="T9"><text:tab/>else</text:span></text:p>
      <text:p text:style-name="P17"><text:span text:style-name="T9"><text:tab/><text:tab/>printf(" is not a Palindrome\n");</text:span></text:p>
      <text:p text:style-name="P17"><text:span text:style-name="T9">}</text:span></text:p>
      <text:p text:style-name="P118"/>
      <text:p text:style-name="P112"><text:span text:style-name="T2">SAMPLE OUTPUTS </text:span><text:span text:style-name="T7">:-</text:span></text:p>
      <text:p text:style-name="P17"><text:span text:style-name="T7">Enter a string</text:span></text:p>
      <text:p text:style-name="P17"><text:span text:style-name="T7">amma</text:span></text:p>
      <text:p text:style-name="P17"><text:span text:style-name="T7">amma is a Palindrome</text:span></text:p>
      <text:p text:style-name="P81"/>
      <text:p text:style-name="P17"><text:span text:style-name="T7">Enter a string</text:span></text:p>
      <text:p text:style-name="P17"><text:span text:style-name="T7">amal</text:span></text:p>
      <text:p text:style-name="P17"><text:span text:style-name="T7">amal is not a Palindrome</text:span></text:p>
      <text:p text:style-name="P81"/>
      <text:p text:style-name="P17"><text:span text:style-name="T7">Enter a string</text:span></text:p>
      <text:p text:style-name="P17"><text:span text:style-name="T7">malayalam</text:span></text:p>
      <text:p text:style-name="P17"><text:span text:style-name="T7">malayalam is a Palindrome</text:span></text:p>
      <text:p text:style-name="P81"/>
      <text:p text:style-name="P17"><text:span text:style-name="T7">Enter a string</text:span></text:p>
      <text:p text:style-name="P17"><text:span text:style-name="T7">a</text:span></text:p>
      <text:p text:style-name="P17"><text:span text:style-name="T7">a is a Palindrome</text:span></text:p>
      <text:p text:style-name="P81"/>
      <text:p text:style-name="P17"><text:span text:style-name="T7">Enter a string</text:span></text:p>
      <text:p text:style-name="P17"><text:span text:style-name="T7">haa aah</text:span></text:p>
      <text:p text:style-name="P17"><text:span text:style-name="T7">haa aah is a Palindrome</text:span></text:p>
      <text:p text:style-name="P81"/>
      <text:p text:style-name="P17"><text:span text:style-name="T7">Enter a string</text:span></text:p>
      <text:p text:style-name="P17"><text:span text:style-name="T7">ama amal</text:span></text:p>
      <text:p text:style-name="P17"><text:span text:style-name="T7">ama amal is not a Palindrome</text:span></text:p>
      <text:p text:style-name="P81"/>
      <text:p text:style-name="P17">Enter a string</text:p>
      <text:p text:style-name="P17">Malayalam</text:p>
      <text:p text:style-name="P17">Malayalam is a Palindrome</text:p>
      <text:p text:style-name="P111"/>
      <text:p text:style-name="P116"><text:span text:style-name="T2">RESULT </text:span><text:span text:style-name="T7">:- The given string was checked for palindromity using Doubly Linked List.</text:span></text:p>
      <text:p text:style-name="P100">EXPERIMENT 9b</text:p>
      <text:p text:style-name="P81"/>
      <text:p text:style-name="P112"><text:span text:style-name="T2">AIM </text:span><text:span text:style-name="T7">:- The details of students (number, name, total-mark) are to be stored in a linked list. Write functions for the following operations:</text:span></text:p>
      <text:p text:style-name="P112"><text:span text:style-name="T7">1. Insert</text:span></text:p>
      <text:p text:style-name="P112"><text:span text:style-name="T7">2. Delete</text:span></text:p>
      <text:p text:style-name="P112"><text:span text:style-name="T7">3. Search</text:span></text:p>
      <text:p text:style-name="P112"><text:span text:style-name="T7">4. Sort on the basis of number</text:span></text:p>
      <text:p text:style-name="P112"><text:span text:style-name="T7">5. Display the resultant list after every operation</text:span></text:p>
      <text:p text:style-name="P81"/>
      <text:p text:style-name="P112"><text:span text:style-name="T2">DATA STRUCTURE USED </text:span><text:span text:style-name="T7">:- LINKED LIST is the data structure used.</text:span></text:p>
      <text:p text:style-name="P81"/>
      <text:p text:style-name="P112"><text:span text:style-name="T2">ALGORITHM</text:span><text:span text:style-name="T7"> :- </text:span></text:p>
      <text:p text:style-name="P17">Algorithm InsertList</text:p>
      <text:p text:style-name="P17">START</text:p>
      <text:list xml:id="list4256792236" text:style-name="WWNum33">
        <text:list-item>
          <text:p text:style-name="P47">ptr = HEADER-&gt;LINK</text:p>
        </text:list-item>
        <text:list-item>
          <text:p text:style-name="P47">HEADER-&gt;LINK = GetNode(NODE)</text:p>
        </text:list-item>
        <text:list-item>
          <text:p text:style-name="P47">Read HEADER-&gt;LINK-&gt;NAME</text:p>
        </text:list-item>
        <text:list-item>
          <text:p text:style-name="P47">Read HEADER-&gt;LINK-&gt;NUM</text:p>
        </text:list-item>
        <text:list-item>
          <text:p text:style-name="P47">Read HEADER-&gt;LINK-&gt;MARK</text:p>
        </text:list-item>
        <text:list-item>
          <text:p text:style-name="P47">HEADER-&gt;LINK-&gt;LINK = ptr</text:p>
        </text:list-item>
      </text:list>
      <text:p text:style-name="P17">STOP</text:p>
      <text:p text:style-name="P81"/>
      <text:p text:style-name="P17">Algorithm DeleteList</text:p>
      <text:p text:style-name="P17">START</text:p>
      <text:list xml:id="list678339764" text:style-name="WWNum34">
        <text:list-item>
          <text:p text:style-name="P48">ptr = HEADER</text:p>
        </text:list-item>
        <text:list-item>
          <text:p text:style-name="P48">If ptr-&gt;LINK = NULL</text:p>
        </text:list-item>
        <text:list-item>
          <text:p text:style-name="P48"><text:s/><text:tab/>Print "List is empty!\n");</text:p>
        </text:list-item>
        <text:list-item>
          <text:p text:style-name="P48"><text:s/><text:tab/>Exit</text:p>
        </text:list-item>
        <text:list-item>
          <text:p text:style-name="P48">EndIf</text:p>
        </text:list-item>
        <text:list-item>
          <text:p text:style-name="P48">Read KEY</text:p>
        </text:list-item>
        <text:list-item>
          <text:p text:style-name="P48">While ptr-&gt;LINK != NULL</text:p>
        </text:list-item>
        <text:list-item>
          <text:p text:style-name="P48"><text:tab/>If ptr-&gt;LINK-&gt;NUM = KEY</text:p>
        </text:list-item>
        <text:list-item>
          <text:p text:style-name="P48"><text:tab/><text:tab/>ptr1 = ptr-&gt;LINK-&gt;LINK</text:p>
        </text:list-item>
        <text:list-item>
          <text:p text:style-name="P48"><text:tab/><text:tab/>ReturnNode(ptr-&gt;LINK)</text:p>
        </text:list-item>
        <text:list-item>
          <text:p text:style-name="P48"><text:tab/><text:tab/>ptr-&gt;LINK = ptr1</text:p>
        </text:list-item>
        <text:list-item>
          <text:p text:style-name="P48"><text:tab/><text:tab/>Exit</text:p>
        </text:list-item>
        <text:list-item>
          <text:p text:style-name="P48"><text:tab/>Else</text:p>
        </text:list-item>
        <text:list-item>
          <text:p text:style-name="P48"><text:tab/><text:tab/>ptr = ptr-&gt;LINK</text:p>
        </text:list-item>
        <text:list-item>
          <text:p text:style-name="P48"><text:s/><text:tab/>EndIf</text:p>
        </text:list-item>
        <text:list-item>
          <text:p text:style-name="P48">EndWhile</text:p>
        </text:list-item>
        <text:list-item>
          <text:p text:style-name="P48">If ptr-&gt;LINK = NULL</text:p>
        </text:list-item>
        <text:list-item>
          <text:p text:style-name="P48"><text:tab/>Print "Key not found!"</text:p>
        </text:list-item>
        <text:list-item>
          <text:p text:style-name="P48">EndIf</text:p>
        </text:list-item>
      </text:list>
      <text:p text:style-name="P17">STOP</text:p>
      <text:p text:style-name="P81"/>
      <text:p text:style-name="P17"><text:soft-page-break/>Algorithm SearchList</text:p>
      <text:p text:style-name="P17">START</text:p>
      <text:list xml:id="list1017294821" text:style-name="WWNum35">
        <text:list-item>
          <text:p text:style-name="P49">ptr = HEADER</text:p>
        </text:list-item>
        <text:list-item>
          <text:p text:style-name="P49">If ptr-&gt;LINK = NULL</text:p>
        </text:list-item>
        <text:list-item>
          <text:p text:style-name="P49"><text:s/><text:tab/>Print "List is empty!\n");</text:p>
        </text:list-item>
        <text:list-item>
          <text:p text:style-name="P49"><text:s/><text:tab/>Exit</text:p>
        </text:list-item>
        <text:list-item>
          <text:p text:style-name="P49">EndIf</text:p>
        </text:list-item>
        <text:list-item>
          <text:p text:style-name="P49">Read KEY</text:p>
        </text:list-item>
        <text:list-item>
          <text:p text:style-name="P49">While ptr-&gt;LINK != NULL</text:p>
        </text:list-item>
        <text:list-item>
          <text:p text:style-name="P49"><text:tab/>If ptr-&gt;LINK-&gt;NUM = KEY</text:p>
        </text:list-item>
        <text:list-item>
          <text:p text:style-name="P49"><text:tab/><text:tab/>Print "Key found!”</text:p>
        </text:list-item>
        <text:list-item>
          <text:p text:style-name="P49"><text:s/><text:tab/><text:tab/>Print ptr-&gt;LINK-&gt;NAME</text:p>
        </text:list-item>
        <text:list-item>
          <text:p text:style-name="P49"><text:s/><text:tab/><text:tab/>Print ptr-&gt;LINK-&gt;NUM</text:p>
        </text:list-item>
        <text:list-item>
          <text:p text:style-name="P49"><text:s/><text:tab/><text:tab/>Print ptr-&gt;LINK-&gt;MARK</text:p>
        </text:list-item>
        <text:list-item>
          <text:p text:style-name="P49"><text:tab/><text:tab/>Exit</text:p>
        </text:list-item>
        <text:list-item>
          <text:p text:style-name="P49"><text:tab/>Else</text:p>
        </text:list-item>
        <text:list-item>
          <text:p text:style-name="P49"><text:tab/><text:tab/>ptr = ptr-&gt;LINK</text:p>
        </text:list-item>
        <text:list-item>
          <text:p text:style-name="P49"><text:s/><text:tab/>EndIf</text:p>
        </text:list-item>
        <text:list-item>
          <text:p text:style-name="P49">EndWhile</text:p>
        </text:list-item>
        <text:list-item>
          <text:p text:style-name="P49">If ptr-&gt;LINK = NULL</text:p>
        </text:list-item>
        <text:list-item>
          <text:p text:style-name="P49"><text:tab/>Print "Key not found!"</text:p>
        </text:list-item>
        <text:list-item>
          <text:p text:style-name="P49">EndIf</text:p>
        </text:list-item>
      </text:list>
      <text:p text:style-name="P17">STOP</text:p>
      <text:p text:style-name="P81"/>
      <text:p text:style-name="P17">Algorithm SortList</text:p>
      <text:p text:style-name="P17">START</text:p>
      <text:list xml:id="list2231900320" text:style-name="WWNum36">
        <text:list-item>
          <text:p text:style-name="P50">ptr = HEADER-&gt;LINK</text:p>
        </text:list-item>
        <text:list-item>
          <text:p text:style-name="P50">If ptr = NULL</text:p>
        </text:list-item>
        <text:list-item>
          <text:p text:style-name="P50"><text:tab/>Print "List is empty!"</text:p>
        </text:list-item>
        <text:list-item>
          <text:p text:style-name="P50"><text:tab/>Exit</text:p>
        </text:list-item>
        <text:list-item>
          <text:p text:style-name="P50">Else if(ptr-&gt;LINK == NULL)</text:p>
        </text:list-item>
        <text:list-item>
          <text:p text:style-name="P50"><text:tab/>Print "List is sorted successfully!"</text:p>
        </text:list-item>
        <text:list-item>
          <text:p text:style-name="P50"><text:tab/>Exit</text:p>
        </text:list-item>
        <text:list-item>
          <text:p text:style-name="P50">EndIf</text:p>
        </text:list-item>
        <text:list-item>
          <text:p text:style-name="P50">While ptr-&gt;LINK != NULL</text:p>
        </text:list-item>
        <text:list-item>
          <text:p text:style-name="P50"><text:tab/>min = ptr-&gt;NUM</text:p>
        </text:list-item>
        <text:list-item>
          <text:p text:style-name="P50"><text:tab/>ptr1 = ptr-&gt;LINK</text:p>
        </text:list-item>
        <text:list-item>
          <text:p text:style-name="P50"><text:tab/>minNode = ptr</text:p>
        </text:list-item>
        <text:list-item>
          <text:p text:style-name="P50"><text:tab/>While ptr1 != NULL</text:p>
        </text:list-item>
        <text:list-item>
          <text:p text:style-name="P50"><text:tab/><text:tab/>If ptr1-&gt;NUM &lt; min</text:p>
        </text:list-item>
        <text:list-item>
          <text:p text:style-name="P50"><text:tab/><text:tab/><text:tab/>min = ptr1-&gt;NUM</text:p>
        </text:list-item>
        <text:list-item>
          <text:p text:style-name="P50"><text:tab/><text:tab/><text:tab/>minNode = ptr1</text:p>
        </text:list-item>
        <text:list-item>
          <text:p text:style-name="P50"><text:tab/><text:tab/>EndIf</text:p>
        </text:list-item>
        <text:list-item>
          <text:p text:style-name="P50"><text:tab/><text:tab/>ptr1 = ptr1-&gt;LINK</text:p>
        </text:list-item>
        <text:list-item>
          <text:p text:style-name="P50"><text:tab/>EndWhile</text:p>
        </text:list-item>
        <text:list-item>
          <text:p text:style-name="P50"><text:tab/>Swap(minNode-&gt;NUM, ptr-&gt;NUM)</text:p>
        </text:list-item>
        <text:list-item>
          <text:p text:style-name="P50"><text:tab/>Swap(minNode-&gt;NAME, ptr-&gt;NAME)</text:p>
        </text:list-item>
        <text:list-item>
          <text:p text:style-name="P50"><text:s/><text:tab/>Swap(minNode-&gt;MARK, ptr-&gt;MARK)<text:tab/></text:p>
        </text:list-item>
        <text:list-item>
          <text:p text:style-name="P50"><text:tab/>ptr = ptr-&gt;LINK</text:p>
        </text:list-item>
        <text:list-item>
          <text:p text:style-name="P50">EndWhile</text:p>
        </text:list-item>
        <text:list-item>
          <text:p text:style-name="P50">Print "List is sorted successfully!"</text:p>
        </text:list-item>
      </text:list>
      <text:p text:style-name="P17">STOP</text:p>
      <text:p text:style-name="P81"><text:soft-page-break/></text:p>
      <text:p text:style-name="P17">Algorithm Display</text:p>
      <text:p text:style-name="P17">START</text:p>
      <text:list xml:id="list1980290814" text:style-name="WWNum37">
        <text:list-item>
          <text:p text:style-name="P51">ptr = HEADER-&gt;LINK</text:p>
        </text:list-item>
        <text:list-item>
          <text:p text:style-name="P51">If ptr = NULL</text:p>
        </text:list-item>
        <text:list-item>
          <text:p text:style-name="P51"><text:tab/>Print "List is empty!"</text:p>
        </text:list-item>
        <text:list-item>
          <text:p text:style-name="P51"><text:tab/>Exit</text:p>
        </text:list-item>
        <text:list-item>
          <text:p text:style-name="P51">EndIf</text:p>
        </text:list-item>
        <text:list-item>
          <text:p text:style-name="P51">While ptr!=NULL</text:p>
        </text:list-item>
        <text:list-item>
          <text:p text:style-name="P51"><text:tab/>Print ptr-&gt;NAME</text:p>
        </text:list-item>
        <text:list-item>
          <text:p text:style-name="P51"><text:tab/>Print ptr-&gt;NUM</text:p>
        </text:list-item>
        <text:list-item>
          <text:p text:style-name="P51"><text:tab/>Print ptr-&gt;MARK</text:p>
        </text:list-item>
        <text:list-item>
          <text:p text:style-name="P51"><text:tab/>ptr = ptr-&gt;LINK</text:p>
        </text:list-item>
        <text:list-item>
          <text:p text:style-name="P51">EndWhile</text:p>
        </text:list-item>
      </text:list>
      <text:p text:style-name="P17">STOP</text:p>
      <text:p text:style-name="P113"/>
      <text:p text:style-name="P112"><text:span text:style-name="T2">PROGRAM CODE</text:span><text:span text:style-name="T7"> :- </text:span></text:p>
      <text:p text:style-name="P17">#include&lt;stdio.h&gt;</text:p>
      <text:p text:style-name="P17">#include&lt;stdlib.h&gt;</text:p>
      <text:p text:style-name="P17">#include&lt;string.h&gt;</text:p>
      <text:p text:style-name="P81"/>
      <text:p text:style-name="P17">struct node</text:p>
      <text:p text:style-name="P17">{</text:p>
      <text:p text:style-name="P17"><text:tab/>int NUM;</text:p>
      <text:p text:style-name="P17"><text:tab/>char* NAME;</text:p>
      <text:p text:style-name="P17"><text:tab/>float MARK;</text:p>
      <text:p text:style-name="P17"><text:tab/>struct node* LINK;</text:p>
      <text:p text:style-name="P17">};</text:p>
      <text:p text:style-name="P81"/>
      <text:p text:style-name="P17">void insertList(struct node* HEADER)</text:p>
      <text:p text:style-name="P17">{<text:tab/></text:p>
      <text:p text:style-name="P17"><text:tab/>struct node* ptr = HEADER-&gt;LINK;</text:p>
      <text:p text:style-name="P17"><text:tab/></text:p>
      <text:p text:style-name="P17"><text:tab/>HEADER-&gt;LINK = malloc(1*sizeof(struct node));</text:p>
      <text:p text:style-name="P17"><text:tab/></text:p>
      <text:p text:style-name="P17"><text:tab/>printf("\nEnter student name\n");</text:p>
      <text:p text:style-name="P17"><text:tab/>scanf("\n");</text:p>
      <text:p text:style-name="P17"><text:tab/>HEADER-&gt;LINK-&gt;NAME = malloc(20*sizeof(char));</text:p>
      <text:p text:style-name="P17"><text:tab/>fgets(HEADER-&gt;LINK-&gt;NAME, 20, stdin);</text:p>
      <text:p text:style-name="P17"><text:tab/>HEADER-&gt;LINK-&gt;NAME[strlen(HEADER-&gt;LINK-&gt;NAME)-1] = '\0';</text:p>
      <text:p text:style-name="P17"><text:tab/></text:p>
      <text:p text:style-name="P17"><text:tab/>printf("Enter student roll no.\n");</text:p>
      <text:p text:style-name="P17"><text:tab/>scanf("%d", &amp;HEADER-&gt;LINK-&gt;NUM);</text:p>
      <text:p text:style-name="P17"><text:tab/></text:p>
      <text:p text:style-name="P17"><text:tab/>printf("Enter student total-marks\n");</text:p>
      <text:p text:style-name="P17"><text:tab/>scanf("%f", &amp;HEADER-&gt;LINK-&gt;MARK);</text:p>
      <text:p text:style-name="P17"><text:tab/></text:p>
      <text:p text:style-name="P17"><text:tab/>HEADER-&gt;LINK-&gt;LINK = ptr;</text:p>
      <text:p text:style-name="P17">}</text:p>
      <text:p text:style-name="P81"/>
      <text:p text:style-name="P17">int deleteList(struct node* ptr)</text:p>
      <text:p text:style-name="P17"><text:soft-page-break/>{</text:p>
      <text:p text:style-name="P17"><text:tab/>if(ptr-&gt;LINK == NULL)</text:p>
      <text:p text:style-name="P17"><text:tab/>{</text:p>
      <text:p text:style-name="P17"><text:tab/><text:tab/>printf("\nList is empty!\n");</text:p>
      <text:p text:style-name="P17"><text:tab/><text:tab/>return 0;</text:p>
      <text:p text:style-name="P17"><text:tab/>}</text:p>
      <text:p text:style-name="P17"><text:tab/></text:p>
      <text:p text:style-name="P17"><text:tab/>int KEY;</text:p>
      <text:p text:style-name="P17"><text:tab/></text:p>
      <text:p text:style-name="P17"><text:tab/>printf("\nEnter the student roll no. to be deleted\n");</text:p>
      <text:p text:style-name="P17"><text:tab/>scanf("%d", &amp;KEY);</text:p>
      <text:p text:style-name="P17"><text:tab/></text:p>
      <text:p text:style-name="P17"><text:tab/>while(ptr-&gt;LINK != NULL)</text:p>
      <text:p text:style-name="P17"><text:tab/>{</text:p>
      <text:p text:style-name="P17"><text:tab/><text:tab/>if(ptr-&gt;LINK-&gt;NUM == KEY)</text:p>
      <text:p text:style-name="P17"><text:tab/><text:tab/>{</text:p>
      <text:p text:style-name="P17"><text:tab/><text:tab/><text:tab/>struct node* ptr1 = ptr-&gt;LINK-&gt;LINK;</text:p>
      <text:p text:style-name="P17"><text:tab/><text:tab/><text:tab/>printf("\n%s's details has been deleted\n", ptr-&gt;LINK-&gt;NAME);</text:p>
      <text:p text:style-name="P17"><text:tab/><text:tab/><text:tab/>free(ptr-&gt;LINK);</text:p>
      <text:p text:style-name="P17"><text:tab/><text:tab/><text:tab/>ptr-&gt;LINK = ptr1;</text:p>
      <text:p text:style-name="P17"><text:tab/><text:tab/><text:tab/>return 1;</text:p>
      <text:p text:style-name="P17"><text:tab/><text:tab/>}</text:p>
      <text:p text:style-name="P17"><text:tab/><text:tab/>else</text:p>
      <text:p text:style-name="P17"><text:tab/><text:tab/><text:tab/>ptr = ptr-&gt;LINK;</text:p>
      <text:p text:style-name="P17"><text:tab/>}</text:p>
      <text:p text:style-name="P17"><text:tab/></text:p>
      <text:p text:style-name="P17"><text:tab/>if(ptr-&gt;LINK == NULL)</text:p>
      <text:p text:style-name="P17"><text:tab/><text:tab/>printf("\nStudent not found!\n");</text:p>
      <text:p text:style-name="P17">}</text:p>
      <text:p text:style-name="P81"/>
      <text:p text:style-name="P17">int searchList(struct node* ptr)</text:p>
      <text:p text:style-name="P17">{</text:p>
      <text:p text:style-name="P17"><text:tab/>if(ptr-&gt;LINK == NULL)</text:p>
      <text:p text:style-name="P17"><text:tab/>{</text:p>
      <text:p text:style-name="P17"><text:tab/><text:tab/>printf("\nList is empty!\n");</text:p>
      <text:p text:style-name="P17"><text:tab/><text:tab/>return 0;</text:p>
      <text:p text:style-name="P17"><text:tab/>}</text:p>
      <text:p text:style-name="P17"><text:tab/></text:p>
      <text:p text:style-name="P17"><text:tab/>int KEY;</text:p>
      <text:p text:style-name="P17"><text:tab/></text:p>
      <text:p text:style-name="P17"><text:tab/>printf("\nEnter the student roll no. to be searched\n");</text:p>
      <text:p text:style-name="P17"><text:tab/>scanf("%d", &amp;KEY);</text:p>
      <text:p text:style-name="P17"><text:tab/></text:p>
      <text:p text:style-name="P17"><text:tab/>while(ptr-&gt;LINK != NULL)</text:p>
      <text:p text:style-name="P17"><text:tab/>{</text:p>
      <text:p text:style-name="P17"><text:tab/><text:tab/>if(ptr-&gt;LINK-&gt;NUM == KEY)</text:p>
      <text:p text:style-name="P17"><text:tab/><text:tab/>{</text:p>
      <text:p text:style-name="P17"><text:tab/><text:tab/><text:tab/>printf("\nStudent found!\nName = %s\n", ptr-&gt;LINK-&gt;NAME);</text:p>
      <text:p text:style-name="P17"><text:tab/><text:tab/><text:tab/>printf("Roll No. = %d\n",ptr-&gt;LINK-&gt;NUM);</text:p>
      <text:p text:style-name="P17"><text:tab/><text:tab/><text:tab/>printf("Total Marks = %0.2f\n",ptr-&gt;LINK-&gt;MARK);</text:p>
      <text:p text:style-name="P17"><text:tab/><text:tab/><text:tab/>return 1;</text:p>
      <text:p text:style-name="P17"><text:tab/><text:tab/>}</text:p>
      <text:p text:style-name="P17"><text:soft-page-break/><text:tab/><text:tab/>else</text:p>
      <text:p text:style-name="P17"><text:tab/><text:tab/><text:tab/>ptr = ptr-&gt;LINK;</text:p>
      <text:p text:style-name="P17"><text:tab/>}</text:p>
      <text:p text:style-name="P17"><text:tab/></text:p>
      <text:p text:style-name="P17"><text:tab/>if(ptr-&gt;LINK == NULL)</text:p>
      <text:p text:style-name="P17"><text:tab/><text:tab/>printf("\nStudent not found!\n");</text:p>
      <text:p text:style-name="P17">}</text:p>
      <text:p text:style-name="P81"/>
      <text:p text:style-name="P17">int sortList(struct node* ptr)</text:p>
      <text:p text:style-name="P17">{</text:p>
      <text:p text:style-name="P17"><text:tab/>if(ptr == NULL)</text:p>
      <text:p text:style-name="P17"><text:tab/>{</text:p>
      <text:p text:style-name="P17"><text:tab/><text:tab/>printf("\nList is empty!\n");</text:p>
      <text:p text:style-name="P17"><text:tab/><text:tab/>return 0;</text:p>
      <text:p text:style-name="P17"><text:tab/>}</text:p>
      <text:p text:style-name="P17"><text:tab/>else if(ptr-&gt;LINK == NULL)</text:p>
      <text:p text:style-name="P17"><text:tab/>{</text:p>
      <text:p text:style-name="P17"><text:tab/><text:tab/>printf("\nList is sorted successfully!\n");</text:p>
      <text:p text:style-name="P17"><text:tab/><text:tab/>return 1;</text:p>
      <text:p text:style-name="P17"><text:tab/>}</text:p>
      <text:p text:style-name="P17"><text:tab/></text:p>
      <text:p text:style-name="P17"><text:tab/>while(ptr-&gt;LINK != NULL)</text:p>
      <text:p text:style-name="P17"><text:tab/>{</text:p>
      <text:p text:style-name="P17"><text:tab/><text:tab/>int min = ptr-&gt;NUM;</text:p>
      <text:p text:style-name="P17"><text:tab/><text:tab/>struct node* ptr1 = ptr-&gt;LINK;</text:p>
      <text:p text:style-name="P17"><text:tab/><text:tab/>struct node* minNode = ptr;</text:p>
      <text:p text:style-name="P81"/>
      <text:p text:style-name="P17"><text:tab/><text:tab/>while(ptr1 != NULL)</text:p>
      <text:p text:style-name="P17"><text:tab/><text:tab/>{</text:p>
      <text:p text:style-name="P17"><text:tab/><text:tab/><text:tab/>if(ptr1-&gt;NUM &lt; min)</text:p>
      <text:p text:style-name="P17"><text:tab/><text:tab/><text:tab/>{</text:p>
      <text:p text:style-name="P17"><text:tab/><text:tab/><text:tab/><text:tab/>min = ptr1-&gt;NUM;</text:p>
      <text:p text:style-name="P17"><text:tab/><text:tab/><text:tab/><text:tab/>minNode = ptr1; </text:p>
      <text:p text:style-name="P17"><text:tab/><text:tab/><text:tab/>}</text:p>
      <text:p text:style-name="P17"><text:tab/><text:tab/><text:tab/>ptr1 = ptr1-&gt;LINK;</text:p>
      <text:p text:style-name="P17"><text:tab/><text:tab/>}</text:p>
      <text:p text:style-name="P81"/>
      <text:p text:style-name="P17"><text:tab/><text:tab/>int num = minNode-&gt;NUM;</text:p>
      <text:p text:style-name="P17"><text:tab/><text:tab/>minNode-&gt;NUM = ptr-&gt;NUM;</text:p>
      <text:p text:style-name="P17"><text:tab/><text:tab/>ptr-&gt;NUM = num; </text:p>
      <text:p text:style-name="P17"><text:tab/><text:tab/></text:p>
      <text:p text:style-name="P17"><text:tab/><text:tab/>char* name = minNode-&gt;NAME;</text:p>
      <text:p text:style-name="P17"><text:tab/><text:tab/>minNode-&gt;NAME = ptr-&gt;NAME;</text:p>
      <text:p text:style-name="P17"><text:tab/><text:tab/>ptr-&gt;NAME = name;</text:p>
      <text:p text:style-name="P17"><text:tab/><text:tab/></text:p>
      <text:p text:style-name="P17"><text:tab/><text:tab/>float mark = minNode-&gt;MARK;</text:p>
      <text:p text:style-name="P17"><text:tab/><text:tab/>minNode-&gt;MARK = ptr-&gt;MARK;</text:p>
      <text:p text:style-name="P17"><text:tab/><text:tab/>ptr-&gt;MARK = mark;</text:p>
      <text:p text:style-name="P17"><text:tab/><text:tab/></text:p>
      <text:p text:style-name="P17"><text:tab/><text:tab/>ptr = ptr-&gt;LINK;</text:p>
      <text:p text:style-name="P17"><text:tab/>}</text:p>
      <text:p text:style-name="P17"><text:tab/>printf("\nList is sorted successfully!\n");</text:p>
      <text:p text:style-name="P17"><text:soft-page-break/>}</text:p>
      <text:p text:style-name="P81"/>
      <text:p text:style-name="P17">int display(struct node* ptr)</text:p>
      <text:p text:style-name="P17">{</text:p>
      <text:p text:style-name="P17"><text:tab/>if(ptr == NULL)</text:p>
      <text:p text:style-name="P17"><text:tab/>{</text:p>
      <text:p text:style-name="P17"><text:tab/><text:tab/>printf("\nList is empty!\n");</text:p>
      <text:p text:style-name="P17"><text:tab/><text:tab/>return 0;</text:p>
      <text:p text:style-name="P17"><text:tab/>}</text:p>
      <text:p text:style-name="P17"><text:tab/></text:p>
      <text:p text:style-name="P17"><text:tab/>int i=1;</text:p>
      <text:p text:style-name="P17"><text:tab/></text:p>
      <text:p text:style-name="P17"><text:tab/>while(ptr!=NULL)</text:p>
      <text:p text:style-name="P17"><text:tab/>{</text:p>
      <text:p text:style-name="P17"><text:tab/><text:tab/>printf("\nStudent %d Details:\nName = %s\n", i, ptr-&gt;NAME);</text:p>
      <text:p text:style-name="P17"><text:tab/><text:tab/>printf("Roll No. = %d\n",ptr-&gt;NUM);</text:p>
      <text:p text:style-name="P17"><text:tab/><text:tab/>printf("Total Marks = %0.2f\n",ptr-&gt;MARK);</text:p>
      <text:p text:style-name="P17"><text:tab/><text:tab/>ptr=ptr-&gt;LINK;</text:p>
      <text:p text:style-name="P17"><text:tab/><text:tab/>i++;</text:p>
      <text:p text:style-name="P17"><text:tab/>}</text:p>
      <text:p text:style-name="P17">}</text:p>
      <text:p text:style-name="P81"/>
      <text:p text:style-name="P17">void main()</text:p>
      <text:p text:style-name="P17">{</text:p>
      <text:p text:style-name="P17"><text:tab/>struct node* HEADER = (struct node*) malloc(1*sizeof(struct node));</text:p>
      <text:p text:style-name="P17"><text:tab/>HEADER-&gt;LINK = NULL;</text:p>
      <text:p text:style-name="P17"><text:tab/></text:p>
      <text:p text:style-name="P17"><text:tab/>int flag;</text:p>
      <text:p text:style-name="P17">L:<text:tab/></text:p>
      <text:p text:style-name="P17"><text:tab/>printf("\nChoose the option:\n");</text:p>
      <text:p text:style-name="P17"><text:tab/>printf("1.INSERT\n2.DELETE\n3.SEARCH\n4.SORT\n5.DISPLAY\n6.EXIT\n");</text:p>
      <text:p text:style-name="P17"><text:tab/>scanf("%d", &amp;flag);</text:p>
      <text:p text:style-name="P17"><text:tab/></text:p>
      <text:p text:style-name="P17"><text:tab/>switch(flag)</text:p>
      <text:p text:style-name="P17"><text:tab/>{</text:p>
      <text:p text:style-name="P17"><text:tab/><text:tab/>case 1:</text:p>
      <text:p text:style-name="P17"><text:tab/><text:tab/><text:tab/>insertList(HEADER);</text:p>
      <text:p text:style-name="P17"><text:tab/><text:tab/><text:tab/>goto L;</text:p>
      <text:p text:style-name="P17"><text:tab/><text:tab/>case 2:</text:p>
      <text:p text:style-name="P17"><text:tab/><text:tab/><text:tab/>deleteList(HEADER);</text:p>
      <text:p text:style-name="P17"><text:tab/><text:tab/><text:tab/>goto L;</text:p>
      <text:p text:style-name="P17"><text:tab/><text:tab/>case 3:</text:p>
      <text:p text:style-name="P17"><text:tab/><text:tab/><text:tab/>searchList(HEADER);</text:p>
      <text:p text:style-name="P17"><text:tab/><text:tab/><text:tab/>goto L;</text:p>
      <text:p text:style-name="P17"><text:tab/><text:tab/>case 4:</text:p>
      <text:p text:style-name="P17"><text:tab/><text:tab/><text:tab/>sortList(HEADER-&gt;LINK);</text:p>
      <text:p text:style-name="P17"><text:tab/><text:tab/><text:tab/>goto L;</text:p>
      <text:p text:style-name="P17"><text:tab/><text:tab/>case 5:</text:p>
      <text:p text:style-name="P17"><text:tab/><text:tab/><text:tab/>display(HEADER-&gt;LINK);</text:p>
      <text:p text:style-name="P17"><text:tab/><text:tab/><text:tab/>goto L;</text:p>
      <text:p text:style-name="P17"><text:tab/><text:tab/>case 6:</text:p>
      <text:p text:style-name="P17"><text:tab/><text:tab/><text:tab/>printf("\nEXIT.\n");</text:p>
      <text:p text:style-name="P17"><text:soft-page-break/><text:tab/><text:tab/><text:tab/>exit(0);</text:p>
      <text:p text:style-name="P17"><text:tab/><text:tab/>default:</text:p>
      <text:p text:style-name="P17"><text:tab/><text:tab/><text:tab/>printf("INVALID INPUT!\n");</text:p>
      <text:p text:style-name="P17"><text:tab/><text:tab/><text:tab/>goto L;</text:p>
      <text:p text:style-name="P17"><text:tab/>}</text:p>
      <text:p text:style-name="P17">}</text:p>
      <text:p text:style-name="P118"/>
      <text:p text:style-name="P112"><text:span text:style-name="T2">SAMPLE OUTPUT </text:span><text:span text:style-name="T7">:-</text:span></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1</text:p>
      <text:p text:style-name="P81"/>
      <text:p text:style-name="P17">Enter student name</text:p>
      <text:p text:style-name="P17">Amal Nath</text:p>
      <text:p text:style-name="P17">Enter student roll no.</text:p>
      <text:p text:style-name="P17">11</text:p>
      <text:p text:style-name="P17">Enter student total-marks</text:p>
      <text:p text:style-name="P17">100</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1</text:p>
      <text:p text:style-name="P81"/>
      <text:p text:style-name="P17">Enter student name</text:p>
      <text:p text:style-name="P17">Ajith Kumar</text:p>
      <text:p text:style-name="P17">Enter student roll no.</text:p>
      <text:p text:style-name="P17">7</text:p>
      <text:p text:style-name="P17">Enter student total-marks</text:p>
      <text:p text:style-name="P17">99.75</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1</text:p>
      <text:p text:style-name="P81"/>
      <text:p text:style-name="P17">Enter student name</text:p>
      <text:p text:style-name="P17"><text:soft-page-break/>Jijo Johnson</text:p>
      <text:p text:style-name="P17">Enter student roll no.</text:p>
      <text:p text:style-name="P17">31</text:p>
      <text:p text:style-name="P17">Enter student total-marks</text:p>
      <text:p text:style-name="P17">99.5</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1</text:p>
      <text:p text:style-name="P81"/>
      <text:p text:style-name="P17">Enter student name</text:p>
      <text:p text:style-name="P17">Emil Joji</text:p>
      <text:p text:style-name="P17">Enter student roll no.</text:p>
      <text:p text:style-name="P17">22</text:p>
      <text:p text:style-name="P17">Enter student total-marks</text:p>
      <text:p text:style-name="P17">99.5</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1</text:p>
      <text:p text:style-name="P81"/>
      <text:p text:style-name="P17">Enter student name</text:p>
      <text:p text:style-name="P17">Dinoy Raj</text:p>
      <text:p text:style-name="P17">Enter student roll no.</text:p>
      <text:p text:style-name="P17">21</text:p>
      <text:p text:style-name="P17">Enter student total-marks</text:p>
      <text:p text:style-name="P17">99.75</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3</text:p>
      <text:p text:style-name="P81"/>
      <text:p text:style-name="P17">Enter the student roll no. to be searched</text:p>
      <text:p text:style-name="P17">11</text:p>
      <text:p text:style-name="P81"/>
      <text:p text:style-name="P17">Student found!</text:p>
      <text:p text:style-name="P17">Name = Amal Nath</text:p>
      <text:p text:style-name="P17"><text:soft-page-break/>Roll No. = 11</text:p>
      <text:p text:style-name="P17">Total Marks = 100.00</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2</text:p>
      <text:p text:style-name="P81"/>
      <text:p text:style-name="P17">Enter the student roll no. to be deleted</text:p>
      <text:p text:style-name="P17">11</text:p>
      <text:p text:style-name="P81"/>
      <text:p text:style-name="P17">Amal Nath's details has been deleted</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5</text:p>
      <text:p text:style-name="P81"/>
      <text:p text:style-name="P17">Student 1 Details:</text:p>
      <text:p text:style-name="P17">Name = Dinoy Raj</text:p>
      <text:p text:style-name="P17">Roll No. = 21</text:p>
      <text:p text:style-name="P17">Total Marks = 99.75</text:p>
      <text:p text:style-name="P81"/>
      <text:p text:style-name="P17">Student 2 Details:</text:p>
      <text:p text:style-name="P17">Name = Emil Joji</text:p>
      <text:p text:style-name="P17">Roll No. = 22</text:p>
      <text:p text:style-name="P17">Total Marks = 99.50</text:p>
      <text:p text:style-name="P81"/>
      <text:p text:style-name="P17">Student 3 Details:</text:p>
      <text:p text:style-name="P17">Name = Jijo Johnson</text:p>
      <text:p text:style-name="P17">Roll No. = 31</text:p>
      <text:p text:style-name="P17">Total Marks = 99.50</text:p>
      <text:p text:style-name="P81"/>
      <text:p text:style-name="P17">Student 4 Details:</text:p>
      <text:p text:style-name="P17">Name = Ajith Kumar</text:p>
      <text:p text:style-name="P17">Roll No. = 7</text:p>
      <text:p text:style-name="P17">Total Marks = 99.75</text:p>
      <text:p text:style-name="P81"/>
      <text:p text:style-name="P17">Choose the option:</text:p>
      <text:p text:style-name="P17">1.INSERT</text:p>
      <text:p text:style-name="P17">2.DELETE</text:p>
      <text:p text:style-name="P17">3.SEARCH</text:p>
      <text:p text:style-name="P17">4.SORT</text:p>
      <text:p text:style-name="P17">5.DISPLAY</text:p>
      <text:p text:style-name="P17"><text:soft-page-break/>6.EXIT</text:p>
      <text:p text:style-name="P17">4</text:p>
      <text:p text:style-name="P81"/>
      <text:p text:style-name="P17">List is sorted successfully!</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5</text:p>
      <text:p text:style-name="P81"/>
      <text:p text:style-name="P17">Student 1 Details:</text:p>
      <text:p text:style-name="P17">Name = Ajith Kumar</text:p>
      <text:p text:style-name="P17">Roll No. = 7</text:p>
      <text:p text:style-name="P17">Total Marks = 99.75</text:p>
      <text:p text:style-name="P81"/>
      <text:p text:style-name="P17">Student 2 Details:</text:p>
      <text:p text:style-name="P17">Name = Dinoy Raj</text:p>
      <text:p text:style-name="P17">Roll No. = 21</text:p>
      <text:p text:style-name="P17">Total Marks = 99.75</text:p>
      <text:p text:style-name="P81"/>
      <text:p text:style-name="P17">Student 3 Details:</text:p>
      <text:p text:style-name="P17">Name = Emil Joji</text:p>
      <text:p text:style-name="P17">Roll No. = 22</text:p>
      <text:p text:style-name="P17">Total Marks = 99.50</text:p>
      <text:p text:style-name="P81"/>
      <text:p text:style-name="P17">Student 4 Details:</text:p>
      <text:p text:style-name="P17">Name = Jijo Johnson</text:p>
      <text:p text:style-name="P17">Roll No. = 31</text:p>
      <text:p text:style-name="P17">Total Marks = 99.50</text:p>
      <text:p text:style-name="P81"/>
      <text:p text:style-name="P17">Choose the option:</text:p>
      <text:p text:style-name="P17">1.INSERT</text:p>
      <text:p text:style-name="P17">2.DELETE</text:p>
      <text:p text:style-name="P17">3.SEARCH</text:p>
      <text:p text:style-name="P17">4.SORT</text:p>
      <text:p text:style-name="P17">5.DISPLAY</text:p>
      <text:p text:style-name="P17">6.EXIT</text:p>
      <text:p text:style-name="P17">6</text:p>
      <text:p text:style-name="P81"/>
      <text:p text:style-name="P17">EXIT.</text:p>
      <text:p text:style-name="P80"/>
      <text:p text:style-name="P116"><text:span text:style-name="T2"><text:line-break/>RESULT </text:span><text:span text:style-name="T7">:- The given operations are performed on a Student linked list.</text:span></text:p>
      <text:p text:style-name="P101">EXPERIMENT 9c</text:p>
      <text:p text:style-name="P8"/>
      <text:p text:style-name="P112"><text:span text:style-name="T2">AIM </text:span><text:span text:style-name="T7">:- Write a program to read two polynomials and store them using linked list. Calculate the sum and product and display the first polynomial, second polynomial and the resultant polynomial.</text:span></text:p>
      <text:p text:style-name="P8"/>
      <text:p text:style-name="P112"><text:span text:style-name="T2">DATA STRUCTURE USED </text:span><text:span text:style-name="T7">:- LINKED LIST is the data structure used.</text:span></text:p>
      <text:p text:style-name="P8"/>
      <text:p text:style-name="P112"><text:span text:style-name="T2">ALGORITHM</text:span><text:span text:style-name="T7"> :- </text:span></text:p>
      <text:p text:style-name="Standard">Algorithm InsertList</text:p>
      <text:p text:style-name="Standard">START</text:p>
      <text:list xml:id="list943002809" text:style-name="WWNum38">
        <text:list-item>
          <text:p text:style-name="P10">ptr = HEADER-&gt;LINK</text:p>
        </text:list-item>
        <text:list-item>
          <text:p text:style-name="P10">HEADER-&gt;LINK = <text:span text:style-name="T14">GetNode(NODE)</text:span></text:p>
        </text:list-item>
        <text:list-item>
          <text:p text:style-name="P10">Read HEADER-&gt;LINK-&gt;COEFF</text:p>
        </text:list-item>
        <text:list-item>
          <text:p text:style-name="P10">Read HEADER-&gt;LINK-&gt;EXPO</text:p>
        </text:list-item>
        <text:list-item>
          <text:p text:style-name="P10">HEADER-&gt;LINK-&gt;LINK = ptr</text:p>
        </text:list-item>
      </text:list>
      <text:p text:style-name="Standard">STOP</text:p>
      <text:p text:style-name="P8"/>
      <text:p text:style-name="Standard">Algorithm AddList</text:p>
      <text:p text:style-name="Standard">START</text:p>
      <text:list xml:id="list3300832655" text:style-name="WWNum39">
        <text:list-item>
          <text:p text:style-name="P11">ptr1 = HEADER1-&gt;LINK, ptr2 = HEADER2-&gt;LINK, ptr3 = HEADER3</text:p>
        </text:list-item>
        <text:list-item>
          <text:p text:style-name="P11">While ptr1 != NULL <text:span text:style-name="T14">and</text:span> ptr2 != NULL do</text:p>
        </text:list-item>
        <text:list-item>
          <text:p text:style-name="P11"><text:tab/><text:span text:style-name="T14">If </text:span>ptr1-&gt;EXPO = ptr2-&gt;EXPO</text:p>
        </text:list-item>
        <text:list-item>
          <text:p text:style-name="P11"><text:tab/><text:tab/>If ptr1-&gt;COEFF + ptr2-&gt;COEFF != 0</text:p>
        </text:list-item>
        <text:list-item>
          <text:p text:style-name="P11"><text:tab/><text:tab/><text:tab/>ptr3-&gt;LINK = <text:span text:style-name="T14">GetNode(NODE)</text:span></text:p>
        </text:list-item>
        <text:list-item>
          <text:p text:style-name="P11"><text:tab/><text:tab/><text:tab/>ptr3-&gt;LINK-&gt;EXPO = ptr1-&gt;EXPO</text:p>
        </text:list-item>
        <text:list-item>
          <text:p text:style-name="P11"><text:tab/><text:tab/><text:tab/>ptr3-&gt;LINK-&gt;COEFF = ptr1-&gt;COEFF + ptr2-&gt;COEFF</text:p>
        </text:list-item>
        <text:list-item>
          <text:p text:style-name="P11"><text:tab/><text:tab/><text:tab/>ptr3-&gt;LINK-&gt;LINK = NULL</text:p>
        </text:list-item>
        <text:list-item>
          <text:p text:style-name="P11"><text:tab/><text:tab/><text:tab/>ptr3 = ptr3-&gt;LINK</text:p>
        </text:list-item>
        <text:list-item>
          <text:p text:style-name="P11"><text:tab/><text:tab/>Endif</text:p>
        </text:list-item>
        <text:list-item>
          <text:p text:style-name="P11"><text:tab/><text:tab/>ptr1 = ptr1-&gt;LINK</text:p>
        </text:list-item>
        <text:list-item>
          <text:p text:style-name="P11"><text:tab/><text:tab/>ptr2 = ptr2-&gt;LINK</text:p>
        </text:list-item>
        <text:list-item>
          <text:p text:style-name="P11"><text:tab/>Else if ptr1-&gt;EXPO &lt; ptr2-&gt;EXPO</text:p>
        </text:list-item>
        <text:list-item>
          <text:p text:style-name="P11"><text:tab/><text:tab/>ptr3-&gt;LINK = <text:span text:style-name="T14">GetNode(NODE)</text:span></text:p>
        </text:list-item>
        <text:list-item>
          <text:p text:style-name="P11"><text:tab/><text:tab/>ptr3-&gt;LINK-&gt;EXPO = ptr1-&gt;EXPO</text:p>
        </text:list-item>
        <text:list-item>
          <text:p text:style-name="P11"><text:tab/><text:tab/>ptr3-&gt;LINK-&gt;COEFF = ptr1-&gt;COEFF</text:p>
        </text:list-item>
        <text:list-item>
          <text:p text:style-name="P11"><text:tab/><text:tab/>ptr3-&gt;LINK-&gt;LINK = NULL</text:p>
        </text:list-item>
        <text:list-item>
          <text:p text:style-name="P11"><text:tab/><text:tab/>ptr1 = ptr1-&gt;LINK</text:p>
        </text:list-item>
        <text:list-item>
          <text:p text:style-name="P11"><text:tab/><text:tab/>ptr3 = ptr3-&gt;LINK</text:p>
        </text:list-item>
        <text:list-item>
          <text:p text:style-name="P11"><text:tab/>Else</text:p>
        </text:list-item>
        <text:list-item>
          <text:p text:style-name="P11"><text:tab/><text:tab/>ptr3-&gt;LINK = <text:span text:style-name="T14">GetNode(NODE)</text:span></text:p>
        </text:list-item>
        <text:list-item>
          <text:p text:style-name="P11"><text:tab/><text:tab/>ptr3-&gt;LINK-&gt;EXPO = ptr2-&gt;EXPO</text:p>
        </text:list-item>
        <text:list-item>
          <text:p text:style-name="P11"><text:tab/><text:tab/>ptr3-&gt;LINK-&gt;COEFF = ptr2-&gt;COEFF</text:p>
        </text:list-item>
        <text:list-item>
          <text:p text:style-name="P11"><text:tab/><text:tab/>ptr3-&gt;LINK-&gt;LINK = NULL</text:p>
        </text:list-item>
        <text:list-item>
          <text:p text:style-name="P11"><text:tab/><text:tab/>ptr2 = ptr2-&gt;LINK</text:p>
        </text:list-item>
        <text:list-item>
          <text:p text:style-name="P11"><text:tab/><text:tab/>ptr3 = ptr3-&gt;LINK</text:p>
        </text:list-item>
        <text:list-item>
          <text:p text:style-name="P11"><text:tab/>Endif</text:p>
        </text:list-item>
        <text:list-item>
          <text:p text:style-name="P11">EndWhile</text:p>
        </text:list-item>
        <text:list-item>
          <text:p text:style-name="P11">If ptr1 != NULL and ptr2 = NULL do</text:p>
        </text:list-item>
        <text:list-item>
          <text:p text:style-name="P11"><text:tab/>While ptr1 != NULL</text:p>
        </text:list-item>
        <text:list-item>
          <text:p text:style-name="P11"><text:soft-page-break/><text:tab/><text:tab/>ptr3-&gt;LINK = <text:span text:style-name="T14">GetNode(NODE)</text:span></text:p>
        </text:list-item>
        <text:list-item>
          <text:p text:style-name="P11"><text:tab/><text:tab/>ptr3-&gt;LINK-&gt;EXPO = ptr1-&gt;EXPO</text:p>
        </text:list-item>
        <text:list-item>
          <text:p text:style-name="P11"><text:tab/><text:tab/>ptr3-&gt;LINK-&gt;COEFF = ptr1-&gt;COEFF</text:p>
        </text:list-item>
        <text:list-item>
          <text:p text:style-name="P11"><text:tab/><text:tab/>ptr3-&gt;LINK-&gt;LINK = NULL</text:p>
        </text:list-item>
        <text:list-item>
          <text:p text:style-name="P11"><text:tab/><text:tab/>ptr1 = ptr1-&gt;LINK</text:p>
        </text:list-item>
        <text:list-item>
          <text:p text:style-name="P11"><text:tab/><text:tab/>ptr3 = ptr3-&gt;LINK</text:p>
        </text:list-item>
        <text:list-item>
          <text:p text:style-name="P11"><text:tab/>EndWhile</text:p>
        </text:list-item>
        <text:list-item>
          <text:p text:style-name="P11">Else if ptr1 = NULL and ptr2 != NULL do</text:p>
        </text:list-item>
        <text:list-item>
          <text:p text:style-name="P11"><text:tab/><text:span text:style-name="T14">While </text:span>ptr2 != NULL</text:p>
        </text:list-item>
        <text:list-item>
          <text:p text:style-name="P11"><text:tab/><text:tab/>ptr3-&gt;LINK = <text:span text:style-name="T14">GetNode(NODE)</text:span></text:p>
        </text:list-item>
        <text:list-item>
          <text:p text:style-name="P11"><text:tab/><text:tab/>ptr3-&gt;LINK-&gt;EXPO = ptr2-&gt;EXPO</text:p>
        </text:list-item>
        <text:list-item>
          <text:p text:style-name="P11"><text:tab/><text:tab/>ptr3-&gt;LINK-&gt;COEFF = ptr2-&gt;COEFF</text:p>
        </text:list-item>
        <text:list-item>
          <text:p text:style-name="P11"><text:tab/><text:tab/>ptr3-&gt;LINK-&gt;LINK = NULL</text:p>
        </text:list-item>
        <text:list-item>
          <text:p text:style-name="P11"><text:tab/><text:tab/>ptr2 = ptr2-&gt;LINK</text:p>
        </text:list-item>
        <text:list-item>
          <text:p text:style-name="P11"><text:tab/><text:tab/>ptr3 = ptr3-&gt;LINK</text:p>
        </text:list-item>
        <text:list-item>
          <text:p text:style-name="P11"><text:tab/>EndWhile</text:p>
        </text:list-item>
        <text:list-item>
          <text:p text:style-name="P11">EndIf</text:p>
        </text:list-item>
      </text:list>
      <text:p text:style-name="Standard">STOP</text:p>
      <text:p text:style-name="P8"/>
      <text:p text:style-name="Standard">Algorithm ProductList</text:p>
      <text:p text:style-name="Standard">START</text:p>
      <text:list xml:id="list4163829428" text:style-name="WWNum40">
        <text:list-item>
          <text:p text:style-name="P12">ptr1 = HEADER1-&gt;LINK</text:p>
        </text:list-item>
        <text:list-item>
          <text:p text:style-name="P12">While ptr1 != NULL </text:p>
        </text:list-item>
        <text:list-item>
          <text:p text:style-name="P12"><text:tab/>ptr2 = HEADER2-&gt;LINK</text:p>
        </text:list-item>
        <text:list-item>
          <text:p text:style-name="P12"><text:tab/>While ptr2 != NULL<text:tab/></text:p>
        </text:list-item>
        <text:list-item>
          <text:p text:style-name="P12"><text:tab/><text:tab/>C = ptr1-&gt;COEFF * ptr2-&gt;COEFF</text:p>
        </text:list-item>
        <text:list-item>
          <text:p text:style-name="P12"><text:tab/><text:tab/>E = ptr1-&gt;EXPO + ptr2-&gt;EXPO</text:p>
        </text:list-item>
        <text:list-item>
          <text:p text:style-name="P12"><text:tab/><text:tab/>ptr = <text:span text:style-name="T14">GetNode(NODE)</text:span></text:p>
        </text:list-item>
        <text:list-item>
          <text:p text:style-name="P12"><text:tab/><text:tab/>ptr3 = HEADER4</text:p>
        </text:list-item>
        <text:list-item>
          <text:p text:style-name="P12"><text:tab/><text:tab/>While ptr3-&gt;LINK != NULL</text:p>
        </text:list-item>
        <text:list-item>
          <text:p text:style-name="P12"><text:tab/><text:tab/><text:tab/><text:span text:style-name="T14">If </text:span>ptr3-&gt;LINK-&gt;EXPO = <text:span text:style-name="T14">E</text:span></text:p>
        </text:list-item>
        <text:list-item>
          <text:p text:style-name="P12"><text:tab/><text:tab/><text:tab/><text:tab/>ptr3-&gt;LINK-&gt;COEFF += C</text:p>
        </text:list-item>
        <text:list-item>
          <text:p text:style-name="P12"><text:tab/><text:tab/><text:tab/><text:tab/>Exit while </text:p>
        </text:list-item>
        <text:list-item>
          <text:p text:style-name="P12"><text:tab/><text:tab/><text:tab/>Else if ptr3-&gt;LINK-&gt;EXPO &gt; E</text:p>
        </text:list-item>
        <text:list-item>
          <text:p text:style-name="P12"><text:tab/><text:tab/><text:tab/><text:tab/>ptr-&gt;EXPO = E</text:p>
        </text:list-item>
        <text:list-item>
          <text:p text:style-name="P12"><text:tab/><text:tab/><text:tab/><text:tab/>ptr-&gt;COEFF = C</text:p>
        </text:list-item>
        <text:list-item>
          <text:p text:style-name="P12"><text:tab/><text:tab/><text:tab/><text:tab/>ptr-&gt;LINK = ptr3-&gt;LINK</text:p>
        </text:list-item>
        <text:list-item>
          <text:p text:style-name="P12"><text:tab/><text:tab/><text:tab/><text:tab/>ptr3-&gt;LINK = ptr</text:p>
        </text:list-item>
        <text:list-item>
          <text:p text:style-name="P12"><text:tab/><text:tab/><text:tab/><text:tab/>Exit while</text:p>
        </text:list-item>
        <text:list-item>
          <text:p text:style-name="P12"><text:s/><text:tab/><text:tab/><text:tab/>EndIf</text:p>
        </text:list-item>
        <text:list-item>
          <text:p text:style-name="P12"><text:tab/><text:tab/><text:tab/>ptr3 = ptr3-&gt;LINK</text:p>
        </text:list-item>
        <text:list-item>
          <text:p text:style-name="P12"><text:tab/><text:tab/>EndWhile</text:p>
        </text:list-item>
        <text:list-item>
          <text:p text:style-name="P12"><text:tab/><text:tab/><text:span text:style-name="T14">If </text:span>ptr3-&gt;LINK = NULL</text:p>
        </text:list-item>
        <text:list-item>
          <text:p text:style-name="P12"><text:tab/><text:tab/><text:tab/>ptr3-&gt;LINK = ptr</text:p>
        </text:list-item>
        <text:list-item>
          <text:p text:style-name="P12"><text:tab/><text:tab/><text:tab/>ptr-&gt;COEFF = C</text:p>
        </text:list-item>
        <text:list-item>
          <text:p text:style-name="P12"><text:tab/><text:tab/><text:tab/>ptr-&gt;EXPO = E</text:p>
        </text:list-item>
        <text:list-item>
          <text:p text:style-name="P12"><text:tab/><text:tab/><text:tab/>ptr-&gt;LINK = NULL</text:p>
        </text:list-item>
        <text:list-item>
          <text:p text:style-name="P12"><text:s/><text:tab/><text:tab/>EndIf</text:p>
        </text:list-item>
        <text:list-item>
          <text:p text:style-name="P12"><text:tab/><text:tab/>ptr2 = ptr2-&gt;LINK</text:p>
        </text:list-item>
        <text:list-item>
          <text:p text:style-name="P12"><text:tab/>EndWhile</text:p>
        </text:list-item>
        <text:list-item>
          <text:p text:style-name="P12"><text:tab/>ptr1 = ptr1-&gt;LINK</text:p>
        </text:list-item>
        <text:list-item>
          <text:p text:style-name="P12">EndWhile</text:p>
        </text:list-item>
      </text:list>
      <text:p text:style-name="Standard"><text:soft-page-break/>STOP</text:p>
      <text:p text:style-name="P8"/>
      <text:p text:style-name="Standard">Algorithm SortList</text:p>
      <text:p text:style-name="Standard">START</text:p>
      <text:list xml:id="list1526324577" text:style-name="WWNum41">
        <text:list-item>
          <text:p text:style-name="P13">ptr = HEADER-&gt;LINK</text:p>
        </text:list-item>
        <text:list-item>
          <text:p text:style-name="P13">If ptr = NULL</text:p>
        </text:list-item>
        <text:list-item>
          <text:p text:style-name="P13"><text:tab/>Exit</text:p>
        </text:list-item>
        <text:list-item>
          <text:p text:style-name="P13">Else if ptr-&gt;LINK = NULL</text:p>
        </text:list-item>
        <text:list-item>
          <text:p text:style-name="P13"><text:tab/><text:span text:style-name="T14">Exit</text:span></text:p>
        </text:list-item>
        <text:list-item>
          <text:p text:style-name="P13"><text:span text:style-name="T14">EndIf</text:span></text:p>
        </text:list-item>
        <text:list-item>
          <text:p text:style-name="P13">While ptr-&gt;LINK != NULL</text:p>
        </text:list-item>
        <text:list-item>
          <text:p text:style-name="P13"><text:tab/>min = ptr-&gt;EXPO</text:p>
        </text:list-item>
        <text:list-item>
          <text:p text:style-name="P13"><text:tab/>ptr1 = ptr-&gt;LINK</text:p>
        </text:list-item>
        <text:list-item>
          <text:p text:style-name="P13"><text:tab/>minNode = ptr</text:p>
        </text:list-item>
        <text:list-item>
          <text:p text:style-name="P13"><text:tab/><text:span text:style-name="T14">W</text:span>hile ptr1 != NULL</text:p>
        </text:list-item>
        <text:list-item>
          <text:p text:style-name="P13"><text:tab/><text:tab/><text:span text:style-name="T14">If </text:span>ptr1-&gt;EXPO &lt; min</text:p>
        </text:list-item>
        <text:list-item>
          <text:p text:style-name="P13"><text:tab/><text:tab/><text:tab/>min = ptr1-&gt;EXPO</text:p>
        </text:list-item>
        <text:list-item>
          <text:p text:style-name="P13"><text:tab/><text:tab/><text:tab/>minNode = ptr1</text:p>
        </text:list-item>
        <text:list-item>
          <text:p text:style-name="P13"><text:s/><text:tab/><text:tab/>EndIf</text:p>
        </text:list-item>
        <text:list-item>
          <text:p text:style-name="P13"><text:tab/><text:tab/>ptr1 = ptr1-&gt;LINK</text:p>
        </text:list-item>
        <text:list-item>
          <text:p text:style-name="P13"><text:tab/>EndWhile</text:p>
        </text:list-item>
        <text:list-item>
          <text:p text:style-name="P13"><text:tab/><text:span text:style-name="T14">Swap(</text:span>minNode-&gt;EXPO, ptr-&gt;EXPO)</text:p>
        </text:list-item>
        <text:list-item>
          <text:p text:style-name="P13"><text:tab/>Swap(minNode-&gt;COEFF, ptr-&gt;COEFF)</text:p>
        </text:list-item>
        <text:list-item>
          <text:p text:style-name="P13"><text:tab/>ptr = ptr-&gt;LINK</text:p>
        </text:list-item>
        <text:list-item>
          <text:p text:style-name="P13">EndWhile</text:p>
        </text:list-item>
      </text:list>
      <text:p text:style-name="Standard">STOP</text:p>
      <text:p text:style-name="P8"/>
      <text:p text:style-name="Standard">Algorithm Display</text:p>
      <text:p text:style-name="Standard">START</text:p>
      <text:list xml:id="list436433327" text:style-name="WWNum42">
        <text:list-item>
          <text:p text:style-name="P14">ptr = HEADER-&gt;LINK</text:p>
        </text:list-item>
        <text:list-item>
          <text:p text:style-name="P14">If ptr = NULL)</text:p>
        </text:list-item>
        <text:list-item>
          <text:p text:style-name="P14"><text:s/><text:tab/>Print "0"</text:p>
        </text:list-item>
        <text:list-item>
          <text:p text:style-name="P14"><text:s/><text:tab/>Exit</text:p>
        </text:list-item>
        <text:list-item>
          <text:p text:style-name="P14">EndIf</text:p>
        </text:list-item>
        <text:list-item>
          <text:p text:style-name="P14"><text:span text:style-name="T14">While </text:span>ptr != NULL</text:p>
        </text:list-item>
        <text:list-item>
          <text:p text:style-name="P14"><text:tab/><text:span text:style-name="T14">Print </text:span>ptr-&gt;COEFF, "x^", ptr-&gt;EXPO</text:p>
        </text:list-item>
        <text:list-item>
          <text:p text:style-name="P14"><text:tab/>ptr = ptr-&gt;LINK</text:p>
        </text:list-item>
        <text:list-item>
          <text:p text:style-name="P14">EndWhile</text:p>
        </text:list-item>
      </text:list>
      <text:p text:style-name="Standard">STOP</text:p>
      <text:p text:style-name="P113"/>
      <text:p text:style-name="P112"><text:span text:style-name="T2">PROGRAM CODE</text:span><text:span text:style-name="T7"> :- </text:span></text:p>
      <text:p text:style-name="P17"><text:span text:style-name="T16">#include&lt;stdio.h&gt;</text:span></text:p>
      <text:p text:style-name="P17"><text:span text:style-name="T16">#include&lt;stdlib.h&gt;</text:span></text:p>
      <text:p text:style-name="P85"/>
      <text:p text:style-name="P17"><text:span text:style-name="T16">struct node</text:span></text:p>
      <text:p text:style-name="P17"><text:span text:style-name="T16">{</text:span></text:p>
      <text:p text:style-name="P17"><text:span text:style-name="T16"><text:tab/>int COEFF;</text:span></text:p>
      <text:p text:style-name="P17"><text:span text:style-name="T16"><text:tab/>int EXPO;</text:span></text:p>
      <text:p text:style-name="P17"><text:span text:style-name="T16"><text:tab/>struct node* LINK;</text:span></text:p>
      <text:p text:style-name="P17"><text:span text:style-name="T16">};</text:span></text:p>
      <text:p text:style-name="P85"/>
      <text:p text:style-name="P17"><text:soft-page-break/><text:span text:style-name="T16">void insertList(struct node* HEADER, int coeff, int expo)</text:span></text:p>
      <text:p text:style-name="P17"><text:span text:style-name="T16">{</text:span></text:p>
      <text:p text:style-name="P17"><text:span text:style-name="T16"><text:tab/>struct node* ptr = HEADER-&gt;LINK;</text:span></text:p>
      <text:p text:style-name="P17"><text:span text:style-name="T16"><text:tab/></text:span></text:p>
      <text:p text:style-name="P17"><text:span text:style-name="T16"><text:tab/>HEADER-&gt;LINK = malloc(1*sizeof(struct node));</text:span></text:p>
      <text:p text:style-name="P17"><text:span text:style-name="T16"><text:tab/></text:span></text:p>
      <text:p text:style-name="P17"><text:span text:style-name="T16"><text:tab/>HEADER-&gt;LINK-&gt;COEFF = coeff;</text:span></text:p>
      <text:p text:style-name="P17"><text:span text:style-name="T16"><text:tab/>HEADER-&gt;LINK-&gt;EXPO = expo;</text:span></text:p>
      <text:p text:style-name="P17"><text:span text:style-name="T16"><text:tab/>HEADER-&gt;LINK-&gt;LINK = ptr;</text:span></text:p>
      <text:p text:style-name="P17"><text:span text:style-name="T16">}</text:span></text:p>
      <text:p text:style-name="P85"/>
      <text:p text:style-name="P17"><text:span text:style-name="T16">void display(struct node* ptr)</text:span></text:p>
      <text:p text:style-name="P17"><text:span text:style-name="T16">{</text:span></text:p>
      <text:p text:style-name="P17"><text:span text:style-name="T16"><text:tab/>if(ptr == NULL)</text:span></text:p>
      <text:p text:style-name="P17"><text:span text:style-name="T16"><text:tab/>{</text:span></text:p>
      <text:p text:style-name="P17"><text:span text:style-name="T16"><text:tab/><text:tab/>printf("0 ");</text:span></text:p>
      <text:p text:style-name="P17"><text:span text:style-name="T16"><text:tab/>}</text:span></text:p>
      <text:p text:style-name="P17"><text:span text:style-name="T16"><text:tab/>while(ptr != NULL)</text:span></text:p>
      <text:p text:style-name="P17"><text:span text:style-name="T16"><text:tab/>{</text:span></text:p>
      <text:p text:style-name="P17"><text:span text:style-name="T16"><text:tab/><text:tab/>printf("%dx^%d ", ptr-&gt;COEFF, ptr-&gt;EXPO);</text:span></text:p>
      <text:p text:style-name="P17"><text:span text:style-name="T16"><text:tab/><text:tab/>ptr = ptr-&gt;LINK;</text:span></text:p>
      <text:p text:style-name="P17"><text:span text:style-name="T16"><text:tab/>}</text:span></text:p>
      <text:p text:style-name="P17"><text:span text:style-name="T16"><text:tab/>printf(")");</text:span></text:p>
      <text:p text:style-name="P17"><text:span text:style-name="T16">}</text:span></text:p>
      <text:p text:style-name="P85"/>
      <text:p text:style-name="P17"><text:span text:style-name="T16">void addList(struct node* ptr1, struct node* ptr2, struct node* ptr3)</text:span></text:p>
      <text:p text:style-name="P17"><text:span text:style-name="T16">{</text:span></text:p>
      <text:p text:style-name="P17"><text:span text:style-name="T16"><text:tab/>while(ptr1 != NULL &amp;&amp; ptr2 != NULL)</text:span></text:p>
      <text:p text:style-name="P17"><text:span text:style-name="T16"><text:tab/>{</text:span></text:p>
      <text:p text:style-name="P17"><text:span text:style-name="T16"><text:tab/><text:tab/>if(ptr1-&gt;EXPO == ptr2-&gt;EXPO)</text:span></text:p>
      <text:p text:style-name="P17"><text:span text:style-name="T16"><text:tab/><text:tab/>{</text:span></text:p>
      <text:p text:style-name="P17"><text:span text:style-name="T16"><text:tab/><text:tab/><text:tab/>if(ptr1-&gt;COEFF + ptr2-&gt;COEFF != 0)</text:span></text:p>
      <text:p text:style-name="P17"><text:span text:style-name="T16"><text:tab/><text:tab/><text:tab/>{</text:span></text:p>
      <text:p text:style-name="P17"><text:span text:style-name="T16"><text:tab/><text:tab/><text:tab/><text:tab/>ptr3-&gt;LINK = malloc(1*sizeof(struct node));</text:span></text:p>
      <text:p text:style-name="P17"><text:span text:style-name="T16"><text:tab/><text:tab/><text:tab/><text:tab/>ptr3-&gt;LINK-&gt;EXPO = ptr1-&gt;EXPO;</text:span></text:p>
      <text:p text:style-name="P17"><text:span text:style-name="T16"><text:tab/><text:tab/><text:tab/><text:tab/>ptr3-&gt;LINK-&gt;COEFF = ptr1-&gt;COEFF + ptr2-&gt;COEFF;</text:span></text:p>
      <text:p text:style-name="P17"><text:span text:style-name="T16"><text:tab/><text:tab/><text:tab/><text:tab/>ptr3-&gt;LINK-&gt;LINK = NULL;</text:span></text:p>
      <text:p text:style-name="P17"><text:span text:style-name="T16"><text:tab/><text:tab/><text:tab/><text:tab/>ptr3 = ptr3-&gt;LINK;</text:span></text:p>
      <text:p text:style-name="P17"><text:span text:style-name="T16"><text:tab/><text:tab/><text:tab/>}</text:span></text:p>
      <text:p text:style-name="P17"><text:span text:style-name="T16"><text:tab/><text:tab/><text:tab/>ptr1 = ptr1-&gt;LINK;</text:span></text:p>
      <text:p text:style-name="P17"><text:span text:style-name="T16"><text:tab/><text:tab/><text:tab/>ptr2 = ptr2-&gt;LINK;</text:span></text:p>
      <text:p text:style-name="P17"><text:span text:style-name="T16"><text:tab/><text:tab/>}</text:span></text:p>
      <text:p text:style-name="P17"><text:span text:style-name="T16"><text:tab/><text:tab/>else if(ptr1-&gt;EXPO &lt; ptr2-&gt;EXPO)</text:span></text:p>
      <text:p text:style-name="P17"><text:span text:style-name="T16"><text:tab/><text:tab/>{</text:span></text:p>
      <text:p text:style-name="P17"><text:span text:style-name="T16"><text:tab/><text:tab/><text:tab/>ptr3-&gt;LINK = malloc(1*sizeof(struct node));</text:span></text:p>
      <text:p text:style-name="P17"><text:span text:style-name="T16"><text:tab/><text:tab/><text:tab/>ptr3-&gt;LINK-&gt;EXPO = ptr1-&gt;EXPO;</text:span></text:p>
      <text:p text:style-name="P17"><text:span text:style-name="T16"><text:tab/><text:tab/><text:tab/>ptr3-&gt;LINK-&gt;COEFF = ptr1-&gt;COEFF;</text:span></text:p>
      <text:p text:style-name="P17"><text:span text:style-name="T16"><text:tab/><text:tab/><text:tab/>ptr3-&gt;LINK-&gt;LINK = NULL;</text:span></text:p>
      <text:p text:style-name="P17"><text:span text:style-name="T16"><text:tab/><text:tab/><text:tab/>ptr1 = ptr1-&gt;LINK;</text:span></text:p>
      <text:p text:style-name="P17"><text:span text:style-name="T16"><text:tab/><text:tab/><text:tab/>ptr3 = ptr3-&gt;LINK;</text:span></text:p>
      <text:p text:style-name="P17"><text:span text:style-name="T16"><text:tab/><text:tab/>}</text:span></text:p>
      <text:p text:style-name="P17"><text:span text:style-name="T16"><text:tab/><text:tab/>else</text:span></text:p>
      <text:p text:style-name="P17"><text:span text:style-name="T16"><text:tab/><text:tab/>{</text:span></text:p>
      <text:p text:style-name="P17"><text:span text:style-name="T16"><text:tab/><text:tab/><text:tab/>ptr3-&gt;LINK = malloc(1*sizeof(struct node));</text:span></text:p>
      <text:p text:style-name="P17"><text:soft-page-break/><text:span text:style-name="T16"><text:tab/><text:tab/><text:tab/>ptr3-&gt;LINK-&gt;EXPO = ptr2-&gt;EXPO;</text:span></text:p>
      <text:p text:style-name="P17"><text:span text:style-name="T16"><text:tab/><text:tab/><text:tab/>ptr3-&gt;LINK-&gt;COEFF = ptr2-&gt;COEFF;</text:span></text:p>
      <text:p text:style-name="P17"><text:span text:style-name="T16"><text:tab/><text:tab/><text:tab/>ptr3-&gt;LINK-&gt;LINK = NULL;</text:span></text:p>
      <text:p text:style-name="P17"><text:span text:style-name="T16"><text:tab/><text:tab/><text:tab/>ptr2 = ptr2-&gt;LINK;</text:span></text:p>
      <text:p text:style-name="P17"><text:span text:style-name="T16"><text:tab/><text:tab/><text:tab/>ptr3 = ptr3-&gt;LINK;</text:span></text:p>
      <text:p text:style-name="P17"><text:span text:style-name="T16"><text:tab/><text:tab/>}</text:span></text:p>
      <text:p text:style-name="P17"><text:span text:style-name="T16"><text:tab/>}</text:span></text:p>
      <text:p text:style-name="P17"><text:span text:style-name="T16"><text:tab/>if(ptr1 != NULL &amp;&amp; ptr2 == NULL)</text:span></text:p>
      <text:p text:style-name="P17"><text:span text:style-name="T16"><text:tab/>{</text:span></text:p>
      <text:p text:style-name="P17"><text:span text:style-name="T16"><text:tab/><text:tab/>while(ptr1 != NULL)</text:span></text:p>
      <text:p text:style-name="P17"><text:span text:style-name="T16"><text:tab/><text:tab/>{</text:span></text:p>
      <text:p text:style-name="P17"><text:span text:style-name="T16"><text:tab/><text:tab/><text:tab/>ptr3-&gt;LINK = malloc(1*sizeof(struct node));</text:span></text:p>
      <text:p text:style-name="P17"><text:span text:style-name="T16"><text:tab/><text:tab/><text:tab/>ptr3-&gt;LINK-&gt;EXPO = ptr1-&gt;EXPO;</text:span></text:p>
      <text:p text:style-name="P17"><text:span text:style-name="T16"><text:tab/><text:tab/><text:tab/>ptr3-&gt;LINK-&gt;COEFF = ptr1-&gt;COEFF;</text:span></text:p>
      <text:p text:style-name="P17"><text:span text:style-name="T16"><text:tab/><text:tab/><text:tab/>ptr3-&gt;LINK-&gt;LINK = NULL;</text:span></text:p>
      <text:p text:style-name="P17"><text:span text:style-name="T16"><text:tab/><text:tab/><text:tab/>ptr1 = ptr1-&gt;LINK;</text:span></text:p>
      <text:p text:style-name="P17"><text:span text:style-name="T16"><text:tab/><text:tab/><text:tab/>ptr3 = ptr3-&gt;LINK;</text:span></text:p>
      <text:p text:style-name="P17"><text:span text:style-name="T16"><text:tab/><text:tab/>}</text:span></text:p>
      <text:p text:style-name="P17"><text:span text:style-name="T16"><text:tab/>}</text:span></text:p>
      <text:p text:style-name="P17"><text:span text:style-name="T16"><text:tab/>else if(ptr1 == NULL &amp;&amp; ptr2 != NULL)</text:span></text:p>
      <text:p text:style-name="P17"><text:span text:style-name="T16"><text:tab/>{</text:span></text:p>
      <text:p text:style-name="P17"><text:span text:style-name="T16"><text:tab/><text:tab/>while(ptr2 != NULL)</text:span></text:p>
      <text:p text:style-name="P17"><text:span text:style-name="T16"><text:tab/><text:tab/>{</text:span></text:p>
      <text:p text:style-name="P17"><text:span text:style-name="T16"><text:tab/><text:tab/><text:tab/>ptr3-&gt;LINK = malloc(1*sizeof(struct node));</text:span></text:p>
      <text:p text:style-name="P17"><text:span text:style-name="T16"><text:tab/><text:tab/><text:tab/>ptr3-&gt;LINK-&gt;EXPO = ptr2-&gt;EXPO;</text:span></text:p>
      <text:p text:style-name="P17"><text:span text:style-name="T16"><text:tab/><text:tab/><text:tab/>ptr3-&gt;LINK-&gt;COEFF = ptr2-&gt;COEFF;</text:span></text:p>
      <text:p text:style-name="P17"><text:span text:style-name="T16"><text:tab/><text:tab/><text:tab/>ptr3-&gt;LINK-&gt;LINK = NULL;</text:span></text:p>
      <text:p text:style-name="P17"><text:span text:style-name="T16"><text:tab/><text:tab/><text:tab/>ptr2 = ptr2-&gt;LINK;</text:span></text:p>
      <text:p text:style-name="P17"><text:span text:style-name="T16"><text:tab/><text:tab/><text:tab/>ptr3 = ptr3-&gt;LINK;</text:span></text:p>
      <text:p text:style-name="P17"><text:span text:style-name="T16"><text:tab/><text:tab/>}</text:span></text:p>
      <text:p text:style-name="P17"><text:span text:style-name="T16"><text:tab/>}</text:span></text:p>
      <text:p text:style-name="P17"><text:span text:style-name="T16">}</text:span></text:p>
      <text:p text:style-name="P85"/>
      <text:p text:style-name="P17"><text:span text:style-name="T16">void productList(struct node* ptr1, struct node* HEADER2, struct node* HEADER4)</text:span></text:p>
      <text:p text:style-name="P17"><text:span text:style-name="T16">{</text:span></text:p>
      <text:p text:style-name="P17"><text:span text:style-name="T16"><text:tab/>while(ptr1 != NULL)</text:span></text:p>
      <text:p text:style-name="P17"><text:span text:style-name="T16"><text:tab/>{</text:span></text:p>
      <text:p text:style-name="P17"><text:span text:style-name="T16"><text:tab/><text:tab/>struct node* ptr2 = HEADER2;</text:span></text:p>
      <text:p text:style-name="P85"/>
      <text:p text:style-name="P17"><text:span text:style-name="T16"><text:tab/><text:tab/>while(ptr2 != NULL)</text:span></text:p>
      <text:p text:style-name="P17"><text:span text:style-name="T16"><text:tab/><text:tab/>{<text:tab/></text:span></text:p>
      <text:p text:style-name="P17"><text:span text:style-name="T16"><text:tab/><text:tab/><text:tab/>int C = ptr1-&gt;COEFF * ptr2-&gt;COEFF;</text:span></text:p>
      <text:p text:style-name="P17"><text:span text:style-name="T16"><text:tab/><text:tab/><text:tab/>int E = ptr1-&gt;EXPO + ptr2-&gt;EXPO;</text:span></text:p>
      <text:p text:style-name="P85"/>
      <text:p text:style-name="P17"><text:span text:style-name="T16"><text:tab/><text:tab/><text:tab/>struct node* ptr = malloc(1*sizeof(struct node*));</text:span></text:p>
      <text:p text:style-name="P17"><text:span text:style-name="T16"><text:tab/><text:tab/><text:tab/>struct node* ptr3 = HEADER4;</text:span></text:p>
      <text:p text:style-name="P17"><text:span text:style-name="T16"><text:tab/><text:tab/><text:tab/></text:span></text:p>
      <text:p text:style-name="P17"><text:span text:style-name="T16"><text:tab/><text:tab/><text:tab/>while(ptr3-&gt;LINK != NULL)</text:span></text:p>
      <text:p text:style-name="P17"><text:span text:style-name="T16"><text:tab/><text:tab/><text:tab/>{</text:span></text:p>
      <text:p text:style-name="P17"><text:span text:style-name="T16"><text:tab/><text:tab/><text:tab/><text:tab/>if(ptr3-&gt;LINK-&gt;EXPO == E)</text:span></text:p>
      <text:p text:style-name="P17"><text:span text:style-name="T16"><text:tab/><text:tab/><text:tab/><text:tab/>{</text:span></text:p>
      <text:p text:style-name="P17"><text:span text:style-name="T16"><text:tab/><text:tab/><text:tab/><text:tab/><text:tab/>ptr3-&gt;LINK-&gt;COEFF += C;</text:span></text:p>
      <text:p text:style-name="P17"><text:span text:style-name="T16"><text:tab/><text:tab/><text:tab/><text:tab/><text:tab/>break;</text:span></text:p>
      <text:p text:style-name="P17"><text:span text:style-name="T16"><text:tab/><text:tab/><text:tab/><text:tab/>}</text:span></text:p>
      <text:p text:style-name="P17"><text:soft-page-break/><text:span text:style-name="T16"><text:tab/><text:tab/><text:tab/><text:tab/>else if(ptr3-&gt;LINK-&gt;EXPO &gt; E)</text:span></text:p>
      <text:p text:style-name="P17"><text:span text:style-name="T16"><text:tab/><text:tab/><text:tab/><text:tab/>{</text:span></text:p>
      <text:p text:style-name="P17"><text:span text:style-name="T16"><text:tab/><text:tab/><text:tab/><text:tab/><text:tab/>ptr-&gt;EXPO = E;</text:span></text:p>
      <text:p text:style-name="P17"><text:span text:style-name="T16"><text:tab/><text:tab/><text:tab/><text:tab/><text:tab/>ptr-&gt;COEFF = C;</text:span></text:p>
      <text:p text:style-name="P17"><text:span text:style-name="T16"><text:tab/><text:tab/><text:tab/><text:tab/><text:tab/>ptr-&gt;LINK = ptr3-&gt;LINK;</text:span></text:p>
      <text:p text:style-name="P17"><text:span text:style-name="T16"><text:tab/><text:tab/><text:tab/><text:tab/><text:tab/>ptr3-&gt;LINK = ptr;</text:span></text:p>
      <text:p text:style-name="P17"><text:span text:style-name="T16"><text:tab/><text:tab/><text:tab/><text:tab/><text:tab/>break;</text:span></text:p>
      <text:p text:style-name="P17"><text:span text:style-name="T16"><text:tab/><text:tab/><text:tab/><text:tab/>}</text:span></text:p>
      <text:p text:style-name="P17"><text:span text:style-name="T16"><text:tab/><text:tab/><text:tab/><text:tab/>ptr3 = ptr3-&gt;LINK;</text:span></text:p>
      <text:p text:style-name="P17"><text:span text:style-name="T16"><text:tab/><text:tab/><text:tab/>}</text:span></text:p>
      <text:p text:style-name="P17"><text:span text:style-name="T16"><text:tab/><text:tab/><text:tab/></text:span></text:p>
      <text:p text:style-name="P17"><text:span text:style-name="T16"><text:tab/><text:tab/><text:tab/>if(ptr3-&gt;LINK == NULL)</text:span></text:p>
      <text:p text:style-name="P17"><text:span text:style-name="T16"><text:tab/><text:tab/><text:tab/>{</text:span></text:p>
      <text:p text:style-name="P17"><text:span text:style-name="T16"><text:tab/><text:tab/><text:tab/><text:tab/>ptr3-&gt;LINK = ptr;</text:span></text:p>
      <text:p text:style-name="P17"><text:span text:style-name="T16"><text:tab/><text:tab/><text:tab/><text:tab/>ptr-&gt;COEFF = C;</text:span></text:p>
      <text:p text:style-name="P17"><text:span text:style-name="T16"><text:tab/><text:tab/><text:tab/><text:tab/>ptr-&gt;EXPO = E;</text:span></text:p>
      <text:p text:style-name="P17"><text:span text:style-name="T16"><text:tab/><text:tab/><text:tab/><text:tab/>ptr-&gt;LINK = NULL;</text:span></text:p>
      <text:p text:style-name="P17"><text:span text:style-name="T16"><text:tab/><text:tab/><text:tab/>}</text:span></text:p>
      <text:p text:style-name="P17"><text:span text:style-name="T16"><text:tab/><text:tab/><text:tab/></text:span></text:p>
      <text:p text:style-name="P17"><text:span text:style-name="T16"><text:tab/><text:tab/><text:tab/>ptr2 = ptr2-&gt;LINK;</text:span></text:p>
      <text:p text:style-name="P17"><text:span text:style-name="T16"><text:tab/><text:tab/>}</text:span></text:p>
      <text:p text:style-name="P17"><text:span text:style-name="T16"><text:tab/><text:tab/><text:tab/></text:span></text:p>
      <text:p text:style-name="P17"><text:span text:style-name="T16"><text:tab/><text:tab/>ptr1 = ptr1-&gt;LINK;</text:span></text:p>
      <text:p text:style-name="P17"><text:span text:style-name="T16"><text:tab/>}</text:span></text:p>
      <text:p text:style-name="P17"><text:span text:style-name="T16">}</text:span></text:p>
      <text:p text:style-name="P85"/>
      <text:p text:style-name="P17"><text:span text:style-name="T16">int sortList(struct node* ptr)</text:span></text:p>
      <text:p text:style-name="P17"><text:span text:style-name="T16">{</text:span></text:p>
      <text:p text:style-name="P17"><text:span text:style-name="T16"><text:tab/>if(ptr == NULL)</text:span></text:p>
      <text:p text:style-name="P17"><text:span text:style-name="T16"><text:tab/>{</text:span></text:p>
      <text:p text:style-name="P17"><text:span text:style-name="T16"><text:tab/><text:tab/>return 0;</text:span></text:p>
      <text:p text:style-name="P17"><text:span text:style-name="T16"><text:tab/>}</text:span></text:p>
      <text:p text:style-name="P17"><text:span text:style-name="T16"><text:tab/>else if(ptr-&gt;LINK == NULL)</text:span></text:p>
      <text:p text:style-name="P17"><text:span text:style-name="T16"><text:tab/>{</text:span></text:p>
      <text:p text:style-name="P17"><text:span text:style-name="T16"><text:tab/><text:tab/>return 1;</text:span></text:p>
      <text:p text:style-name="P17"><text:span text:style-name="T16"><text:tab/>}</text:span></text:p>
      <text:p text:style-name="P17"><text:span text:style-name="T16"><text:tab/></text:span></text:p>
      <text:p text:style-name="P17"><text:span text:style-name="T16"><text:tab/>while(ptr-&gt;LINK != NULL)</text:span></text:p>
      <text:p text:style-name="P17"><text:span text:style-name="T16"><text:tab/>{</text:span></text:p>
      <text:p text:style-name="P17"><text:span text:style-name="T16"><text:tab/><text:tab/>int min = ptr-&gt;EXPO;</text:span></text:p>
      <text:p text:style-name="P17"><text:span text:style-name="T16"><text:tab/><text:tab/>struct node* ptr1 = ptr-&gt;LINK;</text:span></text:p>
      <text:p text:style-name="P17"><text:span text:style-name="T16"><text:tab/><text:tab/>struct node* minNode = ptr;</text:span></text:p>
      <text:p text:style-name="P85"/>
      <text:p text:style-name="P17"><text:span text:style-name="T16"><text:tab/><text:tab/>while(ptr1 != NULL)</text:span></text:p>
      <text:p text:style-name="P17"><text:span text:style-name="T16"><text:tab/><text:tab/>{</text:span></text:p>
      <text:p text:style-name="P17"><text:span text:style-name="T16"><text:tab/><text:tab/><text:tab/>if(ptr1-&gt;EXPO &lt; min)</text:span></text:p>
      <text:p text:style-name="P17"><text:span text:style-name="T16"><text:tab/><text:tab/><text:tab/>{</text:span></text:p>
      <text:p text:style-name="P17"><text:span text:style-name="T16"><text:tab/><text:tab/><text:tab/><text:tab/>min = ptr1-&gt;EXPO;</text:span></text:p>
      <text:p text:style-name="P17"><text:span text:style-name="T16"><text:tab/><text:tab/><text:tab/><text:tab/>minNode = ptr1; </text:span></text:p>
      <text:p text:style-name="P17"><text:span text:style-name="T16"><text:tab/><text:tab/><text:tab/>}</text:span></text:p>
      <text:p text:style-name="P17"><text:span text:style-name="T16"><text:tab/><text:tab/><text:tab/>ptr1 = ptr1-&gt;LINK;</text:span></text:p>
      <text:p text:style-name="P17"><text:span text:style-name="T16"><text:tab/><text:tab/>}</text:span></text:p>
      <text:p text:style-name="P85"/>
      <text:p text:style-name="P17"><text:span text:style-name="T16"><text:tab/><text:tab/>int temp = minNode-&gt;EXPO;</text:span></text:p>
      <text:p text:style-name="P17"><text:soft-page-break/><text:span text:style-name="T16"><text:tab/><text:tab/>minNode-&gt;EXPO = ptr-&gt;EXPO;</text:span></text:p>
      <text:p text:style-name="P17"><text:span text:style-name="T16"><text:tab/><text:tab/>ptr-&gt;EXPO = temp; </text:span></text:p>
      <text:p text:style-name="P85"/>
      <text:p text:style-name="P17"><text:span text:style-name="T16"><text:tab/><text:tab/>temp = minNode-&gt;COEFF;</text:span></text:p>
      <text:p text:style-name="P17"><text:span text:style-name="T16"><text:tab/><text:tab/>minNode-&gt;COEFF = ptr-&gt;COEFF;</text:span></text:p>
      <text:p text:style-name="P17"><text:span text:style-name="T16"><text:tab/><text:tab/>ptr-&gt;COEFF = temp;</text:span></text:p>
      <text:p text:style-name="P17"><text:span text:style-name="T16"><text:tab/><text:tab/></text:span></text:p>
      <text:p text:style-name="P17"><text:span text:style-name="T16"><text:tab/><text:tab/>ptr = ptr-&gt;LINK;</text:span></text:p>
      <text:p text:style-name="P17"><text:span text:style-name="T16"><text:tab/>}</text:span></text:p>
      <text:p text:style-name="P17"><text:span text:style-name="T16">}</text:span></text:p>
      <text:p text:style-name="P85"/>
      <text:p text:style-name="P17"><text:span text:style-name="T16">void main()</text:span></text:p>
      <text:p text:style-name="P17"><text:span text:style-name="T16">{</text:span></text:p>
      <text:p text:style-name="P17"><text:span text:style-name="T16"><text:tab/>int x, coeff, expo;</text:span></text:p>
      <text:p text:style-name="P17"><text:span text:style-name="T16"><text:tab/>struct node* HEADER1 = malloc(1*sizeof(struct node));</text:span></text:p>
      <text:p text:style-name="P17"><text:span text:style-name="T16"><text:tab/>struct node* HEADER2 = malloc(1*sizeof(struct node));</text:span></text:p>
      <text:p text:style-name="P17"><text:span text:style-name="T16"><text:tab/>struct node* HEADER3 = malloc(1*sizeof(struct node));</text:span></text:p>
      <text:p text:style-name="P17"><text:span text:style-name="T16"><text:tab/>struct node* HEADER4 = malloc(1*sizeof(struct node));</text:span></text:p>
      <text:p text:style-name="P17"><text:span text:style-name="T16"><text:tab/>HEADER1-&gt;LINK = NULL;</text:span></text:p>
      <text:p text:style-name="P17"><text:span text:style-name="T16"><text:tab/>HEADER2-&gt;LINK = NULL;</text:span></text:p>
      <text:p text:style-name="P17"><text:span text:style-name="T16"><text:tab/>HEADER3-&gt;LINK = NULL;</text:span></text:p>
      <text:p text:style-name="P17"><text:span text:style-name="T16"><text:tab/>HEADER4-&gt;LINK = NULL;</text:span></text:p>
      <text:p text:style-name="P17"><text:span text:style-name="T16"><text:tab/></text:span></text:p>
      <text:p text:style-name="P17"><text:span text:style-name="T16"><text:tab/>printf("Enter the no. of terms in the first polynomial\n");</text:span></text:p>
      <text:p text:style-name="P17"><text:span text:style-name="T16"><text:tab/>scanf("%d", &amp;x);</text:span></text:p>
      <text:p text:style-name="P17"><text:span text:style-name="T16"><text:tab/>printf("\nEnter the coefficient and then exponent of each terms respectively in the first polynomial\n");</text:span></text:p>
      <text:p text:style-name="P17"><text:span text:style-name="T16"><text:tab/></text:span></text:p>
      <text:p text:style-name="P17"><text:span text:style-name="T16"><text:tab/>for(int i=0; i&lt;x; i++)</text:span></text:p>
      <text:p text:style-name="P17"><text:span text:style-name="T16"><text:tab/>{</text:span></text:p>
      <text:p text:style-name="P17"><text:span text:style-name="T16"><text:tab/><text:tab/>scanf("%d", &amp;coeff);</text:span></text:p>
      <text:p text:style-name="P17"><text:span text:style-name="T16"><text:tab/><text:tab/>scanf("%d", &amp;expo);</text:span></text:p>
      <text:p text:style-name="P17"><text:span text:style-name="T16"><text:tab/><text:tab/>if(coeff != 0)</text:span></text:p>
      <text:p text:style-name="P17"><text:span text:style-name="T16"><text:tab/><text:tab/><text:tab/>insertList(HEADER1, coeff, expo);</text:span></text:p>
      <text:p text:style-name="P17"><text:span text:style-name="T16"><text:tab/>}</text:span></text:p>
      <text:p text:style-name="P17"><text:span text:style-name="T16"><text:tab/></text:span></text:p>
      <text:p text:style-name="P17"><text:span text:style-name="T16"><text:tab/>printf("\nEnter the no. of terms in the second polynomial\n");</text:span></text:p>
      <text:p text:style-name="P17"><text:span text:style-name="T16"><text:tab/>scanf("%d", &amp;x);</text:span></text:p>
      <text:p text:style-name="P17"><text:span text:style-name="T16"><text:tab/>printf("\nEnter the coefficient and then exponent of each terms respectively in the second polynomial\n");</text:span></text:p>
      <text:p text:style-name="P17"><text:span text:style-name="T16"><text:tab/></text:span></text:p>
      <text:p text:style-name="P17"><text:span text:style-name="T16"><text:tab/>for(int i=0; i&lt;x; i++)</text:span></text:p>
      <text:p text:style-name="P17"><text:span text:style-name="T16"><text:tab/>{</text:span></text:p>
      <text:p text:style-name="P17"><text:span text:style-name="T16"><text:tab/><text:tab/>scanf("%d", &amp;coeff);</text:span></text:p>
      <text:p text:style-name="P17"><text:span text:style-name="T16"><text:tab/><text:tab/>scanf("%d", &amp;expo);</text:span></text:p>
      <text:p text:style-name="P17"><text:span text:style-name="T16"><text:tab/><text:tab/>if(coeff != 0)</text:span></text:p>
      <text:p text:style-name="P17"><text:span text:style-name="T16"><text:tab/><text:tab/><text:tab/>insertList(HEADER2, coeff, expo);</text:span></text:p>
      <text:p text:style-name="P17"><text:span text:style-name="T16"><text:tab/>}</text:span></text:p>
      <text:p text:style-name="P17"><text:span text:style-name="T16"><text:tab/></text:span></text:p>
      <text:p text:style-name="P17"><text:span text:style-name="T16"><text:tab/>sortList(HEADER1-&gt;LINK);</text:span></text:p>
      <text:p text:style-name="P17"><text:span text:style-name="T16"><text:tab/>sortList(HEADER2-&gt;LINK);</text:span></text:p>
      <text:p text:style-name="P17"><text:span text:style-name="T16"><text:tab/></text:span></text:p>
      <text:p text:style-name="P17"><text:span text:style-name="T16"><text:tab/>addList(HEADER1-&gt;LINK, HEADER2-&gt;LINK, HEADER3);</text:span></text:p>
      <text:p text:style-name="P17"><text:span text:style-name="T16"><text:tab/>productList(HEADER1-&gt;LINK, HEADER2-&gt;LINK, HEADER4);</text:span></text:p>
      <text:p text:style-name="P17"><text:soft-page-break/><text:span text:style-name="T16"><text:tab/></text:span></text:p>
      <text:p text:style-name="P17"><text:span text:style-name="T16"><text:tab/>printf("\nSUM :\n( ");</text:span></text:p>
      <text:p text:style-name="P17"><text:span text:style-name="T16"><text:tab/>display(HEADER1-&gt;LINK);</text:span></text:p>
      <text:p text:style-name="P17"><text:span text:style-name="T16"><text:tab/>printf(" +\n( ");</text:span></text:p>
      <text:p text:style-name="P17"><text:span text:style-name="T16"><text:tab/>display(HEADER2-&gt;LINK);</text:span></text:p>
      <text:p text:style-name="P17"><text:span text:style-name="T16"><text:tab/>printf(" =\n( ");</text:span></text:p>
      <text:p text:style-name="P17"><text:span text:style-name="T16"><text:tab/>display(HEADER3-&gt;LINK);</text:span></text:p>
      <text:p text:style-name="P17"><text:span text:style-name="T16"><text:tab/>printf("\n");</text:span></text:p>
      <text:p text:style-name="P85"/>
      <text:p text:style-name="P17"><text:span text:style-name="T16"><text:tab/>printf("\nPRODUCT :\n( ");</text:span></text:p>
      <text:p text:style-name="P17"><text:span text:style-name="T16"><text:tab/>display(HEADER1-&gt;LINK);</text:span></text:p>
      <text:p text:style-name="P17"><text:span text:style-name="T16"><text:tab/>printf(" *\n( ");</text:span></text:p>
      <text:p text:style-name="P17"><text:span text:style-name="T16"><text:tab/>display(HEADER2-&gt;LINK);</text:span></text:p>
      <text:p text:style-name="P17"><text:span text:style-name="T16"><text:tab/>printf(" =\n( ");</text:span></text:p>
      <text:p text:style-name="P17"><text:span text:style-name="T16"><text:tab/>display(HEADER4-&gt;LINK);</text:span></text:p>
      <text:p text:style-name="P17"><text:span text:style-name="T16"><text:tab/>printf("\n");</text:span></text:p>
      <text:p text:style-name="P17"><text:span text:style-name="T16">}</text:span></text:p>
      <text:p text:style-name="P111"/>
      <text:p text:style-name="P112"><text:span text:style-name="T2">SAMPLE OUTPUTS </text:span><text:span text:style-name="T7">:-</text:span></text:p>
      <text:p text:style-name="P17"><text:span text:style-name="T2">1.)</text:span></text:p>
      <text:p text:style-name="P17">Enter the no. of terms in the first polynomial</text:p>
      <text:p text:style-name="P17">3</text:p>
      <text:p text:style-name="P81"/>
      <text:p text:style-name="P17">Enter the coefficient and then exponent of each terms respectively in the first polynomial</text:p>
      <text:p text:style-name="P17">4</text:p>
      <text:p text:style-name="P17">3</text:p>
      <text:p text:style-name="P17">3</text:p>
      <text:p text:style-name="P17">2</text:p>
      <text:p text:style-name="P17">2</text:p>
      <text:p text:style-name="P17">1</text:p>
      <text:p text:style-name="P81"/>
      <text:p text:style-name="P17">Enter the no. of terms in the second polynomial</text:p>
      <text:p text:style-name="P17">3</text:p>
      <text:p text:style-name="P81"/>
      <text:p text:style-name="P17">Enter the coefficient and then exponent of each terms respectively in the second polynomial</text:p>
      <text:p text:style-name="P17">1</text:p>
      <text:p text:style-name="P17">1</text:p>
      <text:p text:style-name="P17">2</text:p>
      <text:p text:style-name="P17">2</text:p>
      <text:p text:style-name="P17">3</text:p>
      <text:p text:style-name="P17">3</text:p>
      <text:p text:style-name="P81"/>
      <text:p text:style-name="P17">SUM :</text:p>
      <text:p text:style-name="P17">( 2x^1 3x^2 4x^3 ) +</text:p>
      <text:p text:style-name="P17">( 1x^1 2x^2 3x^3 ) =</text:p>
      <text:p text:style-name="P17">( 3x^1 5x^2 7x^3 )</text:p>
      <text:p text:style-name="P81"/>
      <text:p text:style-name="P17">PRODUCT :</text:p>
      <text:p text:style-name="P17">( 2x^1 3x^2 4x^3 ) *</text:p>
      <text:p text:style-name="P17">( 1x^1 2x^2 3x^3 ) =</text:p>
      <text:p text:style-name="P17">( 2x^2 7x^3 16x^4 17x^5 12x^6 )</text:p>
      <text:p text:style-name="P81"/>
      <text:p text:style-name="P81"><text:soft-page-break/></text:p>
      <text:p text:style-name="P17"><text:span text:style-name="T2">2.)</text:span></text:p>
      <text:p text:style-name="P17">Enter the no. of terms in the first polynomial</text:p>
      <text:p text:style-name="P17">4</text:p>
      <text:p text:style-name="P81"/>
      <text:p text:style-name="P17">Enter the coefficient and then exponent of each terms respectively in the first polynomial</text:p>
      <text:p text:style-name="P17">4</text:p>
      <text:p text:style-name="P17">2</text:p>
      <text:p text:style-name="P17">5</text:p>
      <text:p text:style-name="P17">3</text:p>
      <text:p text:style-name="P17">2</text:p>
      <text:p text:style-name="P17">1</text:p>
      <text:p text:style-name="P17">6</text:p>
      <text:p text:style-name="P17">4</text:p>
      <text:p text:style-name="P81"/>
      <text:p text:style-name="P17">Enter the no. of terms in the second polynomial</text:p>
      <text:p text:style-name="P17">4</text:p>
      <text:p text:style-name="P81"/>
      <text:p text:style-name="P17">Enter the coefficient and then exponent of each terms respectively in the second polynomial</text:p>
      <text:p text:style-name="P17">1</text:p>
      <text:p text:style-name="P17">2</text:p>
      <text:p text:style-name="P17">3</text:p>
      <text:p text:style-name="P17">4</text:p>
      <text:p text:style-name="P17">5</text:p>
      <text:p text:style-name="P17">6</text:p>
      <text:p text:style-name="P17">7</text:p>
      <text:p text:style-name="P17">8</text:p>
      <text:p text:style-name="P81"/>
      <text:p text:style-name="P17">SUM :</text:p>
      <text:p text:style-name="P17">( 2x^1 4x^2 5x^3 6x^4 ) +</text:p>
      <text:p text:style-name="P17">( 1x^2 3x^4 5x^6 7x^8 ) =</text:p>
      <text:p text:style-name="P17">( 2x^1 5x^2 5x^3 9x^4 5x^6 7x^8 )</text:p>
      <text:p text:style-name="P81"/>
      <text:p text:style-name="P17">PRODUCT :</text:p>
      <text:p text:style-name="P17">( 2x^1 4x^2 5x^3 6x^4 ) *</text:p>
      <text:p text:style-name="P17">( 1x^2 3x^4 5x^6 7x^8 ) =</text:p>
      <text:p text:style-name="P17">( 2x^3 4x^4 11x^5 18x^6 25x^7 38x^8 39x^9 58x^10 35x^11 42x^12 )</text:p>
      <text:p text:style-name="P81"/>
      <text:p text:style-name="P81"/>
      <text:p text:style-name="P17"><text:span text:style-name="T2">3.)</text:span></text:p>
      <text:p text:style-name="P17">Enter the no. of terms in the first polynomial</text:p>
      <text:p text:style-name="P17">3</text:p>
      <text:p text:style-name="P81"/>
      <text:p text:style-name="P17">Enter the coefficient and then exponent of each terms respectively in the first polynomial</text:p>
      <text:p text:style-name="P17">0</text:p>
      <text:p text:style-name="P17">1</text:p>
      <text:p text:style-name="P17">2</text:p>
      <text:p text:style-name="P17">3</text:p>
      <text:p text:style-name="P17">4</text:p>
      <text:p text:style-name="P17">5</text:p>
      <text:p text:style-name="P81"/>
      <text:p text:style-name="P17">Enter the no. of terms in the second polynomial</text:p>
      <text:p text:style-name="P17"><text:soft-page-break/>2</text:p>
      <text:p text:style-name="P81"/>
      <text:p text:style-name="P17">Enter the coefficient and then exponent of each terms respectively in the second polynomial</text:p>
      <text:p text:style-name="P17">10</text:p>
      <text:p text:style-name="P17">2</text:p>
      <text:p text:style-name="P17">20 </text:p>
      <text:p text:style-name="P17">1</text:p>
      <text:p text:style-name="P81"/>
      <text:p text:style-name="P17">SUM :</text:p>
      <text:p text:style-name="P17">( 2x^3 4x^5 ) +</text:p>
      <text:p text:style-name="P17">( 20x^1 10x^2 ) =</text:p>
      <text:p text:style-name="P17">( 20x^1 10x^2 2x^3 4x^5 )</text:p>
      <text:p text:style-name="P81"/>
      <text:p text:style-name="P17">PRODUCT :</text:p>
      <text:p text:style-name="P17">( 2x^3 4x^5 ) *</text:p>
      <text:p text:style-name="P17">( 20x^1 10x^2 ) =</text:p>
      <text:p text:style-name="P17">( 40x^4 20x^5 80x^6 40x^7 )</text:p>
      <text:p text:style-name="P81"/>
      <text:p text:style-name="P81"/>
      <text:p text:style-name="P17"><text:span text:style-name="T2">4.)</text:span></text:p>
      <text:p text:style-name="P17">Enter the no. of terms in the first polynomial</text:p>
      <text:p text:style-name="P17">1</text:p>
      <text:p text:style-name="P81"/>
      <text:p text:style-name="P17">Enter the coefficient and then exponent of each terms respectively in the first polynomial</text:p>
      <text:p text:style-name="P17">0</text:p>
      <text:p text:style-name="P17">2</text:p>
      <text:p text:style-name="P81"/>
      <text:p text:style-name="P17">Enter the no. of terms in the second polynomial</text:p>
      <text:p text:style-name="P17">2</text:p>
      <text:p text:style-name="P81"/>
      <text:p text:style-name="P17">Enter the coefficient and then exponent of each terms respectively in the second polynomial</text:p>
      <text:p text:style-name="P17">1</text:p>
      <text:p text:style-name="P17">2</text:p>
      <text:p text:style-name="P17">3</text:p>
      <text:p text:style-name="P17">4</text:p>
      <text:p text:style-name="P81"/>
      <text:p text:style-name="P17">SUM :</text:p>
      <text:p text:style-name="P17">( 0 ) +</text:p>
      <text:p text:style-name="P17">( 1x^2 3x^4 ) =</text:p>
      <text:p text:style-name="P17">( 1x^2 3x^4 )</text:p>
      <text:p text:style-name="P81"/>
      <text:p text:style-name="P17">PRODUCT :</text:p>
      <text:p text:style-name="P17">( 0 ) *</text:p>
      <text:p text:style-name="P17">( 1x^2 3x^4 ) =</text:p>
      <text:p text:style-name="P17">( 0 )</text:p>
      <text:p text:style-name="P8"/>
      <text:p text:style-name="P116"><text:span text:style-name="T2"><text:line-break/>RESULT </text:span><text:span text:style-name="T7">:- Two polynomials are stored using linked list. Both are displayed along with their sum and product.</text:span></text:p>
      <text:p text:style-name="P102">EXPERIMENT 10a</text:p>
      <text:p text:style-name="P81"/>
      <text:p text:style-name="P112"><text:span text:style-name="T2">AIM </text:span><text:span text:style-name="T7">:- Create a binary tree with the following operations </text:span></text:p>
      <text:p text:style-name="P112"><text:span text:style-name="T7">1. Insert a new node </text:span></text:p>
      <text:p text:style-name="P112"><text:span text:style-name="T7">2. Inorder traversal </text:span></text:p>
      <text:p text:style-name="P112"><text:span text:style-name="T7">3. Preorder traversal </text:span></text:p>
      <text:p text:style-name="P112"><text:span text:style-name="T7">4. Postorder traversal </text:span></text:p>
      <text:p text:style-name="P112"><text:span text:style-name="T7">5. Delete a node</text:span></text:p>
      <text:p text:style-name="P81"/>
      <text:p text:style-name="P112"><text:span text:style-name="T2">DATA STRUCTURE USED </text:span><text:span text:style-name="T7">:- TREE using LINKED LIST is the data structure used.</text:span></text:p>
      <text:p text:style-name="P81"/>
      <text:p text:style-name="P112"><text:span text:style-name="T2">ALGORITHM</text:span><text:span text:style-name="T7"> :- </text:span></text:p>
      <text:p text:style-name="P17">Algorithm BuildTree(ptr)</text:p>
      <text:p text:style-name="P17">START</text:p>
      <text:list xml:id="list1999658977" text:style-name="WWNum43">
        <text:list-item>
          <text:p text:style-name="P52">If ptr != NULL <text:tab/>//Initially ptr = ROOT</text:p>
        </text:list-item>
        <text:list-item>
          <text:p text:style-name="P52"><text:tab/>Read ptr-&gt;DATA</text:p>
        </text:list-item>
        <text:list-item>
          <text:p text:style-name="P52"><text:tab/>Read option if ptr-&gt;DATA has a left child</text:p>
        </text:list-item>
        <text:list-item>
          <text:p text:style-name="P52"><text:tab/>If opion = yes </text:p>
        </text:list-item>
        <text:list-item>
          <text:p text:style-name="P52"><text:tab/><text:tab/>ptr-&gt;LC = GetNode(NODE)</text:p>
        </text:list-item>
        <text:list-item>
          <text:p text:style-name="P52"><text:tab/><text:tab/>buildTree(ptr-&gt;LC)</text:p>
        </text:list-item>
        <text:list-item>
          <text:p text:style-name="P52"><text:tab/>Else</text:p>
        </text:list-item>
        <text:list-item>
          <text:p text:style-name="P52"><text:tab/><text:tab/>ptr-&gt;LC = NULL</text:p>
        </text:list-item>
        <text:list-item>
          <text:p text:style-name="P52"><text:s/><text:tab/>Endif</text:p>
        </text:list-item>
        <text:list-item>
          <text:p text:style-name="P52"><text:s/><text:tab/>Read option if ptr-&gt;DATA has a right child</text:p>
        </text:list-item>
        <text:list-item>
          <text:p text:style-name="P52"><text:tab/>If option = yes </text:p>
        </text:list-item>
        <text:list-item>
          <text:p text:style-name="P52"><text:tab/><text:tab/>ptr-&gt;RC = GetNode(NODE)</text:p>
        </text:list-item>
        <text:list-item>
          <text:p text:style-name="P52"><text:tab/><text:tab/>buildTree(ptr-&gt;RC)</text:p>
        </text:list-item>
        <text:list-item>
          <text:p text:style-name="P52"><text:tab/>Else</text:p>
        </text:list-item>
        <text:list-item>
          <text:p text:style-name="P52"><text:tab/><text:tab/>ptr-&gt;RC = NULL</text:p>
        </text:list-item>
        <text:list-item>
          <text:p text:style-name="P52"><text:s/><text:tab/>Endif</text:p>
        </text:list-item>
        <text:list-item>
          <text:p text:style-name="P52">Endif</text:p>
        </text:list-item>
      </text:list>
      <text:p text:style-name="P17">STOP</text:p>
      <text:p text:style-name="P81"/>
      <text:p text:style-name="P17">Algorithm InsertTree</text:p>
      <text:p text:style-name="P17">START</text:p>
      <text:list xml:id="list174302276" text:style-name="WWNum44">
        <text:list-item>
          <text:p text:style-name="P53">If ROOT = NULL</text:p>
        </text:list-item>
        <text:list-item>
          <text:p text:style-name="P53"><text:s/><text:tab/>ROOT = GetNode(NODE)</text:p>
        </text:list-item>
        <text:list-item>
          <text:p text:style-name="P53"><text:s/><text:tab/>ROOT-&gt;LC = ROOT-&gt;RC = NULL</text:p>
        </text:list-item>
        <text:list-item>
          <text:p text:style-name="P53"><text:s/><text:tab/>Read ROOT-&gt;DATA</text:p>
        </text:list-item>
        <text:list-item>
          <text:p text:style-name="P53"><text:s/><text:tab/>Exit</text:p>
        </text:list-item>
        <text:list-item>
          <text:p text:style-name="P53">EndIf</text:p>
        </text:list-item>
        <text:list-item>
          <text:p text:style-name="P53">ptr = SearchLink(ROOT, KEY)</text:p>
        </text:list-item>
        <text:list-item>
          <text:p text:style-name="P53">If ptr = NULL</text:p>
        </text:list-item>
        <text:list-item>
          <text:p text:style-name="P53"><text:tab/>Print "KEY not found"</text:p>
        </text:list-item>
        <text:list-item>
          <text:p text:style-name="P53"><text:s/><text:tab/>Exit</text:p>
        </text:list-item>
        <text:list-item>
          <text:p text:style-name="P53">Else</text:p>
        </text:list-item>
        <text:list-item>
          <text:p text:style-name="P53"><text:soft-page-break/><text:tab/>If ptr-&gt;LC = NULL or ptr-&gt;RC = NULL</text:p>
        </text:list-item>
        <text:list-item>
          <text:p text:style-name="P53"><text:tab/><text:tab/>Read option insert as left child or right child</text:p>
        </text:list-item>
        <text:list-item>
          <text:p text:style-name="P53"><text:s/><text:tab/><text:tab/>If option = left</text:p>
        </text:list-item>
        <text:list-item>
          <text:p text:style-name="P53"><text:tab/><text:tab/><text:tab/>If ptr-&gt;LC = NULL</text:p>
        </text:list-item>
        <text:list-item>
          <text:p text:style-name="P53"><text:tab/><text:tab/><text:tab/><text:tab/>ptr-&gt;LC = GetNode(NODE)</text:p>
        </text:list-item>
        <text:list-item>
          <text:p text:style-name="P53"><text:tab/><text:tab/><text:tab/><text:tab/>ptr-&gt;LC-&gt;LC = NULL</text:p>
        </text:list-item>
        <text:list-item>
          <text:p text:style-name="P53"><text:tab/><text:tab/><text:tab/><text:tab/>ptr-&gt;LC-&gt;RC = NULL</text:p>
        </text:list-item>
        <text:list-item>
          <text:p text:style-name="P53"><text:tab/><text:tab/><text:tab/><text:tab/>Read ptr-&gt;LC-&gt;DATA</text:p>
        </text:list-item>
        <text:list-item>
          <text:p text:style-name="P53"><text:tab/><text:tab/><text:tab/>Else</text:p>
        </text:list-item>
        <text:list-item>
          <text:p text:style-name="P53"><text:tab/><text:tab/><text:tab/><text:tab/>Print "KEY has a left child"</text:p>
        </text:list-item>
        <text:list-item>
          <text:p text:style-name="P53"><text:s/><text:tab/><text:tab/><text:tab/>Endif</text:p>
        </text:list-item>
        <text:list-item>
          <text:p text:style-name="P53"><text:tab/><text:tab/>Else if option = right</text:p>
        </text:list-item>
        <text:list-item>
          <text:p text:style-name="P53"><text:tab/><text:tab/><text:tab/>If ptr-&gt;RC = NULL</text:p>
        </text:list-item>
        <text:list-item>
          <text:p text:style-name="P53"><text:tab/><text:tab/><text:tab/><text:tab/>ptr-&gt;RC = GetNode(NODE)</text:p>
        </text:list-item>
        <text:list-item>
          <text:p text:style-name="P53"><text:tab/><text:tab/><text:tab/><text:tab/>ptr-&gt;RC-&gt;LC = NULL</text:p>
        </text:list-item>
        <text:list-item>
          <text:p text:style-name="P53"><text:tab/><text:tab/><text:tab/><text:tab/>ptr-&gt;RC-&gt;RC = NULL</text:p>
        </text:list-item>
        <text:list-item>
          <text:p text:style-name="P53"><text:tab/><text:tab/><text:tab/><text:tab/>Read ptr-&gt;RC-&gt;DATA</text:p>
        </text:list-item>
        <text:list-item>
          <text:p text:style-name="P53"><text:tab/><text:tab/><text:tab/>Else</text:p>
        </text:list-item>
        <text:list-item>
          <text:p text:style-name="P53"><text:tab/><text:tab/><text:tab/><text:tab/>Print "KEY has a right child"</text:p>
        </text:list-item>
        <text:list-item>
          <text:p text:style-name="P53"><text:s/><text:tab/><text:tab/><text:tab/>Endif</text:p>
        </text:list-item>
        <text:list-item>
          <text:p text:style-name="P53"><text:tab/><text:tab/>Endif</text:p>
        </text:list-item>
        <text:list-item>
          <text:p text:style-name="P53"><text:tab/>Else</text:p>
        </text:list-item>
        <text:list-item>
          <text:p text:style-name="P53"><text:tab/><text:tab/>Print "KEY has both left child and right child"</text:p>
        </text:list-item>
        <text:list-item>
          <text:p text:style-name="P53"><text:s/><text:tab/>Endif</text:p>
        </text:list-item>
        <text:list-item>
          <text:p text:style-name="P53">Endif</text:p>
        </text:list-item>
      </text:list>
      <text:p text:style-name="P17">STOP</text:p>
      <text:p text:style-name="P81"/>
      <text:p text:style-name="P17">Algorithm <text:s/>DeleteTree</text:p>
      <text:p text:style-name="P17">START</text:p>
      <text:list xml:id="list1598384810" text:style-name="WWNum45">
        <text:list-item>
          <text:p text:style-name="P54">If ROOT = NULL</text:p>
        </text:list-item>
        <text:list-item>
          <text:p text:style-name="P54"><text:s/><text:tab/>Print "Tree is empty"</text:p>
        </text:list-item>
        <text:list-item>
          <text:p text:style-name="P54"><text:s/><text:tab/>Exit</text:p>
        </text:list-item>
        <text:list-item>
          <text:p text:style-name="P54">Else if KEY = ROOT-&gt;DATA</text:p>
        </text:list-item>
        <text:list-item>
          <text:p text:style-name="P54"><text:s/><text:tab/>If ROOT-&gt;LC = NULL and ROOT-&gt;RC = NULL</text:p>
        </text:list-item>
        <text:list-item>
          <text:p text:style-name="P54"><text:tab/><text:tab/>ReturnNode(ROOT)</text:p>
        </text:list-item>
        <text:list-item>
          <text:p text:style-name="P54"><text:tab/><text:tab/>ROOT = NULL</text:p>
        </text:list-item>
        <text:list-item>
          <text:p text:style-name="P54"><text:tab/>Else</text:p>
        </text:list-item>
        <text:list-item>
          <text:p text:style-name="P54"><text:tab/><text:tab/>Print "KEY is not a leaf node"</text:p>
        </text:list-item>
        <text:list-item>
          <text:p text:style-name="P54"><text:s/><text:tab/>Endif</text:p>
        </text:list-item>
        <text:list-item>
          <text:p text:style-name="P54"><text:s/><text:tab/>Exit</text:p>
        </text:list-item>
        <text:list-item>
          <text:p text:style-name="P54">Endif</text:p>
        </text:list-item>
        <text:list-item>
          <text:p text:style-name="P54">parent = SearchParent(ROOT, KEY, ROOT)</text:p>
        </text:list-item>
        <text:list-item>
          <text:p text:style-name="P54">If parent = NULL</text:p>
        </text:list-item>
        <text:list-item>
          <text:p text:style-name="P54"><text:tab/>Print "KEY not found"</text:p>
        </text:list-item>
        <text:list-item>
          <text:p text:style-name="P54">Else</text:p>
        </text:list-item>
        <text:list-item>
          <text:p text:style-name="P54"><text:tab/>If parent-&gt;LC != NULL and parent-&gt;LC-&gt;DATA = KEY</text:p>
        </text:list-item>
        <text:list-item>
          <text:p text:style-name="P54"><text:tab/><text:tab/>If parent-&gt;LC-&gt;LC = NULL and parent-&gt;LC-&gt;RC = NULL</text:p>
        </text:list-item>
        <text:list-item>
          <text:p text:style-name="P54"><text:tab/><text:tab/><text:tab/>ReturnNode(parent-&gt;LC)</text:p>
        </text:list-item>
        <text:list-item>
          <text:p text:style-name="P54"><text:tab/><text:tab/><text:tab/>parent-&gt;LC = NULL</text:p>
        </text:list-item>
        <text:list-item>
          <text:p text:style-name="P54"><text:tab/><text:tab/>Else</text:p>
        </text:list-item>
        <text:list-item>
          <text:p text:style-name="P54"><text:tab/><text:tab/><text:tab/>Print "KEY is not a leaf node"</text:p>
        </text:list-item>
        <text:list-item>
          <text:p text:style-name="P54"><text:s/><text:tab/><text:tab/>Endif</text:p>
        </text:list-item>
        <text:list-item>
          <text:p text:style-name="P54"><text:soft-page-break/><text:tab/>Else</text:p>
        </text:list-item>
        <text:list-item>
          <text:p text:style-name="P54"><text:tab/><text:tab/>If parent-&gt;RC-&gt;LC = NULL and parent-&gt;RC-&gt;RC = NULL</text:p>
        </text:list-item>
        <text:list-item>
          <text:p text:style-name="P54"><text:tab/><text:tab/><text:tab/>ReturnNode(parent-&gt;RC)</text:p>
        </text:list-item>
        <text:list-item>
          <text:p text:style-name="P54"><text:tab/><text:tab/><text:tab/>parent-&gt;RC = NULL</text:p>
        </text:list-item>
        <text:list-item>
          <text:p text:style-name="P54"><text:tab/><text:tab/>Else</text:p>
        </text:list-item>
        <text:list-item>
          <text:p text:style-name="P54"><text:tab/><text:tab/><text:tab/>Print "KEY is not a leaf node"</text:p>
        </text:list-item>
        <text:list-item>
          <text:p text:style-name="P54"><text:s/><text:tab/><text:tab/>Endif</text:p>
        </text:list-item>
        <text:list-item>
          <text:p text:style-name="P54"><text:s/><text:tab/>Endif</text:p>
        </text:list-item>
        <text:list-item>
          <text:p text:style-name="P54">Endif</text:p>
        </text:list-item>
      </text:list>
      <text:p text:style-name="P17">STOP</text:p>
      <text:p text:style-name="P81"/>
      <text:p text:style-name="P17">Algorithm <text:s/>InorderTraversal(ptr)</text:p>
      <text:p text:style-name="P17">START</text:p>
      <text:list xml:id="list558113070" text:style-name="WWNum46">
        <text:list-item>
          <text:p text:style-name="P55">If ptr = NULL <text:tab/>//Initially, ptr = ROOT</text:p>
        </text:list-item>
        <text:list-item>
          <text:p text:style-name="P55"><text:tab/>Print " Tree is empty"</text:p>
        </text:list-item>
        <text:list-item>
          <text:p text:style-name="P55">Else</text:p>
        </text:list-item>
        <text:list-item>
          <text:p text:style-name="P55"><text:tab/>If ptr-&gt;LC != NULL</text:p>
        </text:list-item>
        <text:list-item>
          <text:p text:style-name="P55"><text:tab/><text:tab/>InorderTraversal(ptr-&gt;LC)</text:p>
        </text:list-item>
        <text:list-item>
          <text:p text:style-name="P55"><text:s/><text:tab/>Endif</text:p>
        </text:list-item>
        <text:list-item>
          <text:p text:style-name="P55"><text:s/><text:tab/>Print ptr-&gt;DATA</text:p>
        </text:list-item>
        <text:list-item>
          <text:p text:style-name="P55"><text:tab/>If ptr-&gt;RC != NULL</text:p>
        </text:list-item>
        <text:list-item>
          <text:p text:style-name="P55"><text:tab/><text:tab/>InorderTraversal(ptr-&gt;RC)</text:p>
        </text:list-item>
        <text:list-item>
          <text:p text:style-name="P55"><text:tab/>Endif</text:p>
        </text:list-item>
        <text:list-item>
          <text:p text:style-name="P55">Endif</text:p>
        </text:list-item>
      </text:list>
      <text:p text:style-name="P17">STOP</text:p>
      <text:p text:style-name="P81"/>
      <text:p text:style-name="P17">Algorithm <text:s/>PreorderTraversal(ptr)</text:p>
      <text:p text:style-name="P17">START</text:p>
      <text:list xml:id="list629629874" text:style-name="WWNum47">
        <text:list-item>
          <text:p text:style-name="P56">If ptr = NULL <text:tab/>//Initially, ptr = ROOT</text:p>
        </text:list-item>
        <text:list-item>
          <text:p text:style-name="P56"><text:tab/>Print " Tree is empty"</text:p>
        </text:list-item>
        <text:list-item>
          <text:p text:style-name="P56">Else</text:p>
        </text:list-item>
        <text:list-item>
          <text:p text:style-name="P56"><text:s/><text:tab/>Print ptr-&gt;DATA</text:p>
        </text:list-item>
        <text:list-item>
          <text:p text:style-name="P56"><text:tab/>If ptr-&gt;LC != NULL</text:p>
        </text:list-item>
        <text:list-item>
          <text:p text:style-name="P56"><text:tab/><text:tab/>PreorderTraversal(ptr-&gt;LC)</text:p>
        </text:list-item>
        <text:list-item>
          <text:p text:style-name="P56"><text:s/><text:tab/>Endif</text:p>
        </text:list-item>
        <text:list-item>
          <text:p text:style-name="P56"><text:tab/>If ptr-&gt;RC != NULL</text:p>
        </text:list-item>
        <text:list-item>
          <text:p text:style-name="P56"><text:tab/><text:tab/>PreorderTraversal(ptr-&gt;RC)</text:p>
        </text:list-item>
        <text:list-item>
          <text:p text:style-name="P56"><text:tab/>Endif</text:p>
        </text:list-item>
        <text:list-item>
          <text:p text:style-name="P56">Endif</text:p>
        </text:list-item>
      </text:list>
      <text:p text:style-name="P17">STOP</text:p>
      <text:p text:style-name="P81"/>
      <text:p text:style-name="P17">Algorithm <text:s/>PostorderTraversal(ptr)</text:p>
      <text:p text:style-name="P17">START</text:p>
      <text:list xml:id="list2763391972" text:style-name="WWNum48">
        <text:list-item>
          <text:p text:style-name="P57">If ptr = NULL <text:tab/>//Initially, ptr = ROOT</text:p>
        </text:list-item>
        <text:list-item>
          <text:p text:style-name="P57"><text:tab/>Print " Tree is empty"</text:p>
        </text:list-item>
        <text:list-item>
          <text:p text:style-name="P57">Else</text:p>
        </text:list-item>
        <text:list-item>
          <text:p text:style-name="P57"><text:tab/>If ptr-&gt;LC != NULL</text:p>
        </text:list-item>
        <text:list-item>
          <text:p text:style-name="P57"><text:tab/><text:tab/>PostorderTraversal(ptr-&gt;LC)</text:p>
        </text:list-item>
        <text:list-item>
          <text:p text:style-name="P57"><text:s/><text:tab/>Endif</text:p>
        </text:list-item>
        <text:list-item>
          <text:p text:style-name="P57"><text:tab/>If ptr-&gt;RC != NULL</text:p>
        </text:list-item>
        <text:list-item>
          <text:p text:style-name="P57"><text:tab/><text:tab/>PostorderTraversal(ptr-&gt;RC)</text:p>
        </text:list-item>
        <text:list-item>
          <text:p text:style-name="P57"><text:tab/>Endif</text:p>
        </text:list-item>
        <text:list-item>
          <text:p text:style-name="P57"><text:soft-page-break/><text:s/><text:tab/>Print ptr-&gt;DATA</text:p>
        </text:list-item>
        <text:list-item>
          <text:p text:style-name="P57">Endif</text:p>
        </text:list-item>
      </text:list>
      <text:p text:style-name="P17">STOP</text:p>
      <text:p text:style-name="P81"/>
      <text:p text:style-name="P17">Algorithm <text:s/>SearchLink(ptr, KEY)</text:p>
      <text:p text:style-name="P17">START</text:p>
      <text:list xml:id="list688042181" text:style-name="WWNum49">
        <text:list-item>
          <text:p text:style-name="P58">If ptr-&gt;DATA != KEY<text:tab/>//Initially ptr = ROOT</text:p>
        </text:list-item>
        <text:list-item>
          <text:p text:style-name="P58"><text:tab/>If ptr-&gt;LC != NULL</text:p>
        </text:list-item>
        <text:list-item>
          <text:p text:style-name="P58"><text:tab/><text:tab/>ptr1 = SearchLink(ptr-&gt;LC, KEY)</text:p>
        </text:list-item>
        <text:list-item>
          <text:p text:style-name="P58"><text:tab/><text:tab/>If ptr1 != NULL </text:p>
        </text:list-item>
        <text:list-item>
          <text:p text:style-name="P58"><text:tab/><text:tab/><text:tab/>Return ptr1</text:p>
        </text:list-item>
        <text:list-item>
          <text:p text:style-name="P58"><text:s/><text:tab/><text:tab/>Endif</text:p>
        </text:list-item>
        <text:list-item>
          <text:p text:style-name="P58"><text:s/><text:tab/>Endif</text:p>
        </text:list-item>
        <text:list-item>
          <text:p text:style-name="P58"><text:tab/>If ptr-&gt;RC != NULL</text:p>
        </text:list-item>
        <text:list-item>
          <text:p text:style-name="P58"><text:tab/><text:tab/>ptr1 = SearchLink(ptr-&gt;RC, KEY)</text:p>
        </text:list-item>
        <text:list-item>
          <text:p text:style-name="P58"><text:tab/><text:tab/>If ptr1 != NULL</text:p>
        </text:list-item>
        <text:list-item>
          <text:p text:style-name="P58"><text:tab/><text:tab/><text:tab/>Return ptr1</text:p>
        </text:list-item>
        <text:list-item>
          <text:p text:style-name="P58"><text:tab/><text:tab/>Endif</text:p>
        </text:list-item>
        <text:list-item>
          <text:p text:style-name="P58"><text:s/><text:tab/>Endif</text:p>
        </text:list-item>
        <text:list-item>
          <text:p text:style-name="P58"><text:tab/>Return NULL</text:p>
        </text:list-item>
        <text:list-item>
          <text:p text:style-name="P58">Else</text:p>
        </text:list-item>
        <text:list-item>
          <text:p text:style-name="P58"><text:tab/>Return ptr</text:p>
        </text:list-item>
        <text:list-item>
          <text:p text:style-name="P58">Endif</text:p>
        </text:list-item>
      </text:list>
      <text:p text:style-name="P17">STOP</text:p>
      <text:p text:style-name="P81"/>
      <text:p text:style-name="P17">Algorithm <text:s/>SearchParent(ptr, KEY, parent)</text:p>
      <text:p text:style-name="P17">START</text:p>
      <text:list xml:id="list1799596402" text:style-name="WWNum50">
        <text:list-item>
          <text:p text:style-name="P59">If ptr-&gt;DATA != KEY<text:tab/>//Initially, ptr = ROOT</text:p>
        </text:list-item>
        <text:list-item>
          <text:p text:style-name="P59"><text:tab/>If ptr-&gt;LC != NULL</text:p>
        </text:list-item>
        <text:list-item>
          <text:p text:style-name="P59"><text:tab/><text:tab/>parent = SearchParent(ptr-&gt;LC, KEY, ptr)</text:p>
        </text:list-item>
        <text:list-item>
          <text:p text:style-name="P59"><text:tab/><text:tab/>If parent != NULL</text:p>
        </text:list-item>
        <text:list-item>
          <text:p text:style-name="P59"><text:tab/><text:tab/><text:tab/>Return parent</text:p>
        </text:list-item>
        <text:list-item>
          <text:p text:style-name="P59"><text:s/><text:tab/><text:tab/>Endif</text:p>
        </text:list-item>
        <text:list-item>
          <text:p text:style-name="P59"><text:s/><text:tab/>Endif</text:p>
        </text:list-item>
        <text:list-item>
          <text:p text:style-name="P59"><text:tab/>If ptr-&gt;RC != NULL</text:p>
        </text:list-item>
        <text:list-item>
          <text:p text:style-name="P59"><text:tab/><text:tab/>parent = SearchParent(ptr-&gt;RC, KEY, ptr)</text:p>
        </text:list-item>
        <text:list-item>
          <text:p text:style-name="P59"><text:tab/><text:tab/>If parent != NULL</text:p>
        </text:list-item>
        <text:list-item>
          <text:p text:style-name="P59"><text:tab/><text:tab/><text:tab/>Return parent</text:p>
        </text:list-item>
        <text:list-item>
          <text:p text:style-name="P59"><text:tab/><text:tab/>Endif</text:p>
        </text:list-item>
        <text:list-item>
          <text:p text:style-name="P59"><text:s/><text:tab/>Endif</text:p>
        </text:list-item>
        <text:list-item>
          <text:p text:style-name="P59"><text:tab/>Return NULL</text:p>
        </text:list-item>
        <text:list-item>
          <text:p text:style-name="P59">Else</text:p>
        </text:list-item>
        <text:list-item>
          <text:p text:style-name="P59"><text:tab/>Return parent</text:p>
        </text:list-item>
        <text:list-item>
          <text:p text:style-name="P59">Endif</text:p>
        </text:list-item>
      </text:list>
      <text:p text:style-name="P17">STOP</text:p>
      <text:p text:style-name="P115"/>
      <text:p text:style-name="P112"><text:span text:style-name="T2">PROGRAM CODE</text:span><text:span text:style-name="T7"> :- </text:span></text:p>
      <text:p text:style-name="P17"><text:span text:style-name="T16">#include&lt;stdio.h&gt;</text:span></text:p>
      <text:p text:style-name="P17"><text:span text:style-name="T16">#include&lt;stdlib.h&gt;</text:span></text:p>
      <text:p text:style-name="P85"/>
      <text:p text:style-name="P17"><text:span text:style-name="T16">struct node</text:span></text:p>
      <text:p text:style-name="P17"><text:soft-page-break/><text:span text:style-name="T16">{</text:span></text:p>
      <text:p text:style-name="P17"><text:span text:style-name="T16"><text:tab/>int DATA;</text:span></text:p>
      <text:p text:style-name="P17"><text:span text:style-name="T16"><text:tab/>struct node* RC;</text:span></text:p>
      <text:p text:style-name="P17"><text:span text:style-name="T16"><text:tab/>struct node* LC;</text:span></text:p>
      <text:p text:style-name="P17"><text:span text:style-name="T16">};</text:span></text:p>
      <text:p text:style-name="P85"/>
      <text:p text:style-name="P17"><text:span text:style-name="T16">void buildTree(struct node* ptr)</text:span></text:p>
      <text:p text:style-name="P17"><text:span text:style-name="T16">{</text:span></text:p>
      <text:p text:style-name="P17"><text:span text:style-name="T16"><text:tab/>if(ptr != NULL)</text:span></text:p>
      <text:p text:style-name="P17"><text:span text:style-name="T16"><text:tab/>{</text:span></text:p>
      <text:p text:style-name="P17"><text:span text:style-name="T16"><text:tab/><text:tab/>printf("Enter data\n");</text:span></text:p>
      <text:p text:style-name="P17"><text:span text:style-name="T16"><text:tab/><text:tab/>scanf("%d", &amp;ptr-&gt;DATA);</text:span></text:p>
      <text:p text:style-name="P17"><text:span text:style-name="T16"><text:tab/><text:tab/></text:span></text:p>
      <text:p text:style-name="P17"><text:span text:style-name="T16"><text:tab/><text:tab/>char c;</text:span></text:p>
      <text:p text:style-name="P17"><text:span text:style-name="T16"><text:tab/><text:tab/>printf("Does %d have a left child ? (Y/N)\n", ptr-&gt;DATA);</text:span></text:p>
      <text:p text:style-name="P17"><text:span text:style-name="T16">L1:</text:span></text:p>
      <text:p text:style-name="P17"><text:span text:style-name="T16"><text:tab/><text:tab/>scanf("\n%c", &amp;c);</text:span></text:p>
      <text:p text:style-name="P17"><text:span text:style-name="T16"><text:tab/><text:tab/></text:span></text:p>
      <text:p text:style-name="P17"><text:span text:style-name="T16"><text:tab/><text:tab/>if(c == 'y' || c == 'Y')</text:span></text:p>
      <text:p text:style-name="P17"><text:span text:style-name="T16"><text:tab/><text:tab/>{</text:span></text:p>
      <text:p text:style-name="P17"><text:span text:style-name="T16"><text:tab/><text:tab/><text:tab/>ptr-&gt;LC = (struct node*) malloc(sizeof(struct node));</text:span></text:p>
      <text:p text:style-name="P17"><text:span text:style-name="T16"><text:tab/><text:tab/><text:tab/>buildTree(ptr-&gt;LC);</text:span></text:p>
      <text:p text:style-name="P17"><text:span text:style-name="T16"><text:tab/><text:tab/>}</text:span></text:p>
      <text:p text:style-name="P17"><text:span text:style-name="T16"><text:tab/><text:tab/>else if(c == 'n' || c == 'N')</text:span></text:p>
      <text:p text:style-name="P17"><text:span text:style-name="T16"><text:tab/><text:tab/>{</text:span></text:p>
      <text:p text:style-name="P17"><text:span text:style-name="T16"><text:tab/><text:tab/><text:tab/>ptr-&gt;LC = NULL;</text:span></text:p>
      <text:p text:style-name="P17"><text:span text:style-name="T16"><text:tab/><text:tab/>}</text:span></text:p>
      <text:p text:style-name="P17"><text:span text:style-name="T16"><text:tab/><text:tab/>else</text:span></text:p>
      <text:p text:style-name="P17"><text:span text:style-name="T16"><text:tab/><text:tab/>{</text:span></text:p>
      <text:p text:style-name="P17"><text:span text:style-name="T16"><text:tab/><text:tab/><text:tab/>printf("Enter Y/N\n");</text:span></text:p>
      <text:p text:style-name="P17"><text:span text:style-name="T16"><text:tab/><text:tab/><text:tab/>goto L1;</text:span></text:p>
      <text:p text:style-name="P17"><text:span text:style-name="T16"><text:tab/><text:tab/>}</text:span></text:p>
      <text:p text:style-name="P17"><text:span text:style-name="T16"><text:tab/><text:tab/></text:span></text:p>
      <text:p text:style-name="P17"><text:span text:style-name="T16"><text:tab/><text:tab/>printf("Does %d have a right child ? (Y/N)\n", ptr-&gt;DATA);</text:span></text:p>
      <text:p text:style-name="P17"><text:span text:style-name="T16">L2:</text:span></text:p>
      <text:p text:style-name="P17"><text:span text:style-name="T16"><text:tab/><text:tab/>scanf("\n%c", &amp;c);</text:span></text:p>
      <text:p text:style-name="P17"><text:span text:style-name="T16"><text:tab/><text:tab/></text:span></text:p>
      <text:p text:style-name="P17"><text:span text:style-name="T16"><text:tab/><text:tab/>if(c == 'y' || c == 'Y')</text:span></text:p>
      <text:p text:style-name="P17"><text:span text:style-name="T16"><text:tab/><text:tab/>{</text:span></text:p>
      <text:p text:style-name="P17"><text:span text:style-name="T16"><text:tab/><text:tab/><text:tab/>ptr-&gt;RC = (struct node*) malloc(sizeof(struct node)); </text:span></text:p>
      <text:p text:style-name="P17"><text:span text:style-name="T16"><text:tab/><text:tab/><text:tab/>buildTree(ptr-&gt;RC);</text:span></text:p>
      <text:p text:style-name="P17"><text:span text:style-name="T16"><text:tab/><text:tab/>}</text:span></text:p>
      <text:p text:style-name="P17"><text:span text:style-name="T16"><text:tab/><text:tab/>else if(c == 'n' || c == 'N')</text:span></text:p>
      <text:p text:style-name="P17"><text:span text:style-name="T16"><text:tab/><text:tab/>{</text:span></text:p>
      <text:p text:style-name="P17"><text:span text:style-name="T16"><text:tab/><text:tab/><text:tab/>ptr-&gt;RC = NULL;</text:span></text:p>
      <text:p text:style-name="P17"><text:span text:style-name="T16"><text:tab/><text:tab/>}</text:span></text:p>
      <text:p text:style-name="P17"><text:span text:style-name="T16"><text:tab/><text:tab/>else</text:span></text:p>
      <text:p text:style-name="P17"><text:span text:style-name="T16"><text:tab/><text:tab/>{</text:span></text:p>
      <text:p text:style-name="P17"><text:span text:style-name="T16"><text:tab/><text:tab/><text:tab/>printf("Enter Y/N!\n");</text:span></text:p>
      <text:p text:style-name="P17"><text:span text:style-name="T16"><text:tab/><text:tab/><text:tab/>goto L2;</text:span></text:p>
      <text:p text:style-name="P17"><text:span text:style-name="T16"><text:tab/><text:tab/>}</text:span></text:p>
      <text:p text:style-name="P17"><text:span text:style-name="T16"><text:tab/>}</text:span></text:p>
      <text:p text:style-name="P17"><text:span text:style-name="T16">}</text:span></text:p>
      <text:p text:style-name="P85"/>
      <text:p text:style-name="P17"><text:soft-page-break/><text:span text:style-name="T16">void preOrder(struct node* ptr)</text:span></text:p>
      <text:p text:style-name="P17"><text:span text:style-name="T16">{</text:span></text:p>
      <text:p text:style-name="P17"><text:span text:style-name="T16"><text:tab/>if(ptr == NULL)</text:span></text:p>
      <text:p text:style-name="P17"><text:span text:style-name="T16"><text:tab/><text:tab/>printf(" Tree is empty!");</text:span></text:p>
      <text:p text:style-name="P17"><text:span text:style-name="T16"><text:tab/>else</text:span></text:p>
      <text:p text:style-name="P17"><text:span text:style-name="T16"><text:tab/>{</text:span></text:p>
      <text:p text:style-name="P17"><text:span text:style-name="T16"><text:tab/><text:tab/>printf(" %d", ptr-&gt;DATA);</text:span></text:p>
      <text:p text:style-name="P17"><text:span text:style-name="T16"><text:tab/><text:tab/>if(ptr-&gt;LC != NULL)</text:span></text:p>
      <text:p text:style-name="P17"><text:span text:style-name="T16"><text:tab/><text:tab/><text:tab/>preOrder(ptr-&gt;LC);</text:span></text:p>
      <text:p text:style-name="P17"><text:span text:style-name="T16"><text:tab/><text:tab/>if(ptr-&gt;RC != NULL)</text:span></text:p>
      <text:p text:style-name="P17"><text:span text:style-name="T16"><text:tab/><text:tab/><text:tab/>preOrder(ptr-&gt;RC);</text:span></text:p>
      <text:p text:style-name="P17"><text:span text:style-name="T16"><text:tab/>}</text:span></text:p>
      <text:p text:style-name="P17"><text:span text:style-name="T16">}</text:span></text:p>
      <text:p text:style-name="P85"/>
      <text:p text:style-name="P17"><text:span text:style-name="T16">void inOrder(struct node* ptr)</text:span></text:p>
      <text:p text:style-name="P17"><text:span text:style-name="T16">{</text:span></text:p>
      <text:p text:style-name="P17"><text:span text:style-name="T16"><text:tab/>if(ptr == NULL)</text:span></text:p>
      <text:p text:style-name="P17"><text:span text:style-name="T16"><text:tab/><text:tab/>printf(" Tree is empty!");</text:span></text:p>
      <text:p text:style-name="P17"><text:span text:style-name="T16"><text:tab/>else</text:span></text:p>
      <text:p text:style-name="P17"><text:span text:style-name="T16"><text:tab/>{</text:span></text:p>
      <text:p text:style-name="P17"><text:span text:style-name="T16"><text:tab/><text:tab/>if(ptr-&gt;LC != NULL)</text:span></text:p>
      <text:p text:style-name="P17"><text:span text:style-name="T16"><text:tab/><text:tab/><text:tab/>inOrder(ptr-&gt;LC);</text:span></text:p>
      <text:p text:style-name="P17"><text:span text:style-name="T16"><text:tab/><text:tab/>printf(" %d", ptr-&gt;DATA);</text:span></text:p>
      <text:p text:style-name="P17"><text:span text:style-name="T16"><text:tab/><text:tab/>if(ptr-&gt;RC != NULL)</text:span></text:p>
      <text:p text:style-name="P17"><text:span text:style-name="T16"><text:tab/><text:tab/><text:tab/>inOrder(ptr-&gt;RC);</text:span></text:p>
      <text:p text:style-name="P17"><text:span text:style-name="T16"><text:tab/>}</text:span></text:p>
      <text:p text:style-name="P17"><text:span text:style-name="T16">}</text:span></text:p>
      <text:p text:style-name="P85"/>
      <text:p text:style-name="P17"><text:span text:style-name="T16">void postOrder(struct node* ptr)</text:span></text:p>
      <text:p text:style-name="P17"><text:span text:style-name="T16">{</text:span></text:p>
      <text:p text:style-name="P17"><text:span text:style-name="T16"><text:tab/>if(ptr == NULL)</text:span></text:p>
      <text:p text:style-name="P17"><text:span text:style-name="T16"><text:tab/><text:tab/>printf(" Tree is empty!");</text:span></text:p>
      <text:p text:style-name="P17"><text:span text:style-name="T16"><text:tab/>else</text:span></text:p>
      <text:p text:style-name="P17"><text:span text:style-name="T16"><text:tab/>{</text:span></text:p>
      <text:p text:style-name="P17"><text:span text:style-name="T16"><text:tab/><text:tab/>if(ptr-&gt;LC != NULL)</text:span></text:p>
      <text:p text:style-name="P17"><text:span text:style-name="T16"><text:tab/><text:tab/><text:tab/>postOrder(ptr-&gt;LC);</text:span></text:p>
      <text:p text:style-name="P17"><text:span text:style-name="T16"><text:tab/><text:tab/>if(ptr-&gt;RC != NULL)</text:span></text:p>
      <text:p text:style-name="P17"><text:span text:style-name="T16"><text:tab/><text:tab/><text:tab/>postOrder(ptr-&gt;RC);</text:span></text:p>
      <text:p text:style-name="P17"><text:span text:style-name="T16"><text:tab/><text:tab/>printf(" %d", ptr-&gt;DATA);</text:span></text:p>
      <text:p text:style-name="P17"><text:span text:style-name="T16"><text:tab/>}</text:span></text:p>
      <text:p text:style-name="P17"><text:span text:style-name="T16">}</text:span></text:p>
      <text:p text:style-name="P85"/>
      <text:p text:style-name="P17"><text:span text:style-name="T16">struct node* searchParent(struct node* ptr, int KEY, struct node* parent)</text:span></text:p>
      <text:p text:style-name="P17"><text:span text:style-name="T16">{</text:span></text:p>
      <text:p text:style-name="P17"><text:span text:style-name="T16"><text:tab/>if(ptr-&gt;DATA != KEY)</text:span></text:p>
      <text:p text:style-name="P17"><text:span text:style-name="T16"><text:tab/>{</text:span></text:p>
      <text:p text:style-name="P17"><text:span text:style-name="T16"><text:tab/><text:tab/>if(ptr-&gt;LC != NULL)</text:span></text:p>
      <text:p text:style-name="P17"><text:span text:style-name="T16"><text:tab/><text:tab/>{</text:span></text:p>
      <text:p text:style-name="P17"><text:span text:style-name="T16"><text:tab/><text:tab/><text:tab/>parent = searchParent(ptr-&gt;LC, KEY, ptr);</text:span></text:p>
      <text:p text:style-name="P17"><text:span text:style-name="T16"><text:tab/><text:tab/><text:tab/>if(parent != NULL)</text:span></text:p>
      <text:p text:style-name="P17"><text:span text:style-name="T16"><text:tab/><text:tab/><text:tab/><text:tab/>return parent;</text:span></text:p>
      <text:p text:style-name="P17"><text:span text:style-name="T16"><text:tab/><text:tab/>}</text:span></text:p>
      <text:p text:style-name="P17"><text:span text:style-name="T16"><text:tab/><text:tab/>if(ptr-&gt;RC != NULL)</text:span></text:p>
      <text:p text:style-name="P17"><text:span text:style-name="T16"><text:tab/><text:tab/>{</text:span></text:p>
      <text:p text:style-name="P17"><text:soft-page-break/><text:span text:style-name="T16"><text:tab/><text:tab/><text:tab/>parent = searchParent(ptr-&gt;RC, KEY, ptr);</text:span></text:p>
      <text:p text:style-name="P17"><text:span text:style-name="T16"><text:tab/><text:tab/><text:tab/>if(parent != NULL)</text:span></text:p>
      <text:p text:style-name="P17"><text:span text:style-name="T16"><text:tab/><text:tab/><text:tab/><text:tab/>return parent;</text:span></text:p>
      <text:p text:style-name="P17"><text:span text:style-name="T16"><text:tab/><text:tab/>}</text:span></text:p>
      <text:p text:style-name="P17"><text:span text:style-name="T16"><text:tab/><text:tab/>return NULL;</text:span></text:p>
      <text:p text:style-name="P17"><text:span text:style-name="T16"><text:tab/>}</text:span></text:p>
      <text:p text:style-name="P17"><text:span text:style-name="T16"><text:tab/>else</text:span></text:p>
      <text:p text:style-name="P17"><text:span text:style-name="T16"><text:tab/><text:tab/>return parent;</text:span></text:p>
      <text:p text:style-name="P17"><text:span text:style-name="T16">}</text:span></text:p>
      <text:p text:style-name="P85"/>
      <text:p text:style-name="P17"><text:span text:style-name="T16">void insertTree(struct node* ptr, int KEY)</text:span></text:p>
      <text:p text:style-name="P17"><text:span text:style-name="T16">{<text:tab/></text:span></text:p>
      <text:p text:style-name="P17"><text:span text:style-name="T16"><text:tab/>if(ptr == NULL)</text:span></text:p>
      <text:p text:style-name="P17"><text:span text:style-name="T16"><text:tab/><text:tab/>printf("\n%d not found!\n", KEY);</text:span></text:p>
      <text:p text:style-name="P17"><text:span text:style-name="T16"><text:tab/>else</text:span></text:p>
      <text:p text:style-name="P17"><text:span text:style-name="T16"><text:tab/>{</text:span></text:p>
      <text:p text:style-name="P17"><text:span text:style-name="T16"><text:tab/><text:tab/>if(ptr-&gt;LC == NULL || ptr-&gt;RC == NULL)</text:span></text:p>
      <text:p text:style-name="P17"><text:span text:style-name="T16"><text:tab/><text:tab/>{</text:span></text:p>
      <text:p text:style-name="P17"><text:span text:style-name="T16"><text:tab/><text:tab/><text:tab/>char c;</text:span></text:p>
      <text:p text:style-name="P17"><text:span text:style-name="T16"><text:tab/><text:tab/><text:tab/>printf("\nDo you want to insert as left child or right child of %d ? (L/R)\n", ptr-&gt;DATA);</text:span></text:p>
      <text:p text:style-name="P17"><text:span text:style-name="T16">L3:<text:tab/><text:tab/><text:tab/><text:tab/><text:tab/></text:span></text:p>
      <text:p text:style-name="P17"><text:span text:style-name="T16"><text:tab/><text:tab/><text:tab/>scanf("\n%c", &amp;c);</text:span></text:p>
      <text:p text:style-name="P17"><text:span text:style-name="T16"><text:tab/><text:tab/></text:span></text:p>
      <text:p text:style-name="P17"><text:span text:style-name="T16"><text:tab/><text:tab/><text:tab/>if(c == 'l' || c == 'L')</text:span></text:p>
      <text:p text:style-name="P17"><text:span text:style-name="T16"><text:tab/><text:tab/><text:tab/>{</text:span></text:p>
      <text:p text:style-name="P17"><text:span text:style-name="T16"><text:tab/><text:tab/><text:tab/><text:tab/>if(ptr-&gt;LC == NULL)</text:span></text:p>
      <text:p text:style-name="P17"><text:span text:style-name="T16"><text:tab/><text:tab/><text:tab/><text:tab/>{</text:span></text:p>
      <text:p text:style-name="P17"><text:span text:style-name="T16"><text:tab/><text:tab/><text:tab/><text:tab/><text:tab/>ptr-&gt;LC = (struct node*) malloc(sizeof(struct node));</text:span></text:p>
      <text:p text:style-name="P17"><text:span text:style-name="T16"><text:tab/><text:tab/><text:tab/><text:tab/><text:tab/>ptr-&gt;LC-&gt;LC = NULL;</text:span></text:p>
      <text:p text:style-name="P17"><text:span text:style-name="T16"><text:tab/><text:tab/><text:tab/><text:tab/><text:tab/>ptr-&gt;LC-&gt;RC = NULL;</text:span></text:p>
      <text:p text:style-name="P17"><text:span text:style-name="T16"><text:tab/><text:tab/><text:tab/><text:tab/><text:tab/>printf("\nEnter data\n");</text:span></text:p>
      <text:p text:style-name="P17"><text:span text:style-name="T16"><text:tab/><text:tab/><text:tab/><text:tab/><text:tab/>scanf("%d", &amp;ptr-&gt;LC-&gt;DATA);</text:span></text:p>
      <text:p text:style-name="P17"><text:span text:style-name="T16"><text:tab/><text:tab/><text:tab/><text:tab/><text:tab/>printf("\n%d inserted successfully!\n", ptr-&gt;LC-&gt;DATA);</text:span></text:p>
      <text:p text:style-name="P17"><text:span text:style-name="T16"><text:tab/><text:tab/><text:tab/><text:tab/>}</text:span></text:p>
      <text:p text:style-name="P17"><text:span text:style-name="T16"><text:tab/><text:tab/><text:tab/><text:tab/>else</text:span></text:p>
      <text:p text:style-name="P17"><text:span text:style-name="T16"><text:tab/><text:tab/><text:tab/><text:tab/><text:tab/>printf("\n%d has a left child already!\n", KEY);</text:span></text:p>
      <text:p text:style-name="P17"><text:span text:style-name="T16"><text:tab/><text:tab/><text:tab/>}</text:span></text:p>
      <text:p text:style-name="P17"><text:span text:style-name="T16"><text:tab/><text:tab/><text:tab/>else if(c == 'r' || c == 'R')</text:span></text:p>
      <text:p text:style-name="P17"><text:span text:style-name="T16"><text:tab/><text:tab/><text:tab/>{</text:span></text:p>
      <text:p text:style-name="P17"><text:span text:style-name="T16"><text:tab/><text:tab/><text:tab/><text:tab/>if(ptr-&gt;RC == NULL)</text:span></text:p>
      <text:p text:style-name="P17"><text:span text:style-name="T16"><text:tab/><text:tab/><text:tab/><text:tab/>{</text:span></text:p>
      <text:p text:style-name="P17"><text:span text:style-name="T16"><text:tab/><text:tab/><text:tab/><text:tab/><text:tab/>ptr-&gt;RC = (struct node*) malloc(sizeof(struct node));</text:span></text:p>
      <text:p text:style-name="P17"><text:span text:style-name="T16"><text:tab/><text:tab/><text:tab/><text:tab/><text:tab/>ptr-&gt;RC-&gt;LC = NULL;</text:span></text:p>
      <text:p text:style-name="P17"><text:span text:style-name="T16"><text:tab/><text:tab/><text:tab/><text:tab/><text:tab/>ptr-&gt;RC-&gt;RC = NULL;</text:span></text:p>
      <text:p text:style-name="P17"><text:span text:style-name="T16"><text:tab/><text:tab/><text:tab/><text:tab/><text:tab/>printf("\nEnter data\n");</text:span></text:p>
      <text:p text:style-name="P17"><text:span text:style-name="T16"><text:tab/><text:tab/><text:tab/><text:tab/><text:tab/>scanf("%d", &amp;ptr-&gt;RC-&gt;DATA);</text:span></text:p>
      <text:p text:style-name="P17"><text:span text:style-name="T16"><text:tab/><text:tab/><text:tab/><text:tab/><text:tab/>printf("\n%d inserted successfully!\n", ptr-&gt;RC-&gt;DATA);</text:span></text:p>
      <text:p text:style-name="P17"><text:span text:style-name="T16"><text:tab/><text:tab/><text:tab/><text:tab/>}</text:span></text:p>
      <text:p text:style-name="P17"><text:span text:style-name="T16"><text:tab/><text:tab/><text:tab/><text:tab/>else</text:span></text:p>
      <text:p text:style-name="P17"><text:span text:style-name="T16"><text:tab/><text:tab/><text:tab/><text:tab/><text:tab/>printf("\n%d has a right child already!\n", KEY);</text:span></text:p>
      <text:p text:style-name="P17"><text:span text:style-name="T16"><text:tab/><text:tab/><text:tab/>}</text:span></text:p>
      <text:p text:style-name="P17"><text:span text:style-name="T16"><text:tab/><text:tab/><text:tab/>else</text:span></text:p>
      <text:p text:style-name="P17"><text:span text:style-name="T16"><text:tab/><text:tab/><text:tab/>{</text:span></text:p>
      <text:p text:style-name="P17"><text:soft-page-break/><text:span text:style-name="T16"><text:tab/><text:tab/><text:tab/><text:tab/>printf("\nEnter L/R!\n");</text:span></text:p>
      <text:p text:style-name="P17"><text:span text:style-name="T16"><text:tab/><text:tab/><text:tab/><text:tab/>goto L3;</text:span></text:p>
      <text:p text:style-name="P17"><text:span text:style-name="T16"><text:tab/><text:tab/><text:tab/>}</text:span></text:p>
      <text:p text:style-name="P17"><text:span text:style-name="T16"><text:tab/><text:tab/>}</text:span></text:p>
      <text:p text:style-name="P17"><text:span text:style-name="T16"><text:tab/><text:tab/>else</text:span></text:p>
      <text:p text:style-name="P17"><text:span text:style-name="T16"><text:tab/><text:tab/><text:tab/>printf("\n%d has both left and right children!\n", KEY);</text:span></text:p>
      <text:p text:style-name="P17"><text:span text:style-name="T16"><text:tab/>}</text:span></text:p>
      <text:p text:style-name="P17"><text:span text:style-name="T16">}</text:span></text:p>
      <text:p text:style-name="P85"/>
      <text:p text:style-name="P17"><text:span text:style-name="T16">void deleteTree(struct node* parent, int KEY)</text:span></text:p>
      <text:p text:style-name="P17"><text:span text:style-name="T16">{<text:tab/></text:span></text:p>
      <text:p text:style-name="P17"><text:span text:style-name="T16"><text:tab/>if(parent == NULL)</text:span></text:p>
      <text:p text:style-name="P17"><text:span text:style-name="T16"><text:tab/><text:tab/>printf("\n%d not found!\n", KEY);</text:span></text:p>
      <text:p text:style-name="P17"><text:span text:style-name="T16"><text:tab/>else</text:span></text:p>
      <text:p text:style-name="P17"><text:span text:style-name="T16"><text:tab/>{</text:span></text:p>
      <text:p text:style-name="P17"><text:span text:style-name="T16"><text:tab/><text:tab/>if(parent-&gt;LC != NULL &amp;&amp; parent-&gt;LC-&gt;DATA == KEY)</text:span></text:p>
      <text:p text:style-name="P17"><text:span text:style-name="T16"><text:tab/><text:tab/><text:tab/>if(parent-&gt;LC-&gt;LC == NULL &amp;&amp; parent-&gt;LC-&gt;RC == NULL)</text:span></text:p>
      <text:p text:style-name="P17"><text:span text:style-name="T16"><text:tab/><text:tab/><text:tab/>{</text:span></text:p>
      <text:p text:style-name="P17"><text:span text:style-name="T16"><text:tab/><text:tab/><text:tab/><text:tab/>free(parent-&gt;LC);</text:span></text:p>
      <text:p text:style-name="P17"><text:span text:style-name="T16"><text:tab/><text:tab/><text:tab/><text:tab/>parent-&gt;LC = NULL;</text:span></text:p>
      <text:p text:style-name="P17"><text:span text:style-name="T16"><text:tab/><text:tab/><text:tab/><text:tab/>printf("\n%d deleted successfully!\n", KEY);</text:span></text:p>
      <text:p text:style-name="P17"><text:span text:style-name="T16"><text:tab/><text:tab/><text:tab/>}</text:span></text:p>
      <text:p text:style-name="P17"><text:span text:style-name="T16"><text:tab/><text:tab/><text:tab/>else</text:span></text:p>
      <text:p text:style-name="P17"><text:span text:style-name="T16"><text:tab/><text:tab/><text:tab/><text:tab/>printf("\n%d is not a leaf node!\n", KEY);</text:span></text:p>
      <text:p text:style-name="P17"><text:span text:style-name="T16"><text:tab/><text:tab/>else</text:span></text:p>
      <text:p text:style-name="P17"><text:span text:style-name="T16"><text:tab/><text:tab/><text:tab/>if(parent-&gt;RC-&gt;LC == NULL &amp;&amp; parent-&gt;RC-&gt;RC == NULL)</text:span></text:p>
      <text:p text:style-name="P17"><text:span text:style-name="T16"><text:tab/><text:tab/><text:tab/>{</text:span></text:p>
      <text:p text:style-name="P17"><text:span text:style-name="T16"><text:tab/><text:tab/><text:tab/><text:tab/>free(parent-&gt;RC);</text:span></text:p>
      <text:p text:style-name="P17"><text:span text:style-name="T16"><text:tab/><text:tab/><text:tab/><text:tab/>parent-&gt;RC = NULL;</text:span></text:p>
      <text:p text:style-name="P17"><text:span text:style-name="T16"><text:tab/><text:tab/><text:tab/><text:tab/>printf("\n%d deleted successfully!\n", KEY);</text:span></text:p>
      <text:p text:style-name="P17"><text:span text:style-name="T16"><text:tab/><text:tab/><text:tab/>}</text:span></text:p>
      <text:p text:style-name="P17"><text:span text:style-name="T16"><text:tab/><text:tab/><text:tab/>else</text:span></text:p>
      <text:p text:style-name="P17"><text:span text:style-name="T16"><text:tab/><text:tab/><text:tab/><text:tab/>printf("\n%d is not a leaf node!\n", KEY);</text:span></text:p>
      <text:p text:style-name="P17"><text:span text:style-name="T16"><text:tab/>}</text:span></text:p>
      <text:p text:style-name="P17"><text:span text:style-name="T16">}</text:span></text:p>
      <text:p text:style-name="P85"/>
      <text:p text:style-name="P17"><text:span text:style-name="T16">struct node* searchLink(struct node* ptr, int KEY)</text:span></text:p>
      <text:p text:style-name="P17"><text:span text:style-name="T16">{</text:span></text:p>
      <text:p text:style-name="P17"><text:span text:style-name="T16"><text:tab/>struct node* ptr1;</text:span></text:p>
      <text:p text:style-name="P85"/>
      <text:p text:style-name="P17"><text:span text:style-name="T16"><text:tab/>if(ptr-&gt;DATA != KEY)</text:span></text:p>
      <text:p text:style-name="P17"><text:span text:style-name="T16"><text:tab/>{</text:span></text:p>
      <text:p text:style-name="P17"><text:span text:style-name="T16"><text:tab/><text:tab/>if(ptr-&gt;LC != NULL)</text:span></text:p>
      <text:p text:style-name="P17"><text:span text:style-name="T16"><text:tab/><text:tab/>{</text:span></text:p>
      <text:p text:style-name="P17"><text:span text:style-name="T16"><text:tab/><text:tab/><text:tab/>ptr1 = searchLink(ptr-&gt;LC, KEY);</text:span></text:p>
      <text:p text:style-name="P17"><text:span text:style-name="T16"><text:tab/><text:tab/><text:tab/>if(ptr1 != NULL)</text:span></text:p>
      <text:p text:style-name="P17"><text:span text:style-name="T16"><text:tab/><text:tab/><text:tab/><text:tab/>return ptr1; </text:span></text:p>
      <text:p text:style-name="P17"><text:span text:style-name="T16"><text:tab/><text:tab/>}</text:span></text:p>
      <text:p text:style-name="P17"><text:span text:style-name="T16"><text:tab/><text:tab/>if(ptr-&gt;RC != NULL)</text:span></text:p>
      <text:p text:style-name="P17"><text:span text:style-name="T16"><text:tab/><text:tab/>{</text:span></text:p>
      <text:p text:style-name="P17"><text:span text:style-name="T16"><text:tab/><text:tab/><text:tab/>ptr1 = searchLink(ptr-&gt;RC, KEY);</text:span></text:p>
      <text:p text:style-name="P17"><text:span text:style-name="T16"><text:tab/><text:tab/><text:tab/>if(ptr1 != NULL)</text:span></text:p>
      <text:p text:style-name="P17"><text:span text:style-name="T16"><text:tab/><text:tab/><text:tab/><text:tab/>return ptr1;</text:span></text:p>
      <text:p text:style-name="P17"><text:span text:style-name="T16"><text:tab/><text:tab/>}</text:span></text:p>
      <text:p text:style-name="P17"><text:soft-page-break/><text:span text:style-name="T16"><text:tab/><text:tab/>return NULL;</text:span></text:p>
      <text:p text:style-name="P17"><text:span text:style-name="T16"><text:tab/>}</text:span></text:p>
      <text:p text:style-name="P17"><text:span text:style-name="T16"><text:tab/>else</text:span></text:p>
      <text:p text:style-name="P17"><text:span text:style-name="T16"><text:tab/><text:tab/>return ptr;</text:span></text:p>
      <text:p text:style-name="P17"><text:span text:style-name="T16">}</text:span></text:p>
      <text:p text:style-name="P85"/>
      <text:p text:style-name="P17"><text:span text:style-name="T16">void main()</text:span></text:p>
      <text:p text:style-name="P17"><text:span text:style-name="T16">{</text:span></text:p>
      <text:p text:style-name="P17"><text:span text:style-name="T16"><text:tab/>struct node* ROOT = (struct node*) malloc(sizeof(struct node));</text:span></text:p>
      <text:p text:style-name="P17"><text:span text:style-name="T16"><text:tab/></text:span></text:p>
      <text:p text:style-name="P17"><text:span text:style-name="T16"><text:tab/>int n;</text:span></text:p>
      <text:p text:style-name="P17"><text:span text:style-name="T16"><text:tab/></text:span></text:p>
      <text:p text:style-name="P17"><text:span text:style-name="T16"><text:tab/>printf("Build your tree\n\n");</text:span></text:p>
      <text:p text:style-name="P17"><text:span text:style-name="T16"><text:tab/>buildTree(ROOT);</text:span></text:p>
      <text:p text:style-name="P17"><text:span text:style-name="T16">L:</text:span></text:p>
      <text:p text:style-name="P17"><text:span text:style-name="T16"><text:tab/>printf("\nChoose the operation\n\n");</text:span></text:p>
      <text:p text:style-name="P17"><text:span text:style-name="T16"><text:tab/>printf("1. Insert a node\n");</text:span></text:p>
      <text:p text:style-name="P17"><text:span text:style-name="T16"><text:tab/>printf("2. Delete a node\n");</text:span></text:p>
      <text:p text:style-name="P17"><text:span text:style-name="T16"><text:tab/>printf("3. Inorder traversal\n");</text:span></text:p>
      <text:p text:style-name="P17"><text:span text:style-name="T16"><text:tab/>printf("4. Preorder traversal\n");</text:span></text:p>
      <text:p text:style-name="P17"><text:span text:style-name="T16"><text:tab/>printf("5. Postorder traversal\n");</text:span></text:p>
      <text:p text:style-name="P17"><text:span text:style-name="T16"><text:tab/>printf("6. Exit\n");</text:span></text:p>
      <text:p text:style-name="P17"><text:span text:style-name="T16"><text:tab/></text:span></text:p>
      <text:p text:style-name="P17"><text:span text:style-name="T16"><text:tab/>scanf("%d", &amp;n);</text:span></text:p>
      <text:p text:style-name="P17"><text:span text:style-name="T16"><text:tab/>switch(n)</text:span></text:p>
      <text:p text:style-name="P17"><text:span text:style-name="T16"><text:tab/>{</text:span></text:p>
      <text:p text:style-name="P17"><text:span text:style-name="T16"><text:tab/><text:tab/>case 1:</text:span></text:p>
      <text:p text:style-name="P17"><text:span text:style-name="T16"><text:tab/><text:tab/><text:tab/>if(ROOT == NULL)</text:span></text:p>
      <text:p text:style-name="P17"><text:span text:style-name="T16"><text:tab/><text:tab/><text:tab/>{</text:span></text:p>
      <text:p text:style-name="P17"><text:span text:style-name="T16"><text:tab/><text:tab/><text:tab/><text:tab/>ROOT = (struct node*) malloc(sizeof(struct node));</text:span></text:p>
      <text:p text:style-name="P17"><text:span text:style-name="T16"><text:tab/><text:tab/><text:tab/><text:tab/>ROOT-&gt;LC = NULL;</text:span></text:p>
      <text:p text:style-name="P17"><text:span text:style-name="T16"><text:tab/><text:tab/><text:tab/><text:tab/>ROOT-&gt;RC = NULL;</text:span></text:p>
      <text:p text:style-name="P17"><text:span text:style-name="T16"><text:tab/><text:tab/><text:tab/><text:tab/>printf("\nEnter data\n");</text:span></text:p>
      <text:p text:style-name="P17"><text:span text:style-name="T16"><text:tab/><text:tab/><text:tab/><text:tab/>scanf("%d", &amp;ROOT-&gt;DATA);</text:span></text:p>
      <text:p text:style-name="P17"><text:span text:style-name="T16"><text:tab/><text:tab/><text:tab/><text:tab/>printf("\n%d inserted successfully!\n", ROOT-&gt;DATA);</text:span></text:p>
      <text:p text:style-name="P17"><text:span text:style-name="T16"><text:tab/><text:tab/><text:tab/>}</text:span></text:p>
      <text:p text:style-name="P17"><text:span text:style-name="T16"><text:tab/><text:tab/><text:tab/>else</text:span></text:p>
      <text:p text:style-name="P17"><text:span text:style-name="T16"><text:tab/><text:tab/><text:tab/>{</text:span></text:p>
      <text:p text:style-name="P17"><text:span text:style-name="T16"><text:tab/><text:tab/><text:tab/><text:tab/>printf("\nEnter the KEY data\n");</text:span></text:p>
      <text:p text:style-name="P17"><text:span text:style-name="T16"><text:tab/><text:tab/><text:tab/><text:tab/>scanf("%d", &amp;n);</text:span></text:p>
      <text:p text:style-name="P17"><text:span text:style-name="T16"><text:tab/><text:tab/><text:tab/><text:tab/>insertTree(searchLink(ROOT, n), n);</text:span></text:p>
      <text:p text:style-name="P17"><text:span text:style-name="T16"><text:tab/><text:tab/><text:tab/>}</text:span></text:p>
      <text:p text:style-name="P17"><text:span text:style-name="T16"><text:tab/><text:tab/><text:tab/>goto L;</text:span></text:p>
      <text:p text:style-name="P17"><text:span text:style-name="T16"><text:tab/><text:tab/>case 2:</text:span></text:p>
      <text:p text:style-name="P17"><text:span text:style-name="T16"><text:tab/><text:tab/><text:tab/>if(ROOT == NULL)</text:span></text:p>
      <text:p text:style-name="P17"><text:span text:style-name="T16"><text:tab/><text:tab/><text:tab/><text:tab/>printf("\nTree is empty!\n");</text:span></text:p>
      <text:p text:style-name="P17"><text:span text:style-name="T16"><text:tab/><text:tab/><text:tab/>else</text:span></text:p>
      <text:p text:style-name="P17"><text:span text:style-name="T16"><text:tab/><text:tab/><text:tab/>{</text:span></text:p>
      <text:p text:style-name="P17"><text:span text:style-name="T16"><text:tab/><text:tab/><text:tab/><text:tab/>printf("\nEnter the data to be deleted\n");</text:span></text:p>
      <text:p text:style-name="P17"><text:span text:style-name="T16"><text:tab/><text:tab/><text:tab/><text:tab/>scanf("%d", &amp;n);</text:span></text:p>
      <text:p text:style-name="P17"><text:span text:style-name="T16"><text:tab/><text:tab/><text:tab/><text:tab/>if(n == ROOT-&gt;DATA)</text:span></text:p>
      <text:p text:style-name="P17"><text:span text:style-name="T16"><text:tab/><text:tab/><text:tab/><text:tab/>{</text:span></text:p>
      <text:p text:style-name="P17"><text:span text:style-name="T16"><text:tab/><text:tab/><text:tab/><text:tab/><text:tab/>if(ROOT-&gt;LC == NULL &amp;&amp; ROOT-&gt;RC == NULL)</text:span></text:p>
      <text:p text:style-name="P17"><text:span text:style-name="T16"><text:tab/><text:tab/><text:tab/><text:tab/><text:tab/>{</text:span></text:p>
      <text:p text:style-name="P17"><text:soft-page-break/><text:span text:style-name="T16"><text:tab/><text:tab/><text:tab/><text:tab/><text:tab/><text:tab/>free(ROOT);</text:span></text:p>
      <text:p text:style-name="P17"><text:span text:style-name="T16"><text:tab/><text:tab/><text:tab/><text:tab/><text:tab/><text:tab/>ROOT = NULL;</text:span></text:p>
      <text:p text:style-name="P17"><text:span text:style-name="T16"><text:tab/><text:tab/><text:tab/><text:tab/><text:tab/><text:tab/>printf("\n%d deleted successfully!\n", n);</text:span></text:p>
      <text:p text:style-name="P17"><text:span text:style-name="T16"><text:tab/><text:tab/><text:tab/><text:tab/><text:tab/>}</text:span></text:p>
      <text:p text:style-name="P17"><text:span text:style-name="T16"><text:tab/><text:tab/><text:tab/><text:tab/><text:tab/>else</text:span></text:p>
      <text:p text:style-name="P17"><text:span text:style-name="T16"><text:tab/><text:tab/><text:tab/><text:tab/><text:tab/><text:tab/>printf("\n%d is not a leaf node!\n", n);</text:span></text:p>
      <text:p text:style-name="P17"><text:span text:style-name="T16"><text:tab/><text:tab/><text:tab/><text:tab/>}</text:span></text:p>
      <text:p text:style-name="P17"><text:span text:style-name="T16"><text:tab/><text:tab/><text:tab/><text:tab/>else</text:span></text:p>
      <text:p text:style-name="P17"><text:span text:style-name="T16"><text:tab/><text:tab/><text:tab/><text:tab/><text:tab/>deleteTree(searchParent(ROOT, n, ROOT), n);</text:span></text:p>
      <text:p text:style-name="P17"><text:span text:style-name="T16"><text:tab/><text:tab/><text:tab/>}</text:span></text:p>
      <text:p text:style-name="P17"><text:span text:style-name="T16"><text:tab/><text:tab/><text:tab/>goto L;</text:span></text:p>
      <text:p text:style-name="P17"><text:span text:style-name="T16"><text:tab/><text:tab/>case 3:</text:span></text:p>
      <text:p text:style-name="P17"><text:span text:style-name="T16"><text:tab/><text:tab/><text:tab/>printf("\nInorder :");</text:span></text:p>
      <text:p text:style-name="P17"><text:span text:style-name="T16"><text:tab/><text:tab/><text:tab/>inOrder(ROOT);</text:span></text:p>
      <text:p text:style-name="P17"><text:span text:style-name="T16"><text:tab/><text:tab/><text:tab/>printf("\n");</text:span></text:p>
      <text:p text:style-name="P17"><text:span text:style-name="T16"><text:tab/><text:tab/><text:tab/>goto L;</text:span></text:p>
      <text:p text:style-name="P17"><text:span text:style-name="T16"><text:tab/><text:tab/>case 4:</text:span></text:p>
      <text:p text:style-name="P17"><text:span text:style-name="T16"><text:tab/><text:tab/><text:tab/>printf("\nPreorder :");</text:span></text:p>
      <text:p text:style-name="P17"><text:span text:style-name="T16"><text:tab/><text:tab/><text:tab/>preOrder(ROOT);</text:span></text:p>
      <text:p text:style-name="P17"><text:span text:style-name="T16"><text:tab/><text:tab/><text:tab/>printf("\n");</text:span></text:p>
      <text:p text:style-name="P17"><text:span text:style-name="T16"><text:tab/><text:tab/><text:tab/>goto L;</text:span></text:p>
      <text:p text:style-name="P17"><text:span text:style-name="T16"><text:tab/><text:tab/>case 5:</text:span></text:p>
      <text:p text:style-name="P17"><text:span text:style-name="T16"><text:tab/><text:tab/><text:tab/>printf("\nPostorder :");</text:span></text:p>
      <text:p text:style-name="P17"><text:span text:style-name="T16"><text:tab/><text:tab/><text:tab/>postOrder(ROOT);</text:span></text:p>
      <text:p text:style-name="P17"><text:span text:style-name="T16"><text:tab/><text:tab/><text:tab/>printf("\n");</text:span></text:p>
      <text:p text:style-name="P17"><text:span text:style-name="T16"><text:tab/><text:tab/><text:tab/>goto L;</text:span></text:p>
      <text:p text:style-name="P17"><text:span text:style-name="T16"><text:tab/><text:tab/>case 6:</text:span></text:p>
      <text:p text:style-name="P17"><text:span text:style-name="T16"><text:tab/><text:tab/><text:tab/>exit(0);</text:span></text:p>
      <text:p text:style-name="P17"><text:span text:style-name="T16"><text:tab/><text:tab/>default:</text:span></text:p>
      <text:p text:style-name="P17"><text:span text:style-name="T16"><text:tab/><text:tab/><text:tab/>printf("\nInvalid entry!\n");</text:span></text:p>
      <text:p text:style-name="P17"><text:span text:style-name="T16"><text:tab/><text:tab/><text:tab/>goto L;</text:span></text:p>
      <text:p text:style-name="P17"><text:span text:style-name="T16"><text:tab/><text:tab/>}</text:span></text:p>
      <text:p text:style-name="P17"><text:span text:style-name="T16">}</text:span></text:p>
      <text:p text:style-name="P118"/>
      <text:p text:style-name="P112"><text:span text:style-name="T2">SAMPLE OUTPUT </text:span><text:span text:style-name="T7">:-</text:span></text:p>
      <text:p text:style-name="P17"><text:span text:style-name="T16">Build your tree</text:span></text:p>
      <text:p text:style-name="P85"/>
      <text:p text:style-name="P17"><text:span text:style-name="T16">Enter data</text:span></text:p>
      <text:p text:style-name="P17"><text:span text:style-name="T16">3</text:span></text:p>
      <text:p text:style-name="P17"><text:span text:style-name="T16">Does 3 have a left child ? (Y/N)</text:span></text:p>
      <text:p text:style-name="P17"><text:span text:style-name="T16">y</text:span></text:p>
      <text:p text:style-name="P17"><text:span text:style-name="T16">Enter data</text:span></text:p>
      <text:p text:style-name="P17"><text:span text:style-name="T16">1</text:span></text:p>
      <text:p text:style-name="P17"><text:span text:style-name="T16">Does 1 have a left child ? (Y/N)</text:span></text:p>
      <text:p text:style-name="P17"><text:span text:style-name="T16">n</text:span></text:p>
      <text:p text:style-name="P17"><text:span text:style-name="T16">Does 1 have a right child ? (Y/N)</text:span></text:p>
      <text:p text:style-name="P17"><text:span text:style-name="T16">y</text:span></text:p>
      <text:p text:style-name="P17"><text:span text:style-name="T16">Enter data</text:span></text:p>
      <text:p text:style-name="P17"><text:span text:style-name="T16">2</text:span></text:p>
      <text:p text:style-name="P17"><text:span text:style-name="T16">Does 2 have a left child ? (Y/N)</text:span></text:p>
      <text:p text:style-name="P17"><text:span text:style-name="T16">n</text:span></text:p>
      <text:p text:style-name="P17"><text:span text:style-name="T16">Does 2 have a right child ? (Y/N)</text:span></text:p>
      <text:p text:style-name="P17"><text:span text:style-name="T16">n</text:span></text:p>
      <text:p text:style-name="P17"><text:soft-page-break/><text:span text:style-name="T16">Does 3 have a right child ? (Y/N)</text:span></text:p>
      <text:p text:style-name="P17"><text:span text:style-name="T16">y</text:span></text:p>
      <text:p text:style-name="P17"><text:span text:style-name="T16">Enter data</text:span></text:p>
      <text:p text:style-name="P17"><text:span text:style-name="T16">4</text:span></text:p>
      <text:p text:style-name="P17"><text:span text:style-name="T16">Does 4 have a left child ? (Y/N)</text:span></text:p>
      <text:p text:style-name="P17"><text:span text:style-name="T16">n</text:span></text:p>
      <text:p text:style-name="P17"><text:span text:style-name="T16">Does 4 have a right child ? (Y/N)</text:span></text:p>
      <text:p text:style-name="P17"><text:span text:style-name="T16">y</text:span></text:p>
      <text:p text:style-name="P17"><text:span text:style-name="T16">Enter data</text:span></text:p>
      <text:p text:style-name="P17"><text:span text:style-name="T16">5</text:span></text:p>
      <text:p text:style-name="P17"><text:span text:style-name="T16">Does 5 have a left child ? (Y/N)</text:span></text:p>
      <text:p text:style-name="P17"><text:span text:style-name="T16">n</text:span></text:p>
      <text:p text:style-name="P17"><text:span text:style-name="T16">Does 5 have a right child ? (Y/N)</text:span></text:p>
      <text:p text:style-name="P17"><text:span text:style-name="T16">n</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1 2 3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4</text:span></text:p>
      <text:p text:style-name="P85"/>
      <text:p text:style-name="P17"><text:span text:style-name="T16">Preorder : 3 1 2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5</text:span></text:p>
      <text:p text:style-name="P85"/>
      <text:p text:style-name="P17"><text:span text:style-name="T16">Postorder : 2 1 5 4 3</text:span></text:p>
      <text:p text:style-name="P85"/>
      <text:p text:style-name="P17"><text:span text:style-name="T16">Choose the operation</text:span></text:p>
      <text:p text:style-name="P85"/>
      <text:p text:style-name="P17"><text:span text:style-name="T16">1. Insert a node</text:span></text:p>
      <text:p text:style-name="P17"><text:soft-page-break/><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1</text:span></text:p>
      <text:p text:style-name="P85"/>
      <text:p text:style-name="P17"><text:span text:style-name="T16">Enter the KEY data</text:span></text:p>
      <text:p text:style-name="P17"><text:span text:style-name="T16">1</text:span></text:p>
      <text:p text:style-name="P85"/>
      <text:p text:style-name="P17"><text:span text:style-name="T16">Do you want to insert as left child or right child of 1 ? (L/R)</text:span></text:p>
      <text:p text:style-name="P17"><text:span text:style-name="T16">l</text:span></text:p>
      <text:p text:style-name="P85"/>
      <text:p text:style-name="P17"><text:span text:style-name="T16">Enter data</text:span></text:p>
      <text:p text:style-name="P17"><text:span text:style-name="T16">0</text:span></text:p>
      <text:p text:style-name="P85"/>
      <text:p text:style-name="P17"><text:span text:style-name="T16">0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0 1 2 3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1</text:span></text:p>
      <text:p text:style-name="P85"/>
      <text:p text:style-name="P17"><text:span text:style-name="T16">Enter the KEY data</text:span></text:p>
      <text:p text:style-name="P17"><text:span text:style-name="T16">4</text:span></text:p>
      <text:p text:style-name="P85"/>
      <text:p text:style-name="P17"><text:span text:style-name="T16">Do you want to insert as left child or right child of 4 ? (L/R)</text:span></text:p>
      <text:p text:style-name="P17"><text:span text:style-name="T16">r</text:span></text:p>
      <text:p text:style-name="P85"/>
      <text:p text:style-name="P17"><text:span text:style-name="T16">4 has a right child alread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oft-page-break/><text:span text:style-name="T16">5. Postorder traversal</text:span></text:p>
      <text:p text:style-name="P17"><text:span text:style-name="T16">6. Exit</text:span></text:p>
      <text:p text:style-name="P17"><text:span text:style-name="T16">1</text:span></text:p>
      <text:p text:style-name="P85"/>
      <text:p text:style-name="P17"><text:span text:style-name="T16">Enter the KEY data</text:span></text:p>
      <text:p text:style-name="P17"><text:span text:style-name="T16">3</text:span></text:p>
      <text:p text:style-name="P85"/>
      <text:p text:style-name="P17"><text:span text:style-name="T16">3 has both left and right children!</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1</text:span></text:p>
      <text:p text:style-name="P85"/>
      <text:p text:style-name="P17"><text:span text:style-name="T16">Enter the KEY data</text:span></text:p>
      <text:p text:style-name="P17"><text:span text:style-name="T16">4</text:span></text:p>
      <text:p text:style-name="P85"/>
      <text:p text:style-name="P17"><text:span text:style-name="T16">Do you want to insert as left child or right child of 4 ? (L/R)</text:span></text:p>
      <text:p text:style-name="P17"><text:span text:style-name="T16">l</text:span></text:p>
      <text:p text:style-name="P85"/>
      <text:p text:style-name="P17"><text:span text:style-name="T16">Enter data</text:span></text:p>
      <text:p text:style-name="P17"><text:span text:style-name="T16">10</text:span></text:p>
      <text:p text:style-name="P85"/>
      <text:p text:style-name="P17"><text:span text:style-name="T16">10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0 1 2 3 10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10</text:span></text:p>
      <text:p text:style-name="P85"><text:soft-page-break/></text:p>
      <text:p text:style-name="P17"><text:span text:style-name="T16">10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0 1 2 3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0</text:span></text:p>
      <text:p text:style-name="P85"/>
      <text:p text:style-name="P17"><text:span text:style-name="T16">0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5</text:span></text:p>
      <text:p text:style-name="P85"/>
      <text:p text:style-name="P17"><text:span text:style-name="T16">5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text:soft-page-break/></text:p>
      <text:p text:style-name="P17"><text:span text:style-name="T16">Enter the data to be deleted</text:span></text:p>
      <text:p text:style-name="P17"><text:span text:style-name="T16">4</text:span></text:p>
      <text:p text:style-name="P85"/>
      <text:p text:style-name="P17"><text:span text:style-name="T16">4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2</text:span></text:p>
      <text:p text:style-name="P85"/>
      <text:p text:style-name="P17"><text:span text:style-name="T16">2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1</text:span></text:p>
      <text:p text:style-name="P85"/>
      <text:p text:style-name="P17"><text:span text:style-name="T16">1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3</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oft-page-break/><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3</text:span></text:p>
      <text:p text:style-name="P85"/>
      <text:p text:style-name="P17"><text:span text:style-name="T16">3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Tree is empt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4</text:span></text:p>
      <text:p text:style-name="P85"/>
      <text:p text:style-name="P17"><text:span text:style-name="T16">Preorder : Tree is empt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5</text:span></text:p>
      <text:p text:style-name="P85"/>
      <text:p text:style-name="P17"><text:span text:style-name="T16">Postorder : Tree is empt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1</text:span></text:p>
      <text:p text:style-name="P85"><text:soft-page-break/></text:p>
      <text:p text:style-name="P17"><text:span text:style-name="T16">Enter data</text:span></text:p>
      <text:p text:style-name="P17"><text:span text:style-name="T16">3</text:span></text:p>
      <text:p text:style-name="P85"/>
      <text:p text:style-name="P17"><text:span text:style-name="T16">3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1</text:span></text:p>
      <text:p text:style-name="P85"/>
      <text:p text:style-name="P17"><text:span text:style-name="T16">Enter the KEY data</text:span></text:p>
      <text:p text:style-name="P17"><text:span text:style-name="T16">3</text:span></text:p>
      <text:p text:style-name="P85"/>
      <text:p text:style-name="P17"><text:span text:style-name="T16">Do you want to insert as left child or right child of 3 ? (L/R)</text:span></text:p>
      <text:p text:style-name="P17"><text:span text:style-name="T16">r</text:span></text:p>
      <text:p text:style-name="P85"/>
      <text:p text:style-name="P17"><text:span text:style-name="T16">Enter data</text:span></text:p>
      <text:p text:style-name="P17"><text:span text:style-name="T16">4</text:span></text:p>
      <text:p text:style-name="P85"/>
      <text:p text:style-name="P17"><text:span text:style-name="T16">4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3 4</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3</text:span></text:p>
      <text:p text:style-name="P85"/>
      <text:p text:style-name="P17"><text:span text:style-name="T16">3 is not a leaf node!</text:span></text:p>
      <text:p text:style-name="P85"/>
      <text:p text:style-name="P17"><text:soft-page-break/><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4</text:span></text:p>
      <text:p text:style-name="P85"/>
      <text:p text:style-name="P17"><text:span text:style-name="T16">4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2</text:span></text:p>
      <text:p text:style-name="P85"/>
      <text:p text:style-name="P17"><text:span text:style-name="T16">Enter the data to be deleted</text:span></text:p>
      <text:p text:style-name="P17"><text:span text:style-name="T16">3</text:span></text:p>
      <text:p text:style-name="P85"/>
      <text:p text:style-name="P17"><text:span text:style-name="T16">3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3</text:span></text:p>
      <text:p text:style-name="P85"/>
      <text:p text:style-name="P17"><text:span text:style-name="T16">Inorder : Tree is empt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Exit</text:span></text:p>
      <text:p text:style-name="P17"><text:span text:style-name="T16">6</text:span></text:p>
      <text:p text:style-name="P81"/>
      <text:p text:style-name="P116"><text:span text:style-name="T2"><text:line-break/>RESULT </text:span><text:span text:style-name="T7">:- The given operations are performed on a binary tree.</text:span></text:p>
      <text:p text:style-name="P103">EXPERIMENT 10b</text:p>
      <text:p text:style-name="P81"/>
      <text:p text:style-name="P112"><text:span text:style-name="T2">AIM </text:span><text:span text:style-name="T7">:- Create a binary search tree with the following operations: </text:span></text:p>
      <text:p text:style-name="P112"><text:span text:style-name="T7">1. Insert a new node</text:span></text:p>
      <text:p text:style-name="P112"><text:span text:style-name="T7">2. Inorder traversal</text:span></text:p>
      <text:p text:style-name="P112"><text:span text:style-name="T7">3. Preorder traversal</text:span></text:p>
      <text:p text:style-name="P112"><text:span text:style-name="T7">4. Postorder traversal</text:span></text:p>
      <text:p text:style-name="P112"><text:span text:style-name="T7">5. Delete a node</text:span></text:p>
      <text:p text:style-name="P112"><text:span text:style-name="T7">6. Count the number of leaf nodes</text:span></text:p>
      <text:p text:style-name="P81"/>
      <text:p text:style-name="P112"><text:span text:style-name="T2">DATA STRUCTURE USED </text:span><text:span text:style-name="T7">:- TREE using LINKED LIST is the data structure used.</text:span></text:p>
      <text:p text:style-name="P81"/>
      <text:p text:style-name="P112"><text:span text:style-name="T2">ALGORITHM</text:span><text:span text:style-name="T7"> :- </text:span></text:p>
      <text:p text:style-name="P17"><text:span text:style-name="T16">Algorithm InsertBST</text:span></text:p>
      <text:p text:style-name="P17"><text:span text:style-name="T16">START</text:span></text:p>
      <text:list xml:id="list673789088" text:style-name="WWNum51">
        <text:list-item>
          <text:p text:style-name="P60"><text:span text:style-name="T16">If ROOT = NULL</text:span></text:p>
        </text:list-item>
        <text:list-item>
          <text:p text:style-name="P60"><text:span text:style-name="T16"><text:s/><text:tab/>ROOT = GetNode(NODE)</text:span></text:p>
        </text:list-item>
        <text:list-item>
          <text:p text:style-name="P60"><text:span text:style-name="T16"><text:s/><text:tab/>ROOT-&gt;LC = ROOT-&gt;RC = NULL</text:span></text:p>
        </text:list-item>
        <text:list-item>
          <text:p text:style-name="P60"><text:span text:style-name="T16"><text:s/><text:tab/>ROOT-&gt;DATA = ITEM</text:span></text:p>
        </text:list-item>
        <text:list-item>
          <text:p text:style-name="P60"><text:span text:style-name="T16"><text:s/><text:tab/>Exit</text:span></text:p>
        </text:list-item>
        <text:list-item>
          <text:p text:style-name="P60"><text:span text:style-name="T16">Endif</text:span></text:p>
        </text:list-item>
        <text:list-item>
          <text:p text:style-name="P60"><text:span text:style-name="T16">ptr = ROOT</text:span></text:p>
        </text:list-item>
        <text:list-item>
          <text:p text:style-name="P60"><text:span text:style-name="T16">flag = false</text:span></text:p>
        </text:list-item>
        <text:list-item>
          <text:p text:style-name="P60"><text:span text:style-name="T16">While ptr != NULL and flag = false</text:span></text:p>
        </text:list-item>
        <text:list-item>
          <text:p text:style-name="P60"><text:span text:style-name="T16"><text:tab/>If ITEM &lt; ptr-&gt;DATA</text:span></text:p>
        </text:list-item>
        <text:list-item>
          <text:p text:style-name="P60"><text:span text:style-name="T16"><text:tab/><text:tab/><text:tab/>ptr1 = ptr</text:span></text:p>
        </text:list-item>
        <text:list-item>
          <text:p text:style-name="P60"><text:span text:style-name="T16"><text:tab/><text:tab/><text:tab/>ptr = ptr-&gt;LC</text:span></text:p>
        </text:list-item>
        <text:list-item>
          <text:p text:style-name="P60"><text:span text:style-name="T16"><text:tab/>Else if ITEM &gt; ptr-&gt;DATA</text:span></text:p>
        </text:list-item>
        <text:list-item>
          <text:p text:style-name="P60"><text:span text:style-name="T16"><text:tab/><text:tab/><text:tab/>ptr1 = ptr</text:span></text:p>
        </text:list-item>
        <text:list-item>
          <text:p text:style-name="P60"><text:span text:style-name="T16"><text:tab/><text:tab/><text:tab/>ptr = ptr-&gt;RC</text:span></text:p>
        </text:list-item>
        <text:list-item>
          <text:p text:style-name="P60"><text:span text:style-name="T16"><text:tab/>Else</text:span></text:p>
        </text:list-item>
        <text:list-item>
          <text:p text:style-name="P60"><text:span text:style-name="T16"><text:tab/><text:tab/>flag = true</text:span></text:p>
        </text:list-item>
        <text:list-item>
          <text:p text:style-name="P60"><text:span text:style-name="T16"><text:tab/><text:tab/>Print "ITEM already exists"</text:span></text:p>
        </text:list-item>
        <text:list-item>
          <text:p text:style-name="P60"><text:span text:style-name="T16"><text:tab/>Endif</text:span></text:p>
        </text:list-item>
        <text:list-item>
          <text:p text:style-name="P60"><text:span text:style-name="T16">Endwhile</text:span></text:p>
        </text:list-item>
        <text:list-item>
          <text:p text:style-name="P60"><text:span text:style-name="T16">If ptr = NULL</text:span></text:p>
        </text:list-item>
        <text:list-item>
          <text:p text:style-name="P60"><text:span text:style-name="T16"><text:tab/>If ptr1-&gt;DATA &lt; ITEM</text:span></text:p>
        </text:list-item>
        <text:list-item>
          <text:p text:style-name="P60"><text:span text:style-name="T16"><text:tab/><text:tab/>ptr1-&gt;RC = GetNode(NODE)</text:span></text:p>
        </text:list-item>
        <text:list-item>
          <text:p text:style-name="P60"><text:span text:style-name="T16"><text:tab/><text:tab/>ptr1-&gt;RC-&gt;LC = NULL</text:span></text:p>
        </text:list-item>
        <text:list-item>
          <text:p text:style-name="P60"><text:span text:style-name="T16"><text:tab/><text:tab/>ptr1-&gt;RC-&gt;RC = NULL</text:span></text:p>
        </text:list-item>
        <text:list-item>
          <text:p text:style-name="P60"><text:span text:style-name="T16"><text:tab/><text:tab/>ptr1-&gt;RC-&gt;DATA = ITEM</text:span></text:p>
        </text:list-item>
        <text:list-item>
          <text:p text:style-name="P60"><text:span text:style-name="T16"><text:tab/>Else</text:span></text:p>
        </text:list-item>
        <text:list-item>
          <text:p text:style-name="P60"><text:span text:style-name="T16"><text:tab/><text:tab/>ptr1-&gt;LC = GetNode(NODE)</text:span></text:p>
        </text:list-item>
        <text:list-item>
          <text:p text:style-name="P60"><text:span text:style-name="T16"><text:tab/><text:tab/>ptr1-&gt;LC-&gt;LC = NULL</text:span></text:p>
        </text:list-item>
        <text:list-item>
          <text:p text:style-name="P60"><text:span text:style-name="T16"><text:tab/><text:tab/>ptr1-&gt;LC-&gt;RC = NULL</text:span></text:p>
        </text:list-item>
        <text:list-item>
          <text:p text:style-name="P60"><text:span text:style-name="T16"><text:tab/><text:tab/>ptr1-&gt;LC-&gt;DATA = ITEM</text:span></text:p>
        </text:list-item>
        <text:list-item>
          <text:p text:style-name="P60"><text:span text:style-name="T16"><text:tab/>Endif</text:span></text:p>
        </text:list-item>
        <text:list-item>
          <text:p text:style-name="P60"><text:soft-page-break/><text:span text:style-name="T16">Endif</text:span></text:p>
        </text:list-item>
      </text:list>
      <text:p text:style-name="P17"><text:span text:style-name="T16">STOP</text:span></text:p>
      <text:p text:style-name="P85"/>
      <text:p text:style-name="P17"><text:span text:style-name="T16">Algorithm DeleteBST</text:span></text:p>
      <text:p text:style-name="P17"><text:span text:style-name="T16">START</text:span></text:p>
      <text:list xml:id="list3439725242" text:style-name="WWNum52">
        <text:list-item>
          <text:p text:style-name="P61"><text:span text:style-name="T16">If ROOT = NULL</text:span></text:p>
        </text:list-item>
        <text:list-item>
          <text:p text:style-name="P61"><text:span text:style-name="T16"><text:s/><text:tab/>Print "Tree is empty"</text:span></text:p>
        </text:list-item>
        <text:list-item>
          <text:p text:style-name="P61"><text:span text:style-name="T16"><text:s/><text:tab/>Exit</text:span></text:p>
        </text:list-item>
        <text:list-item>
          <text:p text:style-name="P61"><text:span text:style-name="T16">Endif</text:span></text:p>
        </text:list-item>
        <text:list-item>
          <text:p text:style-name="P61"><text:span text:style-name="T16">If ITEM = ROOT-&gt;DATA</text:span></text:p>
        </text:list-item>
        <text:list-item>
          <text:p text:style-name="P61"><text:span text:style-name="T16"><text:s/><text:tab/>If ROOT-&gt;LC = NULL and ROOT-&gt;RC = NULL</text:span></text:p>
        </text:list-item>
        <text:list-item>
          <text:p text:style-name="P61"><text:span text:style-name="T16"><text:tab/><text:tab/>ReturnNode(ROOT)</text:span></text:p>
        </text:list-item>
        <text:list-item>
          <text:p text:style-name="P61"><text:span text:style-name="T16"><text:tab/><text:tab/>ROOT = NULL</text:span></text:p>
        </text:list-item>
        <text:list-item>
          <text:p text:style-name="P61"><text:span text:style-name="T16"><text:tab/>Else</text:span></text:p>
        </text:list-item>
        <text:list-item>
          <text:p text:style-name="P61"><text:span text:style-name="T16"><text:tab/><text:tab/>If ROOT-&gt;LC != NULL and ROOT-&gt;RC != NULL</text:span></text:p>
        </text:list-item>
        <text:list-item>
          <text:p text:style-name="P61"><text:span text:style-name="T16"><text:tab/><text:tab/><text:tab/>ptr1 = SuccessorOf(ROOT)</text:span></text:p>
        </text:list-item>
        <text:list-item>
          <text:p text:style-name="P61"><text:span text:style-name="T16"><text:tab/><text:tab/><text:tab/>int temp = ptr1-&gt;DATA</text:span></text:p>
        </text:list-item>
        <text:list-item>
          <text:p text:style-name="P61"><text:span text:style-name="T16"><text:tab/><text:tab/><text:tab/>DeleteBST(ptr1-&gt;DATA)</text:span></text:p>
        </text:list-item>
        <text:list-item>
          <text:p text:style-name="P61"><text:span text:style-name="T16"><text:tab/><text:tab/><text:tab/>ROOT-&gt;DATA = temp</text:span></text:p>
        </text:list-item>
        <text:list-item>
          <text:p text:style-name="P61"><text:span text:style-name="T16"><text:tab/><text:tab/>Else</text:span></text:p>
        </text:list-item>
        <text:list-item>
          <text:p text:style-name="P61"><text:span text:style-name="T16"><text:tab/><text:tab/><text:tab/>If ROOT-&gt;LC = NULL</text:span></text:p>
        </text:list-item>
        <text:list-item>
          <text:p text:style-name="P61"><text:span text:style-name="T16"><text:tab/><text:tab/><text:tab/><text:tab/>ptr1 = ROOT-&gt;RC</text:span></text:p>
        </text:list-item>
        <text:list-item>
          <text:p text:style-name="P61"><text:span text:style-name="T16"><text:tab/><text:tab/><text:tab/><text:tab/>ReturnNode(ROOT)</text:span></text:p>
        </text:list-item>
        <text:list-item>
          <text:p text:style-name="P61"><text:span text:style-name="T16"><text:tab/><text:tab/><text:tab/><text:tab/>ROOT = ptr1</text:span></text:p>
        </text:list-item>
        <text:list-item>
          <text:p text:style-name="P61"><text:span text:style-name="T16"><text:tab/><text:tab/><text:tab/>Else</text:span></text:p>
        </text:list-item>
        <text:list-item>
          <text:p text:style-name="P61"><text:span text:style-name="T16"><text:tab/><text:tab/><text:tab/><text:tab/>ptr1 = ROOT-&gt;LC</text:span></text:p>
        </text:list-item>
        <text:list-item>
          <text:p text:style-name="P61"><text:span text:style-name="T16"><text:tab/><text:tab/><text:tab/><text:tab/>ReturnNode(ROOT)</text:span></text:p>
        </text:list-item>
        <text:list-item>
          <text:p text:style-name="P61"><text:span text:style-name="T16"><text:tab/><text:tab/><text:tab/><text:tab/>ROOT = ptr1</text:span></text:p>
        </text:list-item>
        <text:list-item>
          <text:p text:style-name="P61"><text:span text:style-name="T16"><text:s/><text:tab/><text:tab/><text:tab/>Endif</text:span></text:p>
        </text:list-item>
        <text:list-item>
          <text:p text:style-name="P61"><text:span text:style-name="T16"><text:s/><text:tab/><text:tab/>Endif</text:span></text:p>
        </text:list-item>
        <text:list-item>
          <text:p text:style-name="P61"><text:span text:style-name="T16"><text:s/><text:tab/>Endif</text:span></text:p>
        </text:list-item>
        <text:list-item>
          <text:p text:style-name="P61"><text:span text:style-name="T16"><text:s/><text:tab/>Exit</text:span></text:p>
        </text:list-item>
        <text:list-item>
          <text:p text:style-name="P61"><text:span text:style-name="T16">Endif</text:span></text:p>
        </text:list-item>
        <text:list-item>
          <text:p text:style-name="P61"><text:span text:style-name="T16">ptr = ROOT</text:span></text:p>
        </text:list-item>
        <text:list-item>
          <text:p text:style-name="P61"><text:span text:style-name="T16">flag = false</text:span></text:p>
        </text:list-item>
        <text:list-item>
          <text:p text:style-name="P61"><text:span text:style-name="T16">While ptr != NULL and flag = false</text:span></text:p>
        </text:list-item>
        <text:list-item>
          <text:p text:style-name="P61"><text:span text:style-name="T16"><text:tab/>If ITEM &lt; ptr-&gt;DATA</text:span></text:p>
        </text:list-item>
        <text:list-item>
          <text:p text:style-name="P61"><text:span text:style-name="T16"><text:tab/><text:tab/>parent = ptr</text:span></text:p>
        </text:list-item>
        <text:list-item>
          <text:p text:style-name="P61"><text:span text:style-name="T16"><text:tab/><text:tab/>ptr = ptr-&gt;LC</text:span></text:p>
        </text:list-item>
        <text:list-item>
          <text:p text:style-name="P61"><text:span text:style-name="T16"><text:tab/>Else if ITEM &gt; ptr-&gt;DATA</text:span></text:p>
        </text:list-item>
        <text:list-item>
          <text:p text:style-name="P61"><text:span text:style-name="T16"><text:tab/><text:tab/>parent = ptr</text:span></text:p>
        </text:list-item>
        <text:list-item>
          <text:p text:style-name="P61"><text:span text:style-name="T16"><text:tab/><text:tab/>ptr = ptr-&gt;RC</text:span></text:p>
        </text:list-item>
        <text:list-item>
          <text:p text:style-name="P61"><text:span text:style-name="T16"><text:tab/>Else</text:span></text:p>
        </text:list-item>
        <text:list-item>
          <text:p text:style-name="P61"><text:span text:style-name="T16"><text:tab/><text:tab/>flag = true</text:span></text:p>
        </text:list-item>
        <text:list-item>
          <text:p text:style-name="P61"><text:span text:style-name="T16"><text:tab/>Endif</text:span></text:p>
        </text:list-item>
        <text:list-item>
          <text:p text:style-name="P61"><text:span text:style-name="T16">Endwhile</text:span></text:p>
        </text:list-item>
        <text:list-item>
          <text:p text:style-name="P61"><text:span text:style-name="T16">If flag = false</text:span></text:p>
        </text:list-item>
        <text:list-item>
          <text:p text:style-name="P61"><text:span text:style-name="T16"><text:tab/>Print "ITEM doesn’t exist"</text:span></text:p>
        </text:list-item>
        <text:list-item>
          <text:p text:style-name="P61"><text:span text:style-name="T16"><text:s/><text:tab/>Exit</text:span></text:p>
        </text:list-item>
        <text:list-item>
          <text:p text:style-name="P61"><text:span text:style-name="T16">Endif</text:span></text:p>
        </text:list-item>
        <text:list-item>
          <text:p text:style-name="P61"><text:span text:style-name="T16">If ptr-&gt;LC = NULL and ptr-&gt;RC = NULL</text:span></text:p>
        </text:list-item>
        <text:list-item>
          <text:p text:style-name="P61"><text:span text:style-name="T16"><text:tab/>CASE = 1</text:span></text:p>
        </text:list-item>
        <text:list-item>
          <text:p text:style-name="P61"><text:span text:style-name="T16">Else</text:span></text:p>
        </text:list-item>
        <text:list-item>
          <text:p text:style-name="P61"><text:span text:style-name="T16"><text:tab/>If ptr-&gt;LC != NULL and ptr-&gt;RC != NULL</text:span></text:p>
        </text:list-item>
        <text:list-item>
          <text:p text:style-name="P61"><text:soft-page-break/><text:span text:style-name="T16"><text:tab/><text:tab/>CASE = 3</text:span></text:p>
        </text:list-item>
        <text:list-item>
          <text:p text:style-name="P61"><text:span text:style-name="T16"><text:tab/>Else</text:span></text:p>
        </text:list-item>
        <text:list-item>
          <text:p text:style-name="P61"><text:span text:style-name="T16"><text:tab/><text:tab/>CASE = 2</text:span></text:p>
        </text:list-item>
        <text:list-item>
          <text:p text:style-name="P61"><text:span text:style-name="T16"><text:s/><text:tab/>Endif</text:span></text:p>
        </text:list-item>
        <text:list-item>
          <text:p text:style-name="P61"><text:span text:style-name="T16">Endif</text:span></text:p>
        </text:list-item>
        <text:list-item>
          <text:p text:style-name="P61"><text:span text:style-name="T16">If CASE = 1</text:span></text:p>
        </text:list-item>
        <text:list-item>
          <text:p text:style-name="P61"><text:span text:style-name="T16"><text:tab/>If parent-&gt;LC = ptr</text:span></text:p>
        </text:list-item>
        <text:list-item>
          <text:p text:style-name="P61"><text:span text:style-name="T16"><text:tab/><text:tab/>parent-&gt;LC = NULL</text:span></text:p>
        </text:list-item>
        <text:list-item>
          <text:p text:style-name="P61"><text:span text:style-name="T16"><text:tab/>Else</text:span></text:p>
        </text:list-item>
        <text:list-item>
          <text:p text:style-name="P61"><text:span text:style-name="T16"><text:tab/><text:tab/>parent-&gt;RC = NULL</text:span></text:p>
        </text:list-item>
        <text:list-item>
          <text:p text:style-name="P61"><text:span text:style-name="T16"><text:s/><text:tab/>Endif</text:span></text:p>
        </text:list-item>
        <text:list-item>
          <text:p text:style-name="P61"><text:span text:style-name="T16"><text:tab/>ReturnNode(ptr)</text:span></text:p>
        </text:list-item>
        <text:list-item>
          <text:p text:style-name="P61"><text:span text:style-name="T16">Else if CASE = 2</text:span></text:p>
        </text:list-item>
        <text:list-item>
          <text:p text:style-name="P61"><text:span text:style-name="T16"><text:tab/>If parent-&gt;LC = ptr</text:span></text:p>
        </text:list-item>
        <text:list-item>
          <text:p text:style-name="P61"><text:span text:style-name="T16"><text:tab/><text:tab/>If ptr-&gt;LC = NULL</text:span></text:p>
        </text:list-item>
        <text:list-item>
          <text:p text:style-name="P61"><text:span text:style-name="T16"><text:tab/><text:tab/><text:tab/>parent-&gt;LC = ptr-&gt;RC</text:span></text:p>
        </text:list-item>
        <text:list-item>
          <text:p text:style-name="P61"><text:span text:style-name="T16"><text:tab/><text:tab/>Else</text:span></text:p>
        </text:list-item>
        <text:list-item>
          <text:p text:style-name="P61"><text:span text:style-name="T16"><text:tab/><text:tab/><text:tab/>parent-&gt;LC = ptr-&gt;LC</text:span></text:p>
        </text:list-item>
        <text:list-item>
          <text:p text:style-name="P61"><text:span text:style-name="T16"><text:s/><text:tab/><text:tab/>Endif</text:span></text:p>
        </text:list-item>
        <text:list-item>
          <text:p text:style-name="P61"><text:span text:style-name="T16"><text:tab/>Else</text:span></text:p>
        </text:list-item>
        <text:list-item>
          <text:p text:style-name="P61"><text:span text:style-name="T16"><text:tab/><text:tab/>If ptr-&gt;LC = NULL</text:span></text:p>
        </text:list-item>
        <text:list-item>
          <text:p text:style-name="P61"><text:span text:style-name="T16"><text:tab/><text:tab/><text:tab/>parent-&gt;RC = ptr-&gt;RC</text:span></text:p>
        </text:list-item>
        <text:list-item>
          <text:p text:style-name="P61"><text:span text:style-name="T16"><text:tab/><text:tab/>Else</text:span></text:p>
        </text:list-item>
        <text:list-item>
          <text:p text:style-name="P61"><text:span text:style-name="T16"><text:tab/><text:tab/><text:tab/>parent-&gt;RC = ptr-&gt;LC</text:span></text:p>
        </text:list-item>
        <text:list-item>
          <text:p text:style-name="P61"><text:span text:style-name="T16"><text:s/><text:tab/><text:tab/>Endif</text:span></text:p>
        </text:list-item>
        <text:list-item>
          <text:p text:style-name="P61"><text:span text:style-name="T16"><text:tab/>Endif</text:span></text:p>
        </text:list-item>
        <text:list-item>
          <text:p text:style-name="P61"><text:span text:style-name="T16"><text:s/><text:tab/>ReturnNode(ptr)</text:span></text:p>
        </text:list-item>
        <text:list-item>
          <text:p text:style-name="P61"><text:span text:style-name="T16">Else</text:span></text:p>
        </text:list-item>
        <text:list-item>
          <text:p text:style-name="P61"><text:span text:style-name="T16"><text:tab/>parent = SuccessorOf(ptr)</text:span></text:p>
        </text:list-item>
        <text:list-item>
          <text:p text:style-name="P61"><text:span text:style-name="T16"><text:tab/>ITEM = parent-&gt;DATA</text:span></text:p>
        </text:list-item>
        <text:list-item>
          <text:p text:style-name="P61"><text:span text:style-name="T16"><text:tab/>DeleteBST(parent-&gt;DATA)</text:span></text:p>
        </text:list-item>
        <text:list-item>
          <text:p text:style-name="P61"><text:span text:style-name="T16"><text:tab/>ptr-&gt;DATA = ITEM</text:span></text:p>
        </text:list-item>
        <text:list-item>
          <text:p text:style-name="P61"><text:span text:style-name="T16">Endif</text:span></text:p>
        </text:list-item>
      </text:list>
      <text:p text:style-name="P17"><text:span text:style-name="T16">STOP</text:span></text:p>
      <text:p text:style-name="P85"/>
      <text:p text:style-name="P17"><text:span text:style-name="T16">Algorithm <text:s/>InorderTraversal(ptr)</text:span></text:p>
      <text:p text:style-name="P17"><text:span text:style-name="T16">START</text:span></text:p>
      <text:list xml:id="list3791037553" text:style-name="WWNum53">
        <text:list-item>
          <text:p text:style-name="P62"><text:span text:style-name="T16">If ptr = NULL <text:tab/>//Initially, ptr = ROOT</text:span></text:p>
        </text:list-item>
        <text:list-item>
          <text:p text:style-name="P62"><text:span text:style-name="T16"><text:tab/>Print " Tree is empty"</text:span></text:p>
        </text:list-item>
        <text:list-item>
          <text:p text:style-name="P62"><text:span text:style-name="T16">Else</text:span></text:p>
        </text:list-item>
        <text:list-item>
          <text:p text:style-name="P62"><text:span text:style-name="T16"><text:tab/>If ptr-&gt;LC != NULL</text:span></text:p>
        </text:list-item>
        <text:list-item>
          <text:p text:style-name="P62"><text:span text:style-name="T16"><text:tab/><text:tab/>InorderTraversal(ptr-&gt;LC)</text:span></text:p>
        </text:list-item>
        <text:list-item>
          <text:p text:style-name="P62"><text:span text:style-name="T16"><text:s/><text:tab/>Endif</text:span></text:p>
        </text:list-item>
        <text:list-item>
          <text:p text:style-name="P62"><text:span text:style-name="T16"><text:s/><text:tab/>Print ptr-&gt;DATA</text:span></text:p>
        </text:list-item>
        <text:list-item>
          <text:p text:style-name="P62"><text:span text:style-name="T16"><text:tab/>If ptr-&gt;RC != NULL</text:span></text:p>
        </text:list-item>
        <text:list-item>
          <text:p text:style-name="P62"><text:span text:style-name="T16"><text:tab/><text:tab/>InorderTraversal(ptr-&gt;RC)</text:span></text:p>
        </text:list-item>
        <text:list-item>
          <text:p text:style-name="P62"><text:span text:style-name="T16"><text:tab/>Endif</text:span></text:p>
        </text:list-item>
        <text:list-item>
          <text:p text:style-name="P62"><text:span text:style-name="T16">Endif</text:span></text:p>
        </text:list-item>
      </text:list>
      <text:p text:style-name="P17"><text:span text:style-name="T16">STOP</text:span></text:p>
      <text:p text:style-name="P85"/>
      <text:p text:style-name="P17"><text:span text:style-name="T16">Algorithm <text:s/>PreorderTraversal(ptr)</text:span></text:p>
      <text:p text:style-name="P17"><text:span text:style-name="T16">START</text:span></text:p>
      <text:list xml:id="list1880438035" text:style-name="WWNum54">
        <text:list-item>
          <text:p text:style-name="P63"><text:span text:style-name="T16">If ptr = NULL <text:tab/>//Initially, ptr = ROOT</text:span></text:p>
        </text:list-item>
        <text:list-item>
          <text:p text:style-name="P63"><text:span text:style-name="T16"><text:tab/>Print " Tree is empty"</text:span></text:p>
        </text:list-item>
        <text:list-item>
          <text:p text:style-name="P63"><text:soft-page-break/><text:span text:style-name="T16">Else</text:span></text:p>
        </text:list-item>
        <text:list-item>
          <text:p text:style-name="P63"><text:span text:style-name="T16"><text:s/><text:tab/>Print ptr-&gt;DATA</text:span></text:p>
        </text:list-item>
        <text:list-item>
          <text:p text:style-name="P63"><text:span text:style-name="T16"><text:tab/>If ptr-&gt;LC != NULL</text:span></text:p>
        </text:list-item>
        <text:list-item>
          <text:p text:style-name="P63"><text:span text:style-name="T16"><text:tab/><text:tab/>PreorderTraversal(ptr-&gt;LC)</text:span></text:p>
        </text:list-item>
        <text:list-item>
          <text:p text:style-name="P63"><text:span text:style-name="T16"><text:s/><text:tab/>Endif</text:span></text:p>
        </text:list-item>
        <text:list-item>
          <text:p text:style-name="P63"><text:span text:style-name="T16"><text:tab/>If ptr-&gt;RC != NULL</text:span></text:p>
        </text:list-item>
        <text:list-item>
          <text:p text:style-name="P63"><text:span text:style-name="T16"><text:tab/><text:tab/>PreorderTraversal(ptr-&gt;RC)</text:span></text:p>
        </text:list-item>
        <text:list-item>
          <text:p text:style-name="P63"><text:span text:style-name="T16"><text:tab/>Endif</text:span></text:p>
        </text:list-item>
        <text:list-item>
          <text:p text:style-name="P63"><text:span text:style-name="T16">Endif</text:span></text:p>
        </text:list-item>
      </text:list>
      <text:p text:style-name="P17"><text:span text:style-name="T16">STOP</text:span></text:p>
      <text:p text:style-name="P85"/>
      <text:p text:style-name="P17"><text:span text:style-name="T16">Algorithm <text:s/>PostorderTraversal(ptr)</text:span></text:p>
      <text:p text:style-name="P17"><text:span text:style-name="T16">START</text:span></text:p>
      <text:list xml:id="list2954349000" text:style-name="WWNum55">
        <text:list-item>
          <text:p text:style-name="P64"><text:span text:style-name="T16">If ptr = NULL <text:tab/>//Initially, ptr = ROOT</text:span></text:p>
        </text:list-item>
        <text:list-item>
          <text:p text:style-name="P64"><text:span text:style-name="T16"><text:tab/>Print " Tree is empty"</text:span></text:p>
        </text:list-item>
        <text:list-item>
          <text:p text:style-name="P64"><text:span text:style-name="T16">Else</text:span></text:p>
        </text:list-item>
        <text:list-item>
          <text:p text:style-name="P64"><text:span text:style-name="T16"><text:tab/>If ptr-&gt;LC != NULL</text:span></text:p>
        </text:list-item>
        <text:list-item>
          <text:p text:style-name="P64"><text:span text:style-name="T16"><text:tab/><text:tab/>PostorderTraversal(ptr-&gt;LC)</text:span></text:p>
        </text:list-item>
        <text:list-item>
          <text:p text:style-name="P64"><text:span text:style-name="T16"><text:s/><text:tab/>Endif</text:span></text:p>
        </text:list-item>
        <text:list-item>
          <text:p text:style-name="P64"><text:span text:style-name="T16"><text:tab/>If ptr-&gt;RC != NULL</text:span></text:p>
        </text:list-item>
        <text:list-item>
          <text:p text:style-name="P64"><text:span text:style-name="T16"><text:tab/><text:tab/>PostorderTraversal(ptr-&gt;RC)</text:span></text:p>
        </text:list-item>
        <text:list-item>
          <text:p text:style-name="P64"><text:span text:style-name="T16"><text:tab/>Endif</text:span></text:p>
        </text:list-item>
        <text:list-item>
          <text:p text:style-name="P64"><text:span text:style-name="T16"><text:s/><text:tab/>Print ptr-&gt;DATA</text:span></text:p>
        </text:list-item>
        <text:list-item>
          <text:p text:style-name="P64"><text:span text:style-name="T16">Endif</text:span></text:p>
        </text:list-item>
      </text:list>
      <text:p text:style-name="P17"><text:span text:style-name="T16">STOP</text:span></text:p>
      <text:p text:style-name="P85"/>
      <text:p text:style-name="P17"><text:span text:style-name="T16">Algorithm LeafCount(ptr)</text:span></text:p>
      <text:p text:style-name="P17"><text:span text:style-name="T16">START</text:span></text:p>
      <text:list xml:id="list3787859581" text:style-name="WWNum56">
        <text:list-item>
          <text:p text:style-name="P65"><text:span text:style-name="T16">count = 0</text:span></text:p>
        </text:list-item>
        <text:list-item>
          <text:p text:style-name="P65"><text:span text:style-name="T16">If ptr = NULL<text:tab/><text:tab/>//Initially, ptr = ROOT</text:span></text:p>
        </text:list-item>
        <text:list-item>
          <text:p text:style-name="P65"><text:span text:style-name="T16"><text:tab/>Return 0</text:span></text:p>
        </text:list-item>
        <text:list-item>
          <text:p text:style-name="P65"><text:span text:style-name="T16">Else</text:span></text:p>
        </text:list-item>
        <text:list-item>
          <text:p text:style-name="P65"><text:span text:style-name="T16"><text:tab/>If ptr-&gt;LC != NULL</text:span></text:p>
        </text:list-item>
        <text:list-item>
          <text:p text:style-name="P65"><text:span text:style-name="T16"><text:tab/><text:tab/>count += LeafCount(ptr-&gt;LC)</text:span></text:p>
        </text:list-item>
        <text:list-item>
          <text:p text:style-name="P65"><text:span text:style-name="T16"><text:s/><text:tab/>Endif</text:span></text:p>
        </text:list-item>
        <text:list-item>
          <text:p text:style-name="P65"><text:span text:style-name="T16"><text:tab/>If ptr-&gt;RC != NULL</text:span></text:p>
        </text:list-item>
        <text:list-item>
          <text:p text:style-name="P65"><text:span text:style-name="T16"><text:tab/><text:tab/>count += LeafCount(ptr-&gt;RC)</text:span></text:p>
        </text:list-item>
        <text:list-item>
          <text:p text:style-name="P65"><text:span text:style-name="T16"><text:s/><text:tab/>Endif</text:span></text:p>
        </text:list-item>
        <text:list-item>
          <text:p text:style-name="P65"><text:span text:style-name="T16"><text:tab/>If ptr-&gt;LC = NULL and ptr-&gt;RC = NULL</text:span></text:p>
        </text:list-item>
        <text:list-item>
          <text:p text:style-name="P65"><text:span text:style-name="T16"><text:tab/><text:tab/>count++</text:span></text:p>
        </text:list-item>
        <text:list-item>
          <text:p text:style-name="P65"><text:span text:style-name="T16"><text:s/><text:tab/>Endif</text:span></text:p>
        </text:list-item>
        <text:list-item>
          <text:p text:style-name="P65"><text:span text:style-name="T16">Endif</text:span></text:p>
        </text:list-item>
        <text:list-item>
          <text:p text:style-name="P65"><text:span text:style-name="T16">Return count</text:span></text:p>
        </text:list-item>
      </text:list>
      <text:p text:style-name="P17"><text:span text:style-name="T16">STOP</text:span></text:p>
      <text:p text:style-name="P85"/>
      <text:p text:style-name="P17"><text:span text:style-name="T16">Algorithm SuccessorOf(ptr)</text:span></text:p>
      <text:p text:style-name="P17"><text:span text:style-name="T16">START</text:span></text:p>
      <text:list xml:id="list2852572497" text:style-name="WWNum57">
        <text:list-item>
          <text:p text:style-name="P66"><text:span text:style-name="T16">ptr1 = ptr-&gt;RC</text:span></text:p>
        </text:list-item>
        <text:list-item>
          <text:p text:style-name="P66"><text:span text:style-name="T16">If ptr1 != NULL</text:span></text:p>
        </text:list-item>
        <text:list-item>
          <text:p text:style-name="P66"><text:span text:style-name="T16"><text:tab/>While ptr1-&gt;LC != NULL</text:span></text:p>
        </text:list-item>
        <text:list-item>
          <text:p text:style-name="P66"><text:span text:style-name="T16"><text:tab/><text:tab/>ptr1 = ptr1-&gt;LC</text:span></text:p>
        </text:list-item>
        <text:list-item>
          <text:p text:style-name="P66"><text:span text:style-name="T16"><text:s/><text:tab/>Endwhile</text:span></text:p>
        </text:list-item>
        <text:list-item>
          <text:p text:style-name="P66"><text:span text:style-name="T16">Endif</text:span></text:p>
        </text:list-item>
        <text:list-item>
          <text:p text:style-name="P66"><text:span text:style-name="T16">Return(ptr1)</text:span></text:p>
        </text:list-item>
      </text:list>
      <text:p text:style-name="P17"><text:soft-page-break/><text:span text:style-name="T16">STOP</text:span></text:p>
      <text:p text:style-name="P113"/>
      <text:p text:style-name="P112"><text:span text:style-name="T2">PROGRAM CODE</text:span><text:span text:style-name="T7"> :- </text:span></text:p>
      <text:p text:style-name="P17"><text:span text:style-name="T16">#include&lt;stdio.h&gt;</text:span></text:p>
      <text:p text:style-name="P17"><text:span text:style-name="T16">#include&lt;stdlib.h&gt;</text:span></text:p>
      <text:p text:style-name="P17"><text:span text:style-name="T16">#include&lt;stdbool.h&gt;</text:span></text:p>
      <text:p text:style-name="P85"/>
      <text:p text:style-name="P17"><text:span text:style-name="T16">struct node</text:span></text:p>
      <text:p text:style-name="P17"><text:span text:style-name="T16">{</text:span></text:p>
      <text:p text:style-name="P17"><text:span text:style-name="T16"><text:tab/>int DATA;</text:span></text:p>
      <text:p text:style-name="P17"><text:span text:style-name="T16"><text:tab/>struct node* LC;</text:span></text:p>
      <text:p text:style-name="P17"><text:span text:style-name="T16"><text:tab/>struct node* RC;</text:span></text:p>
      <text:p text:style-name="P17"><text:span text:style-name="T16">};</text:span></text:p>
      <text:p text:style-name="P85"/>
      <text:p text:style-name="P17"><text:span text:style-name="T16">void preOrder(struct node* ptr)</text:span></text:p>
      <text:p text:style-name="P17"><text:span text:style-name="T16">{</text:span></text:p>
      <text:p text:style-name="P17"><text:span text:style-name="T16"><text:tab/>if(ptr == NULL)</text:span></text:p>
      <text:p text:style-name="P17"><text:span text:style-name="T16"><text:tab/><text:tab/>printf(" Tree is empty!");</text:span></text:p>
      <text:p text:style-name="P17"><text:span text:style-name="T16"><text:tab/>else</text:span></text:p>
      <text:p text:style-name="P17"><text:span text:style-name="T16"><text:tab/>{</text:span></text:p>
      <text:p text:style-name="P17"><text:span text:style-name="T16"><text:tab/><text:tab/>printf(" %d", ptr-&gt;DATA);</text:span></text:p>
      <text:p text:style-name="P17"><text:span text:style-name="T16"><text:tab/><text:tab/>if(ptr-&gt;LC != NULL)</text:span></text:p>
      <text:p text:style-name="P17"><text:span text:style-name="T16"><text:tab/><text:tab/><text:tab/>preOrder(ptr-&gt;LC);</text:span></text:p>
      <text:p text:style-name="P17"><text:span text:style-name="T16"><text:tab/><text:tab/>if(ptr-&gt;RC != NULL)</text:span></text:p>
      <text:p text:style-name="P17"><text:span text:style-name="T16"><text:tab/><text:tab/><text:tab/>preOrder(ptr-&gt;RC);</text:span></text:p>
      <text:p text:style-name="P17"><text:span text:style-name="T16"><text:tab/>}</text:span></text:p>
      <text:p text:style-name="P17"><text:span text:style-name="T16">}</text:span></text:p>
      <text:p text:style-name="P85"/>
      <text:p text:style-name="P17"><text:span text:style-name="T16">void inOrder(struct node* ptr)</text:span></text:p>
      <text:p text:style-name="P17"><text:span text:style-name="T16">{</text:span></text:p>
      <text:p text:style-name="P17"><text:span text:style-name="T16"><text:tab/>if(ptr == NULL)</text:span></text:p>
      <text:p text:style-name="P17"><text:span text:style-name="T16"><text:tab/><text:tab/>printf(" Tree is empty!");</text:span></text:p>
      <text:p text:style-name="P17"><text:span text:style-name="T16"><text:tab/>else</text:span></text:p>
      <text:p text:style-name="P17"><text:span text:style-name="T16"><text:tab/>{</text:span></text:p>
      <text:p text:style-name="P17"><text:span text:style-name="T16"><text:tab/><text:tab/>if(ptr-&gt;LC != NULL)</text:span></text:p>
      <text:p text:style-name="P17"><text:span text:style-name="T16"><text:tab/><text:tab/><text:tab/>inOrder(ptr-&gt;LC);</text:span></text:p>
      <text:p text:style-name="P17"><text:span text:style-name="T16"><text:tab/><text:tab/>printf(" %d", ptr-&gt;DATA);</text:span></text:p>
      <text:p text:style-name="P17"><text:span text:style-name="T16"><text:tab/><text:tab/>if(ptr-&gt;RC != NULL)</text:span></text:p>
      <text:p text:style-name="P17"><text:span text:style-name="T16"><text:tab/><text:tab/><text:tab/>inOrder(ptr-&gt;RC);</text:span></text:p>
      <text:p text:style-name="P17"><text:span text:style-name="T16"><text:tab/>}</text:span></text:p>
      <text:p text:style-name="P17"><text:span text:style-name="T16">}</text:span></text:p>
      <text:p text:style-name="P85"/>
      <text:p text:style-name="P17"><text:span text:style-name="T16">void postOrder(struct node* ptr)</text:span></text:p>
      <text:p text:style-name="P17"><text:span text:style-name="T16">{</text:span></text:p>
      <text:p text:style-name="P17"><text:span text:style-name="T16"><text:tab/>if(ptr == NULL)</text:span></text:p>
      <text:p text:style-name="P17"><text:span text:style-name="T16"><text:tab/><text:tab/>printf(" Tree is empty!");</text:span></text:p>
      <text:p text:style-name="P17"><text:span text:style-name="T16"><text:tab/>else</text:span></text:p>
      <text:p text:style-name="P17"><text:span text:style-name="T16"><text:tab/>{</text:span></text:p>
      <text:p text:style-name="P17"><text:span text:style-name="T16"><text:tab/><text:tab/>if(ptr-&gt;LC != NULL)</text:span></text:p>
      <text:p text:style-name="P17"><text:span text:style-name="T16"><text:tab/><text:tab/><text:tab/>postOrder(ptr-&gt;LC);</text:span></text:p>
      <text:p text:style-name="P17"><text:span text:style-name="T16"><text:tab/><text:tab/>if(ptr-&gt;RC != NULL)</text:span></text:p>
      <text:p text:style-name="P17"><text:span text:style-name="T16"><text:tab/><text:tab/><text:tab/>postOrder(ptr-&gt;RC);</text:span></text:p>
      <text:p text:style-name="P17"><text:span text:style-name="T16"><text:tab/><text:tab/>printf(" %d", ptr-&gt;DATA);</text:span></text:p>
      <text:p text:style-name="P17"><text:soft-page-break/><text:span text:style-name="T16"><text:tab/>}</text:span></text:p>
      <text:p text:style-name="P17"><text:span text:style-name="T16">}</text:span></text:p>
      <text:p text:style-name="P85"/>
      <text:p text:style-name="P17"><text:span text:style-name="T16">int leafNum(struct node* ptr)</text:span></text:p>
      <text:p text:style-name="P17"><text:span text:style-name="T16">{</text:span></text:p>
      <text:p text:style-name="P17"><text:span text:style-name="T16"><text:tab/>int count = 0;</text:span></text:p>
      <text:p text:style-name="P17"><text:span text:style-name="T16"><text:tab/></text:span></text:p>
      <text:p text:style-name="P17"><text:span text:style-name="T16"><text:tab/>if(ptr == NULL)</text:span></text:p>
      <text:p text:style-name="P17"><text:span text:style-name="T16"><text:tab/><text:tab/>return 0;</text:span></text:p>
      <text:p text:style-name="P17"><text:span text:style-name="T16"><text:tab/>else</text:span></text:p>
      <text:p text:style-name="P17"><text:span text:style-name="T16"><text:tab/>{</text:span></text:p>
      <text:p text:style-name="P17"><text:span text:style-name="T16"><text:tab/><text:tab/>if(ptr-&gt;LC != NULL)</text:span></text:p>
      <text:p text:style-name="P17"><text:span text:style-name="T16"><text:tab/><text:tab/><text:tab/>count += leafNum(ptr-&gt;LC);</text:span></text:p>
      <text:p text:style-name="P17"><text:span text:style-name="T16"><text:tab/><text:tab/>if(ptr-&gt;RC != NULL)</text:span></text:p>
      <text:p text:style-name="P17"><text:span text:style-name="T16"><text:tab/><text:tab/><text:tab/>count += leafNum(ptr-&gt;RC);</text:span></text:p>
      <text:p text:style-name="P17"><text:span text:style-name="T16"><text:tab/><text:tab/>if(ptr-&gt;LC == NULL &amp;&amp; ptr-&gt;RC == NULL)</text:span></text:p>
      <text:p text:style-name="P17"><text:span text:style-name="T16"><text:tab/><text:tab/><text:tab/>count++;</text:span></text:p>
      <text:p text:style-name="P17"><text:span text:style-name="T16"><text:tab/>}</text:span></text:p>
      <text:p text:style-name="P17"><text:span text:style-name="T16"><text:tab/></text:span></text:p>
      <text:p text:style-name="P17"><text:span text:style-name="T16"><text:tab/>return count;</text:span></text:p>
      <text:p text:style-name="P17"><text:span text:style-name="T16">}</text:span></text:p>
      <text:p text:style-name="P85"/>
      <text:p text:style-name="P17"><text:span text:style-name="T16">struct node* succ(struct node* ptr)</text:span></text:p>
      <text:p text:style-name="P17"><text:span text:style-name="T16">{</text:span></text:p>
      <text:p text:style-name="P17"><text:span text:style-name="T16"><text:tab/>struct node* ptr1 = ptr-&gt;RC;</text:span></text:p>
      <text:p text:style-name="P17"><text:span text:style-name="T16"><text:tab/></text:span></text:p>
      <text:p text:style-name="P17"><text:span text:style-name="T16"><text:tab/>if(ptr1 != NULL)<text:tab/>//No need to check in this program</text:span></text:p>
      <text:p text:style-name="P17"><text:span text:style-name="T16"><text:tab/><text:tab/>while(ptr1-&gt;LC != NULL)</text:span></text:p>
      <text:p text:style-name="P17"><text:span text:style-name="T16"><text:tab/><text:tab/><text:tab/>ptr1 = ptr1-&gt;LC;</text:span></text:p>
      <text:p text:style-name="P85"/>
      <text:p text:style-name="P17"><text:span text:style-name="T16"><text:tab/>return(ptr1);</text:span></text:p>
      <text:p text:style-name="P17"><text:span text:style-name="T16">}</text:span></text:p>
      <text:p text:style-name="P85"/>
      <text:p text:style-name="P17"><text:span text:style-name="T16">void insertBST(struct node* ptr, int ITEM)</text:span></text:p>
      <text:p text:style-name="P17"><text:span text:style-name="T16">{<text:tab/></text:span></text:p>
      <text:p text:style-name="P17"><text:span text:style-name="T16"><text:tab/>struct node* ptr1;</text:span></text:p>
      <text:p text:style-name="P17"><text:span text:style-name="T16"><text:tab/>bool flag = false;</text:span></text:p>
      <text:p text:style-name="P17"><text:span text:style-name="T16"><text:tab/></text:span></text:p>
      <text:p text:style-name="P17"><text:span text:style-name="T16"><text:tab/>while(ptr != NULL &amp;&amp; flag == false)</text:span></text:p>
      <text:p text:style-name="P17"><text:span text:style-name="T16"><text:tab/>{</text:span></text:p>
      <text:p text:style-name="P17"><text:span text:style-name="T16"><text:tab/><text:tab/>if(ITEM &lt; ptr-&gt;DATA)</text:span></text:p>
      <text:p text:style-name="P17"><text:span text:style-name="T16"><text:tab/><text:tab/>{</text:span></text:p>
      <text:p text:style-name="P17"><text:span text:style-name="T16"><text:tab/><text:tab/><text:tab/>ptr1 = ptr;</text:span></text:p>
      <text:p text:style-name="P17"><text:span text:style-name="T16"><text:tab/><text:tab/><text:tab/>ptr = ptr-&gt;LC;</text:span></text:p>
      <text:p text:style-name="P17"><text:span text:style-name="T16"><text:tab/><text:tab/>}</text:span></text:p>
      <text:p text:style-name="P17"><text:span text:style-name="T16"><text:tab/><text:tab/>else if(ITEM &gt; ptr-&gt;DATA)</text:span></text:p>
      <text:p text:style-name="P17"><text:span text:style-name="T16"><text:tab/><text:tab/>{</text:span></text:p>
      <text:p text:style-name="P17"><text:span text:style-name="T16"><text:tab/><text:tab/><text:tab/>ptr1 = ptr;</text:span></text:p>
      <text:p text:style-name="P17"><text:span text:style-name="T16"><text:tab/><text:tab/><text:tab/>ptr = ptr-&gt;RC;</text:span></text:p>
      <text:p text:style-name="P17"><text:span text:style-name="T16"><text:tab/><text:tab/>}</text:span></text:p>
      <text:p text:style-name="P17"><text:span text:style-name="T16"><text:tab/><text:tab/>else</text:span></text:p>
      <text:p text:style-name="P17"><text:span text:style-name="T16"><text:tab/><text:tab/>{</text:span></text:p>
      <text:p text:style-name="P17"><text:span text:style-name="T16"><text:tab/><text:tab/><text:tab/>flag = true;</text:span></text:p>
      <text:p text:style-name="P17"><text:span text:style-name="T16"><text:tab/><text:tab/><text:tab/>printf("\n%d already exists!\n", ITEM);</text:span></text:p>
      <text:p text:style-name="P17"><text:soft-page-break/><text:span text:style-name="T16"><text:tab/><text:tab/>}</text:span></text:p>
      <text:p text:style-name="P17"><text:span text:style-name="T16"><text:tab/>}</text:span></text:p>
      <text:p text:style-name="P17"><text:span text:style-name="T16"><text:tab/></text:span></text:p>
      <text:p text:style-name="P17"><text:span text:style-name="T16"><text:tab/>if(ptr == NULL)</text:span></text:p>
      <text:p text:style-name="P17"><text:span text:style-name="T16"><text:tab/>{</text:span></text:p>
      <text:p text:style-name="P17"><text:span text:style-name="T16"><text:tab/><text:tab/>if(ptr1-&gt;DATA &lt; ITEM)</text:span></text:p>
      <text:p text:style-name="P17"><text:span text:style-name="T16"><text:tab/><text:tab/>{</text:span></text:p>
      <text:p text:style-name="P17"><text:span text:style-name="T16"><text:tab/><text:tab/><text:tab/>ptr1-&gt;RC = (struct node*) malloc(sizeof(struct node));</text:span></text:p>
      <text:p text:style-name="P17"><text:span text:style-name="T16"><text:tab/><text:tab/><text:tab/>ptr1-&gt;RC-&gt;LC = NULL;</text:span></text:p>
      <text:p text:style-name="P17"><text:span text:style-name="T16"><text:tab/><text:tab/><text:tab/>ptr1-&gt;RC-&gt;RC = NULL;</text:span></text:p>
      <text:p text:style-name="P17"><text:span text:style-name="T16"><text:tab/><text:tab/><text:tab/>ptr1-&gt;RC-&gt;DATA = ITEM;</text:span></text:p>
      <text:p text:style-name="P17"><text:span text:style-name="T16"><text:tab/><text:tab/><text:tab/>printf("\n%d inserted successfully!\n", ITEM);</text:span></text:p>
      <text:p text:style-name="P17"><text:span text:style-name="T16"><text:tab/><text:tab/>}</text:span></text:p>
      <text:p text:style-name="P17"><text:span text:style-name="T16"><text:tab/><text:tab/>else</text:span></text:p>
      <text:p text:style-name="P17"><text:span text:style-name="T16"><text:tab/><text:tab/>{</text:span></text:p>
      <text:p text:style-name="P17"><text:span text:style-name="T16"><text:tab/><text:tab/><text:tab/>ptr1-&gt;LC = (struct node*) malloc(sizeof(struct node));</text:span></text:p>
      <text:p text:style-name="P17"><text:span text:style-name="T16"><text:tab/><text:tab/><text:tab/>ptr1-&gt;LC-&gt;LC = NULL;</text:span></text:p>
      <text:p text:style-name="P17"><text:span text:style-name="T16"><text:tab/><text:tab/><text:tab/>ptr1-&gt;LC-&gt;RC = NULL;</text:span></text:p>
      <text:p text:style-name="P17"><text:span text:style-name="T16"><text:tab/><text:tab/><text:tab/>ptr1-&gt;LC-&gt;DATA = ITEM;</text:span></text:p>
      <text:p text:style-name="P17"><text:span text:style-name="T16"><text:tab/><text:tab/><text:tab/>printf("\n%d inserted successfully!\n", ITEM);</text:span></text:p>
      <text:p text:style-name="P17"><text:span text:style-name="T16"><text:tab/><text:tab/>}</text:span></text:p>
      <text:p text:style-name="P17"><text:span text:style-name="T16"><text:tab/>}</text:span></text:p>
      <text:p text:style-name="P17"><text:span text:style-name="T16">}</text:span></text:p>
      <text:p text:style-name="P85"/>
      <text:p text:style-name="P17"><text:span text:style-name="T16">bool deleteBST(struct node* ROOT, int ITEM)</text:span></text:p>
      <text:p text:style-name="P17"><text:span text:style-name="T16">{</text:span></text:p>
      <text:p text:style-name="P17"><text:span text:style-name="T16"><text:tab/>struct node* ptr = ROOT;</text:span></text:p>
      <text:p text:style-name="P17"><text:span text:style-name="T16"><text:tab/>bool flag = false;</text:span></text:p>
      <text:p text:style-name="P17"><text:span text:style-name="T16"><text:tab/>struct node* parent;</text:span></text:p>
      <text:p text:style-name="P17"><text:span text:style-name="T16"><text:tab/>int CASE;</text:span></text:p>
      <text:p text:style-name="P17"><text:span text:style-name="T16"><text:tab/></text:span></text:p>
      <text:p text:style-name="P17"><text:span text:style-name="T16"><text:tab/>while(ptr != NULL &amp;&amp; flag == false)</text:span></text:p>
      <text:p text:style-name="P17"><text:span text:style-name="T16"><text:tab/>{</text:span></text:p>
      <text:p text:style-name="P17"><text:span text:style-name="T16"><text:tab/><text:tab/>if(ITEM &lt; ptr-&gt;DATA)</text:span></text:p>
      <text:p text:style-name="P17"><text:span text:style-name="T16"><text:tab/><text:tab/>{</text:span></text:p>
      <text:p text:style-name="P17"><text:span text:style-name="T16"><text:tab/><text:tab/><text:tab/>parent = ptr;</text:span></text:p>
      <text:p text:style-name="P17"><text:span text:style-name="T16"><text:tab/><text:tab/><text:tab/>ptr = ptr-&gt;LC;</text:span></text:p>
      <text:p text:style-name="P17"><text:span text:style-name="T16"><text:tab/><text:tab/>}</text:span></text:p>
      <text:p text:style-name="P17"><text:span text:style-name="T16"><text:tab/><text:tab/>else if(ITEM &gt; ptr-&gt;DATA)</text:span></text:p>
      <text:p text:style-name="P17"><text:span text:style-name="T16"><text:tab/><text:tab/>{</text:span></text:p>
      <text:p text:style-name="P17"><text:span text:style-name="T16"><text:tab/><text:tab/><text:tab/>parent = ptr;</text:span></text:p>
      <text:p text:style-name="P17"><text:span text:style-name="T16"><text:tab/><text:tab/><text:tab/>ptr = ptr-&gt;RC;</text:span></text:p>
      <text:p text:style-name="P17"><text:span text:style-name="T16"><text:tab/><text:tab/>}</text:span></text:p>
      <text:p text:style-name="P17"><text:span text:style-name="T16"><text:tab/><text:tab/>else</text:span></text:p>
      <text:p text:style-name="P17"><text:span text:style-name="T16"><text:tab/><text:tab/><text:tab/>flag = true;</text:span></text:p>
      <text:p text:style-name="P17"><text:span text:style-name="T16"><text:tab/>}</text:span></text:p>
      <text:p text:style-name="P17"><text:span text:style-name="T16"><text:tab/></text:span></text:p>
      <text:p text:style-name="P17"><text:span text:style-name="T16"><text:tab/>if(flag == false)</text:span></text:p>
      <text:p text:style-name="P17"><text:span text:style-name="T16"><text:tab/>{</text:span></text:p>
      <text:p text:style-name="P17"><text:span text:style-name="T16"><text:tab/><text:tab/>return flag;</text:span></text:p>
      <text:p text:style-name="P17"><text:span text:style-name="T16"><text:tab/>}</text:span></text:p>
      <text:p text:style-name="P17"><text:span text:style-name="T16"><text:tab/></text:span></text:p>
      <text:p text:style-name="P17"><text:span text:style-name="T16"><text:tab/>if(ptr-&gt;LC == NULL &amp;&amp; ptr-&gt;RC == NULL)</text:span></text:p>
      <text:p text:style-name="P17"><text:span text:style-name="T16"><text:tab/><text:tab/>CASE = 1;</text:span></text:p>
      <text:p text:style-name="P17"><text:soft-page-break/><text:span text:style-name="T16"><text:tab/>else</text:span></text:p>
      <text:p text:style-name="P17"><text:span text:style-name="T16"><text:tab/><text:tab/>if(ptr-&gt;LC != NULL &amp;&amp; ptr-&gt;RC != NULL)</text:span></text:p>
      <text:p text:style-name="P17"><text:span text:style-name="T16"><text:tab/><text:tab/><text:tab/>CASE = 3;</text:span></text:p>
      <text:p text:style-name="P17"><text:span text:style-name="T16"><text:tab/><text:tab/>else</text:span></text:p>
      <text:p text:style-name="P17"><text:span text:style-name="T16"><text:tab/><text:tab/><text:tab/>CASE = 2;</text:span></text:p>
      <text:p text:style-name="P17"><text:span text:style-name="T16"><text:tab/></text:span></text:p>
      <text:p text:style-name="P17"><text:span text:style-name="T16"><text:tab/>if(CASE == 1)</text:span></text:p>
      <text:p text:style-name="P17"><text:span text:style-name="T16"><text:tab/>{</text:span></text:p>
      <text:p text:style-name="P17"><text:span text:style-name="T16"><text:tab/><text:tab/>if(parent-&gt;LC == ptr)</text:span></text:p>
      <text:p text:style-name="P17"><text:span text:style-name="T16"><text:tab/><text:tab/><text:tab/>parent-&gt;LC = NULL;</text:span></text:p>
      <text:p text:style-name="P17"><text:span text:style-name="T16"><text:tab/><text:tab/>else</text:span></text:p>
      <text:p text:style-name="P17"><text:span text:style-name="T16"><text:tab/><text:tab/><text:tab/>parent-&gt;RC = NULL;</text:span></text:p>
      <text:p text:style-name="P17"><text:span text:style-name="T16"><text:tab/><text:tab/>free(ptr);</text:span></text:p>
      <text:p text:style-name="P17"><text:span text:style-name="T16"><text:tab/>}</text:span></text:p>
      <text:p text:style-name="P17"><text:span text:style-name="T16"><text:tab/>else if(CASE == 2)</text:span></text:p>
      <text:p text:style-name="P17"><text:span text:style-name="T16"><text:tab/>{</text:span></text:p>
      <text:p text:style-name="P17"><text:span text:style-name="T16"><text:tab/><text:tab/>if(parent-&gt;LC == ptr)</text:span></text:p>
      <text:p text:style-name="P17"><text:span text:style-name="T16"><text:tab/><text:tab/><text:tab/>if(ptr-&gt;LC == NULL)</text:span></text:p>
      <text:p text:style-name="P17"><text:span text:style-name="T16"><text:tab/><text:tab/><text:tab/><text:tab/>parent-&gt;LC = ptr-&gt;RC;</text:span></text:p>
      <text:p text:style-name="P17"><text:span text:style-name="T16"><text:tab/><text:tab/><text:tab/>else</text:span></text:p>
      <text:p text:style-name="P17"><text:span text:style-name="T16"><text:tab/><text:tab/><text:tab/><text:tab/>parent-&gt;LC = ptr-&gt;LC;</text:span></text:p>
      <text:p text:style-name="P17"><text:span text:style-name="T16"><text:tab/><text:tab/>else</text:span></text:p>
      <text:p text:style-name="P17"><text:span text:style-name="T16"><text:tab/><text:tab/><text:tab/>if(ptr-&gt;LC == NULL)</text:span></text:p>
      <text:p text:style-name="P17"><text:span text:style-name="T16"><text:tab/><text:tab/><text:tab/><text:tab/>parent-&gt;RC = ptr-&gt;RC;</text:span></text:p>
      <text:p text:style-name="P17"><text:span text:style-name="T16"><text:tab/><text:tab/><text:tab/>else</text:span></text:p>
      <text:p text:style-name="P17"><text:span text:style-name="T16"><text:tab/><text:tab/><text:tab/><text:tab/>parent-&gt;RC = ptr-&gt;LC;</text:span></text:p>
      <text:p text:style-name="P17"><text:span text:style-name="T16"><text:tab/><text:tab/>free(ptr);</text:span></text:p>
      <text:p text:style-name="P17"><text:span text:style-name="T16"><text:tab/>}</text:span></text:p>
      <text:p text:style-name="P17"><text:span text:style-name="T16"><text:tab/>else</text:span></text:p>
      <text:p text:style-name="P17"><text:span text:style-name="T16"><text:tab/>{</text:span></text:p>
      <text:p text:style-name="P17"><text:span text:style-name="T16"><text:tab/><text:tab/>parent = succ(ptr);</text:span></text:p>
      <text:p text:style-name="P17"><text:span text:style-name="T16"><text:tab/><text:tab/>ITEM = parent-&gt;DATA;</text:span></text:p>
      <text:p text:style-name="P17"><text:span text:style-name="T16"><text:tab/><text:tab/>deleteBST(ROOT, parent-&gt;DATA);</text:span></text:p>
      <text:p text:style-name="P17"><text:span text:style-name="T16"><text:tab/><text:tab/>ptr-&gt;DATA = ITEM;</text:span></text:p>
      <text:p text:style-name="P17"><text:span text:style-name="T16"><text:tab/>}</text:span></text:p>
      <text:p text:style-name="P17"><text:span text:style-name="T16"><text:tab/>return flag;</text:span></text:p>
      <text:p text:style-name="P17"><text:span text:style-name="T16">}</text:span></text:p>
      <text:p text:style-name="P85"/>
      <text:p text:style-name="P17"><text:span text:style-name="T16">void main()</text:span></text:p>
      <text:p text:style-name="P17"><text:span text:style-name="T16">{</text:span></text:p>
      <text:p text:style-name="P17"><text:span text:style-name="T16"><text:tab/>struct node* ROOT = NULL;</text:span></text:p>
      <text:p text:style-name="P17"><text:span text:style-name="T16"><text:tab/>struct node* ptr1;</text:span></text:p>
      <text:p text:style-name="P17"><text:span text:style-name="T16"><text:tab/></text:span></text:p>
      <text:p text:style-name="P17"><text:span text:style-name="T16"><text:tab/>int n;</text:span></text:p>
      <text:p text:style-name="P17"><text:span text:style-name="T16">L:</text:span></text:p>
      <text:p text:style-name="P17"><text:span text:style-name="T16"><text:tab/>printf("\nChoose the operation\n\n");</text:span></text:p>
      <text:p text:style-name="P17"><text:span text:style-name="T16"><text:tab/>printf("1. Insert a node\n");</text:span></text:p>
      <text:p text:style-name="P17"><text:span text:style-name="T16"><text:tab/>printf("2. Delete a node\n");</text:span></text:p>
      <text:p text:style-name="P17"><text:span text:style-name="T16"><text:tab/>printf("3. Inorder traversal\n");</text:span></text:p>
      <text:p text:style-name="P17"><text:span text:style-name="T16"><text:tab/>printf("4. Preorder traversal\n");</text:span></text:p>
      <text:p text:style-name="P17"><text:span text:style-name="T16"><text:tab/>printf("5. Postorder traversal\n");</text:span></text:p>
      <text:p text:style-name="P17"><text:span text:style-name="T16"><text:tab/>printf("6. Count no. of leaf nodes\n");</text:span></text:p>
      <text:p text:style-name="P17"><text:span text:style-name="T16"><text:tab/>printf("7. Exit\n");</text:span></text:p>
      <text:p text:style-name="P17"><text:span text:style-name="T16"><text:tab/></text:span></text:p>
      <text:p text:style-name="P17"><text:soft-page-break/><text:span text:style-name="T16"><text:tab/>scanf("%d", &amp;n);</text:span></text:p>
      <text:p text:style-name="P17"><text:span text:style-name="T16"><text:tab/>switch(n)</text:span></text:p>
      <text:p text:style-name="P17"><text:span text:style-name="T16"><text:tab/>{</text:span></text:p>
      <text:p text:style-name="P17"><text:span text:style-name="T16"><text:tab/><text:tab/>case 1:</text:span></text:p>
      <text:p text:style-name="P17"><text:span text:style-name="T16"><text:tab/><text:tab/><text:tab/>if(ROOT == NULL)</text:span></text:p>
      <text:p text:style-name="P17"><text:span text:style-name="T16"><text:tab/><text:tab/><text:tab/>{</text:span></text:p>
      <text:p text:style-name="P17"><text:span text:style-name="T16"><text:tab/><text:tab/><text:tab/><text:tab/>ROOT = (struct node*) malloc(sizeof(struct node));</text:span></text:p>
      <text:p text:style-name="P17"><text:span text:style-name="T16"><text:tab/><text:tab/><text:tab/><text:tab/>ROOT-&gt;LC = NULL;</text:span></text:p>
      <text:p text:style-name="P17"><text:span text:style-name="T16"><text:tab/><text:tab/><text:tab/><text:tab/>ROOT-&gt;RC = NULL;</text:span></text:p>
      <text:p text:style-name="P17"><text:span text:style-name="T16"><text:tab/><text:tab/><text:tab/><text:tab/>printf("\nEnter data\n");</text:span></text:p>
      <text:p text:style-name="P17"><text:span text:style-name="T16"><text:tab/><text:tab/><text:tab/><text:tab/>scanf("%d", &amp;ROOT-&gt;DATA);</text:span></text:p>
      <text:p text:style-name="P17"><text:span text:style-name="T16"><text:tab/><text:tab/><text:tab/><text:tab/>printf("\n%d inserted successfully!\n", ROOT-&gt;DATA);</text:span></text:p>
      <text:p text:style-name="P17"><text:span text:style-name="T16"><text:tab/><text:tab/><text:tab/>}</text:span></text:p>
      <text:p text:style-name="P17"><text:span text:style-name="T16"><text:tab/><text:tab/><text:tab/>else</text:span></text:p>
      <text:p text:style-name="P17"><text:span text:style-name="T16"><text:tab/><text:tab/><text:tab/>{</text:span></text:p>
      <text:p text:style-name="P17"><text:span text:style-name="T16"><text:tab/><text:tab/><text:tab/><text:tab/>printf("\nEnter data\n");</text:span></text:p>
      <text:p text:style-name="P17"><text:span text:style-name="T16"><text:tab/><text:tab/><text:tab/><text:tab/>scanf("%d", &amp;n);</text:span></text:p>
      <text:p text:style-name="P17"><text:span text:style-name="T16"><text:tab/><text:tab/><text:tab/><text:tab/>insertBST(ROOT, n);</text:span></text:p>
      <text:p text:style-name="P17"><text:span text:style-name="T16"><text:tab/><text:tab/><text:tab/>}</text:span></text:p>
      <text:p text:style-name="P17"><text:span text:style-name="T16"><text:tab/><text:tab/><text:tab/>goto L;</text:span></text:p>
      <text:p text:style-name="P17"><text:span text:style-name="T16"><text:tab/><text:tab/>case 2:</text:span></text:p>
      <text:p text:style-name="P17"><text:span text:style-name="T16"><text:tab/><text:tab/><text:tab/>if(ROOT == NULL)</text:span></text:p>
      <text:p text:style-name="P17"><text:span text:style-name="T16"><text:tab/><text:tab/><text:tab/><text:tab/>printf("\nTree is empty!\n");</text:span></text:p>
      <text:p text:style-name="P17"><text:span text:style-name="T16"><text:tab/><text:tab/><text:tab/>else</text:span></text:p>
      <text:p text:style-name="P17"><text:span text:style-name="T16"><text:tab/><text:tab/><text:tab/>{</text:span></text:p>
      <text:p text:style-name="P17"><text:span text:style-name="T16"><text:tab/><text:tab/><text:tab/><text:tab/>printf("\nEnter the data to be deleted\n");</text:span></text:p>
      <text:p text:style-name="P17"><text:span text:style-name="T16"><text:tab/><text:tab/><text:tab/><text:tab/>scanf("%d", &amp;n);</text:span></text:p>
      <text:p text:style-name="P17"><text:span text:style-name="T16"><text:tab/><text:tab/><text:tab/><text:tab/>if(n == ROOT-&gt;DATA)</text:span></text:p>
      <text:p text:style-name="P17"><text:span text:style-name="T16"><text:tab/><text:tab/><text:tab/><text:tab/>{</text:span></text:p>
      <text:p text:style-name="P17"><text:span text:style-name="T16"><text:tab/><text:tab/><text:tab/><text:tab/><text:tab/>if(ROOT-&gt;LC == NULL &amp;&amp; ROOT-&gt;RC == NULL)</text:span></text:p>
      <text:p text:style-name="P17"><text:span text:style-name="T16"><text:tab/><text:tab/><text:tab/><text:tab/><text:tab/>{</text:span></text:p>
      <text:p text:style-name="P17"><text:span text:style-name="T16"><text:tab/><text:tab/><text:tab/><text:tab/><text:tab/><text:tab/>free(ROOT);</text:span></text:p>
      <text:p text:style-name="P17"><text:span text:style-name="T16"><text:tab/><text:tab/><text:tab/><text:tab/><text:tab/><text:tab/>ROOT = NULL;</text:span></text:p>
      <text:p text:style-name="P17"><text:span text:style-name="T16"><text:tab/><text:tab/><text:tab/><text:tab/><text:tab/><text:tab/>printf("\n%d deleted successfully!\n", n);</text:span></text:p>
      <text:p text:style-name="P17"><text:span text:style-name="T16"><text:tab/><text:tab/><text:tab/><text:tab/><text:tab/>}</text:span></text:p>
      <text:p text:style-name="P17"><text:span text:style-name="T16"><text:tab/><text:tab/><text:tab/><text:tab/><text:tab/>else</text:span></text:p>
      <text:p text:style-name="P17"><text:span text:style-name="T16"><text:tab/><text:tab/><text:tab/><text:tab/><text:tab/>{</text:span></text:p>
      <text:p text:style-name="P17"><text:span text:style-name="T16"><text:tab/><text:tab/><text:tab/><text:tab/><text:tab/><text:tab/>if(ROOT-&gt;LC != NULL &amp;&amp; ROOT-&gt;RC != NULL)</text:span></text:p>
      <text:p text:style-name="P17"><text:span text:style-name="T16"><text:tab/><text:tab/><text:tab/><text:tab/><text:tab/><text:tab/>{</text:span></text:p>
      <text:p text:style-name="P17"><text:span text:style-name="T16"><text:tab/><text:tab/><text:tab/><text:tab/><text:tab/><text:tab/><text:tab/>ptr1 = succ(ROOT);</text:span></text:p>
      <text:p text:style-name="P17"><text:span text:style-name="T16"><text:tab/><text:tab/><text:tab/><text:tab/><text:tab/><text:tab/><text:tab/>int temp = ptr1-&gt;DATA;</text:span></text:p>
      <text:p text:style-name="P17"><text:span text:style-name="T16"><text:tab/><text:tab/><text:tab/><text:tab/><text:tab/><text:tab/><text:tab/>deleteBST(ROOT, ptr1-&gt;DATA);</text:span></text:p>
      <text:p text:style-name="P17"><text:span text:style-name="T16"><text:tab/><text:tab/><text:tab/><text:tab/><text:tab/><text:tab/><text:tab/>ROOT-&gt;DATA = temp;</text:span></text:p>
      <text:p text:style-name="P17"><text:span text:style-name="T16"><text:tab/><text:tab/><text:tab/><text:tab/><text:tab/><text:tab/><text:tab/>printf("\n%d deleted successfully!\n", n);</text:span></text:p>
      <text:p text:style-name="P17"><text:span text:style-name="T16"><text:tab/><text:tab/><text:tab/><text:tab/><text:tab/><text:tab/>}</text:span></text:p>
      <text:p text:style-name="P17"><text:span text:style-name="T16"><text:tab/><text:tab/><text:tab/><text:tab/><text:tab/><text:tab/>else</text:span></text:p>
      <text:p text:style-name="P17"><text:span text:style-name="T16"><text:tab/><text:tab/><text:tab/><text:tab/><text:tab/><text:tab/>{</text:span></text:p>
      <text:p text:style-name="P17"><text:span text:style-name="T16"><text:tab/><text:tab/><text:tab/><text:tab/><text:tab/><text:tab/><text:tab/>if(ROOT-&gt;LC == NULL)</text:span></text:p>
      <text:p text:style-name="P17"><text:span text:style-name="T16"><text:tab/><text:tab/><text:tab/><text:tab/><text:tab/><text:tab/><text:tab/>{</text:span></text:p>
      <text:p text:style-name="P17"><text:span text:style-name="T16"><text:tab/><text:tab/><text:tab/><text:tab/><text:tab/><text:tab/><text:tab/><text:tab/>ptr1 = ROOT-&gt;RC;</text:span></text:p>
      <text:p text:style-name="P17"><text:span text:style-name="T16"><text:tab/><text:tab/><text:tab/><text:tab/><text:tab/><text:tab/><text:tab/><text:tab/>free(ROOT);</text:span></text:p>
      <text:p text:style-name="P17"><text:span text:style-name="T16"><text:tab/><text:tab/><text:tab/><text:tab/><text:tab/><text:tab/><text:tab/><text:tab/>ROOT = ptr1;</text:span></text:p>
      <text:p text:style-name="P17"><text:span text:style-name="T16"><text:tab/><text:tab/><text:tab/><text:tab/><text:tab/><text:tab/><text:tab/>}</text:span></text:p>
      <text:p text:style-name="P17"><text:span text:style-name="T16"><text:tab/><text:tab/><text:tab/><text:tab/><text:tab/><text:tab/><text:tab/>else</text:span></text:p>
      <text:p text:style-name="P17"><text:soft-page-break/><text:span text:style-name="T16"><text:tab/><text:tab/><text:tab/><text:tab/><text:tab/><text:tab/><text:tab/>{</text:span></text:p>
      <text:p text:style-name="P17"><text:span text:style-name="T16"><text:tab/><text:tab/><text:tab/><text:tab/><text:tab/><text:tab/><text:tab/><text:tab/>ptr1 = ROOT-&gt;LC;</text:span></text:p>
      <text:p text:style-name="P17"><text:span text:style-name="T16"><text:tab/><text:tab/><text:tab/><text:tab/><text:tab/><text:tab/><text:tab/><text:tab/>free(ROOT);</text:span></text:p>
      <text:p text:style-name="P17"><text:span text:style-name="T16"><text:tab/><text:tab/><text:tab/><text:tab/><text:tab/><text:tab/><text:tab/><text:tab/>ROOT = ptr1;</text:span></text:p>
      <text:p text:style-name="P17"><text:span text:style-name="T16"><text:tab/><text:tab/><text:tab/><text:tab/><text:tab/><text:tab/><text:tab/>}</text:span></text:p>
      <text:p text:style-name="P17"><text:span text:style-name="T16"><text:tab/><text:tab/><text:tab/><text:tab/><text:tab/><text:tab/><text:tab/>printf("\n%d deleted successfully!\n", n);</text:span></text:p>
      <text:p text:style-name="P17"><text:span text:style-name="T16"><text:tab/><text:tab/><text:tab/><text:tab/><text:tab/><text:tab/>}</text:span></text:p>
      <text:p text:style-name="P17"><text:span text:style-name="T16"><text:tab/><text:tab/><text:tab/><text:tab/><text:tab/>}</text:span></text:p>
      <text:p text:style-name="P17"><text:span text:style-name="T16"><text:tab/><text:tab/><text:tab/><text:tab/>}</text:span></text:p>
      <text:p text:style-name="P17"><text:span text:style-name="T16"><text:tab/><text:tab/><text:tab/><text:tab/>else</text:span></text:p>
      <text:p text:style-name="P17"><text:span text:style-name="T16"><text:tab/><text:tab/><text:tab/><text:tab/>{</text:span></text:p>
      <text:p text:style-name="P17"><text:span text:style-name="T16"><text:tab/><text:tab/><text:tab/><text:tab/><text:tab/>if(deleteBST(ROOT, n))</text:span></text:p>
      <text:p text:style-name="P17"><text:span text:style-name="T16"><text:tab/><text:tab/><text:tab/><text:tab/><text:tab/><text:tab/>printf("\n%d deleted successfully!\n", n);</text:span></text:p>
      <text:p text:style-name="P17"><text:span text:style-name="T16"><text:tab/><text:tab/><text:tab/><text:tab/><text:tab/>else</text:span></text:p>
      <text:p text:style-name="P17"><text:span text:style-name="T16"><text:tab/><text:tab/><text:tab/><text:tab/><text:tab/><text:tab/>printf("\n%d not found!\n", n);</text:span></text:p>
      <text:p text:style-name="P17"><text:span text:style-name="T16"><text:tab/><text:tab/><text:tab/><text:tab/>}</text:span></text:p>
      <text:p text:style-name="P17"><text:span text:style-name="T16"><text:tab/><text:tab/><text:tab/>}</text:span></text:p>
      <text:p text:style-name="P17"><text:span text:style-name="T16"><text:tab/><text:tab/><text:tab/>goto L;</text:span></text:p>
      <text:p text:style-name="P17"><text:span text:style-name="T16"><text:tab/><text:tab/>case 3:</text:span></text:p>
      <text:p text:style-name="P17"><text:span text:style-name="T16"><text:tab/><text:tab/><text:tab/>printf("\nInorder :");</text:span></text:p>
      <text:p text:style-name="P17"><text:span text:style-name="T16"><text:tab/><text:tab/><text:tab/>inOrder(ROOT);</text:span></text:p>
      <text:p text:style-name="P17"><text:span text:style-name="T16"><text:tab/><text:tab/><text:tab/>printf("\n");</text:span></text:p>
      <text:p text:style-name="P17"><text:span text:style-name="T16"><text:tab/><text:tab/><text:tab/>goto L;</text:span></text:p>
      <text:p text:style-name="P17"><text:span text:style-name="T16"><text:tab/><text:tab/>case 4:</text:span></text:p>
      <text:p text:style-name="P17"><text:span text:style-name="T16"><text:tab/><text:tab/><text:tab/>printf("\nPreorder :");</text:span></text:p>
      <text:p text:style-name="P17"><text:span text:style-name="T16"><text:tab/><text:tab/><text:tab/>preOrder(ROOT);</text:span></text:p>
      <text:p text:style-name="P17"><text:span text:style-name="T16"><text:tab/><text:tab/><text:tab/>printf("\n");</text:span></text:p>
      <text:p text:style-name="P17"><text:span text:style-name="T16"><text:tab/><text:tab/><text:tab/>goto L;</text:span></text:p>
      <text:p text:style-name="P17"><text:span text:style-name="T16"><text:tab/><text:tab/>case 5:</text:span></text:p>
      <text:p text:style-name="P17"><text:span text:style-name="T16"><text:tab/><text:tab/><text:tab/>printf("\nPostorder :");</text:span></text:p>
      <text:p text:style-name="P17"><text:span text:style-name="T16"><text:tab/><text:tab/><text:tab/>postOrder(ROOT);</text:span></text:p>
      <text:p text:style-name="P17"><text:span text:style-name="T16"><text:tab/><text:tab/><text:tab/>printf("\n");</text:span></text:p>
      <text:p text:style-name="P17"><text:span text:style-name="T16"><text:tab/><text:tab/><text:tab/>goto L;</text:span></text:p>
      <text:p text:style-name="P17"><text:span text:style-name="T16"><text:tab/><text:tab/>case 6:</text:span></text:p>
      <text:p text:style-name="P17"><text:span text:style-name="T16"><text:tab/><text:tab/><text:tab/>printf("\nNo of leaf nodes : %d\n", leafNum(ROOT));</text:span></text:p>
      <text:p text:style-name="P17"><text:span text:style-name="T16"><text:tab/><text:tab/><text:tab/>goto L;</text:span></text:p>
      <text:p text:style-name="P17"><text:span text:style-name="T16"><text:tab/><text:tab/>case 7:</text:span></text:p>
      <text:p text:style-name="P17"><text:span text:style-name="T16"><text:tab/><text:tab/><text:tab/>exit(0);</text:span></text:p>
      <text:p text:style-name="P17"><text:span text:style-name="T16"><text:tab/><text:tab/>default:</text:span></text:p>
      <text:p text:style-name="P17"><text:span text:style-name="T16"><text:tab/><text:tab/><text:tab/>printf("Invalid entry!\n");</text:span></text:p>
      <text:p text:style-name="P17"><text:span text:style-name="T16"><text:tab/><text:tab/><text:tab/>goto L;</text:span></text:p>
      <text:p text:style-name="P17"><text:span text:style-name="T16"><text:tab/>}</text:span></text:p>
      <text:p text:style-name="P17"><text:span text:style-name="T16">}</text:span></text:p>
      <text:p text:style-name="P118"/>
      <text:p text:style-name="P112"><text:span text:style-name="T2">SAMPLE OUTPUT </text:span><text:span text:style-name="T7">:-</text:span></text:p>
      <text:p text:style-name="P81"/>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oft-page-break/><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3</text:span></text:p>
      <text:p text:style-name="P85"/>
      <text:p text:style-name="P17"><text:span text:style-name="T16">3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1</text:span></text:p>
      <text:p text:style-name="P85"/>
      <text:p text:style-name="P17"><text:span text:style-name="T16">1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2</text:span></text:p>
      <text:p text:style-name="P85"/>
      <text:p text:style-name="P17"><text:span text:style-name="T16">2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5</text:span></text:p>
      <text:p text:style-name="P85"><text:soft-page-break/></text:p>
      <text:p text:style-name="P17"><text:span text:style-name="T16">5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4</text:span></text:p>
      <text:p text:style-name="P85"/>
      <text:p text:style-name="P17"><text:span text:style-name="T16">4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1 2 3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6</text:span></text:p>
      <text:p text:style-name="P85"/>
      <text:p text:style-name="P17"><text:span text:style-name="T16">No of leaf nodes : 2</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oft-page-break/><text:span text:style-name="T16">4</text:span></text:p>
      <text:p text:style-name="P85"/>
      <text:p text:style-name="P17"><text:span text:style-name="T16">Preorder : 3 1 2 5 4</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5</text:span></text:p>
      <text:p text:style-name="P85"/>
      <text:p text:style-name="P17"><text:span text:style-name="T16">Postorder : 2 1 4 5 3</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Enter the data to be deleted</text:span></text:p>
      <text:p text:style-name="P17"><text:span text:style-name="T16">3</text:span></text:p>
      <text:p text:style-name="P85"/>
      <text:p text:style-name="P17"><text:span text:style-name="T16">3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1 2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oft-page-break/><text:span text:style-name="T16">7. Exit</text:span></text:p>
      <text:p text:style-name="P17"><text:span text:style-name="T16">2</text:span></text:p>
      <text:p text:style-name="P85"/>
      <text:p text:style-name="P17"><text:span text:style-name="T16">Enter the data to be deleted</text:span></text:p>
      <text:p text:style-name="P17"><text:span text:style-name="T16">1</text:span></text:p>
      <text:p text:style-name="P85"/>
      <text:p text:style-name="P17"><text:span text:style-name="T16">1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2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Enter the data to be deleted</text:span></text:p>
      <text:p text:style-name="P17"><text:span text:style-name="T16">2</text:span></text:p>
      <text:p text:style-name="P85"/>
      <text:p text:style-name="P17"><text:span text:style-name="T16">2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4 5</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oft-page-break/><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Enter the data to be deleted</text:span></text:p>
      <text:p text:style-name="P17"><text:span text:style-name="T16">5</text:span></text:p>
      <text:p text:style-name="P85"/>
      <text:p text:style-name="P17"><text:span text:style-name="T16">5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4</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Enter the data to be deleted</text:span></text:p>
      <text:p text:style-name="P17"><text:span text:style-name="T16">4</text:span></text:p>
      <text:p text:style-name="P85"/>
      <text:p text:style-name="P17"><text:span text:style-name="T16">4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Tree is empty!</text:span></text:p>
      <text:p text:style-name="P85"/>
      <text:p text:style-name="P17"><text:soft-page-break/><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1</text:span></text:p>
      <text:p text:style-name="P85"/>
      <text:p text:style-name="P17"><text:span text:style-name="T16">1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2</text:span></text:p>
      <text:p text:style-name="P85"/>
      <text:p text:style-name="P17"><text:span text:style-name="T16">2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1</text:span></text:p>
      <text:p text:style-name="P85"/>
      <text:p text:style-name="P17"><text:span text:style-name="T16">Enter data</text:span></text:p>
      <text:p text:style-name="P17"><text:span text:style-name="T16">3</text:span></text:p>
      <text:p text:style-name="P85"/>
      <text:p text:style-name="P17"><text:span text:style-name="T16">3 inser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oft-page-break/><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1 2 3</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Enter the data to be deleted</text:span></text:p>
      <text:p text:style-name="P17"><text:span text:style-name="T16">2</text:span></text:p>
      <text:p text:style-name="P85"/>
      <text:p text:style-name="P17"><text:span text:style-name="T16">2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1 3</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Enter the data to be deleted</text:span></text:p>
      <text:p text:style-name="P17"><text:span text:style-name="T16">1</text:span></text:p>
      <text:p text:style-name="P85"/>
      <text:p text:style-name="P17"><text:span text:style-name="T16">1 deleted successfully!</text:span></text:p>
      <text:p text:style-name="P85"/>
      <text:p text:style-name="P17"><text:span text:style-name="T16">Choose the operation</text:span></text:p>
      <text:p text:style-name="P85"/>
      <text:p text:style-name="P17"><text:soft-page-break/><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3</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2</text:span></text:p>
      <text:p text:style-name="P85"/>
      <text:p text:style-name="P17"><text:span text:style-name="T16">Enter the data to be deleted</text:span></text:p>
      <text:p text:style-name="P17"><text:span text:style-name="T16">3</text:span></text:p>
      <text:p text:style-name="P85"/>
      <text:p text:style-name="P17"><text:span text:style-name="T16">3 deleted successfull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3</text:span></text:p>
      <text:p text:style-name="P85"/>
      <text:p text:style-name="P17"><text:span text:style-name="T16">Inorder : Tree is empty!</text:span></text:p>
      <text:p text:style-name="P85"/>
      <text:p text:style-name="P17"><text:span text:style-name="T16">Choose the operation</text:span></text:p>
      <text:p text:style-name="P85"/>
      <text:p text:style-name="P17"><text:span text:style-name="T16">1. Insert a node</text:span></text:p>
      <text:p text:style-name="P17"><text:span text:style-name="T16">2. Delete a node</text:span></text:p>
      <text:p text:style-name="P17"><text:span text:style-name="T16">3. Inorder traversal</text:span></text:p>
      <text:p text:style-name="P17"><text:span text:style-name="T16">4. Preorder traversal</text:span></text:p>
      <text:p text:style-name="P17"><text:span text:style-name="T16">5. Postorder traversal</text:span></text:p>
      <text:p text:style-name="P17"><text:span text:style-name="T16">6. Count no. of leaf nodes</text:span></text:p>
      <text:p text:style-name="P17"><text:span text:style-name="T16">7. Exit</text:span></text:p>
      <text:p text:style-name="P17"><text:span text:style-name="T16">7</text:span></text:p>
      <text:p text:style-name="P85"/>
      <text:p text:style-name="P116"><text:span text:style-name="T2"><text:line-break/>RESULT </text:span><text:span text:style-name="T7">:- The given operations are performed on a binary search tree.</text:span></text:p>
      <text:p text:style-name="P104">EXPERIMENT 10c</text:p>
      <text:p text:style-name="P8"/>
      <text:p text:style-name="P112"><text:span text:style-name="T2">AIM </text:span><text:span text:style-name="T7">:- Write a program to sort a set of numbers using a binary search tree.</text:span></text:p>
      <text:p text:style-name="P8"/>
      <text:p text:style-name="P112"><text:span text:style-name="T2">DATA STRUCTURE USED </text:span><text:span text:style-name="T7">:- TREE using LINKED LIST is the data structure used.</text:span></text:p>
      <text:p text:style-name="P8"/>
      <text:p text:style-name="P112"><text:span text:style-name="T2">ALGORITHM</text:span><text:span text:style-name="T7"> :- </text:span></text:p>
      <text:p text:style-name="Standard">Algorithm Insert<text:span text:style-name="T14">BST</text:span></text:p>
      <text:p text:style-name="Standard">START</text:p>
      <text:list xml:id="list2241151713" text:style-name="WWNum58">
        <text:list-item>
          <text:p text:style-name="P15">While ptr != NULL<text:tab/><text:tab/>//Initially, ptr = ROOT</text:p>
        </text:list-item>
        <text:list-item>
          <text:p text:style-name="P15"><text:tab/><text:span text:style-name="T14">If </text:span>ITEM &lt;= ptr-&gt;DATA</text:p>
        </text:list-item>
        <text:list-item>
          <text:p text:style-name="P15"><text:tab/><text:tab/>ptr1 = ptr</text:p>
        </text:list-item>
        <text:list-item>
          <text:p text:style-name="P15"><text:tab/><text:tab/>ptr = ptr-&gt;LC</text:p>
        </text:list-item>
        <text:list-item>
          <text:p text:style-name="P15"><text:tab/>Else if ITEM &gt; ptr-&gt;DATA</text:p>
        </text:list-item>
        <text:list-item>
          <text:p text:style-name="P15"><text:tab/><text:tab/>ptr1 = ptr</text:p>
        </text:list-item>
        <text:list-item>
          <text:p text:style-name="P15"><text:tab/><text:tab/>ptr = ptr-&gt;RC</text:p>
        </text:list-item>
        <text:list-item>
          <text:p text:style-name="P15"><text:tab/>Endif</text:p>
        </text:list-item>
        <text:list-item>
          <text:p text:style-name="P15">Endwhile</text:p>
        </text:list-item>
        <text:list-item>
          <text:p text:style-name="P15">If ptr = NULL</text:p>
        </text:list-item>
        <text:list-item>
          <text:p text:style-name="P15"><text:tab/>If ptr1-&gt;DATA &lt; ITEM</text:p>
        </text:list-item>
        <text:list-item>
          <text:p text:style-name="P15"><text:tab/><text:tab/>ptr1-&gt;RC = <text:span text:style-name="T14">GetNode(NODE)</text:span></text:p>
        </text:list-item>
        <text:list-item>
          <text:p text:style-name="P15"><text:tab/><text:tab/>ptr1-&gt;RC-&gt;LC = NULL</text:p>
        </text:list-item>
        <text:list-item>
          <text:p text:style-name="P15"><text:tab/><text:tab/>ptr1-&gt;RC-&gt;RC = NULL</text:p>
        </text:list-item>
        <text:list-item>
          <text:p text:style-name="P15"><text:tab/><text:tab/>ptr1-&gt;RC-&gt;DATA = ITEM</text:p>
        </text:list-item>
        <text:list-item>
          <text:p text:style-name="P15"><text:tab/>Else</text:p>
        </text:list-item>
        <text:list-item>
          <text:p text:style-name="P15"><text:tab/><text:tab/>ptr1-&gt;LC = <text:span text:style-name="T14">GetNode(NODE)</text:span></text:p>
        </text:list-item>
        <text:list-item>
          <text:p text:style-name="P15"><text:tab/><text:tab/>ptr1-&gt;LC-&gt;LC = NULL</text:p>
        </text:list-item>
        <text:list-item>
          <text:p text:style-name="P15"><text:tab/><text:tab/>ptr1-&gt;LC-&gt;RC = NULL</text:p>
        </text:list-item>
        <text:list-item>
          <text:p text:style-name="P15"><text:tab/><text:tab/>ptr1-&gt;LC-&gt;DATA = ITEM</text:p>
        </text:list-item>
        <text:list-item>
          <text:p text:style-name="P15"><text:tab/>Endif</text:p>
        </text:list-item>
        <text:list-item>
          <text:p text:style-name="P15">Endif</text:p>
        </text:list-item>
      </text:list>
      <text:p text:style-name="Standard">STOP</text:p>
      <text:p text:style-name="P8"/>
      <text:p text:style-name="Standard">Algorithm <text:span text:style-name="T14">SortBST(ptr, arr)</text:span></text:p>
      <text:p text:style-name="Standard">START</text:p>
      <text:list xml:id="list89318260" text:style-name="WWNum59">
        <text:list-item>
          <text:p text:style-name="P16">If ptr-&gt;LC != NULL<text:tab/><text:tab/>//Initially, ptr = ROOT, i = 0</text:p>
        </text:list-item>
        <text:list-item>
          <text:p text:style-name="P16"><text:tab/>SortBST(ptr-&gt;LC, arr)</text:p>
        </text:list-item>
        <text:list-item>
          <text:p text:style-name="P16">Endif</text:p>
        </text:list-item>
        <text:list-item>
          <text:p text:style-name="P16">arr[i] = ptr-&gt;DATA</text:p>
        </text:list-item>
        <text:list-item>
          <text:p text:style-name="P16">i++</text:p>
        </text:list-item>
        <text:list-item>
          <text:p text:style-name="P16"><text:span text:style-name="T14">If </text:span>ptr-&gt;RC != NULL</text:p>
        </text:list-item>
        <text:list-item>
          <text:p text:style-name="P16"><text:tab/>SortBST(ptr-&gt;RC, arr)</text:p>
        </text:list-item>
        <text:list-item>
          <text:p text:style-name="P16">Endif</text:p>
        </text:list-item>
      </text:list>
      <text:p text:style-name="Standard">STOP</text:p>
      <text:p text:style-name="P113"/>
      <text:p text:style-name="P112"><text:span text:style-name="T2">PROGRAM CODE</text:span><text:span text:style-name="T7"> :- </text:span></text:p>
      <text:p text:style-name="P17">#include&lt;stdio.h&gt;</text:p>
      <text:p text:style-name="P17">#include&lt;stdlib.h&gt;</text:p>
      <text:p text:style-name="P81"><text:soft-page-break/></text:p>
      <text:p text:style-name="P17">int i = 0;</text:p>
      <text:p text:style-name="P81"/>
      <text:p text:style-name="P17">struct node</text:p>
      <text:p text:style-name="P17">{</text:p>
      <text:p text:style-name="P17"><text:tab/>int DATA;</text:p>
      <text:p text:style-name="P17"><text:tab/>struct node* LC;</text:p>
      <text:p text:style-name="P17"><text:tab/>struct node* RC;</text:p>
      <text:p text:style-name="P17">};</text:p>
      <text:p text:style-name="P81"/>
      <text:p text:style-name="P17">void sortBST(struct node* ptr, int* arr)</text:p>
      <text:p text:style-name="P17">{</text:p>
      <text:p text:style-name="P17"><text:tab/>if(ptr-&gt;LC != NULL)</text:p>
      <text:p text:style-name="P17"><text:tab/><text:tab/>sortBST(ptr-&gt;LC, arr);</text:p>
      <text:p text:style-name="P17"><text:tab/></text:p>
      <text:p text:style-name="P17"><text:tab/>arr[i] = ptr-&gt;DATA;</text:p>
      <text:p text:style-name="P17"><text:tab/>i++;</text:p>
      <text:p text:style-name="P17"><text:tab/></text:p>
      <text:p text:style-name="P17"><text:tab/>if(ptr-&gt;RC != NULL)</text:p>
      <text:p text:style-name="P17"><text:tab/><text:tab/>sortBST(ptr-&gt;RC, arr);</text:p>
      <text:p text:style-name="P17">}</text:p>
      <text:p text:style-name="P81"/>
      <text:p text:style-name="P17">void insertBST(struct node* ptr, int ITEM)</text:p>
      <text:p text:style-name="P17">{<text:tab/></text:p>
      <text:p text:style-name="P17"><text:tab/>struct node* ptr1;</text:p>
      <text:p text:style-name="P17"><text:tab/></text:p>
      <text:p text:style-name="P17"><text:tab/>while(ptr != NULL)</text:p>
      <text:p text:style-name="P17"><text:tab/>{</text:p>
      <text:p text:style-name="P17"><text:tab/><text:tab/>if(ITEM &lt;= ptr-&gt;DATA)</text:p>
      <text:p text:style-name="P17"><text:tab/><text:tab/>{</text:p>
      <text:p text:style-name="P17"><text:tab/><text:tab/><text:tab/>ptr1 = ptr;</text:p>
      <text:p text:style-name="P17"><text:tab/><text:tab/><text:tab/>ptr = ptr-&gt;LC;</text:p>
      <text:p text:style-name="P17"><text:tab/><text:tab/>}</text:p>
      <text:p text:style-name="P17"><text:tab/><text:tab/>else if(ITEM &gt; ptr-&gt;DATA)</text:p>
      <text:p text:style-name="P17"><text:tab/><text:tab/>{</text:p>
      <text:p text:style-name="P17"><text:tab/><text:tab/><text:tab/>ptr1 = ptr;</text:p>
      <text:p text:style-name="P17"><text:tab/><text:tab/><text:tab/>ptr = ptr-&gt;RC;</text:p>
      <text:p text:style-name="P17"><text:tab/><text:tab/>}</text:p>
      <text:p text:style-name="P17"><text:tab/>}</text:p>
      <text:p text:style-name="P17"><text:tab/></text:p>
      <text:p text:style-name="P17"><text:tab/>if(ptr == NULL)</text:p>
      <text:p text:style-name="P17"><text:tab/>{</text:p>
      <text:p text:style-name="P17"><text:tab/><text:tab/>if(ptr1-&gt;DATA &lt; ITEM)</text:p>
      <text:p text:style-name="P17"><text:tab/><text:tab/>{</text:p>
      <text:p text:style-name="P17"><text:tab/><text:tab/><text:tab/>ptr1-&gt;RC = (struct node*) malloc(sizeof(struct node));</text:p>
      <text:p text:style-name="P17"><text:tab/><text:tab/><text:tab/>ptr1-&gt;RC-&gt;LC = NULL;</text:p>
      <text:p text:style-name="P17"><text:tab/><text:tab/><text:tab/>ptr1-&gt;RC-&gt;RC = NULL;</text:p>
      <text:p text:style-name="P17"><text:tab/><text:tab/><text:tab/>ptr1-&gt;RC-&gt;DATA = ITEM;</text:p>
      <text:p text:style-name="P17"><text:tab/><text:tab/>}</text:p>
      <text:p text:style-name="P17"><text:tab/><text:tab/>else</text:p>
      <text:p text:style-name="P17"><text:tab/><text:tab/>{</text:p>
      <text:p text:style-name="P17"><text:tab/><text:tab/><text:tab/>ptr1-&gt;LC = (struct node*) malloc(sizeof(struct node));</text:p>
      <text:p text:style-name="P17"><text:soft-page-break/><text:tab/><text:tab/><text:tab/>ptr1-&gt;LC-&gt;LC = NULL;</text:p>
      <text:p text:style-name="P17"><text:tab/><text:tab/><text:tab/>ptr1-&gt;LC-&gt;RC = NULL;</text:p>
      <text:p text:style-name="P17"><text:tab/><text:tab/><text:tab/>ptr1-&gt;LC-&gt;DATA = ITEM;</text:p>
      <text:p text:style-name="P17"><text:tab/><text:tab/>}</text:p>
      <text:p text:style-name="P17"><text:tab/>}</text:p>
      <text:p text:style-name="P17">}</text:p>
      <text:p text:style-name="P81"/>
      <text:p text:style-name="P17">void main()</text:p>
      <text:p text:style-name="P17">{</text:p>
      <text:p text:style-name="P17"><text:tab/>int* arr;</text:p>
      <text:p text:style-name="P17"><text:tab/>int n;</text:p>
      <text:p text:style-name="P17"><text:tab/></text:p>
      <text:p text:style-name="P17"><text:tab/>printf("Enter the array size\n");</text:p>
      <text:p text:style-name="P17"><text:tab/>scanf("%d", &amp;n);</text:p>
      <text:p text:style-name="P17"><text:tab/></text:p>
      <text:p text:style-name="P17"><text:tab/>arr = malloc(n*sizeof(int));</text:p>
      <text:p text:style-name="P17"><text:tab/></text:p>
      <text:p text:style-name="P17"><text:tab/>printf("Enter the numbers\n");</text:p>
      <text:p text:style-name="P17"><text:tab/>for(int i=0; i&lt;n; i++)</text:p>
      <text:p text:style-name="P17"><text:tab/><text:tab/>scanf("%d", &amp;arr[i]);</text:p>
      <text:p text:style-name="P17"><text:tab/><text:tab/></text:p>
      <text:p text:style-name="P17"><text:tab/>struct node* ROOT = (struct node*) malloc(sizeof(struct node));</text:p>
      <text:p text:style-name="P17"><text:tab/>ROOT-&gt;LC = NULL;</text:p>
      <text:p text:style-name="P17"><text:tab/>ROOT-&gt;RC = NULL;</text:p>
      <text:p text:style-name="P17"><text:tab/>ROOT-&gt;DATA = arr[0];</text:p>
      <text:p text:style-name="P17"><text:tab/></text:p>
      <text:p text:style-name="P17"><text:tab/>for(int i=1; i&lt;n; i++)</text:p>
      <text:p text:style-name="P17"><text:tab/><text:tab/>insertBST(ROOT, arr[i]);</text:p>
      <text:p text:style-name="P17"><text:tab/><text:tab/></text:p>
      <text:p text:style-name="P17"><text:tab/>sortBST(ROOT, arr);</text:p>
      <text:p text:style-name="P17"><text:tab/></text:p>
      <text:p text:style-name="P17"><text:tab/>printf("Sorted array: ");</text:p>
      <text:p text:style-name="P17"><text:tab/></text:p>
      <text:p text:style-name="P17"><text:tab/>for(int i=0; i&lt;n; i++)</text:p>
      <text:p text:style-name="P17"><text:tab/><text:tab/>printf("%d ", arr[i]);</text:p>
      <text:p text:style-name="P17"><text:tab/>printf("\n");</text:p>
      <text:p text:style-name="P17">}</text:p>
      <text:p text:style-name="P111"/>
      <text:p text:style-name="P112"><text:span text:style-name="T2">SAMPLE OUTPUTS </text:span><text:span text:style-name="T7">:-</text:span></text:p>
      <text:p text:style-name="P17"><text:span text:style-name="T2">1.)</text:span></text:p>
      <text:p text:style-name="P17">Enter the array size</text:p>
      <text:p text:style-name="P17">3</text:p>
      <text:p text:style-name="P17">Enter the numbers</text:p>
      <text:p text:style-name="P17">3</text:p>
      <text:p text:style-name="P17">2</text:p>
      <text:p text:style-name="P17">1</text:p>
      <text:p text:style-name="P17">Sorted array: 1 2 3 </text:p>
      <text:p text:style-name="P81"/>
      <text:p text:style-name="P81"/>
      <text:p text:style-name="P17"><text:span text:style-name="T2">2.)</text:span></text:p>
      <text:p text:style-name="P17">Enter the array size</text:p>
      <text:p text:style-name="P17"><text:soft-page-break/>5</text:p>
      <text:p text:style-name="P17">Enter the numbers</text:p>
      <text:p text:style-name="P17">1</text:p>
      <text:p text:style-name="P17">5</text:p>
      <text:p text:style-name="P17">2</text:p>
      <text:p text:style-name="P17">4</text:p>
      <text:p text:style-name="P17">3</text:p>
      <text:p text:style-name="P17">Sorted array: 1 2 3 4 5 </text:p>
      <text:p text:style-name="P81"/>
      <text:p text:style-name="P81"/>
      <text:p text:style-name="P17"><text:span text:style-name="T2">3.)</text:span></text:p>
      <text:p text:style-name="P17">Enter the array size</text:p>
      <text:p text:style-name="P17">4</text:p>
      <text:p text:style-name="P17">Enter the numbers</text:p>
      <text:p text:style-name="P17">-1</text:p>
      <text:p text:style-name="P17">2</text:p>
      <text:p text:style-name="P17">-1</text:p>
      <text:p text:style-name="P17">0</text:p>
      <text:p text:style-name="P17">Sorted array: -1 -1 0 2 </text:p>
      <text:p text:style-name="P81"/>
      <text:p text:style-name="P81"/>
      <text:p text:style-name="P17"><text:span text:style-name="T2">4.)</text:span></text:p>
      <text:p text:style-name="Standard">Enter the array size</text:p>
      <text:p text:style-name="Standard">10</text:p>
      <text:p text:style-name="Standard">Enter the numbers</text:p>
      <text:p text:style-name="Standard">-2</text:p>
      <text:p text:style-name="Standard">24</text:p>
      <text:p text:style-name="Standard">12</text:p>
      <text:p text:style-name="Standard">12</text:p>
      <text:p text:style-name="Standard">14</text:p>
      <text:p text:style-name="Standard">-12</text:p>
      <text:p text:style-name="Standard">1</text:p>
      <text:p text:style-name="Standard">23</text:p>
      <text:p text:style-name="Standard">6</text:p>
      <text:p text:style-name="Standard">15</text:p>
      <text:p text:style-name="Standard">Sorted array: -12 -2 1 6 12 12 14 15 23 24 </text:p>
      <text:p text:style-name="P8"/>
      <text:p text:style-name="P111"/>
      <text:p text:style-name="P116"><text:span text:style-name="T2">RESULT </text:span><text:span text:style-name="T7">:- </text:span><text:span text:style-name="T15">The given set of numbers are sorted using a binary search tree.</text:span></text:p>
      <text:p text:style-name="P105">EXPERIMENT 11</text:p>
      <text:p text:style-name="P81"/>
      <text:p text:style-name="P112"><text:span text:style-name="T2">AIM </text:span><text:span text:style-name="T7">:- Write a program to create a graph using arrays and perform the following operations:</text:span></text:p>
      <text:p text:style-name="P112"><text:span text:style-name="T7">1. DFS Traversal</text:span></text:p>
      <text:p text:style-name="P112"><text:span text:style-name="T7">2. BFS Traversal</text:span></text:p>
      <text:p text:style-name="P81"/>
      <text:p text:style-name="P112"><text:span text:style-name="T2">DATA STRUCTURE USED </text:span><text:span text:style-name="T7">:- GRAPH using ARRAY is the data structure used (STACK and QUEUE are also used for the traversal algorithms).</text:span></text:p>
      <text:p text:style-name="P81"/>
      <text:p text:style-name="P112"><text:span text:style-name="T2">ALGORITHM</text:span><text:span text:style-name="T7"> :- </text:span></text:p>
      <text:p text:style-name="P17">Algorithm CreateGraph</text:p>
      <text:p text:style-name="P17">START</text:p>
      <text:list xml:id="list2810653320" text:style-name="WWNum60">
        <text:list-item>
          <text:p text:style-name="P67">For i = 1 till n <text:tab/><text:tab/>//n is the total number of vertices</text:p>
        </text:list-item>
        <text:list-item>
          <text:p text:style-name="P67"><text:s/><text:tab/>Read vertex in arr[i][0] and arr[0][i]</text:p>
        </text:list-item>
        <text:list-item>
          <text:p text:style-name="P67">EndFor</text:p>
        </text:list-item>
        <text:list-item>
          <text:p text:style-name="P67">For i = 1 till n</text:p>
        </text:list-item>
        <text:list-item>
          <text:p text:style-name="P67"><text:tab/>For j = i till n</text:p>
        </text:list-item>
        <text:list-item>
          <text:p text:style-name="P67"><text:tab/><text:tab/>Read option "Are arr[i][0] and arr[0][j] adjacent ?"</text:p>
        </text:list-item>
        <text:list-item>
          <text:p text:style-name="P67"><text:tab/><text:tab/>If option = Y</text:p>
        </text:list-item>
        <text:list-item>
          <text:p text:style-name="P67"><text:tab/><text:tab/><text:tab/>arr[i][j] = 1</text:p>
        </text:list-item>
        <text:list-item>
          <text:p text:style-name="P67"><text:tab/><text:tab/><text:tab/>arr[j][i] = 1</text:p>
        </text:list-item>
        <text:list-item>
          <text:p text:style-name="P67"><text:tab/><text:tab/>Else if option = N</text:p>
        </text:list-item>
        <text:list-item>
          <text:p text:style-name="P67"><text:tab/><text:tab/><text:tab/>arr[i][j] = 0</text:p>
        </text:list-item>
        <text:list-item>
          <text:p text:style-name="P67"><text:tab/><text:tab/><text:tab/>arr[j][i] = 0</text:p>
        </text:list-item>
        <text:list-item>
          <text:p text:style-name="P67"><text:s/><text:tab/><text:tab/>EndIf</text:p>
        </text:list-item>
        <text:list-item>
          <text:p text:style-name="P67"><text:s/><text:tab/>EndFor</text:p>
        </text:list-item>
        <text:list-item>
          <text:p text:style-name="P67">EndFor</text:p>
        </text:list-item>
      </text:list>
      <text:p text:style-name="P17">STOP</text:p>
      <text:p text:style-name="P81"/>
      <text:p text:style-name="P17">Algorithm DFS</text:p>
      <text:p text:style-name="P17">START</text:p>
      <text:list xml:id="list3721822869095" text:continue-numbering="true" text:style-name="WWNum60">
        <text:list-item>
          <text:p text:style-name="P67">Push the starting vertex into the stack</text:p>
        </text:list-item>
        <text:list-item>
          <text:p text:style-name="P67">While stack not empty</text:p>
        </text:list-item>
        <text:list-item>
          <text:p text:style-name="P67"><text:s/><text:tab/>Pop a vertex v</text:p>
        </text:list-item>
        <text:list-item>
          <text:p text:style-name="P67"><text:s/><text:tab/>If v is not in VISIT</text:p>
        </text:list-item>
        <text:list-item>
          <text:p text:style-name="P67"><text:s/><text:tab/><text:tab/>Visit the vertex x</text:p>
        </text:list-item>
        <text:list-item>
          <text:p text:style-name="P67"><text:s/><text:tab/><text:tab/>Store v in VISIT</text:p>
        </text:list-item>
        <text:list-item>
          <text:p text:style-name="P67"><text:s/><text:tab/><text:tab/>Push all the adjacent vertices of v into stack</text:p>
        </text:list-item>
        <text:list-item>
          <text:p text:style-name="P67"><text:s/><text:tab/>EndIf</text:p>
        </text:list-item>
        <text:list-item>
          <text:p text:style-name="P67">EndWhile</text:p>
        </text:list-item>
      </text:list>
      <text:p text:style-name="P17">STOP</text:p>
      <text:p text:style-name="P81"/>
      <text:p text:style-name="P17">Algorithm BFS</text:p>
      <text:p text:style-name="P17">START</text:p>
      <text:list xml:id="list3791778172" text:style-name="WWNum61">
        <text:list-item>
          <text:p text:style-name="P68">Enqueue starting vertex</text:p>
        </text:list-item>
        <text:list-item>
          <text:p text:style-name="P68">Visit the vertex</text:p>
        </text:list-item>
        <text:list-item>
          <text:p text:style-name="P68">Store the vertex in VISIT</text:p>
        </text:list-item>
        <text:list-item>
          <text:p text:style-name="P68">While queue not empty</text:p>
        </text:list-item>
        <text:list-item>
          <text:p text:style-name="P68"><text:soft-page-break/><text:s/><text:tab/>Dequeue a vertex v</text:p>
        </text:list-item>
        <text:list-item>
          <text:p text:style-name="P68"><text:s/><text:tab/>For all the adjacent vertices w of v</text:p>
        </text:list-item>
        <text:list-item>
          <text:p text:style-name="P68"><text:s/><text:tab/><text:tab/>If w is not in VISIT</text:p>
        </text:list-item>
        <text:list-item>
          <text:p text:style-name="P68"><text:s/><text:tab/><text:tab/><text:tab/>Enqueue w</text:p>
        </text:list-item>
        <text:list-item>
          <text:p text:style-name="P68"><text:s/><text:tab/><text:tab/><text:tab/>Visit w</text:p>
        </text:list-item>
        <text:list-item>
          <text:p text:style-name="P68"><text:s/><text:tab/><text:tab/><text:tab/>Store w in VISIT</text:p>
        </text:list-item>
        <text:list-item>
          <text:p text:style-name="P68"><text:s/><text:tab/><text:tab/>EndIf</text:p>
        </text:list-item>
        <text:list-item>
          <text:p text:style-name="P68"><text:s/><text:tab/>EndFor</text:p>
        </text:list-item>
        <text:list-item>
          <text:p text:style-name="P68">EndWhile</text:p>
        </text:list-item>
      </text:list>
      <text:p text:style-name="P17">STOP</text:p>
      <text:p text:style-name="P115"/>
      <text:p text:style-name="P112"><text:span text:style-name="T2">PROGRAM CODE</text:span><text:span text:style-name="T7"> :- </text:span></text:p>
      <text:p text:style-name="P17"><text:span text:style-name="T16">#include&lt;stdio.h&gt;</text:span></text:p>
      <text:p text:style-name="P17"><text:span text:style-name="T16">#include&lt;stdlib.h&gt;</text:span></text:p>
      <text:p text:style-name="P85"/>
      <text:p text:style-name="P17"><text:span text:style-name="T16">struct stack</text:span></text:p>
      <text:p text:style-name="P17"><text:span text:style-name="T16">{</text:span></text:p>
      <text:p text:style-name="P17"><text:span text:style-name="T16"><text:tab/>int size;</text:span></text:p>
      <text:p text:style-name="P17"><text:span text:style-name="T16"><text:tab/>int TOP;</text:span></text:p>
      <text:p text:style-name="P17"><text:span text:style-name="T16"><text:tab/>int *arr;</text:span></text:p>
      <text:p text:style-name="P17"><text:span text:style-name="T16">};</text:span></text:p>
      <text:p text:style-name="P85"/>
      <text:p text:style-name="P17"><text:span text:style-name="T16">struct queue</text:span></text:p>
      <text:p text:style-name="P17"><text:span text:style-name="T16">{</text:span></text:p>
      <text:p text:style-name="P17"><text:span text:style-name="T16"><text:tab/>int FRONT;</text:span></text:p>
      <text:p text:style-name="P17"><text:span text:style-name="T16"><text:tab/>int REAR;</text:span></text:p>
      <text:p text:style-name="P17"><text:span text:style-name="T16"><text:tab/>int *arr;</text:span></text:p>
      <text:p text:style-name="P17"><text:span text:style-name="T16"><text:tab/>int SIZE;</text:span></text:p>
      <text:p text:style-name="P17"><text:span text:style-name="T16">};</text:span></text:p>
      <text:p text:style-name="P85"/>
      <text:p text:style-name="P17"><text:span text:style-name="T16">int isFull(struct stack *st)</text:span></text:p>
      <text:p text:style-name="P17"><text:span text:style-name="T16">{</text:span></text:p>
      <text:p text:style-name="P17"><text:span text:style-name="T16"><text:tab/>if(st-&gt;TOP &gt;= st-&gt;size-1)</text:span></text:p>
      <text:p text:style-name="P17"><text:span text:style-name="T16"><text:tab/><text:tab/>return 1;</text:span></text:p>
      <text:p text:style-name="P17"><text:span text:style-name="T16"><text:tab/>return 0;</text:span></text:p>
      <text:p text:style-name="P17"><text:span text:style-name="T16">}</text:span></text:p>
      <text:p text:style-name="P85"/>
      <text:p text:style-name="P17"><text:span text:style-name="T16">int isEmpty(struct stack *st)</text:span></text:p>
      <text:p text:style-name="P17"><text:span text:style-name="T16">{</text:span></text:p>
      <text:p text:style-name="P17"><text:span text:style-name="T16"><text:tab/>if(st-&gt;TOP == -1)</text:span></text:p>
      <text:p text:style-name="P17"><text:span text:style-name="T16"><text:tab/><text:tab/>return 1;</text:span></text:p>
      <text:p text:style-name="P17"><text:span text:style-name="T16"><text:tab/>return 0;</text:span></text:p>
      <text:p text:style-name="P17"><text:span text:style-name="T16">}</text:span></text:p>
      <text:p text:style-name="P85"/>
      <text:p text:style-name="P17"><text:span text:style-name="T16">void push(struct stack *st, char x)</text:span></text:p>
      <text:p text:style-name="P17"><text:span text:style-name="T16">{</text:span></text:p>
      <text:p text:style-name="P17"><text:span text:style-name="T16"><text:tab/>if(!isFull(st))</text:span></text:p>
      <text:p text:style-name="P17"><text:span text:style-name="T16"><text:tab/>{</text:span></text:p>
      <text:p text:style-name="P17"><text:span text:style-name="T16"><text:tab/><text:tab/>st-&gt;arr[++st-&gt;TOP] = x;</text:span></text:p>
      <text:p text:style-name="P17"><text:span text:style-name="T16"><text:tab/>}</text:span></text:p>
      <text:p text:style-name="P17"><text:span text:style-name="T16">}</text:span></text:p>
      <text:p text:style-name="P85"/>
      <text:p text:style-name="P17"><text:span text:style-name="T16">char pop(struct stack *st)</text:span></text:p>
      <text:p text:style-name="P17"><text:soft-page-break/><text:span text:style-name="T16">{</text:span></text:p>
      <text:p text:style-name="P17"><text:span text:style-name="T16"><text:tab/>if(!isEmpty(st))</text:span></text:p>
      <text:p text:style-name="P17"><text:span text:style-name="T16"><text:tab/>{</text:span></text:p>
      <text:p text:style-name="P17"><text:span text:style-name="T16"><text:tab/><text:tab/>char x = st-&gt;arr[st-&gt;TOP];</text:span></text:p>
      <text:p text:style-name="P17"><text:span text:style-name="T16"><text:tab/><text:tab/>st-&gt;TOP--;</text:span></text:p>
      <text:p text:style-name="P17"><text:span text:style-name="T16"><text:tab/><text:tab/>return x;</text:span></text:p>
      <text:p text:style-name="P17"><text:span text:style-name="T16"><text:tab/>}</text:span></text:p>
      <text:p text:style-name="P17"><text:span text:style-name="T16">}</text:span></text:p>
      <text:p text:style-name="P85"/>
      <text:p text:style-name="P17"><text:span text:style-name="T16">void createStack(struct stack *st, int n)</text:span></text:p>
      <text:p text:style-name="P17"><text:span text:style-name="T16">{</text:span></text:p>
      <text:p text:style-name="P17"><text:span text:style-name="T16"><text:tab/>st-&gt;size = n;</text:span></text:p>
      <text:p text:style-name="P17"><text:span text:style-name="T16"><text:tab/></text:span></text:p>
      <text:p text:style-name="P17"><text:span text:style-name="T16"><text:tab/>st-&gt;arr = (int*) malloc (st-&gt;size * sizeof(int));</text:span></text:p>
      <text:p text:style-name="P17"><text:span text:style-name="T16"><text:tab/></text:span></text:p>
      <text:p text:style-name="P17"><text:span text:style-name="T16"><text:tab/>st-&gt;TOP = -1;</text:span></text:p>
      <text:p text:style-name="P17"><text:span text:style-name="T16">}</text:span></text:p>
      <text:p text:style-name="P85"/>
      <text:p text:style-name="P17"><text:span text:style-name="T16">void enqueue(struct queue *q, char X)</text:span></text:p>
      <text:p text:style-name="P17"><text:span text:style-name="T16">{</text:span></text:p>
      <text:p text:style-name="P17"><text:span text:style-name="T16"><text:tab/>if(q-&gt;REAR != q-&gt;SIZE-1)</text:span></text:p>
      <text:p text:style-name="P17"><text:span text:style-name="T16"><text:tab/>{</text:span></text:p>
      <text:p text:style-name="P17"><text:span text:style-name="T16"><text:tab/><text:tab/>if(q-&gt;FRONT == -1)</text:span></text:p>
      <text:p text:style-name="P17"><text:span text:style-name="T16"><text:tab/><text:tab/><text:tab/>q-&gt;FRONT = 0;</text:span></text:p>
      <text:p text:style-name="P17"><text:span text:style-name="T16"><text:tab/><text:tab/>q-&gt;REAR += 1;</text:span></text:p>
      <text:p text:style-name="P17"><text:span text:style-name="T16"><text:tab/><text:tab/>q-&gt;arr[q-&gt;REAR] = X;</text:span></text:p>
      <text:p text:style-name="P17"><text:span text:style-name="T16"><text:tab/>}</text:span></text:p>
      <text:p text:style-name="P17"><text:span text:style-name="T16">}</text:span></text:p>
      <text:p text:style-name="P85"/>
      <text:p text:style-name="P17"><text:span text:style-name="T16">char dequeue(struct queue *q)</text:span></text:p>
      <text:p text:style-name="P17"><text:span text:style-name="T16">{</text:span></text:p>
      <text:p text:style-name="P17"><text:span text:style-name="T16"><text:tab/>if(q-&gt;FRONT != -1)</text:span></text:p>
      <text:p text:style-name="P17"><text:span text:style-name="T16"><text:tab/>{</text:span></text:p>
      <text:p text:style-name="P17"><text:span text:style-name="T16"><text:tab/><text:tab/>char X = q-&gt;arr[q-&gt;FRONT];</text:span></text:p>
      <text:p text:style-name="P17"><text:span text:style-name="T16"><text:tab/><text:tab/></text:span></text:p>
      <text:p text:style-name="P17"><text:span text:style-name="T16"><text:tab/><text:tab/>if(q-&gt;FRONT == q-&gt;REAR)</text:span></text:p>
      <text:p text:style-name="P17"><text:span text:style-name="T16"><text:tab/><text:tab/>{</text:span></text:p>
      <text:p text:style-name="P17"><text:span text:style-name="T16"><text:tab/><text:tab/><text:tab/>q-&gt;FRONT = -1;</text:span></text:p>
      <text:p text:style-name="P17"><text:span text:style-name="T16"><text:tab/><text:tab/><text:tab/>q-&gt;REAR = -1;</text:span></text:p>
      <text:p text:style-name="P17"><text:span text:style-name="T16"><text:tab/><text:tab/>}</text:span></text:p>
      <text:p text:style-name="P17"><text:span text:style-name="T16"><text:tab/><text:tab/>else</text:span></text:p>
      <text:p text:style-name="P17"><text:span text:style-name="T16"><text:tab/><text:tab/><text:tab/>q-&gt;FRONT += 1;</text:span></text:p>
      <text:p text:style-name="P17"><text:span text:style-name="T16"><text:tab/><text:tab/>return X;</text:span></text:p>
      <text:p text:style-name="P17"><text:span text:style-name="T16"><text:tab/>}</text:span></text:p>
      <text:p text:style-name="P17"><text:span text:style-name="T16">}</text:span></text:p>
      <text:p text:style-name="P85"/>
      <text:p text:style-name="P17"><text:span text:style-name="T16">void createQueue(struct queue *q, int n)</text:span></text:p>
      <text:p text:style-name="P17"><text:span text:style-name="T16">{</text:span></text:p>
      <text:p text:style-name="P17"><text:span text:style-name="T16"><text:tab/>q-&gt;SIZE = n;</text:span></text:p>
      <text:p text:style-name="P17"><text:span text:style-name="T16"><text:tab/></text:span></text:p>
      <text:p text:style-name="P17"><text:span text:style-name="T16"><text:tab/>q-&gt;arr = malloc(q-&gt;SIZE * sizeof(int));</text:span></text:p>
      <text:p text:style-name="P17"><text:span text:style-name="T16"><text:tab/></text:span></text:p>
      <text:p text:style-name="P17"><text:span text:style-name="T16"><text:tab/>q-&gt;FRONT = -1;</text:span></text:p>
      <text:p text:style-name="P17"><text:span text:style-name="T16"><text:tab/>q-&gt;REAR = -1;</text:span></text:p>
      <text:p text:style-name="P17"><text:soft-page-break/><text:span text:style-name="T16">}</text:span></text:p>
      <text:p text:style-name="P85"/>
      <text:p text:style-name="P17"><text:span text:style-name="T16">void dfs(int n, char arr[][n+1])</text:span></text:p>
      <text:p text:style-name="P17"><text:span text:style-name="T16">{<text:tab/></text:span></text:p>
      <text:p text:style-name="P17"><text:span text:style-name="T16"><text:tab/>struct stack *st = malloc(sizeof(struct stack));</text:span></text:p>
      <text:p text:style-name="P17"><text:span text:style-name="T16"><text:tab/>int count = 0;</text:span></text:p>
      <text:p text:style-name="P17"><text:span text:style-name="T16"><text:tab/>int i = 0;</text:span></text:p>
      <text:p text:style-name="P17"><text:span text:style-name="T16"><text:tab/>char v;</text:span></text:p>
      <text:p text:style-name="P17"><text:span text:style-name="T16"><text:tab/>char visit[n];</text:span></text:p>
      <text:p text:style-name="P17"><text:span text:style-name="T16"><text:tab/></text:span></text:p>
      <text:p text:style-name="P17"><text:span text:style-name="T16"><text:tab/>createStack(st, n*n);</text:span></text:p>
      <text:p text:style-name="P17"><text:span text:style-name="T16"><text:tab/></text:span></text:p>
      <text:p text:style-name="P17"><text:span text:style-name="T16"><text:tab/>push(st, arr[0][1]);</text:span></text:p>
      <text:p text:style-name="P17"><text:span text:style-name="T16"><text:tab/></text:span></text:p>
      <text:p text:style-name="P17"><text:span text:style-name="T16"><text:tab/>while(!isEmpty(st))</text:span></text:p>
      <text:p text:style-name="P17"><text:span text:style-name="T16"><text:tab/>{</text:span></text:p>
      <text:p text:style-name="P17"><text:span text:style-name="T16"><text:tab/><text:tab/>v = pop(st);</text:span></text:p>
      <text:p text:style-name="P17"><text:span text:style-name="T16"><text:tab/><text:tab/></text:span></text:p>
      <text:p text:style-name="P17"><text:span text:style-name="T16"><text:tab/><text:tab/>for(int j=0; j&lt;n; j++)</text:span></text:p>
      <text:p text:style-name="P17"><text:span text:style-name="T16"><text:tab/><text:tab/><text:tab/>if(visit[j] == v)</text:span></text:p>
      <text:p text:style-name="P17"><text:span text:style-name="T16"><text:tab/><text:tab/><text:tab/><text:tab/>count++;</text:span></text:p>
      <text:p text:style-name="P17"><text:span text:style-name="T16"><text:tab/><text:tab/>if(count == 0)</text:span></text:p>
      <text:p text:style-name="P17"><text:span text:style-name="T16"><text:tab/><text:tab/>{</text:span></text:p>
      <text:p text:style-name="P17"><text:span text:style-name="T16"><text:tab/><text:tab/><text:tab/>printf("%c ", v);</text:span></text:p>
      <text:p text:style-name="P17"><text:span text:style-name="T16"><text:tab/><text:tab/><text:tab/>visit[i] = v;</text:span></text:p>
      <text:p text:style-name="P17"><text:span text:style-name="T16"><text:tab/><text:tab/><text:tab/>i++;</text:span></text:p>
      <text:p text:style-name="P17"><text:span text:style-name="T16"><text:tab/><text:tab/><text:tab/></text:span></text:p>
      <text:p text:style-name="P17"><text:span text:style-name="T16"><text:tab/><text:tab/><text:tab/>for(int j=1; i&lt;=n; j++)</text:span></text:p>
      <text:p text:style-name="P17"><text:span text:style-name="T16"><text:tab/><text:tab/><text:tab/><text:tab/>if(arr[0][j] == v)</text:span></text:p>
      <text:p text:style-name="P17"><text:span text:style-name="T16"><text:tab/><text:tab/><text:tab/><text:tab/>{</text:span></text:p>
      <text:p text:style-name="P17"><text:span text:style-name="T16"><text:tab/><text:tab/><text:tab/><text:tab/><text:tab/>for(int k=1; k&lt;=n; k++)</text:span></text:p>
      <text:p text:style-name="P17"><text:span text:style-name="T16"><text:tab/><text:tab/><text:tab/><text:tab/><text:tab/><text:tab/>if(arr[k][j] == '1')</text:span></text:p>
      <text:p text:style-name="P17"><text:span text:style-name="T16"><text:tab/><text:tab/><text:tab/><text:tab/><text:tab/><text:tab/><text:tab/>push(st, arr[k][0]);</text:span></text:p>
      <text:p text:style-name="P17"><text:span text:style-name="T16"><text:tab/><text:tab/><text:tab/><text:tab/><text:tab/>break;</text:span></text:p>
      <text:p text:style-name="P17"><text:span text:style-name="T16"><text:tab/><text:tab/><text:tab/><text:tab/>}</text:span></text:p>
      <text:p text:style-name="P17"><text:span text:style-name="T16"><text:tab/><text:tab/>}</text:span></text:p>
      <text:p text:style-name="P17"><text:span text:style-name="T16"><text:tab/><text:tab/></text:span></text:p>
      <text:p text:style-name="P17"><text:span text:style-name="T16"><text:tab/><text:tab/>count = 0;</text:span></text:p>
      <text:p text:style-name="P17"><text:span text:style-name="T16"><text:tab/>}</text:span></text:p>
      <text:p text:style-name="P17"><text:span text:style-name="T16">}</text:span></text:p>
      <text:p text:style-name="P85"/>
      <text:p text:style-name="P17"><text:span text:style-name="T16">void bfs(int n, char arr[][n+1])</text:span></text:p>
      <text:p text:style-name="P17"><text:span text:style-name="T16">{</text:span></text:p>
      <text:p text:style-name="P17"><text:span text:style-name="T16"><text:tab/>struct queue *q = malloc(sizeof(struct queue));</text:span></text:p>
      <text:p text:style-name="P17"><text:span text:style-name="T16"><text:tab/>int i = 1;</text:span></text:p>
      <text:p text:style-name="P17"><text:span text:style-name="T16"><text:tab/>int count = 0;</text:span></text:p>
      <text:p text:style-name="P17"><text:span text:style-name="T16"><text:tab/>char visit[n];</text:span></text:p>
      <text:p text:style-name="P17"><text:span text:style-name="T16"><text:tab/>char v;</text:span></text:p>
      <text:p text:style-name="P17"><text:span text:style-name="T16"><text:tab/></text:span></text:p>
      <text:p text:style-name="P17"><text:span text:style-name="T16"><text:tab/>createQueue(q, n*n);</text:span></text:p>
      <text:p text:style-name="P17"><text:span text:style-name="T16"><text:tab/></text:span></text:p>
      <text:p text:style-name="P17"><text:span text:style-name="T16"><text:tab/>enqueue(q, arr[0][1]);</text:span></text:p>
      <text:p text:style-name="P17"><text:span text:style-name="T16"><text:tab/>printf("%c ", arr[0][1]);</text:span></text:p>
      <text:p text:style-name="P17"><text:span text:style-name="T16"><text:tab/>visit[0] = arr[0][1];</text:span></text:p>
      <text:p text:style-name="P17"><text:soft-page-break/><text:span text:style-name="T16"><text:tab/></text:span></text:p>
      <text:p text:style-name="P17"><text:span text:style-name="T16"><text:tab/>while(q-&gt;FRONT != -1)</text:span></text:p>
      <text:p text:style-name="P17"><text:span text:style-name="T16"><text:tab/>{</text:span></text:p>
      <text:p text:style-name="P17"><text:span text:style-name="T16"><text:tab/><text:tab/>v = dequeue(q);</text:span></text:p>
      <text:p text:style-name="P17"><text:span text:style-name="T16"><text:tab/><text:tab/>for(int j=1; i&lt;=n; j++)</text:span></text:p>
      <text:p text:style-name="P17"><text:span text:style-name="T16"><text:tab/><text:tab/><text:tab/>if(arr[0][j] == v)</text:span></text:p>
      <text:p text:style-name="P17"><text:span text:style-name="T16"><text:tab/><text:tab/><text:tab/>{</text:span></text:p>
      <text:p text:style-name="P17"><text:span text:style-name="T16"><text:tab/><text:tab/><text:tab/><text:tab/>for(int k=1; k&lt;=n; k++)</text:span></text:p>
      <text:p text:style-name="P17"><text:span text:style-name="T16"><text:tab/><text:tab/><text:tab/><text:tab/><text:tab/>if(arr[k][j] == '1')</text:span></text:p>
      <text:p text:style-name="P17"><text:span text:style-name="T16"><text:tab/><text:tab/><text:tab/><text:tab/><text:tab/>{</text:span></text:p>
      <text:p text:style-name="P17"><text:span text:style-name="T16"><text:tab/><text:tab/><text:tab/><text:tab/><text:tab/><text:tab/>for(int l=0; l&lt;n; l++)</text:span></text:p>
      <text:p text:style-name="P17"><text:span text:style-name="T16"><text:tab/><text:tab/><text:tab/><text:tab/><text:tab/><text:tab/><text:tab/>if(visit[l] == arr[k][0])</text:span></text:p>
      <text:p text:style-name="P17"><text:span text:style-name="T16"><text:tab/><text:tab/><text:tab/><text:tab/><text:tab/><text:tab/><text:tab/><text:tab/>count++;</text:span></text:p>
      <text:p text:style-name="P17"><text:span text:style-name="T16"><text:tab/><text:tab/><text:tab/><text:tab/><text:tab/><text:tab/>if(count == 0)</text:span></text:p>
      <text:p text:style-name="P17"><text:span text:style-name="T16"><text:tab/><text:tab/><text:tab/><text:tab/><text:tab/><text:tab/>{</text:span></text:p>
      <text:p text:style-name="P17"><text:span text:style-name="T16"><text:tab/><text:tab/><text:tab/><text:tab/><text:tab/><text:tab/><text:tab/>enqueue(q, arr[k][0]);</text:span></text:p>
      <text:p text:style-name="P17"><text:span text:style-name="T16"><text:tab/><text:tab/><text:tab/><text:tab/><text:tab/><text:tab/><text:tab/>printf("%c ", arr[k][0]);</text:span></text:p>
      <text:p text:style-name="P17"><text:span text:style-name="T16"><text:tab/><text:tab/><text:tab/><text:tab/><text:tab/><text:tab/><text:tab/>visit[i] = arr[k][0];</text:span></text:p>
      <text:p text:style-name="P17"><text:span text:style-name="T16"><text:tab/><text:tab/><text:tab/><text:tab/><text:tab/><text:tab/><text:tab/>i++;</text:span></text:p>
      <text:p text:style-name="P17"><text:span text:style-name="T16"><text:tab/><text:tab/><text:tab/><text:tab/><text:tab/><text:tab/>}</text:span></text:p>
      <text:p text:style-name="P17"><text:span text:style-name="T16"><text:tab/><text:tab/><text:tab/><text:tab/><text:tab/><text:tab/>count = 0;</text:span></text:p>
      <text:p text:style-name="P17"><text:span text:style-name="T16"><text:tab/><text:tab/><text:tab/><text:tab/><text:tab/>}</text:span></text:p>
      <text:p text:style-name="P17"><text:span text:style-name="T16"><text:tab/><text:tab/><text:tab/><text:tab/>break;</text:span></text:p>
      <text:p text:style-name="P17"><text:span text:style-name="T16"><text:tab/><text:tab/><text:tab/>}</text:span></text:p>
      <text:p text:style-name="P17"><text:span text:style-name="T16"><text:tab/>}</text:span></text:p>
      <text:p text:style-name="P17"><text:span text:style-name="T16">}</text:span></text:p>
      <text:p text:style-name="P85"/>
      <text:p text:style-name="P17"><text:span text:style-name="T16">void main()</text:span></text:p>
      <text:p text:style-name="P17"><text:span text:style-name="T16">{</text:span></text:p>
      <text:p text:style-name="P17"><text:span text:style-name="T16"><text:tab/>int n;</text:span></text:p>
      <text:p text:style-name="P17"><text:span text:style-name="T16"><text:tab/>char c;</text:span></text:p>
      <text:p text:style-name="P17"><text:span text:style-name="T16"><text:tab/>int m;</text:span></text:p>
      <text:p text:style-name="P17"><text:span text:style-name="T16"><text:tab/></text:span></text:p>
      <text:p text:style-name="P17"><text:span text:style-name="T16"><text:tab/>printf("Enter the no. of vertices\n");</text:span></text:p>
      <text:p text:style-name="P17"><text:span text:style-name="T16"><text:tab/>scanf("%d", &amp;n);</text:span></text:p>
      <text:p text:style-name="P17"><text:span text:style-name="T16"><text:tab/></text:span></text:p>
      <text:p text:style-name="P17"><text:span text:style-name="T16"><text:tab/>char arr[n+1][n+1];</text:span></text:p>
      <text:p text:style-name="P17"><text:span text:style-name="T16"><text:tab/></text:span></text:p>
      <text:p text:style-name="P17"><text:span text:style-name="T16"><text:tab/>arr[0][0] = ' ';</text:span></text:p>
      <text:p text:style-name="P17"><text:span text:style-name="T16"><text:tab/></text:span></text:p>
      <text:p text:style-name="P17"><text:span text:style-name="T16"><text:tab/>printf("Enter the vertices\n");</text:span></text:p>
      <text:p text:style-name="P17"><text:span text:style-name="T16"><text:tab/>for(int i=1; i&lt;=n; i++)</text:span></text:p>
      <text:p text:style-name="P17"><text:span text:style-name="T16"><text:tab/>{</text:span></text:p>
      <text:p text:style-name="P17"><text:span text:style-name="T16"><text:tab/><text:tab/>scanf("\n%c", &amp;arr[i][0]);</text:span></text:p>
      <text:p text:style-name="P17"><text:span text:style-name="T16"><text:tab/><text:tab/>arr[0][i] = arr[i][0];</text:span></text:p>
      <text:p text:style-name="P17"><text:span text:style-name="T16"><text:tab/>}</text:span></text:p>
      <text:p text:style-name="P17"><text:span text:style-name="T16"><text:tab/></text:span></text:p>
      <text:p text:style-name="P17"><text:span text:style-name="T16"><text:tab/>for(int i=1;i&lt;=n;i++)</text:span></text:p>
      <text:p text:style-name="P17"><text:span text:style-name="T16"><text:tab/><text:tab/>for(int j=i;j&lt;=n;j++)</text:span></text:p>
      <text:p text:style-name="P17"><text:span text:style-name="T16"><text:tab/><text:tab/>{</text:span></text:p>
      <text:p text:style-name="P17"><text:span text:style-name="T16"><text:tab/><text:tab/><text:tab/>if(arr[i][0] == arr[0][j])</text:span></text:p>
      <text:p text:style-name="P17"><text:span text:style-name="T16"><text:tab/><text:tab/><text:tab/>{</text:span></text:p>
      <text:p text:style-name="P17"><text:span text:style-name="T16"><text:tab/><text:tab/><text:tab/><text:tab/>printf("Is %c a self loop ? (Y/N)\n", arr[i][0]);</text:span></text:p>
      <text:p text:style-name="P17"><text:span text:style-name="T16">L1:<text:tab/><text:tab/><text:tab/><text:tab/></text:span></text:p>
      <text:p text:style-name="P17"><text:soft-page-break/><text:span text:style-name="T16"><text:tab/><text:tab/><text:tab/><text:tab/>scanf("\n%c", &amp;c);</text:span></text:p>
      <text:p text:style-name="P17"><text:span text:style-name="T16"><text:tab/><text:tab/><text:tab/><text:tab/></text:span></text:p>
      <text:p text:style-name="P17"><text:span text:style-name="T16"><text:tab/><text:tab/><text:tab/><text:tab/>if(c == 'y' || c == 'Y')</text:span></text:p>
      <text:p text:style-name="P17"><text:span text:style-name="T16"><text:tab/><text:tab/><text:tab/><text:tab/><text:tab/>arr[i][j] = '1';</text:span></text:p>
      <text:p text:style-name="P17"><text:span text:style-name="T16"><text:tab/><text:tab/><text:tab/><text:tab/>else if(c == 'n' || c == 'N')</text:span></text:p>
      <text:p text:style-name="P17"><text:span text:style-name="T16"><text:tab/><text:tab/><text:tab/><text:tab/><text:tab/>arr[i][j] = '0';</text:span></text:p>
      <text:p text:style-name="P17"><text:span text:style-name="T16"><text:tab/><text:tab/><text:tab/><text:tab/>else</text:span></text:p>
      <text:p text:style-name="P17"><text:span text:style-name="T16"><text:tab/><text:tab/><text:tab/><text:tab/>{</text:span></text:p>
      <text:p text:style-name="P17"><text:span text:style-name="T16"><text:tab/><text:tab/><text:tab/><text:tab/><text:tab/>printf("Enter Y/N!\n");</text:span></text:p>
      <text:p text:style-name="P17"><text:span text:style-name="T16"><text:tab/><text:tab/><text:tab/><text:tab/><text:tab/>goto L1;</text:span></text:p>
      <text:p text:style-name="P17"><text:span text:style-name="T16"><text:tab/><text:tab/><text:tab/><text:tab/>}</text:span></text:p>
      <text:p text:style-name="P17"><text:span text:style-name="T16"><text:tab/><text:tab/><text:tab/><text:tab/>continue;</text:span></text:p>
      <text:p text:style-name="P17"><text:span text:style-name="T16"><text:tab/><text:tab/><text:tab/>}</text:span></text:p>
      <text:p text:style-name="P17"><text:span text:style-name="T16"><text:tab/><text:tab/><text:tab/></text:span></text:p>
      <text:p text:style-name="P17"><text:span text:style-name="T16"><text:tab/><text:tab/><text:tab/>printf("Are %c and %c adjacent ? (Y/N)\n", arr[i][0], arr[0][j]);</text:span></text:p>
      <text:p text:style-name="P17"><text:span text:style-name="T16">L2:</text:span></text:p>
      <text:p text:style-name="P17"><text:span text:style-name="T16"><text:tab/><text:tab/><text:tab/>scanf("\n%c", &amp;c);</text:span></text:p>
      <text:p text:style-name="P17"><text:span text:style-name="T16"><text:tab/><text:tab/><text:tab/></text:span></text:p>
      <text:p text:style-name="P17"><text:span text:style-name="T16"><text:tab/><text:tab/><text:tab/>if(c == 'y' || c == 'Y')</text:span></text:p>
      <text:p text:style-name="P17"><text:span text:style-name="T16"><text:tab/><text:tab/><text:tab/>{</text:span></text:p>
      <text:p text:style-name="P17"><text:span text:style-name="T16"><text:tab/><text:tab/><text:tab/><text:tab/>arr[i][j] = '1';</text:span></text:p>
      <text:p text:style-name="P17"><text:span text:style-name="T16"><text:tab/><text:tab/><text:tab/><text:tab/>arr[j][i] = '1';</text:span></text:p>
      <text:p text:style-name="P17"><text:span text:style-name="T16"><text:tab/><text:tab/><text:tab/>}</text:span></text:p>
      <text:p text:style-name="P17"><text:span text:style-name="T16"><text:tab/><text:tab/><text:tab/>else if(c == 'n' || c == 'N')</text:span></text:p>
      <text:p text:style-name="P17"><text:span text:style-name="T16"><text:tab/><text:tab/><text:tab/>{</text:span></text:p>
      <text:p text:style-name="P17"><text:span text:style-name="T16"><text:tab/><text:tab/><text:tab/><text:tab/>arr[i][j] = '0';</text:span></text:p>
      <text:p text:style-name="P17"><text:span text:style-name="T16"><text:tab/><text:tab/><text:tab/><text:tab/>arr[j][i] = '0';</text:span></text:p>
      <text:p text:style-name="P17"><text:span text:style-name="T16"><text:tab/><text:tab/><text:tab/>}</text:span></text:p>
      <text:p text:style-name="P17"><text:span text:style-name="T16"><text:tab/><text:tab/><text:tab/>else</text:span></text:p>
      <text:p text:style-name="P17"><text:span text:style-name="T16"><text:tab/><text:tab/><text:tab/>{</text:span></text:p>
      <text:p text:style-name="P17"><text:span text:style-name="T16"><text:tab/><text:tab/><text:tab/><text:tab/>printf("Enter Y/N!\n");</text:span></text:p>
      <text:p text:style-name="P17"><text:span text:style-name="T16"><text:tab/><text:tab/><text:tab/><text:tab/>goto L2;</text:span></text:p>
      <text:p text:style-name="P17"><text:span text:style-name="T16"><text:tab/><text:tab/><text:tab/>}</text:span></text:p>
      <text:p text:style-name="P17"><text:span text:style-name="T16"><text:tab/><text:tab/>}</text:span></text:p>
      <text:p text:style-name="P17"><text:span text:style-name="T16"><text:tab/></text:span></text:p>
      <text:p text:style-name="P17"><text:span text:style-name="T16"><text:tab/>printf("\nAdjacency matrix of the graph:\n");</text:span></text:p>
      <text:p text:style-name="P17"><text:span text:style-name="T16"><text:tab/>for(int i=0;i&lt;=n;i++)</text:span></text:p>
      <text:p text:style-name="P17"><text:span text:style-name="T16"><text:tab/>{</text:span></text:p>
      <text:p text:style-name="P17"><text:span text:style-name="T16"><text:tab/><text:tab/>for(int j=0;j&lt;=n;j++)</text:span></text:p>
      <text:p text:style-name="P17"><text:span text:style-name="T16"><text:tab/><text:tab/><text:tab/>printf("%c ", arr[i][j]);</text:span></text:p>
      <text:p text:style-name="P17"><text:span text:style-name="T16"><text:tab/><text:tab/>printf("\n");</text:span></text:p>
      <text:p text:style-name="P17"><text:span text:style-name="T16"><text:tab/>}</text:span></text:p>
      <text:p text:style-name="P17"><text:span text:style-name="T16">L3:</text:span></text:p>
      <text:p text:style-name="P17"><text:span text:style-name="T16"><text:tab/>printf("\nChoose the operation\n");</text:span></text:p>
      <text:p text:style-name="P17"><text:span text:style-name="T16"><text:tab/>printf("1. DFS Traversal\n2. BFS Traversal\n3. Quit\n");</text:span></text:p>
      <text:p text:style-name="P17"><text:span text:style-name="T16"><text:tab/>scanf("%d", &amp;m);</text:span></text:p>
      <text:p text:style-name="P17"><text:span text:style-name="T16"><text:tab/></text:span></text:p>
      <text:p text:style-name="P17"><text:span text:style-name="T16"><text:tab/>if(m == 1)</text:span></text:p>
      <text:p text:style-name="P17"><text:span text:style-name="T16"><text:tab/>{</text:span></text:p>
      <text:p text:style-name="P17"><text:span text:style-name="T16"><text:tab/><text:tab/>printf("\nDFS Traversal : ");</text:span></text:p>
      <text:p text:style-name="P17"><text:span text:style-name="T16"><text:tab/><text:tab/>dfs(n, arr);</text:span></text:p>
      <text:p text:style-name="P17"><text:span text:style-name="T16"><text:tab/><text:tab/>printf("\n");</text:span></text:p>
      <text:p text:style-name="P17"><text:span text:style-name="T16"><text:tab/><text:tab/>goto L3;</text:span></text:p>
      <text:p text:style-name="P17"><text:span text:style-name="T16"><text:tab/>}</text:span></text:p>
      <text:p text:style-name="P17"><text:soft-page-break/><text:span text:style-name="T16"><text:tab/>else if(m == 2)</text:span></text:p>
      <text:p text:style-name="P17"><text:span text:style-name="T16"><text:tab/>{</text:span></text:p>
      <text:p text:style-name="P17"><text:span text:style-name="T16"><text:tab/><text:tab/>printf("\nBFS Traversal : ");</text:span></text:p>
      <text:p text:style-name="P17"><text:span text:style-name="T16"><text:tab/><text:tab/>bfs(n, arr);</text:span></text:p>
      <text:p text:style-name="P17"><text:span text:style-name="T16"><text:tab/><text:tab/>printf("\n");</text:span></text:p>
      <text:p text:style-name="P17"><text:span text:style-name="T16"><text:tab/><text:tab/>goto L3;</text:span></text:p>
      <text:p text:style-name="P17"><text:span text:style-name="T16"><text:tab/>}</text:span></text:p>
      <text:p text:style-name="P17"><text:span text:style-name="T16"><text:tab/>else if(m == 3)</text:span></text:p>
      <text:p text:style-name="P17"><text:span text:style-name="T16"><text:tab/><text:tab/>exit(0);</text:span></text:p>
      <text:p text:style-name="P17"><text:span text:style-name="T16"><text:tab/>else</text:span></text:p>
      <text:p text:style-name="P17"><text:span text:style-name="T16"><text:tab/>{</text:span></text:p>
      <text:p text:style-name="P17"><text:span text:style-name="T16"><text:tab/><text:tab/>printf("Invalid entry\n");</text:span></text:p>
      <text:p text:style-name="P17"><text:span text:style-name="T16"><text:tab/><text:tab/>goto L3;</text:span></text:p>
      <text:p text:style-name="P17"><text:span text:style-name="T16"><text:tab/>}</text:span></text:p>
      <text:p text:style-name="P17"><text:span text:style-name="T16">}</text:span></text:p>
      <text:p text:style-name="P118"/>
      <text:p text:style-name="P112"><text:span text:style-name="T2">SAMPLE OUTPUT </text:span><text:span text:style-name="T7">:-</text:span></text:p>
      <text:p text:style-name="P17">Enter the no. of vertices</text:p>
      <text:p text:style-name="P17">8</text:p>
      <text:p text:style-name="P17">Enter the vertices</text:p>
      <text:p text:style-name="P17">1</text:p>
      <text:p text:style-name="P17">2</text:p>
      <text:p text:style-name="P17">3</text:p>
      <text:p text:style-name="P17">4</text:p>
      <text:p text:style-name="P17">5</text:p>
      <text:p text:style-name="P17">6</text:p>
      <text:p text:style-name="P17">7</text:p>
      <text:p text:style-name="P17">8</text:p>
      <text:p text:style-name="P17">Is 1 a self loop ? (Y/N)</text:p>
      <text:p text:style-name="P17">n</text:p>
      <text:p text:style-name="P17">Are 1 and 2 adjacent ? (Y/N)</text:p>
      <text:p text:style-name="P17">y</text:p>
      <text:p text:style-name="P17">Are 1 and 3 adjacent ? (Y/N)</text:p>
      <text:p text:style-name="P17">y</text:p>
      <text:p text:style-name="P17">Are 1 and 4 adjacent ? (Y/N)</text:p>
      <text:p text:style-name="P17">n</text:p>
      <text:p text:style-name="P17">Are 1 and 5 adjacent ? (Y/N)</text:p>
      <text:p text:style-name="P17">n</text:p>
      <text:p text:style-name="P17">Are 1 and 6 adjacent ? (Y/N)</text:p>
      <text:p text:style-name="P17">n</text:p>
      <text:p text:style-name="P17">Are 1 and 7 adjacent ? (Y/N)</text:p>
      <text:p text:style-name="P17">n</text:p>
      <text:p text:style-name="P17">Are 1 and 8 adjacent ? (Y/N)</text:p>
      <text:p text:style-name="P17">y</text:p>
      <text:p text:style-name="P17">Is 2 a self loop ? (Y/N)</text:p>
      <text:p text:style-name="P17">n</text:p>
      <text:p text:style-name="P17">Are 2 and 3 adjacent ? (Y/N)</text:p>
      <text:p text:style-name="P17">n</text:p>
      <text:p text:style-name="P17">Are 2 and 4 adjacent ? (Y/N)</text:p>
      <text:p text:style-name="P17">y</text:p>
      <text:p text:style-name="P17">Are 2 and 5 adjacent ? (Y/N)</text:p>
      <text:p text:style-name="P17">y</text:p>
      <text:p text:style-name="P17"><text:soft-page-break/>Are 2 and 6 adjacent ? (Y/N)</text:p>
      <text:p text:style-name="P17">n</text:p>
      <text:p text:style-name="P17">Are 2 and 7 adjacent ? (Y/N)</text:p>
      <text:p text:style-name="P17">n</text:p>
      <text:p text:style-name="P17">Are 2 and 8 adjacent ? (Y/N)</text:p>
      <text:p text:style-name="P17">n</text:p>
      <text:p text:style-name="P17">Is 3 a self loop ? (Y/N)</text:p>
      <text:p text:style-name="P17">n</text:p>
      <text:p text:style-name="P17">Are 3 and 4 adjacent ? (Y/N)</text:p>
      <text:p text:style-name="P17">y</text:p>
      <text:p text:style-name="P17">Are 3 and 5 adjacent ? (Y/N)</text:p>
      <text:p text:style-name="P17">n</text:p>
      <text:p text:style-name="P17">Are 3 and 6 adjacent ? (Y/N)</text:p>
      <text:p text:style-name="P17">y</text:p>
      <text:p text:style-name="P17">Are 3 and 7 adjacent ? (Y/N)</text:p>
      <text:p text:style-name="P17">n</text:p>
      <text:p text:style-name="P17">Are 3 and 8 adjacent ? (Y/N)</text:p>
      <text:p text:style-name="P17">n</text:p>
      <text:p text:style-name="P17">Is 4 a self loop ? (Y/N)</text:p>
      <text:p text:style-name="P17">n</text:p>
      <text:p text:style-name="P17">Are 4 and 5 adjacent ? (Y/N)</text:p>
      <text:p text:style-name="P17">n</text:p>
      <text:p text:style-name="P17">Are 4 and 6 adjacent ? (Y/N)</text:p>
      <text:p text:style-name="P17">n</text:p>
      <text:p text:style-name="P17">Are 4 and 7 adjacent ? (Y/N)</text:p>
      <text:p text:style-name="P17">y</text:p>
      <text:p text:style-name="P17">Are 4 and 8 adjacent ? (Y/N)</text:p>
      <text:p text:style-name="P17">y</text:p>
      <text:p text:style-name="P17">Is 5 a self loop ? (Y/N)</text:p>
      <text:p text:style-name="P17">n</text:p>
      <text:p text:style-name="P17">Are 5 and 6 adjacent ? (Y/N)</text:p>
      <text:p text:style-name="P17">n</text:p>
      <text:p text:style-name="P17">Are 5 and 7 adjacent ? (Y/N)</text:p>
      <text:p text:style-name="P17">y</text:p>
      <text:p text:style-name="P17">Are 5 and 8 adjacent ? (Y/N)</text:p>
      <text:p text:style-name="P17">n</text:p>
      <text:p text:style-name="P17">Is 6 a self loop ? (Y/N)</text:p>
      <text:p text:style-name="P17">n</text:p>
      <text:p text:style-name="P17">Are 6 and 7 adjacent ? (Y/N)</text:p>
      <text:p text:style-name="P17">y</text:p>
      <text:p text:style-name="P17">Are 6 and 8 adjacent ? (Y/N)</text:p>
      <text:p text:style-name="P17">n</text:p>
      <text:p text:style-name="P17">Is 7 a self loop ? (Y/N)</text:p>
      <text:p text:style-name="P17">n</text:p>
      <text:p text:style-name="P17">Are 7 and 8 adjacent ? (Y/N)</text:p>
      <text:p text:style-name="P17">n</text:p>
      <text:p text:style-name="P17">Is 8 a self loop ? (Y/N)</text:p>
      <text:p text:style-name="P17">n</text:p>
      <text:p text:style-name="P81"/>
      <text:p text:style-name="P17">Adjacency matrix of the graph:</text:p>
      <text:p text:style-name="P17"><text:s text:c="2"/>1 2 3 4 5 6 7 8 </text:p>
      <text:p text:style-name="P17">1 0 1 1 0 0 0 0 1 </text:p>
      <text:p text:style-name="P17"><text:soft-page-break/>2 1 0 0 1 1 0 0 0 </text:p>
      <text:p text:style-name="P17">3 1 0 0 1 0 1 0 0 </text:p>
      <text:p text:style-name="P17">4 0 1 1 0 0 0 1 1 </text:p>
      <text:p text:style-name="P17">5 0 1 0 0 0 0 1 0 </text:p>
      <text:p text:style-name="P17">6 0 0 1 0 0 0 1 0 </text:p>
      <text:p text:style-name="P17">7 0 0 0 1 1 1 0 0 </text:p>
      <text:p text:style-name="P17">8 1 0 0 1 0 0 0 0 </text:p>
      <text:p text:style-name="P81"/>
      <text:p text:style-name="P17">Choose the operation</text:p>
      <text:p text:style-name="P17">1. DFS Traversal</text:p>
      <text:p text:style-name="P17">2. BFS Traversal</text:p>
      <text:p text:style-name="P17">3. Quit</text:p>
      <text:p text:style-name="P17">1</text:p>
      <text:p text:style-name="P81"/>
      <text:p text:style-name="P17">DFS Traversal : 1 8 4 7 6 3 5 2 </text:p>
      <text:p text:style-name="P81"/>
      <text:p text:style-name="P17">Choose the operation</text:p>
      <text:p text:style-name="P17">1. DFS Traversal</text:p>
      <text:p text:style-name="P17">2. BFS Traversal</text:p>
      <text:p text:style-name="P17">3. Quit</text:p>
      <text:p text:style-name="P17">2</text:p>
      <text:p text:style-name="P81"/>
      <text:p text:style-name="P17">BFS Traversal : 1 2 3 8 4 5 6 7 </text:p>
      <text:p text:style-name="P81"/>
      <text:p text:style-name="P17">Choose the operation</text:p>
      <text:p text:style-name="P17">1. DFS Traversal</text:p>
      <text:p text:style-name="P17">2. BFS Traversal</text:p>
      <text:p text:style-name="P17">3. Quit</text:p>
      <text:p text:style-name="P17">3</text:p>
      <text:p text:style-name="P81"/>
      <text:p text:style-name="P116"><text:span text:style-name="T2"><text:line-break/>RESULT </text:span><text:span text:style-name="T7">:- The given operations are performed on a graph using arrays.</text:span></text:p>
      <text:p text:style-name="P106">EXPERIMENT 12</text:p>
      <text:p text:style-name="P81"/>
      <text:p text:style-name="P112"><text:span text:style-name="T2">AIM </text:span><text:span text:style-name="T7">:- </text:span></text:p>
      <text:p text:style-name="P112"><text:span text:style-name="T7">1. Create a text file containing the name, height, weight of the students in a class. Perform Quick sort and Merge sort on this data and store the resultant data in two separate files. Also write the time taken by the two sorting methods into the respective files. Eg. Sony Mathew 5.5 60 Arun Sajeev 5.7 58 Rajesh Kumar 6.1 70</text:span></text:p>
      <text:p text:style-name="P112"><text:span text:style-name="T7">2. Write a program to sort a set of numbers using Heap sort and find a particular number from the sorted set using Binary Search.</text:span></text:p>
      <text:p text:style-name="P81"/>
      <text:p text:style-name="P112"><text:span text:style-name="T2">DATA STRUCTURES USED </text:span><text:span text:style-name="T7">:- ARRAY and HEAP are the data structures used.</text:span></text:p>
      <text:p text:style-name="P81"/>
      <text:p text:style-name="P112"><text:span text:style-name="T2">ALGORITHMS</text:span><text:span text:style-name="T7"> :- </text:span></text:p>
      <text:p text:style-name="P17">Algorithm Partition(A, p, r)</text:p>
      <text:p text:style-name="P17">START</text:p>
      <text:list xml:id="list1874543504" text:style-name="WWNum62">
        <text:list-item>
          <text:p text:style-name="P69">x = A[r]</text:p>
        </text:list-item>
        <text:list-item>
          <text:p text:style-name="P69">i = p-1</text:p>
        </text:list-item>
        <text:list-item>
          <text:p text:style-name="P69">for j = p to r</text:p>
        </text:list-item>
        <text:list-item>
          <text:p text:style-name="P69"><text:s/><text:tab/>if (A[j] &lt;= x)</text:p>
        </text:list-item>
        <text:list-item>
          <text:p text:style-name="P69"><text:tab/><text:tab/>i = i+1</text:p>
        </text:list-item>
        <text:list-item>
          <text:p text:style-name="P69"><text:tab/><text:tab/>if (i != j)</text:p>
        </text:list-item>
        <text:list-item>
          <text:p text:style-name="P69"><text:s/><text:tab/><text:tab/><text:tab/>swap A[i] and A[j]</text:p>
        </text:list-item>
        <text:list-item>
          <text:p text:style-name="P69"><text:s/><text:tab/><text:tab/>endif</text:p>
        </text:list-item>
        <text:list-item>
          <text:p text:style-name="P69"><text:tab/>endif</text:p>
        </text:list-item>
        <text:list-item>
          <text:p text:style-name="P69">endfor</text:p>
        </text:list-item>
        <text:list-item>
          <text:p text:style-name="P69">if (r != i+1)</text:p>
        </text:list-item>
        <text:list-item>
          <text:p text:style-name="P69"><text:tab/>swap A[i+1] and A[r]</text:p>
        </text:list-item>
        <text:list-item>
          <text:p text:style-name="P69">endif</text:p>
        </text:list-item>
        <text:list-item>
          <text:p text:style-name="P69">return i+1</text:p>
        </text:list-item>
      </text:list>
      <text:p text:style-name="P17">STOP</text:p>
      <text:p text:style-name="P81"/>
      <text:p text:style-name="P17">Algorithm QuickSort(A, p, r)</text:p>
      <text:p text:style-name="P17">START</text:p>
      <text:list xml:id="list3573764602" text:style-name="WWNum63">
        <text:list-item>
          <text:p text:style-name="P70">if (p &lt; r)</text:p>
        </text:list-item>
        <text:list-item>
          <text:p text:style-name="P70"><text:s/><text:tab/>q = Partition(A, p ,r)</text:p>
        </text:list-item>
        <text:list-item>
          <text:p text:style-name="P70"><text:tab/>QuickSort(A, p, q-1)</text:p>
        </text:list-item>
        <text:list-item>
          <text:p text:style-name="P70"><text:tab/>QuickSort(A, q+1, r)</text:p>
        </text:list-item>
        <text:list-item>
          <text:p text:style-name="P70">endif</text:p>
        </text:list-item>
      </text:list>
      <text:p text:style-name="P17">STOP</text:p>
      <text:p text:style-name="P81"/>
      <text:p text:style-name="P17">Algorithm Merge(A, p, q, r)</text:p>
      <text:p text:style-name="P17">START</text:p>
      <text:list xml:id="list4276297693" text:style-name="WWNum64">
        <text:list-item>
          <text:p text:style-name="P71">n1 = q - p + 1</text:p>
        </text:list-item>
        <text:list-item>
          <text:p text:style-name="P71">n2 = r - q</text:p>
        </text:list-item>
        <text:list-item>
          <text:p text:style-name="P71">Declare L[n1], R[n2]</text:p>
        </text:list-item>
        <text:list-item>
          <text:p text:style-name="P71">for i = 0 till n1</text:p>
        </text:list-item>
        <text:list-item>
          <text:p text:style-name="P71"><text:tab/>L[i] = A[p+i]</text:p>
        </text:list-item>
        <text:list-item>
          <text:p text:style-name="P71"><text:soft-page-break/>endfor</text:p>
        </text:list-item>
        <text:list-item>
          <text:p text:style-name="P71">for j = 0 till n2</text:p>
        </text:list-item>
        <text:list-item>
          <text:p text:style-name="P71"><text:tab/>R[j] = A[q+j+1]</text:p>
        </text:list-item>
        <text:list-item>
          <text:p text:style-name="P71">endfor</text:p>
        </text:list-item>
        <text:list-item>
          <text:p text:style-name="P71">i = 0, j = 0</text:p>
        </text:list-item>
        <text:list-item>
          <text:p text:style-name="P71">for k = p to r</text:p>
        </text:list-item>
        <text:list-item>
          <text:p text:style-name="P71"><text:tab/>if (L[i] &lt;= R[j])</text:p>
        </text:list-item>
        <text:list-item>
          <text:p text:style-name="P71"><text:tab/><text:tab/>A[k] = L[i]</text:p>
        </text:list-item>
        <text:list-item>
          <text:p text:style-name="P71"><text:tab/><text:tab/>i = i+1</text:p>
        </text:list-item>
        <text:list-item>
          <text:p text:style-name="P71"><text:tab/><text:tab/>if (i == n1)</text:p>
        </text:list-item>
        <text:list-item>
          <text:p text:style-name="P71"><text:tab/><text:tab/><text:tab/>k = k+1</text:p>
        </text:list-item>
        <text:list-item>
          <text:p text:style-name="P71"><text:tab/><text:tab/><text:tab/>break</text:p>
        </text:list-item>
        <text:list-item>
          <text:p text:style-name="P71"><text:tab/><text:tab/>endif</text:p>
        </text:list-item>
        <text:list-item>
          <text:p text:style-name="P71"><text:tab/>else</text:p>
        </text:list-item>
        <text:list-item>
          <text:p text:style-name="P71"><text:tab/><text:tab/>A[k] = R[j]</text:p>
        </text:list-item>
        <text:list-item>
          <text:p text:style-name="P71"><text:tab/><text:tab/>j = j+1</text:p>
        </text:list-item>
        <text:list-item>
          <text:p text:style-name="P71"><text:tab/><text:tab/>if (j == n2)</text:p>
        </text:list-item>
        <text:list-item>
          <text:p text:style-name="P71"><text:tab/><text:tab/><text:tab/>k = k+1</text:p>
        </text:list-item>
        <text:list-item>
          <text:p text:style-name="P71"><text:tab/><text:tab/><text:tab/>break</text:p>
        </text:list-item>
        <text:list-item>
          <text:p text:style-name="P71"><text:tab/><text:tab/>endif</text:p>
        </text:list-item>
        <text:list-item>
          <text:p text:style-name="P71"><text:tab/>endif</text:p>
        </text:list-item>
        <text:list-item>
          <text:p text:style-name="P71">endfor</text:p>
        </text:list-item>
        <text:list-item>
          <text:p text:style-name="P71">while (i &lt; n1)</text:p>
        </text:list-item>
        <text:list-item>
          <text:p text:style-name="P71"><text:tab/>A[k] = L[i]</text:p>
        </text:list-item>
        <text:list-item>
          <text:p text:style-name="P71"><text:tab/>i = i+1</text:p>
        </text:list-item>
        <text:list-item>
          <text:p text:style-name="P71"><text:s/><text:tab/>k = k+1</text:p>
        </text:list-item>
        <text:list-item>
          <text:p text:style-name="P71">endwhile</text:p>
        </text:list-item>
        <text:list-item>
          <text:p text:style-name="P71">while (j &lt; n2)</text:p>
        </text:list-item>
        <text:list-item>
          <text:p text:style-name="P71"><text:tab/>A[k] = R[j]</text:p>
        </text:list-item>
        <text:list-item>
          <text:p text:style-name="P71"><text:tab/>j = j+1</text:p>
        </text:list-item>
        <text:list-item>
          <text:p text:style-name="P71"><text:s/><text:tab/>k = k+1</text:p>
        </text:list-item>
        <text:list-item>
          <text:p text:style-name="P71">endwhile</text:p>
        </text:list-item>
      </text:list>
      <text:p text:style-name="P17">STOP</text:p>
      <text:p text:style-name="P81"/>
      <text:p text:style-name="P17">Algorithm MergeSort(A, p, r)</text:p>
      <text:p text:style-name="P17">START</text:p>
      <text:list xml:id="list2610459365" text:style-name="WWNum65">
        <text:list-item>
          <text:p text:style-name="P72">if (p &lt; r)</text:p>
        </text:list-item>
        <text:list-item>
          <text:p text:style-name="P72"><text:tab/>q = floor((p+r)/2)</text:p>
        </text:list-item>
        <text:list-item>
          <text:p text:style-name="P72"><text:tab/>MergeSort(A, p, q)</text:p>
        </text:list-item>
        <text:list-item>
          <text:p text:style-name="P72"><text:tab/>MergeSort(A, q+1, r)</text:p>
        </text:list-item>
        <text:list-item>
          <text:p text:style-name="P72"><text:tab/>Merge(A, p, q, r)</text:p>
        </text:list-item>
        <text:list-item>
          <text:p text:style-name="P72">endif</text:p>
        </text:list-item>
      </text:list>
      <text:p text:style-name="P17">STOP</text:p>
      <text:p text:style-name="P81"/>
      <text:p text:style-name="P17">Algorithm CreateHeap(A, n)</text:p>
      <text:p text:style-name="P17">START</text:p>
      <text:list xml:id="list1136935772" text:style-name="WWNum66">
        <text:list-item>
          <text:p text:style-name="P73">i = 0<text:tab/></text:p>
        </text:list-item>
        <text:list-item>
          <text:p text:style-name="P73">while (i &lt; n)</text:p>
        </text:list-item>
        <text:list-item>
          <text:p text:style-name="P73"><text:tab/>j = i</text:p>
        </text:list-item>
        <text:list-item>
          <text:p text:style-name="P73"><text:tab/>while (j &gt; 0)</text:p>
        </text:list-item>
        <text:list-item>
          <text:p text:style-name="P73"><text:tab/><text:tab/>if (A[j] &gt; A[(j-1)/2])</text:p>
        </text:list-item>
        <text:list-item>
          <text:p text:style-name="P73"><text:tab/><text:tab/><text:tab/><text:tab/>swap A[j] and A[(j-1)/2]</text:p>
        </text:list-item>
        <text:list-item>
          <text:p text:style-name="P73"><text:soft-page-break/><text:tab/><text:tab/><text:tab/><text:tab/>j = (j-1)/2</text:p>
        </text:list-item>
        <text:list-item>
          <text:p text:style-name="P73"><text:tab/><text:tab/>else</text:p>
        </text:list-item>
        <text:list-item>
          <text:p text:style-name="P73"><text:tab/><text:tab/><text:tab/>break</text:p>
        </text:list-item>
        <text:list-item>
          <text:p text:style-name="P73"><text:tab/><text:tab/>endif</text:p>
        </text:list-item>
        <text:list-item>
          <text:p text:style-name="P73"><text:tab/><text:tab/>i = i+1</text:p>
        </text:list-item>
        <text:list-item>
          <text:p text:style-name="P73"><text:tab/>endwhile</text:p>
        </text:list-item>
        <text:list-item>
          <text:p text:style-name="P73">endwhile</text:p>
        </text:list-item>
      </text:list>
      <text:p text:style-name="P17">STOP</text:p>
      <text:p text:style-name="P81"/>
      <text:p text:style-name="P17">Algorithm RemoveMax(A, i)</text:p>
      <text:p text:style-name="P17">START</text:p>
      <text:list xml:id="list906132902" text:style-name="WWNum67">
        <text:list-item>
          <text:p text:style-name="P74">swap A[i] and A[0]</text:p>
        </text:list-item>
      </text:list>
      <text:p text:style-name="P17">STOP</text:p>
      <text:p text:style-name="P81"/>
      <text:p text:style-name="P17">Algorithm RebuildHeap(A, i)</text:p>
      <text:p text:style-name="P17">START</text:p>
      <text:list xml:id="list2371106259" text:style-name="WWNum68">
        <text:list-item>
          <text:p text:style-name="P75">if (i == 0)</text:p>
        </text:list-item>
        <text:list-item>
          <text:p text:style-name="P75"><text:tab/>return</text:p>
        </text:list-item>
        <text:list-item>
          <text:p text:style-name="P75">endif<text:tab/></text:p>
        </text:list-item>
        <text:list-item>
          <text:p text:style-name="P75">j = 0</text:p>
        </text:list-item>
        <text:list-item>
          <text:p text:style-name="P75">while(1)</text:p>
        </text:list-item>
        <text:list-item>
          <text:p text:style-name="P75"><text:tab/>lc = 2 * j + 1</text:p>
        </text:list-item>
        <text:list-item>
          <text:p text:style-name="P75"><text:tab/>rc = 2 * (j + 1)</text:p>
        </text:list-item>
        <text:list-item>
          <text:p text:style-name="P75"><text:tab/>if (rc &lt;= i)</text:p>
        </text:list-item>
        <text:list-item>
          <text:p text:style-name="P75"><text:tab/><text:tab/>if(A[j] &lt;= A[lc] &amp;&amp; A[lc] &gt;= A[rc])</text:p>
        </text:list-item>
        <text:list-item>
          <text:p text:style-name="P75"><text:tab/><text:tab/><text:tab/>swap A[j] and A[lc]</text:p>
        </text:list-item>
        <text:list-item>
          <text:p text:style-name="P75"><text:tab/><text:tab/><text:tab/>j = lc</text:p>
        </text:list-item>
        <text:list-item>
          <text:p text:style-name="P75"><text:tab/><text:tab/>else if (A[j] &lt;= A[rc] &amp;&amp; A[rc] &gt;= A[lc])</text:p>
        </text:list-item>
        <text:list-item>
          <text:p text:style-name="P75"><text:tab/><text:tab/><text:tab/>swap A[j] and A[rc]</text:p>
        </text:list-item>
        <text:list-item>
          <text:p text:style-name="P75"><text:tab/><text:tab/><text:tab/>j = rc</text:p>
        </text:list-item>
        <text:list-item>
          <text:p text:style-name="P75"><text:tab/><text:tab/>else</text:p>
        </text:list-item>
        <text:list-item>
          <text:p text:style-name="P75"><text:tab/><text:tab/><text:tab/>break</text:p>
        </text:list-item>
        <text:list-item>
          <text:p text:style-name="P75"><text:tab/>else if (lc &lt;= i)</text:p>
        </text:list-item>
        <text:list-item>
          <text:p text:style-name="P75"><text:tab/><text:tab/>if (A[j] &lt;= A[lc])</text:p>
        </text:list-item>
        <text:list-item>
          <text:p text:style-name="P75"><text:tab/><text:tab/><text:tab/>swap A[j] and A[lc]</text:p>
        </text:list-item>
        <text:list-item>
          <text:p text:style-name="P75"><text:tab/><text:tab/><text:tab/>break</text:p>
        </text:list-item>
        <text:list-item>
          <text:p text:style-name="P75"><text:tab/><text:tab/>else</text:p>
        </text:list-item>
        <text:list-item>
          <text:p text:style-name="P75"><text:tab/><text:tab/><text:tab/>break</text:p>
        </text:list-item>
        <text:list-item>
          <text:p text:style-name="P75"><text:tab/>else</text:p>
        </text:list-item>
        <text:list-item>
          <text:p text:style-name="P75"><text:tab/><text:tab/>break</text:p>
        </text:list-item>
        <text:list-item>
          <text:p text:style-name="P75"><text:tab/>endif</text:p>
        </text:list-item>
        <text:list-item>
          <text:p text:style-name="P75">endwhile</text:p>
        </text:list-item>
      </text:list>
      <text:p text:style-name="P17">STOP</text:p>
      <text:p text:style-name="P81"/>
      <text:p text:style-name="P17">Algorithm HeapSort(A, n)</text:p>
      <text:p text:style-name="P17">START</text:p>
      <text:list xml:id="list3091133111" text:style-name="WWNum69">
        <text:list-item>
          <text:p text:style-name="P76">CreateHeap(A, n)</text:p>
        </text:list-item>
        <text:list-item>
          <text:p text:style-name="P76">for i = n-1 down till 0</text:p>
        </text:list-item>
        <text:list-item>
          <text:p text:style-name="P76"><text:tab/>RemoveMax(A, i)</text:p>
        </text:list-item>
        <text:list-item>
          <text:p text:style-name="P76"><text:tab/>RebuildHeap(A, i-1)</text:p>
        </text:list-item>
        <text:list-item>
          <text:p text:style-name="P76">endfor</text:p>
        </text:list-item>
      </text:list>
      <text:p text:style-name="P17">STOP</text:p>
      <text:p text:style-name="P81"><text:soft-page-break/></text:p>
      <text:p text:style-name="P17">Algorithm BinarySearch(A, num, l, r)</text:p>
      <text:p text:style-name="P17">START</text:p>
      <text:list xml:id="list600688889" text:style-name="WWNum70">
        <text:list-item>
          <text:p text:style-name="P77">while (l &lt;= r)</text:p>
        </text:list-item>
        <text:list-item>
          <text:p text:style-name="P77"><text:tab/>m = l + (r - l) / 2</text:p>
        </text:list-item>
        <text:list-item>
          <text:p text:style-name="P77"><text:tab/>if (A[m] == num)</text:p>
        </text:list-item>
        <text:list-item>
          <text:p text:style-name="P77"><text:tab/><text:tab/>return m</text:p>
        </text:list-item>
        <text:list-item>
          <text:p text:style-name="P77"><text:tab/>else if (A[m] &lt; num)</text:p>
        </text:list-item>
        <text:list-item>
          <text:p text:style-name="P77"><text:tab/><text:tab/>l = m + 1</text:p>
        </text:list-item>
        <text:list-item>
          <text:p text:style-name="P77"><text:tab/>else</text:p>
        </text:list-item>
        <text:list-item>
          <text:p text:style-name="P77"><text:tab/><text:tab/>r = m - 1</text:p>
        </text:list-item>
        <text:list-item>
          <text:p text:style-name="P77"><text:tab/>endif</text:p>
        </text:list-item>
        <text:list-item>
          <text:p text:style-name="P77">return -1</text:p>
        </text:list-item>
      </text:list>
      <text:p text:style-name="P17">STOP</text:p>
      <text:p text:style-name="P115"/>
      <text:p text:style-name="P112"><text:span text:style-name="T2">PROGRAM CODE</text:span><text:span text:style-name="T7"> :- </text:span></text:p>
      <text:p text:style-name="P17"><text:span text:style-name="T17">1.)</text:span></text:p>
      <text:p text:style-name="P17"><text:span text:style-name="T16">#include&lt;stdio.h&gt;</text:span></text:p>
      <text:p text:style-name="P17"><text:span text:style-name="T16">#include&lt;stdlib.h&gt;</text:span></text:p>
      <text:p text:style-name="P17"><text:span text:style-name="T16">#include&lt;string.h&gt;</text:span></text:p>
      <text:p text:style-name="P17"><text:span text:style-name="T16">#include&lt;time.h&gt;</text:span></text:p>
      <text:p text:style-name="P17"><text:span text:style-name="T16">#include&lt;math.h&gt;</text:span></text:p>
      <text:p text:style-name="P85"/>
      <text:p text:style-name="P17"><text:span text:style-name="T16">struct student</text:span></text:p>
      <text:p text:style-name="P17"><text:span text:style-name="T16">{</text:span></text:p>
      <text:p text:style-name="P17"><text:span text:style-name="T16"><text:tab/>char name[20];</text:span></text:p>
      <text:p text:style-name="P17"><text:span text:style-name="T16"><text:tab/>float height;</text:span></text:p>
      <text:p text:style-name="P17"><text:span text:style-name="T16"><text:tab/>float weight;</text:span></text:p>
      <text:p text:style-name="P17"><text:span text:style-name="T16">};</text:span></text:p>
      <text:p text:style-name="P85"/>
      <text:p text:style-name="P17"><text:span text:style-name="T16">int partition(struct student* st, int p, int r)</text:span></text:p>
      <text:p text:style-name="P17"><text:span text:style-name="T16">{</text:span></text:p>
      <text:p text:style-name="P17"><text:span text:style-name="T16"><text:tab/>struct student temp;</text:span></text:p>
      <text:p text:style-name="P17"><text:span text:style-name="T16"><text:tab/>float x = st[r].height;</text:span></text:p>
      <text:p text:style-name="P17"><text:span text:style-name="T16"><text:tab/>int i = p-1;</text:span></text:p>
      <text:p text:style-name="P17"><text:span text:style-name="T16"><text:tab/>for(int j = p; j &lt; r; j++)</text:span></text:p>
      <text:p text:style-name="P17"><text:span text:style-name="T16"><text:tab/><text:tab/>if(st[j].height &lt;= x)</text:span></text:p>
      <text:p text:style-name="P17"><text:span text:style-name="T16"><text:tab/><text:tab/>{</text:span></text:p>
      <text:p text:style-name="P17"><text:span text:style-name="T16"><text:tab/><text:tab/><text:tab/>i++;</text:span></text:p>
      <text:p text:style-name="P17"><text:span text:style-name="T16"><text:tab/><text:tab/><text:tab/>if(i != j)</text:span></text:p>
      <text:p text:style-name="P17"><text:span text:style-name="T16"><text:tab/><text:tab/><text:tab/>{</text:span></text:p>
      <text:p text:style-name="P17"><text:span text:style-name="T16"><text:tab/><text:tab/><text:tab/><text:tab/>temp = st[i];</text:span></text:p>
      <text:p text:style-name="P17"><text:span text:style-name="T16"><text:tab/><text:tab/><text:tab/><text:tab/>st[i] = st[j];</text:span></text:p>
      <text:p text:style-name="P17"><text:span text:style-name="T16"><text:tab/><text:tab/><text:tab/><text:tab/>st[j] = temp;</text:span></text:p>
      <text:p text:style-name="P17"><text:span text:style-name="T16"><text:tab/><text:tab/><text:tab/>}</text:span></text:p>
      <text:p text:style-name="P17"><text:span text:style-name="T16"><text:tab/><text:tab/>}</text:span></text:p>
      <text:p text:style-name="P17"><text:span text:style-name="T16"><text:tab/>if(r != i+1)</text:span></text:p>
      <text:p text:style-name="P17"><text:span text:style-name="T16"><text:tab/>{</text:span></text:p>
      <text:p text:style-name="P17"><text:span text:style-name="T16"><text:tab/><text:tab/>temp = st[i+1];</text:span></text:p>
      <text:p text:style-name="P17"><text:span text:style-name="T16"><text:tab/><text:tab/>st[i+1] = st[r];</text:span></text:p>
      <text:p text:style-name="P17"><text:span text:style-name="T16"><text:tab/><text:tab/>st[r] = temp;</text:span></text:p>
      <text:p text:style-name="P17"><text:span text:style-name="T16"><text:tab/>}</text:span></text:p>
      <text:p text:style-name="P17"><text:soft-page-break/><text:span text:style-name="T16"><text:tab/>return i+1;</text:span></text:p>
      <text:p text:style-name="P17"><text:span text:style-name="T16">}</text:span></text:p>
      <text:p text:style-name="P85"/>
      <text:p text:style-name="P17"><text:span text:style-name="T16">void quicksort(struct student* st, int p, int r)</text:span></text:p>
      <text:p text:style-name="P17"><text:span text:style-name="T16">{</text:span></text:p>
      <text:p text:style-name="P17"><text:span text:style-name="T16"><text:tab/>if(p &lt; r)</text:span></text:p>
      <text:p text:style-name="P17"><text:span text:style-name="T16"><text:tab/>{</text:span></text:p>
      <text:p text:style-name="P17"><text:span text:style-name="T16"><text:tab/><text:tab/>int q = partition(st, p ,r);</text:span></text:p>
      <text:p text:style-name="P17"><text:span text:style-name="T16"><text:tab/><text:tab/>quicksort(st, p, q-1);</text:span></text:p>
      <text:p text:style-name="P17"><text:span text:style-name="T16"><text:tab/><text:tab/>quicksort(st, q+1, r);</text:span></text:p>
      <text:p text:style-name="P17"><text:span text:style-name="T16"><text:tab/>}</text:span></text:p>
      <text:p text:style-name="P17"><text:span text:style-name="T16">}</text:span></text:p>
      <text:p text:style-name="P85"/>
      <text:p text:style-name="P17"><text:span text:style-name="T16">void merge(struct student* st1, int p, int q, int r)</text:span></text:p>
      <text:p text:style-name="P17"><text:span text:style-name="T16">{</text:span></text:p>
      <text:p text:style-name="P17"><text:span text:style-name="T16"><text:tab/>int n1 = q - p + 1;</text:span></text:p>
      <text:p text:style-name="P17"><text:span text:style-name="T16"><text:tab/>int n2 = r - q;</text:span></text:p>
      <text:p text:style-name="P17"><text:span text:style-name="T16"><text:tab/></text:span></text:p>
      <text:p text:style-name="P17"><text:span text:style-name="T16"><text:tab/>struct student L[n1], R[n2];</text:span></text:p>
      <text:p text:style-name="P17"><text:span text:style-name="T16"><text:tab/></text:span></text:p>
      <text:p text:style-name="P17"><text:span text:style-name="T16"><text:tab/>for(int i = 0; i &lt; n1; i++)</text:span></text:p>
      <text:p text:style-name="P17"><text:span text:style-name="T16"><text:tab/><text:tab/>L[i] = st1[p+i];</text:span></text:p>
      <text:p text:style-name="P17"><text:span text:style-name="T16"><text:tab/>for(int j = 0; j &lt; n2; j++)</text:span></text:p>
      <text:p text:style-name="P17"><text:span text:style-name="T16"><text:tab/><text:tab/>R[j] = st1[q+j+1];</text:span></text:p>
      <text:p text:style-name="P17"><text:span text:style-name="T16"><text:tab/></text:span></text:p>
      <text:p text:style-name="P17"><text:span text:style-name="T16"><text:tab/>int i = 0, j = 0;</text:span></text:p>
      <text:p text:style-name="P17"><text:span text:style-name="T16"><text:tab/>int k;</text:span></text:p>
      <text:p text:style-name="P17"><text:span text:style-name="T16"><text:tab/></text:span></text:p>
      <text:p text:style-name="P17"><text:span text:style-name="T16"><text:tab/>for(k = p; k &lt;= r; k++)</text:span></text:p>
      <text:p text:style-name="P17"><text:span text:style-name="T16"><text:tab/>{</text:span></text:p>
      <text:p text:style-name="P17"><text:span text:style-name="T16"><text:tab/><text:tab/>if(L[i].height &lt;= R[j].height)</text:span></text:p>
      <text:p text:style-name="P17"><text:span text:style-name="T16"><text:tab/><text:tab/>{</text:span></text:p>
      <text:p text:style-name="P17"><text:span text:style-name="T16"><text:tab/><text:tab/><text:tab/>st1[k] = L[i];</text:span></text:p>
      <text:p text:style-name="P17"><text:span text:style-name="T16"><text:tab/><text:tab/><text:tab/>i++;</text:span></text:p>
      <text:p text:style-name="P17"><text:span text:style-name="T16"><text:tab/><text:tab/><text:tab/>if(i == n1)</text:span></text:p>
      <text:p text:style-name="P17"><text:span text:style-name="T16"><text:tab/><text:tab/><text:tab/>{</text:span></text:p>
      <text:p text:style-name="P17"><text:span text:style-name="T16"><text:tab/><text:tab/><text:tab/><text:tab/>k++;</text:span></text:p>
      <text:p text:style-name="P17"><text:span text:style-name="T16"><text:tab/><text:tab/><text:tab/><text:tab/>break;</text:span></text:p>
      <text:p text:style-name="P17"><text:span text:style-name="T16"><text:tab/><text:tab/><text:tab/>}</text:span></text:p>
      <text:p text:style-name="P17"><text:span text:style-name="T16"><text:tab/><text:tab/>}</text:span></text:p>
      <text:p text:style-name="P17"><text:span text:style-name="T16"><text:tab/><text:tab/>else</text:span></text:p>
      <text:p text:style-name="P17"><text:span text:style-name="T16"><text:tab/><text:tab/>{</text:span></text:p>
      <text:p text:style-name="P17"><text:span text:style-name="T16"><text:tab/><text:tab/><text:tab/>st1[k] = R[j];</text:span></text:p>
      <text:p text:style-name="P17"><text:span text:style-name="T16"><text:tab/><text:tab/><text:tab/>j++;</text:span></text:p>
      <text:p text:style-name="P17"><text:span text:style-name="T16"><text:tab/><text:tab/><text:tab/>if(j == n2)</text:span></text:p>
      <text:p text:style-name="P17"><text:span text:style-name="T16"><text:tab/><text:tab/><text:tab/>{</text:span></text:p>
      <text:p text:style-name="P17"><text:span text:style-name="T16"><text:tab/><text:tab/><text:tab/><text:tab/>k++;</text:span></text:p>
      <text:p text:style-name="P17"><text:span text:style-name="T16"><text:tab/><text:tab/><text:tab/><text:tab/>break;</text:span></text:p>
      <text:p text:style-name="P17"><text:span text:style-name="T16"><text:tab/><text:tab/><text:tab/>}</text:span></text:p>
      <text:p text:style-name="P17"><text:span text:style-name="T16"><text:tab/><text:tab/>}</text:span></text:p>
      <text:p text:style-name="P17"><text:span text:style-name="T16"><text:tab/>}</text:span></text:p>
      <text:p text:style-name="P17"><text:span text:style-name="T16"><text:tab/>while(i &lt; n1)</text:span></text:p>
      <text:p text:style-name="P17"><text:span text:style-name="T16"><text:tab/>{</text:span></text:p>
      <text:p text:style-name="P17"><text:span text:style-name="T16"><text:tab/><text:tab/>st1[k] = L[i];</text:span></text:p>
      <text:p text:style-name="P17"><text:soft-page-break/><text:span text:style-name="T16"><text:tab/><text:tab/>i++;</text:span></text:p>
      <text:p text:style-name="P17"><text:span text:style-name="T16"><text:tab/><text:tab/>k++;</text:span></text:p>
      <text:p text:style-name="P17"><text:span text:style-name="T16"><text:tab/>}</text:span></text:p>
      <text:p text:style-name="P17"><text:span text:style-name="T16"><text:tab/>while(j &lt; n2)</text:span></text:p>
      <text:p text:style-name="P17"><text:span text:style-name="T16"><text:tab/>{</text:span></text:p>
      <text:p text:style-name="P17"><text:span text:style-name="T16"><text:tab/><text:tab/>st1[k] = R[j];</text:span></text:p>
      <text:p text:style-name="P17"><text:span text:style-name="T16"><text:tab/><text:tab/>j++;</text:span></text:p>
      <text:p text:style-name="P17"><text:span text:style-name="T16"><text:tab/><text:tab/>k++;</text:span></text:p>
      <text:p text:style-name="P17"><text:span text:style-name="T16"><text:tab/>}</text:span></text:p>
      <text:p text:style-name="P17"><text:span text:style-name="T16">}</text:span></text:p>
      <text:p text:style-name="P85"/>
      <text:p text:style-name="P17"><text:span text:style-name="T16">void mergesort(struct student* st1, int p, int r)</text:span></text:p>
      <text:p text:style-name="P17"><text:span text:style-name="T16">{</text:span></text:p>
      <text:p text:style-name="P17"><text:span text:style-name="T16"><text:tab/>if(p &lt; r)</text:span></text:p>
      <text:p text:style-name="P17"><text:span text:style-name="T16"><text:tab/>{</text:span></text:p>
      <text:p text:style-name="P17"><text:span text:style-name="T16"><text:tab/><text:tab/>int q = floor((p+r)/2);</text:span></text:p>
      <text:p text:style-name="P17"><text:span text:style-name="T16"><text:tab/><text:tab/>mergesort(st1, p, q);</text:span></text:p>
      <text:p text:style-name="P17"><text:span text:style-name="T16"><text:tab/><text:tab/>mergesort(st1, q+1, r);</text:span></text:p>
      <text:p text:style-name="P17"><text:span text:style-name="T16"><text:tab/><text:tab/>merge(st1, p, q, r);</text:span></text:p>
      <text:p text:style-name="P17"><text:span text:style-name="T16"><text:tab/>}</text:span></text:p>
      <text:p text:style-name="P17"><text:span text:style-name="T16">}</text:span></text:p>
      <text:p text:style-name="P85"/>
      <text:p text:style-name="P17"><text:span text:style-name="T16">void main()</text:span></text:p>
      <text:p text:style-name="P17"><text:span text:style-name="T16">{</text:span></text:p>
      <text:p text:style-name="P17"><text:span text:style-name="T16"><text:tab/>int n;</text:span></text:p>
      <text:p text:style-name="P17"><text:span text:style-name="T16"><text:tab/>char c;</text:span></text:p>
      <text:p text:style-name="P17"><text:span text:style-name="T16"><text:tab/></text:span></text:p>
      <text:p text:style-name="P17"><text:span text:style-name="T16"><text:tab/>printf("Enter the number of students\n");</text:span></text:p>
      <text:p text:style-name="P17"><text:span text:style-name="T16"><text:tab/>scanf("%d", &amp;n);</text:span></text:p>
      <text:p text:style-name="P17"><text:span text:style-name="T16"><text:tab/></text:span></text:p>
      <text:p text:style-name="P17"><text:span text:style-name="T16"><text:tab/>FILE *fp = fopen("Student details.txt", "w");</text:span></text:p>
      <text:p text:style-name="P17"><text:span text:style-name="T16"><text:tab/>FILE *fpq = fopen("Quick student details.txt", "w");</text:span></text:p>
      <text:p text:style-name="P17"><text:span text:style-name="T16"><text:tab/>FILE *fpm = fopen("Merge student details.txt", "w");</text:span></text:p>
      <text:p text:style-name="P17"><text:span text:style-name="T16"><text:tab/></text:span></text:p>
      <text:p text:style-name="P17"><text:span text:style-name="T16"><text:tab/>fprintf(fp, "NAME\t\tHEIGHT\tWEIGHT\n");</text:span></text:p>
      <text:p text:style-name="P17"><text:span text:style-name="T16"><text:tab/>fprintf(fpq, "NAME\t\tHEIGHT\tWEIGHT\n");</text:span></text:p>
      <text:p text:style-name="P17"><text:span text:style-name="T16"><text:tab/>fprintf(fpm, "NAME\t\tHEIGHT\tWEIGHT\n");</text:span></text:p>
      <text:p text:style-name="P17"><text:span text:style-name="T16"><text:tab/></text:span></text:p>
      <text:p text:style-name="P17"><text:span text:style-name="T16"><text:tab/>struct student* st = malloc(n * sizeof(struct student));</text:span></text:p>
      <text:p text:style-name="P17"><text:span text:style-name="T16"><text:tab/></text:span></text:p>
      <text:p text:style-name="P17"><text:span text:style-name="T16"><text:tab/>for(int i=0; i&lt;n; i++)</text:span></text:p>
      <text:p text:style-name="P17"><text:span text:style-name="T16"><text:tab/>{</text:span></text:p>
      <text:p text:style-name="P17"><text:span text:style-name="T16"><text:tab/><text:tab/>printf("\nEnter the student details\n");</text:span></text:p>
      <text:p text:style-name="P17"><text:span text:style-name="T16"><text:tab/><text:tab/>printf("Name = ");</text:span></text:p>
      <text:p text:style-name="P17"><text:span text:style-name="T16"><text:tab/><text:tab/>scanf("%c", &amp;c);</text:span></text:p>
      <text:p text:style-name="P17"><text:span text:style-name="T16"><text:tab/><text:tab/>fgets(st[i].name, 20, stdin);</text:span></text:p>
      <text:p text:style-name="P17"><text:span text:style-name="T16"><text:tab/><text:tab/>st[i].name[strlen(st[i].name) - 1] = '\0'; </text:span></text:p>
      <text:p text:style-name="P17"><text:span text:style-name="T16"><text:tab/><text:tab/>printf("Height = ");</text:span></text:p>
      <text:p text:style-name="P17"><text:span text:style-name="T16"><text:tab/><text:tab/>scanf("%f", &amp;st[i].height);</text:span></text:p>
      <text:p text:style-name="P17"><text:span text:style-name="T16"><text:tab/><text:tab/>printf("Weight = ");</text:span></text:p>
      <text:p text:style-name="P17"><text:span text:style-name="T16"><text:tab/><text:tab/>scanf("%f", &amp;st[i].weight);</text:span></text:p>
      <text:p text:style-name="P17"><text:span text:style-name="T16"><text:tab/>}</text:span></text:p>
      <text:p text:style-name="P17"><text:span text:style-name="T16"><text:tab/></text:span></text:p>
      <text:p text:style-name="P17"><text:span text:style-name="T16"><text:tab/>printf("\nWriting to file...\n");</text:span></text:p>
      <text:p text:style-name="P17"><text:soft-page-break/><text:span text:style-name="T16"><text:tab/>for(int i = 0; i &lt; n; i++)</text:span></text:p>
      <text:p text:style-name="P17"><text:span text:style-name="T16"><text:tab/><text:tab/>fprintf(fp, "%s\t\t%.2f\t%.2f\n", st[i].name, st[i].height, st[i].weight);</text:span></text:p>
      <text:p text:style-name="P17"><text:span text:style-name="T16"><text:tab/></text:span></text:p>
      <text:p text:style-name="P17"><text:span text:style-name="T16"><text:tab/>printf("\nPerforming quick sort...\n");</text:span></text:p>
      <text:p text:style-name="P17"><text:span text:style-name="T16"><text:tab/>clock_t t = clock();</text:span></text:p>
      <text:p text:style-name="P17"><text:span text:style-name="T16"><text:tab/>quicksort(st, 0, n-1);</text:span></text:p>
      <text:p text:style-name="P17"><text:span text:style-name="T16"><text:tab/>t = clock() - t;</text:span></text:p>
      <text:p text:style-name="P17"><text:span text:style-name="T16"><text:tab/></text:span></text:p>
      <text:p text:style-name="P17"><text:span text:style-name="T16"><text:tab/>for(int i = 0; i &lt; n; i++)</text:span></text:p>
      <text:p text:style-name="P17"><text:span text:style-name="T16"><text:tab/><text:tab/>fprintf(fpq, "%s\t\t%.2f\t%.2f\n", st[i].name, st[i].height, st[i].weight);</text:span></text:p>
      <text:p text:style-name="P17"><text:span text:style-name="T16"><text:tab/>fprintf(fpq, "\nTime taken = %lf", (double) t / CLOCKS_PER_SEC);</text:span></text:p>
      <text:p text:style-name="P17"><text:span text:style-name="T16"><text:tab/></text:span></text:p>
      <text:p text:style-name="P17"><text:span text:style-name="T16"><text:tab/>for(int i = 0; i &lt; n; i++)</text:span></text:p>
      <text:p text:style-name="P17"><text:span text:style-name="T16"><text:tab/><text:tab/>fscanf(fp, "%s\t\t%f\t%f\n", st[i].name, &amp;st[i].height, &amp;st[i].weight);</text:span></text:p>
      <text:p text:style-name="P17"><text:span text:style-name="T16"><text:tab/></text:span></text:p>
      <text:p text:style-name="P17"><text:span text:style-name="T16"><text:tab/>printf("\nPerforming merge sort...\n");</text:span></text:p>
      <text:p text:style-name="P17"><text:span text:style-name="T16"><text:tab/>t = clock();</text:span></text:p>
      <text:p text:style-name="P17"><text:span text:style-name="T16"><text:tab/>mergesort(st, 0, n-1);</text:span></text:p>
      <text:p text:style-name="P17"><text:span text:style-name="T16"><text:tab/>t = clock() - t;</text:span></text:p>
      <text:p text:style-name="P17"><text:span text:style-name="T16"><text:tab/></text:span></text:p>
      <text:p text:style-name="P17"><text:span text:style-name="T16"><text:tab/>for(int i = 0; i &lt; n; i++)</text:span></text:p>
      <text:p text:style-name="P17"><text:span text:style-name="T16"><text:tab/><text:tab/>fprintf(fpm, "%s\t\t%.2f\t%.2f\n", st[i].name, st[i].height, st[i].weight);</text:span></text:p>
      <text:p text:style-name="P17"><text:span text:style-name="T16"><text:tab/>fprintf(fpm, "\nTime taken = %lf", (double) t / CLOCKS_PER_SEC);</text:span></text:p>
      <text:p text:style-name="P17"><text:span text:style-name="T16"><text:tab/>printf("\nWrite successful.\n\n");</text:span></text:p>
      <text:p text:style-name="P17"><text:span text:style-name="T16">}</text:span></text:p>
      <text:p text:style-name="P85"/>
      <text:p text:style-name="P85"/>
      <text:p text:style-name="P17"><text:span text:style-name="T17">2.)</text:span></text:p>
      <text:p text:style-name="P17"><text:span text:style-name="T16">#include&lt;stdio.h&gt;</text:span></text:p>
      <text:p text:style-name="P17"><text:span text:style-name="T16">#include&lt;stdlib.h&gt;</text:span></text:p>
      <text:p text:style-name="P85"/>
      <text:p text:style-name="P17"><text:span text:style-name="T16">void createheap(int* arr, int n)</text:span></text:p>
      <text:p text:style-name="P17"><text:span text:style-name="T16">{</text:span></text:p>
      <text:p text:style-name="P17"><text:span text:style-name="T16"><text:tab/>int i = 0, temp, j;</text:span></text:p>
      <text:p text:style-name="P17"><text:span text:style-name="T16"><text:tab/></text:span></text:p>
      <text:p text:style-name="P17"><text:span text:style-name="T16"><text:tab/>while(i &lt; n)</text:span></text:p>
      <text:p text:style-name="P17"><text:span text:style-name="T16"><text:tab/>{</text:span></text:p>
      <text:p text:style-name="P17"><text:span text:style-name="T16"><text:tab/><text:tab/>j = i;</text:span></text:p>
      <text:p text:style-name="P17"><text:span text:style-name="T16"><text:tab/><text:tab/></text:span></text:p>
      <text:p text:style-name="P17"><text:span text:style-name="T16"><text:tab/><text:tab/>while(j &gt; 0)</text:span></text:p>
      <text:p text:style-name="P17"><text:span text:style-name="T16"><text:tab/><text:tab/>{</text:span></text:p>
      <text:p text:style-name="P17"><text:span text:style-name="T16"><text:tab/><text:tab/><text:tab/>if(arr[j] &gt; arr[(j-1)/2])</text:span></text:p>
      <text:p text:style-name="P17"><text:span text:style-name="T16"><text:tab/><text:tab/><text:tab/>{</text:span></text:p>
      <text:p text:style-name="P17"><text:span text:style-name="T16"><text:tab/><text:tab/><text:tab/><text:tab/>temp = arr[j];</text:span></text:p>
      <text:p text:style-name="P17"><text:span text:style-name="T16"><text:tab/><text:tab/><text:tab/><text:tab/>arr[j] = arr[(j-1)/2];</text:span></text:p>
      <text:p text:style-name="P17"><text:span text:style-name="T16"><text:tab/><text:tab/><text:tab/><text:tab/>arr[(j-1)/2] = temp;</text:span></text:p>
      <text:p text:style-name="P17"><text:span text:style-name="T16"><text:tab/><text:tab/><text:tab/><text:tab/>j = (j-1)/2;</text:span></text:p>
      <text:p text:style-name="P17"><text:span text:style-name="T16"><text:tab/><text:tab/><text:tab/>}</text:span></text:p>
      <text:p text:style-name="P17"><text:span text:style-name="T16"><text:tab/><text:tab/><text:tab/>else</text:span></text:p>
      <text:p text:style-name="P17"><text:span text:style-name="T16"><text:tab/><text:tab/><text:tab/><text:tab/>break;</text:span></text:p>
      <text:p text:style-name="P17"><text:span text:style-name="T16"><text:tab/><text:tab/>}</text:span></text:p>
      <text:p text:style-name="P17"><text:span text:style-name="T16"><text:tab/><text:tab/>i++;</text:span></text:p>
      <text:p text:style-name="P17"><text:span text:style-name="T16"><text:tab/>}</text:span></text:p>
      <text:p text:style-name="P17"><text:span text:style-name="T16">}</text:span></text:p>
      <text:p text:style-name="P85"><text:soft-page-break/></text:p>
      <text:p text:style-name="P17"><text:span text:style-name="T16">void removemax(int* arr, int i)</text:span></text:p>
      <text:p text:style-name="P17"><text:span text:style-name="T16">{</text:span></text:p>
      <text:p text:style-name="P17"><text:span text:style-name="T16"><text:tab/>int temp = arr[i];</text:span></text:p>
      <text:p text:style-name="P17"><text:span text:style-name="T16"><text:tab/>arr[i] = arr[0];</text:span></text:p>
      <text:p text:style-name="P17"><text:span text:style-name="T16"><text:tab/>arr[0] = temp;</text:span></text:p>
      <text:p text:style-name="P17"><text:span text:style-name="T16">}</text:span></text:p>
      <text:p text:style-name="P85"/>
      <text:p text:style-name="P17"><text:span text:style-name="T16">void rebuildheap(int* arr, int i)</text:span></text:p>
      <text:p text:style-name="P17"><text:span text:style-name="T16">{</text:span></text:p>
      <text:p text:style-name="P17"><text:span text:style-name="T16"><text:tab/>if(i == 0)</text:span></text:p>
      <text:p text:style-name="P17"><text:span text:style-name="T16"><text:tab/><text:tab/>return;</text:span></text:p>
      <text:p text:style-name="P17"><text:span text:style-name="T16"><text:tab/></text:span></text:p>
      <text:p text:style-name="P17"><text:span text:style-name="T16"><text:tab/>int j = 0, temp, lc, rc;</text:span></text:p>
      <text:p text:style-name="P17"><text:span text:style-name="T16"><text:tab/></text:span></text:p>
      <text:p text:style-name="P17"><text:span text:style-name="T16"><text:tab/>while(1)</text:span></text:p>
      <text:p text:style-name="P17"><text:span text:style-name="T16"><text:tab/>{</text:span></text:p>
      <text:p text:style-name="P17"><text:span text:style-name="T16"><text:tab/><text:tab/>lc = 2 * j + 1;</text:span></text:p>
      <text:p text:style-name="P17"><text:span text:style-name="T16"><text:tab/><text:tab/>rc = 2 * (j + 1);</text:span></text:p>
      <text:p text:style-name="P17"><text:span text:style-name="T16"><text:tab/><text:tab/></text:span></text:p>
      <text:p text:style-name="P17"><text:span text:style-name="T16"><text:tab/><text:tab/>if(rc &lt;= i)</text:span></text:p>
      <text:p text:style-name="P17"><text:span text:style-name="T16"><text:tab/><text:tab/>{</text:span></text:p>
      <text:p text:style-name="P17"><text:span text:style-name="T16"><text:tab/><text:tab/><text:tab/>if(arr[j] &lt;= arr[lc] &amp;&amp; arr[lc] &gt;= arr[rc])</text:span></text:p>
      <text:p text:style-name="P17"><text:span text:style-name="T16"><text:tab/><text:tab/><text:tab/>{</text:span></text:p>
      <text:p text:style-name="P17"><text:span text:style-name="T16"><text:tab/><text:tab/><text:tab/><text:tab/>temp = arr[j];</text:span></text:p>
      <text:p text:style-name="P17"><text:span text:style-name="T16"><text:tab/><text:tab/><text:tab/><text:tab/>arr[j] = arr[lc];</text:span></text:p>
      <text:p text:style-name="P17"><text:span text:style-name="T16"><text:tab/><text:tab/><text:tab/><text:tab/>arr[lc] = temp;</text:span></text:p>
      <text:p text:style-name="P17"><text:span text:style-name="T16"><text:tab/><text:tab/><text:tab/><text:tab/>j = lc;</text:span></text:p>
      <text:p text:style-name="P17"><text:span text:style-name="T16"><text:tab/><text:tab/><text:tab/>}</text:span></text:p>
      <text:p text:style-name="P17"><text:span text:style-name="T16"><text:tab/><text:tab/><text:tab/>else if(arr[j] &lt;= arr[rc] &amp;&amp; arr[rc] &gt;= arr[lc])</text:span></text:p>
      <text:p text:style-name="P17"><text:span text:style-name="T16"><text:tab/><text:tab/><text:tab/>{</text:span></text:p>
      <text:p text:style-name="P17"><text:span text:style-name="T16"><text:tab/><text:tab/><text:tab/><text:tab/>temp = arr[j];</text:span></text:p>
      <text:p text:style-name="P17"><text:span text:style-name="T16"><text:tab/><text:tab/><text:tab/><text:tab/>arr[j] = arr[rc];</text:span></text:p>
      <text:p text:style-name="P17"><text:span text:style-name="T16"><text:tab/><text:tab/><text:tab/><text:tab/>arr[rc] = temp;</text:span></text:p>
      <text:p text:style-name="P17"><text:span text:style-name="T16"><text:tab/><text:tab/><text:tab/><text:tab/>j = rc;</text:span></text:p>
      <text:p text:style-name="P17"><text:span text:style-name="T16"><text:tab/><text:tab/><text:tab/>}</text:span></text:p>
      <text:p text:style-name="P17"><text:span text:style-name="T16"><text:tab/><text:tab/><text:tab/>else</text:span></text:p>
      <text:p text:style-name="P17"><text:span text:style-name="T16"><text:tab/><text:tab/><text:tab/><text:tab/>break;</text:span></text:p>
      <text:p text:style-name="P17"><text:span text:style-name="T16"><text:tab/><text:tab/>}</text:span></text:p>
      <text:p text:style-name="P17"><text:span text:style-name="T16"><text:tab/><text:tab/>else if(lc &lt;= i)</text:span></text:p>
      <text:p text:style-name="P17"><text:span text:style-name="T16"><text:tab/><text:tab/>{</text:span></text:p>
      <text:p text:style-name="P17"><text:span text:style-name="T16"><text:tab/><text:tab/><text:tab/>if(arr[j] &lt;= arr[lc])</text:span></text:p>
      <text:p text:style-name="P17"><text:span text:style-name="T16"><text:tab/><text:tab/><text:tab/>{</text:span></text:p>
      <text:p text:style-name="P17"><text:span text:style-name="T16"><text:tab/><text:tab/><text:tab/><text:tab/>temp = arr[j];</text:span></text:p>
      <text:p text:style-name="P17"><text:span text:style-name="T16"><text:tab/><text:tab/><text:tab/><text:tab/>arr[j] = arr[lc];</text:span></text:p>
      <text:p text:style-name="P17"><text:span text:style-name="T16"><text:tab/><text:tab/><text:tab/><text:tab/>arr[lc] = temp;</text:span></text:p>
      <text:p text:style-name="P17"><text:span text:style-name="T16"><text:tab/><text:tab/><text:tab/><text:tab/>break;</text:span></text:p>
      <text:p text:style-name="P17"><text:span text:style-name="T16"><text:tab/><text:tab/><text:tab/>}</text:span></text:p>
      <text:p text:style-name="P17"><text:span text:style-name="T16"><text:tab/><text:tab/><text:tab/>else</text:span></text:p>
      <text:p text:style-name="P17"><text:span text:style-name="T16"><text:tab/><text:tab/><text:tab/><text:tab/>break;</text:span></text:p>
      <text:p text:style-name="P17"><text:span text:style-name="T16"><text:tab/><text:tab/>}</text:span></text:p>
      <text:p text:style-name="P17"><text:span text:style-name="T16"><text:tab/><text:tab/>else</text:span></text:p>
      <text:p text:style-name="P17"><text:span text:style-name="T16"><text:tab/><text:tab/><text:tab/>break;</text:span></text:p>
      <text:p text:style-name="P17"><text:span text:style-name="T16"><text:tab/>}</text:span></text:p>
      <text:p text:style-name="P17"><text:soft-page-break/><text:span text:style-name="T16">}</text:span></text:p>
      <text:p text:style-name="P85"/>
      <text:p text:style-name="P17"><text:span text:style-name="T16">void heapsort(int* arr, int n)</text:span></text:p>
      <text:p text:style-name="P17"><text:span text:style-name="T16">{</text:span></text:p>
      <text:p text:style-name="P17"><text:span text:style-name="T16"><text:tab/>createheap(arr, n);</text:span></text:p>
      <text:p text:style-name="P17"><text:span text:style-name="T16"><text:tab/>for(int i = n-1; i &gt; 0; i--)</text:span></text:p>
      <text:p text:style-name="P17"><text:span text:style-name="T16"><text:tab/>{</text:span></text:p>
      <text:p text:style-name="P17"><text:span text:style-name="T16"><text:tab/><text:tab/>removemax(arr, i);</text:span></text:p>
      <text:p text:style-name="P17"><text:span text:style-name="T16"><text:tab/><text:tab/>rebuildheap(arr, i-1);</text:span></text:p>
      <text:p text:style-name="P17"><text:span text:style-name="T16"><text:tab/>}</text:span></text:p>
      <text:p text:style-name="P17"><text:span text:style-name="T16">}</text:span></text:p>
      <text:p text:style-name="P85"/>
      <text:p text:style-name="P17"><text:span text:style-name="T16">int binarysearch(int* arr, int num, int l, int r)</text:span></text:p>
      <text:p text:style-name="P17"><text:span text:style-name="T16">{</text:span></text:p>
      <text:p text:style-name="P17"><text:span text:style-name="T16"><text:tab/>while(l &lt;= r)</text:span></text:p>
      <text:p text:style-name="P17"><text:span text:style-name="T16"><text:tab/>{</text:span></text:p>
      <text:p text:style-name="P17"><text:span text:style-name="T16"><text:tab/><text:tab/>int m = l + (r - l) / 2;<text:tab/>//For small size, (l + r) / 2</text:span></text:p>
      <text:p text:style-name="P17"><text:span text:style-name="T16"><text:tab/><text:tab/></text:span></text:p>
      <text:p text:style-name="P17"><text:span text:style-name="T16"><text:tab/><text:tab/>if(arr[m] == num)</text:span></text:p>
      <text:p text:style-name="P17"><text:span text:style-name="T16"><text:tab/><text:tab/><text:tab/>return m;</text:span></text:p>
      <text:p text:style-name="P17"><text:span text:style-name="T16"><text:tab/><text:tab/>else if(arr[m] &lt; num)</text:span></text:p>
      <text:p text:style-name="P17"><text:span text:style-name="T16"><text:tab/><text:tab/><text:tab/>l = m + 1;</text:span></text:p>
      <text:p text:style-name="P17"><text:span text:style-name="T16"><text:tab/><text:tab/>else</text:span></text:p>
      <text:p text:style-name="P17"><text:span text:style-name="T16"><text:tab/><text:tab/><text:tab/>r = m - 1;</text:span></text:p>
      <text:p text:style-name="P17"><text:span text:style-name="T16"><text:tab/>}</text:span></text:p>
      <text:p text:style-name="P17"><text:span text:style-name="T16"><text:tab/>return -1;</text:span></text:p>
      <text:p text:style-name="P17"><text:span text:style-name="T16">}</text:span></text:p>
      <text:p text:style-name="P85"/>
      <text:p text:style-name="P17"><text:span text:style-name="T16">void main()</text:span></text:p>
      <text:p text:style-name="P17"><text:span text:style-name="T16">{</text:span></text:p>
      <text:p text:style-name="P17"><text:span text:style-name="T16"><text:tab/>int n, num;</text:span></text:p>
      <text:p text:style-name="P17"><text:span text:style-name="T16"><text:tab/></text:span></text:p>
      <text:p text:style-name="P17"><text:span text:style-name="T16"><text:tab/>printf("Enter the array size\n");</text:span></text:p>
      <text:p text:style-name="P17"><text:span text:style-name="T16"><text:tab/>scanf("%d", &amp;n);</text:span></text:p>
      <text:p text:style-name="P17"><text:span text:style-name="T16"><text:tab/></text:span></text:p>
      <text:p text:style-name="P17"><text:span text:style-name="T16"><text:tab/>int* arr = malloc(n * sizeof(int));</text:span></text:p>
      <text:p text:style-name="P17"><text:span text:style-name="T16"><text:tab/></text:span></text:p>
      <text:p text:style-name="P17"><text:span text:style-name="T16"><text:tab/>printf("Enter the elements\n");</text:span></text:p>
      <text:p text:style-name="P17"><text:span text:style-name="T16"><text:tab/>for(int i = 0; i &lt; n; i++)</text:span></text:p>
      <text:p text:style-name="P17"><text:span text:style-name="T16"><text:tab/><text:tab/>scanf("%d", &amp;arr[i]);</text:span></text:p>
      <text:p text:style-name="P17"><text:span text:style-name="T16"><text:tab/></text:span></text:p>
      <text:p text:style-name="P17"><text:span text:style-name="T16"><text:tab/>heapsort(arr, n);</text:span></text:p>
      <text:p text:style-name="P17"><text:span text:style-name="T16"><text:tab/></text:span></text:p>
      <text:p text:style-name="P17"><text:span text:style-name="T16"><text:tab/>printf("\nThe sorted array: ");</text:span></text:p>
      <text:p text:style-name="P17"><text:span text:style-name="T16"><text:tab/>for(int i = 0; i &lt; n; i++)</text:span></text:p>
      <text:p text:style-name="P17"><text:span text:style-name="T16"><text:tab/><text:tab/>printf("%d ", arr[i]);</text:span></text:p>
      <text:p text:style-name="P17"><text:span text:style-name="T16"><text:tab/>printf("\n");</text:span></text:p>
      <text:p text:style-name="P17"><text:span text:style-name="T16"><text:tab/></text:span></text:p>
      <text:p text:style-name="P17"><text:span text:style-name="T16"><text:tab/>while(1)</text:span></text:p>
      <text:p text:style-name="P17"><text:span text:style-name="T16"><text:tab/>{</text:span></text:p>
      <text:p text:style-name="P17"><text:span text:style-name="T16"><text:tab/><text:tab/>printf("\nEnter the number to search (Enter -1 to exit)\n");</text:span></text:p>
      <text:p text:style-name="P17"><text:span text:style-name="T16"><text:tab/><text:tab/>scanf("%d", &amp;num);</text:span></text:p>
      <text:p text:style-name="P17"><text:span text:style-name="T16"><text:tab/><text:tab/></text:span></text:p>
      <text:p text:style-name="P17"><text:span text:style-name="T16"><text:tab/><text:tab/>if(num == -1)</text:span></text:p>
      <text:p text:style-name="P17"><text:soft-page-break/><text:span text:style-name="T16"><text:tab/><text:tab/><text:tab/>break;</text:span></text:p>
      <text:p text:style-name="P17"><text:span text:style-name="T16"><text:tab/><text:tab/></text:span></text:p>
      <text:p text:style-name="P17"><text:span text:style-name="T16"><text:tab/><text:tab/>int index = binarysearch(arr, num, 0, n);</text:span></text:p>
      <text:p text:style-name="P17"><text:span text:style-name="T16"><text:tab/><text:tab/>if(index != -1)</text:span></text:p>
      <text:p text:style-name="P17"><text:span text:style-name="T16"><text:tab/><text:tab/><text:tab/>printf("%d found at index %d\n", num, index);</text:span></text:p>
      <text:p text:style-name="P17"><text:span text:style-name="T16"><text:tab/><text:tab/>else</text:span></text:p>
      <text:p text:style-name="P17"><text:span text:style-name="T16"><text:tab/><text:tab/><text:tab/>printf("Search unsuccessful!\n");</text:span></text:p>
      <text:p text:style-name="P17"><text:span text:style-name="T16"><text:tab/>}</text:span></text:p>
      <text:p text:style-name="P17"><text:span text:style-name="T16">}</text:span></text:p>
      <text:p text:style-name="P118"/>
      <text:p text:style-name="P112"><text:span text:style-name="T2">SAMPLE OUTPUTS </text:span><text:span text:style-name="T7">:-</text:span></text:p>
      <text:p text:style-name="P17"><text:span text:style-name="T2">1.)</text:span></text:p>
      <text:p text:style-name="P17"><text:span text:style-name="T7">Enter the number of students</text:span></text:p>
      <text:p text:style-name="P17"><text:span text:style-name="T7">3</text:span></text:p>
      <text:p text:style-name="P81"/>
      <text:p text:style-name="P17"><text:span text:style-name="T7">Enter the student details</text:span></text:p>
      <text:p text:style-name="P17"><text:span text:style-name="T7">Name = Amal</text:span></text:p>
      <text:p text:style-name="P17"><text:span text:style-name="T7">Height = 156.555</text:span></text:p>
      <text:p text:style-name="P17"><text:span text:style-name="T7">Weight = 45</text:span></text:p>
      <text:p text:style-name="P81"/>
      <text:p text:style-name="P17"><text:span text:style-name="T7">Enter the student details</text:span></text:p>
      <text:p text:style-name="P17"><text:span text:style-name="T7">Name = Vishnu</text:span></text:p>
      <text:p text:style-name="P17"><text:span text:style-name="T7">Height = 123.54</text:span></text:p>
      <text:p text:style-name="P17"><text:span text:style-name="T7">Weight = 34</text:span></text:p>
      <text:p text:style-name="P81"/>
      <text:p text:style-name="P17"><text:span text:style-name="T7">Enter the student details</text:span></text:p>
      <text:p text:style-name="P17"><text:span text:style-name="T7">Name = Arjun</text:span></text:p>
      <text:p text:style-name="P17"><text:span text:style-name="T7">Height = 156.34</text:span></text:p>
      <text:p text:style-name="P17"><text:span text:style-name="T7">Weight = 56</text:span></text:p>
      <text:p text:style-name="P81"/>
      <text:p text:style-name="P17"><text:span text:style-name="T7">Writing to file...</text:span></text:p>
      <text:p text:style-name="P81"/>
      <text:p text:style-name="P17"><text:span text:style-name="T7">Performing quick sort...</text:span></text:p>
      <text:p text:style-name="P81"/>
      <text:p text:style-name="P17"><text:span text:style-name="T7">Performing merge sort...</text:span></text:p>
      <text:p text:style-name="P81"/>
      <text:p text:style-name="P17"><text:span text:style-name="T7">Write successful.</text:span></text:p>
      <text:p text:style-name="P81"/>
      <text:p text:style-name="P17"><text:span text:style-name="T18">Student details.txt</text:span></text:p>
      <text:p text:style-name="P17"><text:span text:style-name="T7">NAME<text:tab/><text:tab/>HEIGHT<text:tab/>WEIGHT</text:span></text:p>
      <text:p text:style-name="P17"><text:span text:style-name="T7">Amal<text:tab/><text:tab/>156.55<text:tab/><text:tab/>45.00</text:span></text:p>
      <text:p text:style-name="P17"><text:span text:style-name="T7">Vishnu<text:tab/><text:tab/>123.54<text:tab/><text:tab/>34.00</text:span></text:p>
      <text:p text:style-name="P17"><text:span text:style-name="T7">Arjun<text:tab/><text:tab/>156.34<text:tab/><text:tab/>56.00</text:span></text:p>
      <text:p text:style-name="P80"/>
      <text:p text:style-name="P17"><text:span text:style-name="T18">Quick student details.txt</text:span></text:p>
      <text:p text:style-name="P17"><text:span text:style-name="T7">NAME<text:tab/><text:tab/>HEIGHT<text:tab/>WEIGHT</text:span></text:p>
      <text:p text:style-name="P17"><text:span text:style-name="T7">Vishnu<text:tab/><text:tab/>123.54<text:tab/><text:tab/>34.00</text:span></text:p>
      <text:p text:style-name="P17"><text:span text:style-name="T7">Arjun<text:tab/><text:tab/>156.34<text:tab/><text:tab/>56.00</text:span></text:p>
      <text:p text:style-name="P17"><text:span text:style-name="T7">Amal<text:tab/><text:tab/>156.55<text:tab/><text:tab/>45.00</text:span></text:p>
      <text:p text:style-name="P81"/>
      <text:p text:style-name="P17"><text:span text:style-name="T7">Time taken = 0.000002</text:span></text:p>
      <text:p text:style-name="P81"><text:soft-page-break/></text:p>
      <text:p text:style-name="P17"><text:span text:style-name="T18">Merge student details.txt</text:span></text:p>
      <text:p text:style-name="P17"><text:span text:style-name="T7">NAME<text:tab/><text:tab/>HEIGHT<text:tab/>WEIGHT</text:span></text:p>
      <text:p text:style-name="P17"><text:span text:style-name="T7">Vishnu<text:tab/><text:tab/>123.54<text:tab/><text:tab/>34.00</text:span></text:p>
      <text:p text:style-name="P17"><text:span text:style-name="T7">Arjun<text:tab/><text:tab/>156.34<text:tab/><text:tab/>56.00</text:span></text:p>
      <text:p text:style-name="P17"><text:span text:style-name="T7">Amal<text:tab/><text:tab/>156.55<text:tab/><text:tab/>45.00</text:span></text:p>
      <text:p text:style-name="P81"/>
      <text:p text:style-name="P17"><text:span text:style-name="T7">Time taken = 0.000002</text:span></text:p>
      <text:p text:style-name="P81"/>
      <text:p text:style-name="P81"/>
      <text:p text:style-name="P17"><text:span text:style-name="T2">2.)</text:span></text:p>
      <text:p text:style-name="P17"><text:span text:style-name="T7">Enter the array size</text:span></text:p>
      <text:p text:style-name="P17"><text:span text:style-name="T7">5</text:span></text:p>
      <text:p text:style-name="P17"><text:span text:style-name="T7">Enter the elements</text:span></text:p>
      <text:p text:style-name="P17"><text:span text:style-name="T7">5</text:span></text:p>
      <text:p text:style-name="P17"><text:span text:style-name="T7">2</text:span></text:p>
      <text:p text:style-name="P17"><text:span text:style-name="T7">4</text:span></text:p>
      <text:p text:style-name="P17"><text:span text:style-name="T7">1</text:span></text:p>
      <text:p text:style-name="P17"><text:span text:style-name="T7">3</text:span></text:p>
      <text:p text:style-name="P81"/>
      <text:p text:style-name="P17"><text:span text:style-name="T7">The sorted array: 1 2 3 4 5 </text:span></text:p>
      <text:p text:style-name="P81"/>
      <text:p text:style-name="P17"><text:span text:style-name="T7">Enter the number to search (Enter -1 to exit)</text:span></text:p>
      <text:p text:style-name="P17"><text:span text:style-name="T7">3</text:span></text:p>
      <text:p text:style-name="P17"><text:span text:style-name="T7">3 found at index 2</text:span></text:p>
      <text:p text:style-name="P81"/>
      <text:p text:style-name="P17"><text:span text:style-name="T7">Enter the number to search (Enter -1 to exit)</text:span></text:p>
      <text:p text:style-name="P17"><text:span text:style-name="T7">1</text:span></text:p>
      <text:p text:style-name="P17"><text:span text:style-name="T7">1 found at index 0</text:span></text:p>
      <text:p text:style-name="P81"/>
      <text:p text:style-name="P17"><text:span text:style-name="T7">Enter the number to search (Enter -1 to exit)</text:span></text:p>
      <text:p text:style-name="P17"><text:span text:style-name="T7">5</text:span></text:p>
      <text:p text:style-name="P17"><text:span text:style-name="T7">5 found at index 4</text:span></text:p>
      <text:p text:style-name="P81"/>
      <text:p text:style-name="P17"><text:span text:style-name="T7">Enter the number to search (Enter -1 to exit)</text:span></text:p>
      <text:p text:style-name="P17"><text:span text:style-name="T7">2</text:span></text:p>
      <text:p text:style-name="P17"><text:span text:style-name="T7">2 found at index 1</text:span></text:p>
      <text:p text:style-name="P81"/>
      <text:p text:style-name="P17"><text:span text:style-name="T7">Enter the number to search (Enter -1 to exit)</text:span></text:p>
      <text:p text:style-name="P17"><text:span text:style-name="T7">4</text:span></text:p>
      <text:p text:style-name="P17"><text:span text:style-name="T7">4 found at index 3</text:span></text:p>
      <text:p text:style-name="P81"/>
      <text:p text:style-name="P17"><text:span text:style-name="T7">Enter the number to search (Enter -1 to exit)</text:span></text:p>
      <text:p text:style-name="P17"><text:span text:style-name="T7">6</text:span></text:p>
      <text:p text:style-name="P17"><text:span text:style-name="T7">Search unsuccessful!</text:span></text:p>
      <text:p text:style-name="P81"/>
      <text:p text:style-name="P17"><text:span text:style-name="T7">Enter the number to search (Enter -1 to exit)</text:span></text:p>
      <text:p text:style-name="P17"><text:span text:style-name="T7">-1</text:span></text:p>
      <text:p text:style-name="P80"/>
      <text:p text:style-name="P116"><text:span text:style-name="T2"><text:line-break/>RESULT </text:span><text:span text:style-name="T7">:- Quick sort, Merge sort, Heap sort and Binary search are performed on the respective data.</text:span></text:p>
      <text:p text:style-name="P107">EXPERIMENT 13</text:p>
      <text:p text:style-name="P81"/>
      <text:p text:style-name="P112"><text:span text:style-name="T2">AIM </text:span><text:span text:style-name="T7">:- </text:span></text:p>
      <text:p text:style-name="P112"><text:span text:style-name="T7">1. Implement a Hash table using Chaining method. Let the size of hash table be 10 so that the index varies from 0 to 9.</text:span></text:p>
      <text:p text:style-name="P112"><text:span text:style-name="T7">2. Implement a Hash table that uses Linear Probing for collision resolution.</text:span></text:p>
      <text:p text:style-name="P81"/>
      <text:p text:style-name="P112"><text:span text:style-name="T2">DATA STRUCTURES USED </text:span><text:span text:style-name="T7">:- HASH TABLE using LINKED LIST and ARRAY are the data structures used.</text:span></text:p>
      <text:p text:style-name="P81"/>
      <text:p text:style-name="P112"><text:span text:style-name="T2">ALGORITHMS</text:span><text:span text:style-name="T7"> :- </text:span></text:p>
      <text:p text:style-name="P17">Algorithm OpenHash</text:p>
      <text:p text:style-name="P17">START</text:p>
      <text:list xml:id="list1110526383" text:style-name="WWNum71">
        <text:list-item>
          <text:p text:style-name="P78">Read key</text:p>
        </text:list-item>
        <text:list-item>
          <text:p text:style-name="P78">h = key % 10</text:p>
        </text:list-item>
        <text:list-item>
          <text:p text:style-name="P78">ptr = hash[h]</text:p>
        </text:list-item>
        <text:list-item>
          <text:p text:style-name="P78">while (ptr-&gt;LINK != NULL) <text:tab/>//OR INSERT AT FRONT</text:p>
        </text:list-item>
        <text:list-item>
          <text:p text:style-name="P78"><text:s/><text:tab/>ptr = ptr-&gt;LINK</text:p>
        </text:list-item>
        <text:list-item>
          <text:p text:style-name="P78">endwhile</text:p>
        </text:list-item>
        <text:list-item>
          <text:p text:style-name="P78">ptr-&gt;LINK = GetNode(NODE)</text:p>
        </text:list-item>
        <text:list-item>
          <text:p text:style-name="P78">ptr-&gt;LINK-&gt;DATA = key</text:p>
        </text:list-item>
        <text:list-item>
          <text:p text:style-name="P78">ptr-&gt;LINK-&gt;LINK = NULL</text:p>
        </text:list-item>
      </text:list>
      <text:p text:style-name="P17">STOP</text:p>
      <text:p text:style-name="P81"/>
      <text:p text:style-name="P17">Algorithm ClosedHash</text:p>
      <text:p text:style-name="P17">START</text:p>
      <text:list xml:id="list3525084305" text:style-name="WWNum72">
        <text:list-item>
          <text:p text:style-name="P79">Read key</text:p>
        </text:list-item>
        <text:list-item>
          <text:p text:style-name="P79">h = key % size</text:p>
        </text:list-item>
        <text:list-item>
          <text:p text:style-name="P79">if (hash[h] == 0)</text:p>
        </text:list-item>
        <text:list-item>
          <text:p text:style-name="P79"><text:tab/>hash[h] = key</text:p>
        </text:list-item>
        <text:list-item>
          <text:p text:style-name="P79">else</text:p>
        </text:list-item>
        <text:list-item>
          <text:p text:style-name="P79"><text:tab/>for i = h+1 till n</text:p>
        </text:list-item>
        <text:list-item>
          <text:p text:style-name="P79"><text:s/><text:tab/><text:tab/>if (hash[i] == 0)</text:p>
        </text:list-item>
        <text:list-item>
          <text:p text:style-name="P79"><text:tab/><text:tab/><text:tab/>hash[i] = key</text:p>
        </text:list-item>
        <text:list-item>
          <text:p text:style-name="P79"><text:s/><text:tab/><text:tab/><text:tab/>return</text:p>
        </text:list-item>
        <text:list-item>
          <text:p text:style-name="P79"><text:tab/><text:tab/>endif</text:p>
        </text:list-item>
        <text:list-item>
          <text:p text:style-name="P79"><text:s/><text:tab/>endfor</text:p>
        </text:list-item>
        <text:list-item>
          <text:p text:style-name="P79"><text:tab/>for i = 0 till h</text:p>
        </text:list-item>
        <text:list-item>
          <text:p text:style-name="P79"><text:s/><text:tab/><text:tab/>if (hash[i] == 0)</text:p>
        </text:list-item>
        <text:list-item>
          <text:p text:style-name="P79"><text:tab/><text:tab/><text:tab/>hash[i] = key</text:p>
        </text:list-item>
        <text:list-item>
          <text:p text:style-name="P79"><text:s/><text:tab/><text:tab/><text:tab/>return</text:p>
        </text:list-item>
        <text:list-item>
          <text:p text:style-name="P79"><text:tab/><text:tab/>endif</text:p>
        </text:list-item>
        <text:list-item>
          <text:p text:style-name="P79"><text:s/><text:tab/>endfor</text:p>
        </text:list-item>
        <text:list-item>
          <text:p text:style-name="P79"><text:tab/>print "Hash table is full!"</text:p>
        </text:list-item>
        <text:list-item>
          <text:p text:style-name="P79">endif</text:p>
        </text:list-item>
      </text:list>
      <text:p text:style-name="P17">STOP</text:p>
      <text:p text:style-name="P118"/>
      <text:p text:style-name="P112"><text:soft-page-break/><text:span text:style-name="T2">PROGRAM CODE</text:span><text:span text:style-name="T7"> :- </text:span></text:p>
      <text:p text:style-name="P17"><text:span text:style-name="T2">1.)</text:span></text:p>
      <text:p text:style-name="P17">#include&lt;stdio.h&gt;</text:p>
      <text:p text:style-name="P17">#include&lt;stdlib.h&gt;</text:p>
      <text:p text:style-name="P81"/>
      <text:p text:style-name="P17">struct node</text:p>
      <text:p text:style-name="P17">{</text:p>
      <text:p text:style-name="P17"><text:tab/>int DATA;</text:p>
      <text:p text:style-name="P17"><text:tab/>struct node* LINK;</text:p>
      <text:p text:style-name="P17">};</text:p>
      <text:p text:style-name="P81"/>
      <text:p text:style-name="P17">void display(struct node** hash)</text:p>
      <text:p text:style-name="P17">{</text:p>
      <text:p text:style-name="P17"><text:tab/>struct node* ptr;</text:p>
      <text:p text:style-name="P17"><text:tab/>for(int i = 0; i &lt; 10; i++)</text:p>
      <text:p text:style-name="P17"><text:tab/>{</text:p>
      <text:p text:style-name="P17"><text:tab/><text:tab/>ptr = hash[i]-&gt;LINK;</text:p>
      <text:p text:style-name="P17"><text:tab/><text:tab/>printf("\n%d - ", i);</text:p>
      <text:p text:style-name="P17"><text:tab/><text:tab/>while(ptr != NULL)</text:p>
      <text:p text:style-name="P17"><text:tab/><text:tab/>{</text:p>
      <text:p text:style-name="P17"><text:tab/><text:tab/><text:tab/>printf("%d ", ptr-&gt;DATA);</text:p>
      <text:p text:style-name="P17"><text:tab/><text:tab/><text:tab/>ptr = ptr-&gt;LINK;</text:p>
      <text:p text:style-name="P17"><text:tab/><text:tab/>}</text:p>
      <text:p text:style-name="P17"><text:tab/>}</text:p>
      <text:p text:style-name="P17"><text:tab/>printf("\n");</text:p>
      <text:p text:style-name="P17">}</text:p>
      <text:p text:style-name="P81"/>
      <text:p text:style-name="P17">void new_entry(struct node** hash)</text:p>
      <text:p text:style-name="P17">{</text:p>
      <text:p text:style-name="P17"><text:tab/>int key;</text:p>
      <text:p text:style-name="P17"><text:tab/></text:p>
      <text:p text:style-name="P17"><text:tab/>printf("Enter the element\n");</text:p>
      <text:p text:style-name="P17"><text:tab/>scanf("%d", &amp;key);</text:p>
      <text:p text:style-name="P17"><text:tab/></text:p>
      <text:p text:style-name="P17"><text:tab/>int h = key % 10;</text:p>
      <text:p text:style-name="P17"><text:tab/></text:p>
      <text:p text:style-name="P17"><text:tab/>struct node *ptr = hash[h];</text:p>
      <text:p text:style-name="P17"><text:tab/></text:p>
      <text:p text:style-name="P17"><text:tab/>while(ptr-&gt;LINK != NULL)</text:p>
      <text:p text:style-name="P17"><text:tab/><text:tab/> ptr = ptr-&gt;LINK;</text:p>
      <text:p text:style-name="P17"><text:tab/></text:p>
      <text:p text:style-name="P17"><text:tab/>ptr-&gt;LINK = malloc(sizeof(struct node));</text:p>
      <text:p text:style-name="P17"><text:tab/>ptr-&gt;LINK-&gt;DATA = key;</text:p>
      <text:p text:style-name="P17"><text:tab/>ptr-&gt;LINK-&gt;LINK = NULL;</text:p>
      <text:p text:style-name="P17"><text:tab/></text:p>
      <text:p text:style-name="P17"><text:tab/>display(hash);</text:p>
      <text:p text:style-name="P17">}</text:p>
      <text:p text:style-name="P81"/>
      <text:p text:style-name="P17">void main()</text:p>
      <text:p text:style-name="P17">{</text:p>
      <text:p text:style-name="P17"><text:tab/>int flag;</text:p>
      <text:p text:style-name="P17"><text:tab/></text:p>
      <text:p text:style-name="P17"><text:soft-page-break/><text:tab/>struct node** hash = malloc(10 * sizeof(struct node*));</text:p>
      <text:p text:style-name="P17"><text:tab/>for(int i = 0; i &lt; 10; i++)</text:p>
      <text:p text:style-name="P17"><text:tab/>{</text:p>
      <text:p text:style-name="P17"><text:tab/><text:tab/>hash[i] = malloc(sizeof(struct node));</text:p>
      <text:p text:style-name="P17"><text:tab/><text:tab/>hash[i]-&gt;LINK = NULL;</text:p>
      <text:p text:style-name="P17"><text:tab/>}</text:p>
      <text:p text:style-name="P17"><text:tab/></text:p>
      <text:p text:style-name="P17"><text:tab/>while(1)</text:p>
      <text:p text:style-name="P17"><text:tab/>{</text:p>
      <text:p text:style-name="P17"><text:tab/><text:tab/>printf("\nEnter\n1. New entry\n2. Display Hash table\n3. Exit\n");</text:p>
      <text:p text:style-name="P17"><text:tab/><text:tab/>scanf("%d", &amp;flag);</text:p>
      <text:p text:style-name="P17"><text:tab/><text:tab/></text:p>
      <text:p text:style-name="P17"><text:tab/><text:tab/>switch(flag)</text:p>
      <text:p text:style-name="P17"><text:tab/><text:tab/>{</text:p>
      <text:p text:style-name="P17"><text:tab/><text:tab/><text:tab/>case 1:</text:p>
      <text:p text:style-name="P17"><text:tab/><text:tab/><text:tab/><text:tab/>new_entry(hash);</text:p>
      <text:p text:style-name="P17"><text:tab/><text:tab/><text:tab/><text:tab/>break;</text:p>
      <text:p text:style-name="P17"><text:tab/><text:tab/><text:tab/>case 2:</text:p>
      <text:p text:style-name="P17"><text:tab/><text:tab/><text:tab/><text:tab/>display(hash);</text:p>
      <text:p text:style-name="P17"><text:tab/><text:tab/><text:tab/><text:tab/>break;</text:p>
      <text:p text:style-name="P17"><text:tab/><text:tab/><text:tab/>case 3:</text:p>
      <text:p text:style-name="P17"><text:tab/><text:tab/><text:tab/><text:tab/>exit(0);</text:p>
      <text:p text:style-name="P17"><text:tab/><text:tab/><text:tab/>default:</text:p>
      <text:p text:style-name="P17"><text:tab/><text:tab/><text:tab/><text:tab/>printf("\nInvalid entry!\n");</text:p>
      <text:p text:style-name="P17"><text:tab/><text:tab/>}</text:p>
      <text:p text:style-name="P17"><text:tab/>}</text:p>
      <text:p text:style-name="P17">}</text:p>
      <text:p text:style-name="P81"/>
      <text:p text:style-name="P81"/>
      <text:p text:style-name="P17"><text:span text:style-name="T2">2.)</text:span></text:p>
      <text:p text:style-name="P17">#include&lt;stdio.h&gt;</text:p>
      <text:p text:style-name="P17">#include&lt;stdlib.h&gt;</text:p>
      <text:p text:style-name="P81"/>
      <text:p text:style-name="P17">void display(int hash[], int n)</text:p>
      <text:p text:style-name="P17">{</text:p>
      <text:p text:style-name="P17"><text:tab/>printf("\n");</text:p>
      <text:p text:style-name="P17"><text:tab/>for(int i = 0; i &lt; n; i++)</text:p>
      <text:p text:style-name="P17"><text:tab/><text:tab/>printf("%d\n", hash[i]);</text:p>
      <text:p text:style-name="P17">}</text:p>
      <text:p text:style-name="P81"/>
      <text:p text:style-name="P17">void new_entry(int hash[], int n)</text:p>
      <text:p text:style-name="P17">{</text:p>
      <text:p text:style-name="P17"><text:tab/>int key;</text:p>
      <text:p text:style-name="P17"><text:tab/></text:p>
      <text:p text:style-name="P17"><text:tab/>printf("\nEnter the element\n");</text:p>
      <text:p text:style-name="P17"><text:tab/>scanf("%d", &amp;key);</text:p>
      <text:p text:style-name="P17"><text:tab/></text:p>
      <text:p text:style-name="P17"><text:tab/>int h = key % n;</text:p>
      <text:p text:style-name="P17"><text:tab/></text:p>
      <text:p text:style-name="P17"><text:tab/>if(hash[h] == 0)</text:p>
      <text:p text:style-name="P17"><text:tab/>{</text:p>
      <text:p text:style-name="P17"><text:tab/><text:tab/>hash[h] = key;</text:p>
      <text:p text:style-name="P17"><text:soft-page-break/><text:tab/><text:tab/>display(hash, n);</text:p>
      <text:p text:style-name="P17"><text:tab/>}</text:p>
      <text:p text:style-name="P17"><text:tab/>else</text:p>
      <text:p text:style-name="P17"><text:tab/>{</text:p>
      <text:p text:style-name="P17"><text:tab/><text:tab/>for(int i = h+1; i &lt; n; i++)</text:p>
      <text:p text:style-name="P17"><text:tab/><text:tab/><text:tab/>if(hash[i] == 0)</text:p>
      <text:p text:style-name="P17"><text:tab/><text:tab/><text:tab/>{</text:p>
      <text:p text:style-name="P17"><text:tab/><text:tab/><text:tab/><text:tab/>hash[i] = key;</text:p>
      <text:p text:style-name="P17"><text:tab/><text:tab/><text:tab/><text:tab/>display(hash, n);</text:p>
      <text:p text:style-name="P17"><text:tab/><text:tab/><text:tab/><text:tab/>return;</text:p>
      <text:p text:style-name="P17"><text:tab/><text:tab/><text:tab/>}</text:p>
      <text:p text:style-name="P17"><text:tab/><text:tab/>for(int i = 0; i &lt; h; i++)</text:p>
      <text:p text:style-name="P17"><text:tab/><text:tab/><text:tab/>if(hash[i] == 0)</text:p>
      <text:p text:style-name="P17"><text:tab/><text:tab/><text:tab/>{</text:p>
      <text:p text:style-name="P17"><text:tab/><text:tab/><text:tab/><text:tab/>hash[i] = key;</text:p>
      <text:p text:style-name="P17"><text:tab/><text:tab/><text:tab/><text:tab/>display(hash, n);</text:p>
      <text:p text:style-name="P17"><text:tab/><text:tab/><text:tab/><text:tab/>return;</text:p>
      <text:p text:style-name="P17"><text:tab/><text:tab/><text:tab/>}</text:p>
      <text:p text:style-name="P17"><text:tab/><text:tab/>printf("\nHash table is full!\n");</text:p>
      <text:p text:style-name="P17"><text:tab/>}</text:p>
      <text:p text:style-name="P17">}</text:p>
      <text:p text:style-name="P81"/>
      <text:p text:style-name="P17">void main()</text:p>
      <text:p text:style-name="P17">{</text:p>
      <text:p text:style-name="P17"><text:tab/>int size, flag;</text:p>
      <text:p text:style-name="P17"><text:tab/></text:p>
      <text:p text:style-name="P17"><text:tab/>printf("\nEnter size of hash table\n");</text:p>
      <text:p text:style-name="P17"><text:tab/>scanf("%d", &amp;size);</text:p>
      <text:p text:style-name="P17"><text:tab/></text:p>
      <text:p text:style-name="P17"><text:tab/>int* hash = calloc(size, sizeof(int));</text:p>
      <text:p text:style-name="P17"><text:tab/></text:p>
      <text:p text:style-name="P17"><text:tab/>while(1)</text:p>
      <text:p text:style-name="P17"><text:tab/>{</text:p>
      <text:p text:style-name="P17"><text:tab/><text:tab/>printf("\nEnter\n1. New entry\n2. Display Hash table\n3. Exit\n");</text:p>
      <text:p text:style-name="P17"><text:tab/><text:tab/>scanf("%d", &amp;flag);</text:p>
      <text:p text:style-name="P17"><text:tab/><text:tab/></text:p>
      <text:p text:style-name="P17"><text:tab/><text:tab/>switch(flag)</text:p>
      <text:p text:style-name="P17"><text:tab/><text:tab/>{</text:p>
      <text:p text:style-name="P17"><text:tab/><text:tab/><text:tab/>case 1:</text:p>
      <text:p text:style-name="P17"><text:tab/><text:tab/><text:tab/><text:tab/>new_entry(hash, size);</text:p>
      <text:p text:style-name="P17"><text:tab/><text:tab/><text:tab/><text:tab/>break;</text:p>
      <text:p text:style-name="P17"><text:tab/><text:tab/><text:tab/>case 2:</text:p>
      <text:p text:style-name="P17"><text:tab/><text:tab/><text:tab/><text:tab/>display(hash, size);</text:p>
      <text:p text:style-name="P17"><text:tab/><text:tab/><text:tab/><text:tab/>break;</text:p>
      <text:p text:style-name="P17"><text:tab/><text:tab/><text:tab/>case 3:</text:p>
      <text:p text:style-name="P17"><text:tab/><text:tab/><text:tab/><text:tab/>exit(0);</text:p>
      <text:p text:style-name="P17"><text:tab/><text:tab/><text:tab/>default:</text:p>
      <text:p text:style-name="P17"><text:tab/><text:tab/><text:tab/><text:tab/>printf("\nInvalid entry!\n");</text:p>
      <text:p text:style-name="P17"><text:tab/><text:tab/><text:tab/><text:tab/>break;</text:p>
      <text:p text:style-name="P17"><text:tab/><text:tab/>}</text:p>
      <text:p text:style-name="P17"><text:tab/>}</text:p>
      <text:p text:style-name="P17">}</text:p>
      <text:p text:style-name="P81"><text:soft-page-break/></text:p>
      <text:p text:style-name="P112"><text:span text:style-name="T2">SAMPLE OUTPUTS </text:span><text:span text:style-name="T7">:-</text:span></text:p>
      <text:p text:style-name="P17"><text:span text:style-name="T2">1.)</text:span></text:p>
      <text:p text:style-name="P81"/>
      <text:p text:style-name="P17">Enter</text:p>
      <text:p text:style-name="P17">1. New entry</text:p>
      <text:p text:style-name="P17">2. Display Hash table</text:p>
      <text:p text:style-name="P17">3. Exit</text:p>
      <text:p text:style-name="P17">2</text:p>
      <text:p text:style-name="P81"/>
      <text:p text:style-name="P17">0 - </text:p>
      <text:p text:style-name="P17">1 - </text:p>
      <text:p text:style-name="P17">2 - </text:p>
      <text:p text:style-name="P17">3 - </text:p>
      <text:p text:style-name="P17">4 - </text:p>
      <text:p text:style-name="P17">5 -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1</text:p>
      <text:p text:style-name="P17">Enter the element</text:p>
      <text:p text:style-name="P17">5</text:p>
      <text:p text:style-name="P81"/>
      <text:p text:style-name="P17">0 - </text:p>
      <text:p text:style-name="P17">1 - </text:p>
      <text:p text:style-name="P17">2 - </text:p>
      <text:p text:style-name="P17">3 - </text:p>
      <text:p text:style-name="P17">4 - </text:p>
      <text:p text:style-name="P17">5 - 5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1</text:p>
      <text:p text:style-name="P17">Enter the element</text:p>
      <text:p text:style-name="P17">15</text:p>
      <text:p text:style-name="P81"/>
      <text:p text:style-name="P17">0 - </text:p>
      <text:p text:style-name="P17">1 - </text:p>
      <text:p text:style-name="P17">2 - </text:p>
      <text:p text:style-name="P17">3 - </text:p>
      <text:p text:style-name="P17"><text:soft-page-break/>4 - </text:p>
      <text:p text:style-name="P17">5 - 5 15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1</text:p>
      <text:p text:style-name="P17">Enter the element</text:p>
      <text:p text:style-name="P17">2</text:p>
      <text:p text:style-name="P81"/>
      <text:p text:style-name="P17">0 - </text:p>
      <text:p text:style-name="P17">1 - </text:p>
      <text:p text:style-name="P17">2 - 2 </text:p>
      <text:p text:style-name="P17">3 - </text:p>
      <text:p text:style-name="P17">4 - </text:p>
      <text:p text:style-name="P17">5 - 5 15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1</text:p>
      <text:p text:style-name="P17">Enter the element</text:p>
      <text:p text:style-name="P17">12</text:p>
      <text:p text:style-name="P81"/>
      <text:p text:style-name="P17">0 - </text:p>
      <text:p text:style-name="P17">1 - </text:p>
      <text:p text:style-name="P17">2 - 2 12 </text:p>
      <text:p text:style-name="P17">3 - </text:p>
      <text:p text:style-name="P17">4 - </text:p>
      <text:p text:style-name="P17">5 - 5 15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1</text:p>
      <text:p text:style-name="P17">Enter the element</text:p>
      <text:p text:style-name="P17">15</text:p>
      <text:p text:style-name="P81"><text:soft-page-break/></text:p>
      <text:p text:style-name="P17">0 - </text:p>
      <text:p text:style-name="P17">1 - </text:p>
      <text:p text:style-name="P17">2 - 2 12 </text:p>
      <text:p text:style-name="P17">3 - </text:p>
      <text:p text:style-name="P17">4 - </text:p>
      <text:p text:style-name="P17">5 - 5 15 15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1</text:p>
      <text:p text:style-name="P17">Enter the element</text:p>
      <text:p text:style-name="P17">44</text:p>
      <text:p text:style-name="P81"/>
      <text:p text:style-name="P17">0 - </text:p>
      <text:p text:style-name="P17">1 - </text:p>
      <text:p text:style-name="P17">2 - 2 12 </text:p>
      <text:p text:style-name="P17">3 - </text:p>
      <text:p text:style-name="P17">4 - 44 </text:p>
      <text:p text:style-name="P17">5 - 5 15 15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2</text:p>
      <text:p text:style-name="P81"/>
      <text:p text:style-name="P17">0 - </text:p>
      <text:p text:style-name="P17">1 - </text:p>
      <text:p text:style-name="P17">2 - 2 12 </text:p>
      <text:p text:style-name="P17">3 - </text:p>
      <text:p text:style-name="P17">4 - 44 </text:p>
      <text:p text:style-name="P17">5 - 5 15 15 </text:p>
      <text:p text:style-name="P17">6 - </text:p>
      <text:p text:style-name="P17">7 - </text:p>
      <text:p text:style-name="P17">8 - </text:p>
      <text:p text:style-name="P17">9 - </text:p>
      <text:p text:style-name="P81"/>
      <text:p text:style-name="P17">Enter</text:p>
      <text:p text:style-name="P17">1. New entry</text:p>
      <text:p text:style-name="P17">2. Display Hash table</text:p>
      <text:p text:style-name="P17">3. Exit</text:p>
      <text:p text:style-name="P17"><text:soft-page-break/>1</text:p>
      <text:p text:style-name="P17">Enter the element</text:p>
      <text:p text:style-name="P17">78</text:p>
      <text:p text:style-name="P81"/>
      <text:p text:style-name="P17">0 - </text:p>
      <text:p text:style-name="P17">1 - </text:p>
      <text:p text:style-name="P17">2 - 2 12 </text:p>
      <text:p text:style-name="P17">3 - </text:p>
      <text:p text:style-name="P17">4 - 44 </text:p>
      <text:p text:style-name="P17">5 - 5 15 15 </text:p>
      <text:p text:style-name="P17">6 - </text:p>
      <text:p text:style-name="P17">7 - </text:p>
      <text:p text:style-name="P17">8 - 78 </text:p>
      <text:p text:style-name="P17">9 - </text:p>
      <text:p text:style-name="P81"/>
      <text:p text:style-name="P17">Enter</text:p>
      <text:p text:style-name="P17">1. New entry</text:p>
      <text:p text:style-name="P17">2. Display Hash table</text:p>
      <text:p text:style-name="P17">3. Exit</text:p>
      <text:p text:style-name="P17">1</text:p>
      <text:p text:style-name="P17">Enter the element</text:p>
      <text:p text:style-name="P17">16</text:p>
      <text:p text:style-name="P81"/>
      <text:p text:style-name="P17">0 - </text:p>
      <text:p text:style-name="P17">1 - </text:p>
      <text:p text:style-name="P17">2 - 2 12 </text:p>
      <text:p text:style-name="P17">3 - </text:p>
      <text:p text:style-name="P17">4 - 44 </text:p>
      <text:p text:style-name="P17">5 - 5 15 15 </text:p>
      <text:p text:style-name="P17">6 - 16 </text:p>
      <text:p text:style-name="P17">7 - </text:p>
      <text:p text:style-name="P17">8 - 78 </text:p>
      <text:p text:style-name="P17">9 - </text:p>
      <text:p text:style-name="P81"/>
      <text:p text:style-name="P17">Enter</text:p>
      <text:p text:style-name="P17">1. New entry</text:p>
      <text:p text:style-name="P17">2. Display Hash table</text:p>
      <text:p text:style-name="P17">3. Exit</text:p>
      <text:p text:style-name="P17">3</text:p>
      <text:p text:style-name="P81"/>
      <text:p text:style-name="P81"/>
      <text:p text:style-name="P17"><text:span text:style-name="T2">2.)</text:span></text:p>
      <text:p text:style-name="P80"/>
      <text:p text:style-name="P17">Enter size of hash table</text:p>
      <text:p text:style-name="P17">5</text:p>
      <text:p text:style-name="P81"/>
      <text:p text:style-name="P17">Enter</text:p>
      <text:p text:style-name="P17">1. New entry</text:p>
      <text:p text:style-name="P17">2. Display Hash table</text:p>
      <text:p text:style-name="P17">3. Exit</text:p>
      <text:p text:style-name="P17">2</text:p>
      <text:p text:style-name="P81"/>
      <text:p text:style-name="P17"><text:soft-page-break/>0</text:p>
      <text:p text:style-name="P17">0</text:p>
      <text:p text:style-name="P17">0</text:p>
      <text:p text:style-name="P17">0</text:p>
      <text:p text:style-name="P17">0</text:p>
      <text:p text:style-name="P81"/>
      <text:p text:style-name="P17">Enter</text:p>
      <text:p text:style-name="P17">1. New entry</text:p>
      <text:p text:style-name="P17">2. Display Hash table</text:p>
      <text:p text:style-name="P17">3. Exit</text:p>
      <text:p text:style-name="P17">1</text:p>
      <text:p text:style-name="P81"/>
      <text:p text:style-name="P17">Enter the element</text:p>
      <text:p text:style-name="P17">5</text:p>
      <text:p text:style-name="P81"/>
      <text:p text:style-name="P17">5</text:p>
      <text:p text:style-name="P17">0</text:p>
      <text:p text:style-name="P17">0</text:p>
      <text:p text:style-name="P17">0</text:p>
      <text:p text:style-name="P17">0</text:p>
      <text:p text:style-name="P81"/>
      <text:p text:style-name="P17">Enter</text:p>
      <text:p text:style-name="P17">1. New entry</text:p>
      <text:p text:style-name="P17">2. Display Hash table</text:p>
      <text:p text:style-name="P17">3. Exit</text:p>
      <text:p text:style-name="P17">1</text:p>
      <text:p text:style-name="P81"/>
      <text:p text:style-name="P17">Enter the element</text:p>
      <text:p text:style-name="P17">4</text:p>
      <text:p text:style-name="P81"/>
      <text:p text:style-name="P17">5</text:p>
      <text:p text:style-name="P17">0</text:p>
      <text:p text:style-name="P17">0</text:p>
      <text:p text:style-name="P17">0</text:p>
      <text:p text:style-name="P17">4</text:p>
      <text:p text:style-name="P81"/>
      <text:p text:style-name="P17">Enter</text:p>
      <text:p text:style-name="P17">1. New entry</text:p>
      <text:p text:style-name="P17">2. Display Hash table</text:p>
      <text:p text:style-name="P17">3. Exit</text:p>
      <text:p text:style-name="P17">1</text:p>
      <text:p text:style-name="P81"/>
      <text:p text:style-name="P17">Enter the element</text:p>
      <text:p text:style-name="P17">14</text:p>
      <text:p text:style-name="P81"/>
      <text:p text:style-name="P17">5</text:p>
      <text:p text:style-name="P17">14</text:p>
      <text:p text:style-name="P17">0</text:p>
      <text:p text:style-name="P17">0</text:p>
      <text:p text:style-name="P17">4</text:p>
      <text:p text:style-name="P81"/>
      <text:p text:style-name="P17">Enter</text:p>
      <text:p text:style-name="P17"><text:soft-page-break/>1. New entry</text:p>
      <text:p text:style-name="P17">2. Display Hash table</text:p>
      <text:p text:style-name="P17">3. Exit</text:p>
      <text:p text:style-name="P17">1</text:p>
      <text:p text:style-name="P81"/>
      <text:p text:style-name="P17">Enter the element</text:p>
      <text:p text:style-name="P17">15</text:p>
      <text:p text:style-name="P81"/>
      <text:p text:style-name="P17">5</text:p>
      <text:p text:style-name="P17">14</text:p>
      <text:p text:style-name="P17">15</text:p>
      <text:p text:style-name="P17">0</text:p>
      <text:p text:style-name="P17">4</text:p>
      <text:p text:style-name="P81"/>
      <text:p text:style-name="P17">Enter</text:p>
      <text:p text:style-name="P17">1. New entry</text:p>
      <text:p text:style-name="P17">2. Display Hash table</text:p>
      <text:p text:style-name="P17">3. Exit</text:p>
      <text:p text:style-name="P17">1</text:p>
      <text:p text:style-name="P81"/>
      <text:p text:style-name="P17">Enter the element</text:p>
      <text:p text:style-name="P17">3</text:p>
      <text:p text:style-name="P81"/>
      <text:p text:style-name="P17">5</text:p>
      <text:p text:style-name="P17">14</text:p>
      <text:p text:style-name="P17">15</text:p>
      <text:p text:style-name="P17">3</text:p>
      <text:p text:style-name="P17">4</text:p>
      <text:p text:style-name="P81"/>
      <text:p text:style-name="P17">Enter</text:p>
      <text:p text:style-name="P17">1. New entry</text:p>
      <text:p text:style-name="P17">2. Display Hash table</text:p>
      <text:p text:style-name="P17">3. Exit</text:p>
      <text:p text:style-name="P17">1</text:p>
      <text:p text:style-name="P81"/>
      <text:p text:style-name="P17">Enter the element</text:p>
      <text:p text:style-name="P17">13</text:p>
      <text:p text:style-name="P81"/>
      <text:p text:style-name="P17">Hash table is full!</text:p>
      <text:p text:style-name="P81"/>
      <text:p text:style-name="P17">Enter</text:p>
      <text:p text:style-name="P17">1. New entry</text:p>
      <text:p text:style-name="P17">2. Display Hash table</text:p>
      <text:p text:style-name="P17">3. Exit</text:p>
      <text:p text:style-name="P17">3</text:p>
      <text:p text:style-name="P81"/>
      <text:p text:style-name="P116"><text:span text:style-name="T2"><text:line-break/>RESULT </text:span><text:span text:style-name="T7">:- Hash tables are implemented using open hashing (chaining) and closed hashing (linear prob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font-weight="normal" style:font-weight-asian="normal" style:font-weight-complex="normal"/>
    </style:style>
    <style:style style:name="ListLabel_20_4" style:display-name="ListLabel 4" style:family="text">
      <style:text-properties fo:font-weight="normal" style:font-weight-asian="normal" style:font-weight-complex="normal"/>
    </style:style>
    <style:style style:name="ListLabel_20_5" style:display-name="ListLabel 5" style:family="text">
      <style:text-properties fo:font-weight="normal" style:font-weight-asian="normal" style:font-weight-complex="normal"/>
    </style:style>
    <style:style style:name="ListLabel_20_6" style:display-name="ListLabel 6" style:family="text">
      <style:text-properties fo:font-weight="normal" style:font-weight-asian="normal" style:font-weight-complex="normal"/>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font-weight="normal" style:font-weight-asian="normal" style:font-weight-complex="normal"/>
    </style:style>
    <style:style style:name="ListLabel_20_9" style:display-name="ListLabel 9" style:family="text">
      <style:text-properties fo:font-weight="normal" style:font-weight-asian="normal" style:font-weight-complex="normal"/>
    </style:style>
    <style:style style:name="ListLabel_20_10" style:display-name="ListLabel 10" style:family="text">
      <style:text-properties fo:font-weight="normal" style:font-weight-asian="normal" style:font-weight-complex="normal"/>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fo:font-weight="normal" style:font-weight-asian="normal" style:font-weight-complex="normal"/>
    </style:style>
    <style:style style:name="ListLabel_20_30" style:display-name="ListLabel 30" style:family="text">
      <style:text-properties fo:font-weight="normal" style:font-weight-asian="normal" style:font-weight-complex="normal"/>
    </style:style>
    <style:style style:name="ListLabel_20_31" style:display-name="ListLabel 31" style:family="text">
      <style:text-properties fo:font-weight="normal" style:font-weight-asian="normal" style:font-weight-complex="normal"/>
    </style:style>
    <style:style style:name="ListLabel_20_32" style:display-name="ListLabel 32" style:family="text">
      <style:text-properties fo:font-weight="normal" style:font-weight-asian="normal" style:font-weight-complex="normal"/>
    </style:style>
    <style:style style:name="ListLabel_20_33" style:display-name="ListLabel 33" style:family="text">
      <style:text-properties fo:font-weight="normal" style:font-weight-asian="normal" style:font-weight-complex="normal"/>
    </style:style>
    <style:style style:name="ListLabel_20_34" style:display-name="ListLabel 34" style:family="text">
      <style:text-properties fo:font-weight="normal" style:font-weight-asian="normal" style:font-weight-complex="normal"/>
    </style:style>
    <style:style style:name="ListLabel_20_35" style:display-name="ListLabel 35" style:family="text">
      <style:text-properties fo:font-weight="normal" style:font-weight-asian="normal" style:font-weight-complex="normal"/>
    </style:style>
    <style:style style:name="ListLabel_20_36" style:display-name="ListLabel 36" style:family="text">
      <style:text-properties fo:font-weight="normal" style:font-weight-asian="normal" style:font-weight-complex="normal"/>
    </style:style>
    <style:style style:name="ListLabel_20_37" style:display-name="ListLabel 37" style:family="text">
      <style:text-properties fo:font-weight="normal" style:font-weight-asian="normal" style:font-weight-complex="normal"/>
    </style:style>
    <style:style style:name="ListLabel_20_38" style:display-name="ListLabel 38" style:family="text">
      <style:text-properties fo:font-weight="normal" style:font-weight-asian="normal" style:font-weight-complex="normal"/>
    </style:style>
    <style:style style:name="ListLabel_20_39" style:display-name="ListLabel 39" style:family="text">
      <style:text-properties fo:font-weight="normal" style:font-weight-asian="normal" style:font-weight-complex="normal"/>
    </style:style>
    <style:style style:name="ListLabel_20_40" style:display-name="ListLabel 40" style:family="text">
      <style:text-properties fo:font-weight="normal" style:font-weight-asian="normal" style:font-weight-complex="normal"/>
    </style:style>
    <style:style style:name="ListLabel_20_41" style:display-name="ListLabel 41" style:family="text">
      <style:text-properties fo:font-weight="normal" style:font-weight-asian="normal" style:font-weight-complex="normal"/>
    </style:style>
    <style:style style:name="ListLabel_20_42" style:display-name="ListLabel 42" style:family="text">
      <style:text-properties fo:font-weight="normal" style:font-weight-asian="normal" style:font-weight-complex="normal"/>
    </style:style>
    <style:style style:name="ListLabel_20_43" style:display-name="ListLabel 43" style:family="text">
      <style:text-properties fo:font-weight="normal" style:font-weight-asian="normal" style:font-weight-complex="normal"/>
    </style:style>
    <style:style style:name="ListLabel_20_44" style:display-name="ListLabel 44" style:family="text">
      <style:text-properties fo:font-weight="normal" style:font-weight-asian="normal" style:font-weight-complex="normal"/>
    </style:style>
    <style:style style:name="ListLabel_20_45" style:display-name="ListLabel 45" style:family="text">
      <style:text-properties fo:font-weight="normal" style:font-weight-asian="normal" style:font-weight-complex="normal"/>
    </style:style>
    <style:style style:name="ListLabel_20_46" style:display-name="ListLabel 46" style:family="text">
      <style:text-properties fo:font-weight="normal" style:font-weight-asian="normal" style:font-weight-complex="normal"/>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fo:font-weight="normal" style:font-weight-asian="normal" style:font-weight-complex="normal"/>
    </style:style>
    <style:style style:name="ListLabel_20_66" style:display-name="ListLabel 66" style:family="text">
      <style:text-properties fo:font-weight="normal" style:font-weight-asian="normal" style:font-weight-complex="normal"/>
    </style:style>
    <style:style style:name="ListLabel_20_67" style:display-name="ListLabel 67" style:family="text">
      <style:text-properties fo:font-weight="normal" style:font-weight-asian="normal" style:font-weight-complex="normal"/>
    </style:style>
    <style:style style:name="ListLabel_20_68" style:display-name="ListLabel 68" style:family="text">
      <style:text-properties fo:font-weight="normal" style:font-weight-asian="normal" style:font-weight-complex="normal"/>
    </style:style>
    <style:style style:name="ListLabel_20_69" style:display-name="ListLabel 69" style:family="text">
      <style:text-properties fo:font-weight="normal" style:font-weight-asian="normal" style:font-weight-complex="normal"/>
    </style:style>
    <style:style style:name="ListLabel_20_70" style:display-name="ListLabel 70" style:family="text">
      <style:text-properties fo:font-weight="normal" style:font-weight-asian="normal" style:font-weight-complex="normal"/>
    </style:style>
    <style:style style:name="ListLabel_20_71" style:display-name="ListLabel 71" style:family="text">
      <style:text-properties fo:font-weight="normal" style:font-weight-asian="normal" style:font-weight-complex="normal"/>
    </style:style>
    <style:style style:name="ListLabel_20_72" style:display-name="ListLabel 72" style:family="text">
      <style:text-properties fo:font-weight="normal" style:font-weight-asian="normal" style:font-weight-complex="normal"/>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text-properties fo:font-weight="normal" style:font-weight-asian="normal" style:font-weight-complex="normal"/>
    </style:style>
    <style:style style:name="ListLabel_20_75" style:display-name="ListLabel 75" style:family="text">
      <style:text-properties fo:font-weight="normal" style:font-weight-asian="normal" style:font-weight-complex="normal"/>
    </style:style>
    <style:style style:name="ListLabel_20_76" style:display-name="ListLabel 76" style:family="text">
      <style:text-properties fo:font-weight="normal" style:font-weight-asian="normal" style:font-weight-complex="normal"/>
    </style:style>
    <style:style style:name="ListLabel_20_77" style:display-name="ListLabel 77" style:family="text">
      <style:text-properties fo:font-weight="normal" style:font-weight-asian="normal" style:font-weight-complex="normal"/>
    </style:style>
    <style:style style:name="ListLabel_20_78" style:display-name="ListLabel 78" style:family="text">
      <style:text-properties fo:font-weight="normal" style:font-weight-asian="normal" style:font-weight-complex="normal"/>
    </style:style>
    <style:style style:name="ListLabel_20_79" style:display-name="ListLabel 79" style:family="text">
      <style:text-properties fo:font-weight="normal" style:font-weight-asian="normal" style:font-weight-complex="normal"/>
    </style:style>
    <style:style style:name="ListLabel_20_80" style:display-name="ListLabel 80" style:family="text">
      <style:text-properties fo:font-weight="normal" style:font-weight-asian="normal" style:font-weight-complex="normal"/>
    </style:style>
    <style:style style:name="ListLabel_20_81" style:display-name="ListLabel 81" style:family="text">
      <style:text-properties fo:font-weight="normal" style:font-weight-asian="normal" style:font-weight-complex="normal"/>
    </style:style>
    <style:style style:name="ListLabel_20_82" style:display-name="ListLabel 82" style:family="text">
      <style:text-properties fo:font-weight="normal" style:font-weight-asian="normal" style:font-weight-complex="normal"/>
    </style:style>
    <style:style style:name="ListLabel_20_83" style:display-name="ListLabel 83" style:family="text">
      <style:text-properties fo:font-weight="normal" style:font-weight-asian="normal" style:font-weight-complex="normal"/>
    </style:style>
    <style:style style:name="ListLabel_20_84" style:display-name="ListLabel 84" style:family="text">
      <style:text-properties fo:font-weight="normal" style:font-weight-asian="normal" style:font-weight-complex="normal"/>
    </style:style>
    <style:style style:name="ListLabel_20_85" style:display-name="ListLabel 85" style:family="text">
      <style:text-properties fo:font-weight="normal" style:font-weight-asian="normal" style:font-weight-complex="normal"/>
    </style:style>
    <style:style style:name="ListLabel_20_86" style:display-name="ListLabel 86" style:family="text">
      <style:text-properties fo:font-weight="normal" style:font-weight-asian="normal" style:font-weight-complex="normal"/>
    </style:style>
    <style:style style:name="ListLabel_20_87" style:display-name="ListLabel 87" style:family="text">
      <style:text-properties fo:font-weight="normal" style:font-weight-asian="normal" style:font-weight-complex="normal"/>
    </style:style>
    <style:style style:name="ListLabel_20_88" style:display-name="ListLabel 88" style:family="text">
      <style:text-properties fo:font-weight="normal" style:font-weight-asian="normal" style:font-weight-complex="normal"/>
    </style:style>
    <style:style style:name="ListLabel_20_89" style:display-name="ListLabel 89" style:family="text">
      <style:text-properties fo:font-weight="normal" style:font-weight-asian="normal" style:font-weight-complex="normal"/>
    </style:style>
    <style:style style:name="ListLabel_20_90" style:display-name="ListLabel 90" style:family="text">
      <style:text-properties fo:font-weight="normal" style:font-weight-asian="normal" style:font-weight-complex="normal"/>
    </style:style>
    <style:style style:name="ListLabel_20_91" style:display-name="ListLabel 91" style:family="text">
      <style:text-properties fo:font-weight="normal" style:font-weight-asian="normal" style:font-weight-complex="normal"/>
    </style:style>
    <style:style style:name="ListLabel_20_92" style:display-name="ListLabel 92" style:family="text">
      <style:text-properties fo:font-weight="normal" style:font-weight-asian="normal" style:font-weight-complex="normal"/>
    </style:style>
    <style:style style:name="ListLabel_20_93" style:display-name="ListLabel 93" style:family="text">
      <style:text-properties fo:font-weight="normal" style:font-weight-asian="normal" style:font-weight-complex="normal"/>
    </style:style>
    <style:style style:name="ListLabel_20_94" style:display-name="ListLabel 94" style:family="text">
      <style:text-properties fo:font-weight="normal" style:font-weight-asian="normal" style:font-weight-complex="normal"/>
    </style:style>
    <style:style style:name="ListLabel_20_95" style:display-name="ListLabel 95" style:family="text">
      <style:text-properties fo:font-weight="normal" style:font-weight-asian="normal" style:font-weight-complex="normal"/>
    </style:style>
    <style:style style:name="ListLabel_20_96" style:display-name="ListLabel 96" style:family="text">
      <style:text-properties fo:font-weight="normal" style:font-weight-asian="normal" style:font-weight-complex="normal"/>
    </style:style>
    <style:style style:name="ListLabel_20_97" style:display-name="ListLabel 97" style:family="text">
      <style:text-properties fo:font-weight="normal" style:font-weight-asian="normal" style:font-weight-complex="normal"/>
    </style:style>
    <style:style style:name="ListLabel_20_98" style:display-name="ListLabel 98" style:family="text">
      <style:text-properties fo:font-weight="normal" style:font-weight-asian="normal" style:font-weight-complex="normal"/>
    </style:style>
    <style:style style:name="ListLabel_20_99" style:display-name="ListLabel 99" style:family="text">
      <style:text-properties fo:font-weight="normal" style:font-weight-asian="normal" style:font-weight-complex="normal"/>
    </style:style>
    <style:style style:name="ListLabel_20_100" style:display-name="ListLabel 100" style:family="text">
      <style:text-properties fo:font-weight="normal" style:font-weight-asian="normal" style:font-weight-complex="normal"/>
    </style:style>
    <style:style style:name="ListLabel_20_101" style:display-name="ListLabel 101" style:family="text">
      <style:text-properties fo:font-weight="normal" style:font-weight-asian="normal" style:font-weight-complex="normal"/>
    </style:style>
    <style:style style:name="ListLabel_20_102" style:display-name="ListLabel 102" style:family="text">
      <style:text-properties fo:font-weight="normal" style:font-weight-asian="normal" style:font-weight-complex="normal"/>
    </style:style>
    <style:style style:name="ListLabel_20_103" style:display-name="ListLabel 103" style:family="text">
      <style:text-properties fo:font-weight="normal" style:font-weight-asian="normal" style:font-weight-complex="normal"/>
    </style:style>
    <style:style style:name="ListLabel_20_104" style:display-name="ListLabel 104" style:family="text">
      <style:text-properties fo:font-weight="normal" style:font-weight-asian="normal" style:font-weight-complex="normal"/>
    </style:style>
    <style:style style:name="ListLabel_20_105" style:display-name="ListLabel 105" style:family="text">
      <style:text-properties fo:font-weight="normal" style:font-weight-asian="normal" style:font-weight-complex="normal"/>
    </style:style>
    <style:style style:name="ListLabel_20_106" style:display-name="ListLabel 106" style:family="text">
      <style:text-properties fo:font-weight="normal" style:font-weight-asian="normal" style:font-weight-complex="normal"/>
    </style:style>
    <style:style style:name="ListLabel_20_107" style:display-name="ListLabel 107" style:family="text">
      <style:text-properties fo:font-weight="normal" style:font-weight-asian="normal" style:font-weight-complex="normal"/>
    </style:style>
    <style:style style:name="ListLabel_20_108" style:display-name="ListLabel 108"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7"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6"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5"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4"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8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9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0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2"/>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2:57:29</meta:creation-date>
    <dc:language>en-IN</dc:language>
    <dc:date>2021-02-18T00:36:05</dc:date>
    <meta:editing-cycles>9</meta:editing-cycles>
    <meta:editing-duration>PT3M</meta:editing-duration>
    <meta:generator>LibreOffice/6.4.6.2$Linux_X86_64 LibreOffice_project/40$Build-2</meta:generator>
    <meta:document-statistic meta:table-count="0" meta:image-count="0" meta:object-count="0" meta:page-count="177" meta:paragraph-count="7928" meta:word-count="23498" meta:character-count="134137" meta:non-whitespace-character-count="1103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